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3008in" svg:height="3.5453in" svg:x="4.1299in" svg:y="0.0626in">
            <draw:object draw:notify-on-update-of-ranges="Sheet1.A1:Sheet1.A1 Sheet1.A2:Sheet1.A1969 Sheet1.B1:Sheet1.B1 Sheet1.B2:Sheet1.B1969 Sheet1.C1:Sheet1.C1 Sheet1.C2:Sheet1.C1969 Sheet1.D1:Sheet1.D1 Sheet1.D2:Sheet1.D1969 Sheet1.E1:Sheet1.E1 Sheet1.E2:Sheet1.E19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 office:value-type="string" calcext:value-type="string">
            <text:p>heap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2376392" calcext:value-type="float">
            <text:p>12376392</text:p>
          </table:table-cell>
          <table:table-cell office:value-type="float" office:value="9280680" calcext:value-type="float">
            <text:p>9280680</text:p>
          </table:table-cell>
          <table:table-cell office:value-type="float" office:value="8248760" calcext:value-type="float">
            <text:p>8248760</text:p>
          </table:table-cell>
          <table:table-cell office:value-type="float" office:value="8248776" calcext:value-type="float">
            <text:p>8248776</text:p>
          </table:table-cell>
        </table:table-row>
        <table:table-row table:style-name="ro1">
          <table:table-cell office:value-type="float" office:value="12376392" calcext:value-type="float">
            <text:p>12376392</text:p>
          </table:table-cell>
          <table:table-cell table:number-columns-repeated="2" office:value-type="float" office:value="16504008" calcext:value-type="float">
            <text:p>16504008</text:p>
          </table:table-cell>
          <table:table-cell office:value-type="float" office:value="15472088" calcext:value-type="float">
            <text:p>15472088</text:p>
          </table:table-cell>
          <table:table-cell office:value-type="float" office:value="16504008" calcext:value-type="float">
            <text:p>16504008</text:p>
          </table:table-cell>
        </table:table-row>
        <table:table-row table:style-name="ro1">
          <table:table-cell office:value-type="float" office:value="16504008" calcext:value-type="float">
            <text:p>16504008</text:p>
          </table:table-cell>
          <table:table-cell office:value-type="float" office:value="18567816" calcext:value-type="float">
            <text:p>18567816</text:p>
          </table:table-cell>
          <table:table-cell office:value-type="float" office:value="16504008" calcext:value-type="float">
            <text:p>16504008</text:p>
          </table:table-cell>
          <table:table-cell office:value-type="float" office:value="16503992" calcext:value-type="float">
            <text:p>16503992</text:p>
          </table:table-cell>
          <table:table-cell office:value-type="float" office:value="16504008" calcext:value-type="float">
            <text:p>16504008</text:p>
          </table:table-cell>
        </table:table-row>
        <table:table-row table:style-name="ro1">
          <table:table-cell office:value-type="float" office:value="23727336" calcext:value-type="float">
            <text:p>23727336</text:p>
          </table:table-cell>
          <table:table-cell office:value-type="float" office:value="18567784" calcext:value-type="float">
            <text:p>18567784</text:p>
          </table:table-cell>
          <table:table-cell office:value-type="float" office:value="16503976" calcext:value-type="float">
            <text:p>16503976</text:p>
          </table:table-cell>
          <table:table-cell office:value-type="float" office:value="16503960" calcext:value-type="float">
            <text:p>16503960</text:p>
          </table:table-cell>
          <table:table-cell office:value-type="float" office:value="16503976" calcext:value-type="float">
            <text:p>16503976</text:p>
          </table:table-cell>
        </table:table-row>
        <table:table-row table:style-name="ro1">
          <table:table-cell office:value-type="float" office:value="23727304" calcext:value-type="float">
            <text:p>23727304</text:p>
          </table:table-cell>
          <table:table-cell office:value-type="float" office:value="18567784" calcext:value-type="float">
            <text:p>18567784</text:p>
          </table:table-cell>
          <table:table-cell office:value-type="float" office:value="16503976" calcext:value-type="float">
            <text:p>16503976</text:p>
          </table:table-cell>
          <table:table-cell office:value-type="float" office:value="16503960" calcext:value-type="float">
            <text:p>16503960</text:p>
          </table:table-cell>
          <table:table-cell office:value-type="float" office:value="16503976" calcext:value-type="float">
            <text:p>16503976</text:p>
          </table:table-cell>
        </table:table-row>
        <table:table-row table:style-name="ro1">
          <table:table-cell office:value-type="float" office:value="23727304" calcext:value-type="float">
            <text:p>23727304</text:p>
          </table:table-cell>
          <table:table-cell office:value-type="float" office:value="18567784" calcext:value-type="float">
            <text:p>18567784</text:p>
          </table:table-cell>
          <table:table-cell office:value-type="float" office:value="16503976" calcext:value-type="float">
            <text:p>16503976</text:p>
          </table:table-cell>
          <table:table-cell office:value-type="float" office:value="16503960" calcext:value-type="float">
            <text:p>16503960</text:p>
          </table:table-cell>
          <table:table-cell office:value-type="float" office:value="16503976" calcext:value-type="float">
            <text:p>16503976</text:p>
          </table:table-cell>
        </table:table-row>
        <table:table-row table:style-name="ro1">
          <table:table-cell office:value-type="float" office:value="23727304" calcext:value-type="float">
            <text:p>23727304</text:p>
          </table:table-cell>
          <table:table-cell office:value-type="float" office:value="18567784" calcext:value-type="float">
            <text:p>18567784</text:p>
          </table:table-cell>
          <table:table-cell office:value-type="float" office:value="16503976" calcext:value-type="float">
            <text:p>16503976</text:p>
          </table:table-cell>
          <table:table-cell office:value-type="float" office:value="16503960" calcext:value-type="float">
            <text:p>16503960</text:p>
          </table:table-cell>
          <table:table-cell office:value-type="float" office:value="16503976" calcext:value-type="float">
            <text:p>16503976</text:p>
          </table:table-cell>
        </table:table-row>
        <table:table-row table:style-name="ro1">
          <table:table-cell office:value-type="float" office:value="23727304" calcext:value-type="float">
            <text:p>23727304</text:p>
          </table:table-cell>
          <table:table-cell office:value-type="float" office:value="18567784" calcext:value-type="float">
            <text:p>18567784</text:p>
          </table:table-cell>
          <table:table-cell office:value-type="float" office:value="17535912" calcext:value-type="float">
            <text:p>17535912</text:p>
          </table:table-cell>
          <table:table-cell office:value-type="float" office:value="16503960" calcext:value-type="float">
            <text:p>16503960</text:p>
          </table:table-cell>
          <table:table-cell office:value-type="float" office:value="16475720" calcext:value-type="float">
            <text:p>16475720</text:p>
          </table:table-cell>
        </table:table-row>
        <table:table-row table:style-name="ro1">
          <table:table-cell office:value-type="float" office:value="23727304" calcext:value-type="float">
            <text:p>23727304</text:p>
          </table:table-cell>
          <table:table-cell office:value-type="float" office:value="19599720" calcext:value-type="float">
            <text:p>19599720</text:p>
          </table:table-cell>
          <table:table-cell office:value-type="float" office:value="18567816" calcext:value-type="float">
            <text:p>18567816</text:p>
          </table:table-cell>
          <table:table-cell office:value-type="float" office:value="16475704" calcext:value-type="float">
            <text:p>16475704</text:p>
          </table:table-cell>
          <table:table-cell office:value-type="float" office:value="16475720" calcext:value-type="float">
            <text:p>16475720</text:p>
          </table:table-cell>
        </table:table-row>
        <table:table-row table:style-name="ro1">
          <table:table-cell office:value-type="float" office:value="23699048" calcext:value-type="float">
            <text:p>23699048</text:p>
          </table:table-cell>
          <table:table-cell office:value-type="float" office:value="21663528" calcext:value-type="float">
            <text:p>21663528</text:p>
          </table:table-cell>
          <table:table-cell office:value-type="float" office:value="23727336" calcext:value-type="float">
            <text:p>23727336</text:p>
          </table:table-cell>
          <table:table-cell office:value-type="float" office:value="16475704" calcext:value-type="float">
            <text:p>16475704</text:p>
          </table:table-cell>
          <table:table-cell office:value-type="float" office:value="22647208" calcext:value-type="float">
            <text:p>22647208</text:p>
          </table:table-cell>
        </table:table-row>
        <table:table-row table:style-name="ro1">
          <table:table-cell office:value-type="float" office:value="24711016" calcext:value-type="float">
            <text:p>24711016</text:p>
          </table:table-cell>
          <table:table-cell office:value-type="float" office:value="26823048" calcext:value-type="float">
            <text:p>26823048</text:p>
          </table:table-cell>
          <table:table-cell office:value-type="float" office:value="31982568" calcext:value-type="float">
            <text:p>31982568</text:p>
          </table:table-cell>
          <table:table-cell office:value-type="float" office:value="19551528" calcext:value-type="float">
            <text:p>19551528</text:p>
          </table:table-cell>
          <table:table-cell office:value-type="float" office:value="29870536" calcext:value-type="float">
            <text:p>29870536</text:p>
          </table:table-cell>
        </table:table-row>
        <table:table-row table:style-name="ro1">
          <table:table-cell office:value-type="float" office:value="31934344" calcext:value-type="float">
            <text:p>31934344</text:p>
          </table:table-cell>
          <table:table-cell office:value-type="float" office:value="36110184" calcext:value-type="float">
            <text:p>36110184</text:p>
          </table:table-cell>
          <table:table-cell office:value-type="float" office:value="38173992" calcext:value-type="float">
            <text:p>38173992</text:p>
          </table:table-cell>
          <table:table-cell office:value-type="float" office:value="23679144" calcext:value-type="float">
            <text:p>23679144</text:p>
          </table:table-cell>
          <table:table-cell office:value-type="float" office:value="31026488" calcext:value-type="float">
            <text:p>31026488</text:p>
          </table:table-cell>
        </table:table-row>
        <table:table-row table:style-name="ro1">
          <table:table-cell office:value-type="float" office:value="38125768" calcext:value-type="float">
            <text:p>38125768</text:p>
          </table:table-cell>
          <table:table-cell office:value-type="float" office:value="38173992" calcext:value-type="float">
            <text:p>38173992</text:p>
          </table:table-cell>
          <table:table-cell office:value-type="float" office:value="44365416" calcext:value-type="float">
            <text:p>44365416</text:p>
          </table:table-cell>
          <table:table-cell office:value-type="float" office:value="29870568" calcext:value-type="float">
            <text:p>29870568</text:p>
          </table:table-cell>
          <table:table-cell office:value-type="float" office:value="31026328" calcext:value-type="float">
            <text:p>31026328</text:p>
          </table:table-cell>
        </table:table-row>
        <table:table-row table:style-name="ro1">
          <table:table-cell office:value-type="float" office:value="38016392" calcext:value-type="float">
            <text:p>38016392</text:p>
          </table:table-cell>
          <table:table-cell office:value-type="float" office:value="46429224" calcext:value-type="float">
            <text:p>46429224</text:p>
          </table:table-cell>
          <table:table-cell office:value-type="float" office:value="49524936" calcext:value-type="float">
            <text:p>49524936</text:p>
          </table:table-cell>
          <table:table-cell office:value-type="float" office:value="31013848" calcext:value-type="float">
            <text:p>31013848</text:p>
          </table:table-cell>
          <table:table-cell office:value-type="float" office:value="37093704" calcext:value-type="float">
            <text:p>37093704</text:p>
          </table:table-cell>
        </table:table-row>
        <table:table-row table:style-name="ro1">
          <table:table-cell office:value-type="float" office:value="39157512" calcext:value-type="float">
            <text:p>39157512</text:p>
          </table:table-cell>
          <table:table-cell office:value-type="float" office:value="49524904" calcext:value-type="float">
            <text:p>49524904</text:p>
          </table:table-cell>
          <table:table-cell office:value-type="float" office:value="53652552" calcext:value-type="float">
            <text:p>53652552</text:p>
          </table:table-cell>
          <table:table-cell office:value-type="float" office:value="31013848" calcext:value-type="float">
            <text:p>31013848</text:p>
          </table:table-cell>
          <table:table-cell office:value-type="float" office:value="41221320" calcext:value-type="float">
            <text:p>41221320</text:p>
          </table:table-cell>
        </table:table-row>
        <table:table-row table:style-name="ro1">
          <table:table-cell office:value-type="float" office:value="44317032" calcext:value-type="float">
            <text:p>44317032</text:p>
          </table:table-cell>
          <table:table-cell office:value-type="float" office:value="49524904" calcext:value-type="float">
            <text:p>49524904</text:p>
          </table:table-cell>
          <table:table-cell office:value-type="float" office:value="53652520" calcext:value-type="float">
            <text:p>53652520</text:p>
          </table:table-cell>
          <table:table-cell office:value-type="float" office:value="35029928" calcext:value-type="float">
            <text:p>35029928</text:p>
          </table:table-cell>
          <table:table-cell office:value-type="float" office:value="47412744" calcext:value-type="float">
            <text:p>47412744</text:p>
          </table:table-cell>
        </table:table-row>
        <table:table-row table:style-name="ro1">
          <table:table-cell office:value-type="float" office:value="48444616" calcext:value-type="float">
            <text:p>48444616</text:p>
          </table:table-cell>
          <table:table-cell office:value-type="float" office:value="49524904" calcext:value-type="float">
            <text:p>49524904</text:p>
          </table:table-cell>
          <table:table-cell office:value-type="float" office:value="53652520" calcext:value-type="float">
            <text:p>53652520</text:p>
          </table:table-cell>
          <table:table-cell office:value-type="float" office:value="39157544" calcext:value-type="float">
            <text:p>39157544</text:p>
          </table:table-cell>
          <table:table-cell office:value-type="float" office:value="47412744" calcext:value-type="float">
            <text:p>47412744</text:p>
          </table:table-cell>
        </table:table-row>
        <table:table-row table:style-name="ro1">
          <table:table-cell office:value-type="float" office:value="54636072" calcext:value-type="float">
            <text:p>54636072</text:p>
          </table:table-cell>
          <table:table-cell office:value-type="float" office:value="49524904" calcext:value-type="float">
            <text:p>49524904</text:p>
          </table:table-cell>
          <table:table-cell office:value-type="float" office:value="54684456" calcext:value-type="float">
            <text:p>54684456</text:p>
          </table:table-cell>
          <table:table-cell office:value-type="float" office:value="40189208" calcext:value-type="float">
            <text:p>40189208</text:p>
          </table:table-cell>
          <table:table-cell office:value-type="float" office:value="47412744" calcext:value-type="float">
            <text:p>47412744</text:p>
          </table:table-cell>
        </table:table-row>
        <table:table-row table:style-name="ro1">
          <table:table-cell office:value-type="float" office:value="54636072" calcext:value-type="float">
            <text:p>54636072</text:p>
          </table:table-cell>
          <table:table-cell office:value-type="float" office:value="51588712" calcext:value-type="float">
            <text:p>51588712</text:p>
          </table:table-cell>
          <table:table-cell office:value-type="float" office:value="56748264" calcext:value-type="float">
            <text:p>56748264</text:p>
          </table:table-cell>
          <table:table-cell office:value-type="float" office:value="43104904" calcext:value-type="float">
            <text:p>43104904</text:p>
          </table:table-cell>
          <table:table-cell office:value-type="float" office:value="53161160" calcext:value-type="float">
            <text:p>53161160</text:p>
          </table:table-cell>
        </table:table-row>
        <table:table-row table:style-name="ro1">
          <table:table-cell office:value-type="float" office:value="54636072" calcext:value-type="float">
            <text:p>54636072</text:p>
          </table:table-cell>
          <table:table-cell office:value-type="float" office:value="51588712" calcext:value-type="float">
            <text:p>51588712</text:p>
          </table:table-cell>
          <table:table-cell office:value-type="float" office:value="57780136" calcext:value-type="float">
            <text:p>57780136</text:p>
          </table:table-cell>
          <table:table-cell office:value-type="float" office:value="46575880" calcext:value-type="float">
            <text:p>46575880</text:p>
          </table:table-cell>
          <table:table-cell office:value-type="float" office:value="59023304" calcext:value-type="float">
            <text:p>59023304</text:p>
          </table:table-cell>
        </table:table-row>
        <table:table-row table:style-name="ro1">
          <table:table-cell office:value-type="float" office:value="59221688" calcext:value-type="float">
            <text:p>59221688</text:p>
          </table:table-cell>
          <table:table-cell office:value-type="float" office:value="53652520" calcext:value-type="float">
            <text:p>53652520</text:p>
          </table:table-cell>
          <table:table-cell office:value-type="float" office:value="66035400" calcext:value-type="float">
            <text:p>66035400</text:p>
          </table:table-cell>
          <table:table-cell office:value-type="float" office:value="47410856" calcext:value-type="float">
            <text:p>47410856</text:p>
          </table:table-cell>
          <table:table-cell office:value-type="float" office:value="63919368" calcext:value-type="float">
            <text:p>63919368</text:p>
          </table:table-cell>
        </table:table-row>
        <table:table-row table:style-name="ro1">
          <table:table-cell office:value-type="float" office:value="70832264" calcext:value-type="float">
            <text:p>70832264</text:p>
          </table:table-cell>
          <table:table-cell office:value-type="float" office:value="57780168" calcext:value-type="float">
            <text:p>57780168</text:p>
          </table:table-cell>
          <table:table-cell office:value-type="float" office:value="72226824" calcext:value-type="float">
            <text:p>72226824</text:p>
          </table:table-cell>
          <table:table-cell office:value-type="float" office:value="47410856" calcext:value-type="float">
            <text:p>47410856</text:p>
          </table:table-cell>
          <table:table-cell office:value-type="float" office:value="63919368" calcext:value-type="float">
            <text:p>63919368</text:p>
          </table:table-cell>
        </table:table-row>
        <table:table-row table:style-name="ro1">
          <table:table-cell office:value-type="float" office:value="71142696" calcext:value-type="float">
            <text:p>71142696</text:p>
          </table:table-cell>
          <table:table-cell office:value-type="float" office:value="61907784" calcext:value-type="float">
            <text:p>61907784</text:p>
          </table:table-cell>
          <table:table-cell office:value-type="float" office:value="73258728" calcext:value-type="float">
            <text:p>73258728</text:p>
          </table:table-cell>
          <table:table-cell office:value-type="float" office:value="48442760" calcext:value-type="float">
            <text:p>48442760</text:p>
          </table:table-cell>
          <table:table-cell office:value-type="float" office:value="63919368" calcext:value-type="float">
            <text:p>63919368</text:p>
          </table:table-cell>
        </table:table-row>
        <table:table-row table:style-name="ro1">
          <table:table-cell office:value-type="float" office:value="71142696" calcext:value-type="float">
            <text:p>71142696</text:p>
          </table:table-cell>
          <table:table-cell office:value-type="float" office:value="67067304" calcext:value-type="float">
            <text:p>67067304</text:p>
          </table:table-cell>
          <table:table-cell office:value-type="float" office:value="78418248" calcext:value-type="float">
            <text:p>78418248</text:p>
          </table:table-cell>
          <table:table-cell office:value-type="float" office:value="48442760" calcext:value-type="float">
            <text:p>48442760</text:p>
          </table:table-cell>
          <table:table-cell office:value-type="float" office:value="63919368" calcext:value-type="float">
            <text:p>63919368</text:p>
          </table:table-cell>
        </table:table-row>
        <table:table-row table:style-name="ro1">
          <table:table-cell office:value-type="float" office:value="71142696" calcext:value-type="float">
            <text:p>71142696</text:p>
          </table:table-cell>
          <table:table-cell office:value-type="float" office:value="71194920" calcext:value-type="float">
            <text:p>71194920</text:p>
          </table:table-cell>
          <table:table-cell office:value-type="float" office:value="83577768" calcext:value-type="float">
            <text:p>83577768</text:p>
          </table:table-cell>
          <table:table-cell office:value-type="float" office:value="48442760" calcext:value-type="float">
            <text:p>48442760</text:p>
          </table:table-cell>
          <table:table-cell office:value-type="float" office:value="63919368" calcext:value-type="float">
            <text:p>63919368</text:p>
          </table:table-cell>
        </table:table-row>
        <table:table-row table:style-name="ro1">
          <table:table-cell office:value-type="float" office:value="71142664" calcext:value-type="float">
            <text:p>71142664</text:p>
          </table:table-cell>
          <table:table-cell office:value-type="float" office:value="72226824" calcext:value-type="float">
            <text:p>72226824</text:p>
          </table:table-cell>
          <table:table-cell office:value-type="float" office:value="88737288" calcext:value-type="float">
            <text:p>88737288</text:p>
          </table:table-cell>
          <table:table-cell office:value-type="float" office:value="48442760" calcext:value-type="float">
            <text:p>48442760</text:p>
          </table:table-cell>
          <table:table-cell office:value-type="float" office:value="66113816" calcext:value-type="float">
            <text:p>66113816</text:p>
          </table:table-cell>
        </table:table-row>
        <table:table-row table:style-name="ro1">
          <table:table-cell office:value-type="float" office:value="75269352" calcext:value-type="float">
            <text:p>75269352</text:p>
          </table:table-cell>
          <table:table-cell office:value-type="float" office:value="80482056" calcext:value-type="float">
            <text:p>80482056</text:p>
          </table:table-cell>
          <table:table-cell office:value-type="float" office:value="89769192" calcext:value-type="float">
            <text:p>89769192</text:p>
          </table:table-cell>
          <table:table-cell office:value-type="float" office:value="48442728" calcext:value-type="float">
            <text:p>48442728</text:p>
          </table:table-cell>
          <table:table-cell office:value-type="float" office:value="72238232" calcext:value-type="float">
            <text:p>72238232</text:p>
          </table:table-cell>
        </table:table-row>
        <table:table-row table:style-name="ro1">
          <table:table-cell office:value-type="float" office:value="83343368" calcext:value-type="float">
            <text:p>83343368</text:p>
          </table:table-cell>
          <table:table-cell office:value-type="float" office:value="86673480" calcext:value-type="float">
            <text:p>86673480</text:p>
          </table:table-cell>
          <table:table-cell office:value-type="float" office:value="92864904" calcext:value-type="float">
            <text:p>92864904</text:p>
          </table:table-cell>
          <table:table-cell office:value-type="float" office:value="48442728" calcext:value-type="float">
            <text:p>48442728</text:p>
          </table:table-cell>
          <table:table-cell office:value-type="float" office:value="75267640" calcext:value-type="float">
            <text:p>75267640</text:p>
          </table:table-cell>
        </table:table-row>
        <table:table-row table:style-name="ro1">
          <table:table-cell office:value-type="float" office:value="87649320" calcext:value-type="float">
            <text:p>87649320</text:p>
          </table:table-cell>
          <table:table-cell office:value-type="float" office:value="87705384" calcext:value-type="float">
            <text:p>87705384</text:p>
          </table:table-cell>
          <table:table-cell office:value-type="float" office:value="96992520" calcext:value-type="float">
            <text:p>96992520</text:p>
          </table:table-cell>
          <table:table-cell office:value-type="float" office:value="48442728" calcext:value-type="float">
            <text:p>48442728</text:p>
          </table:table-cell>
          <table:table-cell office:value-type="float" office:value="75267640" calcext:value-type="float">
            <text:p>75267640</text:p>
          </table:table-cell>
        </table:table-row>
        <table:table-row table:style-name="ro1">
          <table:table-cell office:value-type="float" office:value="87649320" calcext:value-type="float">
            <text:p>87649320</text:p>
          </table:table-cell>
          <table:table-cell office:value-type="float" office:value="91833000" calcext:value-type="float">
            <text:p>91833000</text:p>
          </table:table-cell>
          <table:table-cell office:value-type="float" office:value="104215848" calcext:value-type="float">
            <text:p>104215848</text:p>
          </table:table-cell>
          <table:table-cell office:value-type="float" office:value="48442728" calcext:value-type="float">
            <text:p>48442728</text:p>
          </table:table-cell>
          <table:table-cell office:value-type="float" office:value="75267640" calcext:value-type="float">
            <text:p>75267640</text:p>
          </table:table-cell>
        </table:table-row>
        <table:table-row table:style-name="ro1">
          <table:table-cell office:value-type="float" office:value="87620296" calcext:value-type="float">
            <text:p>87620296</text:p>
          </table:table-cell>
          <table:table-cell office:value-type="float" office:value="95960616" calcext:value-type="float">
            <text:p>95960616</text:p>
          </table:table-cell>
          <table:table-cell office:value-type="float" office:value="106279656" calcext:value-type="float">
            <text:p>106279656</text:p>
          </table:table-cell>
          <table:table-cell office:value-type="float" office:value="49474664" calcext:value-type="float">
            <text:p>49474664</text:p>
          </table:table-cell>
          <table:table-cell office:value-type="float" office:value="78363352" calcext:value-type="float">
            <text:p>78363352</text:p>
          </table:table-cell>
        </table:table-row>
        <table:table-row table:style-name="ro1">
          <table:table-cell office:value-type="float" office:value="88681224" calcext:value-type="float">
            <text:p>88681224</text:p>
          </table:table-cell>
          <table:table-cell office:value-type="float" office:value="108343464" calcext:value-type="float">
            <text:p>108343464</text:p>
          </table:table-cell>
          <table:table-cell office:value-type="float" office:value="111439144" calcext:value-type="float">
            <text:p>111439144</text:p>
          </table:table-cell>
          <table:table-cell office:value-type="float" office:value="56697992" calcext:value-type="float">
            <text:p>56697992</text:p>
          </table:table-cell>
          <table:table-cell office:value-type="float" office:value="78363352" calcext:value-type="float">
            <text:p>78363352</text:p>
          </table:table-cell>
        </table:table-row>
        <table:table-row table:style-name="ro1">
          <table:table-cell office:value-type="float" office:value="88681224" calcext:value-type="float">
            <text:p>88681224</text:p>
          </table:table-cell>
          <table:table-cell office:value-type="float" office:value="120726312" calcext:value-type="float">
            <text:p>120726312</text:p>
          </table:table-cell>
          <table:table-cell office:value-type="float" office:value="111439144" calcext:value-type="float">
            <text:p>111439144</text:p>
          </table:table-cell>
          <table:table-cell office:value-type="float" office:value="57708152" calcext:value-type="float">
            <text:p>57708152</text:p>
          </table:table-cell>
          <table:table-cell office:value-type="float" office:value="78363352" calcext:value-type="float">
            <text:p>78363352</text:p>
          </table:table-cell>
        </table:table-row>
        <table:table-row table:style-name="ro1">
          <table:table-cell office:value-type="float" office:value="89713128" calcext:value-type="float">
            <text:p>89713128</text:p>
          </table:table-cell>
          <table:table-cell office:value-type="float" office:value="121758216" calcext:value-type="float">
            <text:p>121758216</text:p>
          </table:table-cell>
          <table:table-cell office:value-type="float" office:value="112471080" calcext:value-type="float">
            <text:p>112471080</text:p>
          </table:table-cell>
          <table:table-cell office:value-type="float" office:value="57708152" calcext:value-type="float">
            <text:p>57708152</text:p>
          </table:table-cell>
          <table:table-cell office:value-type="float" office:value="78363352" calcext:value-type="float">
            <text:p>78363352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28981544" calcext:value-type="float">
            <text:p>128981544</text:p>
          </table:table-cell>
          <table:table-cell office:value-type="float" office:value="121758216" calcext:value-type="float">
            <text:p>121758216</text:p>
          </table:table-cell>
          <table:table-cell office:value-type="float" office:value="57708152" calcext:value-type="float">
            <text:p>57708152</text:p>
          </table:table-cell>
          <table:table-cell office:value-type="float" office:value="80427160" calcext:value-type="float">
            <text:p>80427160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36204872" calcext:value-type="float">
            <text:p>136204872</text:p>
          </table:table-cell>
          <table:table-cell office:value-type="float" office:value="127949640" calcext:value-type="float">
            <text:p>127949640</text:p>
          </table:table-cell>
          <table:table-cell office:value-type="float" office:value="57708152" calcext:value-type="float">
            <text:p>57708152</text:p>
          </table:table-cell>
          <table:table-cell office:value-type="float" office:value="80427160" calcext:value-type="float">
            <text:p>80427160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37236776" calcext:value-type="float">
            <text:p>137236776</text:p>
          </table:table-cell>
          <table:table-cell office:value-type="float" office:value="128981544" calcext:value-type="float">
            <text:p>128981544</text:p>
          </table:table-cell>
          <table:table-cell office:value-type="float" office:value="57708152" calcext:value-type="float">
            <text:p>57708152</text:p>
          </table:table-cell>
          <table:table-cell office:value-type="float" office:value="80427160" calcext:value-type="float">
            <text:p>80427160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44460104" calcext:value-type="float">
            <text:p>144460104</text:p>
          </table:table-cell>
          <table:table-cell office:value-type="float" office:value="135172968" calcext:value-type="float">
            <text:p>135172968</text:p>
          </table:table-cell>
          <table:table-cell office:value-type="float" office:value="58761800" calcext:value-type="float">
            <text:p>58761800</text:p>
          </table:table-cell>
          <table:table-cell office:value-type="float" office:value="80427160" calcext:value-type="float">
            <text:p>80427160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48587720" calcext:value-type="float">
            <text:p>148587720</text:p>
          </table:table-cell>
          <table:table-cell office:value-type="float" office:value="143428200" calcext:value-type="float">
            <text:p>143428200</text:p>
          </table:table-cell>
          <table:table-cell office:value-type="float" office:value="58761800" calcext:value-type="float">
            <text:p>58761800</text:p>
          </table:table-cell>
          <table:table-cell office:value-type="float" office:value="80427160" calcext:value-type="float">
            <text:p>80427160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53747240" calcext:value-type="float">
            <text:p>153747240</text:p>
          </table:table-cell>
          <table:table-cell office:value-type="float" office:value="145492008" calcext:value-type="float">
            <text:p>145492008</text:p>
          </table:table-cell>
          <table:table-cell office:value-type="float" office:value="60825608" calcext:value-type="float">
            <text:p>60825608</text:p>
          </table:table-cell>
          <table:table-cell office:value-type="float" office:value="80427160" calcext:value-type="float">
            <text:p>80427160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55811048" calcext:value-type="float">
            <text:p>155811048</text:p>
          </table:table-cell>
          <table:table-cell office:value-type="float" office:value="152715336" calcext:value-type="float">
            <text:p>152715336</text:p>
          </table:table-cell>
          <table:table-cell office:value-type="float" office:value="70112744" calcext:value-type="float">
            <text:p>70112744</text:p>
          </table:table-cell>
          <table:table-cell office:value-type="float" office:value="83522904" calcext:value-type="float">
            <text:p>83522904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66130088" calcext:value-type="float">
            <text:p>166130088</text:p>
          </table:table-cell>
          <table:table-cell office:value-type="float" office:value="162002472" calcext:value-type="float">
            <text:p>162002472</text:p>
          </table:table-cell>
          <table:table-cell office:value-type="float" office:value="75272264" calcext:value-type="float">
            <text:p>75272264</text:p>
          </table:table-cell>
          <table:table-cell office:value-type="float" office:value="86618616" calcext:value-type="float">
            <text:p>86618616</text:p>
          </table:table-cell>
        </table:table-row>
        <table:table-row table:style-name="ro1">
          <table:table-cell office:value-type="float" office:value="91776936" calcext:value-type="float">
            <text:p>91776936</text:p>
          </table:table-cell>
          <table:table-cell office:value-type="float" office:value="170257704" calcext:value-type="float">
            <text:p>170257704</text:p>
          </table:table-cell>
          <table:table-cell office:value-type="float" office:value="162002472" calcext:value-type="float">
            <text:p>162002472</text:p>
          </table:table-cell>
          <table:table-cell office:value-type="float" office:value="75272264" calcext:value-type="float">
            <text:p>75272264</text:p>
          </table:table-cell>
          <table:table-cell office:value-type="float" office:value="94873848" calcext:value-type="float">
            <text:p>94873848</text:p>
          </table:table-cell>
        </table:table-row>
        <table:table-row table:style-name="ro1">
          <table:table-cell office:value-type="float" office:value="92808840" calcext:value-type="float">
            <text:p>92808840</text:p>
          </table:table-cell>
          <table:table-cell office:value-type="float" office:value="175417224" calcext:value-type="float">
            <text:p>175417224</text:p>
          </table:table-cell>
          <table:table-cell office:value-type="float" office:value="168193896" calcext:value-type="float">
            <text:p>168193896</text:p>
          </table:table-cell>
          <table:table-cell office:value-type="float" office:value="75796792" calcext:value-type="float">
            <text:p>75796792</text:p>
          </table:table-cell>
          <table:table-cell office:value-type="float" office:value="100033368" calcext:value-type="float">
            <text:p>100033368</text:p>
          </table:table-cell>
        </table:table-row>
        <table:table-row table:style-name="ro1">
          <table:table-cell office:value-type="float" office:value="92808840" calcext:value-type="float">
            <text:p>92808840</text:p>
          </table:table-cell>
          <table:table-cell office:value-type="float" office:value="185736264" calcext:value-type="float">
            <text:p>185736264</text:p>
          </table:table-cell>
          <table:table-cell office:value-type="float" office:value="172321512" calcext:value-type="float">
            <text:p>172321512</text:p>
          </table:table-cell>
          <table:table-cell office:value-type="float" office:value="81462216" calcext:value-type="float">
            <text:p>81462216</text:p>
          </table:table-cell>
          <table:table-cell office:value-type="float" office:value="100033368" calcext:value-type="float">
            <text:p>100033368</text:p>
          </table:table-cell>
        </table:table-row>
        <table:table-row table:style-name="ro1">
          <table:table-cell office:value-type="float" office:value="93840744" calcext:value-type="float">
            <text:p>93840744</text:p>
          </table:table-cell>
          <table:table-cell office:value-type="float" office:value="188831976" calcext:value-type="float">
            <text:p>188831976</text:p>
          </table:table-cell>
          <table:table-cell office:value-type="float" office:value="176449128" calcext:value-type="float">
            <text:p>176449128</text:p>
          </table:table-cell>
          <table:table-cell office:value-type="float" office:value="88307896" calcext:value-type="float">
            <text:p>88307896</text:p>
          </table:table-cell>
          <table:table-cell office:value-type="float" office:value="100033368" calcext:value-type="float">
            <text:p>100033368</text:p>
          </table:table-cell>
        </table:table-row>
        <table:table-row table:style-name="ro1">
          <table:table-cell office:value-type="float" office:value="99000264" calcext:value-type="float">
            <text:p>99000264</text:p>
          </table:table-cell>
          <table:table-cell office:value-type="float" office:value="188831976" calcext:value-type="float">
            <text:p>188831976</text:p>
          </table:table-cell>
          <table:table-cell office:value-type="float" office:value="177481032" calcext:value-type="float">
            <text:p>177481032</text:p>
          </table:table-cell>
          <table:table-cell office:value-type="float" office:value="91665160" calcext:value-type="float">
            <text:p>91665160</text:p>
          </table:table-cell>
          <table:table-cell office:value-type="float" office:value="100033368" calcext:value-type="float">
            <text:p>100033368</text:p>
          </table:table-cell>
        </table:table-row>
        <table:table-row table:style-name="ro1">
          <table:table-cell office:value-type="float" office:value="103127880" calcext:value-type="float">
            <text:p>103127880</text:p>
          </table:table-cell>
          <table:table-cell office:value-type="float" office:value="188831976" calcext:value-type="float">
            <text:p>188831976</text:p>
          </table:table-cell>
          <table:table-cell office:value-type="float" office:value="178512936" calcext:value-type="float">
            <text:p>178512936</text:p>
          </table:table-cell>
          <table:table-cell office:value-type="float" office:value="91665160" calcext:value-type="float">
            <text:p>91665160</text:p>
          </table:table-cell>
          <table:table-cell office:value-type="float" office:value="103456184" calcext:value-type="float">
            <text:p>103456184</text:p>
          </table:table-cell>
        </table:table-row>
        <table:table-row table:style-name="ro1">
          <table:table-cell office:value-type="float" office:value="108287400" calcext:value-type="float">
            <text:p>108287400</text:p>
          </table:table-cell>
          <table:table-cell office:value-type="float" office:value="188831976" calcext:value-type="float">
            <text:p>188831976</text:p>
          </table:table-cell>
          <table:table-cell office:value-type="float" office:value="190895784" calcext:value-type="float">
            <text:p>190895784</text:p>
          </table:table-cell>
          <table:table-cell office:value-type="float" office:value="91665160" calcext:value-type="float">
            <text:p>91665160</text:p>
          </table:table-cell>
          <table:table-cell office:value-type="float" office:value="109580600" calcext:value-type="float">
            <text:p>109580600</text:p>
          </table:table-cell>
        </table:table-row>
        <table:table-row table:style-name="ro1">
          <table:table-cell office:value-type="float" office:value="111383112" calcext:value-type="float">
            <text:p>111383112</text:p>
          </table:table-cell>
          <table:table-cell office:value-type="float" office:value="188831976" calcext:value-type="float">
            <text:p>188831976</text:p>
          </table:table-cell>
          <table:table-cell office:value-type="float" office:value="195023424" calcext:value-type="float">
            <text:p>195023424</text:p>
          </table:table-cell>
          <table:table-cell office:value-type="float" office:value="91665160" calcext:value-type="float">
            <text:p>91665160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12414984" calcext:value-type="float">
            <text:p>112414984</text:p>
          </table:table-cell>
          <table:table-cell office:value-type="float" office:value="193991520" calcext:value-type="float">
            <text:p>193991520</text:p>
          </table:table-cell>
          <table:table-cell office:value-type="float" office:value="195023424" calcext:value-type="float">
            <text:p>195023424</text:p>
          </table:table-cell>
          <table:table-cell office:value-type="float" office:value="91665160" calcext:value-type="float">
            <text:p>91665160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12414984" calcext:value-type="float">
            <text:p>112414984</text:p>
          </table:table-cell>
          <table:table-cell office:value-type="float" office:value="204310560" calcext:value-type="float">
            <text:p>204310560</text:p>
          </table:table-cell>
          <table:table-cell office:value-type="float" office:value="195023424" calcext:value-type="float">
            <text:p>195023424</text:p>
          </table:table-cell>
          <table:table-cell office:value-type="float" office:value="91665160" calcext:value-type="float">
            <text:p>91665160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12414984" calcext:value-type="float">
            <text:p>112414984</text:p>
          </table:table-cell>
          <table:table-cell office:value-type="float" office:value="205342464" calcext:value-type="float">
            <text:p>205342464</text:p>
          </table:table-cell>
          <table:table-cell office:value-type="float" office:value="202246752" calcext:value-type="float">
            <text:p>202246752</text:p>
          </table:table-cell>
          <table:table-cell office:value-type="float" office:value="92696824" calcext:value-type="float">
            <text:p>92696824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12414984" calcext:value-type="float">
            <text:p>112414984</text:p>
          </table:table-cell>
          <table:table-cell table:number-columns-repeated="2" office:value-type="float" office:value="208438176" calcext:value-type="float">
            <text:p>208438176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14478824" calcext:value-type="float">
            <text:p>114478824</text:p>
          </table:table-cell>
          <table:table-cell office:value-type="float" office:value="213597696" calcext:value-type="float">
            <text:p>213597696</text:p>
          </table:table-cell>
          <table:table-cell office:value-type="float" office:value="214629600" calcext:value-type="float">
            <text:p>214629600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19638344" calcext:value-type="float">
            <text:p>119638344</text:p>
          </table:table-cell>
          <table:table-cell table:number-columns-repeated="2" office:value-type="float" office:value="218757216" calcext:value-type="float">
            <text:p>218757216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27893576" calcext:value-type="float">
            <text:p>127893576</text:p>
          </table:table-cell>
          <table:table-cell table:number-columns-repeated="2" office:value-type="float" office:value="221852928" calcext:value-type="float">
            <text:p>221852928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28925480" calcext:value-type="float">
            <text:p>128925480</text:p>
          </table:table-cell>
          <table:table-cell office:value-type="float" office:value="223916736" calcext:value-type="float">
            <text:p>223916736</text:p>
          </table:table-cell>
          <table:table-cell office:value-type="float" office:value="228044352" calcext:value-type="float">
            <text:p>228044352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28991032" calcext:value-type="float">
            <text:p>128991032</text:p>
          </table:table-cell>
          <table:table-cell office:value-type="float" office:value="228044352" calcext:value-type="float">
            <text:p>228044352</text:p>
          </table:table-cell>
          <table:table-cell office:value-type="float" office:value="231140064" calcext:value-type="float">
            <text:p>231140064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31906744" calcext:value-type="float">
            <text:p>131906744</text:p>
          </table:table-cell>
          <table:table-cell office:value-type="float" office:value="233203872" calcext:value-type="float">
            <text:p>233203872</text:p>
          </table:table-cell>
          <table:table-cell office:value-type="float" office:value="235267680" calcext:value-type="float">
            <text:p>235267680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31906744" calcext:value-type="float">
            <text:p>131906744</text:p>
          </table:table-cell>
          <table:table-cell office:value-type="float" office:value="238363392" calcext:value-type="float">
            <text:p>238363392</text:p>
          </table:table-cell>
          <table:table-cell office:value-type="float" office:value="237331488" calcext:value-type="float">
            <text:p>237331488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33970072" calcext:value-type="float">
            <text:p>133970072</text:p>
          </table:table-cell>
          <table:table-cell office:value-type="float" office:value="240427200" calcext:value-type="float">
            <text:p>240427200</text:p>
          </table:table-cell>
          <table:table-cell office:value-type="float" office:value="243522912" calcext:value-type="float">
            <text:p>243522912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38866120" calcext:value-type="float">
            <text:p>138866120</text:p>
          </table:table-cell>
          <table:table-cell office:value-type="float" office:value="245406224" calcext:value-type="float">
            <text:p>245406224</text:p>
          </table:table-cell>
          <table:table-cell office:value-type="float" office:value="248682432" calcext:value-type="float">
            <text:p>248682432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45497656" calcext:value-type="float">
            <text:p>145497656</text:p>
          </table:table-cell>
          <table:table-cell office:value-type="float" office:value="250105568" calcext:value-type="float">
            <text:p>250105568</text:p>
          </table:table-cell>
          <table:table-cell office:value-type="float" office:value="253841952" calcext:value-type="float">
            <text:p>253841952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45497656" calcext:value-type="float">
            <text:p>145497656</text:p>
          </table:table-cell>
          <table:table-cell office:value-type="float" office:value="253838880" calcext:value-type="float">
            <text:p>253838880</text:p>
          </table:table-cell>
          <table:table-cell office:value-type="float" office:value="261065280" calcext:value-type="float">
            <text:p>261065280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45497656" calcext:value-type="float">
            <text:p>145497656</text:p>
          </table:table-cell>
          <table:table-cell office:value-type="float" office:value="254232224" calcext:value-type="float">
            <text:p>254232224</text:p>
          </table:table-cell>
          <table:table-cell office:value-type="float" office:value="261065280" calcext:value-type="float">
            <text:p>261065280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45497656" calcext:value-type="float">
            <text:p>145497656</text:p>
          </table:table-cell>
          <table:table-cell office:value-type="float" office:value="254232224" calcext:value-type="float">
            <text:p>254232224</text:p>
          </table:table-cell>
          <table:table-cell office:value-type="float" office:value="268288608" calcext:value-type="float">
            <text:p>268288608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48413368" calcext:value-type="float">
            <text:p>148413368</text:p>
          </table:table-cell>
          <table:table-cell office:value-type="float" office:value="254232224" calcext:value-type="float">
            <text:p>254232224</text:p>
          </table:table-cell>
          <table:table-cell office:value-type="float" office:value="277575744" calcext:value-type="float">
            <text:p>277575744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49182760" calcext:value-type="float">
            <text:p>149182760</text:p>
          </table:table-cell>
          <table:table-cell office:value-type="float" office:value="254232224" calcext:value-type="float">
            <text:p>254232224</text:p>
          </table:table-cell>
          <table:table-cell office:value-type="float" office:value="284799072" calcext:value-type="float">
            <text:p>284799072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59237128" calcext:value-type="float">
            <text:p>159237128</text:p>
          </table:table-cell>
          <table:table-cell office:value-type="float" office:value="262043984" calcext:value-type="float">
            <text:p>262043984</text:p>
          </table:table-cell>
          <table:table-cell office:value-type="float" office:value="294676360" calcext:value-type="float">
            <text:p>294676360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62004280" calcext:value-type="float">
            <text:p>162004280</text:p>
          </table:table-cell>
          <table:table-cell office:value-type="float" office:value="270713744" calcext:value-type="float">
            <text:p>270713744</text:p>
          </table:table-cell>
          <table:table-cell office:value-type="float" office:value="294676360" calcext:value-type="float">
            <text:p>294676360</text:p>
          </table:table-cell>
          <table:table-cell office:value-type="float" office:value="101063832" calcext:value-type="float">
            <text:p>10106383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62004280" calcext:value-type="float">
            <text:p>162004280</text:p>
          </table:table-cell>
          <table:table-cell office:value-type="float" office:value="85585896" calcext:value-type="float">
            <text:p>85585896</text:p>
          </table:table-cell>
          <table:table-cell office:value-type="float" office:value="294676360" calcext:value-type="float">
            <text:p>294676360</text:p>
          </table:table-cell>
          <table:table-cell office:value-type="float" office:value="108287192" calcext:value-type="float">
            <text:p>108287192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62004280" calcext:value-type="float">
            <text:p>162004280</text:p>
          </table:table-cell>
          <table:table-cell office:value-type="float" office:value="86617800" calcext:value-type="float">
            <text:p>86617800</text:p>
          </table:table-cell>
          <table:table-cell office:value-type="float" office:value="294676360" calcext:value-type="float">
            <text:p>294676360</text:p>
          </table:table-cell>
          <table:table-cell office:value-type="float" office:value="111382904" calcext:value-type="float">
            <text:p>111382904</text:p>
          </table:table-cell>
          <table:table-cell office:value-type="float" office:value="110349976" calcext:value-type="float">
            <text:p>110349976</text:p>
          </table:table-cell>
        </table:table-row>
        <table:table-row table:style-name="ro1">
          <table:table-cell office:value-type="float" office:value="162004280" calcext:value-type="float">
            <text:p>162004280</text:p>
          </table:table-cell>
          <table:table-cell office:value-type="float" office:value="86617800" calcext:value-type="float">
            <text:p>86617800</text:p>
          </table:table-cell>
          <table:table-cell office:value-type="float" office:value="294676360" calcext:value-type="float">
            <text:p>294676360</text:p>
          </table:table-cell>
          <table:table-cell office:value-type="float" office:value="111382904" calcext:value-type="float">
            <text:p>111382904</text:p>
          </table:table-cell>
          <table:table-cell office:value-type="float" office:value="113445720" calcext:value-type="float">
            <text:p>113445720</text:p>
          </table:table-cell>
        </table:table-row>
        <table:table-row table:style-name="ro1">
          <table:table-cell office:value-type="float" office:value="161946376" calcext:value-type="float">
            <text:p>161946376</text:p>
          </table:table-cell>
          <table:table-cell office:value-type="float" office:value="87649728" calcext:value-type="float">
            <text:p>87649728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19638136" calcext:value-type="float">
            <text:p>119638136</text:p>
          </table:table-cell>
          <table:table-cell office:value-type="float" office:value="119637144" calcext:value-type="float">
            <text:p>119637144</text:p>
          </table:table-cell>
        </table:table-row>
        <table:table-row table:style-name="ro1">
          <table:table-cell office:value-type="float" office:value="161946376" calcext:value-type="float">
            <text:p>161946376</text:p>
          </table:table-cell>
          <table:table-cell office:value-type="float" office:value="95904960" calcext:value-type="float">
            <text:p>95904960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26861464" calcext:value-type="float">
            <text:p>126861464</text:p>
          </table:table-cell>
          <table:table-cell office:value-type="float" office:value="119637144" calcext:value-type="float">
            <text:p>119637144</text:p>
          </table:table-cell>
        </table:table-row>
        <table:table-row table:style-name="ro1">
          <table:table-cell office:value-type="float" office:value="162970632" calcext:value-type="float">
            <text:p>162970632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27893368" calcext:value-type="float">
            <text:p>127893368</text:p>
          </table:table-cell>
          <table:table-cell office:value-type="float" office:value="126860472" calcext:value-type="float">
            <text:p>126860472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30989080" calcext:value-type="float">
            <text:p>130989080</text:p>
          </table:table-cell>
          <table:table-cell office:value-type="float" office:value="135115704" calcext:value-type="float">
            <text:p>135115704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39244312" calcext:value-type="float">
            <text:p>139244312</text:p>
          </table:table-cell>
          <table:table-cell office:value-type="float" office:value="136147608" calcext:value-type="float">
            <text:p>136147608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44403832" calcext:value-type="float">
            <text:p>144403832</text:p>
          </table:table-cell>
          <table:table-cell office:value-type="float" office:value="138211416" calcext:value-type="float">
            <text:p>13821141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44403832" calcext:value-type="float">
            <text:p>144403832</text:p>
          </table:table-cell>
          <table:table-cell office:value-type="float" office:value="146466648" calcext:value-type="float">
            <text:p>146466648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44403832" calcext:value-type="float">
            <text:p>144403832</text:p>
          </table:table-cell>
          <table:table-cell office:value-type="float" office:value="152658072" calcext:value-type="float">
            <text:p>152658072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45321768" calcext:value-type="float">
            <text:p>145321768</text:p>
          </table:table-cell>
          <table:table-cell office:value-type="float" office:value="152658072" calcext:value-type="float">
            <text:p>152658072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52853832" calcext:value-type="float">
            <text:p>152853832</text:p>
          </table:table-cell>
          <table:table-cell office:value-type="float" office:value="153755288" calcext:value-type="float">
            <text:p>153755288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58978248" calcext:value-type="float">
            <text:p>158978248</text:p>
          </table:table-cell>
          <table:table-cell office:value-type="float" office:value="163040264" calcext:value-type="float">
            <text:p>163040264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0665592" calcext:value-type="float">
            <text:p>160665592</text:p>
          </table:table-cell>
          <table:table-cell office:value-type="float" office:value="168526424" calcext:value-type="float">
            <text:p>168526424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0665592" calcext:value-type="float">
            <text:p>160665592</text:p>
          </table:table-cell>
          <table:table-cell office:value-type="float" office:value="169116536" calcext:value-type="float">
            <text:p>169116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0665592" calcext:value-type="float">
            <text:p>160665592</text:p>
          </table:table-cell>
          <table:table-cell office:value-type="float" office:value="169116536" calcext:value-type="float">
            <text:p>169116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0665592" calcext:value-type="float">
            <text:p>160665592</text:p>
          </table:table-cell>
          <table:table-cell office:value-type="float" office:value="169116536" calcext:value-type="float">
            <text:p>169116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0665592" calcext:value-type="float">
            <text:p>160665592</text:p>
          </table:table-cell>
          <table:table-cell office:value-type="float" office:value="169116536" calcext:value-type="float">
            <text:p>169116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1303848" calcext:value-type="float">
            <text:p>161303848</text:p>
          </table:table-cell>
          <table:table-cell office:value-type="float" office:value="169820360" calcext:value-type="float">
            <text:p>169820360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7624968" calcext:value-type="float">
            <text:p>167624968</text:p>
          </table:table-cell>
          <table:table-cell office:value-type="float" office:value="174388568" calcext:value-type="float">
            <text:p>174388568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77172216" calcext:value-type="float">
            <text:p>177172216</text:p>
          </table:table-cell>
          <table:table-cell office:value-type="float" office:value="182462600" calcext:value-type="float">
            <text:p>182462600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77172216" calcext:value-type="float">
            <text:p>177172216</text:p>
          </table:table-cell>
          <table:table-cell office:value-type="float" office:value="185623160" calcext:value-type="float">
            <text:p>185623160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77172216" calcext:value-type="float">
            <text:p>177172216</text:p>
          </table:table-cell>
          <table:table-cell office:value-type="float" office:value="185623160" calcext:value-type="float">
            <text:p>185623160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77172216" calcext:value-type="float">
            <text:p>177172216</text:p>
          </table:table-cell>
          <table:table-cell office:value-type="float" office:value="185623160" calcext:value-type="float">
            <text:p>185623160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78335016" calcext:value-type="float">
            <text:p>178335016</text:p>
          </table:table-cell>
          <table:table-cell office:value-type="float" office:value="185623160" calcext:value-type="float">
            <text:p>185623160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85032120" calcext:value-type="float">
            <text:p>185032120</text:p>
          </table:table-cell>
          <table:table-cell office:value-type="float" office:value="186768536" calcext:value-type="float">
            <text:p>186768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90387144" calcext:value-type="float">
            <text:p>190387144</text:p>
          </table:table-cell>
          <table:table-cell office:value-type="float" office:value="186768536" calcext:value-type="float">
            <text:p>186768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93678840" calcext:value-type="float">
            <text:p>193678840</text:p>
          </table:table-cell>
          <table:table-cell office:value-type="float" office:value="186768536" calcext:value-type="float">
            <text:p>186768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93678840" calcext:value-type="float">
            <text:p>193678840</text:p>
          </table:table-cell>
          <table:table-cell office:value-type="float" office:value="186768536" calcext:value-type="float">
            <text:p>186768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93678840" calcext:value-type="float">
            <text:p>193678840</text:p>
          </table:table-cell>
          <table:table-cell office:value-type="float" office:value="186768536" calcext:value-type="float">
            <text:p>186768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93678840" calcext:value-type="float">
            <text:p>193678840</text:p>
          </table:table-cell>
          <table:table-cell office:value-type="float" office:value="186768536" calcext:value-type="float">
            <text:p>186768536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45354480" calcext:value-type="float">
            <text:p>145354480</text:p>
          </table:table-cell>
          <table:table-cell office:value-type="float" office:value="187849144" calcext:value-type="float">
            <text:p>187849144</text:p>
          </table:table-cell>
        </table:table-row>
        <table:table-row table:style-name="ro1">
          <table:table-cell office:value-type="float" office:value="162970600" calcext:value-type="float">
            <text:p>16297060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45354480" calcext:value-type="float">
            <text:p>145354480</text:p>
          </table:table-cell>
          <table:table-cell office:value-type="float" office:value="154893456" calcext:value-type="float">
            <text:p>154893456</text:p>
          </table:table-cell>
        </table:table-row>
        <table:table-row table:style-name="ro1">
          <table:table-cell office:value-type="float" office:value="165034440" calcext:value-type="float">
            <text:p>16503444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55754384" calcext:value-type="float">
            <text:p>155754384</text:p>
          </table:table-cell>
          <table:table-cell office:value-type="float" office:value="168135872" calcext:value-type="float">
            <text:p>168135872</text:p>
          </table:table-cell>
        </table:table-row>
        <table:table-row table:style-name="ro1">
          <table:table-cell office:value-type="float" office:value="171225864" calcext:value-type="float">
            <text:p>1712258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65041520" calcext:value-type="float">
            <text:p>165041520</text:p>
          </table:table-cell>
          <table:table-cell office:value-type="float" office:value="171231584" calcext:value-type="float">
            <text:p>171231584</text:p>
          </table:table-cell>
        </table:table-row>
        <table:table-row table:style-name="ro1">
          <table:table-cell office:value-type="float" office:value="173289672" calcext:value-type="float">
            <text:p>173289672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78456272" calcext:value-type="float">
            <text:p>178456272</text:p>
          </table:table-cell>
          <table:table-cell office:value-type="float" office:value="184646336" calcext:value-type="float">
            <text:p>184646336</text:p>
          </table:table-cell>
        </table:table-row>
        <table:table-row table:style-name="ro1">
          <table:table-cell office:value-type="float" office:value="189800136" calcext:value-type="float">
            <text:p>18980013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80520080" calcext:value-type="float">
            <text:p>180520080</text:p>
          </table:table-cell>
          <table:table-cell office:value-type="float" office:value="187742048" calcext:value-type="float">
            <text:p>187742048</text:p>
          </table:table-cell>
        </table:table-row>
        <table:table-row table:style-name="ro1">
          <table:table-cell office:value-type="float" office:value="189800136" calcext:value-type="float">
            <text:p>18980013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88775312" calcext:value-type="float">
            <text:p>188775312</text:p>
          </table:table-cell>
          <table:table-cell office:value-type="float" office:value="191869664" calcext:value-type="float">
            <text:p>191869664</text:p>
          </table:table-cell>
        </table:table-row>
        <table:table-row table:style-name="ro1">
          <table:table-cell office:value-type="float" office:value="189800136" calcext:value-type="float">
            <text:p>18980013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93934832" calcext:value-type="float">
            <text:p>193934832</text:p>
          </table:table-cell>
          <table:table-cell office:value-type="float" office:value="199092992" calcext:value-type="float">
            <text:p>199092992</text:p>
          </table:table-cell>
        </table:table-row>
        <table:table-row table:style-name="ro1">
          <table:table-cell office:value-type="float" office:value="191863944" calcext:value-type="float">
            <text:p>19186394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94966736" calcext:value-type="float">
            <text:p>194966736</text:p>
          </table:table-cell>
          <table:table-cell office:value-type="float" office:value="204252512" calcext:value-type="float">
            <text:p>204252512</text:p>
          </table:table-cell>
        </table:table-row>
        <table:table-row table:style-name="ro1">
          <table:table-cell office:value-type="float" office:value="194959656" calcext:value-type="float">
            <text:p>19495965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06317680" calcext:value-type="float">
            <text:p>206317680</text:p>
          </table:table-cell>
          <table:table-cell office:value-type="float" office:value="204252512" calcext:value-type="float">
            <text:p>204252512</text:p>
          </table:table-cell>
        </table:table-row>
        <table:table-row table:style-name="ro1">
          <table:table-cell office:value-type="float" office:value="205278696" calcext:value-type="float">
            <text:p>20527869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11477200" calcext:value-type="float">
            <text:p>211477200</text:p>
          </table:table-cell>
          <table:table-cell office:value-type="float" office:value="210443936" calcext:value-type="float">
            <text:p>210443936</text:p>
          </table:table-cell>
        </table:table-row>
        <table:table-row table:style-name="ro1">
          <table:table-cell office:value-type="float" office:value="209406312" calcext:value-type="float">
            <text:p>209406312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11477200" calcext:value-type="float">
            <text:p>211477200</text:p>
          </table:table-cell>
          <table:table-cell office:value-type="float" office:value="220762976" calcext:value-type="float">
            <text:p>220762976</text:p>
          </table:table-cell>
        </table:table-row>
        <table:table-row table:style-name="ro1">
          <table:table-cell office:value-type="float" office:value="222821064" calcext:value-type="float">
            <text:p>2228210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11477200" calcext:value-type="float">
            <text:p>211477200</text:p>
          </table:table-cell>
          <table:table-cell office:value-type="float" office:value="220762976" calcext:value-type="float">
            <text:p>220762976</text:p>
          </table:table-cell>
        </table:table-row>
        <table:table-row table:style-name="ro1">
          <table:table-cell office:value-type="float" office:value="225916776" calcext:value-type="float">
            <text:p>22591677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13933920" calcext:value-type="float">
            <text:p>213933920</text:p>
          </table:table-cell>
          <table:table-cell office:value-type="float" office:value="220762976" calcext:value-type="float">
            <text:p>220762976</text:p>
          </table:table-cell>
        </table:table-row>
        <table:table-row table:style-name="ro1">
          <table:table-cell office:value-type="float" office:value="237267720" calcext:value-type="float">
            <text:p>23726772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20386176" calcext:value-type="float">
            <text:p>220386176</text:p>
          </table:table-cell>
          <table:table-cell office:value-type="float" office:value="223547536" calcext:value-type="float">
            <text:p>223547536</text:p>
          </table:table-cell>
        </table:table-row>
        <table:table-row table:style-name="ro1">
          <table:table-cell office:value-type="float" office:value="239331528" calcext:value-type="float">
            <text:p>239331528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27935664" calcext:value-type="float">
            <text:p>227935664</text:p>
          </table:table-cell>
          <table:table-cell office:value-type="float" office:value="232832512" calcext:value-type="float">
            <text:p>232832512</text:p>
          </table:table-cell>
        </table:table-row>
        <table:table-row table:style-name="ro1">
          <table:table-cell office:value-type="float" office:value="242378360" calcext:value-type="float">
            <text:p>242378360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27935664" calcext:value-type="float">
            <text:p>227935664</text:p>
          </table:table-cell>
          <table:table-cell office:value-type="float" office:value="236369056" calcext:value-type="float">
            <text:p>236369056</text:p>
          </table:table-cell>
        </table:table-row>
        <table:table-row table:style-name="ro1">
          <table:table-cell office:value-type="float" office:value="243082184" calcext:value-type="float">
            <text:p>24308218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27935664" calcext:value-type="float">
            <text:p>227935664</text:p>
          </table:table-cell>
          <table:table-cell office:value-type="float" office:value="236369056" calcext:value-type="float">
            <text:p>236369056</text:p>
          </table:table-cell>
        </table:table-row>
        <table:table-row table:style-name="ro1">
          <table:table-cell office:value-type="float" office:value="252563864" calcext:value-type="float">
            <text:p>2525638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30440544" calcext:value-type="float">
            <text:p>230440544</text:p>
          </table:table-cell>
          <table:table-cell office:value-type="float" office:value="236369056" calcext:value-type="float">
            <text:p>236369056</text:p>
          </table:table-cell>
        </table:table-row>
        <table:table-row table:style-name="ro1">
          <table:table-cell office:value-type="float" office:value="255331016" calcext:value-type="float">
            <text:p>25533101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32700552" calcext:value-type="float">
            <text:p>232700552</text:p>
          </table:table-cell>
          <table:table-cell office:value-type="float" office:value="239529616" calcext:value-type="float">
            <text:p>239529616</text:p>
          </table:table-cell>
        </table:table-row>
        <table:table-row table:style-name="ro1">
          <table:table-cell office:value-type="float" office:value="255331016" calcext:value-type="float">
            <text:p>25533101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39922200" calcext:value-type="float">
            <text:p>239922200</text:p>
          </table:table-cell>
          <table:table-cell office:value-type="float" office:value="248307472" calcext:value-type="float">
            <text:p>248307472</text:p>
          </table:table-cell>
        </table:table-row>
        <table:table-row table:style-name="ro1">
          <table:table-cell office:value-type="float" office:value="255331016" calcext:value-type="float">
            <text:p>25533101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44442264" calcext:value-type="float">
            <text:p>244442264</text:p>
          </table:table-cell>
          <table:table-cell office:value-type="float" office:value="252875680" calcext:value-type="float">
            <text:p>252875680</text:p>
          </table:table-cell>
        </table:table-row>
        <table:table-row table:style-name="ro1">
          <table:table-cell office:value-type="float" office:value="258753848" calcext:value-type="float">
            <text:p>258753848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244442264" calcext:value-type="float">
            <text:p>244442264</text:p>
          </table:table-cell>
          <table:table-cell office:value-type="float" office:value="252875680" calcext:value-type="float">
            <text:p>252875680</text:p>
          </table:table-cell>
        </table:table-row>
        <table:table-row table:style-name="ro1">
          <table:table-cell office:value-type="float" office:value="260292632" calcext:value-type="float">
            <text:p>260292632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1120024" calcext:value-type="float">
            <text:p>101120024</text:p>
          </table:table-cell>
        </table:table-row>
        <table:table-row table:style-name="ro1">
          <table:table-cell office:value-type="float" office:value="269643176" calcext:value-type="float">
            <text:p>269643176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271783144" calcext:value-type="float">
            <text:p>27178314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85023408" calcext:value-type="float">
            <text:p>85023408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87648992" calcext:value-type="float">
            <text:p>87648992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89712824" calcext:value-type="float">
            <text:p>8971282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98999952" calcext:value-type="float">
            <text:p>98999952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2904" calcext:value-type="float">
            <text:p>10153290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3832" calcext:value-type="float">
            <text:p>101533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617168" calcext:value-type="float">
            <text:p>10161716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617168" calcext:value-type="float">
            <text:p>10161716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6760" calcext:value-type="float">
            <text:p>101536760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6760" calcext:value-type="float">
            <text:p>101536760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6376" calcext:value-type="float">
            <text:p>102096376</text:p>
          </table:table-cell>
          <table:table-cell office:value-type="float" office:value="101536760" calcext:value-type="float">
            <text:p>101536760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8200" calcext:value-type="float">
            <text:p>101538200</text:p>
          </table:table-cell>
          <table:table-cell office:value-type="float" office:value="101529144" calcext:value-type="float">
            <text:p>101529144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8200" calcext:value-type="float">
            <text:p>101538200</text:p>
          </table:table-cell>
          <table:table-cell office:value-type="float" office:value="101535288" calcext:value-type="float">
            <text:p>10153528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8200" calcext:value-type="float">
            <text:p>101538200</text:p>
          </table:table-cell>
          <table:table-cell office:value-type="float" office:value="101535288" calcext:value-type="float">
            <text:p>10153528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8200" calcext:value-type="float">
            <text:p>101538200</text:p>
          </table:table-cell>
          <table:table-cell office:value-type="float" office:value="101535288" calcext:value-type="float">
            <text:p>10153528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5288" calcext:value-type="float">
            <text:p>10153528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5288" calcext:value-type="float">
            <text:p>101535288</text:p>
          </table:table-cell>
          <table:table-cell office:value-type="float" office:value="101533200" calcext:value-type="float">
            <text:p>101533200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5288" calcext:value-type="float">
            <text:p>101535288</text:p>
          </table:table-cell>
          <table:table-cell office:value-type="float" office:value="101533200" calcext:value-type="float">
            <text:p>101533200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5288" calcext:value-type="float">
            <text:p>101535288</text:p>
          </table:table-cell>
          <table:table-cell office:value-type="float" office:value="101533200" calcext:value-type="float">
            <text:p>101533200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3200" calcext:value-type="float">
            <text:p>101533200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3200" calcext:value-type="float">
            <text:p>101533200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3200" calcext:value-type="float">
            <text:p>101533200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3200" calcext:value-type="float">
            <text:p>101533200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7992" calcext:value-type="float">
            <text:p>10153799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2093408" calcext:value-type="float">
            <text:p>102093408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table:number-columns-repeated="2"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1531264" calcext:value-type="float">
            <text:p>101531264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06222912" calcext:value-type="float">
            <text:p>106222912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12414336" calcext:value-type="float">
            <text:p>112414336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18605760" calcext:value-type="float">
            <text:p>118605760</text:p>
          </table:table-cell>
          <table:table-cell office:value-type="float" office:value="101530832" calcext:value-type="float">
            <text:p>10153083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18605760" calcext:value-type="float">
            <text:p>118605760</text:p>
          </table:table-cell>
          <table:table-cell office:value-type="float" office:value="101531328" calcext:value-type="float">
            <text:p>10153132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18605760" calcext:value-type="float">
            <text:p>118605760</text:p>
          </table:table-cell>
          <table:table-cell office:value-type="float" office:value="107261728" calcext:value-type="float">
            <text:p>107261728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22553120" calcext:value-type="float">
            <text:p>122553120</text:p>
          </table:table-cell>
          <table:table-cell office:value-type="float" office:value="118612672" calcext:value-type="float">
            <text:p>11861267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25958528" calcext:value-type="float">
            <text:p>125958528</text:p>
          </table:table-cell>
          <table:table-cell office:value-type="float" office:value="118612672" calcext:value-type="float">
            <text:p>11861267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2095184" calcext:value-type="float">
            <text:p>10209518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25958528" calcext:value-type="float">
            <text:p>125958528</text:p>
          </table:table-cell>
          <table:table-cell office:value-type="float" office:value="118612672" calcext:value-type="float">
            <text:p>11861267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05190912" calcext:value-type="float">
            <text:p>105190912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34605248" calcext:value-type="float">
            <text:p>134605248</text:p>
          </table:table-cell>
          <table:table-cell office:value-type="float" office:value="118612672" calcext:value-type="float">
            <text:p>11861267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12414240" calcext:value-type="float">
            <text:p>11241424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34605248" calcext:value-type="float">
            <text:p>134605248</text:p>
          </table:table-cell>
          <table:table-cell office:value-type="float" office:value="120431136" calcext:value-type="float">
            <text:p>120431136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12414240" calcext:value-type="float">
            <text:p>11241424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34605248" calcext:value-type="float">
            <text:p>134605248</text:p>
          </table:table-cell>
          <table:table-cell office:value-type="float" office:value="125899872" calcext:value-type="float">
            <text:p>12589987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17573760" calcext:value-type="float">
            <text:p>11757376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34605248" calcext:value-type="float">
            <text:p>134605248</text:p>
          </table:table-cell>
          <table:table-cell office:value-type="float" office:value="125899872" calcext:value-type="float">
            <text:p>125899872</text:p>
          </table:table-cell>
          <table:table-cell office:value-type="float" office:value="102014528" calcext:value-type="float">
            <text:p>102014528</text:p>
          </table:table-cell>
          <table:table-cell office:value-type="float" office:value="125828960" calcext:value-type="float">
            <text:p>12582896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42406912" calcext:value-type="float">
            <text:p>142406912</text:p>
          </table:table-cell>
          <table:table-cell office:value-type="float" office:value="134612160" calcext:value-type="float">
            <text:p>134612160</text:p>
          </table:table-cell>
          <table:table-cell office:value-type="float" office:value="112414440" calcext:value-type="float">
            <text:p>112414440</text:p>
          </table:table-cell>
          <table:table-cell office:value-type="float" office:value="129956608" calcext:value-type="float">
            <text:p>12995660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34612160" calcext:value-type="float">
            <text:p>134612160</text:p>
          </table:table-cell>
          <table:table-cell office:value-type="float" office:value="118605864" calcext:value-type="float">
            <text:p>118605864</text:p>
          </table:table-cell>
          <table:table-cell office:value-type="float" office:value="145435168" calcext:value-type="float">
            <text:p>14543516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35005568" calcext:value-type="float">
            <text:p>135005568</text:p>
          </table:table-cell>
          <table:table-cell office:value-type="float" office:value="126861096" calcext:value-type="float">
            <text:p>126861096</text:p>
          </table:table-cell>
          <table:table-cell office:value-type="float" office:value="145435168" calcext:value-type="float">
            <text:p>14543516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142472064" calcext:value-type="float">
            <text:p>142472064</text:p>
          </table:table-cell>
          <table:table-cell office:value-type="float" office:value="128924904" calcext:value-type="float">
            <text:p>128924904</text:p>
          </table:table-cell>
          <table:table-cell office:value-type="float" office:value="152658496" calcext:value-type="float">
            <text:p>152658496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24196640" calcext:value-type="float">
            <text:p>124196640</text:p>
          </table:table-cell>
          <table:table-cell office:value-type="float" office:value="135116328" calcext:value-type="float">
            <text:p>135116328</text:p>
          </table:table-cell>
          <table:table-cell office:value-type="float" office:value="158849920" calcext:value-type="float">
            <text:p>15884992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30993696" calcext:value-type="float">
            <text:p>130993696</text:p>
          </table:table-cell>
          <table:table-cell office:value-type="float" office:value="145435368" calcext:value-type="float">
            <text:p>145435368</text:p>
          </table:table-cell>
          <table:table-cell office:value-type="float" office:value="161945632" calcext:value-type="float">
            <text:p>161945632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30993696" calcext:value-type="float">
            <text:p>130993696</text:p>
          </table:table-cell>
          <table:table-cell office:value-type="float" office:value="145435368" calcext:value-type="float">
            <text:p>145435368</text:p>
          </table:table-cell>
          <table:table-cell office:value-type="float" office:value="166073248" calcext:value-type="float">
            <text:p>16607324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61943904" calcext:value-type="float">
            <text:p>161943904</text:p>
          </table:table-cell>
          <table:table-cell office:value-type="float" office:value="139248928" calcext:value-type="float">
            <text:p>139248928</text:p>
          </table:table-cell>
          <table:table-cell office:value-type="float" office:value="147499176" calcext:value-type="float">
            <text:p>147499176</text:p>
          </table:table-cell>
          <table:table-cell office:value-type="float" office:value="171232768" calcext:value-type="float">
            <text:p>17123276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47504160" calcext:value-type="float">
            <text:p>147504160</text:p>
          </table:table-cell>
          <table:table-cell office:value-type="float" office:value="150594888" calcext:value-type="float">
            <text:p>150594888</text:p>
          </table:table-cell>
          <table:table-cell office:value-type="float" office:value="178456096" calcext:value-type="float">
            <text:p>178456096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70199136" calcext:value-type="float">
            <text:p>170199136</text:p>
          </table:table-cell>
          <table:table-cell office:value-type="float" office:value="147504160" calcext:value-type="float">
            <text:p>147504160</text:p>
          </table:table-cell>
          <table:table-cell office:value-type="float" office:value="152658696" calcext:value-type="float">
            <text:p>152658696</text:p>
          </table:table-cell>
          <table:table-cell office:value-type="float" office:value="181551808" calcext:value-type="float">
            <text:p>18155180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79486272" calcext:value-type="float">
            <text:p>179486272</text:p>
          </table:table-cell>
          <table:table-cell office:value-type="float" office:value="155759392" calcext:value-type="float">
            <text:p>155759392</text:p>
          </table:table-cell>
          <table:table-cell office:value-type="float" office:value="161945832" calcext:value-type="float">
            <text:p>161945832</text:p>
          </table:table-cell>
          <table:table-cell office:value-type="float" office:value="185679424" calcext:value-type="float">
            <text:p>18567942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80518176" calcext:value-type="float">
            <text:p>180518176</text:p>
          </table:table-cell>
          <table:table-cell office:value-type="float" office:value="164014624" calcext:value-type="float">
            <text:p>164014624</text:p>
          </table:table-cell>
          <table:table-cell office:value-type="float" office:value="165041544" calcext:value-type="float">
            <text:p>165041544</text:p>
          </table:table-cell>
          <table:table-cell office:value-type="float" office:value="194966560" calcext:value-type="float">
            <text:p>19496656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88773408" calcext:value-type="float">
            <text:p>188773408</text:p>
          </table:table-cell>
          <table:table-cell office:value-type="float" office:value="164014624" calcext:value-type="float">
            <text:p>164014624</text:p>
          </table:table-cell>
          <table:table-cell office:value-type="float" office:value="174328680" calcext:value-type="float">
            <text:p>174328680</text:p>
          </table:table-cell>
          <table:table-cell office:value-type="float" office:value="197030368" calcext:value-type="float">
            <text:p>19703036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97028640" calcext:value-type="float">
            <text:p>197028640</text:p>
          </table:table-cell>
          <table:table-cell office:value-type="float" office:value="172269856" calcext:value-type="float">
            <text:p>172269856</text:p>
          </table:table-cell>
          <table:table-cell office:value-type="float" office:value="178456296" calcext:value-type="float">
            <text:p>178456296</text:p>
          </table:table-cell>
          <table:table-cell office:value-type="float" office:value="202189888" calcext:value-type="float">
            <text:p>20218988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197028640" calcext:value-type="float">
            <text:p>197028640</text:p>
          </table:table-cell>
          <table:table-cell office:value-type="float" office:value="180525088" calcext:value-type="float">
            <text:p>180525088</text:p>
          </table:table-cell>
          <table:table-cell office:value-type="float" office:value="185679624" calcext:value-type="float">
            <text:p>185679624</text:p>
          </table:table-cell>
          <table:table-cell office:value-type="float" office:value="211477024" calcext:value-type="float">
            <text:p>211477024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205283872" calcext:value-type="float">
            <text:p>205283872</text:p>
          </table:table-cell>
          <table:table-cell office:value-type="float" office:value="180525088" calcext:value-type="float">
            <text:p>180525088</text:p>
          </table:table-cell>
          <table:table-cell office:value-type="float" office:value="194966760" calcext:value-type="float">
            <text:p>194966760</text:p>
          </table:table-cell>
          <table:table-cell office:value-type="float" office:value="214572736" calcext:value-type="float">
            <text:p>214572736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213539104" calcext:value-type="float">
            <text:p>213539104</text:p>
          </table:table-cell>
          <table:table-cell office:value-type="float" office:value="187748416" calcext:value-type="float">
            <text:p>187748416</text:p>
          </table:table-cell>
          <table:table-cell office:value-type="float" office:value="194966760" calcext:value-type="float">
            <text:p>194966760</text:p>
          </table:table-cell>
          <table:table-cell office:value-type="float" office:value="220764160" calcext:value-type="float">
            <text:p>22076416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213539104" calcext:value-type="float">
            <text:p>213539104</text:p>
          </table:table-cell>
          <table:table-cell office:value-type="float" office:value="194971744" calcext:value-type="float">
            <text:p>194971744</text:p>
          </table:table-cell>
          <table:table-cell office:value-type="float" office:value="202190088" calcext:value-type="float">
            <text:p>202190088</text:p>
          </table:table-cell>
          <table:table-cell office:value-type="float" office:value="227987488" calcext:value-type="float">
            <text:p>227987488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221794336" calcext:value-type="float">
            <text:p>221794336</text:p>
          </table:table-cell>
          <table:table-cell office:value-type="float" office:value="197035552" calcext:value-type="float">
            <text:p>197035552</text:p>
          </table:table-cell>
          <table:table-cell office:value-type="float" office:value="207349608" calcext:value-type="float">
            <text:p>207349608</text:p>
          </table:table-cell>
          <table:table-cell office:value-type="float" office:value="231083200" calcext:value-type="float">
            <text:p>231083200</text:p>
          </table:table-cell>
        </table:table-row>
        <table:table-row table:style-name="ro1">
          <table:table-cell office:value-type="float" office:value="102095664" calcext:value-type="float">
            <text:p>102095664</text:p>
          </table:table-cell>
          <table:table-cell office:value-type="float" office:value="230049568" calcext:value-type="float">
            <text:p>230049568</text:p>
          </table:table-cell>
          <table:table-cell office:value-type="float" office:value="205290784" calcext:value-type="float">
            <text:p>205290784</text:p>
          </table:table-cell>
          <table:table-cell office:value-type="float" office:value="211477224" calcext:value-type="float">
            <text:p>211477224</text:p>
          </table:table-cell>
          <table:table-cell office:value-type="float" office:value="244497952" calcext:value-type="float">
            <text:p>244497952</text:p>
          </table:table-cell>
        </table:table-row>
        <table:table-row table:style-name="ro1">
          <table:table-cell office:value-type="float" office:value="104159456" calcext:value-type="float">
            <text:p>104159456</text:p>
          </table:table-cell>
          <table:table-cell office:value-type="float" office:value="230049568" calcext:value-type="float">
            <text:p>230049568</text:p>
          </table:table-cell>
          <table:table-cell office:value-type="float" office:value="212514112" calcext:value-type="float">
            <text:p>212514112</text:p>
          </table:table-cell>
          <table:table-cell office:value-type="float" office:value="211477224" calcext:value-type="float">
            <text:p>211477224</text:p>
          </table:table-cell>
          <table:table-cell office:value-type="float" office:value="244497952" calcext:value-type="float">
            <text:p>244497952</text:p>
          </table:table-cell>
        </table:table-row>
        <table:table-row table:style-name="ro1">
          <table:table-cell office:value-type="float" office:value="108287104" calcext:value-type="float">
            <text:p>108287104</text:p>
          </table:table-cell>
          <table:table-cell office:value-type="float" office:value="230049568" calcext:value-type="float">
            <text:p>230049568</text:p>
          </table:table-cell>
          <table:table-cell office:value-type="float" office:value="213546016" calcext:value-type="float">
            <text:p>213546016</text:p>
          </table:table-cell>
          <table:table-cell office:value-type="float" office:value="213541032" calcext:value-type="float">
            <text:p>213541032</text:p>
          </table:table-cell>
          <table:table-cell office:value-type="float" office:value="251721280" calcext:value-type="float">
            <text:p>251721280</text:p>
          </table:table-cell>
        </table:table-row>
        <table:table-row table:style-name="ro1">
          <table:table-cell office:value-type="float" office:value="118606144" calcext:value-type="float">
            <text:p>118606144</text:p>
          </table:table-cell>
          <table:table-cell office:value-type="float" office:value="235666848" calcext:value-type="float">
            <text:p>235666848</text:p>
          </table:table-cell>
          <table:table-cell office:value-type="float" office:value="215609824" calcext:value-type="float">
            <text:p>215609824</text:p>
          </table:table-cell>
          <table:table-cell office:value-type="float" office:value="221796264" calcext:value-type="float">
            <text:p>221796264</text:p>
          </table:table-cell>
          <table:table-cell office:value-type="float" office:value="252753184" calcext:value-type="float">
            <text:p>252753184</text:p>
          </table:table-cell>
        </table:table-row>
        <table:table-row table:style-name="ro1">
          <table:table-cell office:value-type="float" office:value="118606144" calcext:value-type="float">
            <text:p>118606144</text:p>
          </table:table-cell>
          <table:table-cell office:value-type="float" office:value="237599040" calcext:value-type="float">
            <text:p>237599040</text:p>
          </table:table-cell>
          <table:table-cell office:value-type="float" office:value="221801248" calcext:value-type="float">
            <text:p>221801248</text:p>
          </table:table-cell>
          <table:table-cell office:value-type="float" office:value="227987688" calcext:value-type="float">
            <text:p>227987688</text:p>
          </table:table-cell>
          <table:table-cell office:value-type="float" office:value="261008416" calcext:value-type="float">
            <text:p>261008416</text:p>
          </table:table-cell>
        </table:table-row>
        <table:table-row table:style-name="ro1">
          <table:table-cell office:value-type="float" office:value="124797568" calcext:value-type="float">
            <text:p>124797568</text:p>
          </table:table-cell>
          <table:table-cell office:value-type="float" office:value="237926880" calcext:value-type="float">
            <text:p>237926880</text:p>
          </table:table-cell>
          <table:table-cell office:value-type="float" office:value="223995696" calcext:value-type="float">
            <text:p>223995696</text:p>
          </table:table-cell>
          <table:table-cell office:value-type="float" office:value="234179112" calcext:value-type="float">
            <text:p>234179112</text:p>
          </table:table-cell>
          <table:table-cell office:value-type="float" office:value="266167936" calcext:value-type="float">
            <text:p>266167936</text:p>
          </table:table-cell>
        </table:table-row>
        <table:table-row table:style-name="ro1">
          <table:table-cell office:value-type="float" office:value="132020896" calcext:value-type="float">
            <text:p>132020896</text:p>
          </table:table-cell>
          <table:table-cell office:value-type="float" office:value="246245760" calcext:value-type="float">
            <text:p>246245760</text:p>
          </table:table-cell>
          <table:table-cell office:value-type="float" office:value="229744128" calcext:value-type="float">
            <text:p>229744128</text:p>
          </table:table-cell>
          <table:table-cell office:value-type="float" office:value="235211016" calcext:value-type="float">
            <text:p>235211016</text:p>
          </table:table-cell>
          <table:table-cell office:value-type="float" office:value="268231744" calcext:value-type="float">
            <text:p>268231744</text:p>
          </table:table-cell>
        </table:table-row>
        <table:table-row table:style-name="ro1">
          <table:table-cell office:value-type="float" office:value="133052768" calcext:value-type="float">
            <text:p>133052768</text:p>
          </table:table-cell>
          <table:table-cell office:value-type="float" office:value="246245760" calcext:value-type="float">
            <text:p>246245760</text:p>
          </table:table-cell>
          <table:table-cell office:value-type="float" office:value="229744128" calcext:value-type="float">
            <text:p>229744128</text:p>
          </table:table-cell>
          <table:table-cell office:value-type="float" office:value="243857720" calcext:value-type="float">
            <text:p>243857720</text:p>
          </table:table-cell>
          <table:table-cell office:value-type="float" office:value="276486976" calcext:value-type="float">
            <text:p>276486976</text:p>
          </table:table-cell>
        </table:table-row>
        <table:table-row table:style-name="ro1">
          <table:table-cell office:value-type="float" office:value="135116608" calcext:value-type="float">
            <text:p>135116608</text:p>
          </table:table-cell>
          <table:table-cell office:value-type="float" office:value="246245760" calcext:value-type="float">
            <text:p>246245760</text:p>
          </table:table-cell>
          <table:table-cell office:value-type="float" office:value="229744128" calcext:value-type="float">
            <text:p>229744128</text:p>
          </table:table-cell>
          <table:table-cell office:value-type="float" office:value="243857720" calcext:value-type="float">
            <text:p>243857720</text:p>
          </table:table-cell>
          <table:table-cell office:value-type="float" office:value="277518880" calcext:value-type="float">
            <text:p>277518880</text:p>
          </table:table-cell>
        </table:table-row>
        <table:table-row table:style-name="ro1">
          <table:table-cell office:value-type="float" office:value="140276128" calcext:value-type="float">
            <text:p>140276128</text:p>
          </table:table-cell>
          <table:table-cell office:value-type="float" office:value="246245760" calcext:value-type="float">
            <text:p>246245760</text:p>
          </table:table-cell>
          <table:table-cell office:value-type="float" office:value="229744128" calcext:value-type="float">
            <text:p>229744128</text:p>
          </table:table-cell>
          <table:table-cell office:value-type="float" office:value="243857720" calcext:value-type="float">
            <text:p>243857720</text:p>
          </table:table-cell>
          <table:table-cell office:value-type="float" office:value="277518880" calcext:value-type="float">
            <text:p>277518880</text:p>
          </table:table-cell>
        </table:table-row>
        <table:table-row table:style-name="ro1">
          <table:table-cell office:value-type="float" office:value="148531328" calcext:value-type="float">
            <text:p>148531328</text:p>
          </table:table-cell>
          <table:table-cell office:value-type="float" office:value="251714480" calcext:value-type="float">
            <text:p>251714480</text:p>
          </table:table-cell>
          <table:table-cell office:value-type="float" office:value="234133056" calcext:value-type="float">
            <text:p>234133056</text:p>
          </table:table-cell>
          <table:table-cell office:value-type="float" office:value="243857720" calcext:value-type="float">
            <text:p>243857720</text:p>
          </table:table-cell>
          <table:table-cell office:value-type="float" office:value="277518880" calcext:value-type="float">
            <text:p>277518880</text:p>
          </table:table-cell>
        </table:table-row>
        <table:table-row table:style-name="ro1">
          <table:table-cell office:value-type="float" office:value="150595168" calcext:value-type="float">
            <text:p>150595168</text:p>
          </table:table-cell>
          <table:table-cell office:value-type="float" office:value="251714480" calcext:value-type="float">
            <text:p>251714480</text:p>
          </table:table-cell>
          <table:table-cell office:value-type="float" office:value="237604032" calcext:value-type="float">
            <text:p>237604032</text:p>
          </table:table-cell>
          <table:table-cell office:value-type="float" office:value="251717640" calcext:value-type="float">
            <text:p>251717640</text:p>
          </table:table-cell>
          <table:table-cell office:value-type="float" office:value="284740528" calcext:value-type="float">
            <text:p>284740528</text:p>
          </table:table-cell>
        </table:table-row>
        <table:table-row table:style-name="ro1">
          <table:table-cell office:value-type="float" office:value="155754688" calcext:value-type="float">
            <text:p>155754688</text:p>
          </table:table-cell>
          <table:table-cell office:value-type="float" office:value="126303808" calcext:value-type="float">
            <text:p>126303808</text:p>
          </table:table-cell>
          <table:table-cell office:value-type="float" office:value="237604032" calcext:value-type="float">
            <text:p>237604032</text:p>
          </table:table-cell>
          <table:table-cell office:value-type="float" office:value="251717640" calcext:value-type="float">
            <text:p>251717640</text:p>
          </table:table-cell>
          <table:table-cell office:value-type="float" office:value="284740528" calcext:value-type="float">
            <text:p>284740528</text:p>
          </table:table-cell>
        </table:table-row>
        <table:table-row table:style-name="ro1">
          <table:table-cell office:value-type="float" office:value="166073728" calcext:value-type="float">
            <text:p>166073728</text:p>
          </table:table-cell>
          <table:table-cell office:value-type="float" office:value="130987312" calcext:value-type="float">
            <text:p>130987312</text:p>
          </table:table-cell>
          <table:table-cell office:value-type="float" office:value="244056288" calcext:value-type="float">
            <text:p>244056288</text:p>
          </table:table-cell>
          <table:table-cell office:value-type="float" office:value="256875928" calcext:value-type="float">
            <text:p>256875928</text:p>
          </table:table-cell>
          <table:table-cell office:value-type="float" office:value="290620080" calcext:value-type="float">
            <text:p>290620080</text:p>
          </table:table-cell>
        </table:table-row>
        <table:table-row table:style-name="ro1">
          <table:table-cell office:value-type="float" office:value="167105632" calcext:value-type="float">
            <text:p>167105632</text:p>
          </table:table-cell>
          <table:table-cell office:value-type="float" office:value="132019216" calcext:value-type="float">
            <text:p>132019216</text:p>
          </table:table-cell>
          <table:table-cell office:value-type="float" office:value="246250752" calcext:value-type="float">
            <text:p>246250752</text:p>
          </table:table-cell>
          <table:table-cell office:value-type="float" office:value="256875928" calcext:value-type="float">
            <text:p>256875928</text:p>
          </table:table-cell>
          <table:table-cell office:value-type="float" office:value="293387232" calcext:value-type="float">
            <text:p>293387232</text:p>
          </table:table-cell>
        </table:table-row>
        <table:table-row table:style-name="ro1">
          <table:table-cell office:value-type="float" office:value="174328960" calcext:value-type="float">
            <text:p>174328960</text:p>
          </table:table-cell>
          <table:table-cell office:value-type="float" office:value="142338256" calcext:value-type="float">
            <text:p>142338256</text:p>
          </table:table-cell>
          <table:table-cell office:value-type="float" office:value="246250752" calcext:value-type="float">
            <text:p>246250752</text:p>
          </table:table-cell>
          <table:table-cell office:value-type="float" office:value="256875928" calcext:value-type="float">
            <text:p>256875928</text:p>
          </table:table-cell>
          <table:table-cell office:value-type="float" office:value="293387232" calcext:value-type="float">
            <text:p>293387232</text:p>
          </table:table-cell>
        </table:table-row>
        <table:table-row table:style-name="ro1">
          <table:table-cell office:value-type="float" office:value="178456576" calcext:value-type="float">
            <text:p>178456576</text:p>
          </table:table-cell>
          <table:table-cell office:value-type="float" office:value="147497776" calcext:value-type="float">
            <text:p>147497776</text:p>
          </table:table-cell>
          <table:table-cell office:value-type="float" office:value="246250752" calcext:value-type="float">
            <text:p>246250752</text:p>
          </table:table-cell>
          <table:table-cell office:value-type="float" office:value="117259096" calcext:value-type="float">
            <text:p>117259096</text:p>
          </table:table-cell>
          <table:table-cell office:value-type="float" office:value="293387232" calcext:value-type="float">
            <text:p>293387232</text:p>
          </table:table-cell>
        </table:table-row>
        <table:table-row table:style-name="ro1">
          <table:table-cell office:value-type="float" office:value="182584192" calcext:value-type="float">
            <text:p>182584192</text:p>
          </table:table-cell>
          <table:table-cell office:value-type="float" office:value="155753008" calcext:value-type="float">
            <text:p>155753008</text:p>
          </table:table-cell>
          <table:table-cell office:value-type="float" office:value="122738512" calcext:value-type="float">
            <text:p>122738512</text:p>
          </table:table-cell>
          <table:table-cell office:value-type="float" office:value="129953856" calcext:value-type="float">
            <text:p>129953856</text:p>
          </table:table-cell>
          <table:table-cell office:value-type="float" office:value="296088832" calcext:value-type="float">
            <text:p>296088832</text:p>
          </table:table-cell>
        </table:table-row>
        <table:table-row table:style-name="ro1">
          <table:table-cell office:value-type="float" office:value="190839424" calcext:value-type="float">
            <text:p>190839424</text:p>
          </table:table-cell>
          <table:table-cell office:value-type="float" office:value="164008240" calcext:value-type="float">
            <text:p>164008240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35113376" calcext:value-type="float">
            <text:p>135113376</text:p>
          </table:table-cell>
          <table:table-cell office:value-type="float" office:value="125264792" calcext:value-type="float">
            <text:p>125264792</text:p>
          </table:table-cell>
        </table:table-row>
        <table:table-row table:style-name="ro1">
          <table:table-cell office:value-type="float" office:value="200126560" calcext:value-type="float">
            <text:p>200126560</text:p>
          </table:table-cell>
          <table:table-cell office:value-type="float" office:value="172263472" calcext:value-type="float">
            <text:p>172263472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42336704" calcext:value-type="float">
            <text:p>142336704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206317984" calcext:value-type="float">
            <text:p>206317984</text:p>
          </table:table-cell>
          <table:table-cell office:value-type="float" office:value="180518704" calcext:value-type="float">
            <text:p>180518704</text:p>
          </table:table-cell>
          <table:table-cell office:value-type="float" office:value="139248976" calcext:value-type="float">
            <text:p>139248976</text:p>
          </table:table-cell>
          <table:table-cell office:value-type="float" office:value="150591936" calcext:value-type="float">
            <text:p>150591936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208381792" calcext:value-type="float">
            <text:p>208381792</text:p>
          </table:table-cell>
          <table:table-cell office:value-type="float" office:value="180518704" calcext:value-type="float">
            <text:p>180518704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50591936" calcext:value-type="float">
            <text:p>150591936</text:p>
          </table:table-cell>
          <table:table-cell office:value-type="float" office:value="136145080" calcext:value-type="float">
            <text:p>136145080</text:p>
          </table:table-cell>
        </table:table-row>
        <table:table-row table:style-name="ro1">
          <table:table-cell office:value-type="float" office:value="215605120" calcext:value-type="float">
            <text:p>215605120</text:p>
          </table:table-cell>
          <table:table-cell office:value-type="float" office:value="180518704" calcext:value-type="float">
            <text:p>180518704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53687648" calcext:value-type="float">
            <text:p>153687648</text:p>
          </table:table-cell>
          <table:table-cell office:value-type="float" office:value="140272696" calcext:value-type="float">
            <text:p>140272696</text:p>
          </table:table-cell>
        </table:table-row>
        <table:table-row table:style-name="ro1">
          <table:table-cell office:value-type="float" office:value="216637024" calcext:value-type="float">
            <text:p>216637024</text:p>
          </table:table-cell>
          <table:table-cell office:value-type="float" office:value="180518704" calcext:value-type="float">
            <text:p>180518704</text:p>
          </table:table-cell>
          <table:table-cell office:value-type="float" office:value="155759440" calcext:value-type="float">
            <text:p>155759440</text:p>
          </table:table-cell>
          <table:table-cell office:value-type="float" office:value="158847168" calcext:value-type="float">
            <text:p>158847168</text:p>
          </table:table-cell>
          <table:table-cell office:value-type="float" office:value="147496024" calcext:value-type="float">
            <text:p>147496024</text:p>
          </table:table-cell>
        </table:table-row>
        <table:table-row table:style-name="ro1">
          <table:table-cell office:value-type="float" office:value="216637024" calcext:value-type="float">
            <text:p>216637024</text:p>
          </table:table-cell>
          <table:table-cell office:value-type="float" office:value="188068176" calcext:value-type="float">
            <text:p>188068176</text:p>
          </table:table-cell>
          <table:table-cell office:value-type="float" office:value="162982768" calcext:value-type="float">
            <text:p>162982768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47496024" calcext:value-type="float">
            <text:p>147496024</text:p>
          </table:table-cell>
        </table:table-row>
        <table:table-row table:style-name="ro1">
          <table:table-cell office:value-type="float" office:value="223860352" calcext:value-type="float">
            <text:p>223860352</text:p>
          </table:table-cell>
          <table:table-cell office:value-type="float" office:value="188068176" calcext:value-type="float">
            <text:p>188068176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67102400" calcext:value-type="float">
            <text:p>167102400</text:p>
          </table:table-cell>
          <table:table-cell office:value-type="float" office:value="151623640" calcext:value-type="float">
            <text:p>151623640</text:p>
          </table:table-cell>
        </table:table-row>
        <table:table-row table:style-name="ro1">
          <table:table-cell office:value-type="float" office:value="232115584" calcext:value-type="float">
            <text:p>232115584</text:p>
          </table:table-cell>
          <table:table-cell office:value-type="float" office:value="196714896" calcext:value-type="float">
            <text:p>196714896</text:p>
          </table:table-cell>
          <table:table-cell office:value-type="float" office:value="168142288" calcext:value-type="float">
            <text:p>168142288</text:p>
          </table:table-cell>
          <table:table-cell office:value-type="float" office:value="175357632" calcext:value-type="float">
            <text:p>175357632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233147488" calcext:value-type="float">
            <text:p>233147488</text:p>
          </table:table-cell>
          <table:table-cell office:value-type="float" office:value="196714896" calcext:value-type="float">
            <text:p>196714896</text:p>
          </table:table-cell>
          <table:table-cell office:value-type="float" office:value="176397520" calcext:value-type="float">
            <text:p>176397520</text:p>
          </table:table-cell>
          <table:table-cell office:value-type="float" office:value="175619888" calcext:value-type="float">
            <text:p>175619888</text:p>
          </table:table-cell>
          <table:table-cell office:value-type="float" office:value="164006488" calcext:value-type="float">
            <text:p>164006488</text:p>
          </table:table-cell>
        </table:table-row>
        <table:table-row table:style-name="ro1">
          <table:table-cell office:value-type="float" office:value="240370816" calcext:value-type="float">
            <text:p>240370816</text:p>
          </table:table-cell>
          <table:table-cell office:value-type="float" office:value="196714896" calcext:value-type="float">
            <text:p>196714896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83300512" calcext:value-type="float">
            <text:p>183300512</text:p>
          </table:table-cell>
          <table:table-cell office:value-type="float" office:value="164006488" calcext:value-type="float">
            <text:p>164006488</text:p>
          </table:table-cell>
        </table:table-row>
        <table:table-row table:style-name="ro1">
          <table:table-cell office:value-type="float" office:value="246381504" calcext:value-type="float">
            <text:p>246381504</text:p>
          </table:table-cell>
          <table:table-cell office:value-type="float" office:value="196714896" calcext:value-type="float">
            <text:p>196714896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83300512" calcext:value-type="float">
            <text:p>183300512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248689680" calcext:value-type="float">
            <text:p>248689680</text:p>
          </table:table-cell>
          <table:table-cell office:value-type="float" office:value="196714896" calcext:value-type="float">
            <text:p>196714896</text:p>
          </table:table-cell>
          <table:table-cell office:value-type="float" office:value="188780368" calcext:value-type="float">
            <text:p>188780368</text:p>
          </table:table-cell>
          <table:table-cell office:value-type="float" office:value="183300512" calcext:value-type="float">
            <text:p>183300512</text:p>
          </table:table-cell>
          <table:table-cell office:value-type="float" office:value="180516952" calcext:value-type="float">
            <text:p>180516952</text:p>
          </table:table-cell>
        </table:table-row>
        <table:table-row table:style-name="ro1">
          <table:table-cell office:value-type="float" office:value="248689680" calcext:value-type="float">
            <text:p>248689680</text:p>
          </table:table-cell>
          <table:table-cell office:value-type="float" office:value="200317008" calcext:value-type="float">
            <text:p>200317008</text:p>
          </table:table-cell>
          <table:table-cell office:value-type="float" office:value="194135376" calcext:value-type="float">
            <text:p>194135376</text:p>
          </table:table-cell>
          <table:table-cell office:value-type="float" office:value="183300512" calcext:value-type="float">
            <text:p>183300512</text:p>
          </table:table-cell>
          <table:table-cell office:value-type="float" office:value="180516920" calcext:value-type="float">
            <text:p>180516920</text:p>
          </table:table-cell>
        </table:table-row>
        <table:table-row table:style-name="ro1">
          <table:table-cell office:value-type="float" office:value="248689680" calcext:value-type="float">
            <text:p>248689680</text:p>
          </table:table-cell>
          <table:table-cell office:value-type="float" office:value="204574800" calcext:value-type="float">
            <text:p>204574800</text:p>
          </table:table-cell>
          <table:table-cell office:value-type="float" office:value="197427072" calcext:value-type="float">
            <text:p>197427072</text:p>
          </table:table-cell>
          <table:table-cell office:value-type="float" office:value="190325456" calcext:value-type="float">
            <text:p>190325456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256501440" calcext:value-type="float">
            <text:p>256501440</text:p>
          </table:table-cell>
          <table:table-cell office:value-type="float" office:value="204574800" calcext:value-type="float">
            <text:p>204574800</text:p>
          </table:table-cell>
          <table:table-cell office:value-type="float" office:value="197427072" calcext:value-type="float">
            <text:p>197427072</text:p>
          </table:table-cell>
          <table:table-cell office:value-type="float" office:value="191160416" calcext:value-type="float">
            <text:p>191160416</text:p>
          </table:table-cell>
          <table:table-cell office:value-type="float" office:value="197027416" calcext:value-type="float">
            <text:p>197027416</text:p>
          </table:table-cell>
        </table:table-row>
        <table:table-row table:style-name="ro1">
          <table:table-cell office:value-type="float" office:value="256501440" calcext:value-type="float">
            <text:p>256501440</text:p>
          </table:table-cell>
          <table:table-cell office:value-type="float" office:value="204521168" calcext:value-type="float">
            <text:p>204521168</text:p>
          </table:table-cell>
          <table:table-cell office:value-type="float" office:value="197427072" calcext:value-type="float">
            <text:p>197427072</text:p>
          </table:table-cell>
          <table:table-cell office:value-type="float" office:value="191160416" calcext:value-type="float">
            <text:p>191160416</text:p>
          </table:table-cell>
          <table:table-cell office:value-type="float" office:value="197027416" calcext:value-type="float">
            <text:p>197027416</text:p>
          </table:table-cell>
        </table:table-row>
        <table:table-row table:style-name="ro1">
          <table:table-cell office:value-type="float" office:value="263198544" calcext:value-type="float">
            <text:p>263198544</text:p>
          </table:table-cell>
          <table:table-cell office:value-type="float" office:value="123202064" calcext:value-type="float">
            <text:p>123202064</text:p>
          </table:table-cell>
          <table:table-cell office:value-type="float" office:value="197623776" calcext:value-type="float">
            <text:p>197623776</text:p>
          </table:table-cell>
          <table:table-cell office:value-type="float" office:value="191225984" calcext:value-type="float">
            <text:p>191225984</text:p>
          </table:table-cell>
          <table:table-cell office:value-type="float" office:value="197027416" calcext:value-type="float">
            <text:p>197027416</text:p>
          </table:table-cell>
        </table:table-row>
        <table:table-row table:style-name="ro1">
          <table:table-cell office:value-type="float" office:value="265196304" calcext:value-type="float">
            <text:p>265196304</text:p>
          </table:table-cell>
          <table:table-cell office:value-type="float" office:value="128405440" calcext:value-type="float">
            <text:p>128405440</text:p>
          </table:table-cell>
          <table:table-cell office:value-type="float" office:value="205286992" calcext:value-type="float">
            <text:p>205286992</text:p>
          </table:table-cell>
          <table:table-cell office:value-type="float" office:value="196646576" calcext:value-type="float">
            <text:p>196646576</text:p>
          </table:table-cell>
          <table:table-cell office:value-type="float" office:value="205282648" calcext:value-type="float">
            <text:p>205282648</text:p>
          </table:table-cell>
        </table:table-row>
        <table:table-row table:style-name="ro1">
          <table:table-cell office:value-type="float" office:value="265196304" calcext:value-type="float">
            <text:p>26519630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205286992" calcext:value-type="float">
            <text:p>205286992</text:p>
          </table:table-cell>
          <table:table-cell office:value-type="float" office:value="199807136" calcext:value-type="float">
            <text:p>199807136</text:p>
          </table:table-cell>
          <table:table-cell office:value-type="float" office:value="209410264" calcext:value-type="float">
            <text:p>209410264</text:p>
          </table:table-cell>
        </table:table-row>
        <table:table-row table:style-name="ro1">
          <table:table-cell office:value-type="float" office:value="265196304" calcext:value-type="float">
            <text:p>26519630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205286992" calcext:value-type="float">
            <text:p>205286992</text:p>
          </table:table-cell>
          <table:table-cell office:value-type="float" office:value="199807136" calcext:value-type="float">
            <text:p>199807136</text:p>
          </table:table-cell>
          <table:table-cell office:value-type="float" office:value="213537880" calcext:value-type="float">
            <text:p>213537880</text:p>
          </table:table-cell>
        </table:table-row>
        <table:table-row table:style-name="ro1">
          <table:table-cell office:value-type="float" office:value="265196304" calcext:value-type="float">
            <text:p>265196304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213933696" calcext:value-type="float">
            <text:p>213933696</text:p>
          </table:table-cell>
          <table:table-cell office:value-type="float" office:value="199807136" calcext:value-type="float">
            <text:p>199807136</text:p>
          </table:table-cell>
          <table:table-cell office:value-type="float" office:value="213537880" calcext:value-type="float">
            <text:p>213537880</text:p>
          </table:table-cell>
        </table:table-row>
        <table:table-row table:style-name="ro1">
          <table:table-cell office:value-type="float" office:value="121698856" calcext:value-type="float">
            <text:p>121698856</text:p>
          </table:table-cell>
          <table:table-cell office:value-type="float" office:value="146465344" calcext:value-type="float">
            <text:p>146465344</text:p>
          </table:table-cell>
          <table:table-cell office:value-type="float" office:value="213933696" calcext:value-type="float">
            <text:p>213933696</text:p>
          </table:table-cell>
          <table:table-cell office:value-type="float" office:value="120666784" calcext:value-type="float">
            <text:p>120666784</text:p>
          </table:table-cell>
          <table:table-cell office:value-type="float" office:value="221793112" calcext:value-type="float">
            <text:p>221793112</text:p>
          </table:table-cell>
        </table:table-row>
        <table:table-row table:style-name="ro1">
          <table:table-cell office:value-type="float" office:value="126858376" calcext:value-type="float">
            <text:p>126858376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213933696" calcext:value-type="float">
            <text:p>213933696</text:p>
          </table:table-cell>
          <table:table-cell office:value-type="float" office:value="125826336" calcext:value-type="float">
            <text:p>125826336</text:p>
          </table:table-cell>
          <table:table-cell office:value-type="float" office:value="230048344" calcext:value-type="float">
            <text:p>230048344</text:p>
          </table:table-cell>
        </table:table-row>
        <table:table-row table:style-name="ro1">
          <table:table-cell office:value-type="float" office:value="132017896" calcext:value-type="float">
            <text:p>132017896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20674616" calcext:value-type="float">
            <text:p>120674616</text:p>
          </table:table-cell>
          <table:table-cell office:value-type="float" office:value="129953952" calcext:value-type="float">
            <text:p>129953952</text:p>
          </table:table-cell>
          <table:table-cell office:value-type="float" office:value="230048344" calcext:value-type="float">
            <text:p>230048344</text:p>
          </table:table-cell>
        </table:table-row>
        <table:table-row table:style-name="ro1">
          <table:table-cell office:value-type="float" office:value="133049800" calcext:value-type="float">
            <text:p>13304980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32017760" calcext:value-type="float">
            <text:p>132017760</text:p>
          </table:table-cell>
          <table:table-cell office:value-type="float" office:value="230048344" calcext:value-type="float">
            <text:p>230048344</text:p>
          </table:table-cell>
        </table:table-row>
        <table:table-row table:style-name="ro1">
          <table:table-cell office:value-type="float" office:value="140273128" calcext:value-type="float">
            <text:p>14027312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26866032" calcext:value-type="float">
            <text:p>126866032</text:p>
          </table:table-cell>
          <table:table-cell office:value-type="float" office:value="137177280" calcext:value-type="float">
            <text:p>137177280</text:p>
          </table:table-cell>
          <table:table-cell office:value-type="float" office:value="230048344" calcext:value-type="float">
            <text:p>230048344</text:p>
          </table:table-cell>
        </table:table-row>
        <table:table-row table:style-name="ro1">
          <table:table-cell office:value-type="float" office:value="149560264" calcext:value-type="float">
            <text:p>14956026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45432512" calcext:value-type="float">
            <text:p>145432512</text:p>
          </table:table-cell>
          <table:table-cell office:value-type="float" office:value="235403352" calcext:value-type="float">
            <text:p>235403352</text:p>
          </table:table-cell>
        </table:table-row>
        <table:table-row table:style-name="ro1">
          <table:table-cell office:value-type="float" office:value="150592168" calcext:value-type="float">
            <text:p>150592168</text:p>
          </table:table-cell>
          <table:table-cell office:value-type="float" office:value="165891744" calcext:value-type="float">
            <text:p>165891744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48528224" calcext:value-type="float">
            <text:p>148528224</text:p>
          </table:table-cell>
          <table:table-cell office:value-type="float" office:value="237597816" calcext:value-type="float">
            <text:p>237597816</text:p>
          </table:table-cell>
        </table:table-row>
        <table:table-row table:style-name="ro1">
          <table:table-cell office:value-type="float" office:value="156783592" calcext:value-type="float">
            <text:p>15678359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34089360" calcext:value-type="float">
            <text:p>134089360</text:p>
          </table:table-cell>
          <table:table-cell office:value-type="float" office:value="152655840" calcext:value-type="float">
            <text:p>152655840</text:p>
          </table:table-cell>
          <table:table-cell office:value-type="float" office:value="237597816" calcext:value-type="float">
            <text:p>237597816</text:p>
          </table:table-cell>
        </table:table-row>
        <table:table-row table:style-name="ro1">
          <table:table-cell office:value-type="float" office:value="164006920" calcext:value-type="float">
            <text:p>164006920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43376496" calcext:value-type="float">
            <text:p>143376496</text:p>
          </table:table-cell>
          <table:table-cell office:value-type="float" office:value="159879168" calcext:value-type="float">
            <text:p>159879168</text:p>
          </table:table-cell>
          <table:table-cell office:value-type="float" office:value="244557192" calcext:value-type="float">
            <text:p>244557192</text:p>
          </table:table-cell>
        </table:table-row>
        <table:table-row table:style-name="ro1">
          <table:table-cell office:value-type="float" office:value="166070728" calcext:value-type="float">
            <text:p>166070728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65038688" calcext:value-type="float">
            <text:p>165038688</text:p>
          </table:table-cell>
          <table:table-cell office:value-type="float" office:value="246244536" calcext:value-type="float">
            <text:p>246244536</text:p>
          </table:table-cell>
        </table:table-row>
        <table:table-row table:style-name="ro1">
          <table:table-cell office:value-type="float" office:value="166070728" calcext:value-type="float">
            <text:p>166070728</text:p>
          </table:table-cell>
          <table:table-cell office:value-type="float" office:value="176011680" calcext:value-type="float">
            <text:p>176011680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65038688" calcext:value-type="float">
            <text:p>165038688</text:p>
          </table:table-cell>
          <table:table-cell office:value-type="float" office:value="246244536" calcext:value-type="float">
            <text:p>246244536</text:p>
          </table:table-cell>
        </table:table-row>
        <table:table-row table:style-name="ro1">
          <table:table-cell office:value-type="float" office:value="173294056" calcext:value-type="float">
            <text:p>17329405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58855056" calcext:value-type="float">
            <text:p>158855056</text:p>
          </table:table-cell>
          <table:table-cell office:value-type="float" office:value="170198208" calcext:value-type="float">
            <text:p>170198208</text:p>
          </table:table-cell>
          <table:table-cell office:value-type="float" office:value="246244536" calcext:value-type="float">
            <text:p>246244536</text:p>
          </table:table-cell>
        </table:table-row>
        <table:table-row table:style-name="ro1">
          <table:table-cell office:value-type="float" office:value="181549288" calcext:value-type="float">
            <text:p>18154928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73293920" calcext:value-type="float">
            <text:p>173293920</text:p>
          </table:table-cell>
          <table:table-cell office:value-type="float" office:value="246244536" calcext:value-type="float">
            <text:p>246244536</text:p>
          </table:table-cell>
        </table:table-row>
        <table:table-row table:style-name="ro1">
          <table:table-cell office:value-type="float" office:value="182581192" calcext:value-type="float">
            <text:p>18258119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253662888" calcext:value-type="float">
            <text:p>253662888</text:p>
          </table:table-cell>
        </table:table-row>
        <table:table-row table:style-name="ro1">
          <table:table-cell office:value-type="float" office:value="188772616" calcext:value-type="float">
            <text:p>18877261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72269808" calcext:value-type="float">
            <text:p>172269808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254104440" calcext:value-type="float">
            <text:p>254104440</text:p>
          </table:table-cell>
        </table:table-row>
        <table:table-row table:style-name="ro1">
          <table:table-cell office:value-type="float" office:value="195995944" calcext:value-type="float">
            <text:p>195995944</text:p>
          </table:table-cell>
          <table:table-cell office:value-type="float" office:value="186704320" calcext:value-type="float">
            <text:p>186704320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123783768" calcext:value-type="float">
            <text:p>123783768</text:p>
          </table:table-cell>
        </table:table-row>
        <table:table-row table:style-name="ro1">
          <table:table-cell office:value-type="float" office:value="199091656" calcext:value-type="float">
            <text:p>199091656</text:p>
          </table:table-cell>
          <table:table-cell office:value-type="float" office:value="121969280" calcext:value-type="float">
            <text:p>121969280</text:p>
          </table:table-cell>
          <table:table-cell office:value-type="float" office:value="191236992" calcext:value-type="float">
            <text:p>191236992</text:p>
          </table:table-cell>
          <table:table-cell office:value-type="float" office:value="188770800" calcext:value-type="float">
            <text:p>188770800</text:p>
          </table:table-cell>
          <table:table-cell office:value-type="float" office:value="130985608" calcext:value-type="float">
            <text:p>130985608</text:p>
          </table:table-cell>
        </table:table-row>
        <table:table-row table:style-name="ro1">
          <table:table-cell office:value-type="float" office:value="206314984" calcext:value-type="float">
            <text:p>20631498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96058000" calcext:value-type="float">
            <text:p>196058000</text:p>
          </table:table-cell>
          <table:table-cell office:value-type="float" office:value="141304648" calcext:value-type="float">
            <text:p>141304648</text:p>
          </table:table-cell>
        </table:table-row>
        <table:table-row table:style-name="ro1">
          <table:table-cell office:value-type="float" office:value="215027256" calcext:value-type="float">
            <text:p>215027256</text:p>
          </table:table-cell>
          <table:table-cell office:value-type="float" office:value="132018688" calcext:value-type="float">
            <text:p>132018688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147496072" calcext:value-type="float">
            <text:p>147496072</text:p>
          </table:table-cell>
        </table:table-row>
        <table:table-row table:style-name="ro1">
          <table:table-cell office:value-type="float" office:value="215027256" calcext:value-type="float">
            <text:p>215027256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151623688" calcext:value-type="float">
            <text:p>151623688</text:p>
          </table:table-cell>
        </table:table-row>
        <table:table-row table:style-name="ro1">
          <table:table-cell office:value-type="float" office:value="215027256" calcext:value-type="float">
            <text:p>215027256</text:p>
          </table:table-cell>
          <table:table-cell office:value-type="float" office:value="146465344" calcext:value-type="float">
            <text:p>146465344</text:p>
          </table:table-cell>
          <table:table-cell office:value-type="float" office:value="199096880" calcext:value-type="float">
            <text:p>199096880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155751304" calcext:value-type="float">
            <text:p>155751304</text:p>
          </table:table-cell>
        </table:table-row>
        <table:table-row table:style-name="ro1">
          <table:table-cell office:value-type="float" office:value="215027256" calcext:value-type="float">
            <text:p>215027256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164006536" calcext:value-type="float">
            <text:p>164006536</text:p>
          </table:table-cell>
        </table:table-row>
        <table:table-row table:style-name="ro1">
          <table:table-cell office:value-type="float" office:value="215027256" calcext:value-type="float">
            <text:p>215027256</text:p>
          </table:table-cell>
          <table:table-cell office:value-type="float" office:value="154720576" calcext:value-type="float">
            <text:p>154720576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205277424" calcext:value-type="float">
            <text:p>205277424</text:p>
          </table:table-cell>
          <table:table-cell office:value-type="float" office:value="167102248" calcext:value-type="float">
            <text:p>167102248</text:p>
          </table:table-cell>
        </table:table-row>
        <table:table-row table:style-name="ro1">
          <table:table-cell office:value-type="float" office:value="215027256" calcext:value-type="float">
            <text:p>215027256</text:p>
          </table:table-cell>
          <table:table-cell office:value-type="float" office:value="160912000" calcext:value-type="float">
            <text:p>160912000</text:p>
          </table:table-cell>
          <table:table-cell office:value-type="float" office:value="213605760" calcext:value-type="float">
            <text:p>213605760</text:p>
          </table:table-cell>
          <table:table-cell office:value-type="float" office:value="205277424" calcext:value-type="float">
            <text:p>205277424</text:p>
          </table:table-cell>
          <table:table-cell office:value-type="float" office:value="172261768" calcext:value-type="float">
            <text:p>172261768</text:p>
          </table:table-cell>
        </table:table-row>
        <table:table-row table:style-name="ro1">
          <table:table-cell office:value-type="float" office:value="220316712" calcext:value-type="float">
            <text:p>22031671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22451424" calcext:value-type="float">
            <text:p>122451424</text:p>
          </table:table-cell>
          <table:table-cell office:value-type="float" office:value="180517000" calcext:value-type="float">
            <text:p>180517000</text:p>
          </table:table-cell>
        </table:table-row>
        <table:table-row table:style-name="ro1">
          <table:table-cell office:value-type="float" office:value="222821608" calcext:value-type="float">
            <text:p>22282160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30985760" calcext:value-type="float">
            <text:p>130985760</text:p>
          </table:table-cell>
          <table:table-cell office:value-type="float" office:value="180517000" calcext:value-type="float">
            <text:p>180517000</text:p>
          </table:table-cell>
        </table:table-row>
        <table:table-row table:style-name="ro1">
          <table:table-cell office:value-type="float" office:value="222821608" calcext:value-type="float">
            <text:p>22282160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30985760" calcext:value-type="float">
            <text:p>130985760</text:p>
          </table:table-cell>
          <table:table-cell office:value-type="float" office:value="188772232" calcext:value-type="float">
            <text:p>188772232</text:p>
          </table:table-cell>
        </table:table-row>
        <table:table-row table:style-name="ro1">
          <table:table-cell office:value-type="float" office:value="231533880" calcext:value-type="float">
            <text:p>231533880</text:p>
          </table:table-cell>
          <table:table-cell office:value-type="float" office:value="166530000" calcext:value-type="float">
            <text:p>166530000</text:p>
          </table:table-cell>
          <table:table-cell office:value-type="float" office:value="118984096" calcext:value-type="float">
            <text:p>118984096</text:p>
          </table:table-cell>
          <table:table-cell office:value-type="float" office:value="137177184" calcext:value-type="float">
            <text:p>137177184</text:p>
          </table:table-cell>
          <table:table-cell office:value-type="float" office:value="197027464" calcext:value-type="float">
            <text:p>197027464</text:p>
          </table:table-cell>
        </table:table-row>
        <table:table-row table:style-name="ro1">
          <table:table-cell office:value-type="float" office:value="231533880" calcext:value-type="float">
            <text:p>231533880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44400512" calcext:value-type="float">
            <text:p>144400512</text:p>
          </table:table-cell>
          <table:table-cell office:value-type="float" office:value="199091272" calcext:value-type="float">
            <text:p>199091272</text:p>
          </table:table-cell>
        </table:table-row>
        <table:table-row table:style-name="ro1">
          <table:table-cell office:value-type="float" office:value="231533880" calcext:value-type="float">
            <text:p>231533880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47496224" calcext:value-type="float">
            <text:p>147496224</text:p>
          </table:table-cell>
          <table:table-cell office:value-type="float" office:value="205282696" calcext:value-type="float">
            <text:p>205282696</text:p>
          </table:table-cell>
        </table:table-row>
        <table:table-row table:style-name="ro1">
          <table:table-cell office:value-type="float" office:value="117259976" calcext:value-type="float">
            <text:p>117259976</text:p>
          </table:table-cell>
          <table:table-cell office:value-type="float" office:value="172982256" calcext:value-type="float">
            <text:p>172982256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53687648" calcext:value-type="float">
            <text:p>153687648</text:p>
          </table:table-cell>
          <table:table-cell office:value-type="float" office:value="209361192" calcext:value-type="float">
            <text:p>209361192</text:p>
          </table:table-cell>
        </table:table-row>
        <table:table-row table:style-name="ro1">
          <table:table-cell office:value-type="float" office:value="124794568" calcext:value-type="float">
            <text:p>124794568</text:p>
          </table:table-cell>
          <table:table-cell office:value-type="float" office:value="179941632" calcext:value-type="float">
            <text:p>179941632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60910976" calcext:value-type="float">
            <text:p>160910976</text:p>
          </table:table-cell>
          <table:table-cell office:value-type="float" office:value="213225576" calcext:value-type="float">
            <text:p>213225576</text:p>
          </table:table-cell>
        </table:table-row>
        <table:table-row table:style-name="ro1">
          <table:table-cell office:value-type="float" office:value="125826472" calcext:value-type="float">
            <text:p>12582647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33057456" calcext:value-type="float">
            <text:p>133057456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213225576" calcext:value-type="float">
            <text:p>213225576</text:p>
          </table:table-cell>
        </table:table-row>
        <table:table-row table:style-name="ro1">
          <table:table-cell office:value-type="float" office:value="126858376" calcext:value-type="float">
            <text:p>12685837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39248880" calcext:value-type="float">
            <text:p>139248880</text:p>
          </table:table-cell>
          <table:table-cell office:value-type="float" office:value="171230016" calcext:value-type="float">
            <text:p>171230016</text:p>
          </table:table-cell>
          <table:table-cell office:value-type="float" office:value="213225576" calcext:value-type="float">
            <text:p>213225576</text:p>
          </table:table-cell>
        </table:table-row>
        <table:table-row table:style-name="ro1">
          <table:table-cell office:value-type="float" office:value="132017896" calcext:value-type="float">
            <text:p>13201789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79485248" calcext:value-type="float">
            <text:p>179485248</text:p>
          </table:table-cell>
          <table:table-cell office:value-type="float" office:value="213225576" calcext:value-type="float">
            <text:p>213225576</text:p>
          </table:table-cell>
        </table:table-row>
        <table:table-row table:style-name="ro1">
          <table:table-cell office:value-type="float" office:value="136145512" calcext:value-type="float">
            <text:p>13614551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80517152" calcext:value-type="float">
            <text:p>180517152</text:p>
          </table:table-cell>
          <table:table-cell office:value-type="float" office:value="214257240" calcext:value-type="float">
            <text:p>214257240</text:p>
          </table:table-cell>
        </table:table-row>
        <table:table-row table:style-name="ro1">
          <table:table-cell office:value-type="float" office:value="145432648" calcext:value-type="float">
            <text:p>145432648</text:p>
          </table:table-cell>
          <table:table-cell office:value-type="float" office:value="186197184" calcext:value-type="float">
            <text:p>186197184</text:p>
          </table:table-cell>
          <table:table-cell office:value-type="float" office:value="155759344" calcext:value-type="float">
            <text:p>155759344</text:p>
          </table:table-cell>
          <table:table-cell office:value-type="float" office:value="180517152" calcext:value-type="float">
            <text:p>180517152</text:p>
          </table:table-cell>
          <table:table-cell office:value-type="float" office:value="221085480" calcext:value-type="float">
            <text:p>221085480</text:p>
          </table:table-cell>
        </table:table-row>
        <table:table-row table:style-name="ro1">
          <table:table-cell office:value-type="float" office:value="148528360" calcext:value-type="float">
            <text:p>148528360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82711600" calcext:value-type="float">
            <text:p>182711600</text:p>
          </table:table-cell>
          <table:table-cell office:value-type="float" office:value="226112664" calcext:value-type="float">
            <text:p>226112664</text:p>
          </table:table-cell>
        </table:table-row>
        <table:table-row table:style-name="ro1">
          <table:table-cell office:value-type="float" office:value="155751688" calcext:value-type="float">
            <text:p>155751688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88066624" calcext:value-type="float">
            <text:p>188066624</text:p>
          </table:table-cell>
          <table:table-cell office:value-type="float" office:value="229732200" calcext:value-type="float">
            <text:p>229732200</text:p>
          </table:table-cell>
        </table:table-row>
        <table:table-row table:style-name="ro1">
          <table:table-cell office:value-type="float" office:value="162975016" calcext:value-type="float">
            <text:p>162975016</text:p>
          </table:table-cell>
          <table:table-cell office:value-type="float" office:value="121969280" calcext:value-type="float">
            <text:p>121969280</text:p>
          </table:table-cell>
          <table:table-cell office:value-type="float" office:value="170206000" calcext:value-type="float">
            <text:p>170206000</text:p>
          </table:table-cell>
          <table:table-cell office:value-type="float" office:value="188066624" calcext:value-type="float">
            <text:p>188066624</text:p>
          </table:table-cell>
          <table:table-cell office:value-type="float" office:value="229732200" calcext:value-type="float">
            <text:p>229732200</text:p>
          </table:table-cell>
        </table:table-row>
        <table:table-row table:style-name="ro1">
          <table:table-cell office:value-type="float" office:value="165038824" calcext:value-type="float">
            <text:p>16503882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74333616" calcext:value-type="float">
            <text:p>174333616</text:p>
          </table:table-cell>
          <table:table-cell office:value-type="float" office:value="194846720" calcext:value-type="float">
            <text:p>194846720</text:p>
          </table:table-cell>
          <table:table-cell office:value-type="float" office:value="229732200" calcext:value-type="float">
            <text:p>229732200</text:p>
          </table:table-cell>
        </table:table-row>
        <table:table-row table:style-name="ro1">
          <table:table-cell office:value-type="float" office:value="169166440" calcext:value-type="float">
            <text:p>169166440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196713344" calcext:value-type="float">
            <text:p>196713344</text:p>
          </table:table-cell>
          <table:table-cell office:value-type="float" office:value="229732200" calcext:value-type="float">
            <text:p>229732200</text:p>
          </table:table-cell>
        </table:table-row>
        <table:table-row table:style-name="ro1">
          <table:table-cell office:value-type="float" office:value="174325928" calcext:value-type="float">
            <text:p>174325928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196713344" calcext:value-type="float">
            <text:p>196713344</text:p>
          </table:table-cell>
          <table:table-cell office:value-type="float" office:value="122730424" calcext:value-type="float">
            <text:p>122730424</text:p>
          </table:table-cell>
        </table:table-row>
        <table:table-row table:style-name="ro1">
          <table:table-cell office:value-type="float" office:value="181549288" calcext:value-type="float">
            <text:p>181549288</text:p>
          </table:table-cell>
          <table:table-cell office:value-type="float" office:value="140273920" calcext:value-type="float">
            <text:p>140273920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96713344" calcext:value-type="float">
            <text:p>196713344</text:p>
          </table:table-cell>
          <table:table-cell office:value-type="float" office:value="125826136" calcext:value-type="float">
            <text:p>125826136</text:p>
          </table:table-cell>
        </table:table-row>
        <table:table-row table:style-name="ro1">
          <table:table-cell office:value-type="float" office:value="186708808" calcext:value-type="float">
            <text:p>186708808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95691488" calcext:value-type="float">
            <text:p>195691488</text:p>
          </table:table-cell>
          <table:table-cell office:value-type="float" office:value="196713344" calcext:value-type="float">
            <text:p>196713344</text:p>
          </table:table-cell>
          <table:table-cell office:value-type="float" office:value="129953752" calcext:value-type="float">
            <text:p>129953752</text:p>
          </table:table-cell>
        </table:table-row>
        <table:table-row table:style-name="ro1">
          <table:table-cell office:value-type="float" office:value="195995944" calcext:value-type="float">
            <text:p>195995944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96713344" calcext:value-type="float">
            <text:p>196713344</text:p>
          </table:table-cell>
          <table:table-cell office:value-type="float" office:value="132017560" calcext:value-type="float">
            <text:p>132017560</text:p>
          </table:table-cell>
        </table:table-row>
        <table:table-row table:style-name="ro1">
          <table:table-cell office:value-type="float" office:value="198059752" calcext:value-type="float">
            <text:p>19805975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96713344" calcext:value-type="float">
            <text:p>196713344</text:p>
          </table:table-cell>
          <table:table-cell office:value-type="float" office:value="139240888" calcext:value-type="float">
            <text:p>139240888</text:p>
          </table:table-cell>
        </table:table-row>
        <table:table-row table:style-name="ro1">
          <table:table-cell office:value-type="float" office:value="205283080" calcext:value-type="float">
            <text:p>20528308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204000560" calcext:value-type="float">
            <text:p>204000560</text:p>
          </table:table-cell>
          <table:table-cell office:value-type="float" office:value="143368504" calcext:value-type="float">
            <text:p>143368504</text:p>
          </table:table-cell>
        </table:table-row>
        <table:table-row table:style-name="ro1">
          <table:table-cell office:value-type="float" office:value="208771464" calcext:value-type="float">
            <text:p>20877146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8655344" calcext:value-type="float">
            <text:p>198655344</text:p>
          </table:table-cell>
          <table:table-cell office:value-type="float" office:value="204573248" calcext:value-type="float">
            <text:p>204573248</text:p>
          </table:table-cell>
          <table:table-cell office:value-type="float" office:value="148528024" calcext:value-type="float">
            <text:p>148528024</text:p>
          </table:table-cell>
        </table:table-row>
        <table:table-row table:style-name="ro1">
          <table:table-cell office:value-type="float" office:value="213929784" calcext:value-type="float">
            <text:p>21392978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22451424" calcext:value-type="float">
            <text:p>122451424</text:p>
          </table:table-cell>
          <table:table-cell office:value-type="float" office:value="148528024" calcext:value-type="float">
            <text:p>148528024</text:p>
          </table:table-cell>
        </table:table-row>
        <table:table-row table:style-name="ro1">
          <table:table-cell office:value-type="float" office:value="213929784" calcext:value-type="float">
            <text:p>213929784</text:p>
          </table:table-cell>
          <table:table-cell office:value-type="float" office:value="169559424" calcext:value-type="float">
            <text:p>169559424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55751352" calcext:value-type="float">
            <text:p>155751352</text:p>
          </table:table-cell>
        </table:table-row>
        <table:table-row table:style-name="ro1">
          <table:table-cell office:value-type="float" office:value="213929784" calcext:value-type="float">
            <text:p>213929784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212967504" calcext:value-type="float">
            <text:p>212967504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65038488" calcext:value-type="float">
            <text:p>165038488</text:p>
          </table:table-cell>
        </table:table-row>
        <table:table-row table:style-name="ro1">
          <table:table-cell office:value-type="float" office:value="213929784" calcext:value-type="float">
            <text:p>213929784</text:p>
          </table:table-cell>
          <table:table-cell office:value-type="float" office:value="175683840" calcext:value-type="float">
            <text:p>175683840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38209136" calcext:value-type="float">
            <text:p>138209136</text:p>
          </table:table-cell>
          <table:table-cell office:value-type="float" office:value="165038488" calcext:value-type="float">
            <text:p>165038488</text:p>
          </table:table-cell>
        </table:table-row>
        <table:table-row table:style-name="ro1">
          <table:table-cell office:value-type="float" office:value="220823592" calcext:value-type="float">
            <text:p>22082359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72261816" calcext:value-type="float">
            <text:p>172261816</text:p>
          </table:table-cell>
        </table:table-row>
        <table:table-row table:style-name="ro1">
          <table:table-cell office:value-type="float" office:value="221789704" calcext:value-type="float">
            <text:p>221789704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59879120" calcext:value-type="float">
            <text:p>159879120</text:p>
          </table:table-cell>
          <table:table-cell office:value-type="float" office:value="182580856" calcext:value-type="float">
            <text:p>182580856</text:p>
          </table:table-cell>
        </table:table-row>
        <table:table-row table:style-name="ro1">
          <table:table-cell office:value-type="float" office:value="230436408" calcext:value-type="float">
            <text:p>230436408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26866032" calcext:value-type="float">
            <text:p>12686603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94963704" calcext:value-type="float">
            <text:p>194963704</text:p>
          </table:table-cell>
        </table:table-row>
        <table:table-row table:style-name="ro1">
          <table:table-cell office:value-type="float" office:value="230436408" calcext:value-type="float">
            <text:p>230436408</text:p>
          </table:table-cell>
          <table:table-cell office:value-type="float" office:value="121968848" calcext:value-type="float">
            <text:p>121968848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65038640" calcext:value-type="float">
            <text:p>165038640</text:p>
          </table:table-cell>
          <table:table-cell office:value-type="float" office:value="198059416" calcext:value-type="float">
            <text:p>198059416</text:p>
          </table:table-cell>
        </table:table-row>
        <table:table-row table:style-name="ro1">
          <table:table-cell office:value-type="float" office:value="230436408" calcext:value-type="float">
            <text:p>230436408</text:p>
          </table:table-cell>
          <table:table-cell office:value-type="float" office:value="126237696" calcext:value-type="float">
            <text:p>126237696</text:p>
          </table:table-cell>
          <table:table-cell office:value-type="float" office:value="135121264" calcext:value-type="float">
            <text:p>135121264</text:p>
          </table:table-cell>
          <table:table-cell office:value-type="float" office:value="168134352" calcext:value-type="float">
            <text:p>168134352</text:p>
          </table:table-cell>
          <table:table-cell office:value-type="float" office:value="202187032" calcext:value-type="float">
            <text:p>202187032</text:p>
          </table:table-cell>
        </table:table-row>
        <table:table-row table:style-name="ro1">
          <table:table-cell office:value-type="float" office:value="117262088" calcext:value-type="float">
            <text:p>117262088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43376496" calcext:value-type="float">
            <text:p>143376496</text:p>
          </table:table-cell>
          <table:table-cell office:value-type="float" office:value="175357680" calcext:value-type="float">
            <text:p>175357680</text:p>
          </table:table-cell>
          <table:table-cell office:value-type="float" office:value="205282744" calcext:value-type="float">
            <text:p>205282744</text:p>
          </table:table-cell>
        </table:table-row>
        <table:table-row table:style-name="ro1">
          <table:table-cell office:value-type="float" office:value="121698872" calcext:value-type="float">
            <text:p>12169887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80517200" calcext:value-type="float">
            <text:p>180517200</text:p>
          </table:table-cell>
          <table:table-cell office:value-type="float" office:value="211227864" calcext:value-type="float">
            <text:p>211227864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149567920" calcext:value-type="float">
            <text:p>149567920</text:p>
          </table:table-cell>
          <table:table-cell office:value-type="float" office:value="180517200" calcext:value-type="float">
            <text:p>180517200</text:p>
          </table:table-cell>
          <table:table-cell office:value-type="float" office:value="213929448" calcext:value-type="float">
            <text:p>213929448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55759344" calcext:value-type="float">
            <text:p>155759344</text:p>
          </table:table-cell>
          <table:table-cell office:value-type="float" office:value="180517200" calcext:value-type="float">
            <text:p>180517200</text:p>
          </table:table-cell>
          <table:table-cell office:value-type="float" office:value="213929448" calcext:value-type="float">
            <text:p>213929448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48529152" calcext:value-type="float">
            <text:p>148529152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86200048" calcext:value-type="float">
            <text:p>186200048</text:p>
          </table:table-cell>
          <table:table-cell office:value-type="float" office:value="213929448" calcext:value-type="float">
            <text:p>213929448</text:p>
          </table:table-cell>
        </table:table-row>
        <table:table-row table:style-name="ro1">
          <table:table-cell office:value-type="float" office:value="135113656" calcext:value-type="float">
            <text:p>135113656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88066672" calcext:value-type="float">
            <text:p>188066672</text:p>
          </table:table-cell>
          <table:table-cell office:value-type="float" office:value="215485656" calcext:value-type="float">
            <text:p>215485656</text:p>
          </table:table-cell>
        </table:table-row>
        <table:table-row table:style-name="ro1">
          <table:table-cell office:value-type="float" office:value="147496504" calcext:value-type="float">
            <text:p>14749650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72269808" calcext:value-type="float">
            <text:p>172269808</text:p>
          </table:table-cell>
          <table:table-cell office:value-type="float" office:value="191996624" calcext:value-type="float">
            <text:p>191996624</text:p>
          </table:table-cell>
          <table:table-cell office:value-type="float" office:value="221789368" calcext:value-type="float">
            <text:p>221789368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196713392" calcext:value-type="float">
            <text:p>196713392</text:p>
          </table:table-cell>
          <table:table-cell office:value-type="float" office:value="221789368" calcext:value-type="float">
            <text:p>221789368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196713392" calcext:value-type="float">
            <text:p>196713392</text:p>
          </table:table-cell>
          <table:table-cell office:value-type="float" office:value="226947864" calcext:value-type="float">
            <text:p>226947864</text:p>
          </table:table-cell>
        </table:table-row>
        <table:table-row table:style-name="ro1">
          <table:table-cell office:value-type="float" office:value="160911256" calcext:value-type="float">
            <text:p>160911256</text:p>
          </table:table-cell>
          <table:table-cell office:value-type="float" office:value="165170496" calcext:value-type="float">
            <text:p>165170496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96713392" calcext:value-type="float">
            <text:p>196713392</text:p>
          </table:table-cell>
          <table:table-cell office:value-type="float" office:value="230436072" calcext:value-type="float">
            <text:p>230436072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96713392" calcext:value-type="float">
            <text:p>196713392</text:p>
          </table:table-cell>
          <table:table-cell office:value-type="float" office:value="230436072" calcext:value-type="float">
            <text:p>230436072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92793200" calcext:value-type="float">
            <text:p>192793200</text:p>
          </table:table-cell>
          <table:table-cell office:value-type="float" office:value="197548352" calcext:value-type="float">
            <text:p>197548352</text:p>
          </table:table-cell>
          <table:table-cell office:value-type="float" office:value="230436072" calcext:value-type="float">
            <text:p>230436072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202968944" calcext:value-type="float">
            <text:p>202968944</text:p>
          </table:table-cell>
          <table:table-cell office:value-type="float" office:value="117268664" calcext:value-type="float">
            <text:p>117268664</text:p>
          </table:table-cell>
        </table:table-row>
        <table:table-row table:style-name="ro1">
          <table:table-cell office:value-type="float" office:value="179485528" calcext:value-type="float">
            <text:p>17948552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204573296" calcext:value-type="float">
            <text:p>204573296</text:p>
          </table:table-cell>
          <table:table-cell office:value-type="float" office:value="125825992" calcext:value-type="float">
            <text:p>12582599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204573296" calcext:value-type="float">
            <text:p>204573296</text:p>
          </table:table-cell>
          <table:table-cell office:value-type="float" office:value="125825992" calcext:value-type="float">
            <text:p>125825992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1970656" calcext:value-type="float">
            <text:p>121970656</text:p>
          </table:table-cell>
          <table:table-cell office:value-type="float" office:value="130985512" calcext:value-type="float">
            <text:p>130985512</text:p>
          </table:table-cell>
        </table:table-row>
        <table:table-row table:style-name="ro1">
          <table:table-cell office:value-type="float" office:value="195995992" calcext:value-type="float">
            <text:p>19599599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7689248" calcext:value-type="float">
            <text:p>197689248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32017416" calcext:value-type="float">
            <text:p>13201741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32017416" calcext:value-type="float">
            <text:p>13201741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81742688" calcext:value-type="float">
            <text:p>181742688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37176936" calcext:value-type="float">
            <text:p>137176936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211870272" calcext:value-type="float">
            <text:p>211870272</text:p>
          </table:table-cell>
          <table:table-cell office:value-type="float" office:value="136145328" calcext:value-type="float">
            <text:p>136145328</text:p>
          </table:table-cell>
          <table:table-cell office:value-type="float" office:value="148527880" calcext:value-type="float">
            <text:p>148527880</text:p>
          </table:table-cell>
        </table:table-row>
        <table:table-row table:style-name="ro1">
          <table:table-cell office:value-type="float" office:value="208264392" calcext:value-type="float">
            <text:p>208264392</text:p>
          </table:table-cell>
          <table:table-cell office:value-type="float" office:value="121968848" calcext:value-type="float">
            <text:p>121968848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44400560" calcext:value-type="float">
            <text:p>144400560</text:p>
          </table:table-cell>
          <table:table-cell office:value-type="float" office:value="148527880" calcext:value-type="float">
            <text:p>14852788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26828112" calcext:value-type="float">
            <text:p>126828112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55751208" calcext:value-type="float">
            <text:p>15575120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55751504" calcext:value-type="float">
            <text:p>155751504</text:p>
          </table:table-cell>
          <table:table-cell office:value-type="float" office:value="165038344" calcext:value-type="float">
            <text:p>16503834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213920576" calcext:value-type="float">
            <text:p>213920576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65038344" calcext:value-type="float">
            <text:p>16503834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35114368" calcext:value-type="float">
            <text:p>135114368</text:p>
          </table:table-cell>
          <table:table-cell office:value-type="float" office:value="123770320" calcext:value-type="float">
            <text:p>123770320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71229768" calcext:value-type="float">
            <text:p>17122976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72261968" calcext:value-type="float">
            <text:p>172261968</text:p>
          </table:table-cell>
          <table:table-cell office:value-type="float" office:value="176389288" calcext:value-type="float">
            <text:p>1763892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41305792" calcext:value-type="float">
            <text:p>141305792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80517200" calcext:value-type="float">
            <text:p>180517200</text:p>
          </table:table-cell>
          <table:table-cell office:value-type="float" office:value="181548808" calcext:value-type="float">
            <text:p>181548808</text:p>
          </table:table-cell>
        </table:table-row>
        <table:table-row table:style-name="ro1">
          <table:table-cell office:value-type="float" office:value="219153720" calcext:value-type="float">
            <text:p>219153720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80517200" calcext:value-type="float">
            <text:p>180517200</text:p>
          </table:table-cell>
          <table:table-cell office:value-type="float" office:value="181548808" calcext:value-type="float">
            <text:p>181548808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41312688" calcext:value-type="float">
            <text:p>141312688</text:p>
          </table:table-cell>
          <table:table-cell office:value-type="float" office:value="188772432" calcext:value-type="float">
            <text:p>188772432</text:p>
          </table:table-cell>
          <table:table-cell office:value-type="float" office:value="188772136" calcext:value-type="float">
            <text:p>188772136</text:p>
          </table:table-cell>
        </table:table-row>
        <table:table-row table:style-name="ro1">
          <table:table-cell office:value-type="float" office:value="223345944" calcext:value-type="float">
            <text:p>223345944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92064112" calcext:value-type="float">
            <text:p>192064112</text:p>
          </table:table-cell>
          <table:table-cell office:value-type="float" office:value="197027368" calcext:value-type="float">
            <text:p>197027368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2975808" calcext:value-type="float">
            <text:p>162975808</text:p>
          </table:table-cell>
          <table:table-cell office:value-type="float" office:value="153695536" calcext:value-type="float">
            <text:p>153695536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198059272" calcext:value-type="float">
            <text:p>19805927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60918864" calcext:value-type="float">
            <text:p>160918864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205282600" calcext:value-type="float">
            <text:p>205282600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206576520" calcext:value-type="float">
            <text:p>206576520</text:p>
          </table:table-cell>
        </table:table-row>
        <table:table-row table:style-name="ro1">
          <table:table-cell office:value-type="float" office:value="117259544" calcext:value-type="float">
            <text:p>11725954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213929304" calcext:value-type="float">
            <text:p>213929304</text:p>
          </table:table-cell>
        </table:table-row>
        <table:table-row table:style-name="ro1">
          <table:table-cell office:value-type="float" office:value="122730808" calcext:value-type="float">
            <text:p>122730808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72269808" calcext:value-type="float">
            <text:p>172269808</text:p>
          </table:table-cell>
          <table:table-cell office:value-type="float" office:value="204575216" calcext:value-type="float">
            <text:p>204575216</text:p>
          </table:table-cell>
          <table:table-cell office:value-type="float" office:value="213929304" calcext:value-type="float">
            <text:p>213929304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74652176" calcext:value-type="float">
            <text:p>174652176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213221936" calcext:value-type="float">
            <text:p>213221936</text:p>
          </table:table-cell>
          <table:table-cell office:value-type="float" office:value="221019816" calcext:value-type="float">
            <text:p>221019816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84652656" calcext:value-type="float">
            <text:p>184652656</text:p>
          </table:table-cell>
          <table:table-cell office:value-type="float" office:value="213221936" calcext:value-type="float">
            <text:p>213221936</text:p>
          </table:table-cell>
          <table:table-cell office:value-type="float" office:value="221789224" calcext:value-type="float">
            <text:p>221789224</text:p>
          </table:table-cell>
        </table:table-row>
        <table:table-row table:style-name="ro1">
          <table:table-cell office:value-type="float" office:value="137177464" calcext:value-type="float">
            <text:p>137177464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213221936" calcext:value-type="float">
            <text:p>213221936</text:p>
          </table:table-cell>
          <table:table-cell office:value-type="float" office:value="227472072" calcext:value-type="float">
            <text:p>227472072</text:p>
          </table:table-cell>
        </table:table-row>
        <table:table-row table:style-name="ro1">
          <table:table-cell office:value-type="float" office:value="147496504" calcext:value-type="float">
            <text:p>147496504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4069712" calcext:value-type="float">
            <text:p>194069712</text:p>
          </table:table-cell>
          <table:table-cell office:value-type="float" office:value="117261184" calcext:value-type="float">
            <text:p>117261184</text:p>
          </table:table-cell>
          <table:table-cell office:value-type="float" office:value="230435928" calcext:value-type="float">
            <text:p>230435928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5826336" calcext:value-type="float">
            <text:p>125826336</text:p>
          </table:table-cell>
          <table:table-cell office:value-type="float" office:value="230435928" calcext:value-type="float">
            <text:p>230435928</text:p>
          </table:table-cell>
        </table:table-row>
        <table:table-row table:style-name="ro1">
          <table:table-cell office:value-type="float" office:value="154719832" calcext:value-type="float">
            <text:p>154719832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5826336" calcext:value-type="float">
            <text:p>125826336</text:p>
          </table:table-cell>
          <table:table-cell office:value-type="float" office:value="230435928" calcext:value-type="float">
            <text:p>230435928</text:p>
          </table:table-cell>
        </table:table-row>
        <table:table-row table:style-name="ro1">
          <table:table-cell office:value-type="float" office:value="160911256" calcext:value-type="float">
            <text:p>160911256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30985856" calcext:value-type="float">
            <text:p>130985856</text:p>
          </table:table-cell>
          <table:table-cell office:value-type="float" office:value="118205576" calcext:value-type="float">
            <text:p>118205576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22533304" calcext:value-type="float">
            <text:p>12253330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32017760" calcext:value-type="float">
            <text:p>132017760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27138768" calcext:value-type="float">
            <text:p>127138768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37177280" calcext:value-type="float">
            <text:p>137177280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69166488" calcext:value-type="float">
            <text:p>169166488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40272992" calcext:value-type="float">
            <text:p>140272992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46464416" calcext:value-type="float">
            <text:p>146464416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75357912" calcext:value-type="float">
            <text:p>175357912</text:p>
          </table:table-cell>
          <table:table-cell office:value-type="float" office:value="137178208" calcext:value-type="float">
            <text:p>137178208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48528224" calcext:value-type="float">
            <text:p>148528224</text:p>
          </table:table-cell>
          <table:table-cell office:value-type="float" office:value="137176984" calcext:value-type="float">
            <text:p>137176984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42337728" calcext:value-type="float">
            <text:p>142337728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55751552" calcext:value-type="float">
            <text:p>155751552</text:p>
          </table:table-cell>
          <table:table-cell office:value-type="float" office:value="146464120" calcext:value-type="float">
            <text:p>146464120</text:p>
          </table:table-cell>
        </table:table-row>
        <table:table-row table:style-name="ro1">
          <table:table-cell office:value-type="float" office:value="187740760" calcext:value-type="float">
            <text:p>187740760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62974880" calcext:value-type="float">
            <text:p>162974880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92900280" calcext:value-type="float">
            <text:p>192900280</text:p>
          </table:table-cell>
          <table:table-cell office:value-type="float" office:value="150592960" calcext:value-type="float">
            <text:p>150592960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65038688" calcext:value-type="float">
            <text:p>165038688</text:p>
          </table:table-cell>
          <table:table-cell office:value-type="float" office:value="150591736" calcext:value-type="float">
            <text:p>15059173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56784384" calcext:value-type="float">
            <text:p>15678438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65038688" calcext:value-type="float">
            <text:p>165038688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72262016" calcext:value-type="float">
            <text:p>172262016</text:p>
          </table:table-cell>
          <table:table-cell office:value-type="float" office:value="162974584" calcext:value-type="float">
            <text:p>162974584</text:p>
          </table:table-cell>
        </table:table-row>
        <table:table-row table:style-name="ro1">
          <table:table-cell office:value-type="float" office:value="210703704" calcext:value-type="float">
            <text:p>21070370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13921056" calcext:value-type="float">
            <text:p>213921056</text:p>
          </table:table-cell>
          <table:table-cell office:value-type="float" office:value="179485344" calcext:value-type="float">
            <text:p>179485344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23770320" calcext:value-type="float">
            <text:p>123770320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171229816" calcext:value-type="float">
            <text:p>171229816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86528176" calcext:value-type="float">
            <text:p>186528176</text:p>
          </table:table-cell>
          <table:table-cell office:value-type="float" office:value="180516952" calcext:value-type="float">
            <text:p>18051695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74717744" calcext:value-type="float">
            <text:p>174717744</text:p>
          </table:table-cell>
          <table:table-cell office:value-type="float" office:value="137185072" calcext:value-type="float">
            <text:p>137185072</text:p>
          </table:table-cell>
          <table:table-cell office:value-type="float" office:value="188770800" calcext:value-type="float">
            <text:p>188770800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88770800" calcext:value-type="float">
            <text:p>188770800</text:p>
          </table:table-cell>
          <table:table-cell office:value-type="float" office:value="184644568" calcext:value-type="float">
            <text:p>184644568</text:p>
          </table:table-cell>
        </table:table-row>
        <table:table-row table:style-name="ro1">
          <table:table-cell office:value-type="float" office:value="217925352" calcext:value-type="float">
            <text:p>21792535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97220800" calcext:value-type="float">
            <text:p>197220800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221610456" calcext:value-type="float">
            <text:p>22161045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55759344" calcext:value-type="float">
            <text:p>155759344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194963608" calcext:value-type="float">
            <text:p>194963608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60918864" calcext:value-type="float">
            <text:p>160918864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28504264" calcext:value-type="float">
            <text:p>228504264</text:p>
          </table:table-cell>
          <table:table-cell office:value-type="float" office:value="181432272" calcext:value-type="float">
            <text:p>181432272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205282648" calcext:value-type="float">
            <text:p>205282648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68142192" calcext:value-type="float">
            <text:p>168142192</text:p>
          </table:table-cell>
          <table:table-cell office:value-type="float" office:value="197417504" calcext:value-type="float">
            <text:p>197417504</text:p>
          </table:table-cell>
          <table:table-cell office:value-type="float" office:value="208508760" calcext:value-type="float">
            <text:p>208508760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21968848" calcext:value-type="float">
            <text:p>121968848</text:p>
          </table:table-cell>
          <table:table-cell office:value-type="float" office:value="175365520" calcext:value-type="float">
            <text:p>175365520</text:p>
          </table:table-cell>
          <table:table-cell office:value-type="float" office:value="205277424" calcext:value-type="float">
            <text:p>2052774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27346352" calcext:value-type="float">
            <text:p>127346352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205277424" calcext:value-type="float">
            <text:p>2052774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205264624" calcext:value-type="float">
            <text:p>2052646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120137096" calcext:value-type="float">
            <text:p>120137096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26724368" calcext:value-type="float">
            <text:p>126724368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35114400" calcext:value-type="float">
            <text:p>135114400</text:p>
          </table:table-cell>
          <table:table-cell office:value-type="float" office:value="193038048" calcext:value-type="float">
            <text:p>193038048</text:p>
          </table:table-cell>
          <table:table-cell office:value-type="float" office:value="130985760" calcext:value-type="float">
            <text:p>130985760</text:p>
          </table:table-cell>
          <table:table-cell office:value-type="float" office:value="216958776" calcext:value-type="float">
            <text:p>216958776</text:p>
          </table:table-cell>
        </table:table-row>
        <table:table-row table:style-name="ro1">
          <table:table-cell office:value-type="float" office:value="128922232" calcext:value-type="float">
            <text:p>128922232</text:p>
          </table:table-cell>
          <table:table-cell office:value-type="float" office:value="143369632" calcext:value-type="float">
            <text:p>14336963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30985760" calcext:value-type="float">
            <text:p>130985760</text:p>
          </table:table-cell>
          <table:table-cell office:value-type="float" office:value="221789272" calcext:value-type="float">
            <text:p>221789272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38209088" calcext:value-type="float">
            <text:p>138209088</text:p>
          </table:table-cell>
          <table:table-cell office:value-type="float" office:value="222379368" calcext:value-type="float">
            <text:p>222379368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60912000" calcext:value-type="float">
            <text:p>160912000</text:p>
          </table:table-cell>
          <table:table-cell office:value-type="float" office:value="199293600" calcext:value-type="float">
            <text:p>199293600</text:p>
          </table:table-cell>
          <table:table-cell office:value-type="float" office:value="147496224" calcext:value-type="float">
            <text:p>147496224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46464600" calcext:value-type="float">
            <text:p>14646460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06139264" calcext:value-type="float">
            <text:p>206139264</text:p>
          </table:table-cell>
          <table:table-cell office:value-type="float" office:value="156783360" calcext:value-type="float">
            <text:p>156783360</text:p>
          </table:table-cell>
          <table:table-cell office:value-type="float" office:value="119742344" calcext:value-type="float">
            <text:p>119742344</text:p>
          </table:table-cell>
        </table:table-row>
        <table:table-row table:style-name="ro1">
          <table:table-cell office:value-type="float" office:value="150592216" calcext:value-type="float">
            <text:p>15059221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58847448" calcext:value-type="float">
            <text:p>158847448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69166208" calcext:value-type="float">
            <text:p>16916620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62975064" calcext:value-type="float">
            <text:p>162975064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74325728" calcext:value-type="float">
            <text:p>174325728</text:p>
          </table:table-cell>
          <table:table-cell office:value-type="float" office:value="137176984" calcext:value-type="float">
            <text:p>137176984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77305616" calcext:value-type="float">
            <text:p>177305616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80517152" calcext:value-type="float">
            <text:p>180517152</text:p>
          </table:table-cell>
          <table:table-cell office:value-type="float" office:value="147496024" calcext:value-type="float">
            <text:p>147496024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19237296" calcext:value-type="float">
            <text:p>119237296</text:p>
          </table:table-cell>
          <table:table-cell office:value-type="float" office:value="180517152" calcext:value-type="float">
            <text:p>180517152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86708576" calcext:value-type="float">
            <text:p>186708576</text:p>
          </table:table-cell>
          <table:table-cell office:value-type="float" office:value="153687448" calcext:value-type="float">
            <text:p>153687448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28929840" calcext:value-type="float">
            <text:p>128929840</text:p>
          </table:table-cell>
          <table:table-cell office:value-type="float" office:value="188772384" calcext:value-type="float">
            <text:p>188772384</text:p>
          </table:table-cell>
          <table:table-cell office:value-type="float" office:value="160910776" calcext:value-type="float">
            <text:p>160910776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96715264" calcext:value-type="float">
            <text:p>196715264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37185072" calcext:value-type="float">
            <text:p>137185072</text:p>
          </table:table-cell>
          <table:table-cell office:value-type="float" office:value="196715264" calcext:value-type="float">
            <text:p>196715264</text:p>
          </table:table-cell>
          <table:table-cell office:value-type="float" office:value="170197912" calcext:value-type="float">
            <text:p>170197912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46472208" calcext:value-type="float">
            <text:p>146472208</text:p>
          </table:table-cell>
          <table:table-cell office:value-type="float" office:value="196715264" calcext:value-type="float">
            <text:p>196715264</text:p>
          </table:table-cell>
          <table:table-cell office:value-type="float" office:value="176389336" calcext:value-type="float">
            <text:p>17638933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96715264" calcext:value-type="float">
            <text:p>196715264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21969280" calcext:value-type="float">
            <text:p>121969280</text:p>
          </table:table-cell>
          <table:table-cell office:value-type="float" office:value="153695536" calcext:value-type="float">
            <text:p>153695536</text:p>
          </table:table-cell>
          <table:table-cell office:value-type="float" office:value="199482416" calcext:value-type="float">
            <text:p>199482416</text:p>
          </table:table-cell>
          <table:table-cell office:value-type="float" office:value="185676472" calcext:value-type="float">
            <text:p>185676472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27346352" calcext:value-type="float">
            <text:p>127346352</text:p>
          </table:table-cell>
          <table:table-cell office:value-type="float" office:value="160918864" calcext:value-type="float">
            <text:p>160918864</text:p>
          </table:table-cell>
          <table:table-cell office:value-type="float" office:value="204575168" calcext:value-type="float">
            <text:p>204575168</text:p>
          </table:table-cell>
          <table:table-cell office:value-type="float" office:value="187740280" calcext:value-type="float">
            <text:p>187740280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204575168" calcext:value-type="float">
            <text:p>204575168</text:p>
          </table:table-cell>
          <table:table-cell office:value-type="float" office:value="189804088" calcext:value-type="float">
            <text:p>189804088</text:p>
          </table:table-cell>
        </table:table-row>
        <table:table-row table:style-name="ro1">
          <table:table-cell office:value-type="float" office:value="210703704" calcext:value-type="float">
            <text:p>21070370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70206000" calcext:value-type="float">
            <text:p>170206000</text:p>
          </table:table-cell>
          <table:table-cell office:value-type="float" office:value="204575168" calcext:value-type="float">
            <text:p>204575168</text:p>
          </table:table-cell>
          <table:table-cell office:value-type="float" office:value="194963608" calcext:value-type="float">
            <text:p>19496360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33050592" calcext:value-type="float">
            <text:p>133050592</text:p>
          </table:table-cell>
          <table:table-cell office:value-type="float" office:value="178461232" calcext:value-type="float">
            <text:p>178461232</text:p>
          </table:table-cell>
          <table:table-cell office:value-type="float" office:value="213221888" calcext:value-type="float">
            <text:p>213221888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213221888" calcext:value-type="float">
            <text:p>213221888</text:p>
          </table:table-cell>
          <table:table-cell office:value-type="float" office:value="201155032" calcext:value-type="float">
            <text:p>20115503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86716464" calcext:value-type="float">
            <text:p>186716464</text:p>
          </table:table-cell>
          <table:table-cell office:value-type="float" office:value="213221888" calcext:value-type="float">
            <text:p>213221888</text:p>
          </table:table-cell>
          <table:table-cell office:value-type="float" office:value="205282648" calcext:value-type="float">
            <text:p>20528264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49561056" calcext:value-type="float">
            <text:p>149561056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213221888" calcext:value-type="float">
            <text:p>213221888</text:p>
          </table:table-cell>
          <table:table-cell office:value-type="float" office:value="212259432" calcext:value-type="float">
            <text:p>21225943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0322688" calcext:value-type="float">
            <text:p>120322688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5826336" calcext:value-type="float">
            <text:p>125826336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9535928" calcext:value-type="float">
            <text:p>22953592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7890144" calcext:value-type="float">
            <text:p>12789014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32017760" calcext:value-type="float">
            <text:p>132017760</text:p>
          </table:table-cell>
          <table:table-cell office:value-type="float" office:value="216254952" calcext:value-type="float">
            <text:p>21625495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32017760" calcext:value-type="float">
            <text:p>132017760</text:p>
          </table:table-cell>
          <table:table-cell office:value-type="float" office:value="221019864" calcext:value-type="float">
            <text:p>221019864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35113472" calcext:value-type="float">
            <text:p>135113472</text:p>
          </table:table-cell>
          <table:table-cell office:value-type="float" office:value="221789272" calcext:value-type="float">
            <text:p>221789272</text:p>
          </table:table-cell>
        </table:table-row>
        <table:table-row table:style-name="ro1">
          <table:table-cell office:value-type="float" office:value="230431688" calcext:value-type="float">
            <text:p>230431688</text:p>
          </table:table-cell>
          <table:table-cell office:value-type="float" office:value="168331056" calcext:value-type="float">
            <text:p>168331056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41304896" calcext:value-type="float">
            <text:p>141304896</text:p>
          </table:table-cell>
          <table:table-cell office:value-type="float" office:value="223017624" calcext:value-type="float">
            <text:p>223017624</text:p>
          </table:table-cell>
        </table:table-row>
        <table:table-row table:style-name="ro1">
          <table:table-cell office:value-type="float" office:value="122730808" calcext:value-type="float">
            <text:p>122730808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207481344" calcext:value-type="float">
            <text:p>207481344</text:p>
          </table:table-cell>
          <table:table-cell office:value-type="float" office:value="148528224" calcext:value-type="float">
            <text:p>148528224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213164208" calcext:value-type="float">
            <text:p>213164208</text:p>
          </table:table-cell>
          <table:table-cell office:value-type="float" office:value="151623936" calcext:value-type="float">
            <text:p>151623936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59879168" calcext:value-type="float">
            <text:p>159879168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65038688" calcext:value-type="float">
            <text:p>165038688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33049848" calcext:value-type="float">
            <text:p>13304984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67102496" calcext:value-type="float">
            <text:p>167102496</text:p>
          </table:table-cell>
          <table:table-cell office:value-type="float" office:value="118300600" calcext:value-type="float">
            <text:p>118300600</text:p>
          </table:table-cell>
        </table:table-row>
        <table:table-row table:style-name="ro1">
          <table:table-cell office:value-type="float" office:value="145432696" calcext:value-type="float">
            <text:p>14543269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19237776" calcext:value-type="float">
            <text:p>119237776</text:p>
          </table:table-cell>
          <table:table-cell office:value-type="float" office:value="172262016" calcext:value-type="float">
            <text:p>172262016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81939392" calcext:value-type="float">
            <text:p>181939392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80517248" calcext:value-type="float">
            <text:p>18051724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51624120" calcext:value-type="float">
            <text:p>151624120</text:p>
          </table:table-cell>
          <table:table-cell office:value-type="float" office:value="121969280" calcext:value-type="float">
            <text:p>121969280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88772480" calcext:value-type="float">
            <text:p>188772480</text:p>
          </table:table-cell>
          <table:table-cell office:value-type="float" office:value="137176984" calcext:value-type="float">
            <text:p>137176984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38216976" calcext:value-type="float">
            <text:p>138216976</text:p>
          </table:table-cell>
          <table:table-cell office:value-type="float" office:value="197419184" calcext:value-type="float">
            <text:p>197419184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97419184" calcext:value-type="float">
            <text:p>197419184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97419184" calcext:value-type="float">
            <text:p>197419184</text:p>
          </table:table-cell>
          <table:table-cell office:value-type="float" office:value="158846936" calcext:value-type="float">
            <text:p>158846936</text:p>
          </table:table-cell>
        </table:table-row>
        <table:table-row table:style-name="ro1">
          <table:table-cell office:value-type="float" office:value="180517432" calcext:value-type="float">
            <text:p>180517432</text:p>
          </table:table-cell>
          <table:table-cell office:value-type="float" office:value="141305824" calcext:value-type="float">
            <text:p>141305824</text:p>
          </table:table-cell>
          <table:table-cell office:value-type="float" office:value="152663632" calcext:value-type="float">
            <text:p>152663632</text:p>
          </table:table-cell>
          <table:table-cell office:value-type="float" office:value="199548080" calcext:value-type="float">
            <text:p>199548080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58855056" calcext:value-type="float">
            <text:p>158855056</text:p>
          </table:table-cell>
          <table:table-cell office:value-type="float" office:value="205279104" calcext:value-type="float">
            <text:p>205279104</text:p>
          </table:table-cell>
          <table:table-cell office:value-type="float" office:value="168134104" calcext:value-type="float">
            <text:p>168134104</text:p>
          </table:table-cell>
        </table:table-row>
        <table:table-row table:style-name="ro1">
          <table:table-cell office:value-type="float" office:value="185676952" calcext:value-type="float">
            <text:p>185676952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205279104" calcext:value-type="float">
            <text:p>205279104</text:p>
          </table:table-cell>
          <table:table-cell office:value-type="float" office:value="177421240" calcext:value-type="float">
            <text:p>177421240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51624864" calcext:value-type="float">
            <text:p>151624864</text:p>
          </table:table-cell>
          <table:table-cell office:value-type="float" office:value="171237904" calcext:value-type="float">
            <text:p>171237904</text:p>
          </table:table-cell>
          <table:table-cell office:value-type="float" office:value="211993616" calcext:value-type="float">
            <text:p>211993616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0836472" calcext:value-type="float">
            <text:p>190836472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75365520" calcext:value-type="float">
            <text:p>175365520</text:p>
          </table:table-cell>
          <table:table-cell office:value-type="float" office:value="213925808" calcext:value-type="float">
            <text:p>213925808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5995992" calcext:value-type="float">
            <text:p>195995992</text:p>
          </table:table-cell>
          <table:table-cell office:value-type="float" office:value="161943904" calcext:value-type="float">
            <text:p>161943904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213925808" calcext:value-type="float">
            <text:p>213925808</text:p>
          </table:table-cell>
          <table:table-cell office:value-type="float" office:value="186708376" calcext:value-type="float">
            <text:p>18670837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82588848" calcext:value-type="float">
            <text:p>182588848</text:p>
          </table:table-cell>
          <table:table-cell office:value-type="float" office:value="213925808" calcext:value-type="float">
            <text:p>213925808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99091704" calcext:value-type="float">
            <text:p>19909170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213925808" calcext:value-type="float">
            <text:p>213925808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2334224" calcext:value-type="float">
            <text:p>192334224</text:p>
          </table:table-cell>
          <table:table-cell office:value-type="float" office:value="117258736" calcext:value-type="float">
            <text:p>117258736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09999880" calcext:value-type="float">
            <text:p>20999988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1698624" calcext:value-type="float">
            <text:p>121698624</text:p>
          </table:table-cell>
          <table:table-cell office:value-type="float" office:value="202186904" calcext:value-type="float">
            <text:p>20218690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5826240" calcext:value-type="float">
            <text:p>125826240</text:p>
          </table:table-cell>
          <table:table-cell office:value-type="float" office:value="206445432" calcext:value-type="float">
            <text:p>20644543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97426976" calcext:value-type="float">
            <text:p>197426976</text:p>
          </table:table-cell>
          <table:table-cell office:value-type="float" office:value="128921952" calcext:value-type="float">
            <text:p>128921952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200521968" calcext:value-type="float">
            <text:p>200521968</text:p>
          </table:table-cell>
          <table:table-cell office:value-type="float" office:value="132017664" calcext:value-type="float">
            <text:p>13201766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14454376" calcext:value-type="float">
            <text:p>21445437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05286896" calcext:value-type="float">
            <text:p>205286896</text:p>
          </table:table-cell>
          <table:table-cell office:value-type="float" office:value="136145280" calcext:value-type="float">
            <text:p>136145280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07170928" calcext:value-type="float">
            <text:p>207170928</text:p>
          </table:table-cell>
          <table:table-cell office:value-type="float" office:value="142336704" calcext:value-type="float">
            <text:p>142336704</text:p>
          </table:table-cell>
          <table:table-cell office:value-type="float" office:value="217662584" calcext:value-type="float">
            <text:p>217662584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221789272" calcext:value-type="float">
            <text:p>22178927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52655744" calcext:value-type="float">
            <text:p>152655744</text:p>
          </table:table-cell>
          <table:table-cell office:value-type="float" office:value="224311560" calcext:value-type="float">
            <text:p>224311560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13933600" calcext:value-type="float">
            <text:p>213933600</text:p>
          </table:table-cell>
          <table:table-cell office:value-type="float" office:value="155751456" calcext:value-type="float">
            <text:p>155751456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82529504" calcext:value-type="float">
            <text:p>182529504</text:p>
          </table:table-cell>
          <table:table-cell office:value-type="float" office:value="117378032" calcext:value-type="float">
            <text:p>117378032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17259544" calcext:value-type="float">
            <text:p>117259544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24802224" calcext:value-type="float">
            <text:p>124802224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3762712" calcext:value-type="float">
            <text:p>123762712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25834128" calcext:value-type="float">
            <text:p>125834128</text:p>
          </table:table-cell>
          <table:table-cell office:value-type="float" office:value="171230016" calcext:value-type="float">
            <text:p>171230016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22533304" calcext:value-type="float">
            <text:p>122533304</text:p>
          </table:table-cell>
          <table:table-cell office:value-type="float" office:value="128929840" calcext:value-type="float">
            <text:p>128929840</text:p>
          </table:table-cell>
          <table:table-cell office:value-type="float" office:value="172261920" calcext:value-type="float">
            <text:p>172261920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8922232" calcext:value-type="float">
            <text:p>12892223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32025552" calcext:value-type="float">
            <text:p>132025552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230431688" calcext:value-type="float">
            <text:p>230431688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37185072" calcext:value-type="float">
            <text:p>137185072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120125720" calcext:value-type="float">
            <text:p>120125720</text:p>
          </table:table-cell>
        </table:table-row>
        <table:table-row table:style-name="ro1">
          <table:table-cell office:value-type="float" office:value="137177464" calcext:value-type="float">
            <text:p>137177464</text:p>
          </table:table-cell>
          <table:table-cell office:value-type="float" office:value="138210112" calcext:value-type="float">
            <text:p>138210112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46464600" calcext:value-type="float">
            <text:p>146464600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48536016" calcext:value-type="float">
            <text:p>148536016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53695536" calcext:value-type="float">
            <text:p>153695536</text:p>
          </table:table-cell>
          <table:table-cell office:value-type="float" office:value="182775248" calcext:value-type="float">
            <text:p>18277524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53688672" calcext:value-type="float">
            <text:p>153688672</text:p>
          </table:table-cell>
          <table:table-cell office:value-type="float" office:value="160918864" calcext:value-type="float">
            <text:p>160918864</text:p>
          </table:table-cell>
          <table:table-cell office:value-type="float" office:value="188768544" calcext:value-type="float">
            <text:p>188768544</text:p>
          </table:table-cell>
          <table:table-cell office:value-type="float" office:value="137176984" calcext:value-type="float">
            <text:p>137176984</text:p>
          </table:table-cell>
        </table:table-row>
        <table:table-row table:style-name="ro1">
          <table:table-cell office:value-type="float" office:value="161943160" calcext:value-type="float">
            <text:p>161943160</text:p>
          </table:table-cell>
          <table:table-cell office:value-type="float" office:value="157816288" calcext:value-type="float">
            <text:p>157816288</text:p>
          </table:table-cell>
          <table:table-cell office:value-type="float" office:value="165046480" calcext:value-type="float">
            <text:p>165046480</text:p>
          </table:table-cell>
          <table:table-cell office:value-type="float" office:value="188768544" calcext:value-type="float">
            <text:p>188768544</text:p>
          </table:table-cell>
          <table:table-cell office:value-type="float" office:value="143368408" calcext:value-type="float">
            <text:p>14336840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67110288" calcext:value-type="float">
            <text:p>167110288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68134552" calcext:value-type="float">
            <text:p>16813455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72269808" calcext:value-type="float">
            <text:p>172269808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76389816" calcext:value-type="float">
            <text:p>17638981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81556944" calcext:value-type="float">
            <text:p>181556944</text:p>
          </table:table-cell>
          <table:table-cell office:value-type="float" office:value="117258736" calcext:value-type="float">
            <text:p>117258736</text:p>
          </table:table-cell>
          <table:table-cell office:value-type="float" office:value="159878872" calcext:value-type="float">
            <text:p>15987887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67364960" calcext:value-type="float">
            <text:p>167364960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24794336" calcext:value-type="float">
            <text:p>124794336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76387648" calcext:value-type="float">
            <text:p>176387648</text:p>
          </table:table-cell>
          <table:table-cell office:value-type="float" office:value="198067408" calcext:value-type="float">
            <text:p>198067408</text:p>
          </table:table-cell>
          <table:table-cell office:value-type="float" office:value="132017664" calcext:value-type="float">
            <text:p>132017664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9099072" calcext:value-type="float">
            <text:p>199099072</text:p>
          </table:table-cell>
          <table:table-cell office:value-type="float" office:value="137177184" calcext:value-type="float">
            <text:p>137177184</text:p>
          </table:table-cell>
          <table:table-cell office:value-type="float" office:value="182580760" calcext:value-type="float">
            <text:p>182580760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05289056" calcext:value-type="float">
            <text:p>205289056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205938792" calcext:value-type="float">
            <text:p>20593879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205289056" calcext:value-type="float">
            <text:p>205289056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89804088" calcext:value-type="float">
            <text:p>1898040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80579888" calcext:value-type="float">
            <text:p>180579888</text:p>
          </table:table-cell>
          <table:table-cell office:value-type="float" office:value="213100800" calcext:value-type="float">
            <text:p>213100800</text:p>
          </table:table-cell>
          <table:table-cell office:value-type="float" office:value="155751456" calcext:value-type="float">
            <text:p>155751456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87687824" calcext:value-type="float">
            <text:p>187687824</text:p>
          </table:table-cell>
          <table:table-cell office:value-type="float" office:value="213935760" calcext:value-type="float">
            <text:p>213935760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213935760" calcext:value-type="float">
            <text:p>213935760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205282648" calcext:value-type="float">
            <text:p>20528264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21969280" calcext:value-type="float">
            <text:p>121969280</text:p>
          </table:table-cell>
          <table:table-cell office:value-type="float" office:value="213935760" calcext:value-type="float">
            <text:p>213935760</text:p>
          </table:table-cell>
          <table:table-cell office:value-type="float" office:value="172261920" calcext:value-type="float">
            <text:p>172261920</text:p>
          </table:table-cell>
          <table:table-cell office:value-type="float" office:value="208443192" calcext:value-type="float">
            <text:p>208443192</text:p>
          </table:table-cell>
        </table:table-row>
        <table:table-row table:style-name="ro1">
          <table:table-cell office:value-type="float" office:value="214568104" calcext:value-type="float">
            <text:p>214568104</text:p>
          </table:table-cell>
          <table:table-cell office:value-type="float" office:value="126906496" calcext:value-type="float">
            <text:p>126906496</text:p>
          </table:table-cell>
          <table:table-cell office:value-type="float" office:value="216834048" calcext:value-type="float">
            <text:p>216834048</text:p>
          </table:table-cell>
          <table:table-cell office:value-type="float" office:value="177240944" calcext:value-type="float">
            <text:p>17724094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282600" calcext:value-type="float">
            <text:p>221282600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221795680" calcext:value-type="float">
            <text:p>221795680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21968848" calcext:value-type="float">
            <text:p>121968848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24106624" calcext:value-type="float">
            <text:p>124106624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37178208" calcext:value-type="float">
            <text:p>137178208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9404792" calcext:value-type="float">
            <text:p>229404792</text:p>
          </table:table-cell>
          <table:table-cell office:value-type="float" office:value="143369600" calcext:value-type="float">
            <text:p>143369600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88768544" calcext:value-type="float">
            <text:p>188768544</text:p>
          </table:table-cell>
          <table:table-cell office:value-type="float" office:value="220954296" calcext:value-type="float">
            <text:p>220954296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36153168" calcext:value-type="float">
            <text:p>136153168</text:p>
          </table:table-cell>
          <table:table-cell office:value-type="float" office:value="188768544" calcext:value-type="float">
            <text:p>188768544</text:p>
          </table:table-cell>
          <table:table-cell office:value-type="float" office:value="221789272" calcext:value-type="float">
            <text:p>22178927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52656768" calcext:value-type="float">
            <text:p>152656768</text:p>
          </table:table-cell>
          <table:table-cell office:value-type="float" office:value="143376496" calcext:value-type="float">
            <text:p>143376496</text:p>
          </table:table-cell>
          <table:table-cell office:value-type="float" office:value="188768544" calcext:value-type="float">
            <text:p>188768544</text:p>
          </table:table-cell>
          <table:table-cell office:value-type="float" office:value="225277656" calcext:value-type="float">
            <text:p>225277656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0912000" calcext:value-type="float">
            <text:p>160912000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95614192" calcext:value-type="float">
            <text:p>195614192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54727440" calcext:value-type="float">
            <text:p>154727440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1698904" calcext:value-type="float">
            <text:p>121698904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62982672" calcext:value-type="float">
            <text:p>162982672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64014576" calcext:value-type="float">
            <text:p>164014576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18300600" calcext:value-type="float">
            <text:p>118300600</text:p>
          </table:table-cell>
        </table:table-row>
        <table:table-row table:style-name="ro1">
          <table:table-cell office:value-type="float" office:value="127890328" calcext:value-type="float">
            <text:p>12789032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72269808" calcext:value-type="float">
            <text:p>172269808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77429328" calcext:value-type="float">
            <text:p>177429328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36145560" calcext:value-type="float">
            <text:p>136145560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117822832" calcext:value-type="float">
            <text:p>117822832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43368888" calcext:value-type="float">
            <text:p>143368888</text:p>
          </table:table-cell>
          <table:table-cell office:value-type="float" office:value="177550464" calcext:value-type="float">
            <text:p>177550464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125826240" calcext:value-type="float">
            <text:p>125826240</text:p>
          </table:table-cell>
          <table:table-cell office:value-type="float" office:value="134081272" calcext:value-type="float">
            <text:p>134081272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125826240" calcext:value-type="float">
            <text:p>125826240</text:p>
          </table:table-cell>
          <table:table-cell office:value-type="float" office:value="141304600" calcext:value-type="float">
            <text:p>141304600</text:p>
          </table:table-cell>
        </table:table-row>
        <table:table-row table:style-name="ro1">
          <table:table-cell office:value-type="float" office:value="151624120" calcext:value-type="float">
            <text:p>151624120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84652656" calcext:value-type="float">
            <text:p>184652656</text:p>
          </table:table-cell>
          <table:table-cell office:value-type="float" office:value="132017664" calcext:value-type="float">
            <text:p>132017664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58847448" calcext:value-type="float">
            <text:p>15884744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32017664" calcext:value-type="float">
            <text:p>132017664</text:p>
          </table:table-cell>
          <table:table-cell office:value-type="float" office:value="149559832" calcext:value-type="float">
            <text:p>149559832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96003600" calcext:value-type="float">
            <text:p>196003600</text:p>
          </table:table-cell>
          <table:table-cell office:value-type="float" office:value="137177184" calcext:value-type="float">
            <text:p>137177184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67102680" calcext:value-type="float">
            <text:p>167102680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97035504" calcext:value-type="float">
            <text:p>197035504</text:p>
          </table:table-cell>
          <table:table-cell office:value-type="float" office:value="144400512" calcext:value-type="float">
            <text:p>144400512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73294104" calcext:value-type="float">
            <text:p>173294104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97035504" calcext:value-type="float">
            <text:p>197035504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21968848" calcext:value-type="float">
            <text:p>121968848</text:p>
          </table:table-cell>
          <table:table-cell office:value-type="float" office:value="198198288" calcext:value-type="float">
            <text:p>198198288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182581240" calcext:value-type="float">
            <text:p>182581240</text:p>
          </table:table-cell>
          <table:table-cell office:value-type="float" office:value="121969280" calcext:value-type="float">
            <text:p>121969280</text:p>
          </table:table-cell>
          <table:table-cell office:value-type="float" office:value="204584976" calcext:value-type="float">
            <text:p>204584976</text:p>
          </table:table-cell>
          <table:table-cell office:value-type="float" office:value="153687648" calcext:value-type="float">
            <text:p>153687648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0836472" calcext:value-type="float">
            <text:p>190836472</text:p>
          </table:table-cell>
          <table:table-cell office:value-type="float" office:value="129954880" calcext:value-type="float">
            <text:p>129954880</text:p>
          </table:table-cell>
          <table:table-cell office:value-type="float" office:value="204584976" calcext:value-type="float">
            <text:p>204584976</text:p>
          </table:table-cell>
          <table:table-cell office:value-type="float" office:value="158847168" calcext:value-type="float">
            <text:p>158847168</text:p>
          </table:table-cell>
          <table:table-cell office:value-type="float" office:value="182580760" calcext:value-type="float">
            <text:p>182580760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204584976" calcext:value-type="float">
            <text:p>204584976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200123608" calcext:value-type="float">
            <text:p>200123608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205682208" calcext:value-type="float">
            <text:p>205682208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35114400" calcext:value-type="float">
            <text:p>135114400</text:p>
          </table:table-cell>
          <table:table-cell office:value-type="float" office:value="213231696" calcext:value-type="float">
            <text:p>213231696</text:p>
          </table:table-cell>
          <table:table-cell office:value-type="float" office:value="172261920" calcext:value-type="float">
            <text:p>172261920</text:p>
          </table:table-cell>
          <table:table-cell office:value-type="float" office:value="198059320" calcext:value-type="float">
            <text:p>198059320</text:p>
          </table:table-cell>
        </table:table-row>
        <table:table-row table:style-name="ro1">
          <table:table-cell office:value-type="float" office:value="211932072" calcext:value-type="float">
            <text:p>211932072</text:p>
          </table:table-cell>
          <table:table-cell office:value-type="float" office:value="138210112" calcext:value-type="float">
            <text:p>138210112</text:p>
          </table:table-cell>
          <table:table-cell office:value-type="float" office:value="213231696" calcext:value-type="float">
            <text:p>213231696</text:p>
          </table:table-cell>
          <table:table-cell office:value-type="float" office:value="173245424" calcext:value-type="float">
            <text:p>173245424</text:p>
          </table:table-cell>
          <table:table-cell office:value-type="float" office:value="202186936" calcext:value-type="float">
            <text:p>202186936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213231696" calcext:value-type="float">
            <text:p>213231696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61943904" calcext:value-type="float">
            <text:p>161943904</text:p>
          </table:table-cell>
          <table:table-cell office:value-type="float" office:value="221091600" calcext:value-type="float">
            <text:p>221091600</text:p>
          </table:table-cell>
          <table:table-cell office:value-type="float" office:value="180908624" calcext:value-type="float">
            <text:p>180908624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22087504" calcext:value-type="float">
            <text:p>122087504</text:p>
          </table:table-cell>
          <table:table-cell office:value-type="float" office:value="183430928" calcext:value-type="float">
            <text:p>183430928</text:p>
          </table:table-cell>
          <table:table-cell office:value-type="float" office:value="213929352" calcext:value-type="float">
            <text:p>21392935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28751088" calcext:value-type="float">
            <text:p>128751088</text:p>
          </table:table-cell>
          <table:table-cell office:value-type="float" office:value="188261408" calcext:value-type="float">
            <text:p>188261408</text:p>
          </table:table-cell>
          <table:table-cell office:value-type="float" office:value="218056008" calcext:value-type="float">
            <text:p>218056008</text:p>
          </table:table-cell>
        </table:table-row>
        <table:table-row table:style-name="ro1">
          <table:table-cell office:value-type="float" office:value="230108616" calcext:value-type="float">
            <text:p>23010861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30993696" calcext:value-type="float">
            <text:p>130993696</text:p>
          </table:table-cell>
          <table:table-cell office:value-type="float" office:value="188768544" calcext:value-type="float">
            <text:p>188768544</text:p>
          </table:table-cell>
          <table:table-cell office:value-type="float" office:value="221789272" calcext:value-type="float">
            <text:p>22178927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130993696" calcext:value-type="float">
            <text:p>130993696</text:p>
          </table:table-cell>
          <table:table-cell office:value-type="float" office:value="191290832" calcext:value-type="float">
            <text:p>191290832</text:p>
          </table:table-cell>
          <table:table-cell office:value-type="float" office:value="222248232" calcext:value-type="float">
            <text:p>22224823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30993696" calcext:value-type="float">
            <text:p>130993696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17259976" calcext:value-type="float">
            <text:p>117259976</text:p>
          </table:table-cell>
          <table:table-cell office:value-type="float" office:value="171557184" calcext:value-type="float">
            <text:p>171557184</text:p>
          </table:table-cell>
          <table:table-cell office:value-type="float" office:value="139248928" calcext:value-type="float">
            <text:p>139248928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79368944" calcext:value-type="float">
            <text:p>179368944</text:p>
          </table:table-cell>
          <table:table-cell office:value-type="float" office:value="144408448" calcext:value-type="float">
            <text:p>144408448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230435976" calcext:value-type="float">
            <text:p>230435976</text:p>
          </table:table-cell>
        </table:table-row>
        <table:table-row table:style-name="ro1">
          <table:table-cell office:value-type="float" office:value="127890328" calcext:value-type="float">
            <text:p>127890328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47504160" calcext:value-type="float">
            <text:p>147504160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20112552" calcext:value-type="float">
            <text:p>120112552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53695552" calcext:value-type="float">
            <text:p>153695552</text:p>
          </table:table-cell>
          <table:table-cell office:value-type="float" office:value="197415248" calcext:value-type="float">
            <text:p>19741524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34081752" calcext:value-type="float">
            <text:p>134081752</text:p>
          </table:table-cell>
          <table:table-cell office:value-type="float" office:value="180203904" calcext:value-type="float">
            <text:p>180203904</text:p>
          </table:table-cell>
          <table:table-cell office:value-type="float" office:value="156791296" calcext:value-type="float">
            <text:p>156791296</text:p>
          </table:table-cell>
          <table:table-cell office:value-type="float" office:value="121698624" calcext:value-type="float">
            <text:p>121698624</text:p>
          </table:table-cell>
          <table:table-cell office:value-type="float" office:value="127889848" calcext:value-type="float">
            <text:p>127889848</text:p>
          </table:table-cell>
        </table:table-row>
        <table:table-row table:style-name="ro1">
          <table:table-cell office:value-type="float" office:value="139241272" calcext:value-type="float">
            <text:p>139241272</text:p>
          </table:table-cell>
          <table:table-cell office:value-type="float" office:value="182971056" calcext:value-type="float">
            <text:p>182971056</text:p>
          </table:table-cell>
          <table:table-cell office:value-type="float" office:value="164014624" calcext:value-type="float">
            <text:p>164014624</text:p>
          </table:table-cell>
          <table:table-cell office:value-type="float" office:value="125826240" calcext:value-type="float">
            <text:p>125826240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88063808" calcext:value-type="float">
            <text:p>188063808</text:p>
          </table:table-cell>
          <table:table-cell office:value-type="float" office:value="166078432" calcext:value-type="float">
            <text:p>166078432</text:p>
          </table:table-cell>
          <table:table-cell office:value-type="float" office:value="128921952" calcext:value-type="float">
            <text:p>128921952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21969280" calcext:value-type="float">
            <text:p>121969280</text:p>
          </table:table-cell>
          <table:table-cell office:value-type="float" office:value="174333664" calcext:value-type="float">
            <text:p>174333664</text:p>
          </table:table-cell>
          <table:table-cell office:value-type="float" office:value="132017664" calcext:value-type="float">
            <text:p>132017664</text:p>
          </table:table-cell>
          <table:table-cell office:value-type="float" office:value="141304600" calcext:value-type="float">
            <text:p>141304600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29398992" calcext:value-type="float">
            <text:p>129398992</text:p>
          </table:table-cell>
          <table:table-cell office:value-type="float" office:value="180525088" calcext:value-type="float">
            <text:p>180525088</text:p>
          </table:table-cell>
          <table:table-cell office:value-type="float" office:value="136145280" calcext:value-type="float">
            <text:p>136145280</text:p>
          </table:table-cell>
          <table:table-cell office:value-type="float" office:value="147496024" calcext:value-type="float">
            <text:p>147496024</text:p>
          </table:table-cell>
        </table:table-row>
        <table:table-row table:style-name="ro1">
          <table:table-cell office:value-type="float" office:value="161943160" calcext:value-type="float">
            <text:p>161943160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81556992" calcext:value-type="float">
            <text:p>181556992</text:p>
          </table:table-cell>
          <table:table-cell office:value-type="float" office:value="144400512" calcext:value-type="float">
            <text:p>144400512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30986784" calcext:value-type="float">
            <text:p>130986784</text:p>
          </table:table-cell>
          <table:table-cell office:value-type="float" office:value="188780320" calcext:value-type="float">
            <text:p>188780320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66070776" calcext:value-type="float">
            <text:p>166070776</text:p>
          </table:table-cell>
          <table:table-cell office:value-type="float" office:value="139242016" calcext:value-type="float">
            <text:p>139242016</text:p>
          </table:table-cell>
          <table:table-cell office:value-type="float" office:value="193038096" calcext:value-type="float">
            <text:p>193038096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51623640" calcext:value-type="float">
            <text:p>151623640</text:p>
          </table:table-cell>
        </table:table-row>
        <table:table-row table:style-name="ro1">
          <table:table-cell office:value-type="float" office:value="170198392" calcext:value-type="float">
            <text:p>170198392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96723200" calcext:value-type="float">
            <text:p>196723200</text:p>
          </table:table-cell>
          <table:table-cell office:value-type="float" office:value="155751456" calcext:value-type="float">
            <text:p>155751456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96723200" calcext:value-type="float">
            <text:p>196723200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60910776" calcext:value-type="float">
            <text:p>160910776</text:p>
          </table:table-cell>
        </table:table-row>
        <table:table-row table:style-name="ro1">
          <table:table-cell office:value-type="float" office:value="178453624" calcext:value-type="float">
            <text:p>178453624</text:p>
          </table:table-cell>
          <table:table-cell office:value-type="float" office:value="147497248" calcext:value-type="float">
            <text:p>147497248</text:p>
          </table:table-cell>
          <table:table-cell office:value-type="float" office:value="196723200" calcext:value-type="float">
            <text:p>196723200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53688672" calcext:value-type="float">
            <text:p>153688672</text:p>
          </table:table-cell>
          <table:table-cell office:value-type="float" office:value="196723200" calcext:value-type="float">
            <text:p>196723200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55752480" calcext:value-type="float">
            <text:p>155752480</text:p>
          </table:table-cell>
          <table:table-cell office:value-type="float" office:value="196723200" calcext:value-type="float">
            <text:p>196723200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66070296" calcext:value-type="float">
            <text:p>166070296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58848192" calcext:value-type="float">
            <text:p>158848192</text:p>
          </table:table-cell>
          <table:table-cell office:value-type="float" office:value="196788768" calcext:value-type="float">
            <text:p>196788768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189804568" calcext:value-type="float">
            <text:p>189804568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04583104" calcext:value-type="float">
            <text:p>204583104</text:p>
          </table:table-cell>
          <table:table-cell office:value-type="float" office:value="170590304" calcext:value-type="float">
            <text:p>170590304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5995992" calcext:value-type="float">
            <text:p>195995992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04583104" calcext:value-type="float">
            <text:p>204583104</text:p>
          </table:table-cell>
          <table:table-cell office:value-type="float" office:value="172260240" calcext:value-type="float">
            <text:p>172260240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64007712" calcext:value-type="float">
            <text:p>164007712</text:p>
          </table:table-cell>
          <table:table-cell office:value-type="float" office:value="205680336" calcext:value-type="float">
            <text:p>205680336</text:p>
          </table:table-cell>
          <table:table-cell office:value-type="float" office:value="172260240" calcext:value-type="float">
            <text:p>172260240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66071520" calcext:value-type="float">
            <text:p>166071520</text:p>
          </table:table-cell>
          <table:table-cell office:value-type="float" office:value="209365440" calcext:value-type="float">
            <text:p>209365440</text:p>
          </table:table-cell>
          <table:table-cell office:value-type="float" office:value="176780288" calcext:value-type="float">
            <text:p>176780288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99091704" calcext:value-type="float">
            <text:p>199091704</text:p>
          </table:table-cell>
          <table:table-cell office:value-type="float" office:value="172262944" calcext:value-type="float">
            <text:p>172262944</text:p>
          </table:table-cell>
          <table:table-cell office:value-type="float" office:value="213229824" calcext:value-type="float">
            <text:p>213229824</text:p>
          </table:table-cell>
          <table:table-cell office:value-type="float" office:value="180906944" calcext:value-type="float">
            <text:p>180906944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76390560" calcext:value-type="float">
            <text:p>176390560</text:p>
          </table:table-cell>
          <table:table-cell office:value-type="float" office:value="213229824" calcext:value-type="float">
            <text:p>213229824</text:p>
          </table:table-cell>
          <table:table-cell office:value-type="float" office:value="180906944" calcext:value-type="float">
            <text:p>180906944</text:p>
          </table:table-cell>
          <table:table-cell office:value-type="float" office:value="192195000" calcext:value-type="float">
            <text:p>192195000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80518176" calcext:value-type="float">
            <text:p>180518176</text:p>
          </table:table-cell>
          <table:table-cell office:value-type="float" office:value="213229824" calcext:value-type="float">
            <text:p>213229824</text:p>
          </table:table-cell>
          <table:table-cell office:value-type="float" office:value="180906944" calcext:value-type="float">
            <text:p>180906944</text:p>
          </table:table-cell>
          <table:table-cell office:value-type="float" office:value="196059384" calcext:value-type="float">
            <text:p>19605938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80518176" calcext:value-type="float">
            <text:p>180518176</text:p>
          </table:table-cell>
          <table:table-cell office:value-type="float" office:value="213229824" calcext:value-type="float">
            <text:p>213229824</text:p>
          </table:table-cell>
          <table:table-cell office:value-type="float" office:value="180906944" calcext:value-type="float">
            <text:p>180906944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80518176" calcext:value-type="float">
            <text:p>180518176</text:p>
          </table:table-cell>
          <table:table-cell office:value-type="float" office:value="213229824" calcext:value-type="float">
            <text:p>213229824</text:p>
          </table:table-cell>
          <table:table-cell office:value-type="float" office:value="180906944" calcext:value-type="float">
            <text:p>180906944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83613888" calcext:value-type="float">
            <text:p>183613888</text:p>
          </table:table-cell>
          <table:table-cell office:value-type="float" office:value="117378032" calcext:value-type="float">
            <text:p>117378032</text:p>
          </table:table-cell>
          <table:table-cell office:value-type="float" office:value="180906944" calcext:value-type="float">
            <text:p>180906944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91869120" calcext:value-type="float">
            <text:p>191869120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87931888" calcext:value-type="float">
            <text:p>18793188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97028640" calcext:value-type="float">
            <text:p>197028640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88766864" calcext:value-type="float">
            <text:p>188766864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05283872" calcext:value-type="float">
            <text:p>205283872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26719488" calcext:value-type="float">
            <text:p>126719488</text:p>
          </table:table-cell>
          <table:table-cell office:value-type="float" office:value="202970616" calcext:value-type="float">
            <text:p>202970616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13226752" calcext:value-type="float">
            <text:p>213226752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34081472" calcext:value-type="float">
            <text:p>134081472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13226752" calcext:value-type="float">
            <text:p>213226752</text:p>
          </table:table-cell>
          <table:table-cell office:value-type="float" office:value="153695632" calcext:value-type="float">
            <text:p>153695632</text:p>
          </table:table-cell>
          <table:table-cell office:value-type="float" office:value="142336704" calcext:value-type="float">
            <text:p>142336704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15928336" calcext:value-type="float">
            <text:p>215928336</text:p>
          </table:table-cell>
          <table:table-cell office:value-type="float" office:value="162982768" calcext:value-type="float">
            <text:p>162982768</text:p>
          </table:table-cell>
          <table:table-cell office:value-type="float" office:value="147496224" calcext:value-type="float">
            <text:p>147496224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17259976" calcext:value-type="float">
            <text:p>117259976</text:p>
          </table:table-cell>
          <table:table-cell office:value-type="float" office:value="221086656" calcext:value-type="float">
            <text:p>221086656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49560032" calcext:value-type="float">
            <text:p>149560032</text:p>
          </table:table-cell>
          <table:table-cell office:value-type="float" office:value="117268664" calcext:value-type="float">
            <text:p>117268664</text:p>
          </table:table-cell>
        </table:table-row>
        <table:table-row table:style-name="ro1">
          <table:table-cell office:value-type="float" office:value="124794616" calcext:value-type="float">
            <text:p>124794616</text:p>
          </table:table-cell>
          <table:table-cell office:value-type="float" office:value="221086656" calcext:value-type="float">
            <text:p>221086656</text:p>
          </table:table-cell>
          <table:table-cell office:value-type="float" office:value="169174192" calcext:value-type="float">
            <text:p>169174192</text:p>
          </table:table-cell>
          <table:table-cell office:value-type="float" office:value="155751456" calcext:value-type="float">
            <text:p>155751456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227473344" calcext:value-type="float">
            <text:p>227473344</text:p>
          </table:table-cell>
          <table:table-cell office:value-type="float" office:value="174333712" calcext:value-type="float">
            <text:p>174333712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229733376" calcext:value-type="float">
            <text:p>229733376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229733376" calcext:value-type="float">
            <text:p>229733376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37177464" calcext:value-type="float">
            <text:p>137177464</text:p>
          </table:table-cell>
          <table:table-cell office:value-type="float" office:value="229733376" calcext:value-type="float">
            <text:p>229733376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68985712" calcext:value-type="float">
            <text:p>168985712</text:p>
          </table:table-cell>
          <table:table-cell office:value-type="float" office:value="137176984" calcext:value-type="float">
            <text:p>137176984</text:p>
          </table:table-cell>
        </table:table-row>
        <table:table-row table:style-name="ro1">
          <table:table-cell office:value-type="float" office:value="147496504" calcext:value-type="float">
            <text:p>147496504</text:p>
          </table:table-cell>
          <table:table-cell office:value-type="float" office:value="121699696" calcext:value-type="float">
            <text:p>121699696</text:p>
          </table:table-cell>
          <table:table-cell office:value-type="float" office:value="185814816" calcext:value-type="float">
            <text:p>185814816</text:p>
          </table:table-cell>
          <table:table-cell office:value-type="float" office:value="171556160" calcext:value-type="float">
            <text:p>171556160</text:p>
          </table:table-cell>
          <table:table-cell office:value-type="float" office:value="146464120" calcext:value-type="float">
            <text:p>146464120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25827312" calcext:value-type="float">
            <text:p>125827312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72080704" calcext:value-type="float">
            <text:p>172080704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50592216" calcext:value-type="float">
            <text:p>150592216</text:p>
          </table:table-cell>
          <table:table-cell office:value-type="float" office:value="129954928" calcext:value-type="float">
            <text:p>129954928</text:p>
          </table:table-cell>
          <table:table-cell office:value-type="float" office:value="189499920" calcext:value-type="float">
            <text:p>189499920</text:p>
          </table:table-cell>
          <table:table-cell office:value-type="float" office:value="180202880" calcext:value-type="float">
            <text:p>180202880</text:p>
          </table:table-cell>
          <table:table-cell office:value-type="float" office:value="151623640" calcext:value-type="float">
            <text:p>151623640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32018736" calcext:value-type="float">
            <text:p>132018736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0202880" calcext:value-type="float">
            <text:p>180202880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37178256" calcext:value-type="float">
            <text:p>137178256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0202880" calcext:value-type="float">
            <text:p>180202880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66070776" calcext:value-type="float">
            <text:p>166070776</text:p>
          </table:table-cell>
          <table:table-cell office:value-type="float" office:value="145433488" calcext:value-type="float">
            <text:p>14543348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0202880" calcext:value-type="float">
            <text:p>180202880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48529200" calcext:value-type="float">
            <text:p>148529200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6965552" calcext:value-type="float">
            <text:p>186965552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54720624" calcext:value-type="float">
            <text:p>154720624</text:p>
          </table:table-cell>
          <table:table-cell office:value-type="float" office:value="197949936" calcext:value-type="float">
            <text:p>197949936</text:p>
          </table:table-cell>
          <table:table-cell office:value-type="float" office:value="188062784" calcext:value-type="float">
            <text:p>188062784</text:p>
          </table:table-cell>
          <table:table-cell office:value-type="float" office:value="179485048" calcext:value-type="float">
            <text:p>179485048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61943952" calcext:value-type="float">
            <text:p>161943952</text:p>
          </table:table-cell>
          <table:table-cell office:value-type="float" office:value="205285312" calcext:value-type="float">
            <text:p>205285312</text:p>
          </table:table-cell>
          <table:table-cell office:value-type="float" office:value="123483360" calcext:value-type="float">
            <text:p>123483360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65039664" calcext:value-type="float">
            <text:p>165039664</text:p>
          </table:table-cell>
          <table:table-cell office:value-type="float" office:value="205265264" calcext:value-type="float">
            <text:p>205265264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85676472" calcext:value-type="float">
            <text:p>185676472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71231088" calcext:value-type="float">
            <text:p>171231088</text:p>
          </table:table-cell>
          <table:table-cell office:value-type="float" office:value="129961744" calcext:value-type="float">
            <text:p>129961744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76390608" calcext:value-type="float">
            <text:p>176390608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34081520" calcext:value-type="float">
            <text:p>134081520</text:p>
          </table:table-cell>
          <table:table-cell office:value-type="float" office:value="195880104" calcext:value-type="float">
            <text:p>195880104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81550128" calcext:value-type="float">
            <text:p>181550128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42336752" calcext:value-type="float">
            <text:p>142336752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08378120" calcext:value-type="float">
            <text:p>208378120</text:p>
          </table:table-cell>
          <table:table-cell office:value-type="float" office:value="188773456" calcext:value-type="float">
            <text:p>188773456</text:p>
          </table:table-cell>
          <table:table-cell office:value-type="float" office:value="139248880" calcext:value-type="float">
            <text:p>139248880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92901072" calcext:value-type="float">
            <text:p>192901072</text:p>
          </table:table-cell>
          <table:table-cell office:value-type="float" office:value="145440272" calcext:value-type="float">
            <text:p>145440272</text:p>
          </table:table-cell>
          <table:table-cell office:value-type="float" office:value="151623888" calcext:value-type="float">
            <text:p>15162388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198060592" calcext:value-type="float">
            <text:p>198060592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56783408" calcext:value-type="float">
            <text:p>15678340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02188208" calcext:value-type="float">
            <text:p>202188208</text:p>
          </table:table-cell>
          <table:table-cell office:value-type="float" office:value="154727440" calcext:value-type="float">
            <text:p>154727440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99810056" calcext:value-type="float">
            <text:p>199810056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05283920" calcext:value-type="float">
            <text:p>205283920</text:p>
          </table:table-cell>
          <table:table-cell office:value-type="float" office:value="160918864" calcext:value-type="float">
            <text:p>160918864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214764792" calcext:value-type="float">
            <text:p>214764792</text:p>
          </table:table-cell>
          <table:table-cell office:value-type="float" office:value="213668352" calcext:value-type="float">
            <text:p>213668352</text:p>
          </table:table-cell>
          <table:table-cell office:value-type="float" office:value="164014576" calcext:value-type="float">
            <text:p>164014576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13930624" calcext:value-type="float">
            <text:p>213930624</text:p>
          </table:table-cell>
          <table:table-cell office:value-type="float" office:value="172269808" calcext:value-type="float">
            <text:p>172269808</text:p>
          </table:table-cell>
          <table:table-cell office:value-type="float" office:value="169051328" calcext:value-type="float">
            <text:p>169051328</text:p>
          </table:table-cell>
          <table:table-cell office:value-type="float" office:value="210961656" calcext:value-type="float">
            <text:p>210961656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13930624" calcext:value-type="float">
            <text:p>213930624</text:p>
          </table:table-cell>
          <table:table-cell office:value-type="float" office:value="177429328" calcext:value-type="float">
            <text:p>177429328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28504264" calcext:value-type="float">
            <text:p>228504264</text:p>
          </table:table-cell>
          <table:table-cell office:value-type="float" office:value="213930624" calcext:value-type="float">
            <text:p>213930624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16518496" calcext:value-type="float">
            <text:p>216518496</text:p>
          </table:table-cell>
          <table:table-cell office:value-type="float" office:value="184652656" calcext:value-type="float">
            <text:p>184652656</text:p>
          </table:table-cell>
          <table:table-cell office:value-type="float" office:value="178270736" calcext:value-type="float">
            <text:p>178270736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21790544" calcext:value-type="float">
            <text:p>221790544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17268664" calcext:value-type="float">
            <text:p>117268664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21790544" calcext:value-type="float">
            <text:p>221790544</text:p>
          </table:table-cell>
          <table:table-cell office:value-type="float" office:value="195560352" calcext:value-type="float">
            <text:p>19556035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19743784" calcext:value-type="float">
            <text:p>119743784</text:p>
          </table:table-cell>
          <table:table-cell office:value-type="float" office:value="230437248" calcext:value-type="float">
            <text:p>230437248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230437248" calcext:value-type="float">
            <text:p>230437248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230437248" calcext:value-type="float">
            <text:p>230437248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85671680" calcext:value-type="float">
            <text:p>185671680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30986008" calcext:value-type="float">
            <text:p>130986008</text:p>
          </table:table-cell>
          <table:table-cell office:value-type="float" office:value="117259808" calcext:value-type="float">
            <text:p>117259808</text:p>
          </table:table-cell>
          <table:table-cell office:value-type="float" office:value="197623680" calcext:value-type="float">
            <text:p>197623680</text:p>
          </table:table-cell>
          <table:table-cell office:value-type="float" office:value="188062832" calcext:value-type="float">
            <text:p>188062832</text:p>
          </table:table-cell>
          <table:table-cell office:value-type="float" office:value="141304600" calcext:value-type="float">
            <text:p>141304600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204583056" calcext:value-type="float">
            <text:p>204583056</text:p>
          </table:table-cell>
          <table:table-cell office:value-type="float" office:value="128082912" calcext:value-type="float">
            <text:p>128082912</text:p>
          </table:table-cell>
          <table:table-cell office:value-type="float" office:value="150591736" calcext:value-type="float">
            <text:p>150591736</text:p>
          </table:table-cell>
        </table:table-row>
        <table:table-row table:style-name="ro1">
          <table:table-cell office:value-type="float" office:value="140273176" calcext:value-type="float">
            <text:p>140273176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50592216" calcext:value-type="float">
            <text:p>150592216</text:p>
          </table:table-cell>
          <table:table-cell office:value-type="float" office:value="137178160" calcext:value-type="float">
            <text:p>137178160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68134104" calcext:value-type="float">
            <text:p>168134104</text:p>
          </table:table-cell>
        </table:table-row>
        <table:table-row table:style-name="ro1">
          <table:table-cell office:value-type="float" office:value="158847448" calcext:value-type="float">
            <text:p>158847448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36145328" calcext:value-type="float">
            <text:p>136145328</text:p>
          </table:table-cell>
          <table:table-cell office:value-type="float" office:value="177421240" calcext:value-type="float">
            <text:p>177421240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20307072" calcext:value-type="float">
            <text:p>120307072</text:p>
          </table:table-cell>
          <table:table-cell office:value-type="float" office:value="139241040" calcext:value-type="float">
            <text:p>139241040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49561008" calcext:value-type="float">
            <text:p>149561008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86708376" calcext:value-type="float">
            <text:p>186708376</text:p>
          </table:table-cell>
        </table:table-row>
        <table:table-row table:style-name="ro1">
          <table:table-cell office:value-type="float" office:value="178453624" calcext:value-type="float">
            <text:p>178453624</text:p>
          </table:table-cell>
          <table:table-cell office:value-type="float" office:value="155752432" calcext:value-type="float">
            <text:p>155752432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28929936" calcext:value-type="float">
            <text:p>128929936</text:p>
          </table:table-cell>
          <table:table-cell office:value-type="float" office:value="155751504" calcext:value-type="float">
            <text:p>155751504</text:p>
          </table:table-cell>
          <table:table-cell office:value-type="float" office:value="191753448" calcext:value-type="float">
            <text:p>191753448</text:p>
          </table:table-cell>
        </table:table-row>
        <table:table-row table:style-name="ro1">
          <table:table-cell office:value-type="float" office:value="185676952" calcext:value-type="float">
            <text:p>185676952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96583928" calcext:value-type="float">
            <text:p>196583928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91868376" calcext:value-type="float">
            <text:p>191868376</text:p>
          </table:table-cell>
          <table:table-cell office:value-type="float" office:value="169167184" calcext:value-type="float">
            <text:p>169167184</text:p>
          </table:table-cell>
          <table:table-cell office:value-type="float" office:value="136153264" calcext:value-type="float">
            <text:p>136153264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95995992" calcext:value-type="float">
            <text:p>195995992</text:p>
          </table:table-cell>
          <table:table-cell office:value-type="float" office:value="174326704" calcext:value-type="float">
            <text:p>174326704</text:p>
          </table:table-cell>
          <table:table-cell office:value-type="float" office:value="140280880" calcext:value-type="float">
            <text:p>140280880</text:p>
          </table:table-cell>
          <table:table-cell office:value-type="float" office:value="165759632" calcext:value-type="float">
            <text:p>165759632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183613840" calcext:value-type="float">
            <text:p>183613840</text:p>
          </table:table-cell>
          <table:table-cell office:value-type="float" office:value="149568016" calcext:value-type="float">
            <text:p>149568016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204968376" calcext:value-type="float">
            <text:p>204968376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88773360" calcext:value-type="float">
            <text:p>188773360</text:p>
          </table:table-cell>
          <table:table-cell office:value-type="float" office:value="155759440" calcext:value-type="float">
            <text:p>155759440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210703704" calcext:value-type="float">
            <text:p>210703704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08373800" calcext:value-type="float">
            <text:p>20837380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02188112" calcext:value-type="float">
            <text:p>202188112</text:p>
          </table:table-cell>
          <table:table-cell office:value-type="float" office:value="172269904" calcext:value-type="float">
            <text:p>172269904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79493232" calcext:value-type="float">
            <text:p>17949323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08575504" calcext:value-type="float">
            <text:p>208575504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87359008" calcext:value-type="float">
            <text:p>18735900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88062832" calcext:value-type="float">
            <text:p>188062832</text:p>
          </table:table-cell>
          <table:table-cell office:value-type="float" office:value="117259544" calcext:value-type="float">
            <text:p>117259544</text:p>
          </table:table-cell>
        </table:table-row>
        <table:table-row table:style-name="ro1">
          <table:table-cell office:value-type="float" office:value="221610456" calcext:value-type="float">
            <text:p>221610456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21970656" calcext:value-type="float">
            <text:p>121970656</text:p>
          </table:table-cell>
          <table:table-cell office:value-type="float" office:value="120666504" calcext:value-type="float">
            <text:p>120666504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3882624" calcext:value-type="float">
            <text:p>183882624</text:p>
          </table:table-cell>
          <table:table-cell office:value-type="float" office:value="125997408" calcext:value-type="float">
            <text:p>12599740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28921752" calcext:value-type="float">
            <text:p>128921752</text:p>
          </table:table-cell>
        </table:table-row>
        <table:table-row table:style-name="ro1">
          <table:table-cell office:value-type="float" office:value="228504264" calcext:value-type="float">
            <text:p>228504264</text:p>
          </table:table-cell>
          <table:table-cell office:value-type="float" office:value="220955472" calcext:value-type="float">
            <text:p>220955472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192267072" calcext:value-type="float">
            <text:p>192267072</text:p>
          </table:table-cell>
          <table:table-cell office:value-type="float" office:value="136145328" calcext:value-type="float">
            <text:p>136145328</text:p>
          </table:table-cell>
          <table:table-cell office:value-type="float" office:value="137176984" calcext:value-type="float">
            <text:p>137176984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27604432" calcext:value-type="float">
            <text:p>227604432</text:p>
          </table:table-cell>
          <table:table-cell office:value-type="float" office:value="196721568" calcext:value-type="float">
            <text:p>196721568</text:p>
          </table:table-cell>
          <table:table-cell office:value-type="float" office:value="139241040" calcext:value-type="float">
            <text:p>139241040</text:p>
          </table:table-cell>
          <table:table-cell office:value-type="float" office:value="144400312" calcext:value-type="float">
            <text:p>14440031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21698904" calcext:value-type="float">
            <text:p>121698904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55751504" calcext:value-type="float">
            <text:p>155751504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17259808" calcext:value-type="float">
            <text:p>11725980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58847216" calcext:value-type="float">
            <text:p>158847216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62974584" calcext:value-type="float">
            <text:p>162974584</text:p>
          </table:table-cell>
        </table:table-row>
        <table:table-row table:style-name="ro1">
          <table:table-cell office:value-type="float" office:value="127890328" calcext:value-type="float">
            <text:p>127890328</text:p>
          </table:table-cell>
          <table:table-cell office:value-type="float" office:value="127891024" calcext:value-type="float">
            <text:p>127891024</text:p>
          </table:table-cell>
          <table:table-cell office:value-type="float" office:value="198063632" calcext:value-type="float">
            <text:p>19806363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205285312" calcext:value-type="float">
            <text:p>20528531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137177464" calcext:value-type="float">
            <text:p>137177464</text:p>
          </table:table-cell>
          <table:table-cell office:value-type="float" office:value="136146256" calcext:value-type="float">
            <text:p>136146256</text:p>
          </table:table-cell>
          <table:table-cell office:value-type="float" office:value="205265264" calcext:value-type="float">
            <text:p>205265264</text:p>
          </table:table-cell>
          <table:table-cell office:value-type="float" office:value="167822960" calcext:value-type="float">
            <text:p>167822960</text:p>
          </table:table-cell>
          <table:table-cell office:value-type="float" office:value="179485016" calcext:value-type="float">
            <text:p>179485016</text:p>
          </table:table-cell>
        </table:table-row>
        <table:table-row table:style-name="ro1">
          <table:table-cell office:value-type="float" office:value="143368888" calcext:value-type="float">
            <text:p>143368888</text:p>
          </table:table-cell>
          <table:table-cell office:value-type="float" office:value="145433392" calcext:value-type="float">
            <text:p>145433392</text:p>
          </table:table-cell>
          <table:table-cell office:value-type="float" office:value="126747392" calcext:value-type="float">
            <text:p>126747392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61943856" calcext:value-type="float">
            <text:p>161943856</text:p>
          </table:table-cell>
          <table:table-cell office:value-type="float" office:value="138216976" calcext:value-type="float">
            <text:p>13821697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41312688" calcext:value-type="float">
            <text:p>141312688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71230992" calcext:value-type="float">
            <text:p>171230992</text:p>
          </table:table-cell>
          <table:table-cell office:value-type="float" office:value="146472208" calcext:value-type="float">
            <text:p>146472208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69166488" calcext:value-type="float">
            <text:p>169166488</text:p>
          </table:table-cell>
          <table:table-cell office:value-type="float" office:value="180518128" calcext:value-type="float">
            <text:p>180518128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81676144" calcext:value-type="float">
            <text:p>181676144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85426816" calcext:value-type="float">
            <text:p>185426816</text:p>
          </table:table-cell>
          <table:table-cell office:value-type="float" office:value="198712824" calcext:value-type="float">
            <text:p>198712824</text:p>
          </table:table-cell>
        </table:table-row>
        <table:table-row table:style-name="ro1">
          <table:table-cell office:value-type="float" office:value="175357912" calcext:value-type="float">
            <text:p>175357912</text:p>
          </table:table-cell>
          <table:table-cell office:value-type="float" office:value="188773360" calcext:value-type="float">
            <text:p>188773360</text:p>
          </table:table-cell>
          <table:table-cell office:value-type="float" office:value="150599824" calcext:value-type="float">
            <text:p>150599824</text:p>
          </table:table-cell>
          <table:table-cell office:value-type="float" office:value="188062832" calcext:value-type="float">
            <text:p>188062832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179485528" calcext:value-type="float">
            <text:p>179485528</text:p>
          </table:table-cell>
          <table:table-cell office:value-type="float" office:value="197028592" calcext:value-type="float">
            <text:p>197028592</text:p>
          </table:table-cell>
          <table:table-cell office:value-type="float" office:value="156791248" calcext:value-type="float">
            <text:p>156791248</text:p>
          </table:table-cell>
          <table:table-cell office:value-type="float" office:value="121968208" calcext:value-type="float">
            <text:p>121968208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64014576" calcext:value-type="float">
            <text:p>164014576</text:p>
          </table:table-cell>
          <table:table-cell office:value-type="float" office:value="126600336" calcext:value-type="float">
            <text:p>126600336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185676952" calcext:value-type="float">
            <text:p>185676952</text:p>
          </table:table-cell>
          <table:table-cell office:value-type="float" office:value="201156208" calcext:value-type="float">
            <text:p>201156208</text:p>
          </table:table-cell>
          <table:table-cell office:value-type="float" office:value="164014576" calcext:value-type="float">
            <text:p>164014576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90836472" calcext:value-type="float">
            <text:p>190836472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68142192" calcext:value-type="float">
            <text:p>168142192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209869440" calcext:value-type="float">
            <text:p>209869440</text:p>
          </table:table-cell>
          <table:table-cell office:value-type="float" office:value="175365520" calcext:value-type="float">
            <text:p>175365520</text:p>
          </table:table-cell>
          <table:table-cell office:value-type="float" office:value="134081520" calcext:value-type="float">
            <text:p>134081520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142336752" calcext:value-type="float">
            <text:p>142336752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3620752" calcext:value-type="float">
            <text:p>183620752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17259544" calcext:value-type="float">
            <text:p>117259544</text:p>
          </table:table-cell>
        </table:table-row>
        <table:table-row table:style-name="ro1">
          <table:table-cell office:value-type="float" office:value="205938792" calcext:value-type="float">
            <text:p>20593879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49560080" calcext:value-type="float">
            <text:p>149560080</text:p>
          </table:table-cell>
          <table:table-cell office:value-type="float" office:value="119237944" calcext:value-type="float">
            <text:p>11923794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5166944" calcext:value-type="float">
            <text:p>195166944</text:p>
          </table:table-cell>
          <table:table-cell office:value-type="float" office:value="155751504" calcext:value-type="float">
            <text:p>155751504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21283312" calcext:value-type="float">
            <text:p>221283312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200784240" calcext:value-type="float">
            <text:p>200784240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38208888" calcext:value-type="float">
            <text:p>13820888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25147696" calcext:value-type="float">
            <text:p>225147696</text:p>
          </table:table-cell>
          <table:table-cell office:value-type="float" office:value="204583056" calcext:value-type="float">
            <text:p>204583056</text:p>
          </table:table-cell>
          <table:table-cell office:value-type="float" office:value="167888528" calcext:value-type="float">
            <text:p>167888528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205238736" calcext:value-type="float">
            <text:p>205238736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226113096" calcext:value-type="float">
            <text:p>226113096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79302400" calcext:value-type="float">
            <text:p>179302400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17259376" calcext:value-type="float">
            <text:p>117259376</text:p>
          </table:table-cell>
          <table:table-cell office:value-type="float" office:value="117378032" calcext:value-type="float">
            <text:p>11737803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69166008" calcext:value-type="float">
            <text:p>169166008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18853600" calcext:value-type="float">
            <text:p>118853600</text:p>
          </table:table-cell>
          <table:table-cell office:value-type="float" office:value="123770416" calcext:value-type="float">
            <text:p>12377041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117259976" calcext:value-type="float">
            <text:p>117259976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80465200" calcext:value-type="float">
            <text:p>180465200</text:p>
          </table:table-cell>
          <table:table-cell office:value-type="float" office:value="174325528" calcext:value-type="float">
            <text:p>174325528</text:p>
          </table:table-cell>
        </table:table-row>
        <table:table-row table:style-name="ro1">
          <table:table-cell office:value-type="float" office:value="121698904" calcext:value-type="float">
            <text:p>121698904</text:p>
          </table:table-cell>
          <table:table-cell office:value-type="float" office:value="129954832" calcext:value-type="float">
            <text:p>129954832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88062832" calcext:value-type="float">
            <text:p>188062832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88010064" calcext:value-type="float">
            <text:p>188010064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37178160" calcext:value-type="float">
            <text:p>137178160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27345376" calcext:value-type="float">
            <text:p>127345376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47497200" calcext:value-type="float">
            <text:p>147497200</text:p>
          </table:table-cell>
          <table:table-cell office:value-type="float" office:value="140280848" calcext:value-type="float">
            <text:p>140280848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89869400" calcext:value-type="float">
            <text:p>189869400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37177464" calcext:value-type="float">
            <text:p>137177464</text:p>
          </table:table-cell>
          <table:table-cell office:value-type="float" office:value="155752432" calcext:value-type="float">
            <text:p>155752432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38209136" calcext:value-type="float">
            <text:p>138209136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45432696" calcext:value-type="float">
            <text:p>145432696</text:p>
          </table:table-cell>
          <table:table-cell office:value-type="float" office:value="160911952" calcext:value-type="float">
            <text:p>160911952</text:p>
          </table:table-cell>
          <table:table-cell office:value-type="float" office:value="155759440" calcext:value-type="float">
            <text:p>155759440</text:p>
          </table:table-cell>
          <table:table-cell office:value-type="float" office:value="146464368" calcext:value-type="float">
            <text:p>14646436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56791344" calcext:value-type="float">
            <text:p>156791344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53687928" calcext:value-type="float">
            <text:p>153687928</text:p>
          </table:table-cell>
          <table:table-cell office:value-type="float" office:value="168135280" calcext:value-type="float">
            <text:p>168135280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54719600" calcext:value-type="float">
            <text:p>154719600</text:p>
          </table:table-cell>
          <table:table-cell office:value-type="float" office:value="199547784" calcext:value-type="float">
            <text:p>199547784</text:p>
          </table:table-cell>
        </table:table-row>
        <table:table-row table:style-name="ro1">
          <table:table-cell office:value-type="float" office:value="159879352" calcext:value-type="float">
            <text:p>159879352</text:p>
          </table:table-cell>
          <table:table-cell office:value-type="float" office:value="172262896" calcext:value-type="float">
            <text:p>172262896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61942928" calcext:value-type="float">
            <text:p>161942928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79486224" calcext:value-type="float">
            <text:p>179486224</text:p>
          </table:table-cell>
          <table:table-cell office:value-type="float" office:value="168142288" calcext:value-type="float">
            <text:p>168142288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202188112" calcext:value-type="float">
            <text:p>202188112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213920744" calcext:value-type="float">
            <text:p>213920744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78401872" calcext:value-type="float">
            <text:p>178401872</text:p>
          </table:table-cell>
          <table:table-cell office:value-type="float" office:value="121698424" calcext:value-type="float">
            <text:p>121698424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95995992" calcext:value-type="float">
            <text:p>19599599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3364304" calcext:value-type="float">
            <text:p>193364304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204251192" calcext:value-type="float">
            <text:p>20425119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218385024" calcext:value-type="float">
            <text:p>218385024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7031168" calcext:value-type="float">
            <text:p>187031168</text:p>
          </table:table-cell>
          <table:table-cell office:value-type="float" office:value="133049368" calcext:value-type="float">
            <text:p>13304936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88062832" calcext:value-type="float">
            <text:p>188062832</text:p>
          </table:table-cell>
          <table:table-cell office:value-type="float" office:value="137176984" calcext:value-type="float">
            <text:p>137176984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203812080" calcext:value-type="float">
            <text:p>203812080</text:p>
          </table:table-cell>
          <table:table-cell office:value-type="float" office:value="122451424" calcext:value-type="float">
            <text:p>122451424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30371584" calcext:value-type="float">
            <text:p>230371584</text:p>
          </table:table-cell>
          <table:table-cell office:value-type="float" office:value="205285312" calcext:value-type="float">
            <text:p>205285312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213929832" calcext:value-type="float">
            <text:p>213929832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23946672" calcext:value-type="float">
            <text:p>123946672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217614936" calcext:value-type="float">
            <text:p>217614936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62974584" calcext:value-type="float">
            <text:p>162974584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230431040" calcext:value-type="float">
            <text:p>230431040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35113424" calcext:value-type="float">
            <text:p>135113424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21699600" calcext:value-type="float">
            <text:p>121699600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41304848" calcext:value-type="float">
            <text:p>141304848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21789752" calcext:value-type="float">
            <text:p>221789752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39248880" calcext:value-type="float">
            <text:p>139248880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46472208" calcext:value-type="float">
            <text:p>146472208</text:p>
          </table:table-cell>
          <table:table-cell office:value-type="float" office:value="151623888" calcext:value-type="float">
            <text:p>151623888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30986736" calcext:value-type="float">
            <text:p>130986736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58847216" calcext:value-type="float">
            <text:p>158847216</text:p>
          </table:table-cell>
          <table:table-cell office:value-type="float" office:value="184644568" calcext:value-type="float">
            <text:p>184644568</text:p>
          </table:table-cell>
        </table:table-row>
        <table:table-row table:style-name="ro1">
          <table:table-cell office:value-type="float" office:value="230436456" calcext:value-type="float">
            <text:p>230436456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155759344" calcext:value-type="float">
            <text:p>155759344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17259976" calcext:value-type="float">
            <text:p>117259976</text:p>
          </table:table-cell>
          <table:table-cell office:value-type="float" office:value="137178160" calcext:value-type="float">
            <text:p>137178160</text:p>
          </table:table-cell>
          <table:table-cell office:value-type="float" office:value="161950768" calcext:value-type="float">
            <text:p>161950768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121698904" calcext:value-type="float">
            <text:p>121698904</text:p>
          </table:table-cell>
          <table:table-cell office:value-type="float" office:value="142337680" calcext:value-type="float">
            <text:p>142337680</text:p>
          </table:table-cell>
          <table:table-cell office:value-type="float" office:value="164014576" calcext:value-type="float">
            <text:p>164014576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94914008" calcext:value-type="float">
            <text:p>194914008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70206000" calcext:value-type="float">
            <text:p>170206000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26858424" calcext:value-type="float">
            <text:p>126858424</text:p>
          </table:table-cell>
          <table:table-cell office:value-type="float" office:value="149561008" calcext:value-type="float">
            <text:p>149561008</text:p>
          </table:table-cell>
          <table:table-cell office:value-type="float" office:value="177429328" calcext:value-type="float">
            <text:p>177429328</text:p>
          </table:table-cell>
          <table:table-cell office:value-type="float" office:value="171180224" calcext:value-type="float">
            <text:p>171180224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55752432" calcext:value-type="float">
            <text:p>155752432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34081752" calcext:value-type="float">
            <text:p>134081752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86716464" calcext:value-type="float">
            <text:p>186716464</text:p>
          </table:table-cell>
          <table:table-cell office:value-type="float" office:value="174144080" calcext:value-type="float">
            <text:p>174144080</text:p>
          </table:table-cell>
          <table:table-cell office:value-type="float" office:value="197418888" calcext:value-type="float">
            <text:p>197418888</text:p>
          </table:table-cell>
        </table:table-row>
        <table:table-row table:style-name="ro1">
          <table:table-cell office:value-type="float" office:value="141305080" calcext:value-type="float">
            <text:p>141305080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02511640" calcext:value-type="float">
            <text:p>202511640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69167152" calcext:value-type="float">
            <text:p>169167152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05278808" calcext:value-type="float">
            <text:p>205278808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74326704" calcext:value-type="float">
            <text:p>174326704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06507160" calcext:value-type="float">
            <text:p>206507160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61943160" calcext:value-type="float">
            <text:p>161943160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88773360" calcext:value-type="float">
            <text:p>188773360</text:p>
          </table:table-cell>
          <table:table-cell office:value-type="float" office:value="201750336" calcext:value-type="float">
            <text:p>20175033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68134584" calcext:value-type="float">
            <text:p>168134584</text:p>
          </table:table-cell>
          <table:table-cell office:value-type="float" office:value="192900976" calcext:value-type="float">
            <text:p>192900976</text:p>
          </table:table-cell>
          <table:table-cell office:value-type="float" office:value="204583056" calcext:value-type="float">
            <text:p>20458305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213925512" calcext:value-type="float">
            <text:p>213925512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205238736" calcext:value-type="float">
            <text:p>205238736</text:p>
          </table:table-cell>
          <table:table-cell office:value-type="float" office:value="186524048" calcext:value-type="float">
            <text:p>186524048</text:p>
          </table:table-cell>
          <table:table-cell office:value-type="float" office:value="117259976" calcext:value-type="float">
            <text:p>117259976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88062832" calcext:value-type="float">
            <text:p>188062832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98060464" calcext:value-type="float">
            <text:p>198060464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21968208" calcext:value-type="float">
            <text:p>121968208</text:p>
          </table:table-cell>
          <table:table-cell office:value-type="float" office:value="125826040" calcext:value-type="float">
            <text:p>125826040</text:p>
          </table:table-cell>
        </table:table-row>
        <table:table-row table:style-name="ro1">
          <table:table-cell office:value-type="float" office:value="186708856" calcext:value-type="float">
            <text:p>186708856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28018768" calcext:value-type="float">
            <text:p>12801876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92900280" calcext:value-type="float">
            <text:p>192900280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18635664" calcext:value-type="float">
            <text:p>118635664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98059800" calcext:value-type="float">
            <text:p>198059800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35113176" calcext:value-type="float">
            <text:p>135113176</text:p>
          </table:table-cell>
        </table:table-row>
        <table:table-row table:style-name="ro1">
          <table:table-cell office:value-type="float" office:value="200123608" calcext:value-type="float">
            <text:p>200123608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39241040" calcext:value-type="float">
            <text:p>139241040</text:p>
          </table:table-cell>
          <table:table-cell office:value-type="float" office:value="140272696" calcext:value-type="float">
            <text:p>140272696</text:p>
          </table:table-cell>
        </table:table-row>
        <table:table-row table:style-name="ro1">
          <table:table-cell office:value-type="float" office:value="205283128" calcext:value-type="float">
            <text:p>205283128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36153264" calcext:value-type="float">
            <text:p>136153264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214570264" calcext:value-type="float">
            <text:p>214570264</text:p>
          </table:table-cell>
          <table:table-cell office:value-type="float" office:value="221217744" calcext:value-type="float">
            <text:p>221217744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58847216" calcext:value-type="float">
            <text:p>158847216</text:p>
          </table:table-cell>
          <table:table-cell office:value-type="float" office:value="158846968" calcext:value-type="float">
            <text:p>158846968</text:p>
          </table:table-cell>
        </table:table-row>
        <table:table-row table:style-name="ro1">
          <table:table-cell office:value-type="float" office:value="214570264" calcext:value-type="float">
            <text:p>214570264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154727536" calcext:value-type="float">
            <text:p>154727536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18696920" calcext:value-type="float">
            <text:p>218696920</text:p>
          </table:table-cell>
          <table:table-cell office:value-type="float" office:value="221987136" calcext:value-type="float">
            <text:p>221987136</text:p>
          </table:table-cell>
          <table:table-cell office:value-type="float" office:value="160918960" calcext:value-type="float">
            <text:p>160918960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221791912" calcext:value-type="float">
            <text:p>221791912</text:p>
          </table:table-cell>
          <table:table-cell office:value-type="float" office:value="227407728" calcext:value-type="float">
            <text:p>227407728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221791912" calcext:value-type="float">
            <text:p>221791912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167053568" calcext:value-type="float">
            <text:p>167053568</text:p>
          </table:table-cell>
          <table:table-cell office:value-type="float" office:value="175357432" calcext:value-type="float">
            <text:p>175357432</text:p>
          </table:table-cell>
        </table:table-row>
        <table:table-row table:style-name="ro1">
          <table:table-cell office:value-type="float" office:value="221791912" calcext:value-type="float">
            <text:p>221791912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72269904" calcext:value-type="float">
            <text:p>172269904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230045224" calcext:value-type="float">
            <text:p>230045224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78461328" calcext:value-type="float">
            <text:p>178461328</text:p>
          </table:table-cell>
          <table:table-cell office:value-type="float" office:value="171556208" calcext:value-type="float">
            <text:p>171556208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230438616" calcext:value-type="float">
            <text:p>230438616</text:p>
          </table:table-cell>
          <table:table-cell office:value-type="float" office:value="117259376" calcext:value-type="float">
            <text:p>117259376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79743952" calcext:value-type="float">
            <text:p>179743952</text:p>
          </table:table-cell>
          <table:table-cell office:value-type="float" office:value="181548856" calcext:value-type="float">
            <text:p>181548856</text:p>
          </table:table-cell>
        </table:table-row>
        <table:table-row table:style-name="ro1">
          <table:table-cell office:value-type="float" office:value="230438616" calcext:value-type="float">
            <text:p>230438616</text:p>
          </table:table-cell>
          <table:table-cell office:value-type="float" office:value="122731504" calcext:value-type="float">
            <text:p>122731504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83940008" calcext:value-type="float">
            <text:p>183940008</text:p>
          </table:table-cell>
        </table:table-row>
        <table:table-row table:style-name="ro1">
          <table:table-cell office:value-type="float" office:value="230438616" calcext:value-type="float">
            <text:p>230438616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88770504" calcext:value-type="float">
            <text:p>188770504</text:p>
          </table:table-cell>
        </table:table-row>
        <table:table-row table:style-name="ro1">
          <table:table-cell office:value-type="float" office:value="230438616" calcext:value-type="float">
            <text:p>230438616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186977616" calcext:value-type="float">
            <text:p>186977616</text:p>
          </table:table-cell>
          <table:table-cell office:value-type="float" office:value="180202928" calcext:value-type="float">
            <text:p>180202928</text:p>
          </table:table-cell>
          <table:table-cell office:value-type="float" office:value="188770504" calcext:value-type="float">
            <text:p>188770504</text:p>
          </table:table-cell>
        </table:table-row>
        <table:table-row table:style-name="ro1">
          <table:table-cell office:value-type="float" office:value="236890872" calcext:value-type="float">
            <text:p>236890872</text:p>
          </table:table-cell>
          <table:table-cell office:value-type="float" office:value="137178160" calcext:value-type="float">
            <text:p>137178160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82904512" calcext:value-type="float">
            <text:p>182904512</text:p>
          </table:table-cell>
          <table:table-cell office:value-type="float" office:value="194960488" calcext:value-type="float">
            <text:p>194960488</text:p>
          </table:table-cell>
        </table:table-row>
        <table:table-row table:style-name="ro1">
          <table:table-cell office:value-type="float" office:value="238298536" calcext:value-type="float">
            <text:p>238298536</text:p>
          </table:table-cell>
          <table:table-cell office:value-type="float" office:value="145433392" calcext:value-type="float">
            <text:p>145433392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88062832" calcext:value-type="float">
            <text:p>188062832</text:p>
          </table:table-cell>
          <table:table-cell office:value-type="float" office:value="197417208" calcext:value-type="float">
            <text:p>197417208</text:p>
          </table:table-cell>
        </table:table-row>
        <table:table-row table:style-name="ro1">
          <table:table-cell office:value-type="float" office:value="121969448" calcext:value-type="float">
            <text:p>121969448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88803176" calcext:value-type="float">
            <text:p>188803176</text:p>
          </table:table-cell>
          <table:table-cell office:value-type="float" office:value="197417208" calcext:value-type="float">
            <text:p>197417208</text:p>
          </table:table-cell>
        </table:table-row>
        <table:table-row table:style-name="ro1">
          <table:table-cell office:value-type="float" office:value="128922232" calcext:value-type="float">
            <text:p>128922232</text:p>
          </table:table-cell>
          <table:table-cell office:value-type="float" office:value="150592912" calcext:value-type="float">
            <text:p>150592912</text:p>
          </table:table-cell>
          <table:table-cell office:value-type="float" office:value="193495440" calcext:value-type="float">
            <text:p>193495440</text:p>
          </table:table-cell>
          <table:table-cell office:value-type="float" office:value="125843568" calcext:value-type="float">
            <text:p>125843568</text:p>
          </table:table-cell>
          <table:table-cell office:value-type="float" office:value="197417208" calcext:value-type="float">
            <text:p>197417208</text:p>
          </table:table-cell>
        </table:table-row>
        <table:table-row table:style-name="ro1">
          <table:table-cell office:value-type="float" office:value="130986040" calcext:value-type="float">
            <text:p>130986040</text:p>
          </table:table-cell>
          <table:table-cell office:value-type="float" office:value="155752432" calcext:value-type="float">
            <text:p>155752432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197417208" calcext:value-type="float">
            <text:p>197417208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30985808" calcext:value-type="float">
            <text:p>130985808</text:p>
          </table:table-cell>
          <table:table-cell office:value-type="float" office:value="200184360" calcext:value-type="float">
            <text:p>200184360</text:p>
          </table:table-cell>
        </table:table-row>
        <table:table-row table:style-name="ro1">
          <table:table-cell office:value-type="float" office:value="139241272" calcext:value-type="float">
            <text:p>139241272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39241040" calcext:value-type="float">
            <text:p>139241040</text:p>
          </table:table-cell>
          <table:table-cell office:value-type="float" office:value="205277128" calcext:value-type="float">
            <text:p>205277128</text:p>
          </table:table-cell>
        </table:table-row>
        <table:table-row table:style-name="ro1">
          <table:table-cell office:value-type="float" office:value="147496504" calcext:value-type="float">
            <text:p>147496504</text:p>
          </table:table-cell>
          <table:table-cell office:value-type="float" office:value="170199088" calcext:value-type="float">
            <text:p>170199088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205265432" calcext:value-type="float">
            <text:p>205265432</text:p>
          </table:table-cell>
        </table:table-row>
        <table:table-row table:style-name="ro1">
          <table:table-cell office:value-type="float" office:value="149560312" calcext:value-type="float">
            <text:p>149560312</text:p>
          </table:table-cell>
          <table:table-cell office:value-type="float" office:value="177422416" calcext:value-type="float">
            <text:p>177422416</text:p>
          </table:table-cell>
          <table:table-cell office:value-type="float" office:value="200848224" calcext:value-type="float">
            <text:p>200848224</text:p>
          </table:table-cell>
          <table:table-cell office:value-type="float" office:value="147496272" calcext:value-type="float">
            <text:p>147496272</text:p>
          </table:table-cell>
          <table:table-cell office:value-type="float" office:value="126325960" calcext:value-type="float">
            <text:p>126325960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205285312" calcext:value-type="float">
            <text:p>205285312</text:p>
          </table:table-cell>
          <table:table-cell office:value-type="float" office:value="155751504" calcext:value-type="float">
            <text:p>155751504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164006968" calcext:value-type="float">
            <text:p>164006968</text:p>
          </table:table-cell>
          <table:table-cell office:value-type="float" office:value="186709552" calcext:value-type="float">
            <text:p>186709552</text:p>
          </table:table-cell>
          <table:table-cell office:value-type="float" office:value="205285312" calcext:value-type="float">
            <text:p>205285312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164006968" calcext:value-type="float">
            <text:p>164006968</text:p>
          </table:table-cell>
          <table:table-cell office:value-type="float" office:value="192900976" calcext:value-type="float">
            <text:p>192900976</text:p>
          </table:table-cell>
          <table:table-cell office:value-type="float" office:value="123572128" calcext:value-type="float">
            <text:p>123572128</text:p>
          </table:table-cell>
          <table:table-cell office:value-type="float" office:value="164006736" calcext:value-type="float">
            <text:p>164006736</text:p>
          </table:table-cell>
          <table:table-cell office:value-type="float" office:value="138208888" calcext:value-type="float">
            <text:p>138208888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29961744" calcext:value-type="float">
            <text:p>129961744</text:p>
          </table:table-cell>
          <table:table-cell office:value-type="float" office:value="172261968" calcext:value-type="float">
            <text:p>172261968</text:p>
          </table:table-cell>
          <table:table-cell office:value-type="float" office:value="141304600" calcext:value-type="float">
            <text:p>141304600</text:p>
          </table:table-cell>
        </table:table-row>
        <table:table-row table:style-name="ro1">
          <table:table-cell office:value-type="float" office:value="178453624" calcext:value-type="float">
            <text:p>178453624</text:p>
          </table:table-cell>
          <table:table-cell office:value-type="float" office:value="201156208" calcext:value-type="float">
            <text:p>201156208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80517200" calcext:value-type="float">
            <text:p>180517200</text:p>
          </table:table-cell>
          <table:table-cell office:value-type="float" office:value="147496024" calcext:value-type="float">
            <text:p>147496024</text:p>
          </table:table-cell>
        </table:table-row>
        <table:table-row table:style-name="ro1">
          <table:table-cell office:value-type="float" office:value="180517432" calcext:value-type="float">
            <text:p>180517432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80517200" calcext:value-type="float">
            <text:p>180517200</text:p>
          </table:table-cell>
          <table:table-cell office:value-type="float" office:value="147496024" calcext:value-type="float">
            <text:p>147496024</text:p>
          </table:table-cell>
        </table:table-row>
        <table:table-row table:style-name="ro1">
          <table:table-cell office:value-type="float" office:value="186708856" calcext:value-type="float">
            <text:p>186708856</text:p>
          </table:table-cell>
          <table:table-cell office:value-type="float" office:value="209672736" calcext:value-type="float">
            <text:p>209672736</text:p>
          </table:table-cell>
          <table:table-cell office:value-type="float" office:value="133057456" calcext:value-type="float">
            <text:p>133057456</text:p>
          </table:table-cell>
          <table:table-cell office:value-type="float" office:value="188772432" calcext:value-type="float">
            <text:p>188772432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88969352" calcext:value-type="float">
            <text:p>18896935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39248880" calcext:value-type="float">
            <text:p>139248880</text:p>
          </table:table-cell>
          <table:table-cell office:value-type="float" office:value="193358048" calcext:value-type="float">
            <text:p>193358048</text:p>
          </table:table-cell>
          <table:table-cell office:value-type="float" office:value="164006488" calcext:value-type="float">
            <text:p>164006488</text:p>
          </table:table-cell>
        </table:table-row>
        <table:table-row table:style-name="ro1">
          <table:table-cell office:value-type="float" office:value="196715544" calcext:value-type="float">
            <text:p>19671554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43376496" calcext:value-type="float">
            <text:p>143376496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165038392" calcext:value-type="float">
            <text:p>165038392</text:p>
          </table:table-cell>
        </table:table-row>
        <table:table-row table:style-name="ro1">
          <table:table-cell office:value-type="float" office:value="196715544" calcext:value-type="float">
            <text:p>19671554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172261720" calcext:value-type="float">
            <text:p>172261720</text:p>
          </table:table-cell>
        </table:table-row>
        <table:table-row table:style-name="ro1">
          <table:table-cell office:value-type="float" office:value="196715544" calcext:value-type="float">
            <text:p>19671554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180516952" calcext:value-type="float">
            <text:p>180516952</text:p>
          </table:table-cell>
        </table:table-row>
        <table:table-row table:style-name="ro1">
          <table:table-cell office:value-type="float" office:value="196715544" calcext:value-type="float">
            <text:p>19671554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52663632" calcext:value-type="float">
            <text:p>152663632</text:p>
          </table:table-cell>
          <table:table-cell office:value-type="float" office:value="196715312" calcext:value-type="float">
            <text:p>196715312</text:p>
          </table:table-cell>
          <table:table-cell office:value-type="float" office:value="180516952" calcext:value-type="float">
            <text:p>180516952</text:p>
          </table:table-cell>
        </table:table-row>
        <table:table-row table:style-name="ro1">
          <table:table-cell office:value-type="float" office:value="203167800" calcext:value-type="float">
            <text:p>203167800</text:p>
          </table:table-cell>
          <table:table-cell office:value-type="float" office:value="220054944" calcext:value-type="float">
            <text:p>220054944</text:p>
          </table:table-cell>
          <table:table-cell office:value-type="float" office:value="158855056" calcext:value-type="float">
            <text:p>158855056</text:p>
          </table:table-cell>
          <table:table-cell office:value-type="float" office:value="204575216" calcext:value-type="float">
            <text:p>204575216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204575448" calcext:value-type="float">
            <text:p>204575448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164014576" calcext:value-type="float">
            <text:p>164014576</text:p>
          </table:table-cell>
          <table:table-cell office:value-type="float" office:value="204575216" calcext:value-type="float">
            <text:p>204575216</text:p>
          </table:table-cell>
          <table:table-cell office:value-type="float" office:value="188772184" calcext:value-type="float">
            <text:p>188772184</text:p>
          </table:table-cell>
        </table:table-row>
        <table:table-row table:style-name="ro1">
          <table:table-cell office:value-type="float" office:value="212321640" calcext:value-type="float">
            <text:p>212321640</text:p>
          </table:table-cell>
          <table:table-cell office:value-type="float" office:value="222642816" calcext:value-type="float">
            <text:p>222642816</text:p>
          </table:table-cell>
          <table:table-cell office:value-type="float" office:value="168142192" calcext:value-type="float">
            <text:p>168142192</text:p>
          </table:table-cell>
          <table:table-cell office:value-type="float" office:value="211862432" calcext:value-type="float">
            <text:p>211862432</text:p>
          </table:table-cell>
          <table:table-cell office:value-type="float" office:value="195945672" calcext:value-type="float">
            <text:p>195945672</text:p>
          </table:table-cell>
        </table:table-row>
        <table:table-row table:style-name="ro1">
          <table:table-cell office:value-type="float" office:value="213222168" calcext:value-type="float">
            <text:p>213222168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73301712" calcext:value-type="float">
            <text:p>173301712</text:p>
          </table:table-cell>
          <table:table-cell office:value-type="float" office:value="213221936" calcext:value-type="float">
            <text:p>213221936</text:p>
          </table:table-cell>
          <table:table-cell office:value-type="float" office:value="196715064" calcext:value-type="float">
            <text:p>196715064</text:p>
          </table:table-cell>
        </table:table-row>
        <table:table-row table:style-name="ro1">
          <table:table-cell office:value-type="float" office:value="213222168" calcext:value-type="float">
            <text:p>213222168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213221936" calcext:value-type="float">
            <text:p>213221936</text:p>
          </table:table-cell>
          <table:table-cell office:value-type="float" office:value="196715064" calcext:value-type="float">
            <text:p>196715064</text:p>
          </table:table-cell>
        </table:table-row>
        <table:table-row table:style-name="ro1">
          <table:table-cell office:value-type="float" office:value="213222168" calcext:value-type="float">
            <text:p>213222168</text:p>
          </table:table-cell>
          <table:table-cell office:value-type="float" office:value="117259808" calcext:value-type="float">
            <text:p>117259808</text:p>
          </table:table-cell>
          <table:table-cell office:value-type="float" office:value="188780272" calcext:value-type="float">
            <text:p>188780272</text:p>
          </table:table-cell>
          <table:table-cell office:value-type="float" office:value="124794432" calcext:value-type="float">
            <text:p>124794432</text:p>
          </table:table-cell>
          <table:table-cell office:value-type="float" office:value="199088792" calcext:value-type="float">
            <text:p>199088792</text:p>
          </table:table-cell>
        </table:table-row>
        <table:table-row table:style-name="ro1">
          <table:table-cell office:value-type="float" office:value="120307224" calcext:value-type="float">
            <text:p>120307224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25826336" calcext:value-type="float">
            <text:p>125826336</text:p>
          </table:table-cell>
          <table:table-cell office:value-type="float" office:value="204574968" calcext:value-type="float">
            <text:p>204574968</text:p>
          </table:table-cell>
        </table:table-row>
        <table:table-row table:style-name="ro1">
          <table:table-cell office:value-type="float" office:value="125826616" calcext:value-type="float">
            <text:p>125826616</text:p>
          </table:table-cell>
          <table:table-cell office:value-type="float" office:value="127891024" calcext:value-type="float">
            <text:p>127891024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28922048" calcext:value-type="float">
            <text:p>128922048</text:p>
          </table:table-cell>
          <table:table-cell office:value-type="float" office:value="206000040" calcext:value-type="float">
            <text:p>206000040</text:p>
          </table:table-cell>
        </table:table-row>
        <table:table-row table:style-name="ro1">
          <table:table-cell office:value-type="float" office:value="129954232" calcext:value-type="float">
            <text:p>129954232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32017760" calcext:value-type="float">
            <text:p>132017760</text:p>
          </table:table-cell>
          <table:table-cell office:value-type="float" office:value="213221688" calcext:value-type="float">
            <text:p>213221688</text:p>
          </table:table-cell>
        </table:table-row>
        <table:table-row table:style-name="ro1">
          <table:table-cell office:value-type="float" office:value="132018040" calcext:value-type="float">
            <text:p>132018040</text:p>
          </table:table-cell>
          <table:table-cell office:value-type="float" office:value="137178160" calcext:value-type="float">
            <text:p>137178160</text:p>
          </table:table-cell>
          <table:table-cell office:value-type="float" office:value="196723152" calcext:value-type="float">
            <text:p>196723152</text:p>
          </table:table-cell>
          <table:table-cell office:value-type="float" office:value="137177280" calcext:value-type="float">
            <text:p>137177280</text:p>
          </table:table-cell>
          <table:table-cell office:value-type="float" office:value="213221688" calcext:value-type="float">
            <text:p>213221688</text:p>
          </table:table-cell>
        </table:table-row>
        <table:table-row table:style-name="ro1">
          <table:table-cell office:value-type="float" office:value="132018040" calcext:value-type="float">
            <text:p>132018040</text:p>
          </table:table-cell>
          <table:table-cell office:value-type="float" office:value="146465296" calcext:value-type="float">
            <text:p>146465296</text:p>
          </table:table-cell>
          <table:table-cell office:value-type="float" office:value="203944800" calcext:value-type="float">
            <text:p>203944800</text:p>
          </table:table-cell>
          <table:table-cell office:value-type="float" office:value="144400608" calcext:value-type="float">
            <text:p>144400608</text:p>
          </table:table-cell>
          <table:table-cell office:value-type="float" office:value="213221688" calcext:value-type="float">
            <text:p>213221688</text:p>
          </table:table-cell>
        </table:table-row>
        <table:table-row table:style-name="ro1">
          <table:table-cell office:value-type="float" office:value="132018040" calcext:value-type="float">
            <text:p>132018040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204583056" calcext:value-type="float">
            <text:p>204583056</text:p>
          </table:table-cell>
          <table:table-cell office:value-type="float" office:value="148528224" calcext:value-type="float">
            <text:p>148528224</text:p>
          </table:table-cell>
          <table:table-cell office:value-type="float" office:value="117611672" calcext:value-type="float">
            <text:p>117611672</text:p>
          </table:table-cell>
        </table:table-row>
        <table:table-row table:style-name="ro1">
          <table:table-cell office:value-type="float" office:value="137177560" calcext:value-type="float">
            <text:p>137177560</text:p>
          </table:table-cell>
          <table:table-cell office:value-type="float" office:value="153688624" calcext:value-type="float">
            <text:p>153688624</text:p>
          </table:table-cell>
          <table:table-cell office:value-type="float" office:value="204714192" calcext:value-type="float">
            <text:p>204714192</text:p>
          </table:table-cell>
          <table:table-cell office:value-type="float" office:value="148528224" calcext:value-type="float">
            <text:p>148528224</text:p>
          </table:table-cell>
          <table:table-cell office:value-type="float" office:value="125826136" calcext:value-type="float">
            <text:p>125826136</text:p>
          </table:table-cell>
        </table:table-row>
        <table:table-row table:style-name="ro1">
          <table:table-cell office:value-type="float" office:value="144400888" calcext:value-type="float">
            <text:p>144400888</text:p>
          </table:table-cell>
          <table:table-cell office:value-type="float" office:value="155752432" calcext:value-type="float">
            <text:p>155752432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50592032" calcext:value-type="float">
            <text:p>150592032</text:p>
          </table:table-cell>
          <table:table-cell office:value-type="float" office:value="125826136" calcext:value-type="float">
            <text:p>125826136</text:p>
          </table:table-cell>
        </table:table-row>
        <table:table-row table:style-name="ro1">
          <table:table-cell office:value-type="float" office:value="148528504" calcext:value-type="float">
            <text:p>148528504</text:p>
          </table:table-cell>
          <table:table-cell office:value-type="float" office:value="161943856" calcext:value-type="float">
            <text:p>161943856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55751552" calcext:value-type="float">
            <text:p>155751552</text:p>
          </table:table-cell>
          <table:table-cell office:value-type="float" office:value="128921848" calcext:value-type="float">
            <text:p>128921848</text:p>
          </table:table-cell>
        </table:table-row>
        <table:table-row table:style-name="ro1">
          <table:table-cell office:value-type="float" office:value="148528504" calcext:value-type="float">
            <text:p>148528504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213229776" calcext:value-type="float">
            <text:p>213229776</text:p>
          </table:table-cell>
          <table:table-cell office:value-type="float" office:value="165038688" calcext:value-type="float">
            <text:p>165038688</text:p>
          </table:table-cell>
          <table:table-cell office:value-type="float" office:value="132017560" calcext:value-type="float">
            <text:p>132017560</text:p>
          </table:table-cell>
        </table:table-row>
        <table:table-row table:style-name="ro1">
          <table:table-cell office:value-type="float" office:value="152656120" calcext:value-type="float">
            <text:p>152656120</text:p>
          </table:table-cell>
          <table:table-cell office:value-type="float" office:value="169167152" calcext:value-type="float">
            <text:p>169167152</text:p>
          </table:table-cell>
          <table:table-cell office:value-type="float" office:value="213176480" calcext:value-type="float">
            <text:p>213176480</text:p>
          </table:table-cell>
          <table:table-cell office:value-type="float" office:value="165038688" calcext:value-type="float">
            <text:p>165038688</text:p>
          </table:table-cell>
          <table:table-cell office:value-type="float" office:value="136145176" calcext:value-type="float">
            <text:p>136145176</text:p>
          </table:table-cell>
        </table:table-row>
        <table:table-row table:style-name="ro1">
          <table:table-cell office:value-type="float" office:value="159879448" calcext:value-type="float">
            <text:p>159879448</text:p>
          </table:table-cell>
          <table:table-cell office:value-type="float" office:value="175358608" calcext:value-type="float">
            <text:p>175358608</text:p>
          </table:table-cell>
          <table:table-cell office:value-type="float" office:value="123770416" calcext:value-type="float">
            <text:p>123770416</text:p>
          </table:table-cell>
          <table:table-cell office:value-type="float" office:value="174325824" calcext:value-type="float">
            <text:p>174325824</text:p>
          </table:table-cell>
          <table:table-cell office:value-type="float" office:value="141304696" calcext:value-type="float">
            <text:p>141304696</text:p>
          </table:table-cell>
        </table:table-row>
        <table:table-row table:style-name="ro1">
          <table:table-cell office:value-type="float" office:value="165038968" calcext:value-type="float">
            <text:p>165038968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125834224" calcext:value-type="float">
            <text:p>125834224</text:p>
          </table:table-cell>
          <table:table-cell office:value-type="float" office:value="181549152" calcext:value-type="float">
            <text:p>181549152</text:p>
          </table:table-cell>
          <table:table-cell office:value-type="float" office:value="148528024" calcext:value-type="float">
            <text:p>148528024</text:p>
          </table:table-cell>
        </table:table-row>
        <table:table-row table:style-name="ro1">
          <table:table-cell office:value-type="float" office:value="165038968" calcext:value-type="float">
            <text:p>165038968</text:p>
          </table:table-cell>
          <table:table-cell office:value-type="float" office:value="182581936" calcext:value-type="float">
            <text:p>182581936</text:p>
          </table:table-cell>
          <table:table-cell office:value-type="float" office:value="132025648" calcext:value-type="float">
            <text:p>132025648</text:p>
          </table:table-cell>
          <table:table-cell office:value-type="float" office:value="182581056" calcext:value-type="float">
            <text:p>182581056</text:p>
          </table:table-cell>
          <table:table-cell office:value-type="float" office:value="148528024" calcext:value-type="float">
            <text:p>148528024</text:p>
          </table:table-cell>
        </table:table-row>
        <table:table-row table:style-name="ro1">
          <table:table-cell office:value-type="float" office:value="172262296" calcext:value-type="float">
            <text:p>172262296</text:p>
          </table:table-cell>
          <table:table-cell office:value-type="float" office:value="188773360" calcext:value-type="float">
            <text:p>188773360</text:p>
          </table:table-cell>
          <table:table-cell office:value-type="float" office:value="135121360" calcext:value-type="float">
            <text:p>135121360</text:p>
          </table:table-cell>
          <table:table-cell office:value-type="float" office:value="188772480" calcext:value-type="float">
            <text:p>188772480</text:p>
          </table:table-cell>
          <table:table-cell office:value-type="float" office:value="155751352" calcext:value-type="float">
            <text:p>155751352</text:p>
          </table:table-cell>
        </table:table-row>
        <table:table-row table:style-name="ro1">
          <table:table-cell office:value-type="float" office:value="178453720" calcext:value-type="float">
            <text:p>178453720</text:p>
          </table:table-cell>
          <table:table-cell office:value-type="float" office:value="194964784" calcext:value-type="float">
            <text:p>194964784</text:p>
          </table:table-cell>
          <table:table-cell office:value-type="float" office:value="143376592" calcext:value-type="float">
            <text:p>143376592</text:p>
          </table:table-cell>
          <table:table-cell office:value-type="float" office:value="197419184" calcext:value-type="float">
            <text:p>197419184</text:p>
          </table:table-cell>
          <table:table-cell office:value-type="float" office:value="165038488" calcext:value-type="float">
            <text:p>165038488</text:p>
          </table:table-cell>
        </table:table-row>
        <table:table-row table:style-name="ro1">
          <table:table-cell office:value-type="float" office:value="181549432" calcext:value-type="float">
            <text:p>181549432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48536112" calcext:value-type="float">
            <text:p>148536112</text:p>
          </table:table-cell>
          <table:table-cell office:value-type="float" office:value="197419184" calcext:value-type="float">
            <text:p>197419184</text:p>
          </table:table-cell>
          <table:table-cell office:value-type="float" office:value="165038488" calcext:value-type="float">
            <text:p>165038488</text:p>
          </table:table-cell>
        </table:table-row>
        <table:table-row table:style-name="ro1">
          <table:table-cell office:value-type="float" office:value="186708952" calcext:value-type="float">
            <text:p>186708952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50599920" calcext:value-type="float">
            <text:p>150599920</text:p>
          </table:table-cell>
          <table:table-cell office:value-type="float" office:value="197419184" calcext:value-type="float">
            <text:p>197419184</text:p>
          </table:table-cell>
          <table:table-cell office:value-type="float" office:value="169166104" calcext:value-type="float">
            <text:p>169166104</text:p>
          </table:table-cell>
        </table:table-row>
        <table:table-row table:style-name="ro1">
          <table:table-cell office:value-type="float" office:value="188772760" calcext:value-type="float">
            <text:p>188772760</text:p>
          </table:table-cell>
          <table:table-cell office:value-type="float" office:value="202188112" calcext:value-type="float">
            <text:p>202188112</text:p>
          </table:table-cell>
          <table:table-cell office:value-type="float" office:value="155759440" calcext:value-type="float">
            <text:p>155759440</text:p>
          </table:table-cell>
          <table:table-cell office:value-type="float" office:value="197419184" calcext:value-type="float">
            <text:p>197419184</text:p>
          </table:table-cell>
          <table:table-cell office:value-type="float" office:value="172261816" calcext:value-type="float">
            <text:p>172261816</text:p>
          </table:table-cell>
        </table:table-row>
        <table:table-row table:style-name="ro1">
          <table:table-cell office:value-type="float" office:value="190394520" calcext:value-type="float">
            <text:p>190394520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56791344" calcext:value-type="float">
            <text:p>156791344</text:p>
          </table:table-cell>
          <table:table-cell office:value-type="float" office:value="201414704" calcext:value-type="float">
            <text:p>201414704</text:p>
          </table:table-cell>
          <table:table-cell office:value-type="float" office:value="175357528" calcext:value-type="float">
            <text:p>175357528</text:p>
          </table:table-cell>
        </table:table-row>
        <table:table-row table:style-name="ro1">
          <table:table-cell office:value-type="float" office:value="196191096" calcext:value-type="float">
            <text:p>196191096</text:p>
          </table:table-cell>
          <table:table-cell office:value-type="float" office:value="209869440" calcext:value-type="float">
            <text:p>209869440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205279104" calcext:value-type="float">
            <text:p>205279104</text:p>
          </table:table-cell>
          <table:table-cell office:value-type="float" office:value="181548952" calcext:value-type="float">
            <text:p>181548952</text:p>
          </table:table-cell>
        </table:table-row>
        <table:table-row table:style-name="ro1">
          <table:table-cell office:value-type="float" office:value="197419464" calcext:value-type="float">
            <text:p>19741946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65046576" calcext:value-type="float">
            <text:p>165046576</text:p>
          </table:table-cell>
          <table:table-cell office:value-type="float" office:value="205279104" calcext:value-type="float">
            <text:p>205279104</text:p>
          </table:table-cell>
          <table:table-cell office:value-type="float" office:value="181548952" calcext:value-type="float">
            <text:p>181548952</text:p>
          </table:table-cell>
        </table:table-row>
        <table:table-row table:style-name="ro1">
          <table:table-cell office:value-type="float" office:value="197419464" calcext:value-type="float">
            <text:p>19741946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72269904" calcext:value-type="float">
            <text:p>172269904</text:p>
          </table:table-cell>
          <table:table-cell office:value-type="float" office:value="208374096" calcext:value-type="float">
            <text:p>208374096</text:p>
          </table:table-cell>
          <table:table-cell office:value-type="float" office:value="181548952" calcext:value-type="float">
            <text:p>181548952</text:p>
          </table:table-cell>
        </table:table-row>
        <table:table-row table:style-name="ro1">
          <table:table-cell office:value-type="float" office:value="197419464" calcext:value-type="float">
            <text:p>19741946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213925808" calcext:value-type="float">
            <text:p>213925808</text:p>
          </table:table-cell>
          <table:table-cell office:value-type="float" office:value="182532456" calcext:value-type="float">
            <text:p>182532456</text:p>
          </table:table-cell>
        </table:table-row>
        <table:table-row table:style-name="ro1">
          <table:table-cell office:value-type="float" office:value="197419464" calcext:value-type="float">
            <text:p>197419464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213925808" calcext:value-type="float">
            <text:p>213925808</text:p>
          </table:table-cell>
          <table:table-cell office:value-type="float" office:value="188770600" calcext:value-type="float">
            <text:p>188770600</text:p>
          </table:table-cell>
        </table:table-row>
        <table:table-row table:style-name="ro1">
          <table:table-cell office:value-type="float" office:value="204641112" calcext:value-type="float">
            <text:p>204641112</text:p>
          </table:table-cell>
          <table:table-cell office:value-type="float" office:value="217615632" calcext:value-type="float">
            <text:p>217615632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213925808" calcext:value-type="float">
            <text:p>213925808</text:p>
          </table:table-cell>
          <table:table-cell office:value-type="float" office:value="188770600" calcext:value-type="float">
            <text:p>188770600</text:p>
          </table:table-cell>
        </table:table-row>
        <table:table-row table:style-name="ro1">
          <table:table-cell office:value-type="float" office:value="205279384" calcext:value-type="float">
            <text:p>205279384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17258736" calcext:value-type="float">
            <text:p>117258736</text:p>
          </table:table-cell>
          <table:table-cell office:value-type="float" office:value="193552920" calcext:value-type="float">
            <text:p>193552920</text:p>
          </table:table-cell>
        </table:table-row>
        <table:table-row table:style-name="ro1">
          <table:table-cell office:value-type="float" office:value="210634392" calcext:value-type="float">
            <text:p>210634392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181557040" calcext:value-type="float">
            <text:p>181557040</text:p>
          </table:table-cell>
          <table:table-cell office:value-type="float" office:value="122730528" calcext:value-type="float">
            <text:p>122730528</text:p>
          </table:table-cell>
          <table:table-cell office:value-type="float" office:value="197417304" calcext:value-type="float">
            <text:p>197417304</text:p>
          </table:table-cell>
        </table:table-row>
        <table:table-row table:style-name="ro1">
          <table:table-cell office:value-type="float" office:value="213926088" calcext:value-type="float">
            <text:p>213926088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86715424" calcext:value-type="float">
            <text:p>186715424</text:p>
          </table:table-cell>
          <table:table-cell office:value-type="float" office:value="125826240" calcext:value-type="float">
            <text:p>125826240</text:p>
          </table:table-cell>
          <table:table-cell office:value-type="float" office:value="197417304" calcext:value-type="float">
            <text:p>197417304</text:p>
          </table:table-cell>
        </table:table-row>
        <table:table-row table:style-name="ro1">
          <table:table-cell office:value-type="float" office:value="213926088" calcext:value-type="float">
            <text:p>213926088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28921952" calcext:value-type="float">
            <text:p>128921952</text:p>
          </table:table-cell>
          <table:table-cell office:value-type="float" office:value="197417304" calcext:value-type="float">
            <text:p>197417304</text:p>
          </table:table-cell>
        </table:table-row>
        <table:table-row table:style-name="ro1">
          <table:table-cell office:value-type="float" office:value="213926088" calcext:value-type="float">
            <text:p>213926088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32017664" calcext:value-type="float">
            <text:p>132017664</text:p>
          </table:table-cell>
          <table:table-cell office:value-type="float" office:value="197417304" calcext:value-type="float">
            <text:p>197417304</text:p>
          </table:table-cell>
        </table:table-row>
        <table:table-row table:style-name="ro1">
          <table:table-cell office:value-type="float" office:value="117259544" calcext:value-type="float">
            <text:p>117259544</text:p>
          </table:table-cell>
          <table:table-cell office:value-type="float" office:value="230431520" calcext:value-type="float">
            <text:p>230431520</text:p>
          </table:table-cell>
          <table:table-cell office:value-type="float" office:value="188778688" calcext:value-type="float">
            <text:p>188778688</text:p>
          </table:table-cell>
          <table:table-cell office:value-type="float" office:value="135113376" calcext:value-type="float">
            <text:p>135113376</text:p>
          </table:table-cell>
          <table:table-cell office:value-type="float" office:value="202378920" calcext:value-type="float">
            <text:p>202378920</text:p>
          </table:table-cell>
        </table:table-row>
        <table:table-row table:style-name="ro1">
          <table:table-cell office:value-type="float" office:value="121698904" calcext:value-type="float">
            <text:p>121698904</text:p>
          </table:table-cell>
          <table:table-cell office:value-type="float" office:value="117259808" calcext:value-type="float">
            <text:p>117259808</text:p>
          </table:table-cell>
          <table:table-cell office:value-type="float" office:value="194330400" calcext:value-type="float">
            <text:p>194330400</text:p>
          </table:table-cell>
          <table:table-cell office:value-type="float" office:value="143368608" calcext:value-type="float">
            <text:p>143368608</text:p>
          </table:table-cell>
          <table:table-cell office:value-type="float" office:value="205277224" calcext:value-type="float">
            <text:p>205277224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122731504" calcext:value-type="float">
            <text:p>122731504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205277224" calcext:value-type="float">
            <text:p>205277224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24795312" calcext:value-type="float">
            <text:p>124795312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21978136" calcext:value-type="float">
            <text:p>121978136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48528128" calcext:value-type="float">
            <text:p>148528128</text:p>
          </table:table-cell>
          <table:table-cell office:value-type="float" office:value="126586840" calcext:value-type="float">
            <text:p>126586840</text:p>
          </table:table-cell>
        </table:table-row>
        <table:table-row table:style-name="ro1">
          <table:table-cell office:value-type="float" office:value="139241272" calcext:value-type="float">
            <text:p>139241272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197425392" calcext:value-type="float">
            <text:p>197425392</text:p>
          </table:table-cell>
          <table:table-cell office:value-type="float" office:value="152655744" calcext:value-type="float">
            <text:p>152655744</text:p>
          </table:table-cell>
          <table:table-cell office:value-type="float" office:value="130985560" calcext:value-type="float">
            <text:p>130985560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205285312" calcext:value-type="float">
            <text:p>205285312</text:p>
          </table:table-cell>
          <table:table-cell office:value-type="float" office:value="161942880" calcext:value-type="float">
            <text:p>161942880</text:p>
          </table:table-cell>
          <table:table-cell office:value-type="float" office:value="132017464" calcext:value-type="float">
            <text:p>132017464</text:p>
          </table:table-cell>
        </table:table-row>
        <table:table-row table:style-name="ro1">
          <table:table-cell office:value-type="float" office:value="155751736" calcext:value-type="float">
            <text:p>155751736</text:p>
          </table:table-cell>
          <table:table-cell office:value-type="float" office:value="143369584" calcext:value-type="float">
            <text:p>143369584</text:p>
          </table:table-cell>
          <table:table-cell office:value-type="float" office:value="127877928" calcext:value-type="float">
            <text:p>127877928</text:p>
          </table:table-cell>
          <table:table-cell office:value-type="float" office:value="169166208" calcext:value-type="float">
            <text:p>169166208</text:p>
          </table:table-cell>
          <table:table-cell office:value-type="float" office:value="146464120" calcext:value-type="float">
            <text:p>146464120</text:p>
          </table:table-cell>
        </table:table-row>
        <table:table-row table:style-name="ro1">
          <table:table-cell office:value-type="float" office:value="165038872" calcext:value-type="float">
            <text:p>165038872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72261920" calcext:value-type="float">
            <text:p>172261920</text:p>
          </table:table-cell>
          <table:table-cell office:value-type="float" office:value="148527928" calcext:value-type="float">
            <text:p>148527928</text:p>
          </table:table-cell>
        </table:table-row>
        <table:table-row table:style-name="ro1">
          <table:table-cell office:value-type="float" office:value="172262200" calcext:value-type="float">
            <text:p>172262200</text:p>
          </table:table-cell>
          <table:table-cell office:value-type="float" office:value="149561008" calcext:value-type="float">
            <text:p>149561008</text:p>
          </table:table-cell>
          <table:table-cell office:value-type="float" office:value="130993648" calcext:value-type="float">
            <text:p>130993648</text:p>
          </table:table-cell>
          <table:table-cell office:value-type="float" office:value="180517152" calcext:value-type="float">
            <text:p>180517152</text:p>
          </table:table-cell>
          <table:table-cell office:value-type="float" office:value="153687448" calcext:value-type="float">
            <text:p>153687448</text:p>
          </table:table-cell>
        </table:table-row>
        <table:table-row table:style-name="ro1">
          <table:table-cell office:value-type="float" office:value="180517432" calcext:value-type="float">
            <text:p>180517432</text:p>
          </table:table-cell>
          <table:table-cell office:value-type="float" office:value="155752432" calcext:value-type="float">
            <text:p>155752432</text:p>
          </table:table-cell>
          <table:table-cell office:value-type="float" office:value="135121264" calcext:value-type="float">
            <text:p>135121264</text:p>
          </table:table-cell>
          <table:table-cell office:value-type="float" office:value="181549056" calcext:value-type="float">
            <text:p>181549056</text:p>
          </table:table-cell>
          <table:table-cell office:value-type="float" office:value="155751256" calcext:value-type="float">
            <text:p>155751256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59880048" calcext:value-type="float">
            <text:p>159880048</text:p>
          </table:table-cell>
          <table:table-cell office:value-type="float" office:value="140280784" calcext:value-type="float">
            <text:p>140280784</text:p>
          </table:table-cell>
          <table:table-cell office:value-type="float" office:value="181549056" calcext:value-type="float">
            <text:p>181549056</text:p>
          </table:table-cell>
          <table:table-cell office:value-type="float" office:value="164006488" calcext:value-type="float">
            <text:p>164006488</text:p>
          </table:table-cell>
        </table:table-row>
        <table:table-row table:style-name="ro1">
          <table:table-cell office:value-type="float" office:value="187740760" calcext:value-type="float">
            <text:p>187740760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81549056" calcext:value-type="float">
            <text:p>181549056</text:p>
          </table:table-cell>
          <table:table-cell office:value-type="float" office:value="164006488" calcext:value-type="float">
            <text:p>164006488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65039568" calcext:value-type="float">
            <text:p>165039568</text:p>
          </table:table-cell>
          <table:table-cell office:value-type="float" office:value="147504112" calcext:value-type="float">
            <text:p>147504112</text:p>
          </table:table-cell>
          <table:table-cell office:value-type="float" office:value="181549056" calcext:value-type="float">
            <text:p>181549056</text:p>
          </table:table-cell>
          <table:table-cell office:value-type="float" office:value="168134104" calcext:value-type="float">
            <text:p>168134104</text:p>
          </table:table-cell>
        </table:table-row>
        <table:table-row table:style-name="ro1">
          <table:table-cell office:value-type="float" office:value="193996536" calcext:value-type="float">
            <text:p>193996536</text:p>
          </table:table-cell>
          <table:table-cell office:value-type="float" office:value="168135280" calcext:value-type="float">
            <text:p>168135280</text:p>
          </table:table-cell>
          <table:table-cell office:value-type="float" office:value="155759344" calcext:value-type="float">
            <text:p>155759344</text:p>
          </table:table-cell>
          <table:table-cell office:value-type="float" office:value="188770704" calcext:value-type="float">
            <text:p>188770704</text:p>
          </table:table-cell>
          <table:table-cell office:value-type="float" office:value="171229816" calcext:value-type="float">
            <text:p>171229816</text:p>
          </table:table-cell>
        </table:table-row>
        <table:table-row table:style-name="ro1">
          <table:table-cell office:value-type="float" office:value="197419368" calcext:value-type="float">
            <text:p>197419368</text:p>
          </table:table-cell>
          <table:table-cell office:value-type="float" office:value="172262896" calcext:value-type="float">
            <text:p>172262896</text:p>
          </table:table-cell>
          <table:table-cell office:value-type="float" office:value="161950768" calcext:value-type="float">
            <text:p>161950768</text:p>
          </table:table-cell>
          <table:table-cell office:value-type="float" office:value="188770704" calcext:value-type="float">
            <text:p>188770704</text:p>
          </table:table-cell>
          <table:table-cell office:value-type="float" office:value="176389336" calcext:value-type="float">
            <text:p>176389336</text:p>
          </table:table-cell>
        </table:table-row>
        <table:table-row table:style-name="ro1">
          <table:table-cell office:value-type="float" office:value="197419368" calcext:value-type="float">
            <text:p>197419368</text:p>
          </table:table-cell>
          <table:table-cell office:value-type="float" office:value="179486224" calcext:value-type="float">
            <text:p>179486224</text:p>
          </table:table-cell>
          <table:table-cell office:value-type="float" office:value="164014576" calcext:value-type="float">
            <text:p>164014576</text:p>
          </table:table-cell>
          <table:table-cell office:value-type="float" office:value="188967392" calcext:value-type="float">
            <text:p>188967392</text:p>
          </table:table-cell>
          <table:table-cell office:value-type="float" office:value="180516952" calcext:value-type="float">
            <text:p>180516952</text:p>
          </table:table-cell>
        </table:table-row>
        <table:table-row table:style-name="ro1">
          <table:table-cell office:value-type="float" office:value="197419368" calcext:value-type="float">
            <text:p>197419368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166078384" calcext:value-type="float">
            <text:p>166078384</text:p>
          </table:table-cell>
          <table:table-cell office:value-type="float" office:value="197417408" calcext:value-type="float">
            <text:p>197417408</text:p>
          </table:table-cell>
          <table:table-cell office:value-type="float" office:value="186708376" calcext:value-type="float">
            <text:p>186708376</text:p>
          </table:table-cell>
        </table:table-row>
        <table:table-row table:style-name="ro1">
          <table:table-cell office:value-type="float" office:value="197419368" calcext:value-type="float">
            <text:p>197419368</text:p>
          </table:table-cell>
          <table:table-cell office:value-type="float" office:value="185677616" calcext:value-type="float">
            <text:p>185677616</text:p>
          </table:table-cell>
          <table:table-cell office:value-type="float" office:value="172269808" calcext:value-type="float">
            <text:p>172269808</text:p>
          </table:table-cell>
          <table:table-cell office:value-type="float" office:value="197417408" calcext:value-type="float">
            <text:p>197417408</text:p>
          </table:table-cell>
          <table:table-cell office:value-type="float" office:value="190835992" calcext:value-type="float">
            <text:p>190835992</text:p>
          </table:table-cell>
        </table:table-row>
        <table:table-row table:style-name="ro1">
          <table:table-cell office:value-type="float" office:value="197616072" calcext:value-type="float">
            <text:p>197616072</text:p>
          </table:table-cell>
          <table:table-cell office:value-type="float" office:value="190837168" calcext:value-type="float">
            <text:p>190837168</text:p>
          </table:table-cell>
          <table:table-cell office:value-type="float" office:value="176397424" calcext:value-type="float">
            <text:p>176397424</text:p>
          </table:table-cell>
          <table:table-cell office:value-type="float" office:value="197417408" calcext:value-type="float">
            <text:p>197417408</text:p>
          </table:table-cell>
          <table:table-cell office:value-type="float" office:value="197027416" calcext:value-type="float">
            <text:p>197027416</text:p>
          </table:table-cell>
        </table:table-row>
        <table:table-row table:style-name="ro1">
          <table:table-cell office:value-type="float" office:value="205279288" calcext:value-type="float">
            <text:p>205279288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79493136" calcext:value-type="float">
            <text:p>179493136</text:p>
          </table:table-cell>
          <table:table-cell office:value-type="float" office:value="197417408" calcext:value-type="float">
            <text:p>197417408</text:p>
          </table:table-cell>
          <table:table-cell office:value-type="float" office:value="199549704" calcext:value-type="float">
            <text:p>199549704</text:p>
          </table:table-cell>
        </table:table-row>
        <table:table-row table:style-name="ro1">
          <table:table-cell office:value-type="float" office:value="205279288" calcext:value-type="float">
            <text:p>205279288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180525040" calcext:value-type="float">
            <text:p>180525040</text:p>
          </table:table-cell>
          <table:table-cell office:value-type="float" office:value="197417408" calcext:value-type="float">
            <text:p>197417408</text:p>
          </table:table-cell>
          <table:table-cell office:value-type="float" office:value="204069768" calcext:value-type="float">
            <text:p>204069768</text:p>
          </table:table-cell>
        </table:table-row>
        <table:table-row table:style-name="ro1">
          <table:table-cell office:value-type="float" office:value="205279288" calcext:value-type="float">
            <text:p>205279288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81246272" calcext:value-type="float">
            <text:p>181246272</text:p>
          </table:table-cell>
          <table:table-cell office:value-type="float" office:value="197417408" calcext:value-type="float">
            <text:p>197417408</text:p>
          </table:table-cell>
          <table:table-cell office:value-type="float" office:value="204069768" calcext:value-type="float">
            <text:p>204069768</text:p>
          </table:table-cell>
        </table:table-row>
        <table:table-row table:style-name="ro1">
          <table:table-cell office:value-type="float" office:value="209095512" calcext:value-type="float">
            <text:p>209095512</text:p>
          </table:table-cell>
          <table:table-cell office:value-type="float" office:value="205283824" calcext:value-type="float">
            <text:p>205283824</text:p>
          </table:table-cell>
          <table:table-cell office:value-type="float" office:value="188074512" calcext:value-type="float">
            <text:p>188074512</text:p>
          </table:table-cell>
          <table:table-cell office:value-type="float" office:value="204507920" calcext:value-type="float">
            <text:p>204507920</text:p>
          </table:table-cell>
          <table:table-cell office:value-type="float" office:value="204069768" calcext:value-type="float">
            <text:p>204069768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88074512" calcext:value-type="float">
            <text:p>188074512</text:p>
          </table:table-cell>
          <table:table-cell office:value-type="float" office:value="205277328" calcext:value-type="float">
            <text:p>205277328</text:p>
          </table:table-cell>
          <table:table-cell office:value-type="float" office:value="204069768" calcext:value-type="float">
            <text:p>204069768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2332304" calcext:value-type="float">
            <text:p>192332304</text:p>
          </table:table-cell>
          <table:table-cell office:value-type="float" office:value="123009120" calcext:value-type="float">
            <text:p>123009120</text:p>
          </table:table-cell>
          <table:table-cell office:value-type="float" office:value="204069768" calcext:value-type="float">
            <text:p>204069768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6721232" calcext:value-type="float">
            <text:p>196721232</text:p>
          </table:table-cell>
          <table:table-cell office:value-type="float" office:value="130985760" calcext:value-type="float">
            <text:p>130985760</text:p>
          </table:table-cell>
          <table:table-cell office:value-type="float" office:value="204380184" calcext:value-type="float">
            <text:p>204380184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196721232" calcext:value-type="float">
            <text:p>196721232</text:p>
          </table:table-cell>
          <table:table-cell office:value-type="float" office:value="130985760" calcext:value-type="float">
            <text:p>130985760</text:p>
          </table:table-cell>
          <table:table-cell office:value-type="float" office:value="209800776" calcext:value-type="float">
            <text:p>209800776</text:p>
          </table:table-cell>
        </table:table-row>
        <table:table-row table:style-name="ro1">
          <table:table-cell office:value-type="float" office:value="117259976" calcext:value-type="float">
            <text:p>117259976</text:p>
          </table:table-cell>
          <table:table-cell office:value-type="float" office:value="213930528" calcext:value-type="float">
            <text:p>213930528</text:p>
          </table:table-cell>
          <table:table-cell office:value-type="float" office:value="204581136" calcext:value-type="float">
            <text:p>204581136</text:p>
          </table:table-cell>
          <table:table-cell office:value-type="float" office:value="133049568" calcext:value-type="float">
            <text:p>133049568</text:p>
          </table:table-cell>
          <table:table-cell office:value-type="float" office:value="209800776" calcext:value-type="float">
            <text:p>209800776</text:p>
          </table:table-cell>
        </table:table-row>
        <table:table-row table:style-name="ro1">
          <table:table-cell office:value-type="float" office:value="123762712" calcext:value-type="float">
            <text:p>123762712</text:p>
          </table:table-cell>
          <table:table-cell office:value-type="float" office:value="220186080" calcext:value-type="float">
            <text:p>220186080</text:p>
          </table:table-cell>
          <table:table-cell office:value-type="float" office:value="204581136" calcext:value-type="float">
            <text:p>204581136</text:p>
          </table:table-cell>
          <table:table-cell office:value-type="float" office:value="139240992" calcext:value-type="float">
            <text:p>139240992</text:p>
          </table:table-cell>
          <table:table-cell office:value-type="float" office:value="210325320" calcext:value-type="float">
            <text:p>210325320</text:p>
          </table:table-cell>
        </table:table-row>
        <table:table-row table:style-name="ro1">
          <table:table-cell office:value-type="float" office:value="125826520" calcext:value-type="float">
            <text:p>125826520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210198432" calcext:value-type="float">
            <text:p>210198432</text:p>
          </table:table-cell>
          <table:table-cell office:value-type="float" office:value="142336704" calcext:value-type="float">
            <text:p>142336704</text:p>
          </table:table-cell>
          <table:table-cell office:value-type="float" office:value="216449736" calcext:value-type="float">
            <text:p>216449736</text:p>
          </table:table-cell>
        </table:table-row>
        <table:table-row table:style-name="ro1">
          <table:table-cell office:value-type="float" office:value="132017944" calcext:value-type="float">
            <text:p>132017944</text:p>
          </table:table-cell>
          <table:table-cell office:value-type="float" office:value="221790448" calcext:value-type="float">
            <text:p>221790448</text:p>
          </table:table-cell>
          <table:table-cell office:value-type="float" office:value="213227856" calcext:value-type="float">
            <text:p>213227856</text:p>
          </table:table-cell>
          <table:table-cell office:value-type="float" office:value="146464320" calcext:value-type="float">
            <text:p>146464320</text:p>
          </table:table-cell>
          <table:table-cell office:value-type="float" office:value="220576392" calcext:value-type="float">
            <text:p>220576392</text:p>
          </table:table-cell>
        </table:table-row>
        <table:table-row table:style-name="ro1">
          <table:table-cell office:value-type="float" office:value="133049848" calcext:value-type="float">
            <text:p>133049848</text:p>
          </table:table-cell>
          <table:table-cell office:value-type="float" office:value="227079888" calcext:value-type="float">
            <text:p>227079888</text:p>
          </table:table-cell>
          <table:table-cell office:value-type="float" office:value="213227856" calcext:value-type="float">
            <text:p>213227856</text:p>
          </table:table-cell>
          <table:table-cell office:value-type="float" office:value="147496224" calcext:value-type="float">
            <text:p>147496224</text:p>
          </table:table-cell>
          <table:table-cell office:value-type="float" office:value="220576392" calcext:value-type="float">
            <text:p>220576392</text:p>
          </table:table-cell>
        </table:table-row>
        <table:table-row table:style-name="ro1">
          <table:table-cell office:value-type="float" office:value="141305080" calcext:value-type="float">
            <text:p>141305080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213227856" calcext:value-type="float">
            <text:p>213227856</text:p>
          </table:table-cell>
          <table:table-cell office:value-type="float" office:value="151623840" calcext:value-type="float">
            <text:p>151623840</text:p>
          </table:table-cell>
          <table:table-cell office:value-type="float" office:value="220576392" calcext:value-type="float">
            <text:p>220576392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217927200" calcext:value-type="float">
            <text:p>217927200</text:p>
          </table:table-cell>
          <table:table-cell office:value-type="float" office:value="159879072" calcext:value-type="float">
            <text:p>159879072</text:p>
          </table:table-cell>
          <table:table-cell office:value-type="float" office:value="224947896" calcext:value-type="float">
            <text:p>224947896</text:p>
          </table:table-cell>
        </table:table-row>
        <table:table-row table:style-name="ro1">
          <table:table-cell office:value-type="float" office:value="148528408" calcext:value-type="float">
            <text:p>148528408</text:p>
          </table:table-cell>
          <table:table-cell office:value-type="float" office:value="230437152" calcext:value-type="float">
            <text:p>230437152</text:p>
          </table:table-cell>
          <table:table-cell office:value-type="float" office:value="221087760" calcext:value-type="float">
            <text:p>221087760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226307400" calcext:value-type="float">
            <text:p>226307400</text:p>
          </table:table-cell>
        </table:table-row>
        <table:table-row table:style-name="ro1">
          <table:table-cell office:value-type="float" office:value="154719832" calcext:value-type="float">
            <text:p>154719832</text:p>
          </table:table-cell>
          <table:table-cell office:value-type="float" office:value="117823832" calcext:value-type="float">
            <text:p>117823832</text:p>
          </table:table-cell>
          <table:table-cell office:value-type="float" office:value="221087760" calcext:value-type="float">
            <text:p>221087760</text:p>
          </table:table-cell>
          <table:table-cell office:value-type="float" office:value="164006688" calcext:value-type="float">
            <text:p>164006688</text:p>
          </table:table-cell>
          <table:table-cell office:value-type="float" office:value="229467960" calcext:value-type="float">
            <text:p>229467960</text:p>
          </table:table-cell>
        </table:table-row>
        <table:table-row table:style-name="ro1">
          <table:table-cell office:value-type="float" office:value="161943160" calcext:value-type="float">
            <text:p>161943160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226442784" calcext:value-type="float">
            <text:p>226442784</text:p>
          </table:table-cell>
          <table:table-cell office:value-type="float" office:value="165038592" calcext:value-type="float">
            <text:p>165038592</text:p>
          </table:table-cell>
          <table:table-cell office:value-type="float" office:value="237083016" calcext:value-type="float">
            <text:p>237083016</text:p>
          </table:table-cell>
        </table:table-row>
        <table:table-row table:style-name="ro1">
          <table:table-cell office:value-type="float" office:value="167102680" calcext:value-type="float">
            <text:p>167102680</text:p>
          </table:table-cell>
          <table:table-cell office:value-type="float" office:value="125827216" calcext:value-type="float">
            <text:p>125827216</text:p>
          </table:table-cell>
          <table:table-cell office:value-type="float" office:value="229734480" calcext:value-type="float">
            <text:p>229734480</text:p>
          </table:table-cell>
          <table:table-cell office:value-type="float" office:value="172261920" calcext:value-type="float">
            <text:p>172261920</text:p>
          </table:table-cell>
          <table:table-cell office:value-type="float" office:value="237083016" calcext:value-type="float">
            <text:p>237083016</text:p>
          </table:table-cell>
        </table:table-row>
        <table:table-row table:style-name="ro1">
          <table:table-cell office:value-type="float" office:value="173294104" calcext:value-type="float">
            <text:p>173294104</text:p>
          </table:table-cell>
          <table:table-cell office:value-type="float" office:value="132018640" calcext:value-type="float">
            <text:p>132018640</text:p>
          </table:table-cell>
          <table:table-cell office:value-type="float" office:value="229734480" calcext:value-type="float">
            <text:p>229734480</text:p>
          </table:table-cell>
          <table:table-cell office:value-type="float" office:value="179485248" calcext:value-type="float">
            <text:p>179485248</text:p>
          </table:table-cell>
          <table:table-cell office:value-type="float" office:value="237083016" calcext:value-type="float">
            <text:p>237083016</text:p>
          </table:table-cell>
        </table:table-row>
        <table:table-row table:style-name="ro1">
          <table:table-cell office:value-type="float" office:value="181549336" calcext:value-type="float">
            <text:p>181549336</text:p>
          </table:table-cell>
          <table:table-cell office:value-type="float" office:value="135114352" calcext:value-type="float">
            <text:p>135114352</text:p>
          </table:table-cell>
          <table:table-cell office:value-type="float" office:value="237594384" calcext:value-type="float">
            <text:p>237594384</text:p>
          </table:table-cell>
          <table:table-cell office:value-type="float" office:value="180517152" calcext:value-type="float">
            <text:p>180517152</text:p>
          </table:table-cell>
          <table:table-cell office:value-type="float" office:value="242814024" calcext:value-type="float">
            <text:p>242814024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37178160" calcext:value-type="float">
            <text:p>137178160</text:p>
          </table:table-cell>
          <table:table-cell office:value-type="float" office:value="238307048" calcext:value-type="float">
            <text:p>238307048</text:p>
          </table:table-cell>
          <table:table-cell office:value-type="float" office:value="188772384" calcext:value-type="float">
            <text:p>188772384</text:p>
          </table:table-cell>
          <table:table-cell office:value-type="float" office:value="242814024" calcext:value-type="float">
            <text:p>242814024</text:p>
          </table:table-cell>
        </table:table-row>
        <table:table-row table:style-name="ro1">
          <table:table-cell office:value-type="float" office:value="188772664" calcext:value-type="float">
            <text:p>188772664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81545568" calcext:value-type="float">
            <text:p>181545568</text:p>
          </table:table-cell>
          <table:table-cell office:value-type="float" office:value="188772384" calcext:value-type="float">
            <text:p>188772384</text:p>
          </table:table-cell>
          <table:table-cell office:value-type="float" office:value="245777880" calcext:value-type="float">
            <text:p>245777880</text:p>
          </table:table-cell>
        </table:table-row>
        <table:table-row table:style-name="ro1">
          <table:table-cell office:value-type="float" office:value="192064344" calcext:value-type="float">
            <text:p>192064344</text:p>
          </table:table-cell>
          <table:table-cell office:value-type="float" office:value="148529104" calcext:value-type="float">
            <text:p>148529104</text:p>
          </table:table-cell>
          <table:table-cell office:value-type="float" office:value="184641280" calcext:value-type="float">
            <text:p>184641280</text:p>
          </table:table-cell>
          <table:table-cell office:value-type="float" office:value="193930704" calcext:value-type="float">
            <text:p>193930704</text:p>
          </table:table-cell>
          <table:table-cell office:value-type="float" office:value="253589640" calcext:value-type="float">
            <text:p>253589640</text:p>
          </table:table-cell>
        </table:table-row>
        <table:table-row table:style-name="ro1">
          <table:table-cell office:value-type="float" office:value="197419368" calcext:value-type="float">
            <text:p>197419368</text:p>
          </table:table-cell>
          <table:table-cell office:value-type="float" office:value="159880048" calcext:value-type="float">
            <text:p>159880048</text:p>
          </table:table-cell>
          <table:table-cell office:value-type="float" office:value="187736992" calcext:value-type="float">
            <text:p>187736992</text:p>
          </table:table-cell>
          <table:table-cell office:value-type="float" office:value="196715264" calcext:value-type="float">
            <text:p>196715264</text:p>
          </table:table-cell>
          <table:table-cell office:value-type="float" office:value="253589640" calcext:value-type="float">
            <text:p>253589640</text:p>
          </table:table-cell>
        </table:table-row>
        <table:table-row table:style-name="ro1">
          <table:table-cell office:value-type="float" office:value="197419368" calcext:value-type="float">
            <text:p>197419368</text:p>
          </table:table-cell>
          <table:table-cell office:value-type="float" office:value="181550032" calcext:value-type="float">
            <text:p>181550032</text:p>
          </table:table-cell>
          <table:table-cell office:value-type="float" office:value="204247456" calcext:value-type="float">
            <text:p>204247456</text:p>
          </table:table-cell>
          <table:table-cell office:value-type="float" office:value="196715264" calcext:value-type="float">
            <text:p>196715264</text:p>
          </table:table-cell>
          <table:table-cell office:value-type="float" office:value="258616824" calcext:value-type="float">
            <text:p>258616824</text:p>
          </table:table-cell>
        </table:table-row>
        <table:table-row table:style-name="ro1">
          <table:table-cell office:value-type="float" office:value="205279288" calcext:value-type="float">
            <text:p>205279288</text:p>
          </table:table-cell>
          <table:table-cell office:value-type="float" office:value="188773360" calcext:value-type="float">
            <text:p>188773360</text:p>
          </table:table-cell>
          <table:table-cell office:value-type="float" office:value="204771984" calcext:value-type="float">
            <text:p>204771984</text:p>
          </table:table-cell>
          <table:table-cell office:value-type="float" office:value="200841920" calcext:value-type="float">
            <text:p>200841920</text:p>
          </table:table-cell>
          <table:table-cell office:value-type="float" office:value="246667064" calcext:value-type="float">
            <text:p>246667064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192900976" calcext:value-type="float">
            <text:p>192900976</text:p>
          </table:table-cell>
          <table:table-cell office:value-type="float" office:value="213484272" calcext:value-type="float">
            <text:p>213484272</text:p>
          </table:table-cell>
          <table:table-cell office:value-type="float" office:value="204575168" calcext:value-type="float">
            <text:p>204575168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198060496" calcext:value-type="float">
            <text:p>198060496</text:p>
          </table:table-cell>
          <table:table-cell office:value-type="float" office:value="219984672" calcext:value-type="float">
            <text:p>219984672</text:p>
          </table:table-cell>
          <table:table-cell office:value-type="float" office:value="204575168" calcext:value-type="float">
            <text:p>204575168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198650592" calcext:value-type="float">
            <text:p>198650592</text:p>
          </table:table-cell>
          <table:table-cell office:value-type="float" office:value="219984672" calcext:value-type="float">
            <text:p>219984672</text:p>
          </table:table-cell>
          <table:table-cell office:value-type="float" office:value="204575168" calcext:value-type="float">
            <text:p>204575168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205282144" calcext:value-type="float">
            <text:p>205282144</text:p>
          </table:table-cell>
          <table:table-cell office:value-type="float" office:value="219984672" calcext:value-type="float">
            <text:p>219984672</text:p>
          </table:table-cell>
          <table:table-cell office:value-type="float" office:value="208767392" calcext:value-type="float">
            <text:p>208767392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205282144" calcext:value-type="float">
            <text:p>205282144</text:p>
          </table:table-cell>
          <table:table-cell office:value-type="float" office:value="221278608" calcext:value-type="float">
            <text:p>221278608</text:p>
          </table:table-cell>
          <table:table-cell office:value-type="float" office:value="213221888" calcext:value-type="float">
            <text:p>213221888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213925992" calcext:value-type="float">
            <text:p>213925992</text:p>
          </table:table-cell>
          <table:table-cell office:value-type="float" office:value="205282144" calcext:value-type="float">
            <text:p>205282144</text:p>
          </table:table-cell>
          <table:table-cell office:value-type="float" office:value="230694720" calcext:value-type="float">
            <text:p>230694720</text:p>
          </table:table-cell>
          <table:table-cell office:value-type="float" office:value="117258736" calcext:value-type="float">
            <text:p>117258736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214564232" calcext:value-type="float">
            <text:p>214564232</text:p>
          </table:table-cell>
          <table:table-cell office:value-type="float" office:value="206576064" calcext:value-type="float">
            <text:p>206576064</text:p>
          </table:table-cell>
          <table:table-cell office:value-type="float" office:value="236491296" calcext:value-type="float">
            <text:p>236491296</text:p>
          </table:table-cell>
          <table:table-cell office:value-type="float" office:value="117259096" calcext:value-type="float">
            <text:p>117259096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214564232" calcext:value-type="float">
            <text:p>214564232</text:p>
          </table:table-cell>
          <table:table-cell office:value-type="float" office:value="212897184" calcext:value-type="float">
            <text:p>212897184</text:p>
          </table:table-cell>
          <table:table-cell office:value-type="float" office:value="236491296" calcext:value-type="float">
            <text:p>236491296</text:p>
          </table:table-cell>
          <table:table-cell office:value-type="float" office:value="123762528" calcext:value-type="float">
            <text:p>123762528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168218888" calcext:value-type="float">
            <text:p>168218888</text:p>
          </table:table-cell>
          <table:table-cell office:value-type="float" office:value="213928848" calcext:value-type="float">
            <text:p>213928848</text:p>
          </table:table-cell>
          <table:table-cell office:value-type="float" office:value="236491296" calcext:value-type="float">
            <text:p>236491296</text:p>
          </table:table-cell>
          <table:table-cell office:value-type="float" office:value="133049664" calcext:value-type="float">
            <text:p>133049664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172258072" calcext:value-type="float">
            <text:p>172258072</text:p>
          </table:table-cell>
          <table:table-cell office:value-type="float" office:value="213928848" calcext:value-type="float">
            <text:p>213928848</text:p>
          </table:table-cell>
          <table:table-cell office:value-type="float" office:value="238620192" calcext:value-type="float">
            <text:p>238620192</text:p>
          </table:table-cell>
          <table:table-cell office:value-type="float" office:value="134081568" calcext:value-type="float">
            <text:p>134081568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180513304" calcext:value-type="float">
            <text:p>180513304</text:p>
          </table:table-cell>
          <table:table-cell office:value-type="float" office:value="213928848" calcext:value-type="float">
            <text:p>213928848</text:p>
          </table:table-cell>
          <table:table-cell office:value-type="float" office:value="249199104" calcext:value-type="float">
            <text:p>249199104</text:p>
          </table:table-cell>
          <table:table-cell office:value-type="float" office:value="134081568" calcext:value-type="float">
            <text:p>134081568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184640920" calcext:value-type="float">
            <text:p>184640920</text:p>
          </table:table-cell>
          <table:table-cell office:value-type="float" office:value="217924368" calcext:value-type="float">
            <text:p>217924368</text:p>
          </table:table-cell>
          <table:table-cell office:value-type="float" office:value="249640640" calcext:value-type="float">
            <text:p>249640640</text:p>
          </table:table-cell>
          <table:table-cell office:value-type="float" office:value="140272992" calcext:value-type="float">
            <text:p>140272992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184640920" calcext:value-type="float">
            <text:p>184640920</text:p>
          </table:table-cell>
          <table:table-cell office:value-type="float" office:value="221788768" calcext:value-type="float">
            <text:p>221788768</text:p>
          </table:table-cell>
          <table:table-cell office:value-type="float" office:value="249640640" calcext:value-type="float">
            <text:p>249640640</text:p>
          </table:table-cell>
          <table:table-cell office:value-type="float" office:value="145432512" calcext:value-type="float">
            <text:p>145432512</text:p>
          </table:table-cell>
          <table:table-cell office:value-type="float" office:value="252735272" calcext:value-type="float">
            <text:p>252735272</text:p>
          </table:table-cell>
        </table:table-row>
        <table:table-row table:style-name="ro1">
          <table:table-cell office:value-type="float" office:value="188194872" calcext:value-type="float">
            <text:p>188194872</text:p>
          </table:table-cell>
          <table:table-cell office:value-type="float" office:value="221788768" calcext:value-type="float">
            <text:p>221788768</text:p>
          </table:table-cell>
          <table:table-cell office:value-type="float" office:value="249640640" calcext:value-type="float">
            <text:p>249640640</text:p>
          </table:table-cell>
          <table:table-cell office:value-type="float" office:value="150592032" calcext:value-type="float">
            <text:p>150592032</text:p>
          </table:table-cell>
          <table:table-cell office:value-type="float" office:value="168006680" calcext:value-type="float">
            <text:p>168006680</text:p>
          </table:table-cell>
        </table:table-row>
        <table:table-row table:style-name="ro1">
          <table:table-cell office:value-type="float" office:value="191862536" calcext:value-type="float">
            <text:p>191862536</text:p>
          </table:table-cell>
          <table:table-cell office:value-type="float" office:value="224949312" calcext:value-type="float">
            <text:p>224949312</text:p>
          </table:table-cell>
          <table:table-cell office:value-type="float" office:value="165622960" calcext:value-type="float">
            <text:p>165622960</text:p>
          </table:table-cell>
          <table:table-cell office:value-type="float" office:value="158847264" calcext:value-type="float">
            <text:p>158847264</text:p>
          </table:table-cell>
          <table:table-cell office:value-type="float" office:value="169155032" calcext:value-type="float">
            <text:p>169155032</text:p>
          </table:table-cell>
        </table:table-row>
        <table:table-row table:style-name="ro1">
          <table:table-cell office:value-type="float" office:value="191862536" calcext:value-type="float">
            <text:p>191862536</text:p>
          </table:table-cell>
          <table:table-cell office:value-type="float" office:value="230435472" calcext:value-type="float">
            <text:p>230435472</text:p>
          </table:table-cell>
          <table:table-cell office:value-type="float" office:value="169165408" calcext:value-type="float">
            <text:p>169165408</text:p>
          </table:table-cell>
          <table:table-cell office:value-type="float" office:value="163891856" calcext:value-type="float">
            <text:p>163891856</text:p>
          </table:table-cell>
          <table:table-cell office:value-type="float" office:value="169155032" calcext:value-type="float">
            <text:p>169155032</text:p>
          </table:table-cell>
        </table:table-row>
        <table:table-row table:style-name="ro1">
          <table:table-cell office:value-type="float" office:value="191862536" calcext:value-type="float">
            <text:p>191862536</text:p>
          </table:table-cell>
          <table:table-cell office:value-type="float" office:value="230435472" calcext:value-type="float">
            <text:p>230435472</text:p>
          </table:table-cell>
          <table:table-cell office:value-type="float" office:value="169165408" calcext:value-type="float">
            <text:p>169165408</text:p>
          </table:table-cell>
          <table:table-cell office:value-type="float" office:value="166790144" calcext:value-type="float">
            <text:p>166790144</text:p>
          </table:table-cell>
          <table:table-cell office:value-type="float" office:value="174314584" calcext:value-type="float">
            <text:p>174314584</text:p>
          </table:table-cell>
        </table:table-row>
        <table:table-row table:style-name="ro1">
          <table:table-cell office:value-type="float" office:value="191862536" calcext:value-type="float">
            <text:p>191862536</text:p>
          </table:table-cell>
          <table:table-cell office:value-type="float" office:value="230435472" calcext:value-type="float">
            <text:p>230435472</text:p>
          </table:table-cell>
          <table:table-cell office:value-type="float" office:value="169165376" calcext:value-type="float">
            <text:p>169165376</text:p>
          </table:table-cell>
          <table:table-cell office:value-type="float" office:value="166855712" calcext:value-type="float">
            <text:p>166855712</text:p>
          </table:table-cell>
          <table:table-cell office:value-type="float" office:value="185665528" calcext:value-type="float">
            <text:p>185665528</text:p>
          </table:table-cell>
        </table:table-row>
        <table:table-row table:style-name="ro1">
          <table:table-cell office:value-type="float" office:value="191862536" calcext:value-type="float">
            <text:p>191862536</text:p>
          </table:table-cell>
          <table:table-cell office:value-type="float" office:value="236363184" calcext:value-type="float">
            <text:p>236363184</text:p>
          </table:table-cell>
          <table:table-cell office:value-type="float" office:value="169165376" calcext:value-type="float">
            <text:p>169165376</text:p>
          </table:table-cell>
          <table:table-cell office:value-type="float" office:value="172390016" calcext:value-type="float">
            <text:p>172390016</text:p>
          </table:table-cell>
          <table:table-cell office:value-type="float" office:value="187729336" calcext:value-type="float">
            <text:p>187729336</text:p>
          </table:table-cell>
        </table:table-row>
        <table:table-row table:style-name="ro1">
          <table:table-cell office:value-type="float" office:value="194712696" calcext:value-type="float">
            <text:p>194712696</text:p>
          </table:table-cell>
          <table:table-cell office:value-type="float" office:value="238295392" calcext:value-type="float">
            <text:p>238295392</text:p>
          </table:table-cell>
          <table:table-cell office:value-type="float" office:value="169165376" calcext:value-type="float">
            <text:p>169165376</text:p>
          </table:table-cell>
          <table:table-cell office:value-type="float" office:value="174650048" calcext:value-type="float">
            <text:p>174650048</text:p>
          </table:table-cell>
          <table:table-cell office:value-type="float" office:value="187729336" calcext:value-type="float">
            <text:p>187729336</text:p>
          </table:table-cell>
        </table:table-row>
        <table:table-row table:style-name="ro1">
          <table:table-cell office:value-type="float" office:value="200640408" calcext:value-type="float">
            <text:p>200640408</text:p>
          </table:table-cell>
          <table:table-cell office:value-type="float" office:value="238295392" calcext:value-type="float">
            <text:p>238295392</text:p>
          </table:table-cell>
          <table:table-cell office:value-type="float" office:value="169165376" calcext:value-type="float">
            <text:p>169165376</text:p>
          </table:table-cell>
          <table:table-cell office:value-type="float" office:value="174650048" calcext:value-type="float">
            <text:p>174650048</text:p>
          </table:table-cell>
          <table:table-cell office:value-type="float" office:value="187729336" calcext:value-type="float">
            <text:p>187729336</text:p>
          </table:table-cell>
        </table:table-row>
        <table:table-row table:style-name="ro1">
          <table:table-cell office:value-type="float" office:value="200640408" calcext:value-type="float">
            <text:p>200640408</text:p>
          </table:table-cell>
          <table:table-cell office:value-type="float" office:value="238295392" calcext:value-type="float">
            <text:p>238295392</text:p>
          </table:table-cell>
          <table:table-cell office:value-type="float" office:value="169165376" calcext:value-type="float">
            <text:p>169165376</text:p>
          </table:table-cell>
          <table:table-cell office:value-type="float" office:value="175174592" calcext:value-type="float">
            <text:p>175174592</text:p>
          </table:table-cell>
          <table:table-cell office:value-type="float" office:value="190825048" calcext:value-type="float">
            <text:p>190825048</text:p>
          </table:table-cell>
        </table:table-row>
        <table:table-row table:style-name="ro1">
          <table:table-cell office:value-type="float" office:value="200640408" calcext:value-type="float">
            <text:p>200640408</text:p>
          </table:table-cell>
          <table:table-cell office:value-type="float" office:value="238295392" calcext:value-type="float">
            <text:p>238295392</text:p>
          </table:table-cell>
          <table:table-cell office:value-type="float" office:value="169165376" calcext:value-type="float">
            <text:p>169165376</text:p>
          </table:table-cell>
          <table:table-cell office:value-type="float" office:value="181102304" calcext:value-type="float">
            <text:p>181102304</text:p>
          </table:table-cell>
          <table:table-cell office:value-type="float" office:value="198048376" calcext:value-type="float">
            <text:p>198048376</text:p>
          </table:table-cell>
        </table:table-row>
        <table:table-row table:style-name="ro1">
          <table:table-cell office:value-type="float" office:value="203866536" calcext:value-type="float">
            <text:p>203866536</text:p>
          </table:table-cell>
          <table:table-cell office:value-type="float" office:value="238295392" calcext:value-type="float">
            <text:p>238295392</text:p>
          </table:table-cell>
          <table:table-cell office:value-type="float" office:value="172916064" calcext:value-type="float">
            <text:p>172916064</text:p>
          </table:table-cell>
          <table:table-cell office:value-type="float" office:value="183362336" calcext:value-type="float">
            <text:p>183362336</text:p>
          </table:table-cell>
          <table:table-cell office:value-type="float" office:value="204239800" calcext:value-type="float">
            <text:p>204239800</text:p>
          </table:table-cell>
        </table:table-row>
        <table:table-row table:style-name="ro1">
          <table:table-cell office:value-type="float" office:value="206830392" calcext:value-type="float">
            <text:p>206830392</text:p>
          </table:table-cell>
          <table:table-cell office:value-type="float" office:value="158983088" calcext:value-type="float">
            <text:p>158983088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183362336" calcext:value-type="float">
            <text:p>183362336</text:p>
          </table:table-cell>
          <table:table-cell office:value-type="float" office:value="206303608" calcext:value-type="float">
            <text:p>206303608</text:p>
          </table:table-cell>
        </table:table-row>
        <table:table-row table:style-name="ro1">
          <table:table-cell office:value-type="float" office:value="207862056" calcext:value-type="float">
            <text:p>207862056</text:p>
          </table:table-cell>
          <table:table-cell office:value-type="float" office:value="163451648" calcext:value-type="float">
            <text:p>163451648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189486752" calcext:value-type="float">
            <text:p>189486752</text:p>
          </table:table-cell>
          <table:table-cell office:value-type="float" office:value="214558840" calcext:value-type="float">
            <text:p>214558840</text:p>
          </table:table-cell>
        </table:table-row>
        <table:table-row table:style-name="ro1">
          <table:table-cell office:value-type="float" office:value="217147032" calcext:value-type="float">
            <text:p>217147032</text:p>
          </table:table-cell>
          <table:table-cell office:value-type="float" office:value="165039440" calcext:value-type="float">
            <text:p>165039440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191156672" calcext:value-type="float">
            <text:p>191156672</text:p>
          </table:table-cell>
          <table:table-cell office:value-type="float" office:value="220750264" calcext:value-type="float">
            <text:p>220750264</text:p>
          </table:table-cell>
        </table:table-row>
        <table:table-row table:style-name="ro1">
          <table:table-cell office:value-type="float" office:value="217147032" calcext:value-type="float">
            <text:p>217147032</text:p>
          </table:table-cell>
          <table:table-cell office:value-type="float" office:value="165039440" calcext:value-type="float">
            <text:p>165039440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192253904" calcext:value-type="float">
            <text:p>192253904</text:p>
          </table:table-cell>
          <table:table-cell office:value-type="float" office:value="220750264" calcext:value-type="float">
            <text:p>220750264</text:p>
          </table:table-cell>
        </table:table-row>
        <table:table-row table:style-name="ro1">
          <table:table-cell office:value-type="float" office:value="217147032" calcext:value-type="float">
            <text:p>217147032</text:p>
          </table:table-cell>
          <table:table-cell office:value-type="float" office:value="165039440" calcext:value-type="float">
            <text:p>165039440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198378320" calcext:value-type="float">
            <text:p>198378320</text:p>
          </table:table-cell>
          <table:table-cell office:value-type="float" office:value="225909784" calcext:value-type="float">
            <text:p>225909784</text:p>
          </table:table-cell>
        </table:table-row>
        <table:table-row table:style-name="ro1">
          <table:table-cell office:value-type="float" office:value="217147032" calcext:value-type="float">
            <text:p>217147032</text:p>
          </table:table-cell>
          <table:table-cell office:value-type="float" office:value="165039440" calcext:value-type="float">
            <text:p>165039440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199868960" calcext:value-type="float">
            <text:p>199868960</text:p>
          </table:table-cell>
          <table:table-cell office:value-type="float" office:value="237260728" calcext:value-type="float">
            <text:p>237260728</text:p>
          </table:table-cell>
        </table:table-row>
        <table:table-row table:style-name="ro1">
          <table:table-cell office:value-type="float" office:value="217147032" calcext:value-type="float">
            <text:p>217147032</text:p>
          </table:table-cell>
          <table:table-cell office:value-type="float" office:value="165039440" calcext:value-type="float">
            <text:p>165039440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199868960" calcext:value-type="float">
            <text:p>199868960</text:p>
          </table:table-cell>
          <table:table-cell office:value-type="float" office:value="237260728" calcext:value-type="float">
            <text:p>237260728</text:p>
          </table:table-cell>
        </table:table-row>
        <table:table-row table:style-name="ro1">
          <table:table-cell office:value-type="float" office:value="217147032" calcext:value-type="float">
            <text:p>217147032</text:p>
          </table:table-cell>
          <table:table-cell office:value-type="float" office:value="165039440" calcext:value-type="float">
            <text:p>165039440</text:p>
          </table:table-cell>
          <table:table-cell office:value-type="float" office:value="173423184" calcext:value-type="float">
            <text:p>173423184</text:p>
          </table:table-cell>
          <table:table-cell office:value-type="float" office:value="200179376" calcext:value-type="float">
            <text:p>200179376</text:p>
          </table:table-cell>
          <table:table-cell office:value-type="float" office:value="238751352" calcext:value-type="float">
            <text:p>238751352</text:p>
          </table:table-cell>
        </table:table-row>
        <table:table-row table:style-name="ro1">
          <table:table-cell office:value-type="float" office:value="217147032" calcext:value-type="float">
            <text:p>217147032</text:p>
          </table:table-cell>
          <table:table-cell office:value-type="float" office:value="165039440" calcext:value-type="float">
            <text:p>165039440</text:p>
          </table:table-cell>
          <table:table-cell office:value-type="float" office:value="180513712" calcext:value-type="float">
            <text:p>180513712</text:p>
          </table:table-cell>
          <table:table-cell office:value-type="float" office:value="207728864" calcext:value-type="float">
            <text:p>207728864</text:p>
          </table:table-cell>
          <table:table-cell office:value-type="float" office:value="245645160" calcext:value-type="float">
            <text:p>245645160</text:p>
          </table:table-cell>
        </table:table-row>
        <table:table-row table:style-name="ro1">
          <table:table-cell office:value-type="float" office:value="201078056" calcext:value-type="float">
            <text:p>201078056</text:p>
          </table:table-cell>
          <table:table-cell office:value-type="float" office:value="107587616" calcext:value-type="float">
            <text:p>107587616</text:p>
          </table:table-cell>
          <table:table-cell office:value-type="float" office:value="185737584" calcext:value-type="float">
            <text:p>185737584</text:p>
          </table:table-cell>
          <table:table-cell office:value-type="float" office:value="207728864" calcext:value-type="float">
            <text:p>207728864</text:p>
          </table:table-cell>
          <table:table-cell office:value-type="float" office:value="248936856" calcext:value-type="float">
            <text:p>248936856</text:p>
          </table:table-cell>
        </table:table-row>
        <table:table-row table:style-name="ro1">
          <table:table-cell office:value-type="float" office:value="202770312" calcext:value-type="float">
            <text:p>202770312</text:p>
          </table:table-cell>
          <table:table-cell office:value-type="float" office:value="114477520" calcext:value-type="float">
            <text:p>114477520</text:p>
          </table:table-cell>
          <table:table-cell office:value-type="float" office:value="185737584" calcext:value-type="float">
            <text:p>185737584</text:p>
          </table:table-cell>
          <table:table-cell office:value-type="float" office:value="212952752" calcext:value-type="float">
            <text:p>212952752</text:p>
          </table:table-cell>
          <table:table-cell office:value-type="float" office:value="252801240" calcext:value-type="float">
            <text:p>252801240</text:p>
          </table:table-cell>
        </table:table-row>
        <table:table-row table:style-name="ro1">
          <table:table-cell office:value-type="float" office:value="207818472" calcext:value-type="float">
            <text:p>207818472</text:p>
          </table:table-cell>
          <table:table-cell office:value-type="float" office:value="114477520" calcext:value-type="float">
            <text:p>114477520</text:p>
          </table:table-cell>
          <table:table-cell office:value-type="float" office:value="185675840" calcext:value-type="float">
            <text:p>185675840</text:p>
          </table:table-cell>
          <table:table-cell office:value-type="float" office:value="216375584" calcext:value-type="float">
            <text:p>216375584</text:p>
          </table:table-cell>
          <table:table-cell office:value-type="float" office:value="252801240" calcext:value-type="float">
            <text:p>252801240</text:p>
          </table:table-cell>
        </table:table-row>
        <table:table-row table:style-name="ro1">
          <table:table-cell office:value-type="float" office:value="207818472" calcext:value-type="float">
            <text:p>207818472</text:p>
          </table:table-cell>
          <table:table-cell office:value-type="float" office:value="124483728" calcext:value-type="float">
            <text:p>124483728</text:p>
          </table:table-cell>
          <table:table-cell office:value-type="float" office:value="190831552" calcext:value-type="float">
            <text:p>190831552</text:p>
          </table:table-cell>
          <table:table-cell office:value-type="float" office:value="224235488" calcext:value-type="float">
            <text:p>224235488</text:p>
          </table:table-cell>
          <table:table-cell office:value-type="float" office:value="260154024" calcext:value-type="float">
            <text:p>260154024</text:p>
          </table:table-cell>
        </table:table-row>
        <table:table-row table:style-name="ro1">
          <table:table-cell office:value-type="float" office:value="207818472" calcext:value-type="float">
            <text:p>207818472</text:p>
          </table:table-cell>
          <table:table-cell office:value-type="float" office:value="129952480" calcext:value-type="float">
            <text:p>129952480</text:p>
          </table:table-cell>
          <table:table-cell office:value-type="float" office:value="200118688" calcext:value-type="float">
            <text:p>200118688</text:p>
          </table:table-cell>
          <table:table-cell office:value-type="float" office:value="201141936" calcext:value-type="float">
            <text:p>201141936</text:p>
          </table:table-cell>
          <table:table-cell office:value-type="float" office:value="269307864" calcext:value-type="float">
            <text:p>269307864</text:p>
          </table:table-cell>
        </table:table-row>
        <table:table-row table:style-name="ro1">
          <table:table-cell office:value-type="float" office:value="207818472" calcext:value-type="float">
            <text:p>207818472</text:p>
          </table:table-cell>
          <table:table-cell office:value-type="float" office:value="130411440" calcext:value-type="float">
            <text:p>130411440</text:p>
          </table:table-cell>
          <table:table-cell office:value-type="float" office:value="207342016" calcext:value-type="float">
            <text:p>207342016</text:p>
          </table:table-cell>
          <table:table-cell office:value-type="float" office:value="201141936" calcext:value-type="float">
            <text:p>201141936</text:p>
          </table:table-cell>
          <table:table-cell office:value-type="float" office:value="269307864" calcext:value-type="float">
            <text:p>269307864</text:p>
          </table:table-cell>
        </table:table-row>
        <table:table-row table:style-name="ro1">
          <table:table-cell office:value-type="float" office:value="125410056" calcext:value-type="float">
            <text:p>125410056</text:p>
          </table:table-cell>
          <table:table-cell office:value-type="float" office:value="130542576" calcext:value-type="float">
            <text:p>130542576</text:p>
          </table:table-cell>
          <table:table-cell office:value-type="float" office:value="211469632" calcext:value-type="float">
            <text:p>211469632</text:p>
          </table:table-cell>
          <table:table-cell office:value-type="float" office:value="205269552" calcext:value-type="float">
            <text:p>205269552</text:p>
          </table:table-cell>
          <table:table-cell office:value-type="float" office:value="270601800" calcext:value-type="float">
            <text:p>270601800</text:p>
          </table:table-cell>
        </table:table-row>
        <table:table-row table:style-name="ro1">
          <table:table-cell office:value-type="float" office:value="125410056" calcext:value-type="float">
            <text:p>125410056</text:p>
          </table:table-cell>
          <table:table-cell office:value-type="float" office:value="134734800" calcext:value-type="float">
            <text:p>134734800</text:p>
          </table:table-cell>
          <table:table-cell office:value-type="float" office:value="221788672" calcext:value-type="float">
            <text:p>221788672</text:p>
          </table:table-cell>
          <table:table-cell office:value-type="float" office:value="215588592" calcext:value-type="float">
            <text:p>215588592</text:p>
          </table:table-cell>
          <table:table-cell office:value-type="float" office:value="279379656" calcext:value-type="float">
            <text:p>279379656</text:p>
          </table:table-cell>
        </table:table-row>
        <table:table-row table:style-name="ro1">
          <table:table-cell office:value-type="float" office:value="125410056" calcext:value-type="float">
            <text:p>12541005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23852480" calcext:value-type="float">
            <text:p>223852480</text:p>
          </table:table-cell>
          <table:table-cell office:value-type="float" office:value="218684304" calcext:value-type="float">
            <text:p>218684304</text:p>
          </table:table-cell>
          <table:table-cell office:value-type="float" office:value="285880056" calcext:value-type="float">
            <text:p>285880056</text:p>
          </table:table-cell>
        </table:table-row>
        <table:table-row table:style-name="ro1">
          <table:table-cell office:value-type="float" office:value="125410056" calcext:value-type="float">
            <text:p>12541005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32107712" calcext:value-type="float">
            <text:p>232107712</text:p>
          </table:table-cell>
          <table:table-cell office:value-type="float" office:value="232099056" calcext:value-type="float">
            <text:p>232099056</text:p>
          </table:table-cell>
          <table:table-cell office:value-type="float" office:value="285880056" calcext:value-type="float">
            <text:p>285880056</text:p>
          </table:table-cell>
        </table:table-row>
        <table:table-row table:style-name="ro1">
          <table:table-cell office:value-type="float" office:value="125410056" calcext:value-type="float">
            <text:p>12541005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37267232" calcext:value-type="float">
            <text:p>237267232</text:p>
          </table:table-cell>
          <table:table-cell office:value-type="float" office:value="232099056" calcext:value-type="float">
            <text:p>232099056</text:p>
          </table:table-cell>
          <table:table-cell office:value-type="float" office:value="285880056" calcext:value-type="float">
            <text:p>285880056</text:p>
          </table:table-cell>
        </table:table-row>
        <table:table-row table:style-name="ro1">
          <table:table-cell office:value-type="float" office:value="125410056" calcext:value-type="float">
            <text:p>12541005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40362944" calcext:value-type="float">
            <text:p>240362944</text:p>
          </table:table-cell>
          <table:table-cell office:value-type="float" office:value="233655248" calcext:value-type="float">
            <text:p>233655248</text:p>
          </table:table-cell>
          <table:table-cell office:value-type="float" office:value="285880056" calcext:value-type="float">
            <text:p>285880056</text:p>
          </table:table-cell>
        </table:table-row>
        <table:table-row table:style-name="ro1">
          <table:table-cell office:value-type="float" office:value="128367080" calcext:value-type="float">
            <text:p>128367080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40362944" calcext:value-type="float">
            <text:p>240362944</text:p>
          </table:table-cell>
          <table:table-cell office:value-type="float" office:value="240549056" calcext:value-type="float">
            <text:p>240549056</text:p>
          </table:table-cell>
          <table:table-cell office:value-type="float" office:value="152198360" calcext:value-type="float">
            <text:p>152198360</text:p>
          </table:table-cell>
        </table:table-row>
        <table:table-row table:style-name="ro1">
          <table:table-cell office:value-type="float" office:value="126856344" calcext:value-type="float">
            <text:p>12685634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43458656" calcext:value-type="float">
            <text:p>243458656</text:p>
          </table:table-cell>
          <table:table-cell office:value-type="float" office:value="247836272" calcext:value-type="float">
            <text:p>247836272</text:p>
          </table:table-cell>
          <table:table-cell office:value-type="float" office:value="152198792" calcext:value-type="float">
            <text:p>152198792</text:p>
          </table:table-cell>
        </table:table-row>
        <table:table-row table:style-name="ro1">
          <table:table-cell office:value-type="float" office:value="126856344" calcext:value-type="float">
            <text:p>12685634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51713888" calcext:value-type="float">
            <text:p>251713888</text:p>
          </table:table-cell>
          <table:table-cell office:value-type="float" office:value="248557520" calcext:value-type="float">
            <text:p>248557520</text:p>
          </table:table-cell>
          <table:table-cell office:value-type="float" office:value="161944216" calcext:value-type="float">
            <text:p>161944216</text:p>
          </table:table-cell>
        </table:table-row>
        <table:table-row table:style-name="ro1">
          <table:table-cell office:value-type="float" office:value="135111592" calcext:value-type="float">
            <text:p>135111592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56873408" calcext:value-type="float">
            <text:p>256873408</text:p>
          </table:table-cell>
          <table:table-cell office:value-type="float" office:value="248557520" calcext:value-type="float">
            <text:p>248557520</text:p>
          </table:table-cell>
          <table:table-cell office:value-type="float" office:value="169167544" calcext:value-type="float">
            <text:p>169167544</text:p>
          </table:table-cell>
        </table:table-row>
        <table:table-row table:style-name="ro1">
          <table:table-cell office:value-type="float" office:value="143366824" calcext:value-type="float">
            <text:p>14336682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62032928" calcext:value-type="float">
            <text:p>262032928</text:p>
          </table:table-cell>
          <table:table-cell office:value-type="float" office:value="250161872" calcext:value-type="float">
            <text:p>250161872</text:p>
          </table:table-cell>
          <table:table-cell office:value-type="float" office:value="172263256" calcext:value-type="float">
            <text:p>172263256</text:p>
          </table:table-cell>
        </table:table-row>
        <table:table-row table:style-name="ro1">
          <table:table-cell office:value-type="float" office:value="143366824" calcext:value-type="float">
            <text:p>14336682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72351968" calcext:value-type="float">
            <text:p>272351968</text:p>
          </table:table-cell>
          <table:table-cell office:value-type="float" office:value="258087344" calcext:value-type="float">
            <text:p>258087344</text:p>
          </table:table-cell>
          <table:table-cell office:value-type="float" office:value="180518488" calcext:value-type="float">
            <text:p>180518488</text:p>
          </table:table-cell>
        </table:table-row>
        <table:table-row table:style-name="ro1">
          <table:table-cell office:value-type="float" office:value="144923016" calcext:value-type="float">
            <text:p>14492301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74415776" calcext:value-type="float">
            <text:p>274415776</text:p>
          </table:table-cell>
          <table:table-cell office:value-type="float" office:value="265064144" calcext:value-type="float">
            <text:p>265064144</text:p>
          </table:table-cell>
          <table:table-cell office:value-type="float" office:value="185678008" calcext:value-type="float">
            <text:p>185678008</text:p>
          </table:table-cell>
        </table:table-row>
        <table:table-row table:style-name="ro1">
          <table:table-cell office:value-type="float" office:value="152848488" calcext:value-type="float">
            <text:p>152848488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77511488" calcext:value-type="float">
            <text:p>277511488</text:p>
          </table:table-cell>
          <table:table-cell office:value-type="float" office:value="265064144" calcext:value-type="float">
            <text:p>265064144</text:p>
          </table:table-cell>
          <table:table-cell office:value-type="float" office:value="189805624" calcext:value-type="float">
            <text:p>189805624</text:p>
          </table:table-cell>
        </table:table-row>
        <table:table-row table:style-name="ro1">
          <table:table-cell office:value-type="float" office:value="159563016" calcext:value-type="float">
            <text:p>15956301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77511488" calcext:value-type="float">
            <text:p>277511488</text:p>
          </table:table-cell>
          <table:table-cell office:value-type="float" office:value="265064144" calcext:value-type="float">
            <text:p>265064144</text:p>
          </table:table-cell>
          <table:table-cell office:value-type="float" office:value="201156568" calcext:value-type="float">
            <text:p>201156568</text:p>
          </table:table-cell>
        </table:table-row>
        <table:table-row table:style-name="ro1">
          <table:table-cell office:value-type="float" office:value="159563016" calcext:value-type="float">
            <text:p>15956301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86798624" calcext:value-type="float">
            <text:p>286798624</text:p>
          </table:table-cell>
          <table:table-cell office:value-type="float" office:value="266668496" calcext:value-type="float">
            <text:p>266668496</text:p>
          </table:table-cell>
          <table:table-cell office:value-type="float" office:value="205284184" calcext:value-type="float">
            <text:p>205284184</text:p>
          </table:table-cell>
        </table:table-row>
        <table:table-row table:style-name="ro1">
          <table:table-cell office:value-type="float" office:value="159563016" calcext:value-type="float">
            <text:p>15956301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94021952" calcext:value-type="float">
            <text:p>294021952</text:p>
          </table:table-cell>
          <table:table-cell office:value-type="float" office:value="277951232" calcext:value-type="float">
            <text:p>277951232</text:p>
          </table:table-cell>
          <table:table-cell office:value-type="float" office:value="215603224" calcext:value-type="float">
            <text:p>215603224</text:p>
          </table:table-cell>
        </table:table-row>
        <table:table-row table:style-name="ro1">
          <table:table-cell office:value-type="float" office:value="160725816" calcext:value-type="float">
            <text:p>160725816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296085760" calcext:value-type="float">
            <text:p>296085760</text:p>
          </table:table-cell>
          <table:table-cell office:value-type="float" office:value="281570768" calcext:value-type="float">
            <text:p>281570768</text:p>
          </table:table-cell>
          <table:table-cell office:value-type="float" office:value="218698936" calcext:value-type="float">
            <text:p>218698936</text:p>
          </table:table-cell>
        </table:table-row>
        <table:table-row table:style-name="ro1">
          <table:table-cell office:value-type="float" office:value="170190088" calcext:value-type="float">
            <text:p>170190088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05372896" calcext:value-type="float">
            <text:p>305372896</text:p>
          </table:table-cell>
          <table:table-cell office:value-type="float" office:value="281570768" calcext:value-type="float">
            <text:p>281570768</text:p>
          </table:table-cell>
          <table:table-cell office:value-type="float" office:value="223858456" calcext:value-type="float">
            <text:p>223858456</text:p>
          </table:table-cell>
        </table:table-row>
        <table:table-row table:style-name="ro1">
          <table:table-cell office:value-type="float" office:value="176069640" calcext:value-type="float">
            <text:p>176069640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10532416" calcext:value-type="float">
            <text:p>310532416</text:p>
          </table:table-cell>
          <table:table-cell office:value-type="float" office:value="281570768" calcext:value-type="float">
            <text:p>281570768</text:p>
          </table:table-cell>
          <table:table-cell office:value-type="float" office:value="231081784" calcext:value-type="float">
            <text:p>231081784</text:p>
          </table:table-cell>
        </table:table-row>
        <table:table-row table:style-name="ro1">
          <table:table-cell office:value-type="float" office:value="176069640" calcext:value-type="float">
            <text:p>176069640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10532416" calcext:value-type="float">
            <text:p>310532416</text:p>
          </table:table-cell>
          <table:table-cell office:value-type="float" office:value="281618896" calcext:value-type="float">
            <text:p>281618896</text:p>
          </table:table-cell>
          <table:table-cell office:value-type="float" office:value="235209400" calcext:value-type="float">
            <text:p>235209400</text:p>
          </table:table-cell>
        </table:table-row>
        <table:table-row table:style-name="ro1">
          <table:table-cell office:value-type="float" office:value="176069640" calcext:value-type="float">
            <text:p>176069640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12596224" calcext:value-type="float">
            <text:p>312596224</text:p>
          </table:table-cell>
          <table:table-cell office:value-type="float" office:value="281618896" calcext:value-type="float">
            <text:p>281618896</text:p>
          </table:table-cell>
          <table:table-cell office:value-type="float" office:value="239337016" calcext:value-type="float">
            <text:p>239337016</text:p>
          </table:table-cell>
        </table:table-row>
        <table:table-row table:style-name="ro1">
          <table:table-cell office:value-type="float" office:value="176069640" calcext:value-type="float">
            <text:p>176069640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24979072" calcext:value-type="float">
            <text:p>324979072</text:p>
          </table:table-cell>
          <table:table-cell office:value-type="float" office:value="281618896" calcext:value-type="float">
            <text:p>281618896</text:p>
          </table:table-cell>
          <table:table-cell office:value-type="float" office:value="239337016" calcext:value-type="float">
            <text:p>239337016</text:p>
          </table:table-cell>
        </table:table-row>
        <table:table-row table:style-name="ro1">
          <table:table-cell office:value-type="float" office:value="181603944" calcext:value-type="float">
            <text:p>18160394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27042880" calcext:value-type="float">
            <text:p>327042880</text:p>
          </table:table-cell>
          <table:table-cell office:value-type="float" office:value="281815616" calcext:value-type="float">
            <text:p>281815616</text:p>
          </table:table-cell>
          <table:table-cell office:value-type="float" office:value="239337016" calcext:value-type="float">
            <text:p>239337016</text:p>
          </table:table-cell>
        </table:table-row>
        <table:table-row table:style-name="ro1">
          <table:table-cell office:value-type="float" office:value="192379560" calcext:value-type="float">
            <text:p>192379560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34266176" calcext:value-type="float">
            <text:p>334266176</text:p>
          </table:table-cell>
          <table:table-cell office:value-type="float" office:value="291035024" calcext:value-type="float">
            <text:p>291035024</text:p>
          </table:table-cell>
          <table:table-cell office:value-type="float" office:value="239337016" calcext:value-type="float">
            <text:p>239337016</text:p>
          </table:table-cell>
        </table:table-row>
        <table:table-row table:style-name="ro1">
          <table:table-cell office:value-type="float" office:value="192576264" calcext:value-type="float">
            <text:p>19257626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43553344" calcext:value-type="float">
            <text:p>343553344</text:p>
          </table:table-cell>
          <table:table-cell office:value-type="float" office:value="291035024" calcext:value-type="float">
            <text:p>291035024</text:p>
          </table:table-cell>
          <table:table-cell office:value-type="float" office:value="240696504" calcext:value-type="float">
            <text:p>240696504</text:p>
          </table:table-cell>
        </table:table-row>
        <table:table-row table:style-name="ro1">
          <table:table-cell office:value-type="float" office:value="192576264" calcext:value-type="float">
            <text:p>19257626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45617152" calcext:value-type="float">
            <text:p>345617152</text:p>
          </table:table-cell>
          <table:table-cell office:value-type="float" office:value="187236640" calcext:value-type="float">
            <text:p>187236640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576264" calcext:value-type="float">
            <text:p>192576264</text:p>
          </table:table-cell>
          <table:table-cell office:value-type="float" office:value="142332416" calcext:value-type="float">
            <text:p>142332416</text:p>
          </table:table-cell>
          <table:table-cell office:value-type="float" office:value="350776672" calcext:value-type="float">
            <text:p>350776672</text:p>
          </table:table-cell>
          <table:table-cell office:value-type="float" office:value="189678688" calcext:value-type="float">
            <text:p>189678688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47491968" calcext:value-type="float">
            <text:p>147491968</text:p>
          </table:table-cell>
          <table:table-cell office:value-type="float" office:value="360063808" calcext:value-type="float">
            <text:p>360063808</text:p>
          </table:table-cell>
          <table:table-cell office:value-type="float" office:value="193920960" calcext:value-type="float">
            <text:p>193920960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50587680" calcext:value-type="float">
            <text:p>150587680</text:p>
          </table:table-cell>
          <table:table-cell office:value-type="float" office:value="360063808" calcext:value-type="float">
            <text:p>360063808</text:p>
          </table:table-cell>
          <table:table-cell office:value-type="float" office:value="206303808" calcext:value-type="float">
            <text:p>206303808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52651488" calcext:value-type="float">
            <text:p>152651488</text:p>
          </table:table-cell>
          <table:table-cell office:value-type="float" office:value="362127616" calcext:value-type="float">
            <text:p>362127616</text:p>
          </table:table-cell>
          <table:table-cell office:value-type="float" office:value="207335680" calcext:value-type="float">
            <text:p>207335680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59874816" calcext:value-type="float">
            <text:p>159874816</text:p>
          </table:table-cell>
          <table:table-cell office:value-type="float" office:value="362127616" calcext:value-type="float">
            <text:p>362127616</text:p>
          </table:table-cell>
          <table:table-cell office:value-type="float" office:value="220750464" calcext:value-type="float">
            <text:p>220750464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67098144" calcext:value-type="float">
            <text:p>167098144</text:p>
          </table:table-cell>
          <table:table-cell office:value-type="float" office:value="363159520" calcext:value-type="float">
            <text:p>363159520</text:p>
          </table:table-cell>
          <table:table-cell office:value-type="float" office:value="222814272" calcext:value-type="float">
            <text:p>222814272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67098144" calcext:value-type="float">
            <text:p>167098144</text:p>
          </table:table-cell>
          <table:table-cell office:value-type="float" office:value="371414752" calcext:value-type="float">
            <text:p>371414752</text:p>
          </table:table-cell>
          <table:table-cell office:value-type="float" office:value="223846176" calcext:value-type="float">
            <text:p>223846176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77417184" calcext:value-type="float">
            <text:p>177417184</text:p>
          </table:table-cell>
          <table:table-cell office:value-type="float" office:value="378638080" calcext:value-type="float">
            <text:p>378638080</text:p>
          </table:table-cell>
          <table:table-cell office:value-type="float" office:value="234165216" calcext:value-type="float">
            <text:p>234165216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83608608" calcext:value-type="float">
            <text:p>183608608</text:p>
          </table:table-cell>
          <table:table-cell office:value-type="float" office:value="378638080" calcext:value-type="float">
            <text:p>378638080</text:p>
          </table:table-cell>
          <table:table-cell office:value-type="float" office:value="239324736" calcext:value-type="float">
            <text:p>239324736</text:p>
          </table:table-cell>
          <table:table-cell office:value-type="float" office:value="241400312" calcext:value-type="float">
            <text:p>241400312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198642480" calcext:value-type="float">
            <text:p>198642480</text:p>
          </table:table-cell>
          <table:table-cell office:value-type="float" office:value="395148544" calcext:value-type="float">
            <text:p>395148544</text:p>
          </table:table-cell>
          <table:table-cell office:value-type="float" office:value="255835200" calcext:value-type="float">
            <text:p>255835200</text:p>
          </table:table-cell>
          <table:table-cell office:value-type="float" office:value="188773048" calcext:value-type="float">
            <text:p>188773048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0115712" calcext:value-type="float">
            <text:p>200115712</text:p>
          </table:table-cell>
          <table:table-cell office:value-type="float" office:value="406499488" calcext:value-type="float">
            <text:p>406499488</text:p>
          </table:table-cell>
          <table:table-cell office:value-type="float" office:value="272345664" calcext:value-type="float">
            <text:p>272345664</text:p>
          </table:table-cell>
          <table:table-cell office:value-type="float" office:value="194964440" calcext:value-type="float">
            <text:p>194964440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0115712" calcext:value-type="float">
            <text:p>200115712</text:p>
          </table:table-cell>
          <table:table-cell office:value-type="float" office:value="411659008" calcext:value-type="float">
            <text:p>411659008</text:p>
          </table:table-cell>
          <table:table-cell office:value-type="float" office:value="283696608" calcext:value-type="float">
            <text:p>283696608</text:p>
          </table:table-cell>
          <table:table-cell office:value-type="float" office:value="194964440" calcext:value-type="float">
            <text:p>194964440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0115712" calcext:value-type="float">
            <text:p>200115712</text:p>
          </table:table-cell>
          <table:table-cell office:value-type="float" office:value="411659008" calcext:value-type="float">
            <text:p>411659008</text:p>
          </table:table-cell>
          <table:table-cell office:value-type="float" office:value="288856128" calcext:value-type="float">
            <text:p>288856128</text:p>
          </table:table-cell>
          <table:table-cell office:value-type="float" office:value="194964440" calcext:value-type="float">
            <text:p>194964440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257536" calcext:value-type="float">
            <text:p>206257536</text:p>
          </table:table-cell>
          <table:table-cell office:value-type="float" office:value="415475232" calcext:value-type="float">
            <text:p>415475232</text:p>
          </table:table-cell>
          <table:table-cell office:value-type="float" office:value="288856128" calcext:value-type="float">
            <text:p>288856128</text:p>
          </table:table-cell>
          <table:table-cell office:value-type="float" office:value="194964440" calcext:value-type="float">
            <text:p>194964440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25660736" calcext:value-type="float">
            <text:p>425660736</text:p>
          </table:table-cell>
          <table:table-cell office:value-type="float" office:value="299175168" calcext:value-type="float">
            <text:p>299175168</text:p>
          </table:table-cell>
          <table:table-cell office:value-type="float" office:value="194964440" calcext:value-type="float">
            <text:p>194964440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27855200" calcext:value-type="float">
            <text:p>427855200</text:p>
          </table:table-cell>
          <table:table-cell office:value-type="float" office:value="303302752" calcext:value-type="float">
            <text:p>303302752</text:p>
          </table:table-cell>
          <table:table-cell office:value-type="float" office:value="121062088" calcext:value-type="float">
            <text:p>121062088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27855200" calcext:value-type="float">
            <text:p>427855200</text:p>
          </table:table-cell>
          <table:table-cell office:value-type="float" office:value="304334688" calcext:value-type="float">
            <text:p>304334688</text:p>
          </table:table-cell>
          <table:table-cell office:value-type="float" office:value="121062088" calcext:value-type="float">
            <text:p>121062088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27855200" calcext:value-type="float">
            <text:p>427855200</text:p>
          </table:table-cell>
          <table:table-cell office:value-type="float" office:value="312589920" calcext:value-type="float">
            <text:p>312589920</text:p>
          </table:table-cell>
          <table:table-cell office:value-type="float" office:value="134082280" calcext:value-type="float">
            <text:p>134082280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27855200" calcext:value-type="float">
            <text:p>427855200</text:p>
          </table:table-cell>
          <table:table-cell office:value-type="float" office:value="320845152" calcext:value-type="float">
            <text:p>320845152</text:p>
          </table:table-cell>
          <table:table-cell office:value-type="float" office:value="138209896" calcext:value-type="float">
            <text:p>138209896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33210224" calcext:value-type="float">
            <text:p>433210224</text:p>
          </table:table-cell>
          <table:table-cell office:value-type="float" office:value="322908960" calcext:value-type="float">
            <text:p>322908960</text:p>
          </table:table-cell>
          <table:table-cell office:value-type="float" office:value="138406584" calcext:value-type="float">
            <text:p>138406584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42167360" calcext:value-type="float">
            <text:p>442167360</text:p>
          </table:table-cell>
          <table:table-cell office:value-type="float" office:value="334259904" calcext:value-type="float">
            <text:p>334259904</text:p>
          </table:table-cell>
          <table:table-cell office:value-type="float" office:value="145759368" calcext:value-type="float">
            <text:p>145759368</text:p>
          </table:table-cell>
        </table:table-row>
        <table:table-row table:style-name="ro1">
          <table:table-cell office:value-type="float" office:value="192886760" calcext:value-type="float">
            <text:p>19288676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44361824" calcext:value-type="float">
            <text:p>444361824</text:p>
          </table:table-cell>
          <table:table-cell office:value-type="float" office:value="337355616" calcext:value-type="float">
            <text:p>337355616</text:p>
          </table:table-cell>
          <table:table-cell office:value-type="float" office:value="153750408" calcext:value-type="float">
            <text:p>153750408</text:p>
          </table:table-cell>
        </table:table-row>
        <table:table-row table:style-name="ro1">
          <table:table-cell office:value-type="float" office:value="197014408" calcext:value-type="float">
            <text:p>197014408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44361824" calcext:value-type="float">
            <text:p>444361824</text:p>
          </table:table-cell>
          <table:table-cell office:value-type="float" office:value="340451296" calcext:value-type="float">
            <text:p>340451296</text:p>
          </table:table-cell>
          <table:table-cell office:value-type="float" office:value="153750408" calcext:value-type="float">
            <text:p>153750408</text:p>
          </table:table-cell>
        </table:table-row>
        <table:table-row table:style-name="ro1">
          <table:table-cell office:value-type="float" office:value="197014408" calcext:value-type="float">
            <text:p>197014408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44361824" calcext:value-type="float">
            <text:p>444361824</text:p>
          </table:table-cell>
          <table:table-cell office:value-type="float" office:value="348706560" calcext:value-type="float">
            <text:p>348706560</text:p>
          </table:table-cell>
          <table:table-cell office:value-type="float" office:value="153750408" calcext:value-type="float">
            <text:p>153750408</text:p>
          </table:table-cell>
        </table:table-row>
        <table:table-row table:style-name="ro1">
          <table:table-cell office:value-type="float" office:value="198046312" calcext:value-type="float">
            <text:p>198046312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47128976" calcext:value-type="float">
            <text:p>447128976</text:p>
          </table:table-cell>
          <table:table-cell office:value-type="float" office:value="353866080" calcext:value-type="float">
            <text:p>353866080</text:p>
          </table:table-cell>
          <table:table-cell office:value-type="float" office:value="153750408" calcext:value-type="float">
            <text:p>153750408</text:p>
          </table:table-cell>
        </table:table-row>
        <table:table-row table:style-name="ro1">
          <table:table-cell office:value-type="float" office:value="207333448" calcext:value-type="float">
            <text:p>207333448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57511184" calcext:value-type="float">
            <text:p>457511184</text:p>
          </table:table-cell>
          <table:table-cell office:value-type="float" office:value="356961792" calcext:value-type="float">
            <text:p>356961792</text:p>
          </table:table-cell>
          <table:table-cell office:value-type="float" office:value="160661640" calcext:value-type="float">
            <text:p>160661640</text:p>
          </table:table-cell>
        </table:table-row>
        <table:table-row table:style-name="ro1">
          <table:table-cell office:value-type="float" office:value="212492968" calcext:value-type="float">
            <text:p>212492968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60868448" calcext:value-type="float">
            <text:p>460868448</text:p>
          </table:table-cell>
          <table:table-cell office:value-type="float" office:value="364185120" calcext:value-type="float">
            <text:p>364185120</text:p>
          </table:table-cell>
          <table:table-cell office:value-type="float" office:value="170257032" calcext:value-type="float">
            <text:p>170257032</text:p>
          </table:table-cell>
        </table:table-row>
        <table:table-row table:style-name="ro1">
          <table:table-cell office:value-type="float" office:value="220748200" calcext:value-type="float">
            <text:p>22074820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60868448" calcext:value-type="float">
            <text:p>460868448</text:p>
          </table:table-cell>
          <table:table-cell office:value-type="float" office:value="370376544" calcext:value-type="float">
            <text:p>370376544</text:p>
          </table:table-cell>
          <table:table-cell office:value-type="float" office:value="170257032" calcext:value-type="float">
            <text:p>170257032</text:p>
          </table:table-cell>
        </table:table-row>
        <table:table-row table:style-name="ro1">
          <table:table-cell office:value-type="float" office:value="226939624" calcext:value-type="float">
            <text:p>226939624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60868448" calcext:value-type="float">
            <text:p>460868448</text:p>
          </table:table-cell>
          <table:table-cell office:value-type="float" office:value="371408448" calcext:value-type="float">
            <text:p>371408448</text:p>
          </table:table-cell>
          <table:table-cell office:value-type="float" office:value="170257032" calcext:value-type="float">
            <text:p>170257032</text:p>
          </table:table-cell>
        </table:table-row>
        <table:table-row table:style-name="ro1">
          <table:table-cell office:value-type="float" office:value="232099144" calcext:value-type="float">
            <text:p>232099144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60868448" calcext:value-type="float">
            <text:p>460868448</text:p>
          </table:table-cell>
          <table:table-cell office:value-type="float" office:value="379663680" calcext:value-type="float">
            <text:p>379663680</text:p>
          </table:table-cell>
          <table:table-cell office:value-type="float" office:value="170257032" calcext:value-type="float">
            <text:p>170257032</text:p>
          </table:table-cell>
        </table:table-row>
        <table:table-row table:style-name="ro1">
          <table:table-cell office:value-type="float" office:value="240354376" calcext:value-type="float">
            <text:p>240354376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460868448" calcext:value-type="float">
            <text:p>460868448</text:p>
          </table:table-cell>
          <table:table-cell office:value-type="float" office:value="386887008" calcext:value-type="float">
            <text:p>386887008</text:p>
          </table:table-cell>
          <table:table-cell office:value-type="float" office:value="176071032" calcext:value-type="float">
            <text:p>176071032</text:p>
          </table:table-cell>
        </table:table-row>
        <table:table-row table:style-name="ro1">
          <table:table-cell office:value-type="float" office:value="246545800" calcext:value-type="float">
            <text:p>246545800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152125856" calcext:value-type="float">
            <text:p>152125856</text:p>
          </table:table-cell>
          <table:table-cell office:value-type="float" office:value="386887008" calcext:value-type="float">
            <text:p>386887008</text:p>
          </table:table-cell>
          <table:table-cell office:value-type="float" office:value="184586616" calcext:value-type="float">
            <text:p>184586616</text:p>
          </table:table-cell>
        </table:table-row>
        <table:table-row table:style-name="ro1">
          <table:table-cell office:value-type="float" office:value="250673416" calcext:value-type="float">
            <text:p>250673416</text:p>
          </table:table-cell>
          <table:table-cell office:value-type="float" office:value="206305664" calcext:value-type="float">
            <text:p>206305664</text:p>
          </table:table-cell>
          <table:table-cell office:value-type="float" office:value="155599248" calcext:value-type="float">
            <text:p>155599248</text:p>
          </table:table-cell>
          <table:table-cell office:value-type="float" office:value="386887008" calcext:value-type="float">
            <text:p>386887008</text:p>
          </table:table-cell>
          <table:table-cell office:value-type="float" office:value="186763656" calcext:value-type="float">
            <text:p>186763656</text:p>
          </table:table-cell>
        </table:table-row>
        <table:table-row table:style-name="ro1">
          <table:table-cell office:value-type="float" office:value="256864840" calcext:value-type="float">
            <text:p>256864840</text:p>
          </table:table-cell>
          <table:table-cell office:value-type="float" office:value="111380984" calcext:value-type="float">
            <text:p>111380984</text:p>
          </table:table-cell>
          <table:table-cell office:value-type="float" office:value="167111920" calcext:value-type="float">
            <text:p>167111920</text:p>
          </table:table-cell>
          <table:table-cell office:value-type="float" office:value="398237952" calcext:value-type="float">
            <text:p>398237952</text:p>
          </table:table-cell>
          <table:table-cell office:value-type="float" office:value="186763656" calcext:value-type="float">
            <text:p>186763656</text:p>
          </table:table-cell>
        </table:table-row>
        <table:table-row table:style-name="ro1">
          <table:table-cell office:value-type="float" office:value="260992456" calcext:value-type="float">
            <text:p>260992456</text:p>
          </table:table-cell>
          <table:table-cell office:value-type="float" office:value="118604320" calcext:value-type="float">
            <text:p>118604320</text:p>
          </table:table-cell>
          <table:table-cell office:value-type="float" office:value="169175728" calcext:value-type="float">
            <text:p>169175728</text:p>
          </table:table-cell>
          <table:table-cell office:value-type="float" office:value="402365568" calcext:value-type="float">
            <text:p>402365568</text:p>
          </table:table-cell>
          <table:table-cell office:value-type="float" office:value="186763656" calcext:value-type="float">
            <text:p>186763656</text:p>
          </table:table-cell>
        </table:table-row>
        <table:table-row table:style-name="ro1">
          <table:table-cell office:value-type="float" office:value="271311496" calcext:value-type="float">
            <text:p>271311496</text:p>
          </table:table-cell>
          <table:table-cell office:value-type="float" office:value="119636224" calcext:value-type="float">
            <text:p>119636224</text:p>
          </table:table-cell>
          <table:table-cell office:value-type="float" office:value="180526672" calcext:value-type="float">
            <text:p>180526672</text:p>
          </table:table-cell>
          <table:table-cell office:value-type="float" office:value="414748416" calcext:value-type="float">
            <text:p>414748416</text:p>
          </table:table-cell>
          <table:table-cell office:value-type="float" office:value="186763656" calcext:value-type="float">
            <text:p>186763656</text:p>
          </table:table-cell>
        </table:table-row>
        <table:table-row table:style-name="ro1">
          <table:table-cell office:value-type="float" office:value="273375304" calcext:value-type="float">
            <text:p>273375304</text:p>
          </table:table-cell>
          <table:table-cell office:value-type="float" office:value="124795744" calcext:value-type="float">
            <text:p>124795744</text:p>
          </table:table-cell>
          <table:table-cell office:value-type="float" office:value="183622384" calcext:value-type="float">
            <text:p>183622384</text:p>
          </table:table-cell>
          <table:table-cell office:value-type="float" office:value="415780320" calcext:value-type="float">
            <text:p>415780320</text:p>
          </table:table-cell>
          <table:table-cell office:value-type="float" office:value="177028376" calcext:value-type="float">
            <text:p>177028376</text:p>
          </table:table-cell>
        </table:table-row>
        <table:table-row table:style-name="ro1">
          <table:table-cell office:value-type="float" office:value="278533624" calcext:value-type="float">
            <text:p>278533624</text:p>
          </table:table-cell>
          <table:table-cell office:value-type="float" office:value="136146688" calcext:value-type="float">
            <text:p>136146688</text:p>
          </table:table-cell>
          <table:table-cell office:value-type="float" office:value="191877616" calcext:value-type="float">
            <text:p>191877616</text:p>
          </table:table-cell>
          <table:table-cell office:value-type="float" office:value="420939840" calcext:value-type="float">
            <text:p>420939840</text:p>
          </table:table-cell>
          <table:table-cell office:value-type="float" office:value="178861672" calcext:value-type="float">
            <text:p>178861672</text:p>
          </table:table-cell>
        </table:table-row>
        <table:table-row table:style-name="ro1">
          <table:table-cell office:value-type="float" office:value="278599176" calcext:value-type="float">
            <text:p>278599176</text:p>
          </table:table-cell>
          <table:table-cell office:value-type="float" office:value="136146688" calcext:value-type="float">
            <text:p>136146688</text:p>
          </table:table-cell>
          <table:table-cell office:value-type="float" office:value="200132848" calcext:value-type="float">
            <text:p>200132848</text:p>
          </table:table-cell>
          <table:table-cell office:value-type="float" office:value="427131232" calcext:value-type="float">
            <text:p>427131232</text:p>
          </table:table-cell>
          <table:table-cell office:value-type="float" office:value="181540648" calcext:value-type="float">
            <text:p>181540648</text:p>
          </table:table-cell>
        </table:table-row>
        <table:table-row table:style-name="ro1">
          <table:table-cell office:value-type="float" office:value="286607640" calcext:value-type="float">
            <text:p>286607640</text:p>
          </table:table-cell>
          <table:table-cell office:value-type="float" office:value="142338112" calcext:value-type="float">
            <text:p>142338112</text:p>
          </table:table-cell>
          <table:table-cell office:value-type="float" office:value="205292368" calcext:value-type="float">
            <text:p>205292368</text:p>
          </table:table-cell>
          <table:table-cell office:value-type="float" office:value="432290784" calcext:value-type="float">
            <text:p>432290784</text:p>
          </table:table-cell>
          <table:table-cell office:value-type="float" office:value="192891592" calcext:value-type="float">
            <text:p>192891592</text:p>
          </table:table-cell>
        </table:table-row>
        <table:table-row table:style-name="ro1">
          <table:table-cell office:value-type="float" office:value="288915816" calcext:value-type="float">
            <text:p>288915816</text:p>
          </table:table-cell>
          <table:table-cell office:value-type="float" office:value="149561440" calcext:value-type="float">
            <text:p>149561440</text:p>
          </table:table-cell>
          <table:table-cell office:value-type="float" office:value="216643312" calcext:value-type="float">
            <text:p>216643312</text:p>
          </table:table-cell>
          <table:table-cell office:value-type="float" office:value="432290784" calcext:value-type="float">
            <text:p>432290784</text:p>
          </table:table-cell>
          <table:table-cell office:value-type="float" office:value="194955400" calcext:value-type="float">
            <text:p>194955400</text:p>
          </table:table-cell>
        </table:table-row>
        <table:table-row table:style-name="ro1">
          <table:table-cell office:value-type="float" office:value="288915816" calcext:value-type="float">
            <text:p>288915816</text:p>
          </table:table-cell>
          <table:table-cell office:value-type="float" office:value="152657152" calcext:value-type="float">
            <text:p>152657152</text:p>
          </table:table-cell>
          <table:table-cell office:value-type="float" office:value="218707120" calcext:value-type="float">
            <text:p>218707120</text:p>
          </table:table-cell>
          <table:table-cell office:value-type="float" office:value="438482208" calcext:value-type="float">
            <text:p>438482208</text:p>
          </table:table-cell>
          <table:table-cell office:value-type="float" office:value="198510072" calcext:value-type="float">
            <text:p>198510072</text:p>
          </table:table-cell>
        </table:table-row>
        <table:table-row table:style-name="ro1">
          <table:table-cell office:value-type="float" office:value="288915816" calcext:value-type="float">
            <text:p>288915816</text:p>
          </table:table-cell>
          <table:table-cell office:value-type="float" office:value="153378384" calcext:value-type="float">
            <text:p>153378384</text:p>
          </table:table-cell>
          <table:table-cell office:value-type="float" office:value="233153776" calcext:value-type="float">
            <text:p>233153776</text:p>
          </table:table-cell>
          <table:table-cell office:value-type="float" office:value="448801248" calcext:value-type="float">
            <text:p>448801248</text:p>
          </table:table-cell>
          <table:table-cell office:value-type="float" office:value="209858376" calcext:value-type="float">
            <text:p>209858376</text:p>
          </table:table-cell>
        </table:table-row>
        <table:table-row table:style-name="ro1">
          <table:table-cell office:value-type="float" office:value="288915816" calcext:value-type="float">
            <text:p>288915816</text:p>
          </table:table-cell>
          <table:table-cell office:value-type="float" office:value="161893968" calcext:value-type="float">
            <text:p>161893968</text:p>
          </table:table-cell>
          <table:table-cell office:value-type="float" office:value="238313296" calcext:value-type="float">
            <text:p>238313296</text:p>
          </table:table-cell>
          <table:table-cell office:value-type="float" office:value="459120288" calcext:value-type="float">
            <text:p>459120288</text:p>
          </table:table-cell>
          <table:table-cell office:value-type="float" office:value="211152312" calcext:value-type="float">
            <text:p>211152312</text:p>
          </table:table-cell>
        </table:table-row>
        <table:table-row table:style-name="ro1">
          <table:table-cell office:value-type="float" office:value="288915816" calcext:value-type="float">
            <text:p>288915816</text:p>
          </table:table-cell>
          <table:table-cell office:value-type="float" office:value="168722208" calcext:value-type="float">
            <text:p>168722208</text:p>
          </table:table-cell>
          <table:table-cell office:value-type="float" office:value="249664240" calcext:value-type="float">
            <text:p>249664240</text:p>
          </table:table-cell>
          <table:table-cell office:value-type="float" office:value="465311712" calcext:value-type="float">
            <text:p>465311712</text:p>
          </table:table-cell>
          <table:table-cell office:value-type="float" office:value="211152312" calcext:value-type="float">
            <text:p>211152312</text:p>
          </table:table-cell>
        </table:table-row>
        <table:table-row table:style-name="ro1">
          <table:table-cell office:value-type="float" office:value="294205272" calcext:value-type="float">
            <text:p>294205272</text:p>
          </table:table-cell>
          <table:table-cell office:value-type="float" office:value="168722208" calcext:value-type="float">
            <text:p>168722208</text:p>
          </table:table-cell>
          <table:table-cell office:value-type="float" office:value="249664240" calcext:value-type="float">
            <text:p>249664240</text:p>
          </table:table-cell>
          <table:table-cell office:value-type="float" office:value="469439328" calcext:value-type="float">
            <text:p>469439328</text:p>
          </table:table-cell>
          <table:table-cell office:value-type="float" office:value="211856136" calcext:value-type="float">
            <text:p>211856136</text:p>
          </table:table-cell>
        </table:table-row>
        <table:table-row table:style-name="ro1">
          <table:table-cell office:value-type="float" office:value="297628104" calcext:value-type="float">
            <text:p>297628104</text:p>
          </table:table-cell>
          <table:table-cell office:value-type="float" office:value="168722208" calcext:value-type="float">
            <text:p>168722208</text:p>
          </table:table-cell>
          <table:table-cell office:value-type="float" office:value="253791856" calcext:value-type="float">
            <text:p>253791856</text:p>
          </table:table-cell>
          <table:table-cell office:value-type="float" office:value="481822176" calcext:value-type="float">
            <text:p>481822176</text:p>
          </table:table-cell>
          <table:table-cell office:value-type="float" office:value="215917224" calcext:value-type="float">
            <text:p>215917224</text:p>
          </table:table-cell>
        </table:table-row>
        <table:table-row table:style-name="ro1">
          <table:table-cell office:value-type="float" office:value="297628104" calcext:value-type="float">
            <text:p>297628104</text:p>
          </table:table-cell>
          <table:table-cell office:value-type="float" office:value="169885008" calcext:value-type="float">
            <text:p>169885008</text:p>
          </table:table-cell>
          <table:table-cell office:value-type="float" office:value="263078992" calcext:value-type="float">
            <text:p>263078992</text:p>
          </table:table-cell>
          <table:table-cell office:value-type="float" office:value="481822176" calcext:value-type="float">
            <text:p>481822176</text:p>
          </table:table-cell>
          <table:table-cell office:value-type="float" office:value="227658936" calcext:value-type="float">
            <text:p>227658936</text:p>
          </table:table-cell>
        </table:table-row>
        <table:table-row table:style-name="ro1">
          <table:table-cell office:value-type="float" office:value="302655288" calcext:value-type="float">
            <text:p>302655288</text:p>
          </table:table-cell>
          <table:table-cell office:value-type="float" office:value="185228832" calcext:value-type="float">
            <text:p>185228832</text:p>
          </table:table-cell>
          <table:table-cell office:value-type="float" office:value="279589456" calcext:value-type="float">
            <text:p>279589456</text:p>
          </table:table-cell>
          <table:table-cell office:value-type="float" office:value="501428352" calcext:value-type="float">
            <text:p>501428352</text:p>
          </table:table-cell>
          <table:table-cell office:value-type="float" office:value="227658936" calcext:value-type="float">
            <text:p>227658936</text:p>
          </table:table-cell>
        </table:table-row>
        <table:table-row table:style-name="ro1">
          <table:table-cell office:value-type="float" office:value="311498712" calcext:value-type="float">
            <text:p>311498712</text:p>
          </table:table-cell>
          <table:table-cell office:value-type="float" office:value="185228832" calcext:value-type="float">
            <text:p>185228832</text:p>
          </table:table-cell>
          <table:table-cell office:value-type="float" office:value="286812784" calcext:value-type="float">
            <text:p>286812784</text:p>
          </table:table-cell>
          <table:table-cell office:value-type="float" office:value="510715488" calcext:value-type="float">
            <text:p>510715488</text:p>
          </table:table-cell>
          <table:table-cell office:value-type="float" office:value="231016200" calcext:value-type="float">
            <text:p>231016200</text:p>
          </table:table-cell>
        </table:table-row>
        <table:table-row table:style-name="ro1">
          <table:table-cell office:value-type="float" office:value="314134728" calcext:value-type="float">
            <text:p>314134728</text:p>
          </table:table-cell>
          <table:table-cell office:value-type="float" office:value="185228832" calcext:value-type="float">
            <text:p>185228832</text:p>
          </table:table-cell>
          <table:table-cell office:value-type="float" office:value="296099920" calcext:value-type="float">
            <text:p>296099920</text:p>
          </table:table-cell>
          <table:table-cell office:value-type="float" office:value="515875008" calcext:value-type="float">
            <text:p>515875008</text:p>
          </table:table-cell>
          <table:table-cell office:value-type="float" office:value="233127656" calcext:value-type="float">
            <text:p>233127656</text:p>
          </table:table-cell>
        </table:table-row>
        <table:table-row table:style-name="ro1">
          <table:table-cell office:value-type="float" office:value="314134728" calcext:value-type="float">
            <text:p>314134728</text:p>
          </table:table-cell>
          <table:table-cell office:value-type="float" office:value="186457200" calcext:value-type="float">
            <text:p>186457200</text:p>
          </table:table-cell>
          <table:table-cell office:value-type="float" office:value="304355152" calcext:value-type="float">
            <text:p>304355152</text:p>
          </table:table-cell>
          <table:table-cell office:value-type="float" office:value="527225952" calcext:value-type="float">
            <text:p>527225952</text:p>
          </table:table-cell>
          <table:table-cell office:value-type="float" office:value="233127656" calcext:value-type="float">
            <text:p>233127656</text:p>
          </table:table-cell>
        </table:table-row>
        <table:table-row table:style-name="ro1">
          <table:table-cell office:value-type="float" office:value="317736824" calcext:value-type="float">
            <text:p>317736824</text:p>
          </table:table-cell>
          <table:table-cell office:value-type="float" office:value="186457200" calcext:value-type="float">
            <text:p>186457200</text:p>
          </table:table-cell>
          <table:table-cell office:value-type="float" office:value="312610384" calcext:value-type="float">
            <text:p>312610384</text:p>
          </table:table-cell>
          <table:table-cell office:value-type="float" office:value="530321664" calcext:value-type="float">
            <text:p>530321664</text:p>
          </table:table-cell>
          <table:table-cell office:value-type="float" office:value="233127656" calcext:value-type="float">
            <text:p>233127656</text:p>
          </table:table-cell>
        </table:table-row>
        <table:table-row table:style-name="ro1">
          <table:table-cell office:value-type="float" office:value="321929064" calcext:value-type="float">
            <text:p>321929064</text:p>
          </table:table-cell>
          <table:table-cell office:value-type="float" office:value="186457200" calcext:value-type="float">
            <text:p>186457200</text:p>
          </table:table-cell>
          <table:table-cell office:value-type="float" office:value="316738000" calcext:value-type="float">
            <text:p>316738000</text:p>
          </table:table-cell>
          <table:table-cell office:value-type="float" office:value="537544992" calcext:value-type="float">
            <text:p>537544992</text:p>
          </table:table-cell>
          <table:table-cell office:value-type="float" office:value="233127656" calcext:value-type="float">
            <text:p>233127656</text:p>
          </table:table-cell>
        </table:table-row>
        <table:table-row table:style-name="ro1">
          <table:table-cell office:value-type="float" office:value="321929064" calcext:value-type="float">
            <text:p>321929064</text:p>
          </table:table-cell>
          <table:table-cell office:value-type="float" office:value="186457200" calcext:value-type="float">
            <text:p>186457200</text:p>
          </table:table-cell>
          <table:table-cell office:value-type="float" office:value="329120848" calcext:value-type="float">
            <text:p>329120848</text:p>
          </table:table-cell>
          <table:table-cell office:value-type="float" office:value="543736416" calcext:value-type="float">
            <text:p>543736416</text:p>
          </table:table-cell>
          <table:table-cell office:value-type="float" office:value="233127656" calcext:value-type="float">
            <text:p>233127656</text:p>
          </table:table-cell>
        </table:table-row>
        <table:table-row table:style-name="ro1">
          <table:table-cell office:value-type="float" office:value="329544120" calcext:value-type="float">
            <text:p>329544120</text:p>
          </table:table-cell>
          <table:table-cell office:value-type="float" office:value="186457200" calcext:value-type="float">
            <text:p>186457200</text:p>
          </table:table-cell>
          <table:table-cell office:value-type="float" office:value="334280368" calcext:value-type="float">
            <text:p>334280368</text:p>
          </table:table-cell>
          <table:table-cell office:value-type="float" office:value="553023552" calcext:value-type="float">
            <text:p>553023552</text:p>
          </table:table-cell>
          <table:table-cell office:value-type="float" office:value="157639400" calcext:value-type="float">
            <text:p>157639400</text:p>
          </table:table-cell>
        </table:table-row>
        <table:table-row table:style-name="ro1">
          <table:table-cell office:value-type="float" office:value="330641352" calcext:value-type="float">
            <text:p>330641352</text:p>
          </table:table-cell>
          <table:table-cell office:value-type="float" office:value="157170800" calcext:value-type="float">
            <text:p>157170800</text:p>
          </table:table-cell>
          <table:table-cell office:value-type="float" office:value="345631312" calcext:value-type="float">
            <text:p>345631312</text:p>
          </table:table-cell>
          <table:table-cell office:value-type="float" office:value="560246880" calcext:value-type="float">
            <text:p>560246880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30641352" calcext:value-type="float">
            <text:p>330641352</text:p>
          </table:table-cell>
          <table:table-cell office:value-type="float" office:value="167103088" calcext:value-type="float">
            <text:p>167103088</text:p>
          </table:table-cell>
          <table:table-cell office:value-type="float" office:value="345631312" calcext:value-type="float">
            <text:p>345631312</text:p>
          </table:table-cell>
          <table:table-cell office:value-type="float" office:value="564374496" calcext:value-type="float">
            <text:p>56437449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30629864" calcext:value-type="float">
            <text:p>330629864</text:p>
          </table:table-cell>
          <table:table-cell office:value-type="float" office:value="170198800" calcext:value-type="float">
            <text:p>170198800</text:p>
          </table:table-cell>
          <table:table-cell office:value-type="float" office:value="348727024" calcext:value-type="float">
            <text:p>348727024</text:p>
          </table:table-cell>
          <table:table-cell office:value-type="float" office:value="568387424" calcext:value-type="float">
            <text:p>568387424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27844888" calcext:value-type="float">
            <text:p>227844888</text:p>
          </table:table-cell>
          <table:table-cell office:value-type="float" office:value="175358320" calcext:value-type="float">
            <text:p>175358320</text:p>
          </table:table-cell>
          <table:table-cell office:value-type="float" office:value="356982256" calcext:value-type="float">
            <text:p>356982256</text:p>
          </table:table-cell>
          <table:table-cell office:value-type="float" office:value="576116192" calcext:value-type="float">
            <text:p>576116192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34167368" calcext:value-type="float">
            <text:p>234167368</text:p>
          </table:table-cell>
          <table:table-cell office:value-type="float" office:value="180517840" calcext:value-type="float">
            <text:p>180517840</text:p>
          </table:table-cell>
          <table:table-cell office:value-type="float" office:value="362141776" calcext:value-type="float">
            <text:p>362141776</text:p>
          </table:table-cell>
          <table:table-cell office:value-type="float" office:value="576116192" calcext:value-type="float">
            <text:p>576116192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38294984" calcext:value-type="float">
            <text:p>238294984</text:p>
          </table:table-cell>
          <table:table-cell office:value-type="float" office:value="186709264" calcext:value-type="float">
            <text:p>186709264</text:p>
          </table:table-cell>
          <table:table-cell office:value-type="float" office:value="364205584" calcext:value-type="float">
            <text:p>364205584</text:p>
          </table:table-cell>
          <table:table-cell office:value-type="float" office:value="576116192" calcext:value-type="float">
            <text:p>576116192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42422600" calcext:value-type="float">
            <text:p>242422600</text:p>
          </table:table-cell>
          <table:table-cell office:value-type="float" office:value="186709264" calcext:value-type="float">
            <text:p>186709264</text:p>
          </table:table-cell>
          <table:table-cell office:value-type="float" office:value="373492720" calcext:value-type="float">
            <text:p>373492720</text:p>
          </table:table-cell>
          <table:table-cell office:value-type="float" office:value="576116192" calcext:value-type="float">
            <text:p>576116192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50677832" calcext:value-type="float">
            <text:p>250677832</text:p>
          </table:table-cell>
          <table:table-cell office:value-type="float" office:value="186709264" calcext:value-type="float">
            <text:p>186709264</text:p>
          </table:table-cell>
          <table:table-cell office:value-type="float" office:value="375556528" calcext:value-type="float">
            <text:p>375556528</text:p>
          </table:table-cell>
          <table:table-cell office:value-type="float" office:value="576312896" calcext:value-type="float">
            <text:p>57631289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56869256" calcext:value-type="float">
            <text:p>256869256</text:p>
          </table:table-cell>
          <table:table-cell office:value-type="float" office:value="192260976" calcext:value-type="float">
            <text:p>192260976</text:p>
          </table:table-cell>
          <table:table-cell office:value-type="float" office:value="385875568" calcext:value-type="float">
            <text:p>385875568</text:p>
          </table:table-cell>
          <table:table-cell office:value-type="float" office:value="585729008" calcext:value-type="float">
            <text:p>585729008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64092584" calcext:value-type="float">
            <text:p>264092584</text:p>
          </table:table-cell>
          <table:table-cell office:value-type="float" office:value="200579856" calcext:value-type="float">
            <text:p>200579856</text:p>
          </table:table-cell>
          <table:table-cell office:value-type="float" office:value="390003184" calcext:value-type="float">
            <text:p>390003184</text:p>
          </table:table-cell>
          <table:table-cell office:value-type="float" office:value="586236128" calcext:value-type="float">
            <text:p>586236128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70284008" calcext:value-type="float">
            <text:p>270284008</text:p>
          </table:table-cell>
          <table:table-cell office:value-type="float" office:value="202971024" calcext:value-type="float">
            <text:p>202971024</text:p>
          </table:table-cell>
          <table:table-cell office:value-type="float" office:value="396194608" calcext:value-type="float">
            <text:p>396194608</text:p>
          </table:table-cell>
          <table:table-cell office:value-type="float" office:value="586236128" calcext:value-type="float">
            <text:p>586236128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75443528" calcext:value-type="float">
            <text:p>275443528</text:p>
          </table:table-cell>
          <table:table-cell office:value-type="float" office:value="202971024" calcext:value-type="float">
            <text:p>202971024</text:p>
          </table:table-cell>
          <table:table-cell office:value-type="float" office:value="406513648" calcext:value-type="float">
            <text:p>406513648</text:p>
          </table:table-cell>
          <table:table-cell office:value-type="float" office:value="592622816" calcext:value-type="float">
            <text:p>59262281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75443528" calcext:value-type="float">
            <text:p>275443528</text:p>
          </table:table-cell>
          <table:table-cell office:value-type="float" office:value="202971024" calcext:value-type="float">
            <text:p>202971024</text:p>
          </table:table-cell>
          <table:table-cell office:value-type="float" office:value="409609360" calcext:value-type="float">
            <text:p>409609360</text:p>
          </table:table-cell>
          <table:table-cell office:value-type="float" office:value="593326640" calcext:value-type="float">
            <text:p>593326640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83698760" calcext:value-type="float">
            <text:p>283698760</text:p>
          </table:table-cell>
          <table:table-cell office:value-type="float" office:value="205803744" calcext:value-type="float">
            <text:p>205803744</text:p>
          </table:table-cell>
          <table:table-cell office:value-type="float" office:value="418896496" calcext:value-type="float">
            <text:p>418896496</text:p>
          </table:table-cell>
          <table:table-cell office:value-type="float" office:value="602611616" calcext:value-type="float">
            <text:p>60261161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91953992" calcext:value-type="float">
            <text:p>291953992</text:p>
          </table:table-cell>
          <table:table-cell office:value-type="float" office:value="215661408" calcext:value-type="float">
            <text:p>215661408</text:p>
          </table:table-cell>
          <table:table-cell office:value-type="float" office:value="423024112" calcext:value-type="float">
            <text:p>423024112</text:p>
          </table:table-cell>
          <table:table-cell office:value-type="float" office:value="602742752" calcext:value-type="float">
            <text:p>602742752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299177320" calcext:value-type="float">
            <text:p>299177320</text:p>
          </table:table-cell>
          <table:table-cell office:value-type="float" office:value="219477648" calcext:value-type="float">
            <text:p>219477648</text:p>
          </table:table-cell>
          <table:table-cell office:value-type="float" office:value="428183632" calcext:value-type="float">
            <text:p>428183632</text:p>
          </table:table-cell>
          <table:table-cell office:value-type="float" office:value="603774416" calcext:value-type="float">
            <text:p>60377441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08464456" calcext:value-type="float">
            <text:p>308464456</text:p>
          </table:table-cell>
          <table:table-cell office:value-type="float" office:value="219477648" calcext:value-type="float">
            <text:p>219477648</text:p>
          </table:table-cell>
          <table:table-cell office:value-type="float" office:value="436438864" calcext:value-type="float">
            <text:p>436438864</text:p>
          </table:table-cell>
          <table:table-cell office:value-type="float" office:value="609129440" calcext:value-type="float">
            <text:p>609129440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09823944" calcext:value-type="float">
            <text:p>309823944</text:p>
          </table:table-cell>
          <table:table-cell office:value-type="float" office:value="219477648" calcext:value-type="float">
            <text:p>219477648</text:p>
          </table:table-cell>
          <table:table-cell office:value-type="float" office:value="439534576" calcext:value-type="float">
            <text:p>439534576</text:p>
          </table:table-cell>
          <table:table-cell office:value-type="float" office:value="611896592" calcext:value-type="float">
            <text:p>611896592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14982264" calcext:value-type="float">
            <text:p>314982264</text:p>
          </table:table-cell>
          <table:table-cell office:value-type="float" office:value="219477648" calcext:value-type="float">
            <text:p>219477648</text:p>
          </table:table-cell>
          <table:table-cell office:value-type="float" office:value="439534576" calcext:value-type="float">
            <text:p>439534576</text:p>
          </table:table-cell>
          <table:table-cell office:value-type="float" office:value="619249376" calcext:value-type="float">
            <text:p>61924937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14982264" calcext:value-type="float">
            <text:p>314982264</text:p>
          </table:table-cell>
          <table:table-cell office:value-type="float" office:value="219477648" calcext:value-type="float">
            <text:p>219477648</text:p>
          </table:table-cell>
          <table:table-cell office:value-type="float" office:value="439534576" calcext:value-type="float">
            <text:p>439534576</text:p>
          </table:table-cell>
          <table:table-cell office:value-type="float" office:value="619249376" calcext:value-type="float">
            <text:p>61924937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19371192" calcext:value-type="float">
            <text:p>319371192</text:p>
          </table:table-cell>
          <table:table-cell office:value-type="float" office:value="219853632" calcext:value-type="float">
            <text:p>219853632</text:p>
          </table:table-cell>
          <table:table-cell office:value-type="float" office:value="448821712" calcext:value-type="float">
            <text:p>448821712</text:p>
          </table:table-cell>
          <table:table-cell office:value-type="float" office:value="619249376" calcext:value-type="float">
            <text:p>61924937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24660648" calcext:value-type="float">
            <text:p>324660648</text:p>
          </table:table-cell>
          <table:table-cell office:value-type="float" office:value="230432544" calcext:value-type="float">
            <text:p>230432544</text:p>
          </table:table-cell>
          <table:table-cell office:value-type="float" office:value="455013136" calcext:value-type="float">
            <text:p>455013136</text:p>
          </table:table-cell>
          <table:table-cell office:value-type="float" office:value="619249376" calcext:value-type="float">
            <text:p>61924937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24660648" calcext:value-type="float">
            <text:p>324660648</text:p>
          </table:table-cell>
          <table:table-cell office:value-type="float" office:value="236049840" calcext:value-type="float">
            <text:p>236049840</text:p>
          </table:table-cell>
          <table:table-cell office:value-type="float" office:value="462236464" calcext:value-type="float">
            <text:p>462236464</text:p>
          </table:table-cell>
          <table:table-cell office:value-type="float" office:value="625636064" calcext:value-type="float">
            <text:p>625636064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31488888" calcext:value-type="float">
            <text:p>331488888</text:p>
          </table:table-cell>
          <table:table-cell office:value-type="float" office:value="236049840" calcext:value-type="float">
            <text:p>236049840</text:p>
          </table:table-cell>
          <table:table-cell office:value-type="float" office:value="465332176" calcext:value-type="float">
            <text:p>465332176</text:p>
          </table:table-cell>
          <table:table-cell office:value-type="float" office:value="625636064" calcext:value-type="float">
            <text:p>625636064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37040616" calcext:value-type="float">
            <text:p>337040616</text:p>
          </table:table-cell>
          <table:table-cell office:value-type="float" office:value="236049840" calcext:value-type="float">
            <text:p>236049840</text:p>
          </table:table-cell>
          <table:table-cell office:value-type="float" office:value="472555504" calcext:value-type="float">
            <text:p>472555504</text:p>
          </table:table-cell>
          <table:table-cell office:value-type="float" office:value="247859536" calcext:value-type="float">
            <text:p>247859536</text:p>
          </table:table-cell>
          <table:table-cell office:value-type="float" office:value="160903976" calcext:value-type="float">
            <text:p>160903976</text:p>
          </table:table-cell>
        </table:table-row>
        <table:table-row table:style-name="ro1">
          <table:table-cell office:value-type="float" office:value="341167272" calcext:value-type="float">
            <text:p>341167272</text:p>
          </table:table-cell>
          <table:table-cell office:value-type="float" office:value="236049840" calcext:value-type="float">
            <text:p>236049840</text:p>
          </table:table-cell>
          <table:table-cell office:value-type="float" office:value="479778832" calcext:value-type="float">
            <text:p>479778832</text:p>
          </table:table-cell>
          <table:table-cell office:value-type="float" office:value="254801664" calcext:value-type="float">
            <text:p>254801664</text:p>
          </table:table-cell>
          <table:table-cell office:value-type="float" office:value="161935912" calcext:value-type="float">
            <text:p>161935912</text:p>
          </table:table-cell>
        </table:table-row>
        <table:table-row table:style-name="ro1">
          <table:table-cell office:value-type="float" office:value="341167272" calcext:value-type="float">
            <text:p>341167272</text:p>
          </table:table-cell>
          <table:table-cell office:value-type="float" office:value="247267008" calcext:value-type="float">
            <text:p>247267008</text:p>
          </table:table-cell>
          <table:table-cell office:value-type="float" office:value="484938352" calcext:value-type="float">
            <text:p>484938352</text:p>
          </table:table-cell>
          <table:table-cell office:value-type="float" office:value="255833568" calcext:value-type="float">
            <text:p>255833568</text:p>
          </table:table-cell>
          <table:table-cell office:value-type="float" office:value="174318760" calcext:value-type="float">
            <text:p>174318760</text:p>
          </table:table-cell>
        </table:table-row>
        <table:table-row table:style-name="ro1">
          <table:table-cell office:value-type="float" office:value="345228360" calcext:value-type="float">
            <text:p>345228360</text:p>
          </table:table-cell>
          <table:table-cell office:value-type="float" office:value="252556464" calcext:value-type="float">
            <text:p>252556464</text:p>
          </table:table-cell>
          <table:table-cell office:value-type="float" office:value="493193584" calcext:value-type="float">
            <text:p>493193584</text:p>
          </table:table-cell>
          <table:table-cell office:value-type="float" office:value="267184512" calcext:value-type="float">
            <text:p>267184512</text:p>
          </table:table-cell>
          <table:table-cell office:value-type="float" office:value="174318760" calcext:value-type="float">
            <text:p>174318760</text:p>
          </table:table-cell>
        </table:table-row>
        <table:table-row table:style-name="ro1">
          <table:table-cell office:value-type="float" office:value="347995512" calcext:value-type="float">
            <text:p>347995512</text:p>
          </table:table-cell>
          <table:table-cell office:value-type="float" office:value="252556464" calcext:value-type="float">
            <text:p>252556464</text:p>
          </table:table-cell>
          <table:table-cell office:value-type="float" office:value="498353104" calcext:value-type="float">
            <text:p>498353104</text:p>
          </table:table-cell>
          <table:table-cell office:value-type="float" office:value="272344032" calcext:value-type="float">
            <text:p>272344032</text:p>
          </table:table-cell>
          <table:table-cell office:value-type="float" office:value="178446376" calcext:value-type="float">
            <text:p>178446376</text:p>
          </table:table-cell>
        </table:table-row>
        <table:table-row table:style-name="ro1">
          <table:table-cell office:value-type="float" office:value="351615048" calcext:value-type="float">
            <text:p>351615048</text:p>
          </table:table-cell>
          <table:table-cell office:value-type="float" office:value="252497456" calcext:value-type="float">
            <text:p>252497456</text:p>
          </table:table-cell>
          <table:table-cell office:value-type="float" office:value="514863568" calcext:value-type="float">
            <text:p>514863568</text:p>
          </table:table-cell>
          <table:table-cell office:value-type="float" office:value="288854496" calcext:value-type="float">
            <text:p>288854496</text:p>
          </table:table-cell>
          <table:table-cell office:value-type="float" office:value="190829224" calcext:value-type="float">
            <text:p>190829224</text:p>
          </table:table-cell>
        </table:table-row>
        <table:table-row table:style-name="ro1">
          <table:table-cell office:value-type="float" office:value="357673896" calcext:value-type="float">
            <text:p>357673896</text:p>
          </table:table-cell>
          <table:table-cell office:value-type="float" office:value="193096760" calcext:value-type="float">
            <text:p>193096760</text:p>
          </table:table-cell>
          <table:table-cell office:value-type="float" office:value="525182608" calcext:value-type="float">
            <text:p>525182608</text:p>
          </table:table-cell>
          <table:table-cell office:value-type="float" office:value="288854496" calcext:value-type="float">
            <text:p>288854496</text:p>
          </table:table-cell>
          <table:table-cell office:value-type="float" office:value="190829224" calcext:value-type="float">
            <text:p>190829224</text:p>
          </table:table-cell>
        </table:table-row>
        <table:table-row table:style-name="ro1">
          <table:table-cell office:value-type="float" office:value="362963352" calcext:value-type="float">
            <text:p>362963352</text:p>
          </table:table-cell>
          <table:table-cell office:value-type="float" office:value="203207776" calcext:value-type="float">
            <text:p>203207776</text:p>
          </table:table-cell>
          <table:table-cell office:value-type="float" office:value="531374032" calcext:value-type="float">
            <text:p>531374032</text:p>
          </table:table-cell>
          <table:table-cell office:value-type="float" office:value="296077824" calcext:value-type="float">
            <text:p>296077824</text:p>
          </table:table-cell>
          <table:table-cell office:value-type="float" office:value="195988744" calcext:value-type="float">
            <text:p>195988744</text:p>
          </table:table-cell>
        </table:table-row>
        <table:table-row table:style-name="ro1">
          <table:table-cell office:value-type="float" office:value="364502136" calcext:value-type="float">
            <text:p>364502136</text:p>
          </table:table-cell>
          <table:table-cell office:value-type="float" office:value="207335392" calcext:value-type="float">
            <text:p>207335392</text:p>
          </table:table-cell>
          <table:table-cell office:value-type="float" office:value="531374032" calcext:value-type="float">
            <text:p>531374032</text:p>
          </table:table-cell>
          <table:table-cell office:value-type="float" office:value="302269248" calcext:value-type="float">
            <text:p>302269248</text:p>
          </table:table-cell>
          <table:table-cell office:value-type="float" office:value="207339688" calcext:value-type="float">
            <text:p>207339688</text:p>
          </table:table-cell>
        </table:table-row>
        <table:table-row table:style-name="ro1">
          <table:table-cell office:value-type="float" office:value="364502136" calcext:value-type="float">
            <text:p>364502136</text:p>
          </table:table-cell>
          <table:table-cell office:value-type="float" office:value="212494912" calcext:value-type="float">
            <text:p>212494912</text:p>
          </table:table-cell>
          <table:table-cell office:value-type="float" office:value="539629264" calcext:value-type="float">
            <text:p>539629264</text:p>
          </table:table-cell>
          <table:table-cell office:value-type="float" office:value="308460672" calcext:value-type="float">
            <text:p>308460672</text:p>
          </table:table-cell>
          <table:table-cell office:value-type="float" office:value="214563016" calcext:value-type="float">
            <text:p>214563016</text:p>
          </table:table-cell>
        </table:table-row>
        <table:table-row table:style-name="ro1">
          <table:table-cell office:value-type="float" office:value="364486136" calcext:value-type="float">
            <text:p>364486136</text:p>
          </table:table-cell>
          <table:table-cell office:value-type="float" office:value="222813952" calcext:value-type="float">
            <text:p>222813952</text:p>
          </table:table-cell>
          <table:table-cell office:value-type="float" office:value="547884496" calcext:value-type="float">
            <text:p>547884496</text:p>
          </table:table-cell>
          <table:table-cell office:value-type="float" office:value="315684000" calcext:value-type="float">
            <text:p>315684000</text:p>
          </table:table-cell>
          <table:table-cell office:value-type="float" office:value="223850152" calcext:value-type="float">
            <text:p>223850152</text:p>
          </table:table-cell>
        </table:table-row>
        <table:table-row table:style-name="ro1">
          <table:table-cell office:value-type="float" office:value="191912840" calcext:value-type="float">
            <text:p>191912840</text:p>
          </table:table-cell>
          <table:table-cell office:value-type="float" office:value="223845856" calcext:value-type="float">
            <text:p>223845856</text:p>
          </table:table-cell>
          <table:table-cell office:value-type="float" office:value="547884496" calcext:value-type="float">
            <text:p>547884496</text:p>
          </table:table-cell>
          <table:table-cell office:value-type="float" office:value="321875424" calcext:value-type="float">
            <text:p>321875424</text:p>
          </table:table-cell>
          <table:table-cell office:value-type="float" office:value="227977768" calcext:value-type="float">
            <text:p>227977768</text:p>
          </table:table-cell>
        </table:table-row>
        <table:table-row table:style-name="ro1">
          <table:table-cell office:value-type="float" office:value="194953240" calcext:value-type="float">
            <text:p>194953240</text:p>
          </table:table-cell>
          <table:table-cell office:value-type="float" office:value="227973472" calcext:value-type="float">
            <text:p>227973472</text:p>
          </table:table-cell>
          <table:table-cell office:value-type="float" office:value="547884496" calcext:value-type="float">
            <text:p>547884496</text:p>
          </table:table-cell>
          <table:table-cell office:value-type="float" office:value="330130656" calcext:value-type="float">
            <text:p>330130656</text:p>
          </table:table-cell>
          <table:table-cell office:value-type="float" office:value="229009672" calcext:value-type="float">
            <text:p>229009672</text:p>
          </table:table-cell>
        </table:table-row>
        <table:table-row table:style-name="ro1">
          <table:table-cell office:value-type="float" office:value="198048952" calcext:value-type="float">
            <text:p>198048952</text:p>
          </table:table-cell>
          <table:table-cell office:value-type="float" office:value="235196800" calcext:value-type="float">
            <text:p>235196800</text:p>
          </table:table-cell>
          <table:table-cell office:value-type="float" office:value="551569584" calcext:value-type="float">
            <text:p>551569584</text:p>
          </table:table-cell>
          <table:table-cell office:value-type="float" office:value="338385888" calcext:value-type="float">
            <text:p>338385888</text:p>
          </table:table-cell>
          <table:table-cell office:value-type="float" office:value="235201096" calcext:value-type="float">
            <text:p>235201096</text:p>
          </table:table-cell>
        </table:table-row>
        <table:table-row table:style-name="ro1">
          <table:table-cell office:value-type="float" office:value="204240376" calcext:value-type="float">
            <text:p>204240376</text:p>
          </table:table-cell>
          <table:table-cell office:value-type="float" office:value="240356320" calcext:value-type="float">
            <text:p>240356320</text:p>
          </table:table-cell>
          <table:table-cell office:value-type="float" office:value="556089648" calcext:value-type="float">
            <text:p>556089648</text:p>
          </table:table-cell>
          <table:table-cell office:value-type="float" office:value="346641120" calcext:value-type="float">
            <text:p>346641120</text:p>
          </table:table-cell>
          <table:table-cell office:value-type="float" office:value="240360616" calcext:value-type="float">
            <text:p>240360616</text:p>
          </table:table-cell>
        </table:table-row>
        <table:table-row table:style-name="ro1">
          <table:table-cell office:value-type="float" office:value="211463704" calcext:value-type="float">
            <text:p>211463704</text:p>
          </table:table-cell>
          <table:table-cell office:value-type="float" office:value="244483936" calcext:value-type="float">
            <text:p>244483936</text:p>
          </table:table-cell>
          <table:table-cell office:value-type="float" office:value="556089648" calcext:value-type="float">
            <text:p>556089648</text:p>
          </table:table-cell>
          <table:table-cell office:value-type="float" office:value="353864448" calcext:value-type="float">
            <text:p>353864448</text:p>
          </table:table-cell>
          <table:table-cell office:value-type="float" office:value="240360616" calcext:value-type="float">
            <text:p>240360616</text:p>
          </table:table-cell>
        </table:table-row>
        <table:table-row table:style-name="ro1">
          <table:table-cell office:value-type="float" office:value="218687032" calcext:value-type="float">
            <text:p>218687032</text:p>
          </table:table-cell>
          <table:table-cell office:value-type="float" office:value="255834880" calcext:value-type="float">
            <text:p>255834880</text:p>
          </table:table-cell>
          <table:table-cell office:value-type="float" office:value="559232800" calcext:value-type="float">
            <text:p>559232800</text:p>
          </table:table-cell>
          <table:table-cell office:value-type="float" office:value="359023968" calcext:value-type="float">
            <text:p>359023968</text:p>
          </table:table-cell>
          <table:table-cell office:value-type="float" office:value="245077368" calcext:value-type="float">
            <text:p>245077368</text:p>
          </table:table-cell>
        </table:table-row>
        <table:table-row table:style-name="ro1">
          <table:table-cell office:value-type="float" office:value="227974168" calcext:value-type="float">
            <text:p>227974168</text:p>
          </table:table-cell>
          <table:table-cell office:value-type="float" office:value="258930592" calcext:value-type="float">
            <text:p>258930592</text:p>
          </table:table-cell>
          <table:table-cell office:value-type="float" office:value="564391120" calcext:value-type="float">
            <text:p>564391120</text:p>
          </table:table-cell>
          <table:table-cell office:value-type="float" office:value="365215392" calcext:value-type="float">
            <text:p>365215392</text:p>
          </table:table-cell>
          <table:table-cell office:value-type="float" office:value="249072888" calcext:value-type="float">
            <text:p>249072888</text:p>
          </table:table-cell>
        </table:table-row>
        <table:table-row table:style-name="ro1">
          <table:table-cell office:value-type="float" office:value="231069880" calcext:value-type="float">
            <text:p>231069880</text:p>
          </table:table-cell>
          <table:table-cell office:value-type="float" office:value="270281536" calcext:value-type="float">
            <text:p>270281536</text:p>
          </table:table-cell>
          <table:table-cell office:value-type="float" office:value="564391120" calcext:value-type="float">
            <text:p>564391120</text:p>
          </table:table-cell>
          <table:table-cell office:value-type="float" office:value="371406816" calcext:value-type="float">
            <text:p>371406816</text:p>
          </table:table-cell>
          <table:table-cell office:value-type="float" office:value="256687944" calcext:value-type="float">
            <text:p>256687944</text:p>
          </table:table-cell>
        </table:table-row>
        <table:table-row table:style-name="ro1">
          <table:table-cell office:value-type="float" office:value="240357016" calcext:value-type="float">
            <text:p>240357016</text:p>
          </table:table-cell>
          <table:table-cell office:value-type="float" office:value="273377248" calcext:value-type="float">
            <text:p>273377248</text:p>
          </table:table-cell>
          <table:table-cell office:value-type="float" office:value="571433472" calcext:value-type="float">
            <text:p>571433472</text:p>
          </table:table-cell>
          <table:table-cell office:value-type="float" office:value="379662048" calcext:value-type="float">
            <text:p>379662048</text:p>
          </table:table-cell>
          <table:table-cell office:value-type="float" office:value="256687944" calcext:value-type="float">
            <text:p>256687944</text:p>
          </table:table-cell>
        </table:table-row>
        <table:table-row table:style-name="ro1">
          <table:table-cell office:value-type="float" office:value="244484632" calcext:value-type="float">
            <text:p>244484632</text:p>
          </table:table-cell>
          <table:table-cell office:value-type="float" office:value="277504864" calcext:value-type="float">
            <text:p>277504864</text:p>
          </table:table-cell>
          <table:table-cell office:value-type="float" office:value="572596272" calcext:value-type="float">
            <text:p>572596272</text:p>
          </table:table-cell>
          <table:table-cell office:value-type="float" office:value="379662048" calcext:value-type="float">
            <text:p>379662048</text:p>
          </table:table-cell>
          <table:table-cell office:value-type="float" office:value="256687944" calcext:value-type="float">
            <text:p>256687944</text:p>
          </table:table-cell>
        </table:table-row>
        <table:table-row table:style-name="ro1">
          <table:table-cell office:value-type="float" office:value="251707960" calcext:value-type="float">
            <text:p>251707960</text:p>
          </table:table-cell>
          <table:table-cell office:value-type="float" office:value="278536768" calcext:value-type="float">
            <text:p>278536768</text:p>
          </table:table-cell>
          <table:table-cell office:value-type="float" office:value="574773312" calcext:value-type="float">
            <text:p>574773312</text:p>
          </table:table-cell>
          <table:table-cell office:value-type="float" office:value="384821568" calcext:value-type="float">
            <text:p>384821568</text:p>
          </table:table-cell>
          <table:table-cell office:value-type="float" office:value="261583992" calcext:value-type="float">
            <text:p>261583992</text:p>
          </table:table-cell>
        </table:table-row>
        <table:table-row table:style-name="ro1">
          <table:table-cell office:value-type="float" office:value="260995096" calcext:value-type="float">
            <text:p>260995096</text:p>
          </table:table-cell>
          <table:table-cell office:value-type="float" office:value="289887712" calcext:value-type="float">
            <text:p>289887712</text:p>
          </table:table-cell>
          <table:table-cell office:value-type="float" office:value="580897744" calcext:value-type="float">
            <text:p>580897744</text:p>
          </table:table-cell>
          <table:table-cell office:value-type="float" office:value="391012992" calcext:value-type="float">
            <text:p>391012992</text:p>
          </table:table-cell>
          <table:table-cell office:value-type="float" office:value="263647320" calcext:value-type="float">
            <text:p>263647320</text:p>
          </table:table-cell>
        </table:table-row>
        <table:table-row table:style-name="ro1">
          <table:table-cell office:value-type="float" office:value="264090808" calcext:value-type="float">
            <text:p>264090808</text:p>
          </table:table-cell>
          <table:table-cell office:value-type="float" office:value="294015328" calcext:value-type="float">
            <text:p>294015328</text:p>
          </table:table-cell>
          <table:table-cell office:value-type="float" office:value="580897744" calcext:value-type="float">
            <text:p>580897744</text:p>
          </table:table-cell>
          <table:table-cell office:value-type="float" office:value="396172512" calcext:value-type="float">
            <text:p>396172512</text:p>
          </table:table-cell>
          <table:table-cell office:value-type="float" office:value="273194568" calcext:value-type="float">
            <text:p>273194568</text:p>
          </table:table-cell>
        </table:table-row>
        <table:table-row table:style-name="ro1">
          <table:table-cell office:value-type="float" office:value="275441752" calcext:value-type="float">
            <text:p>275441752</text:p>
          </table:table-cell>
          <table:table-cell office:value-type="float" office:value="304334368" calcext:value-type="float">
            <text:p>304334368</text:p>
          </table:table-cell>
          <table:table-cell office:value-type="float" office:value="589102896" calcext:value-type="float">
            <text:p>589102896</text:p>
          </table:table-cell>
          <table:table-cell office:value-type="float" office:value="403395840" calcext:value-type="float">
            <text:p>403395840</text:p>
          </table:table-cell>
          <table:table-cell office:value-type="float" office:value="273194568" calcext:value-type="float">
            <text:p>273194568</text:p>
          </table:table-cell>
        </table:table-row>
        <table:table-row table:style-name="ro1">
          <table:table-cell office:value-type="float" office:value="277505560" calcext:value-type="float">
            <text:p>277505560</text:p>
          </table:table-cell>
          <table:table-cell office:value-type="float" office:value="310525792" calcext:value-type="float">
            <text:p>310525792</text:p>
          </table:table-cell>
          <table:table-cell office:value-type="float" office:value="589102896" calcext:value-type="float">
            <text:p>589102896</text:p>
          </table:table-cell>
          <table:table-cell office:value-type="float" office:value="412682976" calcext:value-type="float">
            <text:p>412682976</text:p>
          </table:table-cell>
          <table:table-cell office:value-type="float" office:value="273194568" calcext:value-type="float">
            <text:p>273194568</text:p>
          </table:table-cell>
        </table:table-row>
        <table:table-row table:style-name="ro1">
          <table:table-cell office:value-type="float" office:value="279569368" calcext:value-type="float">
            <text:p>279569368</text:p>
          </table:table-cell>
          <table:table-cell office:value-type="float" office:value="312589600" calcext:value-type="float">
            <text:p>312589600</text:p>
          </table:table-cell>
          <table:table-cell office:value-type="float" office:value="589102896" calcext:value-type="float">
            <text:p>589102896</text:p>
          </table:table-cell>
          <table:table-cell office:value-type="float" office:value="419906304" calcext:value-type="float">
            <text:p>419906304</text:p>
          </table:table-cell>
          <table:table-cell office:value-type="float" office:value="278090616" calcext:value-type="float">
            <text:p>278090616</text:p>
          </table:table-cell>
        </table:table-row>
        <table:table-row table:style-name="ro1">
          <table:table-cell office:value-type="float" office:value="286153224" calcext:value-type="float">
            <text:p>286153224</text:p>
          </table:table-cell>
          <table:table-cell office:value-type="float" office:value="317749120" calcext:value-type="float">
            <text:p>317749120</text:p>
          </table:table-cell>
          <table:table-cell office:value-type="float" office:value="597404368" calcext:value-type="float">
            <text:p>597404368</text:p>
          </table:table-cell>
          <table:table-cell office:value-type="float" office:value="429193440" calcext:value-type="float">
            <text:p>429193440</text:p>
          </table:table-cell>
          <table:table-cell office:value-type="float" office:value="278090616" calcext:value-type="float">
            <text:p>278090616</text:p>
          </table:table-cell>
        </table:table-row>
        <table:table-row table:style-name="ro1">
          <table:table-cell office:value-type="float" office:value="293506008" calcext:value-type="float">
            <text:p>293506008</text:p>
          </table:table-cell>
          <table:table-cell office:value-type="float" office:value="322908640" calcext:value-type="float">
            <text:p>322908640</text:p>
          </table:table-cell>
          <table:table-cell office:value-type="float" office:value="597404368" calcext:value-type="float">
            <text:p>597404368</text:p>
          </table:table-cell>
          <table:table-cell office:value-type="float" office:value="436416768" calcext:value-type="float">
            <text:p>436416768</text:p>
          </table:table-cell>
          <table:table-cell office:value-type="float" office:value="278090616" calcext:value-type="float">
            <text:p>278090616</text:p>
          </table:table-cell>
        </table:table-row>
        <table:table-row table:style-name="ro1">
          <table:table-cell office:value-type="float" office:value="293899416" calcext:value-type="float">
            <text:p>293899416</text:p>
          </table:table-cell>
          <table:table-cell office:value-type="float" office:value="327036256" calcext:value-type="float">
            <text:p>327036256</text:p>
          </table:table-cell>
          <table:table-cell office:value-type="float" office:value="602186688" calcext:value-type="float">
            <text:p>602186688</text:p>
          </table:table-cell>
          <table:table-cell office:value-type="float" office:value="445703904" calcext:value-type="float">
            <text:p>445703904</text:p>
          </table:table-cell>
          <table:table-cell office:value-type="float" office:value="278090616" calcext:value-type="float">
            <text:p>278090616</text:p>
          </table:table-cell>
        </table:table-row>
        <table:table-row table:style-name="ro1">
          <table:table-cell office:value-type="float" office:value="293899416" calcext:value-type="float">
            <text:p>293899416</text:p>
          </table:table-cell>
          <table:table-cell office:value-type="float" office:value="337355296" calcext:value-type="float">
            <text:p>337355296</text:p>
          </table:table-cell>
          <table:table-cell office:value-type="float" office:value="605657680" calcext:value-type="float">
            <text:p>605657680</text:p>
          </table:table-cell>
          <table:table-cell office:value-type="float" office:value="452927232" calcext:value-type="float">
            <text:p>452927232</text:p>
          </table:table-cell>
          <table:table-cell office:value-type="float" office:value="281382312" calcext:value-type="float">
            <text:p>281382312</text:p>
          </table:table-cell>
        </table:table-row>
        <table:table-row table:style-name="ro1">
          <table:table-cell office:value-type="float" office:value="293964984" calcext:value-type="float">
            <text:p>293964984</text:p>
          </table:table-cell>
          <table:table-cell office:value-type="float" office:value="343546720" calcext:value-type="float">
            <text:p>343546720</text:p>
          </table:table-cell>
          <table:table-cell office:value-type="float" office:value="175936928" calcext:value-type="float">
            <text:p>175936928</text:p>
          </table:table-cell>
          <table:table-cell office:value-type="float" office:value="459118656" calcext:value-type="float">
            <text:p>459118656</text:p>
          </table:table-cell>
          <table:table-cell office:value-type="float" office:value="160673912" calcext:value-type="float">
            <text:p>160673912</text:p>
          </table:table-cell>
        </table:table-row>
        <table:table-row table:style-name="ro1">
          <table:table-cell office:value-type="float" office:value="297501528" calcext:value-type="float">
            <text:p>297501528</text:p>
          </table:table-cell>
          <table:table-cell office:value-type="float" office:value="343546720" calcext:value-type="float">
            <text:p>343546720</text:p>
          </table:table-cell>
          <table:table-cell office:value-type="float" office:value="179481568" calcext:value-type="float">
            <text:p>179481568</text:p>
          </table:table-cell>
          <table:table-cell office:value-type="float" office:value="462214368" calcext:value-type="float">
            <text:p>462214368</text:p>
          </table:table-cell>
          <table:table-cell office:value-type="float" office:value="168133816" calcext:value-type="float">
            <text:p>168133816</text:p>
          </table:table-cell>
        </table:table-row>
        <table:table-row table:style-name="ro1">
          <table:table-cell office:value-type="float" office:value="306213816" calcext:value-type="float">
            <text:p>306213816</text:p>
          </table:table-cell>
          <table:table-cell office:value-type="float" office:value="348967296" calcext:value-type="float">
            <text:p>348967296</text:p>
          </table:table-cell>
          <table:table-cell office:value-type="float" office:value="184641088" calcext:value-type="float">
            <text:p>184641088</text:p>
          </table:table-cell>
          <table:table-cell office:value-type="float" office:value="469437696" calcext:value-type="float">
            <text:p>469437696</text:p>
          </table:table-cell>
          <table:table-cell office:value-type="float" office:value="173293336" calcext:value-type="float">
            <text:p>173293336</text:p>
          </table:table-cell>
        </table:table-row>
        <table:table-row table:style-name="ro1">
          <table:table-cell office:value-type="float" office:value="310406040" calcext:value-type="float">
            <text:p>310406040</text:p>
          </table:table-cell>
          <table:table-cell office:value-type="float" office:value="357810720" calcext:value-type="float">
            <text:p>357810720</text:p>
          </table:table-cell>
          <table:table-cell office:value-type="float" office:value="184641088" calcext:value-type="float">
            <text:p>184641088</text:p>
          </table:table-cell>
          <table:table-cell office:value-type="float" office:value="469437696" calcext:value-type="float">
            <text:p>469437696</text:p>
          </table:table-cell>
          <table:table-cell office:value-type="float" office:value="174325240" calcext:value-type="float">
            <text:p>174325240</text:p>
          </table:table-cell>
        </table:table-row>
        <table:table-row table:style-name="ro1">
          <table:table-cell office:value-type="float" office:value="310406040" calcext:value-type="float">
            <text:p>310406040</text:p>
          </table:table-cell>
          <table:table-cell office:value-type="float" office:value="359480640" calcext:value-type="float">
            <text:p>359480640</text:p>
          </table:table-cell>
          <table:table-cell office:value-type="float" office:value="187736800" calcext:value-type="float">
            <text:p>187736800</text:p>
          </table:table-cell>
          <table:table-cell office:value-type="float" office:value="473565312" calcext:value-type="float">
            <text:p>473565312</text:p>
          </table:table-cell>
          <table:table-cell office:value-type="float" office:value="185676184" calcext:value-type="float">
            <text:p>185676184</text:p>
          </table:table-cell>
        </table:table-row>
        <table:table-row table:style-name="ro1">
          <table:table-cell office:value-type="float" office:value="310406040" calcext:value-type="float">
            <text:p>310406040</text:p>
          </table:table-cell>
          <table:table-cell office:value-type="float" office:value="359480640" calcext:value-type="float">
            <text:p>359480640</text:p>
          </table:table-cell>
          <table:table-cell office:value-type="float" office:value="190832512" calcext:value-type="float">
            <text:p>190832512</text:p>
          </table:table-cell>
          <table:table-cell office:value-type="float" office:value="478413440" calcext:value-type="float">
            <text:p>478413440</text:p>
          </table:table-cell>
          <table:table-cell office:value-type="float" office:value="189803800" calcext:value-type="float">
            <text:p>189803800</text:p>
          </table:table-cell>
        </table:table-row>
        <table:table-row table:style-name="ro1">
          <table:table-cell office:value-type="float" office:value="314008152" calcext:value-type="float">
            <text:p>314008152</text:p>
          </table:table-cell>
          <table:table-cell office:value-type="float" office:value="361412832" calcext:value-type="float">
            <text:p>361412832</text:p>
          </table:table-cell>
          <table:table-cell office:value-type="float" office:value="190832512" calcext:value-type="float">
            <text:p>190832512</text:p>
          </table:table-cell>
          <table:table-cell office:value-type="float" office:value="485372816" calcext:value-type="float">
            <text:p>485372816</text:p>
          </table:table-cell>
          <table:table-cell office:value-type="float" office:value="189803800" calcext:value-type="float">
            <text:p>189803800</text:p>
          </table:table-cell>
        </table:table-row>
        <table:table-row table:style-name="ro1">
          <table:table-cell office:value-type="float" office:value="321868040" calcext:value-type="float">
            <text:p>321868040</text:p>
          </table:table-cell>
          <table:table-cell office:value-type="float" office:value="361412832" calcext:value-type="float">
            <text:p>361412832</text:p>
          </table:table-cell>
          <table:table-cell office:value-type="float" office:value="202183456" calcext:value-type="float">
            <text:p>202183456</text:p>
          </table:table-cell>
          <table:table-cell office:value-type="float" office:value="485372816" calcext:value-type="float">
            <text:p>485372816</text:p>
          </table:table-cell>
          <table:table-cell office:value-type="float" office:value="189803800" calcext:value-type="float">
            <text:p>189803800</text:p>
          </table:table-cell>
        </table:table-row>
        <table:table-row table:style-name="ro1">
          <table:table-cell office:value-type="float" office:value="321868040" calcext:value-type="float">
            <text:p>321868040</text:p>
          </table:table-cell>
          <table:table-cell office:value-type="float" office:value="361412832" calcext:value-type="float">
            <text:p>361412832</text:p>
          </table:table-cell>
          <table:table-cell office:value-type="float" office:value="207342976" calcext:value-type="float">
            <text:p>207342976</text:p>
          </table:table-cell>
          <table:table-cell office:value-type="float" office:value="485372816" calcext:value-type="float">
            <text:p>485372816</text:p>
          </table:table-cell>
          <table:table-cell office:value-type="float" office:value="189803800" calcext:value-type="float">
            <text:p>189803800</text:p>
          </table:table-cell>
        </table:table-row>
        <table:table-row table:style-name="ro1">
          <table:table-cell office:value-type="float" office:value="321868040" calcext:value-type="float">
            <text:p>321868040</text:p>
          </table:table-cell>
          <table:table-cell office:value-type="float" office:value="361412832" calcext:value-type="float">
            <text:p>361412832</text:p>
          </table:table-cell>
          <table:table-cell office:value-type="float" office:value="211470592" calcext:value-type="float">
            <text:p>211470592</text:p>
          </table:table-cell>
          <table:table-cell office:value-type="float" office:value="488926784" calcext:value-type="float">
            <text:p>488926784</text:p>
          </table:table-cell>
          <table:table-cell office:value-type="float" office:value="193423320" calcext:value-type="float">
            <text:p>193423320</text:p>
          </table:table-cell>
        </table:table-row>
        <table:table-row table:style-name="ro1">
          <table:table-cell office:value-type="float" office:value="321868040" calcext:value-type="float">
            <text:p>321868040</text:p>
          </table:table-cell>
          <table:table-cell office:value-type="float" office:value="361412832" calcext:value-type="float">
            <text:p>361412832</text:p>
          </table:table-cell>
          <table:table-cell office:value-type="float" office:value="223853440" calcext:value-type="float">
            <text:p>223853440</text:p>
          </table:table-cell>
          <table:table-cell office:value-type="float" office:value="490662272" calcext:value-type="float">
            <text:p>490662272</text:p>
          </table:table-cell>
          <table:table-cell office:value-type="float" office:value="199285464" calcext:value-type="float">
            <text:p>199285464</text:p>
          </table:table-cell>
        </table:table-row>
        <table:table-row table:style-name="ro1">
          <table:table-cell office:value-type="float" office:value="148520888" calcext:value-type="float">
            <text:p>148520888</text:p>
          </table:table-cell>
          <table:table-cell office:value-type="float" office:value="366767856" calcext:value-type="float">
            <text:p>366767856</text:p>
          </table:table-cell>
          <table:table-cell office:value-type="float" office:value="223853440" calcext:value-type="float">
            <text:p>223853440</text:p>
          </table:table-cell>
          <table:table-cell office:value-type="float" office:value="498015056" calcext:value-type="float">
            <text:p>498015056</text:p>
          </table:table-cell>
          <table:table-cell office:value-type="float" office:value="205606584" calcext:value-type="float">
            <text:p>205606584</text:p>
          </table:table-cell>
        </table:table-row>
        <table:table-row table:style-name="ro1">
          <table:table-cell office:value-type="float" office:value="154712344" calcext:value-type="float">
            <text:p>154712344</text:p>
          </table:table-cell>
          <table:table-cell office:value-type="float" office:value="377919456" calcext:value-type="float">
            <text:p>377919456</text:p>
          </table:table-cell>
          <table:table-cell office:value-type="float" office:value="244491520" calcext:value-type="float">
            <text:p>244491520</text:p>
          </table:table-cell>
          <table:table-cell office:value-type="float" office:value="501879440" calcext:value-type="float">
            <text:p>501879440</text:p>
          </table:table-cell>
          <table:table-cell office:value-type="float" office:value="205606584" calcext:value-type="float">
            <text:p>205606584</text:p>
          </table:table-cell>
        </table:table-row>
        <table:table-row table:style-name="ro1">
          <table:table-cell office:value-type="float" office:value="171222808" calcext:value-type="float">
            <text:p>171222808</text:p>
          </table:table-cell>
          <table:table-cell office:value-type="float" office:value="389398896" calcext:value-type="float">
            <text:p>389398896</text:p>
          </table:table-cell>
          <table:table-cell office:value-type="float" office:value="261001984" calcext:value-type="float">
            <text:p>261001984</text:p>
          </table:table-cell>
          <table:table-cell office:value-type="float" office:value="516781712" calcext:value-type="float">
            <text:p>516781712</text:p>
          </table:table-cell>
          <table:table-cell office:value-type="float" office:value="222113208" calcext:value-type="float">
            <text:p>222113208</text:p>
          </table:table-cell>
        </table:table-row>
        <table:table-row table:style-name="ro1">
          <table:table-cell office:value-type="float" office:value="187729672" calcext:value-type="float">
            <text:p>187729672</text:p>
          </table:table-cell>
          <table:table-cell office:value-type="float" office:value="394426080" calcext:value-type="float">
            <text:p>394426080</text:p>
          </table:table-cell>
          <table:table-cell office:value-type="float" office:value="273384832" calcext:value-type="float">
            <text:p>273384832</text:p>
          </table:table-cell>
          <table:table-cell office:value-type="float" office:value="518386064" calcext:value-type="float">
            <text:p>518386064</text:p>
          </table:table-cell>
          <table:table-cell office:value-type="float" office:value="222113208" calcext:value-type="float">
            <text:p>222113208</text:p>
          </table:table-cell>
        </table:table-row>
        <table:table-row table:style-name="ro1">
          <table:table-cell office:value-type="float" office:value="187729672" calcext:value-type="float">
            <text:p>187729672</text:p>
          </table:table-cell>
          <table:table-cell office:value-type="float" office:value="394426080" calcext:value-type="float">
            <text:p>394426080</text:p>
          </table:table-cell>
          <table:table-cell office:value-type="float" office:value="277512448" calcext:value-type="float">
            <text:p>277512448</text:p>
          </table:table-cell>
          <table:table-cell office:value-type="float" office:value="518386064" calcext:value-type="float">
            <text:p>518386064</text:p>
          </table:table-cell>
          <table:table-cell office:value-type="float" office:value="222113208" calcext:value-type="float">
            <text:p>222113208</text:p>
          </table:table-cell>
        </table:table-row>
        <table:table-row table:style-name="ro1">
          <table:table-cell office:value-type="float" office:value="187729672" calcext:value-type="float">
            <text:p>187729672</text:p>
          </table:table-cell>
          <table:table-cell office:value-type="float" office:value="202596416" calcext:value-type="float">
            <text:p>202596416</text:p>
          </table:table-cell>
          <table:table-cell office:value-type="float" office:value="277512448" calcext:value-type="float">
            <text:p>277512448</text:p>
          </table:table-cell>
          <table:table-cell office:value-type="float" office:value="518386064" calcext:value-type="float">
            <text:p>518386064</text:p>
          </table:table-cell>
          <table:table-cell office:value-type="float" office:value="222113208" calcext:value-type="float">
            <text:p>222113208</text:p>
          </table:table-cell>
        </table:table-row>
        <table:table-row table:style-name="ro1">
          <table:table-cell office:value-type="float" office:value="187729672" calcext:value-type="float">
            <text:p>187729672</text:p>
          </table:table-cell>
          <table:table-cell office:value-type="float" office:value="202948752" calcext:value-type="float">
            <text:p>202948752</text:p>
          </table:table-cell>
          <table:table-cell office:value-type="float" office:value="277512448" calcext:value-type="float">
            <text:p>277512448</text:p>
          </table:table-cell>
          <table:table-cell office:value-type="float" office:value="151061584" calcext:value-type="float">
            <text:p>151061584</text:p>
          </table:table-cell>
          <table:table-cell office:value-type="float" office:value="227730504" calcext:value-type="float">
            <text:p>227730504</text:p>
          </table:table-cell>
        </table:table-row>
        <table:table-row table:style-name="ro1">
          <table:table-cell office:value-type="float" office:value="187729672" calcext:value-type="float">
            <text:p>187729672</text:p>
          </table:table-cell>
          <table:table-cell office:value-type="float" office:value="202948752" calcext:value-type="float">
            <text:p>202948752</text:p>
          </table:table-cell>
          <table:table-cell office:value-type="float" office:value="286799584" calcext:value-type="float">
            <text:p>286799584</text:p>
          </table:table-cell>
          <table:table-cell office:value-type="float" office:value="153100528" calcext:value-type="float">
            <text:p>153100528</text:p>
          </table:table-cell>
          <table:table-cell office:value-type="float" office:value="231988296" calcext:value-type="float">
            <text:p>231988296</text:p>
          </table:table-cell>
        </table:table-row>
        <table:table-row table:style-name="ro1">
          <table:table-cell office:value-type="float" office:value="187729672" calcext:value-type="float">
            <text:p>187729672</text:p>
          </table:table-cell>
          <table:table-cell office:value-type="float" office:value="212500912" calcext:value-type="float">
            <text:p>212500912</text:p>
          </table:table-cell>
          <table:table-cell office:value-type="float" office:value="294022912" calcext:value-type="float">
            <text:p>294022912</text:p>
          </table:table-cell>
          <table:table-cell office:value-type="float" office:value="153679344" calcext:value-type="float">
            <text:p>153679344</text:p>
          </table:table-cell>
          <table:table-cell office:value-type="float" office:value="238619832" calcext:value-type="float">
            <text:p>238619832</text:p>
          </table:table-cell>
        </table:table-row>
        <table:table-row table:style-name="ro1">
          <table:table-cell office:value-type="float" office:value="189744840" calcext:value-type="float">
            <text:p>189744840</text:p>
          </table:table-cell>
          <table:table-cell office:value-type="float" office:value="219724240" calcext:value-type="float">
            <text:p>219724240</text:p>
          </table:table-cell>
          <table:table-cell office:value-type="float" office:value="300214336" calcext:value-type="float">
            <text:p>300214336</text:p>
          </table:table-cell>
          <table:table-cell office:value-type="float" office:value="156775056" calcext:value-type="float">
            <text:p>156775056</text:p>
          </table:table-cell>
          <table:table-cell office:value-type="float" office:value="238619832" calcext:value-type="float">
            <text:p>238619832</text:p>
          </table:table-cell>
        </table:table-row>
        <table:table-row table:style-name="ro1">
          <table:table-cell office:value-type="float" office:value="196900920" calcext:value-type="float">
            <text:p>196900920</text:p>
          </table:table-cell>
          <table:table-cell office:value-type="float" office:value="225915664" calcext:value-type="float">
            <text:p>225915664</text:p>
          </table:table-cell>
          <table:table-cell office:value-type="float" office:value="309501472" calcext:value-type="float">
            <text:p>309501472</text:p>
          </table:table-cell>
          <table:table-cell office:value-type="float" office:value="156775056" calcext:value-type="float">
            <text:p>156775056</text:p>
          </table:table-cell>
          <table:table-cell office:value-type="float" office:value="238619832" calcext:value-type="float">
            <text:p>238619832</text:p>
          </table:table-cell>
        </table:table-row>
        <table:table-row table:style-name="ro1">
          <table:table-cell office:value-type="float" office:value="204236296" calcext:value-type="float">
            <text:p>204236296</text:p>
          </table:table-cell>
          <table:table-cell office:value-type="float" office:value="236234704" calcext:value-type="float">
            <text:p>236234704</text:p>
          </table:table-cell>
          <table:table-cell office:value-type="float" office:value="310533376" calcext:value-type="float">
            <text:p>310533376</text:p>
          </table:table-cell>
          <table:table-cell office:value-type="float" office:value="163998384" calcext:value-type="float">
            <text:p>163998384</text:p>
          </table:table-cell>
          <table:table-cell office:value-type="float" office:value="238619832" calcext:value-type="float">
            <text:p>238619832</text:p>
          </table:table-cell>
        </table:table-row>
        <table:table-row table:style-name="ro1">
          <table:table-cell office:value-type="float" office:value="204236296" calcext:value-type="float">
            <text:p>204236296</text:p>
          </table:table-cell>
          <table:table-cell office:value-type="float" office:value="240362320" calcext:value-type="float">
            <text:p>240362320</text:p>
          </table:table-cell>
          <table:table-cell office:value-type="float" office:value="317756704" calcext:value-type="float">
            <text:p>317756704</text:p>
          </table:table-cell>
          <table:table-cell office:value-type="float" office:value="173285520" calcext:value-type="float">
            <text:p>173285520</text:p>
          </table:table-cell>
          <table:table-cell office:value-type="float" office:value="238947672" calcext:value-type="float">
            <text:p>238947672</text:p>
          </table:table-cell>
        </table:table-row>
        <table:table-row table:style-name="ro1">
          <table:table-cell office:value-type="float" office:value="204236296" calcext:value-type="float">
            <text:p>204236296</text:p>
          </table:table-cell>
          <table:table-cell office:value-type="float" office:value="247585648" calcext:value-type="float">
            <text:p>247585648</text:p>
          </table:table-cell>
          <table:table-cell office:value-type="float" office:value="326011936" calcext:value-type="float">
            <text:p>326011936</text:p>
          </table:table-cell>
          <table:table-cell office:value-type="float" office:value="178445040" calcext:value-type="float">
            <text:p>178445040</text:p>
          </table:table-cell>
          <table:table-cell office:value-type="float" office:value="247642536" calcext:value-type="float">
            <text:p>247642536</text:p>
          </table:table-cell>
        </table:table-row>
        <table:table-row table:style-name="ro1">
          <table:table-cell office:value-type="float" office:value="206251464" calcext:value-type="float">
            <text:p>206251464</text:p>
          </table:table-cell>
          <table:table-cell office:value-type="float" office:value="252745168" calcext:value-type="float">
            <text:p>252745168</text:p>
          </table:table-cell>
          <table:table-cell office:value-type="float" office:value="328075744" calcext:value-type="float">
            <text:p>328075744</text:p>
          </table:table-cell>
          <table:table-cell office:value-type="float" office:value="188764080" calcext:value-type="float">
            <text:p>188764080</text:p>
          </table:table-cell>
          <table:table-cell office:value-type="float" office:value="255126456" calcext:value-type="float">
            <text:p>255126456</text:p>
          </table:table-cell>
        </table:table-row>
        <table:table-row table:style-name="ro1">
          <table:table-cell office:value-type="float" office:value="213079704" calcext:value-type="float">
            <text:p>213079704</text:p>
          </table:table-cell>
          <table:table-cell office:value-type="float" office:value="258936592" calcext:value-type="float">
            <text:p>258936592</text:p>
          </table:table-cell>
          <table:table-cell office:value-type="float" office:value="337362880" calcext:value-type="float">
            <text:p>337362880</text:p>
          </table:table-cell>
          <table:table-cell office:value-type="float" office:value="189795984" calcext:value-type="float">
            <text:p>189795984</text:p>
          </table:table-cell>
          <table:table-cell office:value-type="float" office:value="255126456" calcext:value-type="float">
            <text:p>255126456</text:p>
          </table:table-cell>
        </table:table-row>
        <table:table-row table:style-name="ro1">
          <table:table-cell office:value-type="float" office:value="220742920" calcext:value-type="float">
            <text:p>220742920</text:p>
          </table:table-cell>
          <table:table-cell office:value-type="float" office:value="258936592" calcext:value-type="float">
            <text:p>258936592</text:p>
          </table:table-cell>
          <table:table-cell office:value-type="float" office:value="343554304" calcext:value-type="float">
            <text:p>343554304</text:p>
          </table:table-cell>
          <table:table-cell office:value-type="float" office:value="189795984" calcext:value-type="float">
            <text:p>189795984</text:p>
          </table:table-cell>
          <table:table-cell office:value-type="float" office:value="190683416" calcext:value-type="float">
            <text:p>190683416</text:p>
          </table:table-cell>
        </table:table-row>
        <table:table-row table:style-name="ro1">
          <table:table-cell office:value-type="float" office:value="220742920" calcext:value-type="float">
            <text:p>220742920</text:p>
          </table:table-cell>
          <table:table-cell office:value-type="float" office:value="258936592" calcext:value-type="float">
            <text:p>258936592</text:p>
          </table:table-cell>
          <table:table-cell office:value-type="float" office:value="343554304" calcext:value-type="float">
            <text:p>343554304</text:p>
          </table:table-cell>
          <table:table-cell office:value-type="float" office:value="197019312" calcext:value-type="float">
            <text:p>197019312</text:p>
          </table:table-cell>
          <table:table-cell office:value-type="float" office:value="193689096" calcext:value-type="float">
            <text:p>193689096</text:p>
          </table:table-cell>
        </table:table-row>
        <table:table-row table:style-name="ro1">
          <table:table-cell office:value-type="float" office:value="220742920" calcext:value-type="float">
            <text:p>220742920</text:p>
          </table:table-cell>
          <table:table-cell office:value-type="float" office:value="264096112" calcext:value-type="float">
            <text:p>264096112</text:p>
          </table:table-cell>
          <table:table-cell office:value-type="float" office:value="358000960" calcext:value-type="float">
            <text:p>358000960</text:p>
          </table:table-cell>
          <table:table-cell office:value-type="float" office:value="206306448" calcext:value-type="float">
            <text:p>206306448</text:p>
          </table:table-cell>
          <table:table-cell office:value-type="float" office:value="207333832" calcext:value-type="float">
            <text:p>207333832</text:p>
          </table:table-cell>
        </table:table-row>
        <table:table-row table:style-name="ro1">
          <table:table-cell office:value-type="float" office:value="222758088" calcext:value-type="float">
            <text:p>222758088</text:p>
          </table:table-cell>
          <table:table-cell office:value-type="float" office:value="271319440" calcext:value-type="float">
            <text:p>271319440</text:p>
          </table:table-cell>
          <table:table-cell office:value-type="float" office:value="361096672" calcext:value-type="float">
            <text:p>361096672</text:p>
          </table:table-cell>
          <table:table-cell office:value-type="float" office:value="210434064" calcext:value-type="float">
            <text:p>210434064</text:p>
          </table:table-cell>
          <table:table-cell office:value-type="float" office:value="207333832" calcext:value-type="float">
            <text:p>207333832</text:p>
          </table:table-cell>
        </table:table-row>
        <table:table-row table:style-name="ro1">
          <table:table-cell office:value-type="float" office:value="231321816" calcext:value-type="float">
            <text:p>231321816</text:p>
          </table:table-cell>
          <table:table-cell office:value-type="float" office:value="275447056" calcext:value-type="float">
            <text:p>275447056</text:p>
          </table:table-cell>
          <table:table-cell office:value-type="float" office:value="362128576" calcext:value-type="float">
            <text:p>362128576</text:p>
          </table:table-cell>
          <table:table-cell office:value-type="float" office:value="221785008" calcext:value-type="float">
            <text:p>221785008</text:p>
          </table:table-cell>
          <table:table-cell office:value-type="float" office:value="213525256" calcext:value-type="float">
            <text:p>213525256</text:p>
          </table:table-cell>
        </table:table-row>
        <table:table-row table:style-name="ro1">
          <table:table-cell office:value-type="float" office:value="237249544" calcext:value-type="float">
            <text:p>237249544</text:p>
          </table:table-cell>
          <table:table-cell office:value-type="float" office:value="280606576" calcext:value-type="float">
            <text:p>280606576</text:p>
          </table:table-cell>
          <table:table-cell office:value-type="float" office:value="362128576" calcext:value-type="float">
            <text:p>362128576</text:p>
          </table:table-cell>
          <table:table-cell office:value-type="float" office:value="222816912" calcext:value-type="float">
            <text:p>222816912</text:p>
          </table:table-cell>
          <table:table-cell office:value-type="float" office:value="223844296" calcext:value-type="float">
            <text:p>223844296</text:p>
          </table:table-cell>
        </table:table-row>
        <table:table-row table:style-name="ro1">
          <table:table-cell office:value-type="float" office:value="237249544" calcext:value-type="float">
            <text:p>237249544</text:p>
          </table:table-cell>
          <table:table-cell office:value-type="float" office:value="285766096" calcext:value-type="float">
            <text:p>285766096</text:p>
          </table:table-cell>
          <table:table-cell office:value-type="float" office:value="362128576" calcext:value-type="float">
            <text:p>362128576</text:p>
          </table:table-cell>
          <table:table-cell office:value-type="float" office:value="230040240" calcext:value-type="float">
            <text:p>230040240</text:p>
          </table:table-cell>
          <table:table-cell office:value-type="float" office:value="224876200" calcext:value-type="float">
            <text:p>224876200</text:p>
          </table:table-cell>
        </table:table-row>
        <table:table-row table:style-name="ro1">
          <table:table-cell office:value-type="float" office:value="237176408" calcext:value-type="float">
            <text:p>237176408</text:p>
          </table:table-cell>
          <table:table-cell office:value-type="float" office:value="291957520" calcext:value-type="float">
            <text:p>291957520</text:p>
          </table:table-cell>
          <table:table-cell office:value-type="float" office:value="372447616" calcext:value-type="float">
            <text:p>372447616</text:p>
          </table:table-cell>
          <table:table-cell office:value-type="float" office:value="239327376" calcext:value-type="float">
            <text:p>239327376</text:p>
          </table:table-cell>
          <table:table-cell office:value-type="float" office:value="237259048" calcext:value-type="float">
            <text:p>237259048</text:p>
          </table:table-cell>
        </table:table-row>
        <table:table-row table:style-name="ro1">
          <table:table-cell office:value-type="float" office:value="239313112" calcext:value-type="float">
            <text:p>239313112</text:p>
          </table:table-cell>
          <table:table-cell office:value-type="float" office:value="297117040" calcext:value-type="float">
            <text:p>297117040</text:p>
          </table:table-cell>
          <table:table-cell office:value-type="float" office:value="378639040" calcext:value-type="float">
            <text:p>378639040</text:p>
          </table:table-cell>
          <table:table-cell office:value-type="float" office:value="242423088" calcext:value-type="float">
            <text:p>242423088</text:p>
          </table:table-cell>
          <table:table-cell office:value-type="float" office:value="240354760" calcext:value-type="float">
            <text:p>240354760</text:p>
          </table:table-cell>
        </table:table-row>
        <table:table-row table:style-name="ro1">
          <table:table-cell office:value-type="float" office:value="240345016" calcext:value-type="float">
            <text:p>240345016</text:p>
          </table:table-cell>
          <table:table-cell office:value-type="float" office:value="305372272" calcext:value-type="float">
            <text:p>305372272</text:p>
          </table:table-cell>
          <table:table-cell office:value-type="float" office:value="385862368" calcext:value-type="float">
            <text:p>385862368</text:p>
          </table:table-cell>
          <table:table-cell office:value-type="float" office:value="253774032" calcext:value-type="float">
            <text:p>253774032</text:p>
          </table:table-cell>
          <table:table-cell office:value-type="float" office:value="251705704" calcext:value-type="float">
            <text:p>251705704</text:p>
          </table:table-cell>
        </table:table-row>
        <table:table-row table:style-name="ro1">
          <table:table-cell office:value-type="float" office:value="246536440" calcext:value-type="float">
            <text:p>246536440</text:p>
          </table:table-cell>
          <table:table-cell office:value-type="float" office:value="311563696" calcext:value-type="float">
            <text:p>311563696</text:p>
          </table:table-cell>
          <table:table-cell office:value-type="float" office:value="395149504" calcext:value-type="float">
            <text:p>395149504</text:p>
          </table:table-cell>
          <table:table-cell office:value-type="float" office:value="255837840" calcext:value-type="float">
            <text:p>255837840</text:p>
          </table:table-cell>
          <table:table-cell office:value-type="float" office:value="256865224" calcext:value-type="float">
            <text:p>256865224</text:p>
          </table:table-cell>
        </table:table-row>
        <table:table-row table:style-name="ro1">
          <table:table-cell office:value-type="float" office:value="255823576" calcext:value-type="float">
            <text:p>255823576</text:p>
          </table:table-cell>
          <table:table-cell office:value-type="float" office:value="318787024" calcext:value-type="float">
            <text:p>318787024</text:p>
          </table:table-cell>
          <table:table-cell office:value-type="float" office:value="397213312" calcext:value-type="float">
            <text:p>397213312</text:p>
          </table:table-cell>
          <table:table-cell office:value-type="float" office:value="265124976" calcext:value-type="float">
            <text:p>265124976</text:p>
          </table:table-cell>
          <table:table-cell office:value-type="float" office:value="268216168" calcext:value-type="float">
            <text:p>268216168</text:p>
          </table:table-cell>
        </table:table-row>
        <table:table-row table:style-name="ro1">
          <table:table-cell office:value-type="float" office:value="260983096" calcext:value-type="float">
            <text:p>260983096</text:p>
          </table:table-cell>
          <table:table-cell office:value-type="float" office:value="324978448" calcext:value-type="float">
            <text:p>324978448</text:p>
          </table:table-cell>
          <table:table-cell office:value-type="float" office:value="410628064" calcext:value-type="float">
            <text:p>410628064</text:p>
          </table:table-cell>
          <table:table-cell office:value-type="float" office:value="272348304" calcext:value-type="float">
            <text:p>272348304</text:p>
          </table:table-cell>
          <table:table-cell office:value-type="float" office:value="273375688" calcext:value-type="float">
            <text:p>273375688</text:p>
          </table:table-cell>
        </table:table-row>
        <table:table-row table:style-name="ro1">
          <table:table-cell office:value-type="float" office:value="269238328" calcext:value-type="float">
            <text:p>269238328</text:p>
          </table:table-cell>
          <table:table-cell office:value-type="float" office:value="336329392" calcext:value-type="float">
            <text:p>336329392</text:p>
          </table:table-cell>
          <table:table-cell office:value-type="float" office:value="412691872" calcext:value-type="float">
            <text:p>412691872</text:p>
          </table:table-cell>
          <table:table-cell office:value-type="float" office:value="276475920" calcext:value-type="float">
            <text:p>276475920</text:p>
          </table:table-cell>
          <table:table-cell office:value-type="float" office:value="277503304" calcext:value-type="float">
            <text:p>277503304</text:p>
          </table:table-cell>
        </table:table-row>
        <table:table-row table:style-name="ro1">
          <table:table-cell office:value-type="float" office:value="272334040" calcext:value-type="float">
            <text:p>272334040</text:p>
          </table:table-cell>
          <table:table-cell office:value-type="float" office:value="341488912" calcext:value-type="float">
            <text:p>341488912</text:p>
          </table:table-cell>
          <table:table-cell office:value-type="float" office:value="423010912" calcext:value-type="float">
            <text:p>423010912</text:p>
          </table:table-cell>
          <table:table-cell office:value-type="float" office:value="276475920" calcext:value-type="float">
            <text:p>276475920</text:p>
          </table:table-cell>
          <table:table-cell office:value-type="float" office:value="277503304" calcext:value-type="float">
            <text:p>277503304</text:p>
          </table:table-cell>
        </table:table-row>
        <table:table-row table:style-name="ro1">
          <table:table-cell office:value-type="float" office:value="272334040" calcext:value-type="float">
            <text:p>272334040</text:p>
          </table:table-cell>
          <table:table-cell office:value-type="float" office:value="346648432" calcext:value-type="float">
            <text:p>346648432</text:p>
          </table:table-cell>
          <table:table-cell office:value-type="float" office:value="428170432" calcext:value-type="float">
            <text:p>428170432</text:p>
          </table:table-cell>
          <table:table-cell office:value-type="float" office:value="280603536" calcext:value-type="float">
            <text:p>280603536</text:p>
          </table:table-cell>
          <table:table-cell office:value-type="float" office:value="280599016" calcext:value-type="float">
            <text:p>280599016</text:p>
          </table:table-cell>
        </table:table-row>
        <table:table-row table:style-name="ro1">
          <table:table-cell office:value-type="float" office:value="275429752" calcext:value-type="float">
            <text:p>275429752</text:p>
          </table:table-cell>
          <table:table-cell office:value-type="float" office:value="346648432" calcext:value-type="float">
            <text:p>346648432</text:p>
          </table:table-cell>
          <table:table-cell office:value-type="float" office:value="435393760" calcext:value-type="float">
            <text:p>435393760</text:p>
          </table:table-cell>
          <table:table-cell office:value-type="float" office:value="292986384" calcext:value-type="float">
            <text:p>292986384</text:p>
          </table:table-cell>
          <table:table-cell office:value-type="float" office:value="291949960" calcext:value-type="float">
            <text:p>291949960</text:p>
          </table:table-cell>
        </table:table-row>
        <table:table-row table:style-name="ro1">
          <table:table-cell office:value-type="float" office:value="288844504" calcext:value-type="float">
            <text:p>288844504</text:p>
          </table:table-cell>
          <table:table-cell office:value-type="float" office:value="349744144" calcext:value-type="float">
            <text:p>349744144</text:p>
          </table:table-cell>
          <table:table-cell office:value-type="float" office:value="443648992" calcext:value-type="float">
            <text:p>443648992</text:p>
          </table:table-cell>
          <table:table-cell office:value-type="float" office:value="292986384" calcext:value-type="float">
            <text:p>292986384</text:p>
          </table:table-cell>
          <table:table-cell office:value-type="float" office:value="294013768" calcext:value-type="float">
            <text:p>294013768</text:p>
          </table:table-cell>
        </table:table-row>
        <table:table-row table:style-name="ro1">
          <table:table-cell office:value-type="float" office:value="288844504" calcext:value-type="float">
            <text:p>288844504</text:p>
          </table:table-cell>
          <table:table-cell office:value-type="float" office:value="363158896" calcext:value-type="float">
            <text:p>363158896</text:p>
          </table:table-cell>
          <table:table-cell office:value-type="float" office:value="444680896" calcext:value-type="float">
            <text:p>444680896</text:p>
          </table:table-cell>
          <table:table-cell office:value-type="float" office:value="297114000" calcext:value-type="float">
            <text:p>297114000</text:p>
          </table:table-cell>
          <table:table-cell office:value-type="float" office:value="300205192" calcext:value-type="float">
            <text:p>300205192</text:p>
          </table:table-cell>
        </table:table-row>
        <table:table-row table:style-name="ro1">
          <table:table-cell office:value-type="float" office:value="296067832" calcext:value-type="float">
            <text:p>296067832</text:p>
          </table:table-cell>
          <table:table-cell office:value-type="float" office:value="365222704" calcext:value-type="float">
            <text:p>365222704</text:p>
          </table:table-cell>
          <table:table-cell office:value-type="float" office:value="444680896" calcext:value-type="float">
            <text:p>444680896</text:p>
          </table:table-cell>
          <table:table-cell office:value-type="float" office:value="307433040" calcext:value-type="float">
            <text:p>307433040</text:p>
          </table:table-cell>
          <table:table-cell office:value-type="float" office:value="309492328" calcext:value-type="float">
            <text:p>309492328</text:p>
          </table:table-cell>
        </table:table-row>
        <table:table-row table:style-name="ro1">
          <table:table-cell office:value-type="float" office:value="305354968" calcext:value-type="float">
            <text:p>305354968</text:p>
          </table:table-cell>
          <table:table-cell office:value-type="float" office:value="373477936" calcext:value-type="float">
            <text:p>373477936</text:p>
          </table:table-cell>
          <table:table-cell office:value-type="float" office:value="445664400" calcext:value-type="float">
            <text:p>445664400</text:p>
          </table:table-cell>
          <table:table-cell office:value-type="float" office:value="309496848" calcext:value-type="float">
            <text:p>309496848</text:p>
          </table:table-cell>
          <table:table-cell office:value-type="float" office:value="312588040" calcext:value-type="float">
            <text:p>312588040</text:p>
          </table:table-cell>
        </table:table-row>
        <table:table-row table:style-name="ro1">
          <table:table-cell office:value-type="float" office:value="305354968" calcext:value-type="float">
            <text:p>305354968</text:p>
          </table:table-cell>
          <table:table-cell office:value-type="float" office:value="379669360" calcext:value-type="float">
            <text:p>379669360</text:p>
          </table:table-cell>
          <table:table-cell office:value-type="float" office:value="453130896" calcext:value-type="float">
            <text:p>453130896</text:p>
          </table:table-cell>
          <table:table-cell office:value-type="float" office:value="321879696" calcext:value-type="float">
            <text:p>321879696</text:p>
          </table:table-cell>
          <table:table-cell office:value-type="float" office:value="322907080" calcext:value-type="float">
            <text:p>322907080</text:p>
          </table:table-cell>
        </table:table-row>
        <table:table-row table:style-name="ro1">
          <table:table-cell office:value-type="float" office:value="305354968" calcext:value-type="float">
            <text:p>305354968</text:p>
          </table:table-cell>
          <table:table-cell office:value-type="float" office:value="396179824" calcext:value-type="float">
            <text:p>396179824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29103024" calcext:value-type="float">
            <text:p>329103024</text:p>
          </table:table-cell>
          <table:table-cell office:value-type="float" office:value="330130408" calcext:value-type="float">
            <text:p>330130408</text:p>
          </table:table-cell>
        </table:table-row>
        <table:table-row table:style-name="ro1">
          <table:table-cell office:value-type="float" office:value="319618968" calcext:value-type="float">
            <text:p>319618968</text:p>
          </table:table-cell>
          <table:table-cell office:value-type="float" office:value="409594576" calcext:value-type="float">
            <text:p>409594576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42517776" calcext:value-type="float">
            <text:p>342517776</text:p>
          </table:table-cell>
          <table:table-cell office:value-type="float" office:value="343545160" calcext:value-type="float">
            <text:p>343545160</text:p>
          </table:table-cell>
        </table:table-row>
        <table:table-row table:style-name="ro1">
          <table:table-cell office:value-type="float" office:value="321747864" calcext:value-type="float">
            <text:p>321747864</text:p>
          </table:table-cell>
          <table:table-cell office:value-type="float" office:value="415786000" calcext:value-type="float">
            <text:p>415786000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44139536" calcext:value-type="float">
            <text:p>344139536</text:p>
          </table:table-cell>
          <table:table-cell office:value-type="float" office:value="344707944" calcext:value-type="float">
            <text:p>344707944</text:p>
          </table:table-cell>
        </table:table-row>
        <table:table-row table:style-name="ro1">
          <table:table-cell office:value-type="float" office:value="321747864" calcext:value-type="float">
            <text:p>321747864</text:p>
          </table:table-cell>
          <table:table-cell office:value-type="float" office:value="426105040" calcext:value-type="float">
            <text:p>426105040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54193904" calcext:value-type="float">
            <text:p>354193904</text:p>
          </table:table-cell>
          <table:table-cell office:value-type="float" office:value="357481320" calcext:value-type="float">
            <text:p>357481320</text:p>
          </table:table-cell>
        </table:table-row>
        <table:table-row table:style-name="ro1">
          <table:table-cell office:value-type="float" office:value="330311592" calcext:value-type="float">
            <text:p>330311592</text:p>
          </table:table-cell>
          <table:table-cell office:value-type="float" office:value="431264560" calcext:value-type="float">
            <text:p>431264560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58189424" calcext:value-type="float">
            <text:p>358189424</text:p>
          </table:table-cell>
          <table:table-cell office:value-type="float" office:value="359347944" calcext:value-type="float">
            <text:p>359347944</text:p>
          </table:table-cell>
        </table:table-row>
        <table:table-row table:style-name="ro1">
          <table:table-cell office:value-type="float" office:value="338254488" calcext:value-type="float">
            <text:p>338254488</text:p>
          </table:table-cell>
          <table:table-cell office:value-type="float" office:value="432296464" calcext:value-type="float">
            <text:p>432296464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58189424" calcext:value-type="float">
            <text:p>358189424</text:p>
          </table:table-cell>
          <table:table-cell office:value-type="float" office:value="359347944" calcext:value-type="float">
            <text:p>359347944</text:p>
          </table:table-cell>
        </table:table-row>
        <table:table-row table:style-name="ro1">
          <table:table-cell office:value-type="float" office:value="338254488" calcext:value-type="float">
            <text:p>338254488</text:p>
          </table:table-cell>
          <table:table-cell office:value-type="float" office:value="434360272" calcext:value-type="float">
            <text:p>434360272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58189424" calcext:value-type="float">
            <text:p>358189424</text:p>
          </table:table-cell>
          <table:table-cell office:value-type="float" office:value="359347944" calcext:value-type="float">
            <text:p>359347944</text:p>
          </table:table-cell>
        </table:table-row>
        <table:table-row table:style-name="ro1">
          <table:table-cell office:value-type="float" office:value="338254488" calcext:value-type="float">
            <text:p>338254488</text:p>
          </table:table-cell>
          <table:table-cell office:value-type="float" office:value="440551696" calcext:value-type="float">
            <text:p>440551696</text:p>
          </table:table-cell>
          <table:table-cell office:value-type="float" office:value="453965840" calcext:value-type="float">
            <text:p>453965840</text:p>
          </table:table-cell>
          <table:table-cell office:value-type="float" office:value="360252752" calcext:value-type="float">
            <text:p>360252752</text:p>
          </table:table-cell>
          <table:table-cell office:value-type="float" office:value="361214568" calcext:value-type="float">
            <text:p>361214568</text:p>
          </table:table-cell>
        </table:table-row>
        <table:table-row table:style-name="ro1">
          <table:table-cell office:value-type="float" office:value="338254488" calcext:value-type="float">
            <text:p>338254488</text:p>
          </table:table-cell>
          <table:table-cell office:value-type="float" office:value="447775024" calcext:value-type="float">
            <text:p>447775024</text:p>
          </table:table-cell>
          <table:table-cell office:value-type="float" office:value="185272480" calcext:value-type="float">
            <text:p>185272480</text:p>
          </table:table-cell>
          <table:table-cell office:value-type="float" office:value="360252752" calcext:value-type="float">
            <text:p>360252752</text:p>
          </table:table-cell>
          <table:table-cell office:value-type="float" office:value="361214568" calcext:value-type="float">
            <text:p>361214568</text:p>
          </table:table-cell>
        </table:table-row>
        <table:table-row table:style-name="ro1">
          <table:table-cell office:value-type="float" office:value="338630472" calcext:value-type="float">
            <text:p>338630472</text:p>
          </table:table-cell>
          <table:table-cell office:value-type="float" office:value="448806928" calcext:value-type="float">
            <text:p>448806928</text:p>
          </table:table-cell>
          <table:table-cell office:value-type="float" office:value="185272480" calcext:value-type="float">
            <text:p>185272480</text:p>
          </table:table-cell>
          <table:table-cell office:value-type="float" office:value="360252752" calcext:value-type="float">
            <text:p>360252752</text:p>
          </table:table-cell>
          <table:table-cell office:value-type="float" office:value="361214568" calcext:value-type="float">
            <text:p>361214568</text:p>
          </table:table-cell>
        </table:table-row>
        <table:table-row table:style-name="ro1">
          <table:table-cell office:value-type="float" office:value="348505560" calcext:value-type="float">
            <text:p>348505560</text:p>
          </table:table-cell>
          <table:table-cell office:value-type="float" office:value="459125968" calcext:value-type="float">
            <text:p>459125968</text:p>
          </table:table-cell>
          <table:table-cell office:value-type="float" office:value="201164704" calcext:value-type="float">
            <text:p>201164704</text:p>
          </table:table-cell>
          <table:table-cell office:value-type="float" office:value="360252752" calcext:value-type="float">
            <text:p>360252752</text:p>
          </table:table-cell>
          <table:table-cell office:value-type="float" office:value="361214568" calcext:value-type="float">
            <text:p>361214568</text:p>
          </table:table-cell>
        </table:table-row>
        <table:table-row table:style-name="ro1">
          <table:table-cell office:value-type="float" office:value="354761112" calcext:value-type="float">
            <text:p>354761112</text:p>
          </table:table-cell>
          <table:table-cell office:value-type="float" office:value="465317392" calcext:value-type="float">
            <text:p>465317392</text:p>
          </table:table-cell>
          <table:table-cell office:value-type="float" office:value="205292288" calcext:value-type="float">
            <text:p>205292288</text:p>
          </table:table-cell>
          <table:table-cell office:value-type="float" office:value="360252752" calcext:value-type="float">
            <text:p>360252752</text:p>
          </table:table-cell>
          <table:table-cell office:value-type="float" office:value="361214568" calcext:value-type="float">
            <text:p>361214568</text:p>
          </table:table-cell>
        </table:table-row>
        <table:table-row table:style-name="ro1">
          <table:table-cell office:value-type="float" office:value="354761112" calcext:value-type="float">
            <text:p>354761112</text:p>
          </table:table-cell>
          <table:table-cell office:value-type="float" office:value="465317392" calcext:value-type="float">
            <text:p>465317392</text:p>
          </table:table-cell>
          <table:table-cell office:value-type="float" office:value="218707072" calcext:value-type="float">
            <text:p>218707072</text:p>
          </table:table-cell>
          <table:table-cell office:value-type="float" office:value="362775056" calcext:value-type="float">
            <text:p>362775056</text:p>
          </table:table-cell>
          <table:table-cell office:value-type="float" office:value="362836344" calcext:value-type="float">
            <text:p>362836344</text:p>
          </table:table-cell>
        </table:table-row>
        <table:table-row table:style-name="ro1">
          <table:table-cell office:value-type="float" office:value="354761112" calcext:value-type="float">
            <text:p>354761112</text:p>
          </table:table-cell>
          <table:table-cell office:value-type="float" office:value="471769632" calcext:value-type="float">
            <text:p>471769632</text:p>
          </table:table-cell>
          <table:table-cell office:value-type="float" office:value="227994208" calcext:value-type="float">
            <text:p>227994208</text:p>
          </table:table-cell>
          <table:table-cell office:value-type="float" office:value="374188928" calcext:value-type="float">
            <text:p>374188928</text:p>
          </table:table-cell>
          <table:table-cell office:value-type="float" office:value="363146744" calcext:value-type="float">
            <text:p>363146744</text:p>
          </table:table-cell>
        </table:table-row>
        <table:table-row table:style-name="ro1">
          <table:table-cell office:value-type="float" office:value="361016664" calcext:value-type="float">
            <text:p>361016664</text:p>
          </table:table-cell>
          <table:table-cell office:value-type="float" office:value="480989040" calcext:value-type="float">
            <text:p>480989040</text:p>
          </table:table-cell>
          <table:table-cell office:value-type="float" office:value="235217536" calcext:value-type="float">
            <text:p>235217536</text:p>
          </table:table-cell>
          <table:table-cell office:value-type="float" office:value="376759376" calcext:value-type="float">
            <text:p>376759376</text:p>
          </table:table-cell>
          <table:table-cell office:value-type="float" office:value="363146744" calcext:value-type="float">
            <text:p>363146744</text:p>
          </table:table-cell>
        </table:table-row>
        <table:table-row table:style-name="ro1">
          <table:table-cell office:value-type="float" office:value="368876568" calcext:value-type="float">
            <text:p>368876568</text:p>
          </table:table-cell>
          <table:table-cell office:value-type="float" office:value="481824016" calcext:value-type="float">
            <text:p>481824016</text:p>
          </table:table-cell>
          <table:table-cell office:value-type="float" office:value="243472768" calcext:value-type="float">
            <text:p>243472768</text:p>
          </table:table-cell>
          <table:table-cell office:value-type="float" office:value="376759376" calcext:value-type="float">
            <text:p>376759376</text:p>
          </table:table-cell>
          <table:table-cell office:value-type="float" office:value="363146744" calcext:value-type="float">
            <text:p>363146744</text:p>
          </table:table-cell>
        </table:table-row>
        <table:table-row table:style-name="ro1">
          <table:table-cell office:value-type="float" office:value="371267736" calcext:value-type="float">
            <text:p>371267736</text:p>
          </table:table-cell>
          <table:table-cell office:value-type="float" office:value="481824016" calcext:value-type="float">
            <text:p>481824016</text:p>
          </table:table-cell>
          <table:table-cell office:value-type="float" office:value="251728000" calcext:value-type="float">
            <text:p>251728000</text:p>
          </table:table-cell>
          <table:table-cell office:value-type="float" office:value="376759376" calcext:value-type="float">
            <text:p>376759376</text:p>
          </table:table-cell>
          <table:table-cell office:value-type="float" office:value="368501784" calcext:value-type="float">
            <text:p>368501784</text:p>
          </table:table-cell>
        </table:table-row>
        <table:table-row table:style-name="ro1">
          <table:table-cell office:value-type="float" office:value="190788488" calcext:value-type="float">
            <text:p>190788488</text:p>
          </table:table-cell>
          <table:table-cell office:value-type="float" office:value="483642480" calcext:value-type="float">
            <text:p>483642480</text:p>
          </table:table-cell>
          <table:table-cell office:value-type="float" office:value="257919424" calcext:value-type="float">
            <text:p>257919424</text:p>
          </table:table-cell>
          <table:table-cell office:value-type="float" office:value="376759376" calcext:value-type="float">
            <text:p>376759376</text:p>
          </table:table-cell>
          <table:table-cell office:value-type="float" office:value="376051272" calcext:value-type="float">
            <text:p>376051272</text:p>
          </table:table-cell>
        </table:table-row>
        <table:table-row table:style-name="ro1">
          <table:table-cell office:value-type="float" office:value="193252280" calcext:value-type="float">
            <text:p>193252280</text:p>
          </table:table-cell>
          <table:table-cell office:value-type="float" office:value="487638000" calcext:value-type="float">
            <text:p>487638000</text:p>
          </table:table-cell>
          <table:table-cell office:value-type="float" office:value="266174656" calcext:value-type="float">
            <text:p>266174656</text:p>
          </table:table-cell>
          <table:table-cell office:value-type="float" office:value="187343808" calcext:value-type="float">
            <text:p>187343808</text:p>
          </table:table-cell>
          <table:table-cell office:value-type="float" office:value="378049032" calcext:value-type="float">
            <text:p>378049032</text:p>
          </table:table-cell>
        </table:table-row>
        <table:table-row table:style-name="ro1">
          <table:table-cell office:value-type="float" office:value="197090120" calcext:value-type="float">
            <text:p>197090120</text:p>
          </table:table-cell>
          <table:table-cell office:value-type="float" office:value="496088016" calcext:value-type="float">
            <text:p>496088016</text:p>
          </table:table-cell>
          <table:table-cell office:value-type="float" office:value="268238464" calcext:value-type="float">
            <text:p>268238464</text:p>
          </table:table-cell>
          <table:table-cell office:value-type="float" office:value="187343808" calcext:value-type="float">
            <text:p>187343808</text:p>
          </table:table-cell>
          <table:table-cell office:value-type="float" office:value="186364904" calcext:value-type="float">
            <text:p>186364904</text:p>
          </table:table-cell>
        </table:table-row>
        <table:table-row table:style-name="ro1">
          <table:table-cell office:value-type="float" office:value="203207992" calcext:value-type="float">
            <text:p>203207992</text:p>
          </table:table-cell>
          <table:table-cell office:value-type="float" office:value="498330640" calcext:value-type="float">
            <text:p>498330640</text:p>
          </table:table-cell>
          <table:table-cell office:value-type="float" office:value="269270368" calcext:value-type="float">
            <text:p>269270368</text:p>
          </table:table-cell>
          <table:table-cell office:value-type="float" office:value="188960944" calcext:value-type="float">
            <text:p>188960944</text:p>
          </table:table-cell>
          <table:table-cell office:value-type="float" office:value="187284376" calcext:value-type="float">
            <text:p>187284376</text:p>
          </table:table-cell>
        </table:table-row>
        <table:table-row table:style-name="ro1">
          <table:table-cell office:value-type="float" office:value="207335608" calcext:value-type="float">
            <text:p>207335608</text:p>
          </table:table-cell>
          <table:table-cell office:value-type="float" office:value="498330640" calcext:value-type="float">
            <text:p>498330640</text:p>
          </table:table-cell>
          <table:table-cell office:value-type="float" office:value="284748928" calcext:value-type="float">
            <text:p>284748928</text:p>
          </table:table-cell>
          <table:table-cell office:value-type="float" office:value="200121024" calcext:value-type="float">
            <text:p>200121024</text:p>
          </table:table-cell>
          <table:table-cell office:value-type="float" office:value="188156424" calcext:value-type="float">
            <text:p>188156424</text:p>
          </table:table-cell>
        </table:table-row>
        <table:table-row table:style-name="ro1">
          <table:table-cell office:value-type="float" office:value="216622744" calcext:value-type="float">
            <text:p>216622744</text:p>
          </table:table-cell>
          <table:table-cell office:value-type="float" office:value="498330640" calcext:value-type="float">
            <text:p>498330640</text:p>
          </table:table-cell>
          <table:table-cell office:value-type="float" office:value="284748928" calcext:value-type="float">
            <text:p>284748928</text:p>
          </table:table-cell>
          <table:table-cell office:value-type="float" office:value="204248640" calcext:value-type="float">
            <text:p>204248640</text:p>
          </table:table-cell>
          <table:table-cell office:value-type="float" office:value="198056824" calcext:value-type="float">
            <text:p>198056824</text:p>
          </table:table-cell>
        </table:table-row>
        <table:table-row table:style-name="ro1">
          <table:table-cell office:value-type="float" office:value="223846072" calcext:value-type="float">
            <text:p>223846072</text:p>
          </table:table-cell>
          <table:table-cell office:value-type="float" office:value="500459520" calcext:value-type="float">
            <text:p>500459520</text:p>
          </table:table-cell>
          <table:table-cell office:value-type="float" office:value="288876544" calcext:value-type="float">
            <text:p>288876544</text:p>
          </table:table-cell>
          <table:table-cell office:value-type="float" office:value="216631488" calcext:value-type="float">
            <text:p>216631488</text:p>
          </table:table-cell>
          <table:table-cell office:value-type="float" office:value="205280152" calcext:value-type="float">
            <text:p>205280152</text:p>
          </table:table-cell>
        </table:table-row>
        <table:table-row table:style-name="ro1">
          <table:table-cell office:value-type="float" office:value="230037496" calcext:value-type="float">
            <text:p>230037496</text:p>
          </table:table-cell>
          <table:table-cell office:value-type="float" office:value="510841728" calcext:value-type="float">
            <text:p>510841728</text:p>
          </table:table-cell>
          <table:table-cell office:value-type="float" office:value="299195584" calcext:value-type="float">
            <text:p>299195584</text:p>
          </table:table-cell>
          <table:table-cell office:value-type="float" office:value="219727200" calcext:value-type="float">
            <text:p>219727200</text:p>
          </table:table-cell>
          <table:table-cell office:value-type="float" office:value="210439672" calcext:value-type="float">
            <text:p>210439672</text:p>
          </table:table-cell>
        </table:table-row>
        <table:table-row table:style-name="ro1">
          <table:table-cell office:value-type="float" office:value="240356536" calcext:value-type="float">
            <text:p>240356536</text:p>
          </table:table-cell>
          <table:table-cell office:value-type="float" office:value="514837264" calcext:value-type="float">
            <text:p>514837264</text:p>
          </table:table-cell>
          <table:table-cell office:value-type="float" office:value="301259392" calcext:value-type="float">
            <text:p>301259392</text:p>
          </table:table-cell>
          <table:table-cell office:value-type="float" office:value="230046240" calcext:value-type="float">
            <text:p>230046240</text:p>
          </table:table-cell>
          <table:table-cell office:value-type="float" office:value="221790616" calcext:value-type="float">
            <text:p>221790616</text:p>
          </table:table-cell>
        </table:table-row>
        <table:table-row table:style-name="ro1">
          <table:table-cell office:value-type="float" office:value="249643672" calcext:value-type="float">
            <text:p>249643672</text:p>
          </table:table-cell>
          <table:table-cell office:value-type="float" office:value="514837264" calcext:value-type="float">
            <text:p>514837264</text:p>
          </table:table-cell>
          <table:table-cell office:value-type="float" office:value="313642240" calcext:value-type="float">
            <text:p>313642240</text:p>
          </table:table-cell>
          <table:table-cell office:value-type="float" office:value="233141952" calcext:value-type="float">
            <text:p>233141952</text:p>
          </table:table-cell>
          <table:table-cell office:value-type="float" office:value="222822520" calcext:value-type="float">
            <text:p>222822520</text:p>
          </table:table-cell>
        </table:table-row>
        <table:table-row table:style-name="ro1">
          <table:table-cell office:value-type="float" office:value="256867000" calcext:value-type="float">
            <text:p>256867000</text:p>
          </table:table-cell>
          <table:table-cell office:value-type="float" office:value="514837264" calcext:value-type="float">
            <text:p>514837264</text:p>
          </table:table-cell>
          <table:table-cell office:value-type="float" office:value="315706048" calcext:value-type="float">
            <text:p>315706048</text:p>
          </table:table-cell>
          <table:table-cell office:value-type="float" office:value="242429088" calcext:value-type="float">
            <text:p>242429088</text:p>
          </table:table-cell>
          <table:table-cell office:value-type="float" office:value="236237272" calcext:value-type="float">
            <text:p>236237272</text:p>
          </table:table-cell>
        </table:table-row>
        <table:table-row table:style-name="ro1">
          <table:table-cell office:value-type="float" office:value="264090328" calcext:value-type="float">
            <text:p>264090328</text:p>
          </table:table-cell>
          <table:table-cell office:value-type="float" office:value="516655728" calcext:value-type="float">
            <text:p>516655728</text:p>
          </table:table-cell>
          <table:table-cell office:value-type="float" office:value="329120800" calcext:value-type="float">
            <text:p>329120800</text:p>
          </table:table-cell>
          <table:table-cell office:value-type="float" office:value="249652416" calcext:value-type="float">
            <text:p>249652416</text:p>
          </table:table-cell>
          <table:table-cell office:value-type="float" office:value="238301080" calcext:value-type="float">
            <text:p>238301080</text:p>
          </table:table-cell>
        </table:table-row>
        <table:table-row table:style-name="ro1">
          <table:table-cell office:value-type="float" office:value="273377464" calcext:value-type="float">
            <text:p>273377464</text:p>
          </table:table-cell>
          <table:table-cell office:value-type="float" office:value="516655728" calcext:value-type="float">
            <text:p>516655728</text:p>
          </table:table-cell>
          <table:table-cell office:value-type="float" office:value="332216512" calcext:value-type="float">
            <text:p>332216512</text:p>
          </table:table-cell>
          <table:table-cell office:value-type="float" office:value="252748128" calcext:value-type="float">
            <text:p>252748128</text:p>
          </table:table-cell>
          <table:table-cell office:value-type="float" office:value="248620120" calcext:value-type="float">
            <text:p>248620120</text:p>
          </table:table-cell>
        </table:table-row>
        <table:table-row table:style-name="ro1">
          <table:table-cell office:value-type="float" office:value="273377464" calcext:value-type="float">
            <text:p>273377464</text:p>
          </table:table-cell>
          <table:table-cell office:value-type="float" office:value="177592664" calcext:value-type="float">
            <text:p>177592664</text:p>
          </table:table-cell>
          <table:table-cell office:value-type="float" office:value="343567456" calcext:value-type="float">
            <text:p>343567456</text:p>
          </table:table-cell>
          <table:table-cell office:value-type="float" office:value="261003360" calcext:value-type="float">
            <text:p>261003360</text:p>
          </table:table-cell>
          <table:table-cell office:value-type="float" office:value="254811544" calcext:value-type="float">
            <text:p>254811544</text:p>
          </table:table-cell>
        </table:table-row>
        <table:table-row table:style-name="ro1">
          <table:table-cell office:value-type="float" office:value="277505080" calcext:value-type="float">
            <text:p>277505080</text:p>
          </table:table-cell>
          <table:table-cell office:value-type="float" office:value="177592664" calcext:value-type="float">
            <text:p>177592664</text:p>
          </table:table-cell>
          <table:table-cell office:value-type="float" office:value="348726976" calcext:value-type="float">
            <text:p>348726976</text:p>
          </table:table-cell>
          <table:table-cell office:value-type="float" office:value="266162880" calcext:value-type="float">
            <text:p>266162880</text:p>
          </table:table-cell>
          <table:table-cell office:value-type="float" office:value="254811544" calcext:value-type="float">
            <text:p>254811544</text:p>
          </table:table-cell>
        </table:table-row>
        <table:table-row table:style-name="ro1">
          <table:table-cell office:value-type="float" office:value="277505080" calcext:value-type="float">
            <text:p>277505080</text:p>
          </table:table-cell>
          <table:table-cell office:value-type="float" office:value="183605728" calcext:value-type="float">
            <text:p>183605728</text:p>
          </table:table-cell>
          <table:table-cell office:value-type="float" office:value="348726976" calcext:value-type="float">
            <text:p>348726976</text:p>
          </table:table-cell>
          <table:table-cell office:value-type="float" office:value="266162880" calcext:value-type="float">
            <text:p>266162880</text:p>
          </table:table-cell>
          <table:table-cell office:value-type="float" office:value="254811544" calcext:value-type="float">
            <text:p>254811544</text:p>
          </table:table-cell>
        </table:table-row>
        <table:table-row table:style-name="ro1">
          <table:table-cell office:value-type="float" office:value="279568888" calcext:value-type="float">
            <text:p>279568888</text:p>
          </table:table-cell>
          <table:table-cell office:value-type="float" office:value="193924768" calcext:value-type="float">
            <text:p>193924768</text:p>
          </table:table-cell>
          <table:table-cell office:value-type="float" office:value="351642672" calcext:value-type="float">
            <text:p>351642672</text:p>
          </table:table-cell>
          <table:table-cell office:value-type="float" office:value="266162880" calcext:value-type="float">
            <text:p>266162880</text:p>
          </table:table-cell>
          <table:table-cell office:value-type="float" office:value="259971064" calcext:value-type="float">
            <text:p>259971064</text:p>
          </table:table-cell>
        </table:table-row>
        <table:table-row table:style-name="ro1">
          <table:table-cell office:value-type="float" office:value="290919832" calcext:value-type="float">
            <text:p>290919832</text:p>
          </table:table-cell>
          <table:table-cell office:value-type="float" office:value="195988576" calcext:value-type="float">
            <text:p>195988576</text:p>
          </table:table-cell>
          <table:table-cell office:value-type="float" office:value="359305872" calcext:value-type="float">
            <text:p>359305872</text:p>
          </table:table-cell>
          <table:table-cell office:value-type="float" office:value="277513824" calcext:value-type="float">
            <text:p>277513824</text:p>
          </table:table-cell>
          <table:table-cell office:value-type="float" office:value="271322008" calcext:value-type="float">
            <text:p>271322008</text:p>
          </table:table-cell>
        </table:table-row>
        <table:table-row table:style-name="ro1">
          <table:table-cell office:value-type="float" office:value="294015544" calcext:value-type="float">
            <text:p>294015544</text:p>
          </table:table-cell>
          <table:table-cell office:value-type="float" office:value="207339520" calcext:value-type="float">
            <text:p>207339520</text:p>
          </table:table-cell>
          <table:table-cell office:value-type="float" office:value="365233600" calcext:value-type="float">
            <text:p>365233600</text:p>
          </table:table-cell>
          <table:table-cell office:value-type="float" office:value="282673344" calcext:value-type="float">
            <text:p>282673344</text:p>
          </table:table-cell>
          <table:table-cell office:value-type="float" office:value="273385816" calcext:value-type="float">
            <text:p>273385816</text:p>
          </table:table-cell>
        </table:table-row>
        <table:table-row table:style-name="ro1">
          <table:table-cell office:value-type="float" office:value="300206968" calcext:value-type="float">
            <text:p>300206968</text:p>
          </table:table-cell>
          <table:table-cell office:value-type="float" office:value="210435232" calcext:value-type="float">
            <text:p>210435232</text:p>
          </table:table-cell>
          <table:table-cell office:value-type="float" office:value="365233600" calcext:value-type="float">
            <text:p>365233600</text:p>
          </table:table-cell>
          <table:table-cell office:value-type="float" office:value="294024288" calcext:value-type="float">
            <text:p>294024288</text:p>
          </table:table-cell>
          <table:table-cell office:value-type="float" office:value="285768664" calcext:value-type="float">
            <text:p>285768664</text:p>
          </table:table-cell>
        </table:table-row>
        <table:table-row table:style-name="ro1">
          <table:table-cell office:value-type="float" office:value="310526008" calcext:value-type="float">
            <text:p>310526008</text:p>
          </table:table-cell>
          <table:table-cell office:value-type="float" office:value="226945696" calcext:value-type="float">
            <text:p>226945696</text:p>
          </table:table-cell>
          <table:table-cell office:value-type="float" office:value="366855360" calcext:value-type="float">
            <text:p>366855360</text:p>
          </table:table-cell>
          <table:table-cell office:value-type="float" office:value="310534752" calcext:value-type="float">
            <text:p>310534752</text:p>
          </table:table-cell>
          <table:table-cell office:value-type="float" office:value="301247224" calcext:value-type="float">
            <text:p>301247224</text:p>
          </table:table-cell>
        </table:table-row>
        <table:table-row table:style-name="ro1">
          <table:table-cell office:value-type="float" office:value="322908856" calcext:value-type="float">
            <text:p>322908856</text:p>
          </table:table-cell>
          <table:table-cell office:value-type="float" office:value="235200928" calcext:value-type="float">
            <text:p>235200928</text:p>
          </table:table-cell>
          <table:table-cell office:value-type="float" office:value="375502080" calcext:value-type="float">
            <text:p>375502080</text:p>
          </table:table-cell>
          <table:table-cell office:value-type="float" office:value="322917600" calcext:value-type="float">
            <text:p>322917600</text:p>
          </table:table-cell>
          <table:table-cell office:value-type="float" office:value="304342936" calcext:value-type="float">
            <text:p>304342936</text:p>
          </table:table-cell>
        </table:table-row>
        <table:table-row table:style-name="ro1">
          <table:table-cell office:value-type="float" office:value="327036472" calcext:value-type="float">
            <text:p>327036472</text:p>
          </table:table-cell>
          <table:table-cell office:value-type="float" office:value="243456160" calcext:value-type="float">
            <text:p>243456160</text:p>
          </table:table-cell>
          <table:table-cell office:value-type="float" office:value="381740224" calcext:value-type="float">
            <text:p>381740224</text:p>
          </table:table-cell>
          <table:table-cell office:value-type="float" office:value="330140928" calcext:value-type="float">
            <text:p>330140928</text:p>
          </table:table-cell>
          <table:table-cell office:value-type="float" office:value="309502456" calcext:value-type="float">
            <text:p>309502456</text:p>
          </table:table-cell>
        </table:table-row>
        <table:table-row table:style-name="ro1">
          <table:table-cell office:value-type="float" office:value="328395960" calcext:value-type="float">
            <text:p>328395960</text:p>
          </table:table-cell>
          <table:table-cell office:value-type="float" office:value="247583776" calcext:value-type="float">
            <text:p>247583776</text:p>
          </table:table-cell>
          <table:table-cell office:value-type="float" office:value="381740224" calcext:value-type="float">
            <text:p>381740224</text:p>
          </table:table-cell>
          <table:table-cell office:value-type="float" office:value="335300448" calcext:value-type="float">
            <text:p>335300448</text:p>
          </table:table-cell>
          <table:table-cell office:value-type="float" office:value="316725784" calcext:value-type="float">
            <text:p>316725784</text:p>
          </table:table-cell>
        </table:table-row>
        <table:table-row table:style-name="ro1">
          <table:table-cell office:value-type="float" office:value="333357576" calcext:value-type="float">
            <text:p>333357576</text:p>
          </table:table-cell>
          <table:table-cell office:value-type="float" office:value="257902816" calcext:value-type="float">
            <text:p>257902816</text:p>
          </table:table-cell>
          <table:table-cell office:value-type="float" office:value="381740224" calcext:value-type="float">
            <text:p>381740224</text:p>
          </table:table-cell>
          <table:table-cell office:value-type="float" office:value="343555680" calcext:value-type="float">
            <text:p>343555680</text:p>
          </table:table-cell>
          <table:table-cell office:value-type="float" office:value="320853400" calcext:value-type="float">
            <text:p>320853400</text:p>
          </table:table-cell>
        </table:table-row>
        <table:table-row table:style-name="ro1">
          <table:table-cell office:value-type="float" office:value="342970392" calcext:value-type="float">
            <text:p>342970392</text:p>
          </table:table-cell>
          <table:table-cell office:value-type="float" office:value="259966624" calcext:value-type="float">
            <text:p>259966624</text:p>
          </table:table-cell>
          <table:table-cell office:value-type="float" office:value="381740224" calcext:value-type="float">
            <text:p>381740224</text:p>
          </table:table-cell>
          <table:table-cell office:value-type="float" office:value="343555680" calcext:value-type="float">
            <text:p>343555680</text:p>
          </table:table-cell>
          <table:table-cell office:value-type="float" office:value="320853400" calcext:value-type="float">
            <text:p>320853400</text:p>
          </table:table-cell>
        </table:table-row>
        <table:table-row table:style-name="ro1">
          <table:table-cell office:value-type="float" office:value="342970392" calcext:value-type="float">
            <text:p>342970392</text:p>
          </table:table-cell>
          <table:table-cell office:value-type="float" office:value="262030432" calcext:value-type="float">
            <text:p>262030432</text:p>
          </table:table-cell>
          <table:table-cell office:value-type="float" office:value="381740224" calcext:value-type="float">
            <text:p>381740224</text:p>
          </table:table-cell>
          <table:table-cell office:value-type="float" office:value="348010160" calcext:value-type="float">
            <text:p>348010160</text:p>
          </table:table-cell>
          <table:table-cell office:value-type="float" office:value="325504584" calcext:value-type="float">
            <text:p>325504584</text:p>
          </table:table-cell>
        </table:table-row>
        <table:table-row table:style-name="ro1">
          <table:table-cell office:value-type="float" office:value="342970392" calcext:value-type="float">
            <text:p>342970392</text:p>
          </table:table-cell>
          <table:table-cell office:value-type="float" office:value="262030432" calcext:value-type="float">
            <text:p>262030432</text:p>
          </table:table-cell>
          <table:table-cell office:value-type="float" office:value="381740224" calcext:value-type="float">
            <text:p>381740224</text:p>
          </table:table-cell>
          <table:table-cell office:value-type="float" office:value="348010160" calcext:value-type="float">
            <text:p>348010160</text:p>
          </table:table-cell>
          <table:table-cell office:value-type="float" office:value="334085736" calcext:value-type="float">
            <text:p>334085736</text:p>
          </table:table-cell>
        </table:table-row>
        <table:table-row table:style-name="ro1">
          <table:table-cell office:value-type="float" office:value="342970392" calcext:value-type="float">
            <text:p>342970392</text:p>
          </table:table-cell>
          <table:table-cell office:value-type="float" office:value="266158048" calcext:value-type="float">
            <text:p>266158048</text:p>
          </table:table-cell>
          <table:table-cell office:value-type="float" office:value="167638160" calcext:value-type="float">
            <text:p>167638160</text:p>
          </table:table-cell>
          <table:table-cell office:value-type="float" office:value="355362944" calcext:value-type="float">
            <text:p>355362944</text:p>
          </table:table-cell>
          <table:table-cell office:value-type="float" office:value="336656184" calcext:value-type="float">
            <text:p>336656184</text:p>
          </table:table-cell>
        </table:table-row>
        <table:table-row table:style-name="ro1">
          <table:table-cell office:value-type="float" office:value="344902584" calcext:value-type="float">
            <text:p>344902584</text:p>
          </table:table-cell>
          <table:table-cell office:value-type="float" office:value="276477088" calcext:value-type="float">
            <text:p>276477088</text:p>
          </table:table-cell>
          <table:table-cell office:value-type="float" office:value="167638656" calcext:value-type="float">
            <text:p>167638656</text:p>
          </table:table-cell>
          <table:table-cell office:value-type="float" office:value="359555168" calcext:value-type="float">
            <text:p>359555168</text:p>
          </table:table-cell>
          <table:table-cell office:value-type="float" office:value="336656184" calcext:value-type="float">
            <text:p>336656184</text:p>
          </table:table-cell>
        </table:table-row>
        <table:table-row table:style-name="ro1">
          <table:table-cell office:value-type="float" office:value="351617112" calcext:value-type="float">
            <text:p>351617112</text:p>
          </table:table-cell>
          <table:table-cell office:value-type="float" office:value="278540896" calcext:value-type="float">
            <text:p>278540896</text:p>
          </table:table-cell>
          <table:table-cell office:value-type="float" office:value="175366816" calcext:value-type="float">
            <text:p>175366816</text:p>
          </table:table-cell>
          <table:table-cell office:value-type="float" office:value="359555168" calcext:value-type="float">
            <text:p>359555168</text:p>
          </table:table-cell>
          <table:table-cell office:value-type="float" office:value="336656184" calcext:value-type="float">
            <text:p>336656184</text:p>
          </table:table-cell>
        </table:table-row>
        <table:table-row table:style-name="ro1">
          <table:table-cell office:value-type="float" office:value="359477016" calcext:value-type="float">
            <text:p>359477016</text:p>
          </table:table-cell>
          <table:table-cell office:value-type="float" office:value="288859936" calcext:value-type="float">
            <text:p>288859936</text:p>
          </table:table-cell>
          <table:table-cell office:value-type="float" office:value="184653952" calcext:value-type="float">
            <text:p>184653952</text:p>
          </table:table-cell>
          <table:table-cell office:value-type="float" office:value="359555168" calcext:value-type="float">
            <text:p>359555168</text:p>
          </table:table-cell>
          <table:table-cell office:value-type="float" office:value="338146824" calcext:value-type="float">
            <text:p>338146824</text:p>
          </table:table-cell>
        </table:table-row>
        <table:table-row table:style-name="ro1">
          <table:table-cell office:value-type="float" office:value="359477016" calcext:value-type="float">
            <text:p>359477016</text:p>
          </table:table-cell>
          <table:table-cell office:value-type="float" office:value="295051360" calcext:value-type="float">
            <text:p>295051360</text:p>
          </table:table-cell>
          <table:table-cell office:value-type="float" office:value="185685856" calcext:value-type="float">
            <text:p>185685856</text:p>
          </table:table-cell>
          <table:table-cell office:value-type="float" office:value="359555168" calcext:value-type="float">
            <text:p>359555168</text:p>
          </table:table-cell>
          <table:table-cell office:value-type="float" office:value="348773880" calcext:value-type="float">
            <text:p>348773880</text:p>
          </table:table-cell>
        </table:table-row>
        <table:table-row table:style-name="ro1">
          <table:table-cell office:value-type="float" office:value="359477016" calcext:value-type="float">
            <text:p>359477016</text:p>
          </table:table-cell>
          <table:table-cell office:value-type="float" office:value="295051360" calcext:value-type="float">
            <text:p>295051360</text:p>
          </table:table-cell>
          <table:table-cell office:value-type="float" office:value="194972992" calcext:value-type="float">
            <text:p>194972992</text:p>
          </table:table-cell>
          <table:table-cell office:value-type="float" office:value="360062304" calcext:value-type="float">
            <text:p>360062304</text:p>
          </table:table-cell>
          <table:table-cell office:value-type="float" office:value="353162808" calcext:value-type="float">
            <text:p>353162808</text:p>
          </table:table-cell>
        </table:table-row>
        <table:table-row table:style-name="ro1">
          <table:table-cell office:value-type="float" office:value="359477016" calcext:value-type="float">
            <text:p>359477016</text:p>
          </table:table-cell>
          <table:table-cell office:value-type="float" office:value="305370400" calcext:value-type="float">
            <text:p>305370400</text:p>
          </table:table-cell>
          <table:table-cell office:value-type="float" office:value="201164416" calcext:value-type="float">
            <text:p>201164416</text:p>
          </table:table-cell>
          <table:table-cell office:value-type="float" office:value="369543968" calcext:value-type="float">
            <text:p>369543968</text:p>
          </table:table-cell>
          <table:table-cell office:value-type="float" office:value="353162808" calcext:value-type="float">
            <text:p>353162808</text:p>
          </table:table-cell>
        </table:table-row>
        <table:table-row table:style-name="ro1">
          <table:table-cell office:value-type="float" office:value="361409208" calcext:value-type="float">
            <text:p>361409208</text:p>
          </table:table-cell>
          <table:table-cell office:value-type="float" office:value="311561824" calcext:value-type="float">
            <text:p>311561824</text:p>
          </table:table-cell>
          <table:table-cell office:value-type="float" office:value="204260128" calcext:value-type="float">
            <text:p>204260128</text:p>
          </table:table-cell>
          <table:table-cell office:value-type="float" office:value="369543968" calcext:value-type="float">
            <text:p>369543968</text:p>
          </table:table-cell>
          <table:table-cell office:value-type="float" office:value="353162808" calcext:value-type="float">
            <text:p>353162808</text:p>
          </table:table-cell>
        </table:table-row>
        <table:table-row table:style-name="ro1">
          <table:table-cell office:value-type="float" office:value="361409208" calcext:value-type="float">
            <text:p>361409208</text:p>
          </table:table-cell>
          <table:table-cell office:value-type="float" office:value="311561824" calcext:value-type="float">
            <text:p>311561824</text:p>
          </table:table-cell>
          <table:table-cell office:value-type="float" office:value="213547264" calcext:value-type="float">
            <text:p>213547264</text:p>
          </table:table-cell>
          <table:table-cell office:value-type="float" office:value="369543968" calcext:value-type="float">
            <text:p>369543968</text:p>
          </table:table-cell>
          <table:table-cell office:value-type="float" office:value="353162808" calcext:value-type="float">
            <text:p>353162808</text:p>
          </table:table-cell>
        </table:table-row>
        <table:table-row table:style-name="ro1">
          <table:table-cell office:value-type="float" office:value="361409208" calcext:value-type="float">
            <text:p>361409208</text:p>
          </table:table-cell>
          <table:table-cell office:value-type="float" office:value="327040384" calcext:value-type="float">
            <text:p>327040384</text:p>
          </table:table-cell>
          <table:table-cell office:value-type="float" office:value="217674880" calcext:value-type="float">
            <text:p>217674880</text:p>
          </table:table-cell>
          <table:table-cell office:value-type="float" office:value="376061792" calcext:value-type="float">
            <text:p>376061792</text:p>
          </table:table-cell>
          <table:table-cell office:value-type="float" office:value="353162808" calcext:value-type="float">
            <text:p>353162808</text:p>
          </table:table-cell>
        </table:table-row>
        <table:table-row table:style-name="ro1">
          <table:table-cell office:value-type="float" office:value="361409208" calcext:value-type="float">
            <text:p>361409208</text:p>
          </table:table-cell>
          <table:table-cell office:value-type="float" office:value="329104192" calcext:value-type="float">
            <text:p>329104192</text:p>
          </table:table-cell>
          <table:table-cell office:value-type="float" office:value="224898208" calcext:value-type="float">
            <text:p>224898208</text:p>
          </table:table-cell>
          <table:table-cell office:value-type="float" office:value="376455200" calcext:value-type="float">
            <text:p>376455200</text:p>
          </table:table-cell>
          <table:table-cell office:value-type="float" office:value="363037896" calcext:value-type="float">
            <text:p>363037896</text:p>
          </table:table-cell>
        </table:table-row>
        <table:table-row table:style-name="ro1">
          <table:table-cell office:value-type="float" office:value="153071624" calcext:value-type="float">
            <text:p>153071624</text:p>
          </table:table-cell>
          <table:table-cell office:value-type="float" office:value="341487040" calcext:value-type="float">
            <text:p>341487040</text:p>
          </table:table-cell>
          <table:table-cell office:value-type="float" office:value="234185344" calcext:value-type="float">
            <text:p>234185344</text:p>
          </table:table-cell>
          <table:table-cell office:value-type="float" office:value="385985024" calcext:value-type="float">
            <text:p>385985024</text:p>
          </table:table-cell>
          <table:table-cell office:value-type="float" office:value="368065080" calcext:value-type="float">
            <text:p>368065080</text:p>
          </table:table-cell>
        </table:table-row>
        <table:table-row table:style-name="ro1">
          <table:table-cell office:value-type="float" office:value="153634776" calcext:value-type="float">
            <text:p>153634776</text:p>
          </table:table-cell>
          <table:table-cell office:value-type="float" office:value="344582752" calcext:value-type="float">
            <text:p>344582752</text:p>
          </table:table-cell>
          <table:table-cell office:value-type="float" office:value="237281056" calcext:value-type="float">
            <text:p>237281056</text:p>
          </table:table-cell>
          <table:table-cell office:value-type="float" office:value="386050592" calcext:value-type="float">
            <text:p>386050592</text:p>
          </table:table-cell>
          <table:table-cell office:value-type="float" office:value="368065080" calcext:value-type="float">
            <text:p>368065080</text:p>
          </table:table-cell>
        </table:table-row>
        <table:table-row table:style-name="ro1">
          <table:table-cell office:value-type="float" office:value="158848952" calcext:value-type="float">
            <text:p>158848952</text:p>
          </table:table-cell>
          <table:table-cell office:value-type="float" office:value="345614656" calcext:value-type="float">
            <text:p>345614656</text:p>
          </table:table-cell>
          <table:table-cell office:value-type="float" office:value="247600096" calcext:value-type="float">
            <text:p>247600096</text:p>
          </table:table-cell>
          <table:table-cell office:value-type="float" office:value="386050592" calcext:value-type="float">
            <text:p>386050592</text:p>
          </table:table-cell>
          <table:table-cell office:value-type="float" office:value="368065080" calcext:value-type="float">
            <text:p>368065080</text:p>
          </table:table-cell>
        </table:table-row>
        <table:table-row table:style-name="ro1">
          <table:table-cell office:value-type="float" office:value="167104216" calcext:value-type="float">
            <text:p>167104216</text:p>
          </table:table-cell>
          <table:table-cell office:value-type="float" office:value="354901792" calcext:value-type="float">
            <text:p>354901792</text:p>
          </table:table-cell>
          <table:table-cell office:value-type="float" office:value="250695808" calcext:value-type="float">
            <text:p>250695808</text:p>
          </table:table-cell>
          <table:table-cell office:value-type="float" office:value="392633984" calcext:value-type="float">
            <text:p>392633984</text:p>
          </table:table-cell>
          <table:table-cell office:value-type="float" office:value="369669432" calcext:value-type="float">
            <text:p>369669432</text:p>
          </table:table-cell>
        </table:table-row>
        <table:table-row table:style-name="ro1">
          <table:table-cell office:value-type="float" office:value="169168024" calcext:value-type="float">
            <text:p>169168024</text:p>
          </table:table-cell>
          <table:table-cell office:value-type="float" office:value="361093216" calcext:value-type="float">
            <text:p>361093216</text:p>
          </table:table-cell>
          <table:table-cell office:value-type="float" office:value="261014848" calcext:value-type="float">
            <text:p>261014848</text:p>
          </table:table-cell>
          <table:table-cell office:value-type="float" office:value="392633984" calcext:value-type="float">
            <text:p>392633984</text:p>
          </table:table-cell>
          <table:table-cell office:value-type="float" office:value="377481192" calcext:value-type="float">
            <text:p>377481192</text:p>
          </table:table-cell>
        </table:table-row>
        <table:table-row table:style-name="ro1">
          <table:table-cell office:value-type="float" office:value="178455160" calcext:value-type="float">
            <text:p>178455160</text:p>
          </table:table-cell>
          <table:table-cell office:value-type="float" office:value="361093216" calcext:value-type="float">
            <text:p>361093216</text:p>
          </table:table-cell>
          <table:table-cell office:value-type="float" office:value="267206272" calcext:value-type="float">
            <text:p>267206272</text:p>
          </table:table-cell>
          <table:table-cell office:value-type="float" office:value="402115664" calcext:value-type="float">
            <text:p>402115664</text:p>
          </table:table-cell>
          <table:table-cell office:value-type="float" office:value="384571704" calcext:value-type="float">
            <text:p>384571704</text:p>
          </table:table-cell>
        </table:table-row>
        <table:table-row table:style-name="ro1">
          <table:table-cell office:value-type="float" office:value="184646584" calcext:value-type="float">
            <text:p>184646584</text:p>
          </table:table-cell>
          <table:table-cell office:value-type="float" office:value="367284640" calcext:value-type="float">
            <text:p>367284640</text:p>
          </table:table-cell>
          <table:table-cell office:value-type="float" office:value="267206272" calcext:value-type="float">
            <text:p>267206272</text:p>
          </table:table-cell>
          <table:table-cell office:value-type="float" office:value="402557216" calcext:value-type="float">
            <text:p>402557216</text:p>
          </table:table-cell>
          <table:table-cell office:value-type="float" office:value="384571704" calcext:value-type="float">
            <text:p>384571704</text:p>
          </table:table-cell>
        </table:table-row>
        <table:table-row table:style-name="ro1">
          <table:table-cell office:value-type="float" office:value="185678488" calcext:value-type="float">
            <text:p>185678488</text:p>
          </table:table-cell>
          <table:table-cell office:value-type="float" office:value="373476064" calcext:value-type="float">
            <text:p>373476064</text:p>
          </table:table-cell>
          <table:table-cell office:value-type="float" office:value="267206272" calcext:value-type="float">
            <text:p>267206272</text:p>
          </table:table-cell>
          <table:table-cell office:value-type="float" office:value="402557216" calcext:value-type="float">
            <text:p>402557216</text:p>
          </table:table-cell>
          <table:table-cell office:value-type="float" office:value="201257288" calcext:value-type="float">
            <text:p>201257288</text:p>
          </table:table-cell>
        </table:table-row>
        <table:table-row table:style-name="ro1">
          <table:table-cell office:value-type="float" office:value="188774200" calcext:value-type="float">
            <text:p>188774200</text:p>
          </table:table-cell>
          <table:table-cell office:value-type="float" office:value="376571776" calcext:value-type="float">
            <text:p>376571776</text:p>
          </table:table-cell>
          <table:table-cell office:value-type="float" office:value="277525312" calcext:value-type="float">
            <text:p>277525312</text:p>
          </table:table-cell>
          <table:table-cell office:value-type="float" office:value="402557216" calcext:value-type="float">
            <text:p>402557216</text:p>
          </table:table-cell>
          <table:table-cell office:value-type="float" office:value="201257288" calcext:value-type="float">
            <text:p>201257288</text:p>
          </table:table-cell>
        </table:table-row>
        <table:table-row table:style-name="ro1">
          <table:table-cell office:value-type="float" office:value="200125144" calcext:value-type="float">
            <text:p>200125144</text:p>
          </table:table-cell>
          <table:table-cell office:value-type="float" office:value="382763200" calcext:value-type="float">
            <text:p>382763200</text:p>
          </table:table-cell>
          <table:table-cell office:value-type="float" office:value="281652928" calcext:value-type="float">
            <text:p>281652928</text:p>
          </table:table-cell>
          <table:table-cell office:value-type="float" office:value="227617408" calcext:value-type="float">
            <text:p>227617408</text:p>
          </table:table-cell>
          <table:table-cell office:value-type="float" office:value="210436696" calcext:value-type="float">
            <text:p>210436696</text:p>
          </table:table-cell>
        </table:table-row>
        <table:table-row table:style-name="ro1">
          <table:table-cell office:value-type="float" office:value="202188952" calcext:value-type="float">
            <text:p>202188952</text:p>
          </table:table-cell>
          <table:table-cell office:value-type="float" office:value="392050336" calcext:value-type="float">
            <text:p>392050336</text:p>
          </table:table-cell>
          <table:table-cell office:value-type="float" office:value="289908160" calcext:value-type="float">
            <text:p>289908160</text:p>
          </table:table-cell>
          <table:table-cell office:value-type="float" office:value="232277792" calcext:value-type="float">
            <text:p>232277792</text:p>
          </table:table-cell>
          <table:table-cell office:value-type="float" office:value="217660024" calcext:value-type="float">
            <text:p>217660024</text:p>
          </table:table-cell>
        </table:table-row>
        <table:table-row table:style-name="ro1">
          <table:table-cell office:value-type="float" office:value="203220856" calcext:value-type="float">
            <text:p>203220856</text:p>
          </table:table-cell>
          <table:table-cell office:value-type="float" office:value="393082240" calcext:value-type="float">
            <text:p>393082240</text:p>
          </table:table-cell>
          <table:table-cell office:value-type="float" office:value="298163392" calcext:value-type="float">
            <text:p>298163392</text:p>
          </table:table-cell>
          <table:table-cell office:value-type="float" office:value="234166864" calcext:value-type="float">
            <text:p>234166864</text:p>
          </table:table-cell>
          <table:table-cell office:value-type="float" office:value="222819544" calcext:value-type="float">
            <text:p>222819544</text:p>
          </table:table-cell>
        </table:table-row>
        <table:table-row table:style-name="ro1">
          <table:table-cell office:value-type="float" office:value="211476088" calcext:value-type="float">
            <text:p>211476088</text:p>
          </table:table-cell>
          <table:table-cell office:value-type="float" office:value="401337472" calcext:value-type="float">
            <text:p>401337472</text:p>
          </table:table-cell>
          <table:table-cell office:value-type="float" office:value="300227200" calcext:value-type="float">
            <text:p>300227200</text:p>
          </table:table-cell>
          <table:table-cell office:value-type="float" office:value="236230704" calcext:value-type="float">
            <text:p>236230704</text:p>
          </table:table-cell>
          <table:table-cell office:value-type="float" office:value="231074744" calcext:value-type="float">
            <text:p>231074744</text:p>
          </table:table-cell>
        </table:table-row>
        <table:table-row table:style-name="ro1">
          <table:table-cell office:value-type="float" office:value="218699416" calcext:value-type="float">
            <text:p>218699416</text:p>
          </table:table-cell>
          <table:table-cell office:value-type="float" office:value="409592704" calcext:value-type="float">
            <text:p>409592704</text:p>
          </table:table-cell>
          <table:table-cell office:value-type="float" office:value="309514336" calcext:value-type="float">
            <text:p>309514336</text:p>
          </table:table-cell>
          <table:table-cell office:value-type="float" office:value="243454032" calcext:value-type="float">
            <text:p>243454032</text:p>
          </table:table-cell>
          <table:table-cell office:value-type="float" office:value="235202392" calcext:value-type="float">
            <text:p>235202392</text:p>
          </table:table-cell>
        </table:table-row>
        <table:table-row table:style-name="ro1">
          <table:table-cell office:value-type="float" office:value="223858936" calcext:value-type="float">
            <text:p>223858936</text:p>
          </table:table-cell>
          <table:table-cell office:value-type="float" office:value="410624608" calcext:value-type="float">
            <text:p>410624608</text:p>
          </table:table-cell>
          <table:table-cell office:value-type="float" office:value="314673856" calcext:value-type="float">
            <text:p>314673856</text:p>
          </table:table-cell>
          <table:table-cell office:value-type="float" office:value="250677360" calcext:value-type="float">
            <text:p>250677360</text:p>
          </table:table-cell>
          <table:table-cell office:value-type="float" office:value="243457624" calcext:value-type="float">
            <text:p>243457624</text:p>
          </table:table-cell>
        </table:table-row>
        <table:table-row table:style-name="ro1">
          <table:table-cell office:value-type="float" office:value="234177976" calcext:value-type="float">
            <text:p>234177976</text:p>
          </table:table-cell>
          <table:table-cell office:value-type="float" office:value="416816032" calcext:value-type="float">
            <text:p>416816032</text:p>
          </table:table-cell>
          <table:table-cell office:value-type="float" office:value="322929088" calcext:value-type="float">
            <text:p>322929088</text:p>
          </table:table-cell>
          <table:table-cell office:value-type="float" office:value="259964496" calcext:value-type="float">
            <text:p>259964496</text:p>
          </table:table-cell>
          <table:table-cell office:value-type="float" office:value="250680952" calcext:value-type="float">
            <text:p>250680952</text:p>
          </table:table-cell>
        </table:table-row>
        <table:table-row table:style-name="ro1">
          <table:table-cell office:value-type="float" office:value="235209880" calcext:value-type="float">
            <text:p>235209880</text:p>
          </table:table-cell>
          <table:table-cell office:value-type="float" office:value="426103168" calcext:value-type="float">
            <text:p>426103168</text:p>
          </table:table-cell>
          <table:table-cell office:value-type="float" office:value="331184320" calcext:value-type="float">
            <text:p>331184320</text:p>
          </table:table-cell>
          <table:table-cell office:value-type="float" office:value="267187824" calcext:value-type="float">
            <text:p>267187824</text:p>
          </table:table-cell>
          <table:table-cell office:value-type="float" office:value="254808568" calcext:value-type="float">
            <text:p>254808568</text:p>
          </table:table-cell>
        </table:table-row>
        <table:table-row table:style-name="ro1">
          <table:table-cell office:value-type="float" office:value="235209880" calcext:value-type="float">
            <text:p>235209880</text:p>
          </table:table-cell>
          <table:table-cell office:value-type="float" office:value="428166976" calcext:value-type="float">
            <text:p>428166976</text:p>
          </table:table-cell>
          <table:table-cell office:value-type="float" office:value="332740512" calcext:value-type="float">
            <text:p>332740512</text:p>
          </table:table-cell>
          <table:table-cell office:value-type="float" office:value="276474960" calcext:value-type="float">
            <text:p>276474960</text:p>
          </table:table-cell>
          <table:table-cell office:value-type="float" office:value="255840472" calcext:value-type="float">
            <text:p>255840472</text:p>
          </table:table-cell>
        </table:table-row>
        <table:table-row table:style-name="ro1">
          <table:table-cell office:value-type="float" office:value="242433208" calcext:value-type="float">
            <text:p>242433208</text:p>
          </table:table-cell>
          <table:table-cell office:value-type="float" office:value="443645536" calcext:value-type="float">
            <text:p>443645536</text:p>
          </table:table-cell>
          <table:table-cell office:value-type="float" office:value="347690944" calcext:value-type="float">
            <text:p>347690944</text:p>
          </table:table-cell>
          <table:table-cell office:value-type="float" office:value="280602576" calcext:value-type="float">
            <text:p>280602576</text:p>
          </table:table-cell>
          <table:table-cell office:value-type="float" office:value="267191416" calcext:value-type="float">
            <text:p>267191416</text:p>
          </table:table-cell>
        </table:table-row>
        <table:table-row table:style-name="ro1">
          <table:table-cell office:value-type="float" office:value="251720344" calcext:value-type="float">
            <text:p>251720344</text:p>
          </table:table-cell>
          <table:table-cell office:value-type="float" office:value="459124096" calcext:value-type="float">
            <text:p>459124096</text:p>
          </table:table-cell>
          <table:table-cell office:value-type="float" office:value="347690944" calcext:value-type="float">
            <text:p>347690944</text:p>
          </table:table-cell>
          <table:table-cell office:value-type="float" office:value="298144944" calcext:value-type="float">
            <text:p>298144944</text:p>
          </table:table-cell>
          <table:table-cell office:value-type="float" office:value="276478552" calcext:value-type="float">
            <text:p>276478552</text:p>
          </table:table-cell>
        </table:table-row>
        <table:table-row table:style-name="ro1">
          <table:table-cell office:value-type="float" office:value="259975576" calcext:value-type="float">
            <text:p>259975576</text:p>
          </table:table-cell>
          <table:table-cell office:value-type="float" office:value="459124096" calcext:value-type="float">
            <text:p>459124096</text:p>
          </table:table-cell>
          <table:table-cell office:value-type="float" office:value="353308224" calcext:value-type="float">
            <text:p>353308224</text:p>
          </table:table-cell>
          <table:table-cell office:value-type="float" office:value="300208752" calcext:value-type="float">
            <text:p>300208752</text:p>
          </table:table-cell>
          <table:table-cell office:value-type="float" office:value="284733784" calcext:value-type="float">
            <text:p>284733784</text:p>
          </table:table-cell>
        </table:table-row>
        <table:table-row table:style-name="ro1">
          <table:table-cell office:value-type="float" office:value="266167000" calcext:value-type="float">
            <text:p>266167000</text:p>
          </table:table-cell>
          <table:table-cell office:value-type="float" office:value="459124096" calcext:value-type="float">
            <text:p>459124096</text:p>
          </table:table-cell>
          <table:table-cell office:value-type="float" office:value="364197568" calcext:value-type="float">
            <text:p>364197568</text:p>
          </table:table-cell>
          <table:table-cell office:value-type="float" office:value="308658752" calcext:value-type="float">
            <text:p>308658752</text:p>
          </table:table-cell>
          <table:table-cell office:value-type="float" office:value="288861400" calcext:value-type="float">
            <text:p>288861400</text:p>
          </table:table-cell>
        </table:table-row>
        <table:table-row table:style-name="ro1">
          <table:table-cell office:value-type="float" office:value="277517944" calcext:value-type="float">
            <text:p>277517944</text:p>
          </table:table-cell>
          <table:table-cell office:value-type="float" office:value="461515248" calcext:value-type="float">
            <text:p>461515248</text:p>
          </table:table-cell>
          <table:table-cell office:value-type="float" office:value="364197568" calcext:value-type="float">
            <text:p>364197568</text:p>
          </table:table-cell>
          <table:table-cell office:value-type="float" office:value="308724320" calcext:value-type="float">
            <text:p>308724320</text:p>
          </table:table-cell>
          <table:table-cell office:value-type="float" office:value="292989016" calcext:value-type="float">
            <text:p>292989016</text:p>
          </table:table-cell>
        </table:table-row>
        <table:table-row table:style-name="ro1">
          <table:table-cell office:value-type="float" office:value="282677464" calcext:value-type="float">
            <text:p>282677464</text:p>
          </table:table-cell>
          <table:table-cell office:value-type="float" office:value="471569616" calcext:value-type="float">
            <text:p>471569616</text:p>
          </table:table-cell>
          <table:table-cell office:value-type="float" office:value="364197568" calcext:value-type="float">
            <text:p>364197568</text:p>
          </table:table-cell>
          <table:table-cell office:value-type="float" office:value="310149392" calcext:value-type="float">
            <text:p>310149392</text:p>
          </table:table-cell>
          <table:table-cell office:value-type="float" office:value="305371864" calcext:value-type="float">
            <text:p>305371864</text:p>
          </table:table-cell>
        </table:table-row>
        <table:table-row table:style-name="ro1">
          <table:table-cell office:value-type="float" office:value="295060312" calcext:value-type="float">
            <text:p>295060312</text:p>
          </table:table-cell>
          <table:table-cell office:value-type="float" office:value="471700752" calcext:value-type="float">
            <text:p>471700752</text:p>
          </table:table-cell>
          <table:table-cell office:value-type="float" office:value="364197568" calcext:value-type="float">
            <text:p>364197568</text:p>
          </table:table-cell>
          <table:table-cell office:value-type="float" office:value="315814832" calcext:value-type="float">
            <text:p>315814832</text:p>
          </table:table-cell>
          <table:table-cell office:value-type="float" office:value="310531384" calcext:value-type="float">
            <text:p>310531384</text:p>
          </table:table-cell>
        </table:table-row>
        <table:table-row table:style-name="ro1">
          <table:table-cell office:value-type="float" office:value="299187928" calcext:value-type="float">
            <text:p>299187928</text:p>
          </table:table-cell>
          <table:table-cell office:value-type="float" office:value="471700752" calcext:value-type="float">
            <text:p>471700752</text:p>
          </table:table-cell>
          <table:table-cell office:value-type="float" office:value="372450880" calcext:value-type="float">
            <text:p>372450880</text:p>
          </table:table-cell>
          <table:table-cell office:value-type="float" office:value="316715376" calcext:value-type="float">
            <text:p>316715376</text:p>
          </table:table-cell>
          <table:table-cell office:value-type="float" office:value="321882328" calcext:value-type="float">
            <text:p>321882328</text:p>
          </table:table-cell>
        </table:table-row>
        <table:table-row table:style-name="ro1">
          <table:table-cell office:value-type="float" office:value="306411256" calcext:value-type="float">
            <text:p>306411256</text:p>
          </table:table-cell>
          <table:table-cell office:value-type="float" office:value="474861312" calcext:value-type="float">
            <text:p>474861312</text:p>
          </table:table-cell>
          <table:table-cell office:value-type="float" office:value="377495472" calcext:value-type="float">
            <text:p>377495472</text:p>
          </table:table-cell>
          <table:table-cell office:value-type="float" office:value="325230944" calcext:value-type="float">
            <text:p>325230944</text:p>
          </table:table-cell>
          <table:table-cell office:value-type="float" office:value="326009944" calcext:value-type="float">
            <text:p>326009944</text:p>
          </table:table-cell>
        </table:table-row>
        <table:table-row table:style-name="ro1">
          <table:table-cell office:value-type="float" office:value="313634584" calcext:value-type="float">
            <text:p>313634584</text:p>
          </table:table-cell>
          <table:table-cell office:value-type="float" office:value="479446944" calcext:value-type="float">
            <text:p>479446944</text:p>
          </table:table-cell>
          <table:table-cell office:value-type="float" office:value="377495472" calcext:value-type="float">
            <text:p>377495472</text:p>
          </table:table-cell>
          <table:table-cell office:value-type="float" office:value="325230944" calcext:value-type="float">
            <text:p>325230944</text:p>
          </table:table-cell>
          <table:table-cell office:value-type="float" office:value="338392792" calcext:value-type="float">
            <text:p>338392792</text:p>
          </table:table-cell>
        </table:table-row>
        <table:table-row table:style-name="ro1">
          <table:table-cell office:value-type="float" office:value="315698392" calcext:value-type="float">
            <text:p>315698392</text:p>
          </table:table-cell>
          <table:table-cell office:value-type="float" office:value="488207376" calcext:value-type="float">
            <text:p>488207376</text:p>
          </table:table-cell>
          <table:table-cell office:value-type="float" office:value="377495472" calcext:value-type="float">
            <text:p>377495472</text:p>
          </table:table-cell>
          <table:table-cell office:value-type="float" office:value="325230944" calcext:value-type="float">
            <text:p>325230944</text:p>
          </table:table-cell>
          <table:table-cell office:value-type="float" office:value="338392760" calcext:value-type="float">
            <text:p>338392760</text:p>
          </table:table-cell>
        </table:table-row>
        <table:table-row table:style-name="ro1">
          <table:table-cell office:value-type="float" office:value="317762200" calcext:value-type="float">
            <text:p>317762200</text:p>
          </table:table-cell>
          <table:table-cell office:value-type="float" office:value="488207376" calcext:value-type="float">
            <text:p>488207376</text:p>
          </table:table-cell>
          <table:table-cell office:value-type="float" office:value="380704192" calcext:value-type="float">
            <text:p>380704192</text:p>
          </table:table-cell>
          <table:table-cell office:value-type="float" office:value="329095344" calcext:value-type="float">
            <text:p>329095344</text:p>
          </table:table-cell>
          <table:table-cell office:value-type="float" office:value="342520408" calcext:value-type="float">
            <text:p>342520408</text:p>
          </table:table-cell>
        </table:table-row>
        <table:table-row table:style-name="ro1">
          <table:table-cell office:value-type="float" office:value="327049336" calcext:value-type="float">
            <text:p>327049336</text:p>
          </table:table-cell>
          <table:table-cell office:value-type="float" office:value="488207376" calcext:value-type="float">
            <text:p>488207376</text:p>
          </table:table-cell>
          <table:table-cell office:value-type="float" office:value="386959728" calcext:value-type="float">
            <text:p>386959728</text:p>
          </table:table-cell>
          <table:table-cell office:value-type="float" office:value="332321456" calcext:value-type="float">
            <text:p>332321456</text:p>
          </table:table-cell>
          <table:table-cell office:value-type="float" office:value="342520408" calcext:value-type="float">
            <text:p>342520408</text:p>
          </table:table-cell>
        </table:table-row>
        <table:table-row table:style-name="ro1">
          <table:table-cell office:value-type="float" office:value="332208856" calcext:value-type="float">
            <text:p>332208856</text:p>
          </table:table-cell>
          <table:table-cell office:value-type="float" office:value="491367936" calcext:value-type="float">
            <text:p>491367936</text:p>
          </table:table-cell>
          <table:table-cell office:value-type="float" office:value="394002096" calcext:value-type="float">
            <text:p>394002096</text:p>
          </table:table-cell>
          <table:table-cell office:value-type="float" office:value="332649296" calcext:value-type="float">
            <text:p>332649296</text:p>
          </table:table-cell>
          <table:table-cell office:value-type="float" office:value="344584216" calcext:value-type="float">
            <text:p>344584216</text:p>
          </table:table-cell>
        </table:table-row>
        <table:table-row table:style-name="ro1">
          <table:table-cell office:value-type="float" office:value="334272664" calcext:value-type="float">
            <text:p>334272664</text:p>
          </table:table-cell>
          <table:table-cell office:value-type="float" office:value="498655152" calcext:value-type="float">
            <text:p>498655152</text:p>
          </table:table-cell>
          <table:table-cell office:value-type="float" office:value="394002096" calcext:value-type="float">
            <text:p>394002096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54903256" calcext:value-type="float">
            <text:p>354903256</text:p>
          </table:table-cell>
        </table:table-row>
        <table:table-row table:style-name="ro1">
          <table:table-cell office:value-type="float" office:value="344591704" calcext:value-type="float">
            <text:p>344591704</text:p>
          </table:table-cell>
          <table:table-cell office:value-type="float" office:value="504714000" calcext:value-type="float">
            <text:p>504714000</text:p>
          </table:table-cell>
          <table:table-cell office:value-type="float" office:value="200972144" calcext:value-type="float">
            <text:p>200972144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59030872" calcext:value-type="float">
            <text:p>359030872</text:p>
          </table:table-cell>
        </table:table-row>
        <table:table-row table:style-name="ro1">
          <table:table-cell office:value-type="float" office:value="348719320" calcext:value-type="float">
            <text:p>348719320</text:p>
          </table:table-cell>
          <table:table-cell office:value-type="float" office:value="504714000" calcext:value-type="float">
            <text:p>504714000</text:p>
          </table:table-cell>
          <table:table-cell office:value-type="float" office:value="200972144" calcext:value-type="float">
            <text:p>200972144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72445624" calcext:value-type="float">
            <text:p>372445624</text:p>
          </table:table-cell>
        </table:table-row>
        <table:table-row table:style-name="ro1">
          <table:table-cell office:value-type="float" office:value="348719320" calcext:value-type="float">
            <text:p>348719320</text:p>
          </table:table-cell>
          <table:table-cell office:value-type="float" office:value="504714000" calcext:value-type="float">
            <text:p>504714000</text:p>
          </table:table-cell>
          <table:table-cell office:value-type="float" office:value="215604112" calcext:value-type="float">
            <text:p>215604112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75541336" calcext:value-type="float">
            <text:p>375541336</text:p>
          </table:table-cell>
        </table:table-row>
        <table:table-row table:style-name="ro1">
          <table:table-cell office:value-type="float" office:value="355942648" calcext:value-type="float">
            <text:p>355942648</text:p>
          </table:table-cell>
          <table:table-cell office:value-type="float" office:value="508005696" calcext:value-type="float">
            <text:p>508005696</text:p>
          </table:table-cell>
          <table:table-cell office:value-type="float" office:value="221795536" calcext:value-type="float">
            <text:p>221795536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76835256" calcext:value-type="float">
            <text:p>376835256</text:p>
          </table:table-cell>
        </table:table-row>
        <table:table-row table:style-name="ro1">
          <table:table-cell office:value-type="float" office:value="361102168" calcext:value-type="float">
            <text:p>361102168</text:p>
          </table:table-cell>
          <table:table-cell office:value-type="float" office:value="516897248" calcext:value-type="float">
            <text:p>516897248</text:p>
          </table:table-cell>
          <table:table-cell office:value-type="float" office:value="230050768" calcext:value-type="float">
            <text:p>230050768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83221944" calcext:value-type="float">
            <text:p>383221944</text:p>
          </table:table-cell>
        </table:table-row>
        <table:table-row table:style-name="ro1">
          <table:table-cell office:value-type="float" office:value="365229784" calcext:value-type="float">
            <text:p>365229784</text:p>
          </table:table-cell>
          <table:table-cell office:value-type="float" office:value="516897248" calcext:value-type="float">
            <text:p>516897248</text:p>
          </table:table-cell>
          <table:table-cell office:value-type="float" office:value="234178384" calcext:value-type="float">
            <text:p>234178384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91344120" calcext:value-type="float">
            <text:p>391344120</text:p>
          </table:table-cell>
        </table:table-row>
        <table:table-row table:style-name="ro1">
          <table:table-cell office:value-type="float" office:value="371421208" calcext:value-type="float">
            <text:p>371421208</text:p>
          </table:table-cell>
          <table:table-cell office:value-type="float" office:value="516897248" calcext:value-type="float">
            <text:p>516897248</text:p>
          </table:table-cell>
          <table:table-cell office:value-type="float" office:value="242433616" calcext:value-type="float">
            <text:p>242433616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91344120" calcext:value-type="float">
            <text:p>391344120</text:p>
          </table:table-cell>
        </table:table-row>
        <table:table-row table:style-name="ro1">
          <table:table-cell office:value-type="float" office:value="377612632" calcext:value-type="float">
            <text:p>377612632</text:p>
          </table:table-cell>
          <table:table-cell office:value-type="float" office:value="516897248" calcext:value-type="float">
            <text:p>516897248</text:p>
          </table:table-cell>
          <table:table-cell office:value-type="float" office:value="250688848" calcext:value-type="float">
            <text:p>250688848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91344120" calcext:value-type="float">
            <text:p>391344120</text:p>
          </table:table-cell>
        </table:table-row>
        <table:table-row table:style-name="ro1">
          <table:table-cell office:value-type="float" office:value="377612632" calcext:value-type="float">
            <text:p>377612632</text:p>
          </table:table-cell>
          <table:table-cell office:value-type="float" office:value="516897248" calcext:value-type="float">
            <text:p>516897248</text:p>
          </table:table-cell>
          <table:table-cell office:value-type="float" office:value="254816464" calcext:value-type="float">
            <text:p>254816464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393407448" calcext:value-type="float">
            <text:p>393407448</text:p>
          </table:table-cell>
        </table:table-row>
        <table:table-row table:style-name="ro1">
          <table:table-cell office:value-type="float" office:value="377612632" calcext:value-type="float">
            <text:p>377612632</text:p>
          </table:table-cell>
          <table:table-cell office:value-type="float" office:value="516897248" calcext:value-type="float">
            <text:p>516897248</text:p>
          </table:table-cell>
          <table:table-cell office:value-type="float" office:value="254816464" calcext:value-type="float">
            <text:p>254816464</text:p>
          </table:table-cell>
          <table:table-cell office:value-type="float" office:value="338380288" calcext:value-type="float">
            <text:p>338380288</text:p>
          </table:table-cell>
          <table:table-cell office:value-type="float" office:value="405656280" calcext:value-type="float">
            <text:p>405656280</text:p>
          </table:table-cell>
        </table:table-row>
        <table:table-row table:style-name="ro1">
          <table:table-cell office:value-type="float" office:value="380838744" calcext:value-type="float">
            <text:p>380838744</text:p>
          </table:table-cell>
          <table:table-cell office:value-type="float" office:value="256872464" calcext:value-type="float">
            <text:p>256872464</text:p>
          </table:table-cell>
          <table:table-cell office:value-type="float" office:value="262039792" calcext:value-type="float">
            <text:p>262039792</text:p>
          </table:table-cell>
          <table:table-cell office:value-type="float" office:value="164271472" calcext:value-type="float">
            <text:p>164271472</text:p>
          </table:table-cell>
          <table:table-cell office:value-type="float" office:value="407850744" calcext:value-type="float">
            <text:p>407850744</text:p>
          </table:table-cell>
        </table:table-row>
        <table:table-row table:style-name="ro1">
          <table:table-cell office:value-type="float" office:value="388060392" calcext:value-type="float">
            <text:p>388060392</text:p>
          </table:table-cell>
          <table:table-cell office:value-type="float" office:value="262026976" calcext:value-type="float">
            <text:p>262026976</text:p>
          </table:table-cell>
          <table:table-cell office:value-type="float" office:value="271326928" calcext:value-type="float">
            <text:p>271326928</text:p>
          </table:table-cell>
          <table:table-cell office:value-type="float" office:value="171223008" calcext:value-type="float">
            <text:p>171223008</text:p>
          </table:table-cell>
          <table:table-cell office:value-type="float" office:value="407850744" calcext:value-type="float">
            <text:p>407850744</text:p>
          </table:table-cell>
        </table:table-row>
        <table:table-row table:style-name="ro1">
          <table:table-cell office:value-type="float" office:value="393218712" calcext:value-type="float">
            <text:p>393218712</text:p>
          </table:table-cell>
          <table:table-cell office:value-type="float" office:value="267186496" calcext:value-type="float">
            <text:p>267186496</text:p>
          </table:table-cell>
          <table:table-cell office:value-type="float" office:value="272358832" calcext:value-type="float">
            <text:p>272358832</text:p>
          </table:table-cell>
          <table:table-cell office:value-type="float" office:value="179478240" calcext:value-type="float">
            <text:p>179478240</text:p>
          </table:table-cell>
          <table:table-cell office:value-type="float" office:value="408309720" calcext:value-type="float">
            <text:p>408309720</text:p>
          </table:table-cell>
        </table:table-row>
        <table:table-row table:style-name="ro1">
          <table:table-cell office:value-type="float" office:value="393218712" calcext:value-type="float">
            <text:p>393218712</text:p>
          </table:table-cell>
          <table:table-cell office:value-type="float" office:value="278537440" calcext:value-type="float">
            <text:p>278537440</text:p>
          </table:table-cell>
          <table:table-cell office:value-type="float" office:value="281645968" calcext:value-type="float">
            <text:p>281645968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14171864" calcext:value-type="float">
            <text:p>414171864</text:p>
          </table:table-cell>
        </table:table-row>
        <table:table-row table:style-name="ro1">
          <table:table-cell office:value-type="float" office:value="397345368" calcext:value-type="float">
            <text:p>397345368</text:p>
          </table:table-cell>
          <table:table-cell office:value-type="float" office:value="281633152" calcext:value-type="float">
            <text:p>281633152</text:p>
          </table:table-cell>
          <table:table-cell office:value-type="float" office:value="287837392" calcext:value-type="float">
            <text:p>287837392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24029512" calcext:value-type="float">
            <text:p>424029512</text:p>
          </table:table-cell>
        </table:table-row>
        <table:table-row table:style-name="ro1">
          <table:table-cell office:value-type="float" office:value="397345368" calcext:value-type="float">
            <text:p>397345368</text:p>
          </table:table-cell>
          <table:table-cell office:value-type="float" office:value="294016000" calcext:value-type="float">
            <text:p>294016000</text:p>
          </table:table-cell>
          <table:table-cell office:value-type="float" office:value="295060720" calcext:value-type="float">
            <text:p>295060720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24357368" calcext:value-type="float">
            <text:p>424357368</text:p>
          </table:table-cell>
        </table:table-row>
        <table:table-row table:style-name="ro1">
          <table:table-cell office:value-type="float" office:value="402372568" calcext:value-type="float">
            <text:p>402372568</text:p>
          </table:table-cell>
          <table:table-cell office:value-type="float" office:value="295047904" calcext:value-type="float">
            <text:p>295047904</text:p>
          </table:table-cell>
          <table:table-cell office:value-type="float" office:value="304347856" calcext:value-type="float">
            <text:p>304347856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24357368" calcext:value-type="float">
            <text:p>424357368</text:p>
          </table:table-cell>
        </table:table-row>
        <table:table-row table:style-name="ro1">
          <table:table-cell office:value-type="float" office:value="407793144" calcext:value-type="float">
            <text:p>407793144</text:p>
          </table:table-cell>
          <table:table-cell office:value-type="float" office:value="295047904" calcext:value-type="float">
            <text:p>295047904</text:p>
          </table:table-cell>
          <table:table-cell office:value-type="float" office:value="307443568" calcext:value-type="float">
            <text:p>307443568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24357368" calcext:value-type="float">
            <text:p>424357368</text:p>
          </table:table-cell>
        </table:table-row>
        <table:table-row table:style-name="ro1">
          <table:table-cell office:value-type="float" office:value="409725336" calcext:value-type="float">
            <text:p>409725336</text:p>
          </table:table-cell>
          <table:table-cell office:value-type="float" office:value="303303136" calcext:value-type="float">
            <text:p>303303136</text:p>
          </table:table-cell>
          <table:table-cell office:value-type="float" office:value="317762608" calcext:value-type="float">
            <text:p>317762608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24357368" calcext:value-type="float">
            <text:p>424357368</text:p>
          </table:table-cell>
        </table:table-row>
        <table:table-row table:style-name="ro1">
          <table:table-cell office:value-type="float" office:value="409725336" calcext:value-type="float">
            <text:p>409725336</text:p>
          </table:table-cell>
          <table:table-cell office:value-type="float" office:value="310526464" calcext:value-type="float">
            <text:p>310526464</text:p>
          </table:table-cell>
          <table:table-cell office:value-type="float" office:value="320858320" calcext:value-type="float">
            <text:p>320858320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26355128" calcext:value-type="float">
            <text:p>426355128</text:p>
          </table:table-cell>
        </table:table-row>
        <table:table-row table:style-name="ro1">
          <table:table-cell office:value-type="float" office:value="410315448" calcext:value-type="float">
            <text:p>410315448</text:p>
          </table:table-cell>
          <table:table-cell office:value-type="float" office:value="317749792" calcext:value-type="float">
            <text:p>317749792</text:p>
          </table:table-cell>
          <table:table-cell office:value-type="float" office:value="330145456" calcext:value-type="float">
            <text:p>330145456</text:p>
          </table:table-cell>
          <table:table-cell office:value-type="float" office:value="180779488" calcext:value-type="float">
            <text:p>180779488</text:p>
          </table:table-cell>
          <table:table-cell office:value-type="float" office:value="426355128" calcext:value-type="float">
            <text:p>426355128</text:p>
          </table:table-cell>
        </table:table-row>
        <table:table-row table:style-name="ro1">
          <table:table-cell office:value-type="float" office:value="413851992" calcext:value-type="float">
            <text:p>413851992</text:p>
          </table:table-cell>
          <table:table-cell office:value-type="float" office:value="327036928" calcext:value-type="float">
            <text:p>327036928</text:p>
          </table:table-cell>
          <table:table-cell office:value-type="float" office:value="339432592" calcext:value-type="float">
            <text:p>339432592</text:p>
          </table:table-cell>
          <table:table-cell office:value-type="float" office:value="188765376" calcext:value-type="float">
            <text:p>188765376</text:p>
          </table:table-cell>
          <table:table-cell office:value-type="float" office:value="177591480" calcext:value-type="float">
            <text:p>177591480</text:p>
          </table:table-cell>
        </table:table-row>
        <table:table-row table:style-name="ro1">
          <table:table-cell office:value-type="float" office:value="422302008" calcext:value-type="float">
            <text:p>422302008</text:p>
          </table:table-cell>
          <table:table-cell office:value-type="float" office:value="342515456" calcext:value-type="float">
            <text:p>342515456</text:p>
          </table:table-cell>
          <table:table-cell office:value-type="float" office:value="341496400" calcext:value-type="float">
            <text:p>341496400</text:p>
          </table:table-cell>
          <table:table-cell office:value-type="float" office:value="197020608" calcext:value-type="float">
            <text:p>197020608</text:p>
          </table:table-cell>
          <table:table-cell office:value-type="float" office:value="192891832" calcext:value-type="float">
            <text:p>192891832</text:p>
          </table:table-cell>
        </table:table-row>
        <table:table-row table:style-name="ro1">
          <table:table-cell office:value-type="float" office:value="426231960" calcext:value-type="float">
            <text:p>426231960</text:p>
          </table:table-cell>
          <table:table-cell office:value-type="float" office:value="343547392" calcext:value-type="float">
            <text:p>343547392</text:p>
          </table:table-cell>
          <table:table-cell office:value-type="float" office:value="355943056" calcext:value-type="float">
            <text:p>355943056</text:p>
          </table:table-cell>
          <table:table-cell office:value-type="float" office:value="197020608" calcext:value-type="float">
            <text:p>197020608</text:p>
          </table:table-cell>
          <table:table-cell office:value-type="float" office:value="207338488" calcext:value-type="float">
            <text:p>207338488</text:p>
          </table:table-cell>
        </table:table-row>
        <table:table-row table:style-name="ro1">
          <table:table-cell office:value-type="float" office:value="430358616" calcext:value-type="float">
            <text:p>430358616</text:p>
          </table:table-cell>
          <table:table-cell office:value-type="float" office:value="348133008" calcext:value-type="float">
            <text:p>348133008</text:p>
          </table:table-cell>
          <table:table-cell office:value-type="float" office:value="365230192" calcext:value-type="float">
            <text:p>365230192</text:p>
          </table:table-cell>
          <table:table-cell office:value-type="float" office:value="200312288" calcext:value-type="float">
            <text:p>200312288</text:p>
          </table:table-cell>
          <table:table-cell office:value-type="float" office:value="210434200" calcext:value-type="float">
            <text:p>210434200</text:p>
          </table:table-cell>
        </table:table-row>
        <table:table-row table:style-name="ro1">
          <table:table-cell office:value-type="float" office:value="435779208" calcext:value-type="float">
            <text:p>435779208</text:p>
          </table:table-cell>
          <table:table-cell office:value-type="float" office:value="356255184" calcext:value-type="float">
            <text:p>356255184</text:p>
          </table:table-cell>
          <table:table-cell office:value-type="float" office:value="372453520" calcext:value-type="float">
            <text:p>372453520</text:p>
          </table:table-cell>
          <table:table-cell office:value-type="float" office:value="206895680" calcext:value-type="float">
            <text:p>206895680</text:p>
          </table:table-cell>
          <table:table-cell office:value-type="float" office:value="217657528" calcext:value-type="float">
            <text:p>217657528</text:p>
          </table:table-cell>
        </table:table-row>
        <table:table-row table:style-name="ro1">
          <table:table-cell office:value-type="float" office:value="436417448" calcext:value-type="float">
            <text:p>436417448</text:p>
          </table:table-cell>
          <table:table-cell office:value-type="float" office:value="359415744" calcext:value-type="float">
            <text:p>359415744</text:p>
          </table:table-cell>
          <table:table-cell office:value-type="float" office:value="372453520" calcext:value-type="float">
            <text:p>372453520</text:p>
          </table:table-cell>
          <table:table-cell office:value-type="float" office:value="206895680" calcext:value-type="float">
            <text:p>206895680</text:p>
          </table:table-cell>
          <table:table-cell office:value-type="float" office:value="224880856" calcext:value-type="float">
            <text:p>224880856</text:p>
          </table:table-cell>
        </table:table-row>
        <table:table-row table:style-name="ro1">
          <table:table-cell office:value-type="float" office:value="190187864" calcext:value-type="float">
            <text:p>190187864</text:p>
          </table:table-cell>
          <table:table-cell office:value-type="float" office:value="359415744" calcext:value-type="float">
            <text:p>359415744</text:p>
          </table:table-cell>
          <table:table-cell office:value-type="float" office:value="376581136" calcext:value-type="float">
            <text:p>376581136</text:p>
          </table:table-cell>
          <table:table-cell office:value-type="float" office:value="211415744" calcext:value-type="float">
            <text:p>211415744</text:p>
          </table:table-cell>
          <table:table-cell office:value-type="float" office:value="226944664" calcext:value-type="float">
            <text:p>226944664</text:p>
          </table:table-cell>
        </table:table-row>
        <table:table-row table:style-name="ro1">
          <table:table-cell office:value-type="float" office:value="190190408" calcext:value-type="float">
            <text:p>190190408</text:p>
          </table:table-cell>
          <table:table-cell office:value-type="float" office:value="359415744" calcext:value-type="float">
            <text:p>359415744</text:p>
          </table:table-cell>
          <table:table-cell office:value-type="float" office:value="382772560" calcext:value-type="float">
            <text:p>382772560</text:p>
          </table:table-cell>
          <table:table-cell office:value-type="float" office:value="212823392" calcext:value-type="float">
            <text:p>212823392</text:p>
          </table:table-cell>
          <table:table-cell office:value-type="float" office:value="233136056" calcext:value-type="float">
            <text:p>233136056</text:p>
          </table:table-cell>
        </table:table-row>
        <table:table-row table:style-name="ro1">
          <table:table-cell office:value-type="float" office:value="199079896" calcext:value-type="float">
            <text:p>199079896</text:p>
          </table:table-cell>
          <table:table-cell office:value-type="float" office:value="361347936" calcext:value-type="float">
            <text:p>361347936</text:p>
          </table:table-cell>
          <table:table-cell office:value-type="float" office:value="388963984" calcext:value-type="float">
            <text:p>388963984</text:p>
          </table:table-cell>
          <table:table-cell office:value-type="float" office:value="219472352" calcext:value-type="float">
            <text:p>219472352</text:p>
          </table:table-cell>
          <table:table-cell office:value-type="float" office:value="242423224" calcext:value-type="float">
            <text:p>242423224</text:p>
          </table:table-cell>
        </table:table-row>
        <table:table-row table:style-name="ro1">
          <table:table-cell office:value-type="float" office:value="201143704" calcext:value-type="float">
            <text:p>201143704</text:p>
          </table:table-cell>
          <table:table-cell office:value-type="float" office:value="373662336" calcext:value-type="float">
            <text:p>373662336</text:p>
          </table:table-cell>
          <table:table-cell office:value-type="float" office:value="388963984" calcext:value-type="float">
            <text:p>388963984</text:p>
          </table:table-cell>
          <table:table-cell office:value-type="float" office:value="223402304" calcext:value-type="float">
            <text:p>223402304</text:p>
          </table:table-cell>
          <table:table-cell office:value-type="float" office:value="243455128" calcext:value-type="float">
            <text:p>243455128</text:p>
          </table:table-cell>
        </table:table-row>
        <table:table-row table:style-name="ro1">
          <table:table-cell office:value-type="float" office:value="201143704" calcext:value-type="float">
            <text:p>201143704</text:p>
          </table:table-cell>
          <table:table-cell office:value-type="float" office:value="375922368" calcext:value-type="float">
            <text:p>375922368</text:p>
          </table:table-cell>
          <table:table-cell office:value-type="float" office:value="389750784" calcext:value-type="float">
            <text:p>389750784</text:p>
          </table:table-cell>
          <table:table-cell office:value-type="float" office:value="223402304" calcext:value-type="float">
            <text:p>223402304</text:p>
          </table:table-cell>
          <table:table-cell office:value-type="float" office:value="254806072" calcext:value-type="float">
            <text:p>254806072</text:p>
          </table:table-cell>
        </table:table-row>
        <table:table-row table:style-name="ro1">
          <table:table-cell office:value-type="float" office:value="209398936" calcext:value-type="float">
            <text:p>209398936</text:p>
          </table:table-cell>
          <table:table-cell office:value-type="float" office:value="375922368" calcext:value-type="float">
            <text:p>375922368</text:p>
          </table:table-cell>
          <table:table-cell office:value-type="float" office:value="398904624" calcext:value-type="float">
            <text:p>398904624</text:p>
          </table:table-cell>
          <table:table-cell office:value-type="float" office:value="227970528" calcext:value-type="float">
            <text:p>227970528</text:p>
          </table:table-cell>
          <table:table-cell office:value-type="float" office:value="259965592" calcext:value-type="float">
            <text:p>259965592</text:p>
          </table:table-cell>
        </table:table-row>
        <table:table-row table:style-name="ro1">
          <table:table-cell office:value-type="float" office:value="215590360" calcext:value-type="float">
            <text:p>215590360</text:p>
          </table:table-cell>
          <table:table-cell office:value-type="float" office:value="377544144" calcext:value-type="float">
            <text:p>377544144</text:p>
          </table:table-cell>
          <table:table-cell office:value-type="float" office:value="405422448" calcext:value-type="float">
            <text:p>405422448</text:p>
          </table:table-cell>
          <table:table-cell office:value-type="float" office:value="229330016" calcext:value-type="float">
            <text:p>229330016</text:p>
          </table:table-cell>
          <table:table-cell office:value-type="float" office:value="262029400" calcext:value-type="float">
            <text:p>262029400</text:p>
          </table:table-cell>
        </table:table-row>
        <table:table-row table:style-name="ro1">
          <table:table-cell office:value-type="float" office:value="224877496" calcext:value-type="float">
            <text:p>224877496</text:p>
          </table:table-cell>
          <table:table-cell office:value-type="float" office:value="384813952" calcext:value-type="float">
            <text:p>384813952</text:p>
          </table:table-cell>
          <table:table-cell office:value-type="float" office:value="405422448" calcext:value-type="float">
            <text:p>405422448</text:p>
          </table:table-cell>
          <table:table-cell office:value-type="float" office:value="235651136" calcext:value-type="float">
            <text:p>235651136</text:p>
          </table:table-cell>
          <table:table-cell office:value-type="float" office:value="262029400" calcext:value-type="float">
            <text:p>262029400</text:p>
          </table:table-cell>
        </table:table-row>
        <table:table-row table:style-name="ro1">
          <table:table-cell office:value-type="float" office:value="232100824" calcext:value-type="float">
            <text:p>232100824</text:p>
          </table:table-cell>
          <table:table-cell office:value-type="float" office:value="392428992" calcext:value-type="float">
            <text:p>392428992</text:p>
          </table:table-cell>
          <table:table-cell office:value-type="float" office:value="405422448" calcext:value-type="float">
            <text:p>405422448</text:p>
          </table:table-cell>
          <table:table-cell office:value-type="float" office:value="239908928" calcext:value-type="float">
            <text:p>239908928</text:p>
          </table:table-cell>
          <table:table-cell office:value-type="float" office:value="265125112" calcext:value-type="float">
            <text:p>265125112</text:p>
          </table:table-cell>
        </table:table-row>
        <table:table-row table:style-name="ro1">
          <table:table-cell office:value-type="float" office:value="233132728" calcext:value-type="float">
            <text:p>233132728</text:p>
          </table:table-cell>
          <table:table-cell office:value-type="float" office:value="392428992" calcext:value-type="float">
            <text:p>392428992</text:p>
          </table:table-cell>
          <table:table-cell office:value-type="float" office:value="406257408" calcext:value-type="float">
            <text:p>406257408</text:p>
          </table:table-cell>
          <table:table-cell office:value-type="float" office:value="239908928" calcext:value-type="float">
            <text:p>239908928</text:p>
          </table:table-cell>
          <table:table-cell office:value-type="float" office:value="275444152" calcext:value-type="float">
            <text:p>275444152</text:p>
          </table:table-cell>
        </table:table-row>
        <table:table-row table:style-name="ro1">
          <table:table-cell office:value-type="float" office:value="243451768" calcext:value-type="float">
            <text:p>243451768</text:p>
          </table:table-cell>
          <table:table-cell office:value-type="float" office:value="392428992" calcext:value-type="float">
            <text:p>392428992</text:p>
          </table:table-cell>
          <table:table-cell office:value-type="float" office:value="416246208" calcext:value-type="float">
            <text:p>416246208</text:p>
          </table:table-cell>
          <table:table-cell office:value-type="float" office:value="245705504" calcext:value-type="float">
            <text:p>245705504</text:p>
          </table:table-cell>
          <table:table-cell office:value-type="float" office:value="278539864" calcext:value-type="float">
            <text:p>278539864</text:p>
          </table:table-cell>
        </table:table-row>
        <table:table-row table:style-name="ro1">
          <table:table-cell office:value-type="float" office:value="248611288" calcext:value-type="float">
            <text:p>248611288</text:p>
          </table:table-cell>
          <table:table-cell office:value-type="float" office:value="151127744" calcext:value-type="float">
            <text:p>151127744</text:p>
          </table:table-cell>
          <table:table-cell office:value-type="float" office:value="421929072" calcext:value-type="float">
            <text:p>421929072</text:p>
          </table:table-cell>
          <table:table-cell office:value-type="float" office:value="245836640" calcext:value-type="float">
            <text:p>245836640</text:p>
          </table:table-cell>
          <table:table-cell office:value-type="float" office:value="278539864" calcext:value-type="float">
            <text:p>278539864</text:p>
          </table:table-cell>
        </table:table-row>
        <table:table-row table:style-name="ro1">
          <table:table-cell office:value-type="float" office:value="249643192" calcext:value-type="float">
            <text:p>249643192</text:p>
          </table:table-cell>
          <table:table-cell office:value-type="float" office:value="151127744" calcext:value-type="float">
            <text:p>151127744</text:p>
          </table:table-cell>
          <table:table-cell office:value-type="float" office:value="421929072" calcext:value-type="float">
            <text:p>421929072</text:p>
          </table:table-cell>
          <table:table-cell office:value-type="float" office:value="245836640" calcext:value-type="float">
            <text:p>245836640</text:p>
          </table:table-cell>
          <table:table-cell office:value-type="float" office:value="285763192" calcext:value-type="float">
            <text:p>285763192</text:p>
          </table:table-cell>
        </table:table-row>
        <table:table-row table:style-name="ro1">
          <table:table-cell office:value-type="float" office:value="258930328" calcext:value-type="float">
            <text:p>258930328</text:p>
          </table:table-cell>
          <table:table-cell office:value-type="float" office:value="154670656" calcext:value-type="float">
            <text:p>154670656</text:p>
          </table:table-cell>
          <table:table-cell office:value-type="float" office:value="421929072" calcext:value-type="float">
            <text:p>421929072</text:p>
          </table:table-cell>
          <table:table-cell office:value-type="float" office:value="251191664" calcext:value-type="float">
            <text:p>251191664</text:p>
          </table:table-cell>
          <table:table-cell office:value-type="float" office:value="294018424" calcext:value-type="float">
            <text:p>294018424</text:p>
          </table:table-cell>
        </table:table-row>
        <table:table-row table:style-name="ro1">
          <table:table-cell office:value-type="float" office:value="265121752" calcext:value-type="float">
            <text:p>265121752</text:p>
          </table:table-cell>
          <table:table-cell office:value-type="float" office:value="164009152" calcext:value-type="float">
            <text:p>164009152</text:p>
          </table:table-cell>
          <table:table-cell office:value-type="float" office:value="422764032" calcext:value-type="float">
            <text:p>422764032</text:p>
          </table:table-cell>
          <table:table-cell office:value-type="float" office:value="256415552" calcext:value-type="float">
            <text:p>256415552</text:p>
          </table:table-cell>
          <table:table-cell office:value-type="float" office:value="295050328" calcext:value-type="float">
            <text:p>295050328</text:p>
          </table:table-cell>
        </table:table-row>
        <table:table-row table:style-name="ro1">
          <table:table-cell office:value-type="float" office:value="267185560" calcext:value-type="float">
            <text:p>267185560</text:p>
          </table:table-cell>
          <table:table-cell office:value-type="float" office:value="168136768" calcext:value-type="float">
            <text:p>168136768</text:p>
          </table:table-cell>
          <table:table-cell office:value-type="float" office:value="430951776" calcext:value-type="float">
            <text:p>430951776</text:p>
          </table:table-cell>
          <table:table-cell office:value-type="float" office:value="256415552" calcext:value-type="float">
            <text:p>256415552</text:p>
          </table:table-cell>
          <table:table-cell office:value-type="float" office:value="306401272" calcext:value-type="float">
            <text:p>306401272</text:p>
          </table:table-cell>
        </table:table-row>
        <table:table-row table:style-name="ro1">
          <table:table-cell office:value-type="float" office:value="277504600" calcext:value-type="float">
            <text:p>277504600</text:p>
          </table:table-cell>
          <table:table-cell office:value-type="float" office:value="178455808" calcext:value-type="float">
            <text:p>178455808</text:p>
          </table:table-cell>
          <table:table-cell office:value-type="float" office:value="438435696" calcext:value-type="float">
            <text:p>438435696</text:p>
          </table:table-cell>
          <table:table-cell office:value-type="float" office:value="256415552" calcext:value-type="float">
            <text:p>256415552</text:p>
          </table:table-cell>
          <table:table-cell office:value-type="float" office:value="311560792" calcext:value-type="float">
            <text:p>311560792</text:p>
          </table:table-cell>
        </table:table-row>
        <table:table-row table:style-name="ro1">
          <table:table-cell office:value-type="float" office:value="281632216" calcext:value-type="float">
            <text:p>281632216</text:p>
          </table:table-cell>
          <table:table-cell office:value-type="float" office:value="182583424" calcext:value-type="float">
            <text:p>182583424</text:p>
          </table:table-cell>
          <table:table-cell office:value-type="float" office:value="438435696" calcext:value-type="float">
            <text:p>438435696</text:p>
          </table:table-cell>
          <table:table-cell office:value-type="float" office:value="256415552" calcext:value-type="float">
            <text:p>256415552</text:p>
          </table:table-cell>
          <table:table-cell office:value-type="float" office:value="321879832" calcext:value-type="float">
            <text:p>321879832</text:p>
          </table:table-cell>
        </table:table-row>
        <table:table-row table:style-name="ro1">
          <table:table-cell office:value-type="float" office:value="289887448" calcext:value-type="float">
            <text:p>289887448</text:p>
          </table:table-cell>
          <table:table-cell office:value-type="float" office:value="193934368" calcext:value-type="float">
            <text:p>193934368</text:p>
          </table:table-cell>
          <table:table-cell office:value-type="float" office:value="438435696" calcext:value-type="float">
            <text:p>438435696</text:p>
          </table:table-cell>
          <table:table-cell office:value-type="float" office:value="256415552" calcext:value-type="float">
            <text:p>256415552</text:p>
          </table:table-cell>
          <table:table-cell office:value-type="float" office:value="328071256" calcext:value-type="float">
            <text:p>328071256</text:p>
          </table:table-cell>
        </table:table-row>
        <table:table-row table:style-name="ro1">
          <table:table-cell office:value-type="float" office:value="298142680" calcext:value-type="float">
            <text:p>298142680</text:p>
          </table:table-cell>
          <table:table-cell office:value-type="float" office:value="197030080" calcext:value-type="float">
            <text:p>197030080</text:p>
          </table:table-cell>
          <table:table-cell office:value-type="float" office:value="438435696" calcext:value-type="float">
            <text:p>438435696</text:p>
          </table:table-cell>
          <table:table-cell office:value-type="float" office:value="262343264" calcext:value-type="float">
            <text:p>262343264</text:p>
          </table:table-cell>
          <table:table-cell office:value-type="float" office:value="333230776" calcext:value-type="float">
            <text:p>333230776</text:p>
          </table:table-cell>
        </table:table-row>
        <table:table-row table:style-name="ro1">
          <table:table-cell office:value-type="float" office:value="298142680" calcext:value-type="float">
            <text:p>298142680</text:p>
          </table:table-cell>
          <table:table-cell office:value-type="float" office:value="201157696" calcext:value-type="float">
            <text:p>201157696</text:p>
          </table:table-cell>
          <table:table-cell office:value-type="float" office:value="152015792" calcext:value-type="float">
            <text:p>152015792</text:p>
          </table:table-cell>
          <table:table-cell office:value-type="float" office:value="261943696" calcext:value-type="float">
            <text:p>261943696</text:p>
          </table:table-cell>
          <table:table-cell office:value-type="float" office:value="343549816" calcext:value-type="float">
            <text:p>343549816</text:p>
          </table:table-cell>
        </table:table-row>
        <table:table-row table:style-name="ro1">
          <table:table-cell office:value-type="float" office:value="302270296" calcext:value-type="float">
            <text:p>302270296</text:p>
          </table:table-cell>
          <table:table-cell office:value-type="float" office:value="211476736" calcext:value-type="float">
            <text:p>211476736</text:p>
          </table:table-cell>
          <table:table-cell office:value-type="float" office:value="152015792" calcext:value-type="float">
            <text:p>152015792</text:p>
          </table:table-cell>
          <table:table-cell office:value-type="float" office:value="266142768" calcext:value-type="float">
            <text:p>266142768</text:p>
          </table:table-cell>
          <table:table-cell office:value-type="float" office:value="344581720" calcext:value-type="float">
            <text:p>344581720</text:p>
          </table:table-cell>
        </table:table-row>
        <table:table-row table:style-name="ro1">
          <table:table-cell office:value-type="float" office:value="311557432" calcext:value-type="float">
            <text:p>311557432</text:p>
          </table:table-cell>
          <table:table-cell office:value-type="float" office:value="215604352" calcext:value-type="float">
            <text:p>215604352</text:p>
          </table:table-cell>
          <table:table-cell office:value-type="float" office:value="152016288" calcext:value-type="float">
            <text:p>152016288</text:p>
          </table:table-cell>
          <table:table-cell office:value-type="float" office:value="273366096" calcext:value-type="float">
            <text:p>273366096</text:p>
          </table:table-cell>
          <table:table-cell office:value-type="float" office:value="344581720" calcext:value-type="float">
            <text:p>344581720</text:p>
          </table:table-cell>
        </table:table-row>
        <table:table-row table:style-name="ro1">
          <table:table-cell office:value-type="float" office:value="311557432" calcext:value-type="float">
            <text:p>311557432</text:p>
          </table:table-cell>
          <table:table-cell office:value-type="float" office:value="220763872" calcext:value-type="float">
            <text:p>220763872</text:p>
          </table:table-cell>
          <table:table-cell office:value-type="float" office:value="157378048" calcext:value-type="float">
            <text:p>157378048</text:p>
          </table:table-cell>
          <table:table-cell office:value-type="float" office:value="276461808" calcext:value-type="float">
            <text:p>276461808</text:p>
          </table:table-cell>
          <table:table-cell office:value-type="float" office:value="348905064" calcext:value-type="float">
            <text:p>348905064</text:p>
          </table:table-cell>
        </table:table-row>
        <table:table-row table:style-name="ro1">
          <table:table-cell office:value-type="float" office:value="311950824" calcext:value-type="float">
            <text:p>311950824</text:p>
          </table:table-cell>
          <table:table-cell office:value-type="float" office:value="230051008" calcext:value-type="float">
            <text:p>230051008</text:p>
          </table:table-cell>
          <table:table-cell office:value-type="float" office:value="162984304" calcext:value-type="float">
            <text:p>162984304</text:p>
          </table:table-cell>
          <table:table-cell office:value-type="float" office:value="287812752" calcext:value-type="float">
            <text:p>287812752</text:p>
          </table:table-cell>
          <table:table-cell office:value-type="float" office:value="357945192" calcext:value-type="float">
            <text:p>357945192</text:p>
          </table:table-cell>
        </table:table-row>
        <table:table-row table:style-name="ro1">
          <table:table-cell office:value-type="float" office:value="314604264" calcext:value-type="float">
            <text:p>314604264</text:p>
          </table:table-cell>
          <table:table-cell office:value-type="float" office:value="233146720" calcext:value-type="float">
            <text:p>233146720</text:p>
          </table:table-cell>
          <table:table-cell office:value-type="float" office:value="167111920" calcext:value-type="float">
            <text:p>167111920</text:p>
          </table:table-cell>
          <table:table-cell office:value-type="float" office:value="289876560" calcext:value-type="float">
            <text:p>289876560</text:p>
          </table:table-cell>
          <table:table-cell office:value-type="float" office:value="360974616" calcext:value-type="float">
            <text:p>360974616</text:p>
          </table:table-cell>
        </table:table-row>
        <table:table-row table:style-name="ro1">
          <table:table-cell office:value-type="float" office:value="322971288" calcext:value-type="float">
            <text:p>322971288</text:p>
          </table:table-cell>
          <table:table-cell office:value-type="float" office:value="240370048" calcext:value-type="float">
            <text:p>240370048</text:p>
          </table:table-cell>
          <table:table-cell office:value-type="float" office:value="167111920" calcext:value-type="float">
            <text:p>167111920</text:p>
          </table:table-cell>
          <table:table-cell office:value-type="float" office:value="289876560" calcext:value-type="float">
            <text:p>289876560</text:p>
          </table:table-cell>
          <table:table-cell office:value-type="float" office:value="360974616" calcext:value-type="float">
            <text:p>360974616</text:p>
          </table:table-cell>
        </table:table-row>
        <table:table-row table:style-name="ro1">
          <table:table-cell office:value-type="float" office:value="327884760" calcext:value-type="float">
            <text:p>327884760</text:p>
          </table:table-cell>
          <table:table-cell office:value-type="float" office:value="246561472" calcext:value-type="float">
            <text:p>246561472</text:p>
          </table:table-cell>
          <table:table-cell office:value-type="float" office:value="174335248" calcext:value-type="float">
            <text:p>174335248</text:p>
          </table:table-cell>
          <table:table-cell office:value-type="float" office:value="298131792" calcext:value-type="float">
            <text:p>298131792</text:p>
          </table:table-cell>
          <table:table-cell office:value-type="float" office:value="360974616" calcext:value-type="float">
            <text:p>360974616</text:p>
          </table:table-cell>
        </table:table-row>
        <table:table-row table:style-name="ro1">
          <table:table-cell office:value-type="float" office:value="327884760" calcext:value-type="float">
            <text:p>327884760</text:p>
          </table:table-cell>
          <table:table-cell office:value-type="float" office:value="246561472" calcext:value-type="float">
            <text:p>246561472</text:p>
          </table:table-cell>
          <table:table-cell office:value-type="float" office:value="183622384" calcext:value-type="float">
            <text:p>183622384</text:p>
          </table:table-cell>
          <table:table-cell office:value-type="float" office:value="306387024" calcext:value-type="float">
            <text:p>306387024</text:p>
          </table:table-cell>
          <table:table-cell office:value-type="float" office:value="360974616" calcext:value-type="float">
            <text:p>360974616</text:p>
          </table:table-cell>
        </table:table-row>
        <table:table-row table:style-name="ro1">
          <table:table-cell office:value-type="float" office:value="327884760" calcext:value-type="float">
            <text:p>327884760</text:p>
          </table:table-cell>
          <table:table-cell office:value-type="float" office:value="255848608" calcext:value-type="float">
            <text:p>255848608</text:p>
          </table:table-cell>
          <table:table-cell office:value-type="float" office:value="185686192" calcext:value-type="float">
            <text:p>185686192</text:p>
          </table:table-cell>
          <table:table-cell office:value-type="float" office:value="312578448" calcext:value-type="float">
            <text:p>312578448</text:p>
          </table:table-cell>
          <table:table-cell office:value-type="float" office:value="360974616" calcext:value-type="float">
            <text:p>360974616</text:p>
          </table:table-cell>
        </table:table-row>
        <table:table-row table:style-name="ro1">
          <table:table-cell office:value-type="float" office:value="329047560" calcext:value-type="float">
            <text:p>329047560</text:p>
          </table:table-cell>
          <table:table-cell office:value-type="float" office:value="262040032" calcext:value-type="float">
            <text:p>262040032</text:p>
          </table:table-cell>
          <table:table-cell office:value-type="float" office:value="199100944" calcext:value-type="float">
            <text:p>199100944</text:p>
          </table:table-cell>
          <table:table-cell office:value-type="float" office:value="318769872" calcext:value-type="float">
            <text:p>318769872</text:p>
          </table:table-cell>
          <table:table-cell office:value-type="float" office:value="369800616" calcext:value-type="float">
            <text:p>369800616</text:p>
          </table:table-cell>
        </table:table-row>
        <table:table-row table:style-name="ro1">
          <table:table-cell office:value-type="float" office:value="333222376" calcext:value-type="float">
            <text:p>333222376</text:p>
          </table:table-cell>
          <table:table-cell office:value-type="float" office:value="274422880" calcext:value-type="float">
            <text:p>274422880</text:p>
          </table:table-cell>
          <table:table-cell office:value-type="float" office:value="200132848" calcext:value-type="float">
            <text:p>200132848</text:p>
          </table:table-cell>
          <table:table-cell office:value-type="float" office:value="325993200" calcext:value-type="float">
            <text:p>325993200</text:p>
          </table:table-cell>
          <table:table-cell office:value-type="float" office:value="375859464" calcext:value-type="float">
            <text:p>375859464</text:p>
          </table:table-cell>
        </table:table-row>
        <table:table-row table:style-name="ro1">
          <table:table-cell office:value-type="float" office:value="343163016" calcext:value-type="float">
            <text:p>343163016</text:p>
          </table:table-cell>
          <table:table-cell office:value-type="float" office:value="283710016" calcext:value-type="float">
            <text:p>283710016</text:p>
          </table:table-cell>
          <table:table-cell office:value-type="float" office:value="213547600" calcext:value-type="float">
            <text:p>213547600</text:p>
          </table:table-cell>
          <table:table-cell office:value-type="float" office:value="335280336" calcext:value-type="float">
            <text:p>335280336</text:p>
          </table:table-cell>
          <table:table-cell office:value-type="float" office:value="375859464" calcext:value-type="float">
            <text:p>375859464</text:p>
          </table:table-cell>
        </table:table-row>
        <table:table-row table:style-name="ro1">
          <table:table-cell office:value-type="float" office:value="344391384" calcext:value-type="float">
            <text:p>344391384</text:p>
          </table:table-cell>
          <table:table-cell office:value-type="float" office:value="301252384" calcext:value-type="float">
            <text:p>301252384</text:p>
          </table:table-cell>
          <table:table-cell office:value-type="float" office:value="230058064" calcext:value-type="float">
            <text:p>230058064</text:p>
          </table:table-cell>
          <table:table-cell office:value-type="float" office:value="350758864" calcext:value-type="float">
            <text:p>350758864</text:p>
          </table:table-cell>
          <table:table-cell office:value-type="float" office:value="392431656" calcext:value-type="float">
            <text:p>392431656</text:p>
          </table:table-cell>
        </table:table-row>
        <table:table-row table:style-name="ro1">
          <table:table-cell office:value-type="float" office:value="347617512" calcext:value-type="float">
            <text:p>347617512</text:p>
          </table:table-cell>
          <table:table-cell office:value-type="float" office:value="312603328" calcext:value-type="float">
            <text:p>312603328</text:p>
          </table:table-cell>
          <table:table-cell office:value-type="float" office:value="234185680" calcext:value-type="float">
            <text:p>234185680</text:p>
          </table:table-cell>
          <table:table-cell office:value-type="float" office:value="361077936" calcext:value-type="float">
            <text:p>361077936</text:p>
          </table:table-cell>
          <table:table-cell office:value-type="float" office:value="392431656" calcext:value-type="float">
            <text:p>392431656</text:p>
          </table:table-cell>
        </table:table-row>
        <table:table-row table:style-name="ro1">
          <table:table-cell office:value-type="float" office:value="360898008" calcext:value-type="float">
            <text:p>360898008</text:p>
          </table:table-cell>
          <table:table-cell office:value-type="float" office:value="317762848" calcext:value-type="float">
            <text:p>317762848</text:p>
          </table:table-cell>
          <table:table-cell office:value-type="float" office:value="243472816" calcext:value-type="float">
            <text:p>243472816</text:p>
          </table:table-cell>
          <table:table-cell office:value-type="float" office:value="369333168" calcext:value-type="float">
            <text:p>369333168</text:p>
          </table:table-cell>
          <table:table-cell office:value-type="float" office:value="392431656" calcext:value-type="float">
            <text:p>392431656</text:p>
          </table:table-cell>
        </table:table-row>
        <table:table-row table:style-name="ro1">
          <table:table-cell office:value-type="float" office:value="360898008" calcext:value-type="float">
            <text:p>360898008</text:p>
          </table:table-cell>
          <table:table-cell office:value-type="float" office:value="323954272" calcext:value-type="float">
            <text:p>323954272</text:p>
          </table:table-cell>
          <table:table-cell office:value-type="float" office:value="249664240" calcext:value-type="float">
            <text:p>249664240</text:p>
          </table:table-cell>
          <table:table-cell office:value-type="float" office:value="375524592" calcext:value-type="float">
            <text:p>375524592</text:p>
          </table:table-cell>
          <table:table-cell office:value-type="float" office:value="392431656" calcext:value-type="float">
            <text:p>392431656</text:p>
          </table:table-cell>
        </table:table-row>
        <table:table-row table:style-name="ro1">
          <table:table-cell office:value-type="float" office:value="360898008" calcext:value-type="float">
            <text:p>360898008</text:p>
          </table:table-cell>
          <table:table-cell office:value-type="float" office:value="327049984" calcext:value-type="float">
            <text:p>327049984</text:p>
          </table:table-cell>
          <table:table-cell office:value-type="float" office:value="249664240" calcext:value-type="float">
            <text:p>249664240</text:p>
          </table:table-cell>
          <table:table-cell office:value-type="float" office:value="380684112" calcext:value-type="float">
            <text:p>380684112</text:p>
          </table:table-cell>
          <table:table-cell office:value-type="float" office:value="395657784" calcext:value-type="float">
            <text:p>395657784</text:p>
          </table:table-cell>
        </table:table-row>
        <table:table-row table:style-name="ro1">
          <table:table-cell office:value-type="float" office:value="363665160" calcext:value-type="float">
            <text:p>363665160</text:p>
          </table:table-cell>
          <table:table-cell office:value-type="float" office:value="332209504" calcext:value-type="float">
            <text:p>332209504</text:p>
          </table:table-cell>
          <table:table-cell office:value-type="float" office:value="249664240" calcext:value-type="float">
            <text:p>249664240</text:p>
          </table:table-cell>
          <table:table-cell office:value-type="float" office:value="380684112" calcext:value-type="float">
            <text:p>380684112</text:p>
          </table:table-cell>
          <table:table-cell office:value-type="float" office:value="405336168" calcext:value-type="float">
            <text:p>405336168</text:p>
          </table:table-cell>
        </table:table-row>
        <table:table-row table:style-name="ro1">
          <table:table-cell office:value-type="float" office:value="364095656" calcext:value-type="float">
            <text:p>364095656</text:p>
          </table:table-cell>
          <table:table-cell office:value-type="float" office:value="340464736" calcext:value-type="float">
            <text:p>340464736</text:p>
          </table:table-cell>
          <table:table-cell office:value-type="float" office:value="254823760" calcext:value-type="float">
            <text:p>254823760</text:p>
          </table:table-cell>
          <table:table-cell office:value-type="float" office:value="382747920" calcext:value-type="float">
            <text:p>382747920</text:p>
          </table:table-cell>
          <table:table-cell office:value-type="float" office:value="408938280" calcext:value-type="float">
            <text:p>408938280</text:p>
          </table:table-cell>
        </table:table-row>
        <table:table-row table:style-name="ro1">
          <table:table-cell office:value-type="float" office:value="169079480" calcext:value-type="float">
            <text:p>169079480</text:p>
          </table:table-cell>
          <table:table-cell office:value-type="float" office:value="340464736" calcext:value-type="float">
            <text:p>340464736</text:p>
          </table:table-cell>
          <table:table-cell office:value-type="float" office:value="263078992" calcext:value-type="float">
            <text:p>263078992</text:p>
          </table:table-cell>
          <table:table-cell office:value-type="float" office:value="388939344" calcext:value-type="float">
            <text:p>388939344</text:p>
          </table:table-cell>
          <table:table-cell office:value-type="float" office:value="408938280" calcext:value-type="float">
            <text:p>408938280</text:p>
          </table:table-cell>
        </table:table-row>
        <table:table-row table:style-name="ro1">
          <table:table-cell office:value-type="float" office:value="178443304" calcext:value-type="float">
            <text:p>178443304</text:p>
          </table:table-cell>
          <table:table-cell office:value-type="float" office:value="340464736" calcext:value-type="float">
            <text:p>340464736</text:p>
          </table:table-cell>
          <table:table-cell office:value-type="float" office:value="266174704" calcext:value-type="float">
            <text:p>266174704</text:p>
          </table:table-cell>
          <table:table-cell office:value-type="float" office:value="397194576" calcext:value-type="float">
            <text:p>397194576</text:p>
          </table:table-cell>
          <table:table-cell office:value-type="float" office:value="408938280" calcext:value-type="float">
            <text:p>408938280</text:p>
          </table:table-cell>
        </table:table-row>
        <table:table-row table:style-name="ro1">
          <table:table-cell office:value-type="float" office:value="181539016" calcext:value-type="float">
            <text:p>181539016</text:p>
          </table:table-cell>
          <table:table-cell office:value-type="float" office:value="340464736" calcext:value-type="float">
            <text:p>340464736</text:p>
          </table:table-cell>
          <table:table-cell office:value-type="float" office:value="276493744" calcext:value-type="float">
            <text:p>276493744</text:p>
          </table:table-cell>
          <table:table-cell office:value-type="float" office:value="404417904" calcext:value-type="float">
            <text:p>404417904</text:p>
          </table:table-cell>
          <table:table-cell office:value-type="float" office:value="408938280" calcext:value-type="float">
            <text:p>408938280</text:p>
          </table:table-cell>
        </table:table-row>
        <table:table-row table:style-name="ro1">
          <table:table-cell office:value-type="float" office:value="184634728" calcext:value-type="float">
            <text:p>184634728</text:p>
          </table:table-cell>
          <table:table-cell office:value-type="float" office:value="348669888" calcext:value-type="float">
            <text:p>348669888</text:p>
          </table:table-cell>
          <table:table-cell office:value-type="float" office:value="279589456" calcext:value-type="float">
            <text:p>279589456</text:p>
          </table:table-cell>
          <table:table-cell office:value-type="float" office:value="408545520" calcext:value-type="float">
            <text:p>408545520</text:p>
          </table:table-cell>
          <table:table-cell office:value-type="float" office:value="233412904" calcext:value-type="float">
            <text:p>233412904</text:p>
          </table:table-cell>
        </table:table-row>
        <table:table-row table:style-name="ro1">
          <table:table-cell office:value-type="float" office:value="197017576" calcext:value-type="float">
            <text:p>197017576</text:p>
          </table:table-cell>
          <table:table-cell office:value-type="float" office:value="348669888" calcext:value-type="float">
            <text:p>348669888</text:p>
          </table:table-cell>
          <table:table-cell office:value-type="float" office:value="287844688" calcext:value-type="float">
            <text:p>287844688</text:p>
          </table:table-cell>
          <table:table-cell office:value-type="float" office:value="413705040" calcext:value-type="float">
            <text:p>413705040</text:p>
          </table:table-cell>
          <table:table-cell office:value-type="float" office:value="234713240" calcext:value-type="float">
            <text:p>234713240</text:p>
          </table:table-cell>
        </table:table-row>
        <table:table-row table:style-name="ro1">
          <table:table-cell office:value-type="float" office:value="198049480" calcext:value-type="float">
            <text:p>198049480</text:p>
          </table:table-cell>
          <table:table-cell office:value-type="float" office:value="351568176" calcext:value-type="float">
            <text:p>351568176</text:p>
          </table:table-cell>
          <table:table-cell office:value-type="float" office:value="296099920" calcext:value-type="float">
            <text:p>296099920</text:p>
          </table:table-cell>
          <table:table-cell office:value-type="float" office:value="421960272" calcext:value-type="float">
            <text:p>421960272</text:p>
          </table:table-cell>
          <table:table-cell office:value-type="float" office:value="246549112" calcext:value-type="float">
            <text:p>246549112</text:p>
          </table:table-cell>
        </table:table-row>
        <table:table-row table:style-name="ro1">
          <table:table-cell office:value-type="float" office:value="198049480" calcext:value-type="float">
            <text:p>198049480</text:p>
          </table:table-cell>
          <table:table-cell office:value-type="float" office:value="356005248" calcext:value-type="float">
            <text:p>356005248</text:p>
          </table:table-cell>
          <table:table-cell office:value-type="float" office:value="299195632" calcext:value-type="float">
            <text:p>299195632</text:p>
          </table:table-cell>
          <table:table-cell office:value-type="float" office:value="430215504" calcext:value-type="float">
            <text:p>430215504</text:p>
          </table:table-cell>
          <table:table-cell office:value-type="float" office:value="253772440" calcext:value-type="float">
            <text:p>253772440</text:p>
          </table:table-cell>
        </table:table-row>
        <table:table-row table:style-name="ro1">
          <table:table-cell office:value-type="float" office:value="208368520" calcext:value-type="float">
            <text:p>208368520</text:p>
          </table:table-cell>
          <table:table-cell office:value-type="float" office:value="360131904" calcext:value-type="float">
            <text:p>360131904</text:p>
          </table:table-cell>
          <table:table-cell office:value-type="float" office:value="310546576" calcext:value-type="float">
            <text:p>310546576</text:p>
          </table:table-cell>
          <table:table-cell office:value-type="float" office:value="434343120" calcext:value-type="float">
            <text:p>434343120</text:p>
          </table:table-cell>
          <table:table-cell office:value-type="float" office:value="263059576" calcext:value-type="float">
            <text:p>263059576</text:p>
          </table:table-cell>
        </table:table-row>
        <table:table-row table:style-name="ro1">
          <table:table-cell office:value-type="float" office:value="213528008" calcext:value-type="float">
            <text:p>213528008</text:p>
          </table:table-cell>
          <table:table-cell office:value-type="float" office:value="365176512" calcext:value-type="float">
            <text:p>365176512</text:p>
          </table:table-cell>
          <table:table-cell office:value-type="float" office:value="315706096" calcext:value-type="float">
            <text:p>315706096</text:p>
          </table:table-cell>
          <table:table-cell office:value-type="float" office:value="438470736" calcext:value-type="float">
            <text:p>438470736</text:p>
          </table:table-cell>
          <table:table-cell office:value-type="float" office:value="264091480" calcext:value-type="float">
            <text:p>264091480</text:p>
          </table:table-cell>
        </table:table-row>
        <table:table-row table:style-name="ro1">
          <table:table-cell office:value-type="float" office:value="214559944" calcext:value-type="float">
            <text:p>214559944</text:p>
          </table:table-cell>
          <table:table-cell office:value-type="float" office:value="365176512" calcext:value-type="float">
            <text:p>365176512</text:p>
          </table:table-cell>
          <table:table-cell office:value-type="float" office:value="327057040" calcext:value-type="float">
            <text:p>327057040</text:p>
          </table:table-cell>
          <table:table-cell office:value-type="float" office:value="442598352" calcext:value-type="float">
            <text:p>442598352</text:p>
          </table:table-cell>
          <table:table-cell office:value-type="float" office:value="268219096" calcext:value-type="float">
            <text:p>268219096</text:p>
          </table:table-cell>
        </table:table-row>
        <table:table-row table:style-name="ro1">
          <table:table-cell office:value-type="float" office:value="220751368" calcext:value-type="float">
            <text:p>220751368</text:p>
          </table:table-cell>
          <table:table-cell office:value-type="float" office:value="370514112" calcext:value-type="float">
            <text:p>370514112</text:p>
          </table:table-cell>
          <table:table-cell office:value-type="float" office:value="329120848" calcext:value-type="float">
            <text:p>329120848</text:p>
          </table:table-cell>
          <table:table-cell office:value-type="float" office:value="446725968" calcext:value-type="float">
            <text:p>446725968</text:p>
          </table:table-cell>
          <table:table-cell office:value-type="float" office:value="273378616" calcext:value-type="float">
            <text:p>273378616</text:p>
          </table:table-cell>
        </table:table-row>
        <table:table-row table:style-name="ro1">
          <table:table-cell office:value-type="float" office:value="225910888" calcext:value-type="float">
            <text:p>225910888</text:p>
          </table:table-cell>
          <table:table-cell office:value-type="float" office:value="372511872" calcext:value-type="float">
            <text:p>372511872</text:p>
          </table:table-cell>
          <table:table-cell office:value-type="float" office:value="335312272" calcext:value-type="float">
            <text:p>335312272</text:p>
          </table:table-cell>
          <table:table-cell office:value-type="float" office:value="450853584" calcext:value-type="float">
            <text:p>450853584</text:p>
          </table:table-cell>
          <table:table-cell office:value-type="float" office:value="279570040" calcext:value-type="float">
            <text:p>279570040</text:p>
          </table:table-cell>
        </table:table-row>
        <table:table-row table:style-name="ro1">
          <table:table-cell office:value-type="float" office:value="230038504" calcext:value-type="float">
            <text:p>230038504</text:p>
          </table:table-cell>
          <table:table-cell office:value-type="float" office:value="375934704" calcext:value-type="float">
            <text:p>375934704</text:p>
          </table:table-cell>
          <table:table-cell office:value-type="float" office:value="345631312" calcext:value-type="float">
            <text:p>345631312</text:p>
          </table:table-cell>
          <table:table-cell office:value-type="float" office:value="454981200" calcext:value-type="float">
            <text:p>454981200</text:p>
          </table:table-cell>
          <table:table-cell office:value-type="float" office:value="279570040" calcext:value-type="float">
            <text:p>279570040</text:p>
          </table:table-cell>
        </table:table-row>
        <table:table-row table:style-name="ro1">
          <table:table-cell office:value-type="float" office:value="236229928" calcext:value-type="float">
            <text:p>236229928</text:p>
          </table:table-cell>
          <table:table-cell office:value-type="float" office:value="381683136" calcext:value-type="float">
            <text:p>381683136</text:p>
          </table:table-cell>
          <table:table-cell office:value-type="float" office:value="345631312" calcext:value-type="float">
            <text:p>345631312</text:p>
          </table:table-cell>
          <table:table-cell office:value-type="float" office:value="461892416" calcext:value-type="float">
            <text:p>461892416</text:p>
          </table:table-cell>
          <table:table-cell office:value-type="float" office:value="282665752" calcext:value-type="float">
            <text:p>282665752</text:p>
          </table:table-cell>
        </table:table-row>
        <table:table-row table:style-name="ro1">
          <table:table-cell office:value-type="float" office:value="242421352" calcext:value-type="float">
            <text:p>242421352</text:p>
          </table:table-cell>
          <table:table-cell office:value-type="float" office:value="381683136" calcext:value-type="float">
            <text:p>381683136</text:p>
          </table:table-cell>
          <table:table-cell office:value-type="float" office:value="348727024" calcext:value-type="float">
            <text:p>348727024</text:p>
          </table:table-cell>
          <table:table-cell office:value-type="float" office:value="463120784" calcext:value-type="float">
            <text:p>463120784</text:p>
          </table:table-cell>
          <table:table-cell office:value-type="float" office:value="288857176" calcext:value-type="float">
            <text:p>288857176</text:p>
          </table:table-cell>
        </table:table-row>
        <table:table-row table:style-name="ro1">
          <table:table-cell office:value-type="float" office:value="250676584" calcext:value-type="float">
            <text:p>250676584</text:p>
          </table:table-cell>
          <table:table-cell office:value-type="float" office:value="387479712" calcext:value-type="float">
            <text:p>387479712</text:p>
          </table:table-cell>
          <table:table-cell office:value-type="float" office:value="356982256" calcext:value-type="float">
            <text:p>356982256</text:p>
          </table:table-cell>
          <table:table-cell office:value-type="float" office:value="463120784" calcext:value-type="float">
            <text:p>463120784</text:p>
          </table:table-cell>
          <table:table-cell office:value-type="float" office:value="301240024" calcext:value-type="float">
            <text:p>301240024</text:p>
          </table:table-cell>
        </table:table-row>
        <table:table-row table:style-name="ro1">
          <table:table-cell office:value-type="float" office:value="258931816" calcext:value-type="float">
            <text:p>258931816</text:p>
          </table:table-cell>
          <table:table-cell office:value-type="float" office:value="389018496" calcext:value-type="float">
            <text:p>389018496</text:p>
          </table:table-cell>
          <table:table-cell office:value-type="float" office:value="362141776" calcext:value-type="float">
            <text:p>362141776</text:p>
          </table:table-cell>
          <table:table-cell office:value-type="float" office:value="470521712" calcext:value-type="float">
            <text:p>470521712</text:p>
          </table:table-cell>
          <table:table-cell office:value-type="float" office:value="306399544" calcext:value-type="float">
            <text:p>306399544</text:p>
          </table:table-cell>
        </table:table-row>
        <table:table-row table:style-name="ro1">
          <table:table-cell office:value-type="float" office:value="264091336" calcext:value-type="float">
            <text:p>264091336</text:p>
          </table:table-cell>
          <table:table-cell office:value-type="float" office:value="391475232" calcext:value-type="float">
            <text:p>391475232</text:p>
          </table:table-cell>
          <table:table-cell office:value-type="float" office:value="373492720" calcext:value-type="float">
            <text:p>373492720</text:p>
          </table:table-cell>
          <table:table-cell office:value-type="float" office:value="470521712" calcext:value-type="float">
            <text:p>470521712</text:p>
          </table:table-cell>
          <table:table-cell office:value-type="float" office:value="312590968" calcext:value-type="float">
            <text:p>312590968</text:p>
          </table:table-cell>
        </table:table-row>
        <table:table-row table:style-name="ro1">
          <table:table-cell office:value-type="float" office:value="273378472" calcext:value-type="float">
            <text:p>273378472</text:p>
          </table:table-cell>
          <table:table-cell office:value-type="float" office:value="398189760" calcext:value-type="float">
            <text:p>398189760</text:p>
          </table:table-cell>
          <table:table-cell office:value-type="float" office:value="378652240" calcext:value-type="float">
            <text:p>378652240</text:p>
          </table:table-cell>
          <table:table-cell office:value-type="float" office:value="470521712" calcext:value-type="float">
            <text:p>470521712</text:p>
          </table:table-cell>
          <table:table-cell office:value-type="float" office:value="321878104" calcext:value-type="float">
            <text:p>321878104</text:p>
          </table:table-cell>
        </table:table-row>
        <table:table-row table:style-name="ro1">
          <table:table-cell office:value-type="float" office:value="278537992" calcext:value-type="float">
            <text:p>278537992</text:p>
          </table:table-cell>
          <table:table-cell office:value-type="float" office:value="398189760" calcext:value-type="float">
            <text:p>398189760</text:p>
          </table:table-cell>
          <table:table-cell office:value-type="float" office:value="384843664" calcext:value-type="float">
            <text:p>384843664</text:p>
          </table:table-cell>
          <table:table-cell office:value-type="float" office:value="470521712" calcext:value-type="float">
            <text:p>470521712</text:p>
          </table:table-cell>
          <table:table-cell office:value-type="float" office:value="328069528" calcext:value-type="float">
            <text:p>328069528</text:p>
          </table:table-cell>
        </table:table-row>
        <table:table-row table:style-name="ro1">
          <table:table-cell office:value-type="float" office:value="284729416" calcext:value-type="float">
            <text:p>284729416</text:p>
          </table:table-cell>
          <table:table-cell office:value-type="float" office:value="398189760" calcext:value-type="float">
            <text:p>398189760</text:p>
          </table:table-cell>
          <table:table-cell office:value-type="float" office:value="392066992" calcext:value-type="float">
            <text:p>392066992</text:p>
          </table:table-cell>
          <table:table-cell office:value-type="float" office:value="470521712" calcext:value-type="float">
            <text:p>470521712</text:p>
          </table:table-cell>
          <table:table-cell office:value-type="float" office:value="334260952" calcext:value-type="float">
            <text:p>334260952</text:p>
          </table:table-cell>
        </table:table-row>
        <table:table-row table:style-name="ro1">
          <table:table-cell office:value-type="float" office:value="291952744" calcext:value-type="float">
            <text:p>291952744</text:p>
          </table:table-cell>
          <table:table-cell office:value-type="float" office:value="405525120" calcext:value-type="float">
            <text:p>405525120</text:p>
          </table:table-cell>
          <table:table-cell office:value-type="float" office:value="403417936" calcext:value-type="float">
            <text:p>403417936</text:p>
          </table:table-cell>
          <table:table-cell office:value-type="float" office:value="476270144" calcext:value-type="float">
            <text:p>476270144</text:p>
          </table:table-cell>
          <table:table-cell office:value-type="float" office:value="341484280" calcext:value-type="float">
            <text:p>341484280</text:p>
          </table:table-cell>
        </table:table-row>
        <table:table-row table:style-name="ro1">
          <table:table-cell office:value-type="float" office:value="291952744" calcext:value-type="float">
            <text:p>291952744</text:p>
          </table:table-cell>
          <table:table-cell office:value-type="float" office:value="405480848" calcext:value-type="float">
            <text:p>405480848</text:p>
          </table:table-cell>
          <table:table-cell office:value-type="float" office:value="410641264" calcext:value-type="float">
            <text:p>410641264</text:p>
          </table:table-cell>
          <table:table-cell office:value-type="float" office:value="485292848" calcext:value-type="float">
            <text:p>485292848</text:p>
          </table:table-cell>
          <table:table-cell office:value-type="float" office:value="349739512" calcext:value-type="float">
            <text:p>349739512</text:p>
          </table:table-cell>
        </table:table-row>
        <table:table-row table:style-name="ro1">
          <table:table-cell office:value-type="float" office:value="295048456" calcext:value-type="float">
            <text:p>295048456</text:p>
          </table:table-cell>
          <table:table-cell office:value-type="float" office:value="257803328" calcext:value-type="float">
            <text:p>257803328</text:p>
          </table:table-cell>
          <table:table-cell office:value-type="float" office:value="419928400" calcext:value-type="float">
            <text:p>419928400</text:p>
          </table:table-cell>
          <table:table-cell office:value-type="float" office:value="487028336" calcext:value-type="float">
            <text:p>487028336</text:p>
          </table:table-cell>
          <table:table-cell office:value-type="float" office:value="354899032" calcext:value-type="float">
            <text:p>354899032</text:p>
          </table:table-cell>
        </table:table-row>
        <table:table-row table:style-name="ro1">
          <table:table-cell office:value-type="float" office:value="301239880" calcext:value-type="float">
            <text:p>301239880</text:p>
          </table:table-cell>
          <table:table-cell office:value-type="float" office:value="265121008" calcext:value-type="float">
            <text:p>265121008</text:p>
          </table:table-cell>
          <table:table-cell office:value-type="float" office:value="425087920" calcext:value-type="float">
            <text:p>425087920</text:p>
          </table:table-cell>
          <table:table-cell office:value-type="float" office:value="487028336" calcext:value-type="float">
            <text:p>487028336</text:p>
          </table:table-cell>
          <table:table-cell office:value-type="float" office:value="354899032" calcext:value-type="float">
            <text:p>354899032</text:p>
          </table:table-cell>
        </table:table-row>
        <table:table-row table:style-name="ro1">
          <table:table-cell office:value-type="float" office:value="305367496" calcext:value-type="float">
            <text:p>305367496</text:p>
          </table:table-cell>
          <table:table-cell office:value-type="float" office:value="265121008" calcext:value-type="float">
            <text:p>265121008</text:p>
          </table:table-cell>
          <table:table-cell office:value-type="float" office:value="432311248" calcext:value-type="float">
            <text:p>432311248</text:p>
          </table:table-cell>
          <table:table-cell office:value-type="float" office:value="492776768" calcext:value-type="float">
            <text:p>492776768</text:p>
          </table:table-cell>
          <table:table-cell office:value-type="float" office:value="362122360" calcext:value-type="float">
            <text:p>362122360</text:p>
          </table:table-cell>
        </table:table-row>
        <table:table-row table:style-name="ro1">
          <table:table-cell office:value-type="float" office:value="311558920" calcext:value-type="float">
            <text:p>311558920</text:p>
          </table:table-cell>
          <table:table-cell office:value-type="float" office:value="271312432" calcext:value-type="float">
            <text:p>271312432</text:p>
          </table:table-cell>
          <table:table-cell office:value-type="float" office:value="439534576" calcext:value-type="float">
            <text:p>439534576</text:p>
          </table:table-cell>
          <table:table-cell office:value-type="float" office:value="494708960" calcext:value-type="float">
            <text:p>494708960</text:p>
          </table:table-cell>
          <table:table-cell office:value-type="float" office:value="366249976" calcext:value-type="float">
            <text:p>366249976</text:p>
          </table:table-cell>
        </table:table-row>
        <table:table-row table:style-name="ro1">
          <table:table-cell office:value-type="float" office:value="318782248" calcext:value-type="float">
            <text:p>318782248</text:p>
          </table:table-cell>
          <table:table-cell office:value-type="float" office:value="281631472" calcext:value-type="float">
            <text:p>281631472</text:p>
          </table:table-cell>
          <table:table-cell office:value-type="float" office:value="439534576" calcext:value-type="float">
            <text:p>439534576</text:p>
          </table:table-cell>
          <table:table-cell office:value-type="float" office:value="503534960" calcext:value-type="float">
            <text:p>503534960</text:p>
          </table:table-cell>
          <table:table-cell office:value-type="float" office:value="371409496" calcext:value-type="float">
            <text:p>371409496</text:p>
          </table:table-cell>
        </table:table-row>
        <table:table-row table:style-name="ro1">
          <table:table-cell office:value-type="float" office:value="326005576" calcext:value-type="float">
            <text:p>326005576</text:p>
          </table:table-cell>
          <table:table-cell office:value-type="float" office:value="281631472" calcext:value-type="float">
            <text:p>281631472</text:p>
          </table:table-cell>
          <table:table-cell office:value-type="float" office:value="444694096" calcext:value-type="float">
            <text:p>444694096</text:p>
          </table:table-cell>
          <table:table-cell office:value-type="float" office:value="503534960" calcext:value-type="float">
            <text:p>503534960</text:p>
          </table:table-cell>
          <table:table-cell office:value-type="float" office:value="371409496" calcext:value-type="float">
            <text:p>371409496</text:p>
          </table:table-cell>
        </table:table-row>
        <table:table-row table:style-name="ro1">
          <table:table-cell office:value-type="float" office:value="335292712" calcext:value-type="float">
            <text:p>335292712</text:p>
          </table:table-cell>
          <table:table-cell office:value-type="float" office:value="289886704" calcext:value-type="float">
            <text:p>289886704</text:p>
          </table:table-cell>
          <table:table-cell office:value-type="float" office:value="456045040" calcext:value-type="float">
            <text:p>456045040</text:p>
          </table:table-cell>
          <table:table-cell office:value-type="float" office:value="509283392" calcext:value-type="float">
            <text:p>509283392</text:p>
          </table:table-cell>
          <table:table-cell office:value-type="float" office:value="382760440" calcext:value-type="float">
            <text:p>382760440</text:p>
          </table:table-cell>
        </table:table-row>
        <table:table-row table:style-name="ro1">
          <table:table-cell office:value-type="float" office:value="345611752" calcext:value-type="float">
            <text:p>345611752</text:p>
          </table:table-cell>
          <table:table-cell office:value-type="float" office:value="308460976" calcext:value-type="float">
            <text:p>308460976</text:p>
          </table:table-cell>
          <table:table-cell office:value-type="float" office:value="472555504" calcext:value-type="float">
            <text:p>472555504</text:p>
          </table:table-cell>
          <table:table-cell office:value-type="float" office:value="519337760" calcext:value-type="float">
            <text:p>519337760</text:p>
          </table:table-cell>
          <table:table-cell office:value-type="float" office:value="401334712" calcext:value-type="float">
            <text:p>401334712</text:p>
          </table:table-cell>
        </table:table-row>
        <table:table-row table:style-name="ro1">
          <table:table-cell office:value-type="float" office:value="365217928" calcext:value-type="float">
            <text:p>365217928</text:p>
          </table:table-cell>
          <table:table-cell office:value-type="float" office:value="316716208" calcext:value-type="float">
            <text:p>316716208</text:p>
          </table:table-cell>
          <table:table-cell office:value-type="float" office:value="481842640" calcext:value-type="float">
            <text:p>481842640</text:p>
          </table:table-cell>
          <table:table-cell office:value-type="float" office:value="240045616" calcext:value-type="float">
            <text:p>240045616</text:p>
          </table:table-cell>
          <table:table-cell office:value-type="float" office:value="412685656" calcext:value-type="float">
            <text:p>412685656</text:p>
          </table:table-cell>
        </table:table-row>
        <table:table-row table:style-name="ro1">
          <table:table-cell office:value-type="float" office:value="370704792" calcext:value-type="float">
            <text:p>370704792</text:p>
          </table:table-cell>
          <table:table-cell office:value-type="float" office:value="323939536" calcext:value-type="float">
            <text:p>323939536</text:p>
          </table:table-cell>
          <table:table-cell office:value-type="float" office:value="488229312" calcext:value-type="float">
            <text:p>488229312</text:p>
          </table:table-cell>
          <table:table-cell office:value-type="float" office:value="240045616" calcext:value-type="float">
            <text:p>240045616</text:p>
          </table:table-cell>
          <table:table-cell office:value-type="float" office:value="420940888" calcext:value-type="float">
            <text:p>420940888</text:p>
          </table:table-cell>
        </table:table-row>
        <table:table-row table:style-name="ro1">
          <table:table-cell office:value-type="float" office:value="374193192" calcext:value-type="float">
            <text:p>374193192</text:p>
          </table:table-cell>
          <table:table-cell office:value-type="float" office:value="331162864" calcext:value-type="float">
            <text:p>331162864</text:p>
          </table:table-cell>
          <table:table-cell office:value-type="float" office:value="492946080" calcext:value-type="float">
            <text:p>492946080</text:p>
          </table:table-cell>
          <table:table-cell office:value-type="float" office:value="249643008" calcext:value-type="float">
            <text:p>249643008</text:p>
          </table:table-cell>
          <table:table-cell office:value-type="float" office:value="427132312" calcext:value-type="float">
            <text:p>427132312</text:p>
          </table:table-cell>
        </table:table-row>
        <table:table-row table:style-name="ro1">
          <table:table-cell office:value-type="float" office:value="375666408" calcext:value-type="float">
            <text:p>375666408</text:p>
          </table:table-cell>
          <table:table-cell office:value-type="float" office:value="333226672" calcext:value-type="float">
            <text:p>333226672</text:p>
          </table:table-cell>
          <table:table-cell office:value-type="float" office:value="495140544" calcext:value-type="float">
            <text:p>495140544</text:p>
          </table:table-cell>
          <table:table-cell office:value-type="float" office:value="256866336" calcext:value-type="float">
            <text:p>256866336</text:p>
          </table:table-cell>
          <table:table-cell office:value-type="float" office:value="437451352" calcext:value-type="float">
            <text:p>437451352</text:p>
          </table:table-cell>
        </table:table-row>
        <table:table-row table:style-name="ro1">
          <table:table-cell office:value-type="float" office:value="384313128" calcext:value-type="float">
            <text:p>384313128</text:p>
          </table:table-cell>
          <table:table-cell office:value-type="float" office:value="339418096" calcext:value-type="float">
            <text:p>339418096</text:p>
          </table:table-cell>
          <table:table-cell office:value-type="float" office:value="498038832" calcext:value-type="float">
            <text:p>498038832</text:p>
          </table:table-cell>
          <table:table-cell office:value-type="float" office:value="262025856" calcext:value-type="float">
            <text:p>262025856</text:p>
          </table:table-cell>
          <table:table-cell office:value-type="float" office:value="445706584" calcext:value-type="float">
            <text:p>445706584</text:p>
          </table:table-cell>
        </table:table-row>
        <table:table-row table:style-name="ro1">
          <table:table-cell office:value-type="float" office:value="384313128" calcext:value-type="float">
            <text:p>384313128</text:p>
          </table:table-cell>
          <table:table-cell office:value-type="float" office:value="346641424" calcext:value-type="float">
            <text:p>346641424</text:p>
          </table:table-cell>
          <table:table-cell office:value-type="float" office:value="498038832" calcext:value-type="float">
            <text:p>498038832</text:p>
          </table:table-cell>
          <table:table-cell office:value-type="float" office:value="270281088" calcext:value-type="float">
            <text:p>270281088</text:p>
          </table:table-cell>
          <table:table-cell office:value-type="float" office:value="447770392" calcext:value-type="float">
            <text:p>447770392</text:p>
          </table:table-cell>
        </table:table-row>
        <table:table-row table:style-name="ro1">
          <table:table-cell office:value-type="float" office:value="384313128" calcext:value-type="float">
            <text:p>384313128</text:p>
          </table:table-cell>
          <table:table-cell office:value-type="float" office:value="351800944" calcext:value-type="float">
            <text:p>351800944</text:p>
          </table:table-cell>
          <table:table-cell office:value-type="float" office:value="498038832" calcext:value-type="float">
            <text:p>498038832</text:p>
          </table:table-cell>
          <table:table-cell office:value-type="float" office:value="273376800" calcext:value-type="float">
            <text:p>273376800</text:p>
          </table:table-cell>
          <table:table-cell office:value-type="float" office:value="453961816" calcext:value-type="float">
            <text:p>453961816</text:p>
          </table:table-cell>
        </table:table-row>
        <table:table-row table:style-name="ro1">
          <table:table-cell office:value-type="float" office:value="384313128" calcext:value-type="float">
            <text:p>384313128</text:p>
          </table:table-cell>
          <table:table-cell office:value-type="float" office:value="357992336" calcext:value-type="float">
            <text:p>357992336</text:p>
          </table:table-cell>
          <table:table-cell office:value-type="float" office:value="501640944" calcext:value-type="float">
            <text:p>501640944</text:p>
          </table:table-cell>
          <table:table-cell office:value-type="float" office:value="273376800" calcext:value-type="float">
            <text:p>273376800</text:p>
          </table:table-cell>
          <table:table-cell office:value-type="float" office:value="462217048" calcext:value-type="float">
            <text:p>462217048</text:p>
          </table:table-cell>
        </table:table-row>
        <table:table-row table:style-name="ro1">
          <table:table-cell office:value-type="float" office:value="384313128" calcext:value-type="float">
            <text:p>384313128</text:p>
          </table:table-cell>
          <table:table-cell office:value-type="float" office:value="364183792" calcext:value-type="float">
            <text:p>364183792</text:p>
          </table:table-cell>
          <table:table-cell office:value-type="float" office:value="504735936" calcext:value-type="float">
            <text:p>504735936</text:p>
          </table:table-cell>
          <table:table-cell office:value-type="float" office:value="277504416" calcext:value-type="float">
            <text:p>277504416</text:p>
          </table:table-cell>
          <table:table-cell office:value-type="float" office:value="462217048" calcext:value-type="float">
            <text:p>462217048</text:p>
          </table:table-cell>
        </table:table-row>
        <table:table-row table:style-name="ro1">
          <table:table-cell office:value-type="float" office:value="386573160" calcext:value-type="float">
            <text:p>386573160</text:p>
          </table:table-cell>
          <table:table-cell office:value-type="float" office:value="372439024" calcext:value-type="float">
            <text:p>372439024</text:p>
          </table:table-cell>
          <table:table-cell office:value-type="float" office:value="512416560" calcext:value-type="float">
            <text:p>512416560</text:p>
          </table:table-cell>
          <table:table-cell office:value-type="float" office:value="289887264" calcext:value-type="float">
            <text:p>289887264</text:p>
          </table:table-cell>
          <table:table-cell office:value-type="float" office:value="462217048" calcext:value-type="float">
            <text:p>462217048</text:p>
          </table:table-cell>
        </table:table-row>
        <table:table-row table:style-name="ro1">
          <table:table-cell office:value-type="float" office:value="392828712" calcext:value-type="float">
            <text:p>392828712</text:p>
          </table:table-cell>
          <table:table-cell office:value-type="float" office:value="372439024" calcext:value-type="float">
            <text:p>372439024</text:p>
          </table:table-cell>
          <table:table-cell office:value-type="float" office:value="514545456" calcext:value-type="float">
            <text:p>514545456</text:p>
          </table:table-cell>
          <table:table-cell office:value-type="float" office:value="294014880" calcext:value-type="float">
            <text:p>294014880</text:p>
          </table:table-cell>
          <table:table-cell office:value-type="float" office:value="474599896" calcext:value-type="float">
            <text:p>474599896</text:p>
          </table:table-cell>
        </table:table-row>
        <table:table-row table:style-name="ro1">
          <table:table-cell office:value-type="float" office:value="392828712" calcext:value-type="float">
            <text:p>392828712</text:p>
          </table:table-cell>
          <table:table-cell office:value-type="float" office:value="377598544" calcext:value-type="float">
            <text:p>377598544</text:p>
          </table:table-cell>
          <table:table-cell office:value-type="float" office:value="514545456" calcext:value-type="float">
            <text:p>514545456</text:p>
          </table:table-cell>
          <table:table-cell office:value-type="float" office:value="301238208" calcext:value-type="float">
            <text:p>301238208</text:p>
          </table:table-cell>
          <table:table-cell office:value-type="float" office:value="481823224" calcext:value-type="float">
            <text:p>481823224</text:p>
          </table:table-cell>
        </table:table-row>
        <table:table-row table:style-name="ro1">
          <table:table-cell office:value-type="float" office:value="394760904" calcext:value-type="float">
            <text:p>394760904</text:p>
          </table:table-cell>
          <table:table-cell office:value-type="float" office:value="386885680" calcext:value-type="float">
            <text:p>386885680</text:p>
          </table:table-cell>
          <table:table-cell office:value-type="float" office:value="520538736" calcext:value-type="float">
            <text:p>520538736</text:p>
          </table:table-cell>
          <table:table-cell office:value-type="float" office:value="306397728" calcext:value-type="float">
            <text:p>306397728</text:p>
          </table:table-cell>
          <table:table-cell office:value-type="float" office:value="491110360" calcext:value-type="float">
            <text:p>491110360</text:p>
          </table:table-cell>
        </table:table-row>
        <table:table-row table:style-name="ro1">
          <table:table-cell office:value-type="float" office:value="400819752" calcext:value-type="float">
            <text:p>400819752</text:p>
          </table:table-cell>
          <table:table-cell office:value-type="float" office:value="388949488" calcext:value-type="float">
            <text:p>388949488</text:p>
          </table:table-cell>
          <table:table-cell office:value-type="float" office:value="521242560" calcext:value-type="float">
            <text:p>521242560</text:p>
          </table:table-cell>
          <table:table-cell office:value-type="float" office:value="313621056" calcext:value-type="float">
            <text:p>313621056</text:p>
          </table:table-cell>
          <table:table-cell office:value-type="float" office:value="498333688" calcext:value-type="float">
            <text:p>498333688</text:p>
          </table:table-cell>
        </table:table-row>
        <table:table-row table:style-name="ro1">
          <table:table-cell office:value-type="float" office:value="400819752" calcext:value-type="float">
            <text:p>400819752</text:p>
          </table:table-cell>
          <table:table-cell office:value-type="float" office:value="393994080" calcext:value-type="float">
            <text:p>393994080</text:p>
          </table:table-cell>
          <table:table-cell office:value-type="float" office:value="531052080" calcext:value-type="float">
            <text:p>531052080</text:p>
          </table:table-cell>
          <table:table-cell office:value-type="float" office:value="322908192" calcext:value-type="float">
            <text:p>322908192</text:p>
          </table:table-cell>
          <table:table-cell office:value-type="float" office:value="507620824" calcext:value-type="float">
            <text:p>507620824</text:p>
          </table:table-cell>
        </table:table-row>
        <table:table-row table:style-name="ro1">
          <table:table-cell office:value-type="float" office:value="400819752" calcext:value-type="float">
            <text:p>400819752</text:p>
          </table:table-cell>
          <table:table-cell office:value-type="float" office:value="393994080" calcext:value-type="float">
            <text:p>393994080</text:p>
          </table:table-cell>
          <table:table-cell office:value-type="float" office:value="531052080" calcext:value-type="float">
            <text:p>531052080</text:p>
          </table:table-cell>
          <table:table-cell office:value-type="float" office:value="327035808" calcext:value-type="float">
            <text:p>327035808</text:p>
          </table:table-cell>
          <table:table-cell office:value-type="float" office:value="516907960" calcext:value-type="float">
            <text:p>516907960</text:p>
          </table:table-cell>
        </table:table-row>
        <table:table-row table:style-name="ro1">
          <table:table-cell office:value-type="float" office:value="409335336" calcext:value-type="float">
            <text:p>409335336</text:p>
          </table:table-cell>
          <table:table-cell office:value-type="float" office:value="402820080" calcext:value-type="float">
            <text:p>402820080</text:p>
          </table:table-cell>
          <table:table-cell office:value-type="float" office:value="531052080" calcext:value-type="float">
            <text:p>531052080</text:p>
          </table:table-cell>
          <table:table-cell office:value-type="float" office:value="336322944" calcext:value-type="float">
            <text:p>336322944</text:p>
          </table:table-cell>
          <table:table-cell office:value-type="float" office:value="528258904" calcext:value-type="float">
            <text:p>528258904</text:p>
          </table:table-cell>
        </table:table-row>
        <table:table-row table:style-name="ro1">
          <table:table-cell office:value-type="float" office:value="409335336" calcext:value-type="float">
            <text:p>409335336</text:p>
          </table:table-cell>
          <table:table-cell office:value-type="float" office:value="404555568" calcext:value-type="float">
            <text:p>404555568</text:p>
          </table:table-cell>
          <table:table-cell office:value-type="float" office:value="151127744" calcext:value-type="float">
            <text:p>151127744</text:p>
          </table:table-cell>
          <table:table-cell office:value-type="float" office:value="339418656" calcext:value-type="float">
            <text:p>339418656</text:p>
          </table:table-cell>
          <table:table-cell office:value-type="float" office:value="528258904" calcext:value-type="float">
            <text:p>528258904</text:p>
          </table:table-cell>
        </table:table-row>
        <table:table-row table:style-name="ro1">
          <table:table-cell office:value-type="float" office:value="412430328" calcext:value-type="float">
            <text:p>412430328</text:p>
          </table:table-cell>
          <table:table-cell office:value-type="float" office:value="404555568" calcext:value-type="float">
            <text:p>404555568</text:p>
          </table:table-cell>
          <table:table-cell office:value-type="float" office:value="151127744" calcext:value-type="float">
            <text:p>151127744</text:p>
          </table:table-cell>
          <table:table-cell office:value-type="float" office:value="344578176" calcext:value-type="float">
            <text:p>344578176</text:p>
          </table:table-cell>
          <table:table-cell office:value-type="float" office:value="534580008" calcext:value-type="float">
            <text:p>534580008</text:p>
          </table:table-cell>
        </table:table-row>
        <table:table-row table:style-name="ro1">
          <table:table-cell office:value-type="float" office:value="416032440" calcext:value-type="float">
            <text:p>416032440</text:p>
          </table:table-cell>
          <table:table-cell office:value-type="float" office:value="404555568" calcext:value-type="float">
            <text:p>404555568</text:p>
          </table:table-cell>
          <table:table-cell office:value-type="float" office:value="151128704" calcext:value-type="float">
            <text:p>151128704</text:p>
          </table:table-cell>
          <table:table-cell office:value-type="float" office:value="353865312" calcext:value-type="float">
            <text:p>353865312</text:p>
          </table:table-cell>
          <table:table-cell office:value-type="float" office:value="534907848" calcext:value-type="float">
            <text:p>534907848</text:p>
          </table:table-cell>
        </table:table-row>
        <table:table-row table:style-name="ro1">
          <table:table-cell office:value-type="float" office:value="417326376" calcext:value-type="float">
            <text:p>417326376</text:p>
          </table:table-cell>
          <table:table-cell office:value-type="float" office:value="404555568" calcext:value-type="float">
            <text:p>404555568</text:p>
          </table:table-cell>
          <table:table-cell office:value-type="float" office:value="158855296" calcext:value-type="float">
            <text:p>158855296</text:p>
          </table:table-cell>
          <table:table-cell office:value-type="float" office:value="356961024" calcext:value-type="float">
            <text:p>356961024</text:p>
          </table:table-cell>
          <table:table-cell office:value-type="float" office:value="534907848" calcext:value-type="float">
            <text:p>534907848</text:p>
          </table:table-cell>
        </table:table-row>
        <table:table-row table:style-name="ro1">
          <table:table-cell office:value-type="float" office:value="417326376" calcext:value-type="float">
            <text:p>417326376</text:p>
          </table:table-cell>
          <table:table-cell office:value-type="float" office:value="410566272" calcext:value-type="float">
            <text:p>410566272</text:p>
          </table:table-cell>
          <table:table-cell office:value-type="float" office:value="167110528" calcext:value-type="float">
            <text:p>167110528</text:p>
          </table:table-cell>
          <table:table-cell office:value-type="float" office:value="360056736" calcext:value-type="float">
            <text:p>360056736</text:p>
          </table:table-cell>
          <table:table-cell office:value-type="float" office:value="544520664" calcext:value-type="float">
            <text:p>544520664</text:p>
          </table:table-cell>
        </table:table-row>
        <table:table-row table:style-name="ro1">
          <table:table-cell office:value-type="float" office:value="424285752" calcext:value-type="float">
            <text:p>424285752</text:p>
          </table:table-cell>
          <table:table-cell office:value-type="float" office:value="411007824" calcext:value-type="float">
            <text:p>411007824</text:p>
          </table:table-cell>
          <table:table-cell office:value-type="float" office:value="171238144" calcext:value-type="float">
            <text:p>171238144</text:p>
          </table:table-cell>
          <table:table-cell office:value-type="float" office:value="363152448" calcext:value-type="float">
            <text:p>363152448</text:p>
          </table:table-cell>
          <table:table-cell office:value-type="float" office:value="544717368" calcext:value-type="float">
            <text:p>544717368</text:p>
          </table:table-cell>
        </table:table-row>
        <table:table-row table:style-name="ro1">
          <table:table-cell office:value-type="float" office:value="425841960" calcext:value-type="float">
            <text:p>425841960</text:p>
          </table:table-cell>
          <table:table-cell office:value-type="float" office:value="419326704" calcext:value-type="float">
            <text:p>419326704</text:p>
          </table:table-cell>
          <table:table-cell office:value-type="float" office:value="180525280" calcext:value-type="float">
            <text:p>180525280</text:p>
          </table:table-cell>
          <table:table-cell office:value-type="float" office:value="376567200" calcext:value-type="float">
            <text:p>376567200</text:p>
          </table:table-cell>
          <table:table-cell office:value-type="float" office:value="544717368" calcext:value-type="float">
            <text:p>544717368</text:p>
          </table:table-cell>
        </table:table-row>
        <table:table-row table:style-name="ro1">
          <table:table-cell office:value-type="float" office:value="425841960" calcext:value-type="float">
            <text:p>425841960</text:p>
          </table:table-cell>
          <table:table-cell office:value-type="float" office:value="421062192" calcext:value-type="float">
            <text:p>421062192</text:p>
          </table:table-cell>
          <table:table-cell office:value-type="float" office:value="186716704" calcext:value-type="float">
            <text:p>186716704</text:p>
          </table:table-cell>
          <table:table-cell office:value-type="float" office:value="384822432" calcext:value-type="float">
            <text:p>384822432</text:p>
          </table:table-cell>
          <table:table-cell office:value-type="float" office:value="551414472" calcext:value-type="float">
            <text:p>551414472</text:p>
          </table:table-cell>
        </table:table-row>
        <table:table-row table:style-name="ro1">
          <table:table-cell office:value-type="float" office:value="226947080" calcext:value-type="float">
            <text:p>226947080</text:p>
          </table:table-cell>
          <table:table-cell office:value-type="float" office:value="421062192" calcext:value-type="float">
            <text:p>421062192</text:p>
          </table:table-cell>
          <table:table-cell office:value-type="float" office:value="192908128" calcext:value-type="float">
            <text:p>192908128</text:p>
          </table:table-cell>
          <table:table-cell office:value-type="float" office:value="393077664" calcext:value-type="float">
            <text:p>393077664</text:p>
          </table:table-cell>
          <table:table-cell office:value-type="float" office:value="551414472" calcext:value-type="float">
            <text:p>551414472</text:p>
          </table:table-cell>
        </table:table-row>
        <table:table-row table:style-name="ro1">
          <table:table-cell office:value-type="float" office:value="234167176" calcext:value-type="float">
            <text:p>234167176</text:p>
          </table:table-cell>
          <table:table-cell office:value-type="float" office:value="424353888" calcext:value-type="float">
            <text:p>424353888</text:p>
          </table:table-cell>
          <table:table-cell office:value-type="float" office:value="201163360" calcext:value-type="float">
            <text:p>201163360</text:p>
          </table:table-cell>
          <table:table-cell office:value-type="float" office:value="394109568" calcext:value-type="float">
            <text:p>394109568</text:p>
          </table:table-cell>
          <table:table-cell office:value-type="float" office:value="551414472" calcext:value-type="float">
            <text:p>551414472</text:p>
          </table:table-cell>
        </table:table-row>
        <table:table-row table:style-name="ro1">
          <table:table-cell office:value-type="float" office:value="234167176" calcext:value-type="float">
            <text:p>234167176</text:p>
          </table:table-cell>
          <table:table-cell office:value-type="float" office:value="427072896" calcext:value-type="float">
            <text:p>427072896</text:p>
          </table:table-cell>
          <table:table-cell office:value-type="float" office:value="209418592" calcext:value-type="float">
            <text:p>209418592</text:p>
          </table:table-cell>
          <table:table-cell office:value-type="float" office:value="404428608" calcext:value-type="float">
            <text:p>404428608</text:p>
          </table:table-cell>
          <table:table-cell office:value-type="float" office:value="551414472" calcext:value-type="float">
            <text:p>551414472</text:p>
          </table:table-cell>
        </table:table-row>
        <table:table-row table:style-name="ro1">
          <table:table-cell office:value-type="float" office:value="242422408" calcext:value-type="float">
            <text:p>242422408</text:p>
          </table:table-cell>
          <table:table-cell office:value-type="float" office:value="430412736" calcext:value-type="float">
            <text:p>430412736</text:p>
          </table:table-cell>
          <table:table-cell office:value-type="float" office:value="213546208" calcext:value-type="float">
            <text:p>213546208</text:p>
          </table:table-cell>
          <table:table-cell office:value-type="float" office:value="409588128" calcext:value-type="float">
            <text:p>409588128</text:p>
          </table:table-cell>
          <table:table-cell office:value-type="float" office:value="551414472" calcext:value-type="float">
            <text:p>551414472</text:p>
          </table:table-cell>
        </table:table-row>
        <table:table-row table:style-name="ro1">
          <table:table-cell office:value-type="float" office:value="248613832" calcext:value-type="float">
            <text:p>248613832</text:p>
          </table:table-cell>
          <table:table-cell office:value-type="float" office:value="437568816" calcext:value-type="float">
            <text:p>437568816</text:p>
          </table:table-cell>
          <table:table-cell office:value-type="float" office:value="217673824" calcext:value-type="float">
            <text:p>217673824</text:p>
          </table:table-cell>
          <table:table-cell office:value-type="float" office:value="417843360" calcext:value-type="float">
            <text:p>417843360</text:p>
          </table:table-cell>
          <table:table-cell office:value-type="float" office:value="556507224" calcext:value-type="float">
            <text:p>556507224</text:p>
          </table:table-cell>
        </table:table-row>
        <table:table-row table:style-name="ro1">
          <table:table-cell office:value-type="float" office:value="254805256" calcext:value-type="float">
            <text:p>254805256</text:p>
          </table:table-cell>
          <table:table-cell office:value-type="float" office:value="437568816" calcext:value-type="float">
            <text:p>437568816</text:p>
          </table:table-cell>
          <table:table-cell office:value-type="float" office:value="221801440" calcext:value-type="float">
            <text:p>221801440</text:p>
          </table:table-cell>
          <table:table-cell office:value-type="float" office:value="426098592" calcext:value-type="float">
            <text:p>426098592</text:p>
          </table:table-cell>
          <table:table-cell office:value-type="float" office:value="559798920" calcext:value-type="float">
            <text:p>559798920</text:p>
          </table:table-cell>
        </table:table-row>
        <table:table-row table:style-name="ro1">
          <table:table-cell office:value-type="float" office:value="260996680" calcext:value-type="float">
            <text:p>260996680</text:p>
          </table:table-cell>
          <table:table-cell office:value-type="float" office:value="437568816" calcext:value-type="float">
            <text:p>437568816</text:p>
          </table:table-cell>
          <table:table-cell office:value-type="float" office:value="226960960" calcext:value-type="float">
            <text:p>226960960</text:p>
          </table:table-cell>
          <table:table-cell office:value-type="float" office:value="426098592" calcext:value-type="float">
            <text:p>426098592</text:p>
          </table:table-cell>
          <table:table-cell office:value-type="float" office:value="567921096" calcext:value-type="float">
            <text:p>567921096</text:p>
          </table:table-cell>
        </table:table-row>
        <table:table-row table:style-name="ro1">
          <table:table-cell office:value-type="float" office:value="270283816" calcext:value-type="float">
            <text:p>270283816</text:p>
          </table:table-cell>
          <table:table-cell office:value-type="float" office:value="437568816" calcext:value-type="float">
            <text:p>437568816</text:p>
          </table:table-cell>
          <table:table-cell office:value-type="float" office:value="234184288" calcext:value-type="float">
            <text:p>234184288</text:p>
          </table:table-cell>
          <table:table-cell office:value-type="float" office:value="431453600" calcext:value-type="float">
            <text:p>431453600</text:p>
          </table:table-cell>
          <table:table-cell office:value-type="float" office:value="567921096" calcext:value-type="float">
            <text:p>567921096</text:p>
          </table:table-cell>
        </table:table-row>
        <table:table-row table:style-name="ro1">
          <table:table-cell office:value-type="float" office:value="275443336" calcext:value-type="float">
            <text:p>275443336</text:p>
          </table:table-cell>
          <table:table-cell office:value-type="float" office:value="437568816" calcext:value-type="float">
            <text:p>437568816</text:p>
          </table:table-cell>
          <table:table-cell office:value-type="float" office:value="242439520" calcext:value-type="float">
            <text:p>242439520</text:p>
          </table:table-cell>
          <table:table-cell office:value-type="float" office:value="441770240" calcext:value-type="float">
            <text:p>441770240</text:p>
          </table:table-cell>
          <table:table-cell office:value-type="float" office:value="570622680" calcext:value-type="float">
            <text:p>570622680</text:p>
          </table:table-cell>
        </table:table-row>
        <table:table-row table:style-name="ro1">
          <table:table-cell office:value-type="float" office:value="275443336" calcext:value-type="float">
            <text:p>275443336</text:p>
          </table:table-cell>
          <table:table-cell office:value-type="float" office:value="443579520" calcext:value-type="float">
            <text:p>443579520</text:p>
          </table:table-cell>
          <table:table-cell office:value-type="float" office:value="242439520" calcext:value-type="float">
            <text:p>242439520</text:p>
          </table:table-cell>
          <table:table-cell office:value-type="float" office:value="441770240" calcext:value-type="float">
            <text:p>441770240</text:p>
          </table:table-cell>
          <table:table-cell office:value-type="float" office:value="573013848" calcext:value-type="float">
            <text:p>573013848</text:p>
          </table:table-cell>
        </table:table-row>
        <table:table-row table:style-name="ro1">
          <table:table-cell office:value-type="float" office:value="277507112" calcext:value-type="float">
            <text:p>277507112</text:p>
          </table:table-cell>
          <table:table-cell office:value-type="float" office:value="443524688" calcext:value-type="float">
            <text:p>443524688</text:p>
          </table:table-cell>
          <table:table-cell office:value-type="float" office:value="244503328" calcext:value-type="float">
            <text:p>244503328</text:p>
          </table:table-cell>
          <table:table-cell office:value-type="float" office:value="441770240" calcext:value-type="float">
            <text:p>441770240</text:p>
          </table:table-cell>
          <table:table-cell office:value-type="float" office:value="579907656" calcext:value-type="float">
            <text:p>579907656</text:p>
          </table:table-cell>
        </table:table-row>
        <table:table-row table:style-name="ro1">
          <table:table-cell office:value-type="float" office:value="283698568" calcext:value-type="float">
            <text:p>283698568</text:p>
          </table:table-cell>
          <table:table-cell office:value-type="float" office:value="184634944" calcext:value-type="float">
            <text:p>184634944</text:p>
          </table:table-cell>
          <table:table-cell office:value-type="float" office:value="258949984" calcext:value-type="float">
            <text:p>258949984</text:p>
          </table:table-cell>
          <table:table-cell office:value-type="float" office:value="444292544" calcext:value-type="float">
            <text:p>444292544</text:p>
          </table:table-cell>
          <table:table-cell office:value-type="float" office:value="584427720" calcext:value-type="float">
            <text:p>584427720</text:p>
          </table:table-cell>
        </table:table-row>
        <table:table-row table:style-name="ro1">
          <table:table-cell office:value-type="float" office:value="292985704" calcext:value-type="float">
            <text:p>292985704</text:p>
          </table:table-cell>
          <table:table-cell office:value-type="float" office:value="188762560" calcext:value-type="float">
            <text:p>188762560</text:p>
          </table:table-cell>
          <table:table-cell office:value-type="float" office:value="268237120" calcext:value-type="float">
            <text:p>268237120</text:p>
          </table:table-cell>
          <table:table-cell office:value-type="float" office:value="444292544" calcext:value-type="float">
            <text:p>444292544</text:p>
          </table:table-cell>
          <table:table-cell office:value-type="float" office:value="212563448" calcext:value-type="float">
            <text:p>212563448</text:p>
          </table:table-cell>
        </table:table-row>
        <table:table-row table:style-name="ro1">
          <table:table-cell office:value-type="float" office:value="303304744" calcext:value-type="float">
            <text:p>303304744</text:p>
          </table:table-cell>
          <table:table-cell office:value-type="float" office:value="188762560" calcext:value-type="float">
            <text:p>188762560</text:p>
          </table:table-cell>
          <table:table-cell office:value-type="float" office:value="275460448" calcext:value-type="float">
            <text:p>275460448</text:p>
          </table:table-cell>
          <table:table-cell office:value-type="float" office:value="444292544" calcext:value-type="float">
            <text:p>444292544</text:p>
          </table:table-cell>
          <table:table-cell office:value-type="float" office:value="212563448" calcext:value-type="float">
            <text:p>212563448</text:p>
          </table:table-cell>
        </table:table-row>
        <table:table-row table:style-name="ro1">
          <table:table-cell office:value-type="float" office:value="308464264" calcext:value-type="float">
            <text:p>308464264</text:p>
          </table:table-cell>
          <table:table-cell office:value-type="float" office:value="191858272" calcext:value-type="float">
            <text:p>191858272</text:p>
          </table:table-cell>
          <table:table-cell office:value-type="float" office:value="278556160" calcext:value-type="float">
            <text:p>278556160</text:p>
          </table:table-cell>
          <table:table-cell office:value-type="float" office:value="445193072" calcext:value-type="float">
            <text:p>445193072</text:p>
          </table:table-cell>
          <table:table-cell office:value-type="float" office:value="218689816" calcext:value-type="float">
            <text:p>218689816</text:p>
          </table:table-cell>
        </table:table-row>
        <table:table-row table:style-name="ro1">
          <table:table-cell office:value-type="float" office:value="315687592" calcext:value-type="float">
            <text:p>315687592</text:p>
          </table:table-cell>
          <table:table-cell office:value-type="float" office:value="201145408" calcext:value-type="float">
            <text:p>201145408</text:p>
          </table:table-cell>
          <table:table-cell office:value-type="float" office:value="283715680" calcext:value-type="float">
            <text:p>283715680</text:p>
          </table:table-cell>
          <table:table-cell office:value-type="float" office:value="451842032" calcext:value-type="float">
            <text:p>451842032</text:p>
          </table:table-cell>
          <table:table-cell office:value-type="float" office:value="229008856" calcext:value-type="float">
            <text:p>229008856</text:p>
          </table:table-cell>
        </table:table-row>
        <table:table-row table:style-name="ro1">
          <table:table-cell office:value-type="float" office:value="321879016" calcext:value-type="float">
            <text:p>321879016</text:p>
          </table:table-cell>
          <table:table-cell office:value-type="float" office:value="205273024" calcext:value-type="float">
            <text:p>205273024</text:p>
          </table:table-cell>
          <table:table-cell office:value-type="float" office:value="288875200" calcext:value-type="float">
            <text:p>288875200</text:p>
          </table:table-cell>
          <table:table-cell office:value-type="float" office:value="460274624" calcext:value-type="float">
            <text:p>460274624</text:p>
          </table:table-cell>
          <table:table-cell office:value-type="float" office:value="235200280" calcext:value-type="float">
            <text:p>235200280</text:p>
          </table:table-cell>
        </table:table-row>
        <table:table-row table:style-name="ro1">
          <table:table-cell office:value-type="float" office:value="326006600" calcext:value-type="float">
            <text:p>326006600</text:p>
          </table:table-cell>
          <table:table-cell office:value-type="float" office:value="212496352" calcext:value-type="float">
            <text:p>212496352</text:p>
          </table:table-cell>
          <table:table-cell office:value-type="float" office:value="291970912" calcext:value-type="float">
            <text:p>291970912</text:p>
          </table:table-cell>
          <table:table-cell office:value-type="float" office:value="460864736" calcext:value-type="float">
            <text:p>460864736</text:p>
          </table:table-cell>
          <table:table-cell office:value-type="float" office:value="236232184" calcext:value-type="float">
            <text:p>236232184</text:p>
          </table:table-cell>
        </table:table-row>
        <table:table-row table:style-name="ro1">
          <table:table-cell office:value-type="float" office:value="334261864" calcext:value-type="float">
            <text:p>334261864</text:p>
          </table:table-cell>
          <table:table-cell office:value-type="float" office:value="219719680" calcext:value-type="float">
            <text:p>219719680</text:p>
          </table:table-cell>
          <table:table-cell office:value-type="float" office:value="298162336" calcext:value-type="float">
            <text:p>298162336</text:p>
          </table:table-cell>
          <table:table-cell office:value-type="float" office:value="460864736" calcext:value-type="float">
            <text:p>460864736</text:p>
          </table:table-cell>
          <table:table-cell office:value-type="float" office:value="245519320" calcext:value-type="float">
            <text:p>245519320</text:p>
          </table:table-cell>
        </table:table-row>
        <table:table-row table:style-name="ro1">
          <table:table-cell office:value-type="float" office:value="341485192" calcext:value-type="float">
            <text:p>341485192</text:p>
          </table:table-cell>
          <table:table-cell office:value-type="float" office:value="223847296" calcext:value-type="float">
            <text:p>223847296</text:p>
          </table:table-cell>
          <table:table-cell office:value-type="float" office:value="307449472" calcext:value-type="float">
            <text:p>307449472</text:p>
          </table:table-cell>
          <table:table-cell office:value-type="float" office:value="460864736" calcext:value-type="float">
            <text:p>460864736</text:p>
          </table:table-cell>
          <table:table-cell office:value-type="float" office:value="251710744" calcext:value-type="float">
            <text:p>251710744</text:p>
          </table:table-cell>
        </table:table-row>
        <table:table-row table:style-name="ro1">
          <table:table-cell office:value-type="float" office:value="348708520" calcext:value-type="float">
            <text:p>348708520</text:p>
          </table:table-cell>
          <table:table-cell office:value-type="float" office:value="230038688" calcext:value-type="float">
            <text:p>230038688</text:p>
          </table:table-cell>
          <table:table-cell office:value-type="float" office:value="312608992" calcext:value-type="float">
            <text:p>312608992</text:p>
          </table:table-cell>
          <table:table-cell office:value-type="float" office:value="463190336" calcext:value-type="float">
            <text:p>463190336</text:p>
          </table:table-cell>
          <table:table-cell office:value-type="float" office:value="260997880" calcext:value-type="float">
            <text:p>260997880</text:p>
          </table:table-cell>
        </table:table-row>
        <table:table-row table:style-name="ro1">
          <table:table-cell office:value-type="float" office:value="355931848" calcext:value-type="float">
            <text:p>355931848</text:p>
          </table:table-cell>
          <table:table-cell office:value-type="float" office:value="238293952" calcext:value-type="float">
            <text:p>238293952</text:p>
          </table:table-cell>
          <table:table-cell office:value-type="float" office:value="320864224" calcext:value-type="float">
            <text:p>320864224</text:p>
          </table:table-cell>
          <table:table-cell office:value-type="float" office:value="474980192" calcext:value-type="float">
            <text:p>474980192</text:p>
          </table:table-cell>
          <table:table-cell office:value-type="float" office:value="262029784" calcext:value-type="float">
            <text:p>262029784</text:p>
          </table:table-cell>
        </table:table-row>
        <table:table-row table:style-name="ro1">
          <table:table-cell office:value-type="float" office:value="364187080" calcext:value-type="float">
            <text:p>364187080</text:p>
          </table:table-cell>
          <table:table-cell office:value-type="float" office:value="247581088" calcext:value-type="float">
            <text:p>247581088</text:p>
          </table:table-cell>
          <table:table-cell office:value-type="float" office:value="324991840" calcext:value-type="float">
            <text:p>324991840</text:p>
          </table:table-cell>
          <table:table-cell office:value-type="float" office:value="477371360" calcext:value-type="float">
            <text:p>477371360</text:p>
          </table:table-cell>
          <table:table-cell office:value-type="float" office:value="262029784" calcext:value-type="float">
            <text:p>262029784</text:p>
          </table:table-cell>
        </table:table-row>
        <table:table-row table:style-name="ro1">
          <table:table-cell office:value-type="float" office:value="365218984" calcext:value-type="float">
            <text:p>365218984</text:p>
          </table:table-cell>
          <table:table-cell office:value-type="float" office:value="254804416" calcext:value-type="float">
            <text:p>254804416</text:p>
          </table:table-cell>
          <table:table-cell office:value-type="float" office:value="331183264" calcext:value-type="float">
            <text:p>331183264</text:p>
          </table:table-cell>
          <table:table-cell office:value-type="float" office:value="477310336" calcext:value-type="float">
            <text:p>477310336</text:p>
          </table:table-cell>
          <table:table-cell office:value-type="float" office:value="268221208" calcext:value-type="float">
            <text:p>268221208</text:p>
          </table:table-cell>
        </table:table-row>
        <table:table-row table:style-name="ro1">
          <table:table-cell office:value-type="float" office:value="369346600" calcext:value-type="float">
            <text:p>369346600</text:p>
          </table:table-cell>
          <table:table-cell office:value-type="float" office:value="257900128" calcext:value-type="float">
            <text:p>257900128</text:p>
          </table:table-cell>
          <table:table-cell office:value-type="float" office:value="331183264" calcext:value-type="float">
            <text:p>331183264</text:p>
          </table:table-cell>
          <table:table-cell office:value-type="float" office:value="204734688" calcext:value-type="float">
            <text:p>204734688</text:p>
          </table:table-cell>
          <table:table-cell office:value-type="float" office:value="275444536" calcext:value-type="float">
            <text:p>275444536</text:p>
          </table:table-cell>
        </table:table-row>
        <table:table-row table:style-name="ro1">
          <table:table-cell office:value-type="float" office:value="381729448" calcext:value-type="float">
            <text:p>381729448</text:p>
          </table:table-cell>
          <table:table-cell office:value-type="float" office:value="263059648" calcext:value-type="float">
            <text:p>263059648</text:p>
          </table:table-cell>
          <table:table-cell office:value-type="float" office:value="335310880" calcext:value-type="float">
            <text:p>335310880</text:p>
          </table:table-cell>
          <table:table-cell office:value-type="float" office:value="207144592" calcext:value-type="float">
            <text:p>207144592</text:p>
          </table:table-cell>
          <table:table-cell office:value-type="float" office:value="278540248" calcext:value-type="float">
            <text:p>278540248</text:p>
          </table:table-cell>
        </table:table-row>
        <table:table-row table:style-name="ro1">
          <table:table-cell office:value-type="float" office:value="385857064" calcext:value-type="float">
            <text:p>385857064</text:p>
          </table:table-cell>
          <table:table-cell office:value-type="float" office:value="268219168" calcext:value-type="float">
            <text:p>268219168</text:p>
          </table:table-cell>
          <table:table-cell office:value-type="float" office:value="340470400" calcext:value-type="float">
            <text:p>340470400</text:p>
          </table:table-cell>
          <table:table-cell office:value-type="float" office:value="214563456" calcext:value-type="float">
            <text:p>214563456</text:p>
          </table:table-cell>
          <table:table-cell office:value-type="float" office:value="282667864" calcext:value-type="float">
            <text:p>282667864</text:p>
          </table:table-cell>
        </table:table-row>
        <table:table-row table:style-name="ro1">
          <table:table-cell office:value-type="float" office:value="397208008" calcext:value-type="float">
            <text:p>397208008</text:p>
          </table:table-cell>
          <table:table-cell office:value-type="float" office:value="271314880" calcext:value-type="float">
            <text:p>271314880</text:p>
          </table:table-cell>
          <table:table-cell office:value-type="float" office:value="347693728" calcext:value-type="float">
            <text:p>347693728</text:p>
          </table:table-cell>
          <table:table-cell office:value-type="float" office:value="220754880" calcext:value-type="float">
            <text:p>220754880</text:p>
          </table:table-cell>
          <table:table-cell office:value-type="float" office:value="290923096" calcext:value-type="float">
            <text:p>290923096</text:p>
          </table:table-cell>
        </table:table-row>
        <table:table-row table:style-name="ro1">
          <table:table-cell office:value-type="float" office:value="398239912" calcext:value-type="float">
            <text:p>398239912</text:p>
          </table:table-cell>
          <table:table-cell office:value-type="float" office:value="271314880" calcext:value-type="float">
            <text:p>271314880</text:p>
          </table:table-cell>
          <table:table-cell office:value-type="float" office:value="347693728" calcext:value-type="float">
            <text:p>347693728</text:p>
          </table:table-cell>
          <table:table-cell office:value-type="float" office:value="227978208" calcext:value-type="float">
            <text:p>227978208</text:p>
          </table:table-cell>
          <table:table-cell office:value-type="float" office:value="295050712" calcext:value-type="float">
            <text:p>295050712</text:p>
          </table:table-cell>
        </table:table-row>
        <table:table-row table:style-name="ro1">
          <table:table-cell office:value-type="float" office:value="401531592" calcext:value-type="float">
            <text:p>401531592</text:p>
          </table:table-cell>
          <table:table-cell office:value-type="float" office:value="274410592" calcext:value-type="float">
            <text:p>274410592</text:p>
          </table:table-cell>
          <table:table-cell office:value-type="float" office:value="355948960" calcext:value-type="float">
            <text:p>355948960</text:p>
          </table:table-cell>
          <table:table-cell office:value-type="float" office:value="237265344" calcext:value-type="float">
            <text:p>237265344</text:p>
          </table:table-cell>
          <table:table-cell office:value-type="float" office:value="299178328" calcext:value-type="float">
            <text:p>299178328</text:p>
          </table:table-cell>
        </table:table-row>
        <table:table-row table:style-name="ro1">
          <table:table-cell office:value-type="float" office:value="402366568" calcext:value-type="float">
            <text:p>402366568</text:p>
          </table:table-cell>
          <table:table-cell office:value-type="float" office:value="274410592" calcext:value-type="float">
            <text:p>274410592</text:p>
          </table:table-cell>
          <table:table-cell office:value-type="float" office:value="364204192" calcext:value-type="float">
            <text:p>364204192</text:p>
          </table:table-cell>
          <table:table-cell office:value-type="float" office:value="242424864" calcext:value-type="float">
            <text:p>242424864</text:p>
          </table:table-cell>
          <table:table-cell office:value-type="float" office:value="309497368" calcext:value-type="float">
            <text:p>309497368</text:p>
          </table:table-cell>
        </table:table-row>
        <table:table-row table:style-name="ro1">
          <table:table-cell office:value-type="float" office:value="408442824" calcext:value-type="float">
            <text:p>408442824</text:p>
          </table:table-cell>
          <table:table-cell office:value-type="float" office:value="280602016" calcext:value-type="float">
            <text:p>280602016</text:p>
          </table:table-cell>
          <table:table-cell office:value-type="float" office:value="368331808" calcext:value-type="float">
            <text:p>368331808</text:p>
          </table:table-cell>
          <table:table-cell office:value-type="float" office:value="250680096" calcext:value-type="float">
            <text:p>250680096</text:p>
          </table:table-cell>
          <table:table-cell office:value-type="float" office:value="312593080" calcext:value-type="float">
            <text:p>312593080</text:p>
          </table:table-cell>
        </table:table-row>
        <table:table-row table:style-name="ro1">
          <table:table-cell office:value-type="float" office:value="413780424" calcext:value-type="float">
            <text:p>413780424</text:p>
          </table:table-cell>
          <table:table-cell office:value-type="float" office:value="290921056" calcext:value-type="float">
            <text:p>290921056</text:p>
          </table:table-cell>
          <table:table-cell office:value-type="float" office:value="379682752" calcext:value-type="float">
            <text:p>379682752</text:p>
          </table:table-cell>
          <table:table-cell office:value-type="float" office:value="256871520" calcext:value-type="float">
            <text:p>256871520</text:p>
          </table:table-cell>
          <table:table-cell office:value-type="float" office:value="322912120" calcext:value-type="float">
            <text:p>322912120</text:p>
          </table:table-cell>
        </table:table-row>
        <table:table-row table:style-name="ro1">
          <table:table-cell office:value-type="float" office:value="413780424" calcext:value-type="float">
            <text:p>413780424</text:p>
          </table:table-cell>
          <table:table-cell office:value-type="float" office:value="291952960" calcext:value-type="float">
            <text:p>291952960</text:p>
          </table:table-cell>
          <table:table-cell office:value-type="float" office:value="382778432" calcext:value-type="float">
            <text:p>382778432</text:p>
          </table:table-cell>
          <table:table-cell office:value-type="float" office:value="260999136" calcext:value-type="float">
            <text:p>260999136</text:p>
          </table:table-cell>
          <table:table-cell office:value-type="float" office:value="328071640" calcext:value-type="float">
            <text:p>328071640</text:p>
          </table:table-cell>
        </table:table-row>
        <table:table-row table:style-name="ro1">
          <table:table-cell office:value-type="float" office:value="417137688" calcext:value-type="float">
            <text:p>417137688</text:p>
          </table:table-cell>
          <table:table-cell office:value-type="float" office:value="304335808" calcext:value-type="float">
            <text:p>304335808</text:p>
          </table:table-cell>
          <table:table-cell office:value-type="float" office:value="393097504" calcext:value-type="float">
            <text:p>393097504</text:p>
          </table:table-cell>
          <table:table-cell office:value-type="float" office:value="265126752" calcext:value-type="float">
            <text:p>265126752</text:p>
          </table:table-cell>
          <table:table-cell office:value-type="float" office:value="337358776" calcext:value-type="float">
            <text:p>337358776</text:p>
          </table:table-cell>
        </table:table-row>
        <table:table-row table:style-name="ro1">
          <table:table-cell office:value-type="float" office:value="422099304" calcext:value-type="float">
            <text:p>422099304</text:p>
          </table:table-cell>
          <table:table-cell office:value-type="float" office:value="307431520" calcext:value-type="float">
            <text:p>307431520</text:p>
          </table:table-cell>
          <table:table-cell office:value-type="float" office:value="398257024" calcext:value-type="float">
            <text:p>398257024</text:p>
          </table:table-cell>
          <table:table-cell office:value-type="float" office:value="271318176" calcext:value-type="float">
            <text:p>271318176</text:p>
          </table:table-cell>
          <table:table-cell office:value-type="float" office:value="344582104" calcext:value-type="float">
            <text:p>344582104</text:p>
          </table:table-cell>
        </table:table-row>
        <table:table-row table:style-name="ro1">
          <table:table-cell office:value-type="float" office:value="430287048" calcext:value-type="float">
            <text:p>430287048</text:p>
          </table:table-cell>
          <table:table-cell office:value-type="float" office:value="314654848" calcext:value-type="float">
            <text:p>314654848</text:p>
          </table:table-cell>
          <table:table-cell office:value-type="float" office:value="404448448" calcext:value-type="float">
            <text:p>404448448</text:p>
          </table:table-cell>
          <table:table-cell office:value-type="float" office:value="275445792" calcext:value-type="float">
            <text:p>275445792</text:p>
          </table:table-cell>
          <table:table-cell office:value-type="float" office:value="348709720" calcext:value-type="float">
            <text:p>348709720</text:p>
          </table:table-cell>
        </table:table-row>
        <table:table-row table:style-name="ro1">
          <table:table-cell office:value-type="float" office:value="430287048" calcext:value-type="float">
            <text:p>430287048</text:p>
          </table:table-cell>
          <table:table-cell office:value-type="float" office:value="323941984" calcext:value-type="float">
            <text:p>323941984</text:p>
          </table:table-cell>
          <table:table-cell office:value-type="float" office:value="413735584" calcext:value-type="float">
            <text:p>413735584</text:p>
          </table:table-cell>
          <table:table-cell office:value-type="float" office:value="277509600" calcext:value-type="float">
            <text:p>277509600</text:p>
          </table:table-cell>
          <table:table-cell office:value-type="float" office:value="348709720" calcext:value-type="float">
            <text:p>348709720</text:p>
          </table:table-cell>
        </table:table-row>
        <table:table-row table:style-name="ro1">
          <table:table-cell office:value-type="float" office:value="430287048" calcext:value-type="float">
            <text:p>430287048</text:p>
          </table:table-cell>
          <table:table-cell office:value-type="float" office:value="326005792" calcext:value-type="float">
            <text:p>326005792</text:p>
          </table:table-cell>
          <table:table-cell office:value-type="float" office:value="417863200" calcext:value-type="float">
            <text:p>417863200</text:p>
          </table:table-cell>
          <table:table-cell office:value-type="float" office:value="282669120" calcext:value-type="float">
            <text:p>282669120</text:p>
          </table:table-cell>
          <table:table-cell office:value-type="float" office:value="351805432" calcext:value-type="float">
            <text:p>351805432</text:p>
          </table:table-cell>
        </table:table-row>
        <table:table-row table:style-name="ro1">
          <table:table-cell office:value-type="float" office:value="433972152" calcext:value-type="float">
            <text:p>433972152</text:p>
          </table:table-cell>
          <table:table-cell office:value-type="float" office:value="335292928" calcext:value-type="float">
            <text:p>335292928</text:p>
          </table:table-cell>
          <table:table-cell office:value-type="float" office:value="417863200" calcext:value-type="float">
            <text:p>417863200</text:p>
          </table:table-cell>
          <table:table-cell office:value-type="float" office:value="291956256" calcext:value-type="float">
            <text:p>291956256</text:p>
          </table:table-cell>
          <table:table-cell office:value-type="float" office:value="361092568" calcext:value-type="float">
            <text:p>361092568</text:p>
          </table:table-cell>
        </table:table-row>
        <table:table-row table:style-name="ro1">
          <table:table-cell office:value-type="float" office:value="435379816" calcext:value-type="float">
            <text:p>435379816</text:p>
          </table:table-cell>
          <table:table-cell office:value-type="float" office:value="340452448" calcext:value-type="float">
            <text:p>340452448</text:p>
          </table:table-cell>
          <table:table-cell office:value-type="float" office:value="424054624" calcext:value-type="float">
            <text:p>424054624</text:p>
          </table:table-cell>
          <table:table-cell office:value-type="float" office:value="299179584" calcext:value-type="float">
            <text:p>299179584</text:p>
          </table:table-cell>
          <table:table-cell office:value-type="float" office:value="365220184" calcext:value-type="float">
            <text:p>365220184</text:p>
          </table:table-cell>
        </table:table-row>
        <table:table-row table:style-name="ro1">
          <table:table-cell office:value-type="float" office:value="437967672" calcext:value-type="float">
            <text:p>437967672</text:p>
          </table:table-cell>
          <table:table-cell office:value-type="float" office:value="340452448" calcext:value-type="float">
            <text:p>340452448</text:p>
          </table:table-cell>
          <table:table-cell office:value-type="float" office:value="433341760" calcext:value-type="float">
            <text:p>433341760</text:p>
          </table:table-cell>
          <table:table-cell office:value-type="float" office:value="302275296" calcext:value-type="float">
            <text:p>302275296</text:p>
          </table:table-cell>
          <table:table-cell office:value-type="float" office:value="367283992" calcext:value-type="float">
            <text:p>367283992</text:p>
          </table:table-cell>
        </table:table-row>
        <table:table-row table:style-name="ro1">
          <table:table-cell office:value-type="float" office:value="445696424" calcext:value-type="float">
            <text:p>445696424</text:p>
          </table:table-cell>
          <table:table-cell office:value-type="float" office:value="350771488" calcext:value-type="float">
            <text:p>350771488</text:p>
          </table:table-cell>
          <table:table-cell office:value-type="float" office:value="435405568" calcext:value-type="float">
            <text:p>435405568</text:p>
          </table:table-cell>
          <table:table-cell office:value-type="float" office:value="310530528" calcext:value-type="float">
            <text:p>310530528</text:p>
          </table:table-cell>
          <table:table-cell office:value-type="float" office:value="377603032" calcext:value-type="float">
            <text:p>377603032</text:p>
          </table:table-cell>
        </table:table-row>
        <table:table-row table:style-name="ro1">
          <table:table-cell office:value-type="float" office:value="445696424" calcext:value-type="float">
            <text:p>445696424</text:p>
          </table:table-cell>
          <table:table-cell office:value-type="float" office:value="356962912" calcext:value-type="float">
            <text:p>356962912</text:p>
          </table:table-cell>
          <table:table-cell office:value-type="float" office:value="446756512" calcext:value-type="float">
            <text:p>446756512</text:p>
          </table:table-cell>
          <table:table-cell office:value-type="float" office:value="315690048" calcext:value-type="float">
            <text:p>315690048</text:p>
          </table:table-cell>
          <table:table-cell office:value-type="float" office:value="381730648" calcext:value-type="float">
            <text:p>381730648</text:p>
          </table:table-cell>
        </table:table-row>
        <table:table-row table:style-name="ro1">
          <table:table-cell office:value-type="float" office:value="445696424" calcext:value-type="float">
            <text:p>445696424</text:p>
          </table:table-cell>
          <table:table-cell office:value-type="float" office:value="357618576" calcext:value-type="float">
            <text:p>357618576</text:p>
          </table:table-cell>
          <table:table-cell office:value-type="float" office:value="450884128" calcext:value-type="float">
            <text:p>450884128</text:p>
          </table:table-cell>
          <table:table-cell office:value-type="float" office:value="322913376" calcext:value-type="float">
            <text:p>322913376</text:p>
          </table:table-cell>
          <table:table-cell office:value-type="float" office:value="392049688" calcext:value-type="float">
            <text:p>392049688</text:p>
          </table:table-cell>
        </table:table-row>
        <table:table-row table:style-name="ro1">
          <table:table-cell office:value-type="float" office:value="183004136" calcext:value-type="float">
            <text:p>183004136</text:p>
          </table:table-cell>
          <table:table-cell office:value-type="float" office:value="363742992" calcext:value-type="float">
            <text:p>363742992</text:p>
          </table:table-cell>
          <table:table-cell office:value-type="float" office:value="453979840" calcext:value-type="float">
            <text:p>453979840</text:p>
          </table:table-cell>
          <table:table-cell office:value-type="float" office:value="327040992" calcext:value-type="float">
            <text:p>327040992</text:p>
          </table:table-cell>
          <table:table-cell office:value-type="float" office:value="398241112" calcext:value-type="float">
            <text:p>398241112</text:p>
          </table:table-cell>
        </table:table-row>
        <table:table-row table:style-name="ro1">
          <table:table-cell office:value-type="float" office:value="184635848" calcext:value-type="float">
            <text:p>184635848</text:p>
          </table:table-cell>
          <table:table-cell office:value-type="float" office:value="371996304" calcext:value-type="float">
            <text:p>371996304</text:p>
          </table:table-cell>
          <table:table-cell office:value-type="float" office:value="464298880" calcext:value-type="float">
            <text:p>464298880</text:p>
          </table:table-cell>
          <table:table-cell office:value-type="float" office:value="332200512" calcext:value-type="float">
            <text:p>332200512</text:p>
          </table:table-cell>
          <table:table-cell office:value-type="float" office:value="404432536" calcext:value-type="float">
            <text:p>404432536</text:p>
          </table:table-cell>
        </table:table-row>
        <table:table-row table:style-name="ro1">
          <table:table-cell office:value-type="float" office:value="189795400" calcext:value-type="float">
            <text:p>189795400</text:p>
          </table:table-cell>
          <table:table-cell office:value-type="float" office:value="373355808" calcext:value-type="float">
            <text:p>373355808</text:p>
          </table:table-cell>
          <table:table-cell office:value-type="float" office:value="467394592" calcext:value-type="float">
            <text:p>467394592</text:p>
          </table:table-cell>
          <table:table-cell office:value-type="float" office:value="339423840" calcext:value-type="float">
            <text:p>339423840</text:p>
          </table:table-cell>
          <table:table-cell office:value-type="float" office:value="414751576" calcext:value-type="float">
            <text:p>414751576</text:p>
          </table:table-cell>
        </table:table-row>
        <table:table-row table:style-name="ro1">
          <table:table-cell office:value-type="float" office:value="189795400" calcext:value-type="float">
            <text:p>189795400</text:p>
          </table:table-cell>
          <table:table-cell office:value-type="float" office:value="373355808" calcext:value-type="float">
            <text:p>373355808</text:p>
          </table:table-cell>
          <table:table-cell office:value-type="float" office:value="467394592" calcext:value-type="float">
            <text:p>467394592</text:p>
          </table:table-cell>
          <table:table-cell office:value-type="float" office:value="343551456" calcext:value-type="float">
            <text:p>343551456</text:p>
          </table:table-cell>
          <table:table-cell office:value-type="float" office:value="416815384" calcext:value-type="float">
            <text:p>416815384</text:p>
          </table:table-cell>
        </table:table-row>
        <table:table-row table:style-name="ro1">
          <table:table-cell office:value-type="float" office:value="189795400" calcext:value-type="float">
            <text:p>189795400</text:p>
          </table:table-cell>
          <table:table-cell office:value-type="float" office:value="373355808" calcext:value-type="float">
            <text:p>373355808</text:p>
          </table:table-cell>
          <table:table-cell office:value-type="float" office:value="471276384" calcext:value-type="float">
            <text:p>471276384</text:p>
          </table:table-cell>
          <table:table-cell office:value-type="float" office:value="348710976" calcext:value-type="float">
            <text:p>348710976</text:p>
          </table:table-cell>
          <table:table-cell office:value-type="float" office:value="429198232" calcext:value-type="float">
            <text:p>429198232</text:p>
          </table:table-cell>
        </table:table-row>
        <table:table-row table:style-name="ro1">
          <table:table-cell office:value-type="float" office:value="199082536" calcext:value-type="float">
            <text:p>199082536</text:p>
          </table:table-cell>
          <table:table-cell office:value-type="float" office:value="376385232" calcext:value-type="float">
            <text:p>376385232</text:p>
          </table:table-cell>
          <table:table-cell office:value-type="float" office:value="483525216" calcext:value-type="float">
            <text:p>483525216</text:p>
          </table:table-cell>
          <table:table-cell office:value-type="float" office:value="350774784" calcext:value-type="float">
            <text:p>350774784</text:p>
          </table:table-cell>
          <table:table-cell office:value-type="float" office:value="433325848" calcext:value-type="float">
            <text:p>433325848</text:p>
          </table:table-cell>
        </table:table-row>
        <table:table-row table:style-name="ro1">
          <table:table-cell office:value-type="float" office:value="206305864" calcext:value-type="float">
            <text:p>206305864</text:p>
          </table:table-cell>
          <table:table-cell office:value-type="float" office:value="388240656" calcext:value-type="float">
            <text:p>388240656</text:p>
          </table:table-cell>
          <table:table-cell office:value-type="float" office:value="484819152" calcext:value-type="float">
            <text:p>484819152</text:p>
          </table:table-cell>
          <table:table-cell office:value-type="float" office:value="365221440" calcext:value-type="float">
            <text:p>365221440</text:p>
          </table:table-cell>
          <table:table-cell office:value-type="float" office:value="438485368" calcext:value-type="float">
            <text:p>438485368</text:p>
          </table:table-cell>
        </table:table-row>
        <table:table-row table:style-name="ro1">
          <table:table-cell office:value-type="float" office:value="222816328" calcext:value-type="float">
            <text:p>222816328</text:p>
          </table:table-cell>
          <table:table-cell office:value-type="float" office:value="388240656" calcext:value-type="float">
            <text:p>388240656</text:p>
          </table:table-cell>
          <table:table-cell office:value-type="float" office:value="492416784" calcext:value-type="float">
            <text:p>492416784</text:p>
          </table:table-cell>
          <table:table-cell office:value-type="float" office:value="377604288" calcext:value-type="float">
            <text:p>377604288</text:p>
          </table:table-cell>
          <table:table-cell office:value-type="float" office:value="449836312" calcext:value-type="float">
            <text:p>449836312</text:p>
          </table:table-cell>
        </table:table-row>
        <table:table-row table:style-name="ro1">
          <table:table-cell office:value-type="float" office:value="225912040" calcext:value-type="float">
            <text:p>225912040</text:p>
          </table:table-cell>
          <table:table-cell office:value-type="float" office:value="388944496" calcext:value-type="float">
            <text:p>388944496</text:p>
          </table:table-cell>
          <table:table-cell office:value-type="float" office:value="500031840" calcext:value-type="float">
            <text:p>500031840</text:p>
          </table:table-cell>
          <table:table-cell office:value-type="float" office:value="381731904" calcext:value-type="float">
            <text:p>381731904</text:p>
          </table:table-cell>
          <table:table-cell office:value-type="float" office:value="451900120" calcext:value-type="float">
            <text:p>451900120</text:p>
          </table:table-cell>
        </table:table-row>
        <table:table-row table:style-name="ro1">
          <table:table-cell office:value-type="float" office:value="233135368" calcext:value-type="float">
            <text:p>233135368</text:p>
          </table:table-cell>
          <table:table-cell office:value-type="float" office:value="396166112" calcext:value-type="float">
            <text:p>396166112</text:p>
          </table:table-cell>
          <table:table-cell office:value-type="float" office:value="500031840" calcext:value-type="float">
            <text:p>500031840</text:p>
          </table:table-cell>
          <table:table-cell office:value-type="float" office:value="393082848" calcext:value-type="float">
            <text:p>393082848</text:p>
          </table:table-cell>
          <table:table-cell office:value-type="float" office:value="465314872" calcext:value-type="float">
            <text:p>465314872</text:p>
          </table:table-cell>
        </table:table-row>
        <table:table-row table:style-name="ro1">
          <table:table-cell office:value-type="float" office:value="239326792" calcext:value-type="float">
            <text:p>239326792</text:p>
          </table:table-cell>
          <table:table-cell office:value-type="float" office:value="404747280" calcext:value-type="float">
            <text:p>404747280</text:p>
          </table:table-cell>
          <table:table-cell office:value-type="float" office:value="500031840" calcext:value-type="float">
            <text:p>500031840</text:p>
          </table:table-cell>
          <table:table-cell office:value-type="float" office:value="398242368" calcext:value-type="float">
            <text:p>398242368</text:p>
          </table:table-cell>
          <table:table-cell office:value-type="float" office:value="466346776" calcext:value-type="float">
            <text:p>466346776</text:p>
          </table:table-cell>
        </table:table-row>
        <table:table-row table:style-name="ro1">
          <table:table-cell office:value-type="float" office:value="239326792" calcext:value-type="float">
            <text:p>239326792</text:p>
          </table:table-cell>
          <table:table-cell office:value-type="float" office:value="404747280" calcext:value-type="float">
            <text:p>404747280</text:p>
          </table:table-cell>
          <table:table-cell office:value-type="float" office:value="502995696" calcext:value-type="float">
            <text:p>502995696</text:p>
          </table:table-cell>
          <table:table-cell office:value-type="float" office:value="402369984" calcext:value-type="float">
            <text:p>402369984</text:p>
          </table:table-cell>
          <table:table-cell office:value-type="float" office:value="474602008" calcext:value-type="float">
            <text:p>474602008</text:p>
          </table:table-cell>
        </table:table-row>
        <table:table-row table:style-name="ro1">
          <table:table-cell office:value-type="float" office:value="248613928" calcext:value-type="float">
            <text:p>248613928</text:p>
          </table:table-cell>
          <table:table-cell office:value-type="float" office:value="404747280" calcext:value-type="float">
            <text:p>404747280</text:p>
          </table:table-cell>
          <table:table-cell office:value-type="float" office:value="502995696" calcext:value-type="float">
            <text:p>502995696</text:p>
          </table:table-cell>
          <table:table-cell office:value-type="float" office:value="404433792" calcext:value-type="float">
            <text:p>404433792</text:p>
          </table:table-cell>
          <table:table-cell office:value-type="float" office:value="482857240" calcext:value-type="float">
            <text:p>482857240</text:p>
          </table:table-cell>
        </table:table-row>
        <table:table-row table:style-name="ro1">
          <table:table-cell office:value-type="float" office:value="255837256" calcext:value-type="float">
            <text:p>255837256</text:p>
          </table:table-cell>
          <table:table-cell office:value-type="float" office:value="406237920" calcext:value-type="float">
            <text:p>406237920</text:p>
          </table:table-cell>
          <table:table-cell office:value-type="float" office:value="502995696" calcext:value-type="float">
            <text:p>502995696</text:p>
          </table:table-cell>
          <table:table-cell office:value-type="float" office:value="414752832" calcext:value-type="float">
            <text:p>414752832</text:p>
          </table:table-cell>
          <table:table-cell office:value-type="float" office:value="482857240" calcext:value-type="float">
            <text:p>482857240</text:p>
          </table:table-cell>
        </table:table-row>
        <table:table-row table:style-name="ro1">
          <table:table-cell office:value-type="float" office:value="258932968" calcext:value-type="float">
            <text:p>258932968</text:p>
          </table:table-cell>
          <table:table-cell office:value-type="float" office:value="411837792" calcext:value-type="float">
            <text:p>411837792</text:p>
          </table:table-cell>
          <table:table-cell office:value-type="float" office:value="154140128" calcext:value-type="float">
            <text:p>154140128</text:p>
          </table:table-cell>
          <table:table-cell office:value-type="float" office:value="414752800" calcext:value-type="float">
            <text:p>414752800</text:p>
          </table:table-cell>
          <table:table-cell office:value-type="float" office:value="485707368" calcext:value-type="float">
            <text:p>485707368</text:p>
          </table:table-cell>
        </table:table-row>
        <table:table-row table:style-name="ro1">
          <table:table-cell office:value-type="float" office:value="264484680" calcext:value-type="float">
            <text:p>264484680</text:p>
          </table:table-cell>
          <table:table-cell office:value-type="float" office:value="420025536" calcext:value-type="float">
            <text:p>420025536</text:p>
          </table:table-cell>
          <table:table-cell office:value-type="float" office:value="156337072" calcext:value-type="float">
            <text:p>156337072</text:p>
          </table:table-cell>
          <table:table-cell office:value-type="float" office:value="424039968" calcext:value-type="float">
            <text:p>424039968</text:p>
          </table:table-cell>
          <table:table-cell office:value-type="float" office:value="493763976" calcext:value-type="float">
            <text:p>493763976</text:p>
          </table:table-cell>
        </table:table-row>
        <table:table-row table:style-name="ro1">
          <table:table-cell office:value-type="float" office:value="271771896" calcext:value-type="float">
            <text:p>271771896</text:p>
          </table:table-cell>
          <table:table-cell office:value-type="float" office:value="421253904" calcext:value-type="float">
            <text:p>421253904</text:p>
          </table:table-cell>
          <table:table-cell office:value-type="float" office:value="157371680" calcext:value-type="float">
            <text:p>157371680</text:p>
          </table:table-cell>
          <table:table-cell office:value-type="float" office:value="431263296" calcext:value-type="float">
            <text:p>431263296</text:p>
          </table:table-cell>
          <table:table-cell office:value-type="float" office:value="498397752" calcext:value-type="float">
            <text:p>498397752</text:p>
          </table:table-cell>
        </table:table-row>
        <table:table-row table:style-name="ro1">
          <table:table-cell office:value-type="float" office:value="271771896" calcext:value-type="float">
            <text:p>271771896</text:p>
          </table:table-cell>
          <table:table-cell office:value-type="float" office:value="421253904" calcext:value-type="float">
            <text:p>421253904</text:p>
          </table:table-cell>
          <table:table-cell office:value-type="float" office:value="168143248" calcext:value-type="float">
            <text:p>168143248</text:p>
          </table:table-cell>
          <table:table-cell office:value-type="float" office:value="435390912" calcext:value-type="float">
            <text:p>435390912</text:p>
          </table:table-cell>
          <table:table-cell office:value-type="float" office:value="498397752" calcext:value-type="float">
            <text:p>498397752</text:p>
          </table:table-cell>
        </table:table-row>
        <table:table-row table:style-name="ro1">
          <table:table-cell office:value-type="float" office:value="271771896" calcext:value-type="float">
            <text:p>271771896</text:p>
          </table:table-cell>
          <table:table-cell office:value-type="float" office:value="421253904" calcext:value-type="float">
            <text:p>421253904</text:p>
          </table:table-cell>
          <table:table-cell office:value-type="float" office:value="174334672" calcext:value-type="float">
            <text:p>174334672</text:p>
          </table:table-cell>
          <table:table-cell office:value-type="float" office:value="435390912" calcext:value-type="float">
            <text:p>435390912</text:p>
          </table:table-cell>
          <table:table-cell office:value-type="float" office:value="498397752" calcext:value-type="float">
            <text:p>498397752</text:p>
          </table:table-cell>
        </table:table-row>
        <table:table-row table:style-name="ro1">
          <table:table-cell office:value-type="float" office:value="274228632" calcext:value-type="float">
            <text:p>274228632</text:p>
          </table:table-cell>
          <table:table-cell office:value-type="float" office:value="421222352" calcext:value-type="float">
            <text:p>421222352</text:p>
          </table:table-cell>
          <table:table-cell office:value-type="float" office:value="183621808" calcext:value-type="float">
            <text:p>183621808</text:p>
          </table:table-cell>
          <table:table-cell office:value-type="float" office:value="439518528" calcext:value-type="float">
            <text:p>439518528</text:p>
          </table:table-cell>
          <table:table-cell office:value-type="float" office:value="503114520" calcext:value-type="float">
            <text:p>503114520</text:p>
          </table:table-cell>
        </table:table-row>
        <table:table-row table:style-name="ro1">
          <table:table-cell office:value-type="float" office:value="275260296" calcext:value-type="float">
            <text:p>275260296</text:p>
          </table:table-cell>
          <table:table-cell office:value-type="float" office:value="235921744" calcext:value-type="float">
            <text:p>235921744</text:p>
          </table:table-cell>
          <table:table-cell office:value-type="float" office:value="188781328" calcext:value-type="float">
            <text:p>188781328</text:p>
          </table:table-cell>
          <table:table-cell office:value-type="float" office:value="448805664" calcext:value-type="float">
            <text:p>448805664</text:p>
          </table:table-cell>
          <table:table-cell office:value-type="float" office:value="509435640" calcext:value-type="float">
            <text:p>509435640</text:p>
          </table:table-cell>
        </table:table-row>
        <table:table-row table:style-name="ro1">
          <table:table-cell office:value-type="float" office:value="275260296" calcext:value-type="float">
            <text:p>275260296</text:p>
          </table:table-cell>
          <table:table-cell office:value-type="float" office:value="235921744" calcext:value-type="float">
            <text:p>235921744</text:p>
          </table:table-cell>
          <table:table-cell office:value-type="float" office:value="194972752" calcext:value-type="float">
            <text:p>194972752</text:p>
          </table:table-cell>
          <table:table-cell office:value-type="float" office:value="451901376" calcext:value-type="float">
            <text:p>451901376</text:p>
          </table:table-cell>
          <table:table-cell office:value-type="float" office:value="514904376" calcext:value-type="float">
            <text:p>514904376</text:p>
          </table:table-cell>
        </table:table-row>
        <table:table-row table:style-name="ro1">
          <table:table-cell office:value-type="float" office:value="275260296" calcext:value-type="float">
            <text:p>275260296</text:p>
          </table:table-cell>
          <table:table-cell office:value-type="float" office:value="243454624" calcext:value-type="float">
            <text:p>243454624</text:p>
          </table:table-cell>
          <table:table-cell office:value-type="float" office:value="199100368" calcext:value-type="float">
            <text:p>199100368</text:p>
          </table:table-cell>
          <table:table-cell office:value-type="float" office:value="454997088" calcext:value-type="float">
            <text:p>454997088</text:p>
          </table:table-cell>
          <table:table-cell office:value-type="float" office:value="514904376" calcext:value-type="float">
            <text:p>514904376</text:p>
          </table:table-cell>
        </table:table-row>
        <table:table-row table:style-name="ro1">
          <table:table-cell office:value-type="float" office:value="275260296" calcext:value-type="float">
            <text:p>275260296</text:p>
          </table:table-cell>
          <table:table-cell office:value-type="float" office:value="247582240" calcext:value-type="float">
            <text:p>247582240</text:p>
          </table:table-cell>
          <table:table-cell office:value-type="float" office:value="205291792" calcext:value-type="float">
            <text:p>205291792</text:p>
          </table:table-cell>
          <table:table-cell office:value-type="float" office:value="464284224" calcext:value-type="float">
            <text:p>464284224</text:p>
          </table:table-cell>
          <table:table-cell office:value-type="float" office:value="514904376" calcext:value-type="float">
            <text:p>514904376</text:p>
          </table:table-cell>
        </table:table-row>
        <table:table-row table:style-name="ro1">
          <table:table-cell office:value-type="float" office:value="275260296" calcext:value-type="float">
            <text:p>275260296</text:p>
          </table:table-cell>
          <table:table-cell office:value-type="float" office:value="251709856" calcext:value-type="float">
            <text:p>251709856</text:p>
          </table:table-cell>
          <table:table-cell office:value-type="float" office:value="211483216" calcext:value-type="float">
            <text:p>211483216</text:p>
          </table:table-cell>
          <table:table-cell office:value-type="float" office:value="468411840" calcext:value-type="float">
            <text:p>468411840</text:p>
          </table:table-cell>
          <table:table-cell office:value-type="float" office:value="514904376" calcext:value-type="float">
            <text:p>514904376</text:p>
          </table:table-cell>
        </table:table-row>
        <table:table-row table:style-name="ro1">
          <table:table-cell office:value-type="float" office:value="275260296" calcext:value-type="float">
            <text:p>275260296</text:p>
          </table:table-cell>
          <table:table-cell office:value-type="float" office:value="263060800" calcext:value-type="float">
            <text:p>263060800</text:p>
          </table:table-cell>
          <table:table-cell office:value-type="float" office:value="219738448" calcext:value-type="float">
            <text:p>219738448</text:p>
          </table:table-cell>
          <table:table-cell office:value-type="float" office:value="468411840" calcext:value-type="float">
            <text:p>468411840</text:p>
          </table:table-cell>
          <table:table-cell office:value-type="float" office:value="514904376" calcext:value-type="float">
            <text:p>514904376</text:p>
          </table:table-cell>
        </table:table-row>
        <table:table-row table:style-name="ro1">
          <table:table-cell office:value-type="float" office:value="277126920" calcext:value-type="float">
            <text:p>277126920</text:p>
          </table:table-cell>
          <table:table-cell office:value-type="float" office:value="266156512" calcext:value-type="float">
            <text:p>266156512</text:p>
          </table:table-cell>
          <table:table-cell office:value-type="float" office:value="221802256" calcext:value-type="float">
            <text:p>221802256</text:p>
          </table:table-cell>
          <table:table-cell office:value-type="float" office:value="473390864" calcext:value-type="float">
            <text:p>473390864</text:p>
          </table:table-cell>
          <table:table-cell office:value-type="float" office:value="523419960" calcext:value-type="float">
            <text:p>523419960</text:p>
          </table:table-cell>
        </table:table-row>
        <table:table-row table:style-name="ro1">
          <table:table-cell office:value-type="float" office:value="288344088" calcext:value-type="float">
            <text:p>288344088</text:p>
          </table:table-cell>
          <table:table-cell office:value-type="float" office:value="278539360" calcext:value-type="float">
            <text:p>278539360</text:p>
          </table:table-cell>
          <table:table-cell office:value-type="float" office:value="232121296" calcext:value-type="float">
            <text:p>232121296</text:p>
          </table:table-cell>
          <table:table-cell office:value-type="float" office:value="484345760" calcext:value-type="float">
            <text:p>484345760</text:p>
          </table:table-cell>
          <table:table-cell office:value-type="float" office:value="531411000" calcext:value-type="float">
            <text:p>531411000</text:p>
          </table:table-cell>
        </table:table-row>
        <table:table-row table:style-name="ro1">
          <table:table-cell office:value-type="float" office:value="291766920" calcext:value-type="float">
            <text:p>291766920</text:p>
          </table:table-cell>
          <table:table-cell office:value-type="float" office:value="280603168" calcext:value-type="float">
            <text:p>280603168</text:p>
          </table:table-cell>
          <table:table-cell office:value-type="float" office:value="238312720" calcext:value-type="float">
            <text:p>238312720</text:p>
          </table:table-cell>
          <table:table-cell office:value-type="float" office:value="484345760" calcext:value-type="float">
            <text:p>484345760</text:p>
          </table:table-cell>
          <table:table-cell office:value-type="float" office:value="531411000" calcext:value-type="float">
            <text:p>531411000</text:p>
          </table:table-cell>
        </table:table-row>
        <table:table-row table:style-name="ro1">
          <table:table-cell office:value-type="float" office:value="291766920" calcext:value-type="float">
            <text:p>291766920</text:p>
          </table:table-cell>
          <table:table-cell office:value-type="float" office:value="280603168" calcext:value-type="float">
            <text:p>280603168</text:p>
          </table:table-cell>
          <table:table-cell office:value-type="float" office:value="244504144" calcext:value-type="float">
            <text:p>244504144</text:p>
          </table:table-cell>
          <table:table-cell office:value-type="float" office:value="484345760" calcext:value-type="float">
            <text:p>484345760</text:p>
          </table:table-cell>
          <table:table-cell office:value-type="float" office:value="531411000" calcext:value-type="float">
            <text:p>531411000</text:p>
          </table:table-cell>
        </table:table-row>
        <table:table-row table:style-name="ro1">
          <table:table-cell office:value-type="float" office:value="291766920" calcext:value-type="float">
            <text:p>291766920</text:p>
          </table:table-cell>
          <table:table-cell office:value-type="float" office:value="287826496" calcext:value-type="float">
            <text:p>287826496</text:p>
          </table:table-cell>
          <table:table-cell office:value-type="float" office:value="244504144" calcext:value-type="float">
            <text:p>244504144</text:p>
          </table:table-cell>
          <table:table-cell office:value-type="float" office:value="486802496" calcext:value-type="float">
            <text:p>486802496</text:p>
          </table:table-cell>
          <table:table-cell office:value-type="float" office:value="151383656" calcext:value-type="float">
            <text:p>151383656</text:p>
          </table:table-cell>
        </table:table-row>
        <table:table-row table:style-name="ro1">
          <table:table-cell office:value-type="float" office:value="293633544" calcext:value-type="float">
            <text:p>293633544</text:p>
          </table:table-cell>
          <table:table-cell office:value-type="float" office:value="290922208" calcext:value-type="float">
            <text:p>290922208</text:p>
          </table:table-cell>
          <table:table-cell office:value-type="float" office:value="244504144" calcext:value-type="float">
            <text:p>244504144</text:p>
          </table:table-cell>
          <table:table-cell office:value-type="float" office:value="495825200" calcext:value-type="float">
            <text:p>495825200</text:p>
          </table:table-cell>
          <table:table-cell office:value-type="float" office:value="151384088" calcext:value-type="float">
            <text:p>151384088</text:p>
          </table:table-cell>
        </table:table-row>
        <table:table-row table:style-name="ro1">
          <table:table-cell office:value-type="float" office:value="298660728" calcext:value-type="float">
            <text:p>298660728</text:p>
          </table:table-cell>
          <table:table-cell office:value-type="float" office:value="296081728" calcext:value-type="float">
            <text:p>296081728</text:p>
          </table:table-cell>
          <table:table-cell office:value-type="float" office:value="250695568" calcext:value-type="float">
            <text:p>250695568</text:p>
          </table:table-cell>
          <table:table-cell office:value-type="float" office:value="500852384" calcext:value-type="float">
            <text:p>500852384</text:p>
          </table:table-cell>
          <table:table-cell office:value-type="float" office:value="166072168" calcext:value-type="float">
            <text:p>166072168</text:p>
          </table:table-cell>
        </table:table-row>
        <table:table-row table:style-name="ro1">
          <table:table-cell office:value-type="float" office:value="308273544" calcext:value-type="float">
            <text:p>308273544</text:p>
          </table:table-cell>
          <table:table-cell office:value-type="float" office:value="302273152" calcext:value-type="float">
            <text:p>302273152</text:p>
          </table:table-cell>
          <table:table-cell office:value-type="float" office:value="259982704" calcext:value-type="float">
            <text:p>259982704</text:p>
          </table:table-cell>
          <table:table-cell office:value-type="float" office:value="500852384" calcext:value-type="float">
            <text:p>500852384</text:p>
          </table:table-cell>
          <table:table-cell office:value-type="float" office:value="168135976" calcext:value-type="float">
            <text:p>168135976</text:p>
          </table:table-cell>
        </table:table-row>
        <table:table-row table:style-name="ro1">
          <table:table-cell office:value-type="float" office:value="308273544" calcext:value-type="float">
            <text:p>308273544</text:p>
          </table:table-cell>
          <table:table-cell office:value-type="float" office:value="307432672" calcext:value-type="float">
            <text:p>307432672</text:p>
          </table:table-cell>
          <table:table-cell office:value-type="float" office:value="261014608" calcext:value-type="float">
            <text:p>261014608</text:p>
          </table:table-cell>
          <table:table-cell office:value-type="float" office:value="500852384" calcext:value-type="float">
            <text:p>500852384</text:p>
          </table:table-cell>
          <table:table-cell office:value-type="float" office:value="179486920" calcext:value-type="float">
            <text:p>179486920</text:p>
          </table:table-cell>
        </table:table-row>
        <table:table-row table:style-name="ro1">
          <table:table-cell office:value-type="float" office:value="308273544" calcext:value-type="float">
            <text:p>308273544</text:p>
          </table:table-cell>
          <table:table-cell office:value-type="float" office:value="312592192" calcext:value-type="float">
            <text:p>312592192</text:p>
          </table:table-cell>
          <table:table-cell office:value-type="float" office:value="261014608" calcext:value-type="float">
            <text:p>261014608</text:p>
          </table:table-cell>
          <table:table-cell office:value-type="float" office:value="503309120" calcext:value-type="float">
            <text:p>503309120</text:p>
          </table:table-cell>
          <table:table-cell office:value-type="float" office:value="182582632" calcext:value-type="float">
            <text:p>182582632</text:p>
          </table:table-cell>
        </table:table-row>
        <table:table-row table:style-name="ro1">
          <table:table-cell office:value-type="float" office:value="308273544" calcext:value-type="float">
            <text:p>308273544</text:p>
          </table:table-cell>
          <table:table-cell office:value-type="float" office:value="318783616" calcext:value-type="float">
            <text:p>318783616</text:p>
          </table:table-cell>
          <table:table-cell office:value-type="float" office:value="266124768" calcext:value-type="float">
            <text:p>266124768</text:p>
          </table:table-cell>
          <table:table-cell office:value-type="float" office:value="513035648" calcext:value-type="float">
            <text:p>513035648</text:p>
          </table:table-cell>
          <table:table-cell office:value-type="float" office:value="191869768" calcext:value-type="float">
            <text:p>191869768</text:p>
          </table:table-cell>
        </table:table-row>
        <table:table-row table:style-name="ro1">
          <table:table-cell office:value-type="float" office:value="310140168" calcext:value-type="float">
            <text:p>310140168</text:p>
          </table:table-cell>
          <table:table-cell office:value-type="float" office:value="323943136" calcext:value-type="float">
            <text:p>323943136</text:p>
          </table:table-cell>
          <table:table-cell office:value-type="float" office:value="266369616" calcext:value-type="float">
            <text:p>266369616</text:p>
          </table:table-cell>
          <table:table-cell office:value-type="float" office:value="517359008" calcext:value-type="float">
            <text:p>517359008</text:p>
          </table:table-cell>
          <table:table-cell office:value-type="float" office:value="199093096" calcext:value-type="float">
            <text:p>199093096</text:p>
          </table:table-cell>
        </table:table-row>
        <table:table-row table:style-name="ro1">
          <table:table-cell office:value-type="float" office:value="315871176" calcext:value-type="float">
            <text:p>315871176</text:p>
          </table:table-cell>
          <table:table-cell office:value-type="float" office:value="329102656" calcext:value-type="float">
            <text:p>329102656</text:p>
          </table:table-cell>
          <table:table-cell office:value-type="float" office:value="272052480" calcext:value-type="float">
            <text:p>272052480</text:p>
          </table:table-cell>
          <table:table-cell office:value-type="float" office:value="517359008" calcext:value-type="float">
            <text:p>517359008</text:p>
          </table:table-cell>
          <table:table-cell office:value-type="float" office:value="206316424" calcext:value-type="float">
            <text:p>206316424</text:p>
          </table:table-cell>
        </table:table-row>
        <table:table-row table:style-name="ro1">
          <table:table-cell office:value-type="float" office:value="324780168" calcext:value-type="float">
            <text:p>324780168</text:p>
          </table:table-cell>
          <table:table-cell office:value-type="float" office:value="334262176" calcext:value-type="float">
            <text:p>334262176</text:p>
          </table:table-cell>
          <table:table-cell office:value-type="float" office:value="277079664" calcext:value-type="float">
            <text:p>277079664</text:p>
          </table:table-cell>
          <table:table-cell office:value-type="float" office:value="517359008" calcext:value-type="float">
            <text:p>517359008</text:p>
          </table:table-cell>
          <table:table-cell office:value-type="float" office:value="215603560" calcext:value-type="float">
            <text:p>215603560</text:p>
          </table:table-cell>
        </table:table-row>
        <table:table-row table:style-name="ro1">
          <table:table-cell office:value-type="float" office:value="324732968" calcext:value-type="float">
            <text:p>324732968</text:p>
          </table:table-cell>
          <table:table-cell office:value-type="float" office:value="340453600" calcext:value-type="float">
            <text:p>340453600</text:p>
          </table:table-cell>
          <table:table-cell office:value-type="float" office:value="277079664" calcext:value-type="float">
            <text:p>277079664</text:p>
          </table:table-cell>
          <table:table-cell office:value-type="float" office:value="519815744" calcext:value-type="float">
            <text:p>519815744</text:p>
          </table:table-cell>
          <table:table-cell office:value-type="float" office:value="222826888" calcext:value-type="float">
            <text:p>222826888</text:p>
          </table:table-cell>
        </table:table-row>
        <table:table-row table:style-name="ro1">
          <table:table-cell office:value-type="float" office:value="235680040" calcext:value-type="float">
            <text:p>235680040</text:p>
          </table:table-cell>
          <table:table-cell office:value-type="float" office:value="345613120" calcext:value-type="float">
            <text:p>345613120</text:p>
          </table:table-cell>
          <table:table-cell/>
          <table:table-cell office:value-type="float" office:value="519815744" calcext:value-type="float">
            <text:p>519815744</text:p>
          </table:table-cell>
          <table:table-cell office:value-type="float" office:value="232114024" calcext:value-type="float">
            <text:p>232114024</text:p>
          </table:table-cell>
        </table:table-row>
        <table:table-row table:style-name="ro1">
          <table:table-cell office:value-type="float" office:value="239323288" calcext:value-type="float">
            <text:p>239323288</text:p>
          </table:table-cell>
          <table:table-cell office:value-type="float" office:value="354900256" calcext:value-type="float">
            <text:p>354900256</text:p>
          </table:table-cell>
          <table:table-cell/>
          <table:table-cell office:value-type="float" office:value="178149360" calcext:value-type="float">
            <text:p>178149360</text:p>
          </table:table-cell>
          <table:table-cell office:value-type="float" office:value="234177832" calcext:value-type="float">
            <text:p>234177832</text:p>
          </table:table-cell>
        </table:table-row>
        <table:table-row table:style-name="ro1">
          <table:table-cell office:value-type="float" office:value="252738040" calcext:value-type="float">
            <text:p>252738040</text:p>
          </table:table-cell>
          <table:table-cell office:value-type="float" office:value="373474528" calcext:value-type="float">
            <text:p>373474528</text:p>
          </table:table-cell>
          <table:table-cell/>
          <table:table-cell office:value-type="float" office:value="194955840" calcext:value-type="float">
            <text:p>194955840</text:p>
          </table:table-cell>
          <table:table-cell office:value-type="float" office:value="248624488" calcext:value-type="float">
            <text:p>248624488</text:p>
          </table:table-cell>
        </table:table-row>
        <table:table-row table:style-name="ro1">
          <table:table-cell office:value-type="float" office:value="269248504" calcext:value-type="float">
            <text:p>269248504</text:p>
          </table:table-cell>
          <table:table-cell office:value-type="float" office:value="373474528" calcext:value-type="float">
            <text:p>373474528</text:p>
          </table:table-cell>
          <table:table-cell/>
          <table:table-cell office:value-type="float" office:value="205274880" calcext:value-type="float">
            <text:p>205274880</text:p>
          </table:table-cell>
          <table:table-cell office:value-type="float" office:value="250688296" calcext:value-type="float">
            <text:p>250688296</text:p>
          </table:table-cell>
        </table:table-row>
        <table:table-row table:style-name="ro1">
          <table:table-cell office:value-type="float" office:value="269248504" calcext:value-type="float">
            <text:p>269248504</text:p>
          </table:table-cell>
          <table:table-cell office:value-type="float" office:value="382761664" calcext:value-type="float">
            <text:p>382761664</text:p>
          </table:table-cell>
          <table:table-cell/>
          <table:table-cell office:value-type="float" office:value="211466304" calcext:value-type="float">
            <text:p>211466304</text:p>
          </table:table-cell>
          <table:table-cell office:value-type="float" office:value="255847816" calcext:value-type="float">
            <text:p>255847816</text:p>
          </table:table-cell>
        </table:table-row>
        <table:table-row table:style-name="ro1">
          <table:table-cell office:value-type="float" office:value="280599448" calcext:value-type="float">
            <text:p>280599448</text:p>
          </table:table-cell>
          <table:table-cell office:value-type="float" office:value="382761664" calcext:value-type="float">
            <text:p>382761664</text:p>
          </table:table-cell>
          <table:table-cell/>
          <table:table-cell office:value-type="float" office:value="220753440" calcext:value-type="float">
            <text:p>220753440</text:p>
          </table:table-cell>
          <table:table-cell office:value-type="float" office:value="261007336" calcext:value-type="float">
            <text:p>261007336</text:p>
          </table:table-cell>
        </table:table-row>
        <table:table-row table:style-name="ro1">
          <table:table-cell office:value-type="float" office:value="285758968" calcext:value-type="float">
            <text:p>285758968</text:p>
          </table:table-cell>
          <table:table-cell office:value-type="float" office:value="389984992" calcext:value-type="float">
            <text:p>389984992</text:p>
          </table:table-cell>
          <table:table-cell/>
          <table:table-cell office:value-type="float" office:value="227976768" calcext:value-type="float">
            <text:p>227976768</text:p>
          </table:table-cell>
          <table:table-cell office:value-type="float" office:value="265134952" calcext:value-type="float">
            <text:p>265134952</text:p>
          </table:table-cell>
        </table:table-row>
        <table:table-row table:style-name="ro1">
          <table:table-cell office:value-type="float" office:value="285758968" calcext:value-type="float">
            <text:p>285758968</text:p>
          </table:table-cell>
          <table:table-cell office:value-type="float" office:value="396176416" calcext:value-type="float">
            <text:p>396176416</text:p>
          </table:table-cell>
          <table:table-cell/>
          <table:table-cell office:value-type="float" office:value="233136288" calcext:value-type="float">
            <text:p>233136288</text:p>
          </table:table-cell>
          <table:table-cell office:value-type="float" office:value="267198760" calcext:value-type="float">
            <text:p>267198760</text:p>
          </table:table-cell>
        </table:table-row>
        <table:table-row table:style-name="ro1">
          <table:table-cell office:value-type="float" office:value="287887848" calcext:value-type="float">
            <text:p>287887848</text:p>
          </table:table-cell>
          <table:table-cell office:value-type="float" office:value="403399744" calcext:value-type="float">
            <text:p>403399744</text:p>
          </table:table-cell>
          <table:table-cell/>
          <table:table-cell office:value-type="float" office:value="244487232" calcext:value-type="float">
            <text:p>244487232</text:p>
          </table:table-cell>
          <table:table-cell office:value-type="float" office:value="273390184" calcext:value-type="float">
            <text:p>273390184</text:p>
          </table:table-cell>
        </table:table-row>
        <table:table-row table:style-name="ro1">
          <table:table-cell office:value-type="float" office:value="295371768" calcext:value-type="float">
            <text:p>295371768</text:p>
          </table:table-cell>
          <table:table-cell office:value-type="float" office:value="411654976" calcext:value-type="float">
            <text:p>411654976</text:p>
          </table:table-cell>
          <table:table-cell/>
          <table:table-cell office:value-type="float" office:value="246551040" calcext:value-type="float">
            <text:p>246551040</text:p>
          </table:table-cell>
          <table:table-cell office:value-type="float" office:value="277517800" calcext:value-type="float">
            <text:p>277517800</text:p>
          </table:table-cell>
        </table:table-row>
        <table:table-row table:style-name="ro1">
          <table:table-cell office:value-type="float" office:value="301627320" calcext:value-type="float">
            <text:p>301627320</text:p>
          </table:table-cell>
          <table:table-cell office:value-type="float" office:value="415782592" calcext:value-type="float">
            <text:p>415782592</text:p>
          </table:table-cell>
          <table:table-cell/>
          <table:table-cell office:value-type="float" office:value="259965792" calcext:value-type="float">
            <text:p>259965792</text:p>
          </table:table-cell>
          <table:table-cell office:value-type="float" office:value="285773032" calcext:value-type="float">
            <text:p>285773032</text:p>
          </table:table-cell>
        </table:table-row>
        <table:table-row table:style-name="ro1">
          <table:table-cell office:value-type="float" office:value="301627320" calcext:value-type="float">
            <text:p>301627320</text:p>
          </table:table-cell>
          <table:table-cell office:value-type="float" office:value="426101632" calcext:value-type="float">
            <text:p>426101632</text:p>
          </table:table-cell>
          <table:table-cell/>
          <table:table-cell office:value-type="float" office:value="263061504" calcext:value-type="float">
            <text:p>263061504</text:p>
          </table:table-cell>
          <table:table-cell office:value-type="float" office:value="294028264" calcext:value-type="float">
            <text:p>294028264</text:p>
          </table:table-cell>
        </table:table-row>
        <table:table-row table:style-name="ro1">
          <table:table-cell office:value-type="float" office:value="301627320" calcext:value-type="float">
            <text:p>301627320</text:p>
          </table:table-cell>
          <table:table-cell office:value-type="float" office:value="433324960" calcext:value-type="float">
            <text:p>433324960</text:p>
          </table:table-cell>
          <table:table-cell/>
          <table:table-cell office:value-type="float" office:value="263061504" calcext:value-type="float">
            <text:p>263061504</text:p>
          </table:table-cell>
          <table:table-cell office:value-type="float" office:value="297123976" calcext:value-type="float">
            <text:p>297123976</text:p>
          </table:table-cell>
        </table:table-row>
        <table:table-row table:style-name="ro1">
          <table:table-cell office:value-type="float" office:value="301627320" calcext:value-type="float">
            <text:p>301627320</text:p>
          </table:table-cell>
          <table:table-cell office:value-type="float" office:value="439516384" calcext:value-type="float">
            <text:p>439516384</text:p>
          </table:table-cell>
          <table:table-cell/>
          <table:table-cell office:value-type="float" office:value="266157216" calcext:value-type="float">
            <text:p>266157216</text:p>
          </table:table-cell>
          <table:table-cell office:value-type="float" office:value="305379208" calcext:value-type="float">
            <text:p>305379208</text:p>
          </table:table-cell>
        </table:table-row>
        <table:table-row table:style-name="ro1">
          <table:table-cell office:value-type="float" office:value="303559512" calcext:value-type="float">
            <text:p>303559512</text:p>
          </table:table-cell>
          <table:table-cell office:value-type="float" office:value="448803520" calcext:value-type="float">
            <text:p>448803520</text:p>
          </table:table-cell>
          <table:table-cell/>
          <table:table-cell office:value-type="float" office:value="279571968" calcext:value-type="float">
            <text:p>279571968</text:p>
          </table:table-cell>
          <table:table-cell office:value-type="float" office:value="310538728" calcext:value-type="float">
            <text:p>310538728</text:p>
          </table:table-cell>
        </table:table-row>
        <table:table-row table:style-name="ro1">
          <table:table-cell office:value-type="float" office:value="310518904" calcext:value-type="float">
            <text:p>310518904</text:p>
          </table:table-cell>
          <table:table-cell office:value-type="float" office:value="448803520" calcext:value-type="float">
            <text:p>448803520</text:p>
          </table:table-cell>
          <table:table-cell/>
          <table:table-cell office:value-type="float" office:value="279571968" calcext:value-type="float">
            <text:p>279571968</text:p>
          </table:table-cell>
          <table:table-cell office:value-type="float" office:value="311570632" calcext:value-type="float">
            <text:p>311570632</text:p>
          </table:table-cell>
        </table:table-row>
        <table:table-row table:style-name="ro1">
          <table:table-cell office:value-type="float" office:value="317626824" calcext:value-type="float">
            <text:p>317626824</text:p>
          </table:table-cell>
          <table:table-cell office:value-type="float" office:value="452931136" calcext:value-type="float">
            <text:p>452931136</text:p>
          </table:table-cell>
          <table:table-cell/>
          <table:table-cell office:value-type="float" office:value="287827200" calcext:value-type="float">
            <text:p>287827200</text:p>
          </table:table-cell>
          <table:table-cell office:value-type="float" office:value="318793960" calcext:value-type="float">
            <text:p>318793960</text:p>
          </table:table-cell>
        </table:table-row>
        <table:table-row table:style-name="ro1">
          <table:table-cell office:value-type="float" office:value="318133944" calcext:value-type="float">
            <text:p>318133944</text:p>
          </table:table-cell>
          <table:table-cell office:value-type="float" office:value="456026848" calcext:value-type="float">
            <text:p>456026848</text:p>
          </table:table-cell>
          <table:table-cell/>
          <table:table-cell office:value-type="float" office:value="291954816" calcext:value-type="float">
            <text:p>291954816</text:p>
          </table:table-cell>
          <table:table-cell office:value-type="float" office:value="326017288" calcext:value-type="float">
            <text:p>326017288</text:p>
          </table:table-cell>
        </table:table-row>
        <table:table-row table:style-name="ro1">
          <table:table-cell office:value-type="float" office:value="318133944" calcext:value-type="float">
            <text:p>318133944</text:p>
          </table:table-cell>
          <table:table-cell office:value-type="float" office:value="465313984" calcext:value-type="float">
            <text:p>465313984</text:p>
          </table:table-cell>
          <table:table-cell/>
          <table:table-cell office:value-type="float" office:value="296082432" calcext:value-type="float">
            <text:p>296082432</text:p>
          </table:table-cell>
          <table:table-cell office:value-type="float" office:value="329113000" calcext:value-type="float">
            <text:p>329113000</text:p>
          </table:table-cell>
        </table:table-row>
        <table:table-row table:style-name="ro1">
          <table:table-cell office:value-type="float" office:value="318133944" calcext:value-type="float">
            <text:p>318133944</text:p>
          </table:table-cell>
          <table:table-cell office:value-type="float" office:value="465313984" calcext:value-type="float">
            <text:p>465313984</text:p>
          </table:table-cell>
          <table:table-cell/>
          <table:table-cell office:value-type="float" office:value="296082432" calcext:value-type="float">
            <text:p>296082432</text:p>
          </table:table-cell>
          <table:table-cell office:value-type="float" office:value="337368232" calcext:value-type="float">
            <text:p>337368232</text:p>
          </table:table-cell>
        </table:table-row>
        <table:table-row table:style-name="ro1">
          <table:table-cell office:value-type="float" office:value="322964424" calcext:value-type="float">
            <text:p>322964424</text:p>
          </table:table-cell>
          <table:table-cell office:value-type="float" office:value="465313984" calcext:value-type="float">
            <text:p>465313984</text:p>
          </table:table-cell>
          <table:table-cell/>
          <table:table-cell office:value-type="float" office:value="298146240" calcext:value-type="float">
            <text:p>298146240</text:p>
          </table:table-cell>
          <table:table-cell office:value-type="float" office:value="343559656" calcext:value-type="float">
            <text:p>343559656</text:p>
          </table:table-cell>
        </table:table-row>
        <table:table-row table:style-name="ro1">
          <table:table-cell office:value-type="float" office:value="332314968" calcext:value-type="float">
            <text:p>332314968</text:p>
          </table:table-cell>
          <table:table-cell office:value-type="float" office:value="471505408" calcext:value-type="float">
            <text:p>471505408</text:p>
          </table:table-cell>
          <table:table-cell/>
          <table:table-cell office:value-type="float" office:value="309497184" calcext:value-type="float">
            <text:p>309497184</text:p>
          </table:table-cell>
          <table:table-cell office:value-type="float" office:value="343559656" calcext:value-type="float">
            <text:p>343559656</text:p>
          </table:table-cell>
        </table:table-row>
        <table:table-row table:style-name="ro1">
          <table:table-cell office:value-type="float" office:value="334640568" calcext:value-type="float">
            <text:p>334640568</text:p>
          </table:table-cell>
          <table:table-cell office:value-type="float" office:value="477696832" calcext:value-type="float">
            <text:p>477696832</text:p>
          </table:table-cell>
          <table:table-cell/>
          <table:table-cell office:value-type="float" office:value="312592896" calcext:value-type="float">
            <text:p>312592896</text:p>
          </table:table-cell>
          <table:table-cell office:value-type="float" office:value="343559656" calcext:value-type="float">
            <text:p>343559656</text:p>
          </table:table-cell>
        </table:table-row>
        <table:table-row table:style-name="ro1">
          <table:table-cell office:value-type="float" office:value="334640568" calcext:value-type="float">
            <text:p>334640568</text:p>
          </table:table-cell>
          <table:table-cell office:value-type="float" office:value="481824448" calcext:value-type="float">
            <text:p>481824448</text:p>
          </table:table-cell>
          <table:table-cell/>
          <table:table-cell office:value-type="float" office:value="320848128" calcext:value-type="float">
            <text:p>320848128</text:p>
          </table:table-cell>
          <table:table-cell office:value-type="float" office:value="343559656" calcext:value-type="float">
            <text:p>343559656</text:p>
          </table:table-cell>
        </table:table-row>
        <table:table-row table:style-name="ro1">
          <table:table-cell office:value-type="float" office:value="334640568" calcext:value-type="float">
            <text:p>334640568</text:p>
          </table:table-cell>
          <table:table-cell office:value-type="float" office:value="483118368" calcext:value-type="float">
            <text:p>483118368</text:p>
          </table:table-cell>
          <table:table-cell/>
          <table:table-cell office:value-type="float" office:value="329103360" calcext:value-type="float">
            <text:p>329103360</text:p>
          </table:table-cell>
          <table:table-cell office:value-type="float" office:value="352846792" calcext:value-type="float">
            <text:p>352846792</text:p>
          </table:table-cell>
        </table:table-row>
        <table:table-row table:style-name="ro1">
          <table:table-cell office:value-type="float" office:value="339095064" calcext:value-type="float">
            <text:p>339095064</text:p>
          </table:table-cell>
          <table:table-cell office:value-type="float" office:value="488801232" calcext:value-type="float">
            <text:p>488801232</text:p>
          </table:table-cell>
          <table:table-cell/>
          <table:table-cell office:value-type="float" office:value="330135264" calcext:value-type="float">
            <text:p>330135264</text:p>
          </table:table-cell>
          <table:table-cell office:value-type="float" office:value="355942504" calcext:value-type="float">
            <text:p>355942504</text:p>
          </table:table-cell>
        </table:table-row>
        <table:table-row table:style-name="ro1">
          <table:table-cell office:value-type="float" office:value="349280568" calcext:value-type="float">
            <text:p>349280568</text:p>
          </table:table-cell>
          <table:table-cell office:value-type="float" office:value="488801232" calcext:value-type="float">
            <text:p>488801232</text:p>
          </table:table-cell>
          <table:table-cell/>
          <table:table-cell office:value-type="float" office:value="340454304" calcext:value-type="float">
            <text:p>340454304</text:p>
          </table:table-cell>
          <table:table-cell office:value-type="float" office:value="362133928" calcext:value-type="float">
            <text:p>362133928</text:p>
          </table:table-cell>
        </table:table-row>
        <table:table-row table:style-name="ro1">
          <table:table-cell office:value-type="float" office:value="351120104" calcext:value-type="float">
            <text:p>351120104</text:p>
          </table:table-cell>
          <table:table-cell office:value-type="float" office:value="492796752" calcext:value-type="float">
            <text:p>492796752</text:p>
          </table:table-cell>
          <table:table-cell/>
          <table:table-cell office:value-type="float" office:value="345613824" calcext:value-type="float">
            <text:p>345613824</text:p>
          </table:table-cell>
          <table:table-cell office:value-type="float" office:value="369357256" calcext:value-type="float">
            <text:p>369357256</text:p>
          </table:table-cell>
        </table:table-row>
        <table:table-row table:style-name="ro1">
          <table:table-cell office:value-type="float" office:value="184083752" calcext:value-type="float">
            <text:p>184083752</text:p>
          </table:table-cell>
          <table:table-cell office:value-type="float" office:value="497955072" calcext:value-type="float">
            <text:p>497955072</text:p>
          </table:table-cell>
          <table:table-cell/>
          <table:table-cell office:value-type="float" office:value="346645728" calcext:value-type="float">
            <text:p>346645728</text:p>
          </table:table-cell>
          <table:table-cell office:value-type="float" office:value="370389160" calcext:value-type="float">
            <text:p>370389160</text:p>
          </table:table-cell>
        </table:table-row>
        <table:table-row table:style-name="ro1">
          <table:table-cell office:value-type="float" office:value="184646904" calcext:value-type="float">
            <text:p>184646904</text:p>
          </table:table-cell>
          <table:table-cell office:value-type="float" office:value="497955072" calcext:value-type="float">
            <text:p>497955072</text:p>
          </table:table-cell>
          <table:table-cell/>
          <table:table-cell office:value-type="float" office:value="362124288" calcext:value-type="float">
            <text:p>362124288</text:p>
          </table:table-cell>
          <table:table-cell office:value-type="float" office:value="376580584" calcext:value-type="float">
            <text:p>376580584</text:p>
          </table:table-cell>
        </table:table-row>
        <table:table-row table:style-name="ro1">
          <table:table-cell office:value-type="float" office:value="189791272" calcext:value-type="float">
            <text:p>189791272</text:p>
          </table:table-cell>
          <table:table-cell office:value-type="float" office:value="497955072" calcext:value-type="float">
            <text:p>497955072</text:p>
          </table:table-cell>
          <table:table-cell/>
          <table:table-cell office:value-type="float" office:value="362124288" calcext:value-type="float">
            <text:p>362124288</text:p>
          </table:table-cell>
          <table:table-cell/>
        </table:table-row>
        <table:table-row table:style-name="ro1">
          <table:table-cell office:value-type="float" office:value="199078408" calcext:value-type="float">
            <text:p>199078408</text:p>
          </table:table-cell>
          <table:table-cell office:value-type="float" office:value="502081728" calcext:value-type="float">
            <text:p>502081728</text:p>
          </table:table-cell>
          <table:table-cell/>
          <table:table-cell office:value-type="float" office:value="362124288" calcext:value-type="float">
            <text:p>362124288</text:p>
          </table:table-cell>
          <table:table-cell/>
        </table:table-row>
        <table:table-row table:style-name="ro1">
          <table:table-cell office:value-type="float" office:value="201142216" calcext:value-type="float">
            <text:p>201142216</text:p>
          </table:table-cell>
          <table:table-cell office:value-type="float" office:value="504079488" calcext:value-type="float">
            <text:p>504079488</text:p>
          </table:table-cell>
          <table:table-cell/>
          <table:table-cell office:value-type="float" office:value="371411424" calcext:value-type="float">
            <text:p>371411424</text:p>
          </table:table-cell>
          <table:table-cell/>
        </table:table-row>
        <table:table-row table:style-name="ro1">
          <table:table-cell office:value-type="float" office:value="201142216" calcext:value-type="float">
            <text:p>201142216</text:p>
          </table:table-cell>
          <table:table-cell office:value-type="float" office:value="505373424" calcext:value-type="float">
            <text:p>505373424</text:p>
          </table:table-cell>
          <table:table-cell/>
          <table:table-cell office:value-type="float" office:value="376570944" calcext:value-type="float">
            <text:p>376570944</text:p>
          </table:table-cell>
          <table:table-cell/>
        </table:table-row>
        <table:table-row table:style-name="ro1">
          <table:table-cell office:value-type="float" office:value="203206024" calcext:value-type="float">
            <text:p>203206024</text:p>
          </table:table-cell>
          <table:table-cell office:value-type="float" office:value="505373424" calcext:value-type="float">
            <text:p>505373424</text:p>
          </table:table-cell>
          <table:table-cell/>
          <table:table-cell office:value-type="float" office:value="385858080" calcext:value-type="float">
            <text:p>385858080</text:p>
          </table:table-cell>
          <table:table-cell/>
        </table:table-row>
        <table:table-row table:style-name="ro1">
          <table:table-cell office:value-type="float" office:value="209397448" calcext:value-type="float">
            <text:p>209397448</text:p>
          </table:table-cell>
          <table:table-cell office:value-type="float" office:value="514133856" calcext:value-type="float">
            <text:p>514133856</text:p>
          </table:table-cell>
          <table:table-cell/>
          <table:table-cell office:value-type="float" office:value="393081408" calcext:value-type="float">
            <text:p>393081408</text:p>
          </table:table-cell>
          <table:table-cell/>
        </table:table-row>
        <table:table-row table:style-name="ro1">
          <table:table-cell office:value-type="float" office:value="216620776" calcext:value-type="float">
            <text:p>216620776</text:p>
          </table:table-cell>
          <table:table-cell office:value-type="float" office:value="514461696" calcext:value-type="float">
            <text:p>514461696</text:p>
          </table:table-cell>
          <table:table-cell/>
          <table:table-cell office:value-type="float" office:value="401336640" calcext:value-type="float">
            <text:p>401336640</text:p>
          </table:table-cell>
          <table:table-cell/>
        </table:table-row>
        <table:table-row table:style-name="ro1">
          <table:table-cell office:value-type="float" office:value="217652680" calcext:value-type="float">
            <text:p>217652680</text:p>
          </table:table-cell>
          <table:table-cell office:value-type="float" office:value="514461696" calcext:value-type="float">
            <text:p>514461696</text:p>
          </table:table-cell>
          <table:table-cell/>
          <table:table-cell office:value-type="float" office:value="409591872" calcext:value-type="float">
            <text:p>409591872</text:p>
          </table:table-cell>
          <table:table-cell/>
        </table:table-row>
        <table:table-row table:style-name="ro1">
          <table:table-cell office:value-type="float" office:value="227971720" calcext:value-type="float">
            <text:p>227971720</text:p>
          </table:table-cell>
          <table:table-cell office:value-type="float" office:value="514461696" calcext:value-type="float">
            <text:p>514461696</text:p>
          </table:table-cell>
          <table:table-cell table:number-columns-repeated="3"/>
        </table:table-row>
        <table:table-row table:style-name="ro1">
          <table:table-cell office:value-type="float" office:value="233131240" calcext:value-type="float">
            <text:p>233131240</text:p>
          </table:table-cell>
          <table:table-cell office:value-type="float" office:value="521880048" calcext:value-type="float">
            <text:p>521880048</text:p>
          </table:table-cell>
          <table:table-cell table:number-columns-repeated="3"/>
        </table:table-row>
        <table:table-row table:style-name="ro1">
          <table:table-cell office:value-type="float" office:value="244482184" calcext:value-type="float">
            <text:p>244482184</text:p>
          </table:table-cell>
          <table:table-cell office:value-type="float" office:value="530968320" calcext:value-type="float">
            <text:p>530968320</text:p>
          </table:table-cell>
          <table:table-cell table:number-columns-repeated="3"/>
        </table:table-row>
        <table:table-row table:style-name="ro1">
          <table:table-cell office:value-type="float" office:value="250673608" calcext:value-type="float">
            <text:p>250673608</text:p>
          </table:table-cell>
          <table:table-cell office:value-type="float" office:value="530968320" calcext:value-type="float">
            <text:p>530968320</text:p>
          </table:table-cell>
          <table:table-cell table:number-columns-repeated="3"/>
        </table:table-row>
        <table:table-row table:style-name="ro1">
          <table:table-cell office:value-type="float" office:value="263056456" calcext:value-type="float">
            <text:p>263056456</text:p>
          </table:table-cell>
          <table:table-cell office:value-type="float" office:value="535470976" calcext:value-type="float">
            <text:p>535470976</text:p>
          </table:table-cell>
          <table:table-cell table:number-columns-repeated="3"/>
        </table:table-row>
        <table:table-row table:style-name="ro1">
          <table:table-cell office:value-type="float" office:value="266152168" calcext:value-type="float">
            <text:p>266152168</text:p>
          </table:table-cell>
          <table:table-cell office:value-type="float" office:value="538386672" calcext:value-type="float">
            <text:p>538386672</text:p>
          </table:table-cell>
          <table:table-cell table:number-columns-repeated="3"/>
        </table:table-row>
        <table:table-row table:style-name="ro1">
          <table:table-cell office:value-type="float" office:value="272343592" calcext:value-type="float">
            <text:p>272343592</text:p>
          </table:table-cell>
          <table:table-cell office:value-type="float" office:value="538386672" calcext:value-type="float">
            <text:p>538386672</text:p>
          </table:table-cell>
          <table:table-cell table:number-columns-repeated="3"/>
        </table:table-row>
        <table:table-row table:style-name="ro1">
          <table:table-cell office:value-type="float" office:value="277503112" calcext:value-type="float">
            <text:p>277503112</text:p>
          </table:table-cell>
          <table:table-cell office:value-type="float" office:value="174944576" calcext:value-type="float">
            <text:p>174944576</text:p>
          </table:table-cell>
          <table:table-cell table:number-columns-repeated="3"/>
        </table:table-row>
        <table:table-row table:style-name="ro1">
          <table:table-cell office:value-type="float" office:value="280598824" calcext:value-type="float">
            <text:p>280598824</text:p>
          </table:table-cell>
          <table:table-cell office:value-type="float" office:value="176145104" calcext:value-type="float">
            <text:p>176145104</text:p>
          </table:table-cell>
          <table:table-cell table:number-columns-repeated="3"/>
        </table:table-row>
        <table:table-row table:style-name="ro1">
          <table:table-cell office:value-type="float" office:value="282662632" calcext:value-type="float">
            <text:p>282662632</text:p>
          </table:table-cell>
          <table:table-cell office:value-type="float" office:value="177177008" calcext:value-type="float">
            <text:p>177177008</text:p>
          </table:table-cell>
          <table:table-cell table:number-columns-repeated="3"/>
        </table:table-row>
        <table:table-row table:style-name="ro1">
          <table:table-cell office:value-type="float" office:value="282662632" calcext:value-type="float">
            <text:p>282662632</text:p>
          </table:table-cell>
          <table:table-cell office:value-type="float" office:value="179474944" calcext:value-type="float">
            <text:p>179474944</text:p>
          </table:table-cell>
          <table:table-cell table:number-columns-repeated="3"/>
        </table:table-row>
        <table:table-row table:style-name="ro1">
          <table:table-cell office:value-type="float" office:value="286790248" calcext:value-type="float">
            <text:p>286790248</text:p>
          </table:table-cell>
          <table:table-cell office:value-type="float" office:value="184634464" calcext:value-type="float">
            <text:p>184634464</text:p>
          </table:table-cell>
          <table:table-cell table:number-columns-repeated="3"/>
        </table:table-row>
        <table:table-row table:style-name="ro1">
          <table:table-cell office:value-type="float" office:value="299173096" calcext:value-type="float">
            <text:p>299173096</text:p>
          </table:table-cell>
          <table:table-cell office:value-type="float" office:value="185666368" calcext:value-type="float">
            <text:p>185666368</text:p>
          </table:table-cell>
          <table:table-cell table:number-columns-repeated="3"/>
        </table:table-row>
        <table:table-row table:style-name="ro1">
          <table:table-cell office:value-type="float" office:value="299173096" calcext:value-type="float">
            <text:p>299173096</text:p>
          </table:table-cell>
          <table:table-cell office:value-type="float" office:value="189793984" calcext:value-type="float">
            <text:p>189793984</text:p>
          </table:table-cell>
          <table:table-cell table:number-columns-repeated="3"/>
        </table:table-row>
        <table:table-row table:style-name="ro1">
          <table:table-cell office:value-type="float" office:value="303300712" calcext:value-type="float">
            <text:p>303300712</text:p>
          </table:table-cell>
          <table:table-cell office:value-type="float" office:value="189793984" calcext:value-type="float">
            <text:p>189793984</text:p>
          </table:table-cell>
          <table:table-cell table:number-columns-repeated="3"/>
        </table:table-row>
        <table:table-row table:style-name="ro1">
          <table:table-cell office:value-type="float" office:value="312587848" calcext:value-type="float">
            <text:p>312587848</text:p>
          </table:table-cell>
          <table:table-cell office:value-type="float" office:value="195985408" calcext:value-type="float">
            <text:p>195985408</text:p>
          </table:table-cell>
          <table:table-cell table:number-columns-repeated="3"/>
        </table:table-row>
        <table:table-row table:style-name="ro1">
          <table:table-cell office:value-type="float" office:value="312587848" calcext:value-type="float">
            <text:p>312587848</text:p>
          </table:table-cell>
          <table:table-cell office:value-type="float" office:value="206304448" calcext:value-type="float">
            <text:p>206304448</text:p>
          </table:table-cell>
          <table:table-cell table:number-columns-repeated="3"/>
        </table:table-row>
        <table:table-row table:style-name="ro1">
          <table:table-cell office:value-type="float" office:value="315110136" calcext:value-type="float">
            <text:p>315110136</text:p>
          </table:table-cell>
          <table:table-cell office:value-type="float" office:value="210432064" calcext:value-type="float">
            <text:p>210432064</text:p>
          </table:table-cell>
          <table:table-cell table:number-columns-repeated="3"/>
        </table:table-row>
        <table:table-row table:style-name="ro1">
          <table:table-cell office:value-type="float" office:value="318908952" calcext:value-type="float">
            <text:p>318908952</text:p>
          </table:table-cell>
          <table:table-cell office:value-type="float" office:value="219719200" calcext:value-type="float">
            <text:p>219719200</text:p>
          </table:table-cell>
          <table:table-cell table:number-columns-repeated="3"/>
        </table:table-row>
        <table:table-row table:style-name="ro1">
          <table:table-cell office:value-type="float" office:value="328521768" calcext:value-type="float">
            <text:p>328521768</text:p>
          </table:table-cell>
          <table:table-cell office:value-type="float" office:value="222814912" calcext:value-type="float">
            <text:p>222814912</text:p>
          </table:table-cell>
          <table:table-cell table:number-columns-repeated="3"/>
        </table:table-row>
        <table:table-row table:style-name="ro1">
          <table:table-cell office:value-type="float" office:value="328718472" calcext:value-type="float">
            <text:p>328718472</text:p>
          </table:table-cell>
          <table:table-cell office:value-type="float" office:value="222814912" calcext:value-type="float">
            <text:p>222814912</text:p>
          </table:table-cell>
          <table:table-cell table:number-columns-repeated="3"/>
        </table:table-row>
        <table:table-row table:style-name="ro1">
          <table:table-cell office:value-type="float" office:value="328718472" calcext:value-type="float">
            <text:p>328718472</text:p>
          </table:table-cell>
          <table:table-cell office:value-type="float" office:value="226942528" calcext:value-type="float">
            <text:p>226942528</text:p>
          </table:table-cell>
          <table:table-cell table:number-columns-repeated="3"/>
        </table:table-row>
        <table:table-row table:style-name="ro1">
          <table:table-cell office:value-type="float" office:value="328718472" calcext:value-type="float">
            <text:p>328718472</text:p>
          </table:table-cell>
          <table:table-cell office:value-type="float" office:value="233133952" calcext:value-type="float">
            <text:p>233133952</text:p>
          </table:table-cell>
          <table:table-cell table:number-columns-repeated="3"/>
        </table:table-row>
        <table:table-row table:style-name="ro1">
          <table:table-cell office:value-type="float" office:value="328718472" calcext:value-type="float">
            <text:p>328718472</text:p>
          </table:table-cell>
          <table:table-cell office:value-type="float" office:value="239325376" calcext:value-type="float">
            <text:p>239325376</text:p>
          </table:table-cell>
          <table:table-cell table:number-columns-repeated="3"/>
        </table:table-row>
        <table:table-row table:style-name="ro1">
          <table:table-cell office:value-type="float" office:value="331616760" calcext:value-type="float">
            <text:p>331616760</text:p>
          </table:table-cell>
          <table:table-cell office:value-type="float" office:value="239325376" calcext:value-type="float">
            <text:p>239325376</text:p>
          </table:table-cell>
          <table:table-cell table:number-columns-repeated="3"/>
        </table:table-row>
        <table:table-row table:style-name="ro1">
          <table:table-cell office:value-type="float" office:value="336447240" calcext:value-type="float">
            <text:p>336447240</text:p>
          </table:table-cell>
          <table:table-cell office:value-type="float" office:value="244811520" calcext:value-type="float">
            <text:p>244811520</text:p>
          </table:table-cell>
          <table:table-cell table:number-columns-repeated="3"/>
        </table:table-row>
        <table:table-row table:style-name="ro1">
          <table:table-cell office:value-type="float" office:value="345225096" calcext:value-type="float">
            <text:p>345225096</text:p>
          </table:table-cell>
          <table:table-cell office:value-type="float" office:value="250428816" calcext:value-type="float">
            <text:p>250428816</text:p>
          </table:table-cell>
          <table:table-cell table:number-columns-repeated="3"/>
        </table:table-row>
        <table:table-row table:style-name="ro1">
          <table:table-cell office:value-type="float" office:value="345225096" calcext:value-type="float">
            <text:p>345225096</text:p>
          </table:table-cell>
          <table:table-cell office:value-type="float" office:value="255456000" calcext:value-type="float">
            <text:p>255456000</text:p>
          </table:table-cell>
          <table:table-cell table:number-columns-repeated="3"/>
        </table:table-row>
        <table:table-row table:style-name="ro1">
          <table:table-cell office:value-type="float" office:value="345225096" calcext:value-type="float">
            <text:p>345225096</text:p>
          </table:table-cell>
          <table:table-cell office:value-type="float" office:value="255456000" calcext:value-type="float">
            <text:p>255456000</text:p>
          </table:table-cell>
          <table:table-cell table:number-columns-repeated="3"/>
        </table:table-row>
        <table:table-row table:style-name="ro1">
          <table:table-cell office:value-type="float" office:value="348123384" calcext:value-type="float">
            <text:p>348123384</text:p>
          </table:table-cell>
          <table:table-cell office:value-type="float" office:value="255456000" calcext:value-type="float">
            <text:p>255456000</text:p>
          </table:table-cell>
          <table:table-cell table:number-columns-repeated="3"/>
        </table:table-row>
        <table:table-row table:style-name="ro1">
          <table:table-cell office:value-type="float" office:value="355279464" calcext:value-type="float">
            <text:p>355279464</text:p>
          </table:table-cell>
          <table:table-cell office:value-type="float" office:value="259189248" calcext:value-type="float">
            <text:p>259189248</text:p>
          </table:table-cell>
          <table:table-cell table:number-columns-repeated="3"/>
        </table:table-row>
        <table:table-row table:style-name="ro1">
          <table:table-cell office:value-type="float" office:value="358833432" calcext:value-type="float">
            <text:p>358833432</text:p>
          </table:table-cell>
          <table:table-cell office:value-type="float" office:value="264216432" calcext:value-type="float">
            <text:p>264216432</text:p>
          </table:table-cell>
          <table:table-cell table:number-columns-repeated="3"/>
        </table:table-row>
        <table:table-row table:style-name="ro1">
          <table:table-cell office:value-type="float" office:value="361731720" calcext:value-type="float">
            <text:p>361731720</text:p>
          </table:table-cell>
          <table:table-cell office:value-type="float" office:value="271962624" calcext:value-type="float">
            <text:p>271962624</text:p>
          </table:table-cell>
          <table:table-cell table:number-columns-repeated="3"/>
        </table:table-row>
        <table:table-row table:style-name="ro1">
          <table:table-cell office:value-type="float" office:value="361731720" calcext:value-type="float">
            <text:p>361731720</text:p>
          </table:table-cell>
          <table:table-cell office:value-type="float" office:value="271962624" calcext:value-type="float">
            <text:p>271962624</text:p>
          </table:table-cell>
          <table:table-cell table:number-columns-repeated="3"/>
        </table:table-row>
        <table:table-row table:style-name="ro1">
          <table:table-cell office:value-type="float" office:value="361731720" calcext:value-type="float">
            <text:p>361731720</text:p>
          </table:table-cell>
          <table:table-cell office:value-type="float" office:value="271962624" calcext:value-type="float">
            <text:p>271962624</text:p>
          </table:table-cell>
          <table:table-cell table:number-columns-repeated="3"/>
        </table:table-row>
        <table:table-row table:style-name="ro1">
          <table:table-cell office:value-type="float" office:value="364618280" calcext:value-type="float">
            <text:p>364618280</text:p>
          </table:table-cell>
          <table:table-cell office:value-type="float" office:value="271962624" calcext:value-type="float">
            <text:p>271962624</text:p>
          </table:table-cell>
          <table:table-cell table:number-columns-repeated="3"/>
        </table:table-row>
        <table:table-row table:style-name="ro1">
          <table:table-cell office:value-type="float" office:value="167575400" calcext:value-type="float">
            <text:p>167575400</text:p>
          </table:table-cell>
          <table:table-cell office:value-type="float" office:value="274860912" calcext:value-type="float">
            <text:p>274860912</text:p>
          </table:table-cell>
          <table:table-cell table:number-columns-repeated="3"/>
        </table:table-row>
        <table:table-row table:style-name="ro1">
          <table:table-cell office:value-type="float" office:value="174315784" calcext:value-type="float">
            <text:p>174315784</text:p>
          </table:table-cell>
          <table:table-cell office:value-type="float" office:value="275695872" calcext:value-type="float">
            <text:p>275695872</text:p>
          </table:table-cell>
          <table:table-cell table:number-columns-repeated="3"/>
        </table:table-row>
        <table:table-row table:style-name="ro1">
          <table:table-cell office:value-type="float" office:value="181539112" calcext:value-type="float">
            <text:p>181539112</text:p>
          </table:table-cell>
          <table:table-cell office:value-type="float" office:value="275695872" calcext:value-type="float">
            <text:p>275695872</text:p>
          </table:table-cell>
          <table:table-cell table:number-columns-repeated="3"/>
        </table:table-row>
        <table:table-row table:style-name="ro1">
          <table:table-cell office:value-type="float" office:value="183602920" calcext:value-type="float">
            <text:p>183602920</text:p>
          </table:table-cell>
          <table:table-cell office:value-type="float" office:value="171231568" calcext:value-type="float">
            <text:p>171231568</text:p>
          </table:table-cell>
          <table:table-cell table:number-columns-repeated="3"/>
        </table:table-row>
        <table:table-row table:style-name="ro1">
          <table:table-cell office:value-type="float" office:value="198049576" calcext:value-type="float">
            <text:p>198049576</text:p>
          </table:table-cell>
          <table:table-cell office:value-type="float" office:value="172263472" calcext:value-type="float">
            <text:p>172263472</text:p>
          </table:table-cell>
          <table:table-cell table:number-columns-repeated="3"/>
        </table:table-row>
        <table:table-row table:style-name="ro1">
          <table:table-cell office:value-type="float" office:value="209400520" calcext:value-type="float">
            <text:p>209400520</text:p>
          </table:table-cell>
          <table:table-cell office:value-type="float" office:value="182582512" calcext:value-type="float">
            <text:p>182582512</text:p>
          </table:table-cell>
          <table:table-cell table:number-columns-repeated="3"/>
        </table:table-row>
        <table:table-row table:style-name="ro1">
          <table:table-cell office:value-type="float" office:value="213528136" calcext:value-type="float">
            <text:p>213528136</text:p>
          </table:table-cell>
          <table:table-cell office:value-type="float" office:value="188773936" calcext:value-type="float">
            <text:p>188773936</text:p>
          </table:table-cell>
          <table:table-cell table:number-columns-repeated="3"/>
        </table:table-row>
        <table:table-row table:style-name="ro1">
          <table:table-cell office:value-type="float" office:value="221783368" calcext:value-type="float">
            <text:p>221783368</text:p>
          </table:table-cell>
          <table:table-cell office:value-type="float" office:value="193933456" calcext:value-type="float">
            <text:p>193933456</text:p>
          </table:table-cell>
          <table:table-cell table:number-columns-repeated="3"/>
        </table:table-row>
        <table:table-row table:style-name="ro1">
          <table:table-cell office:value-type="float" office:value="226942888" calcext:value-type="float">
            <text:p>226942888</text:p>
          </table:table-cell>
          <table:table-cell office:value-type="float" office:value="204252496" calcext:value-type="float">
            <text:p>204252496</text:p>
          </table:table-cell>
          <table:table-cell table:number-columns-repeated="3"/>
        </table:table-row>
        <table:table-row table:style-name="ro1">
          <table:table-cell office:value-type="float" office:value="233134312" calcext:value-type="float">
            <text:p>233134312</text:p>
          </table:table-cell>
          <table:table-cell office:value-type="float" office:value="205284400" calcext:value-type="float">
            <text:p>205284400</text:p>
          </table:table-cell>
          <table:table-cell table:number-columns-repeated="3"/>
        </table:table-row>
        <table:table-row table:style-name="ro1">
          <table:table-cell office:value-type="float" office:value="243453352" calcext:value-type="float">
            <text:p>243453352</text:p>
          </table:table-cell>
          <table:table-cell office:value-type="float" office:value="217667248" calcext:value-type="float">
            <text:p>217667248</text:p>
          </table:table-cell>
          <table:table-cell table:number-columns-repeated="3"/>
        </table:table-row>
        <table:table-row table:style-name="ro1">
          <table:table-cell office:value-type="float" office:value="247580968" calcext:value-type="float">
            <text:p>247580968</text:p>
          </table:table-cell>
          <table:table-cell office:value-type="float" office:value="221794864" calcext:value-type="float">
            <text:p>221794864</text:p>
          </table:table-cell>
          <table:table-cell table:number-columns-repeated="3"/>
        </table:table-row>
        <table:table-row table:style-name="ro1">
          <table:table-cell office:value-type="float" office:value="258931912" calcext:value-type="float">
            <text:p>258931912</text:p>
          </table:table-cell>
          <table:table-cell office:value-type="float" office:value="234177712" calcext:value-type="float">
            <text:p>234177712</text:p>
          </table:table-cell>
          <table:table-cell table:number-columns-repeated="3"/>
        </table:table-row>
        <table:table-row table:style-name="ro1">
          <table:table-cell office:value-type="float" office:value="264091432" calcext:value-type="float">
            <text:p>264091432</text:p>
          </table:table-cell>
          <table:table-cell office:value-type="float" office:value="238305328" calcext:value-type="float">
            <text:p>238305328</text:p>
          </table:table-cell>
          <table:table-cell table:number-columns-repeated="3"/>
        </table:table-row>
        <table:table-row table:style-name="ro1">
          <table:table-cell office:value-type="float" office:value="273378568" calcext:value-type="float">
            <text:p>273378568</text:p>
          </table:table-cell>
          <table:table-cell office:value-type="float" office:value="249656272" calcext:value-type="float">
            <text:p>249656272</text:p>
          </table:table-cell>
          <table:table-cell table:number-columns-repeated="3"/>
        </table:table-row>
        <table:table-row table:style-name="ro1">
          <table:table-cell office:value-type="float" office:value="277506184" calcext:value-type="float">
            <text:p>277506184</text:p>
          </table:table-cell>
          <table:table-cell office:value-type="float" office:value="254815792" calcext:value-type="float">
            <text:p>254815792</text:p>
          </table:table-cell>
          <table:table-cell table:number-columns-repeated="3"/>
        </table:table-row>
        <table:table-row table:style-name="ro1">
          <table:table-cell office:value-type="float" office:value="287825224" calcext:value-type="float">
            <text:p>287825224</text:p>
          </table:table-cell>
          <table:table-cell office:value-type="float" office:value="254815792" calcext:value-type="float">
            <text:p>254815792</text:p>
          </table:table-cell>
          <table:table-cell table:number-columns-repeated="3"/>
        </table:table-row>
        <table:table-row table:style-name="ro1">
          <table:table-cell office:value-type="float" office:value="292984744" calcext:value-type="float">
            <text:p>292984744</text:p>
          </table:table-cell>
          <table:table-cell office:value-type="float" office:value="254815792" calcext:value-type="float">
            <text:p>254815792</text:p>
          </table:table-cell>
          <table:table-cell table:number-columns-repeated="3"/>
        </table:table-row>
        <table:table-row table:style-name="ro1">
          <table:table-cell office:value-type="float" office:value="292984744" calcext:value-type="float">
            <text:p>292984744</text:p>
          </table:table-cell>
          <table:table-cell office:value-type="float" office:value="258369744" calcext:value-type="float">
            <text:p>258369744</text:p>
          </table:table-cell>
          <table:table-cell table:number-columns-repeated="3"/>
        </table:table-row>
        <table:table-row table:style-name="ro1">
          <table:table-cell office:value-type="float" office:value="303303784" calcext:value-type="float">
            <text:p>303303784</text:p>
          </table:table-cell>
          <table:table-cell office:value-type="float" office:value="268883088" calcext:value-type="float">
            <text:p>268883088</text:p>
          </table:table-cell>
          <table:table-cell table:number-columns-repeated="3"/>
        </table:table-row>
        <table:table-row table:style-name="ro1">
          <table:table-cell office:value-type="float" office:value="309495208" calcext:value-type="float">
            <text:p>309495208</text:p>
          </table:table-cell>
          <table:table-cell office:value-type="float" office:value="268883088" calcext:value-type="float">
            <text:p>268883088</text:p>
          </table:table-cell>
          <table:table-cell table:number-columns-repeated="3"/>
        </table:table-row>
        <table:table-row table:style-name="ro1">
          <table:table-cell office:value-type="float" office:value="317750440" calcext:value-type="float">
            <text:p>317750440</text:p>
          </table:table-cell>
          <table:table-cell office:value-type="float" office:value="268883088" calcext:value-type="float">
            <text:p>268883088</text:p>
          </table:table-cell>
          <table:table-cell table:number-columns-repeated="3"/>
        </table:table-row>
        <table:table-row table:style-name="ro1">
          <table:table-cell office:value-type="float" office:value="319814248" calcext:value-type="float">
            <text:p>319814248</text:p>
          </table:table-cell>
          <table:table-cell office:value-type="float" office:value="269783616" calcext:value-type="float">
            <text:p>269783616</text:p>
          </table:table-cell>
          <table:table-cell table:number-columns-repeated="3"/>
        </table:table-row>
        <table:table-row table:style-name="ro1">
          <table:table-cell office:value-type="float" office:value="326005672" calcext:value-type="float">
            <text:p>326005672</text:p>
          </table:table-cell>
          <table:table-cell office:value-type="float" office:value="276677424" calcext:value-type="float">
            <text:p>276677424</text:p>
          </table:table-cell>
          <table:table-cell table:number-columns-repeated="3"/>
        </table:table-row>
        <table:table-row table:style-name="ro1">
          <table:table-cell office:value-type="float" office:value="336324712" calcext:value-type="float">
            <text:p>336324712</text:p>
          </table:table-cell>
          <table:table-cell office:value-type="float" office:value="285193008" calcext:value-type="float">
            <text:p>285193008</text:p>
          </table:table-cell>
          <table:table-cell table:number-columns-repeated="3"/>
        </table:table-row>
        <table:table-row table:style-name="ro1">
          <table:table-cell office:value-type="float" office:value="336324712" calcext:value-type="float">
            <text:p>336324712</text:p>
          </table:table-cell>
          <table:table-cell table:number-columns-repeated="4"/>
        </table:table-row>
        <table:table-row table:style-name="ro1">
          <table:table-cell office:value-type="float" office:value="344579944" calcext:value-type="float">
            <text:p>344579944</text:p>
          </table:table-cell>
          <table:table-cell table:number-columns-repeated="4"/>
        </table:table-row>
        <table:table-row table:style-name="ro1">
          <table:table-cell office:value-type="float" office:value="352835176" calcext:value-type="float">
            <text:p>352835176</text:p>
          </table:table-cell>
          <table:table-cell table:number-columns-repeated="4"/>
        </table:table-row>
        <table:table-row table:style-name="ro1">
          <table:table-cell office:value-type="float" office:value="361090408" calcext:value-type="float">
            <text:p>361090408</text:p>
          </table:table-cell>
          <table:table-cell table:number-columns-repeated="4"/>
        </table:table-row>
        <table:table-row table:style-name="ro1">
          <table:table-cell office:value-type="float" office:value="369345640" calcext:value-type="float">
            <text:p>369345640</text:p>
          </table:table-cell>
          <table:table-cell table:number-columns-repeated="4"/>
        </table:table-row>
        <table:table-row table:style-name="ro1">
          <table:table-cell office:value-type="float" office:value="375537064" calcext:value-type="float">
            <text:p>375537064</text:p>
          </table:table-cell>
          <table:table-cell table:number-columns-repeated="4"/>
        </table:table-row>
        <table:table-row table:style-name="ro1">
          <table:table-cell office:value-type="float" office:value="382760392" calcext:value-type="float">
            <text:p>382760392</text:p>
          </table:table-cell>
          <table:table-cell table:number-columns-repeated="4"/>
        </table:table-row>
        <table:table-row table:style-name="ro1">
          <table:table-cell office:value-type="float" office:value="385856104" calcext:value-type="float">
            <text:p>385856104</text:p>
          </table:table-cell>
          <table:table-cell table:number-columns-repeated="4"/>
        </table:table-row>
        <table:table-row table:style-name="ro1">
          <table:table-cell office:value-type="float" office:value="385856104" calcext:value-type="float">
            <text:p>385856104</text:p>
          </table:table-cell>
          <table:table-cell table:number-columns-repeated="4"/>
        </table:table-row>
        <table:table-row table:style-name="ro1">
          <table:table-cell office:value-type="float" office:value="393079432" calcext:value-type="float">
            <text:p>393079432</text:p>
          </table:table-cell>
          <table:table-cell table:number-columns-repeated="4"/>
        </table:table-row>
        <table:table-row table:style-name="ro1">
          <table:table-cell office:value-type="float" office:value="399270856" calcext:value-type="float">
            <text:p>399270856</text:p>
          </table:table-cell>
          <table:table-cell table:number-columns-repeated="4"/>
        </table:table-row>
        <table:table-row table:style-name="ro1">
          <table:table-cell office:value-type="float" office:value="406494184" calcext:value-type="float">
            <text:p>406494184</text:p>
          </table:table-cell>
          <table:table-cell table:number-columns-repeated="4"/>
        </table:table-row>
        <table:table-row table:style-name="ro1">
          <table:table-cell office:value-type="float" office:value="411653704" calcext:value-type="float">
            <text:p>411653704</text:p>
          </table:table-cell>
          <table:table-cell table:number-columns-repeated="4"/>
        </table:table-row>
        <table:table-row table:style-name="ro1">
          <table:table-cell office:value-type="float" office:value="418877032" calcext:value-type="float">
            <text:p>418877032</text:p>
          </table:table-cell>
          <table:table-cell table:number-columns-repeated="4"/>
        </table:table-row>
        <table:table-row table:style-name="ro1">
          <table:table-cell office:value-type="float" office:value="427132264" calcext:value-type="float">
            <text:p>427132264</text:p>
          </table:table-cell>
          <table:table-cell table:number-columns-repeated="4"/>
        </table:table-row>
        <table:table-row table:style-name="ro1">
          <table:table-cell office:value-type="float" office:value="428557320" calcext:value-type="float">
            <text:p>428557320</text:p>
          </table:table-cell>
          <table:table-cell table:number-columns-repeated="4"/>
        </table:table-row>
        <table:table-row table:style-name="ro1">
          <table:table-cell office:value-type="float" office:value="434616168" calcext:value-type="float">
            <text:p>434616168</text:p>
          </table:table-cell>
          <table:table-cell table:number-columns-repeated="4"/>
        </table:table-row>
        <table:table-row table:style-name="ro1">
          <table:table-cell office:value-type="float" office:value="451122792" calcext:value-type="float">
            <text:p>451122792</text:p>
          </table:table-cell>
          <table:table-cell table:number-columns-repeated="4"/>
        </table:table-row>
        <table:table-row table:style-name="ro1">
          <table:table-cell office:value-type="float" office:value="467629416" calcext:value-type="float">
            <text:p>467629416</text:p>
          </table:table-cell>
          <table:table-cell table:number-columns-repeated="4"/>
        </table:table-row>
        <table:table-row table:style-name="ro1">
          <table:table-cell office:value-type="float" office:value="474540648" calcext:value-type="float">
            <text:p>474540648</text:p>
          </table:table-cell>
          <table:table-cell table:number-columns-repeated="4"/>
        </table:table-row>
        <table:table-row table:style-name="ro1">
          <table:table-cell office:value-type="float" office:value="476407272" calcext:value-type="float">
            <text:p>476407272</text:p>
          </table:table-cell>
          <table:table-cell table:number-columns-repeated="4"/>
        </table:table-row>
        <table:table-row table:style-name="ro1">
          <table:table-cell office:value-type="float" office:value="476407272" calcext:value-type="float">
            <text:p>476407272</text:p>
          </table:table-cell>
          <table:table-cell table:number-columns-repeated="4"/>
        </table:table-row>
        <table:table-row table:style-name="ro1">
          <table:table-cell office:value-type="float" office:value="192844904" calcext:value-type="float">
            <text:p>192844904</text:p>
          </table:table-cell>
          <table:table-cell table:number-columns-repeated="4"/>
        </table:table-row>
        <table:table-row table:style-name="ro1">
          <table:table-cell office:value-type="float" office:value="200114056" calcext:value-type="float">
            <text:p>200114056</text:p>
          </table:table-cell>
          <table:table-cell table:number-columns-repeated="4"/>
        </table:table-row>
        <table:table-row table:style-name="ro1">
          <table:table-cell office:value-type="float" office:value="205273576" calcext:value-type="float">
            <text:p>205273576</text:p>
          </table:table-cell>
          <table:table-cell table:number-columns-repeated="4"/>
        </table:table-row>
        <table:table-row table:style-name="ro1">
          <table:table-cell office:value-type="float" office:value="216624520" calcext:value-type="float">
            <text:p>216624520</text:p>
          </table:table-cell>
          <table:table-cell table:number-columns-repeated="4"/>
        </table:table-row>
        <table:table-row table:style-name="ro1">
          <table:table-cell office:value-type="float" office:value="226943560" calcext:value-type="float">
            <text:p>226943560</text:p>
          </table:table-cell>
          <table:table-cell table:number-columns-repeated="4"/>
        </table:table-row>
        <table:table-row table:style-name="ro1">
          <table:table-cell office:value-type="float" office:value="234166888" calcext:value-type="float">
            <text:p>234166888</text:p>
          </table:table-cell>
          <table:table-cell table:number-columns-repeated="4"/>
        </table:table-row>
        <table:table-row table:style-name="ro1">
          <table:table-cell office:value-type="float" office:value="245517832" calcext:value-type="float">
            <text:p>245517832</text:p>
          </table:table-cell>
          <table:table-cell table:number-columns-repeated="4"/>
        </table:table-row>
        <table:table-row table:style-name="ro1">
          <table:table-cell office:value-type="float" office:value="249645448" calcext:value-type="float">
            <text:p>249645448</text:p>
          </table:table-cell>
          <table:table-cell table:number-columns-repeated="4"/>
        </table:table-row>
        <table:table-row table:style-name="ro1">
          <table:table-cell office:value-type="float" office:value="256868776" calcext:value-type="float">
            <text:p>2568687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20:32:47.403841056</meta:creation-date>
    <dc:date>2016-02-17T20:35:49.760962810</dc:date>
    <meta:editing-duration>P0D</meta:editing-duration>
    <meta:editing-cycles>1</meta:editing-cycles>
    <meta:document-statistic meta:table-count="1" meta:cell-count="949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785cm" svg:height="9.006cm" xlink:href=".." xlink:type="simple" chart:class="chart:area" chart:style-name="ch1">
        <chart:legend chart:legend-position="end" svg:x="32.289cm" svg:y="3.208cm" style:legend-expansion="high" chart:style-name="ch2"/>
        <chart:plot-area chart:style-name="ch3" table:cell-range-address="Sheet1.A1:Sheet1.E1969" chart:data-source-has-labels="row" svg:x="0.675cm" svg:y="0.18cm" svg:width="30.939cm" svg:height="8.646cm">
          <chartooo:coordinate-region svg:x="2.778cm" svg:y="0.379cm" svg:width="28.836cm" svg:height="7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969" chart:label-cell-address="Sheet1.A1:Sheet1.A1" chart:class="chart:area">
            <chart:data-point chart:repeated="1968"/>
          </chart:series>
          <chart:series chart:style-name="ch7" chart:values-cell-range-address="Sheet1.B2:Sheet1.B1969" chart:label-cell-address="Sheet1.B1:Sheet1.B1" chart:class="chart:area">
            <chart:data-point chart:repeated="1968"/>
          </chart:series>
          <chart:series chart:style-name="ch8" chart:values-cell-range-address="Sheet1.C2:Sheet1.C1969" chart:label-cell-address="Sheet1.C1:Sheet1.C1" chart:class="chart:area">
            <chart:data-point chart:repeated="1968"/>
          </chart:series>
          <chart:series chart:style-name="ch9" chart:values-cell-range-address="Sheet1.D2:Sheet1.D1969" chart:label-cell-address="Sheet1.D1:Sheet1.D1" chart:class="chart:area">
            <chart:data-point chart:repeated="1968"/>
          </chart:series>
          <chart:series chart:style-name="ch10" chart:values-cell-range-address="Sheet1.E2:Sheet1.E1969" chart:label-cell-address="Sheet1.E1:Sheet1.E1" chart:class="chart:area">
            <chart:data-point chart:repeated="19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  <draw:g>
                  <svg:desc>Sheet1.A1:Sheet1.A1</svg:desc>
                </draw:g>
              </table:table-cell>
              <table:table-cell office:value-type="string">
                <text:p>heap</text:p>
                <draw:g>
                  <svg:desc>Sheet1.B1:Sheet1.B1</svg:desc>
                </draw:g>
              </table:table-cell>
              <table:table-cell office:value-type="string">
                <text:p>heap</text:p>
                <draw:g>
                  <svg:desc>Sheet1.C1:Sheet1.C1</svg:desc>
                </draw:g>
              </table:table-cell>
              <table:table-cell office:value-type="string">
                <text:p>heap</text:p>
                <draw:g>
                  <svg:desc>Sheet1.D1:Sheet1.D1</svg:desc>
                </draw:g>
              </table:table-cell>
              <table:table-cell office:value-type="string">
                <text:p>he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3741824">
                <text:p>1073741824</text:p>
                <draw:g>
                  <svg:desc>Sheet1.A2:Sheet1.A1969</svg:desc>
                </draw:g>
              </table:table-cell>
              <table:table-cell office:value-type="float" office:value="12376392">
                <text:p>12376392</text:p>
                <draw:g>
                  <svg:desc>Sheet1.B2:Sheet1.B1969</svg:desc>
                </draw:g>
              </table:table-cell>
              <table:table-cell office:value-type="float" office:value="9280680">
                <text:p>9280680</text:p>
                <draw:g>
                  <svg:desc>Sheet1.C2:Sheet1.C1969</svg:desc>
                </draw:g>
              </table:table-cell>
              <table:table-cell office:value-type="float" office:value="8248760">
                <text:p>8248760</text:p>
                <draw:g>
                  <svg:desc>Sheet1.D2:Sheet1.D1969</svg:desc>
                </draw:g>
              </table:table-cell>
              <table:table-cell office:value-type="float" office:value="8248776">
                <text:p>8248776</text:p>
                <draw:g>
                  <svg:desc>Sheet1.E2:Sheet1.E19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76392">
                <text:p>12376392</text:p>
              </table:table-cell>
              <table:table-cell office:value-type="float" office:value="16504008">
                <text:p>16504008</text:p>
              </table:table-cell>
              <table:table-cell office:value-type="float" office:value="16504008">
                <text:p>16504008</text:p>
              </table:table-cell>
              <table:table-cell office:value-type="float" office:value="15472088">
                <text:p>15472088</text:p>
              </table:table-cell>
              <table:table-cell office:value-type="float" office:value="16504008">
                <text:p>1650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04008">
                <text:p>16504008</text:p>
              </table:table-cell>
              <table:table-cell office:value-type="float" office:value="18567816">
                <text:p>18567816</text:p>
              </table:table-cell>
              <table:table-cell office:value-type="float" office:value="16504008">
                <text:p>16504008</text:p>
              </table:table-cell>
              <table:table-cell office:value-type="float" office:value="16503992">
                <text:p>16503992</text:p>
              </table:table-cell>
              <table:table-cell office:value-type="float" office:value="16504008">
                <text:p>16504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27336">
                <text:p>23727336</text:p>
              </table:table-cell>
              <table:table-cell office:value-type="float" office:value="18567784">
                <text:p>18567784</text:p>
              </table:table-cell>
              <table:table-cell office:value-type="float" office:value="16503976">
                <text:p>16503976</text:p>
              </table:table-cell>
              <table:table-cell office:value-type="float" office:value="16503960">
                <text:p>16503960</text:p>
              </table:table-cell>
              <table:table-cell office:value-type="float" office:value="16503976">
                <text:p>16503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27304">
                <text:p>23727304</text:p>
              </table:table-cell>
              <table:table-cell office:value-type="float" office:value="18567784">
                <text:p>18567784</text:p>
              </table:table-cell>
              <table:table-cell office:value-type="float" office:value="16503976">
                <text:p>16503976</text:p>
              </table:table-cell>
              <table:table-cell office:value-type="float" office:value="16503960">
                <text:p>16503960</text:p>
              </table:table-cell>
              <table:table-cell office:value-type="float" office:value="16503976">
                <text:p>1650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27304">
                <text:p>23727304</text:p>
              </table:table-cell>
              <table:table-cell office:value-type="float" office:value="18567784">
                <text:p>18567784</text:p>
              </table:table-cell>
              <table:table-cell office:value-type="float" office:value="16503976">
                <text:p>16503976</text:p>
              </table:table-cell>
              <table:table-cell office:value-type="float" office:value="16503960">
                <text:p>16503960</text:p>
              </table:table-cell>
              <table:table-cell office:value-type="float" office:value="16503976">
                <text:p>16503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27304">
                <text:p>23727304</text:p>
              </table:table-cell>
              <table:table-cell office:value-type="float" office:value="18567784">
                <text:p>18567784</text:p>
              </table:table-cell>
              <table:table-cell office:value-type="float" office:value="16503976">
                <text:p>16503976</text:p>
              </table:table-cell>
              <table:table-cell office:value-type="float" office:value="16503960">
                <text:p>16503960</text:p>
              </table:table-cell>
              <table:table-cell office:value-type="float" office:value="16503976">
                <text:p>16503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27304">
                <text:p>23727304</text:p>
              </table:table-cell>
              <table:table-cell office:value-type="float" office:value="18567784">
                <text:p>18567784</text:p>
              </table:table-cell>
              <table:table-cell office:value-type="float" office:value="17535912">
                <text:p>17535912</text:p>
              </table:table-cell>
              <table:table-cell office:value-type="float" office:value="16503960">
                <text:p>16503960</text:p>
              </table:table-cell>
              <table:table-cell office:value-type="float" office:value="16475720">
                <text:p>16475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727304">
                <text:p>23727304</text:p>
              </table:table-cell>
              <table:table-cell office:value-type="float" office:value="19599720">
                <text:p>19599720</text:p>
              </table:table-cell>
              <table:table-cell office:value-type="float" office:value="18567816">
                <text:p>18567816</text:p>
              </table:table-cell>
              <table:table-cell office:value-type="float" office:value="16475704">
                <text:p>16475704</text:p>
              </table:table-cell>
              <table:table-cell office:value-type="float" office:value="16475720">
                <text:p>16475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99048">
                <text:p>23699048</text:p>
              </table:table-cell>
              <table:table-cell office:value-type="float" office:value="21663528">
                <text:p>21663528</text:p>
              </table:table-cell>
              <table:table-cell office:value-type="float" office:value="23727336">
                <text:p>23727336</text:p>
              </table:table-cell>
              <table:table-cell office:value-type="float" office:value="16475704">
                <text:p>16475704</text:p>
              </table:table-cell>
              <table:table-cell office:value-type="float" office:value="22647208">
                <text:p>22647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11016">
                <text:p>24711016</text:p>
              </table:table-cell>
              <table:table-cell office:value-type="float" office:value="26823048">
                <text:p>26823048</text:p>
              </table:table-cell>
              <table:table-cell office:value-type="float" office:value="31982568">
                <text:p>31982568</text:p>
              </table:table-cell>
              <table:table-cell office:value-type="float" office:value="19551528">
                <text:p>19551528</text:p>
              </table:table-cell>
              <table:table-cell office:value-type="float" office:value="29870536">
                <text:p>29870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934344">
                <text:p>31934344</text:p>
              </table:table-cell>
              <table:table-cell office:value-type="float" office:value="36110184">
                <text:p>36110184</text:p>
              </table:table-cell>
              <table:table-cell office:value-type="float" office:value="38173992">
                <text:p>38173992</text:p>
              </table:table-cell>
              <table:table-cell office:value-type="float" office:value="23679144">
                <text:p>23679144</text:p>
              </table:table-cell>
              <table:table-cell office:value-type="float" office:value="31026488">
                <text:p>3102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125768">
                <text:p>38125768</text:p>
              </table:table-cell>
              <table:table-cell office:value-type="float" office:value="38173992">
                <text:p>38173992</text:p>
              </table:table-cell>
              <table:table-cell office:value-type="float" office:value="44365416">
                <text:p>44365416</text:p>
              </table:table-cell>
              <table:table-cell office:value-type="float" office:value="29870568">
                <text:p>29870568</text:p>
              </table:table-cell>
              <table:table-cell office:value-type="float" office:value="31026328">
                <text:p>31026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16392">
                <text:p>38016392</text:p>
              </table:table-cell>
              <table:table-cell office:value-type="float" office:value="46429224">
                <text:p>46429224</text:p>
              </table:table-cell>
              <table:table-cell office:value-type="float" office:value="49524936">
                <text:p>49524936</text:p>
              </table:table-cell>
              <table:table-cell office:value-type="float" office:value="31013848">
                <text:p>31013848</text:p>
              </table:table-cell>
              <table:table-cell office:value-type="float" office:value="37093704">
                <text:p>37093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157512">
                <text:p>39157512</text:p>
              </table:table-cell>
              <table:table-cell office:value-type="float" office:value="49524904">
                <text:p>49524904</text:p>
              </table:table-cell>
              <table:table-cell office:value-type="float" office:value="53652552">
                <text:p>53652552</text:p>
              </table:table-cell>
              <table:table-cell office:value-type="float" office:value="31013848">
                <text:p>31013848</text:p>
              </table:table-cell>
              <table:table-cell office:value-type="float" office:value="41221320">
                <text:p>412213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317032">
                <text:p>44317032</text:p>
              </table:table-cell>
              <table:table-cell office:value-type="float" office:value="49524904">
                <text:p>49524904</text:p>
              </table:table-cell>
              <table:table-cell office:value-type="float" office:value="53652520">
                <text:p>53652520</text:p>
              </table:table-cell>
              <table:table-cell office:value-type="float" office:value="35029928">
                <text:p>35029928</text:p>
              </table:table-cell>
              <table:table-cell office:value-type="float" office:value="47412744">
                <text:p>47412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444616">
                <text:p>48444616</text:p>
              </table:table-cell>
              <table:table-cell office:value-type="float" office:value="49524904">
                <text:p>49524904</text:p>
              </table:table-cell>
              <table:table-cell office:value-type="float" office:value="53652520">
                <text:p>53652520</text:p>
              </table:table-cell>
              <table:table-cell office:value-type="float" office:value="39157544">
                <text:p>39157544</text:p>
              </table:table-cell>
              <table:table-cell office:value-type="float" office:value="47412744">
                <text:p>47412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636072">
                <text:p>54636072</text:p>
              </table:table-cell>
              <table:table-cell office:value-type="float" office:value="49524904">
                <text:p>49524904</text:p>
              </table:table-cell>
              <table:table-cell office:value-type="float" office:value="54684456">
                <text:p>54684456</text:p>
              </table:table-cell>
              <table:table-cell office:value-type="float" office:value="40189208">
                <text:p>40189208</text:p>
              </table:table-cell>
              <table:table-cell office:value-type="float" office:value="47412744">
                <text:p>47412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636072">
                <text:p>54636072</text:p>
              </table:table-cell>
              <table:table-cell office:value-type="float" office:value="51588712">
                <text:p>51588712</text:p>
              </table:table-cell>
              <table:table-cell office:value-type="float" office:value="56748264">
                <text:p>56748264</text:p>
              </table:table-cell>
              <table:table-cell office:value-type="float" office:value="43104904">
                <text:p>43104904</text:p>
              </table:table-cell>
              <table:table-cell office:value-type="float" office:value="53161160">
                <text:p>53161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636072">
                <text:p>54636072</text:p>
              </table:table-cell>
              <table:table-cell office:value-type="float" office:value="51588712">
                <text:p>51588712</text:p>
              </table:table-cell>
              <table:table-cell office:value-type="float" office:value="57780136">
                <text:p>57780136</text:p>
              </table:table-cell>
              <table:table-cell office:value-type="float" office:value="46575880">
                <text:p>46575880</text:p>
              </table:table-cell>
              <table:table-cell office:value-type="float" office:value="59023304">
                <text:p>59023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221688">
                <text:p>59221688</text:p>
              </table:table-cell>
              <table:table-cell office:value-type="float" office:value="53652520">
                <text:p>53652520</text:p>
              </table:table-cell>
              <table:table-cell office:value-type="float" office:value="66035400">
                <text:p>66035400</text:p>
              </table:table-cell>
              <table:table-cell office:value-type="float" office:value="47410856">
                <text:p>47410856</text:p>
              </table:table-cell>
              <table:table-cell office:value-type="float" office:value="63919368">
                <text:p>63919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832264">
                <text:p>70832264</text:p>
              </table:table-cell>
              <table:table-cell office:value-type="float" office:value="57780168">
                <text:p>57780168</text:p>
              </table:table-cell>
              <table:table-cell office:value-type="float" office:value="72226824">
                <text:p>72226824</text:p>
              </table:table-cell>
              <table:table-cell office:value-type="float" office:value="47410856">
                <text:p>47410856</text:p>
              </table:table-cell>
              <table:table-cell office:value-type="float" office:value="63919368">
                <text:p>63919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142696">
                <text:p>71142696</text:p>
              </table:table-cell>
              <table:table-cell office:value-type="float" office:value="61907784">
                <text:p>61907784</text:p>
              </table:table-cell>
              <table:table-cell office:value-type="float" office:value="73258728">
                <text:p>73258728</text:p>
              </table:table-cell>
              <table:table-cell office:value-type="float" office:value="48442760">
                <text:p>48442760</text:p>
              </table:table-cell>
              <table:table-cell office:value-type="float" office:value="63919368">
                <text:p>63919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142696">
                <text:p>71142696</text:p>
              </table:table-cell>
              <table:table-cell office:value-type="float" office:value="67067304">
                <text:p>67067304</text:p>
              </table:table-cell>
              <table:table-cell office:value-type="float" office:value="78418248">
                <text:p>78418248</text:p>
              </table:table-cell>
              <table:table-cell office:value-type="float" office:value="48442760">
                <text:p>48442760</text:p>
              </table:table-cell>
              <table:table-cell office:value-type="float" office:value="63919368">
                <text:p>63919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142696">
                <text:p>71142696</text:p>
              </table:table-cell>
              <table:table-cell office:value-type="float" office:value="71194920">
                <text:p>71194920</text:p>
              </table:table-cell>
              <table:table-cell office:value-type="float" office:value="83577768">
                <text:p>83577768</text:p>
              </table:table-cell>
              <table:table-cell office:value-type="float" office:value="48442760">
                <text:p>48442760</text:p>
              </table:table-cell>
              <table:table-cell office:value-type="float" office:value="63919368">
                <text:p>63919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142664">
                <text:p>71142664</text:p>
              </table:table-cell>
              <table:table-cell office:value-type="float" office:value="72226824">
                <text:p>72226824</text:p>
              </table:table-cell>
              <table:table-cell office:value-type="float" office:value="88737288">
                <text:p>88737288</text:p>
              </table:table-cell>
              <table:table-cell office:value-type="float" office:value="48442760">
                <text:p>48442760</text:p>
              </table:table-cell>
              <table:table-cell office:value-type="float" office:value="66113816">
                <text:p>66113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269352">
                <text:p>75269352</text:p>
              </table:table-cell>
              <table:table-cell office:value-type="float" office:value="80482056">
                <text:p>80482056</text:p>
              </table:table-cell>
              <table:table-cell office:value-type="float" office:value="89769192">
                <text:p>89769192</text:p>
              </table:table-cell>
              <table:table-cell office:value-type="float" office:value="48442728">
                <text:p>48442728</text:p>
              </table:table-cell>
              <table:table-cell office:value-type="float" office:value="72238232">
                <text:p>72238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343368">
                <text:p>83343368</text:p>
              </table:table-cell>
              <table:table-cell office:value-type="float" office:value="86673480">
                <text:p>86673480</text:p>
              </table:table-cell>
              <table:table-cell office:value-type="float" office:value="92864904">
                <text:p>92864904</text:p>
              </table:table-cell>
              <table:table-cell office:value-type="float" office:value="48442728">
                <text:p>48442728</text:p>
              </table:table-cell>
              <table:table-cell office:value-type="float" office:value="75267640">
                <text:p>752676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649320">
                <text:p>87649320</text:p>
              </table:table-cell>
              <table:table-cell office:value-type="float" office:value="87705384">
                <text:p>87705384</text:p>
              </table:table-cell>
              <table:table-cell office:value-type="float" office:value="96992520">
                <text:p>96992520</text:p>
              </table:table-cell>
              <table:table-cell office:value-type="float" office:value="48442728">
                <text:p>48442728</text:p>
              </table:table-cell>
              <table:table-cell office:value-type="float" office:value="75267640">
                <text:p>752676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49320">
                <text:p>87649320</text:p>
              </table:table-cell>
              <table:table-cell office:value-type="float" office:value="91833000">
                <text:p>91833000</text:p>
              </table:table-cell>
              <table:table-cell office:value-type="float" office:value="104215848">
                <text:p>104215848</text:p>
              </table:table-cell>
              <table:table-cell office:value-type="float" office:value="48442728">
                <text:p>48442728</text:p>
              </table:table-cell>
              <table:table-cell office:value-type="float" office:value="75267640">
                <text:p>752676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620296">
                <text:p>87620296</text:p>
              </table:table-cell>
              <table:table-cell office:value-type="float" office:value="95960616">
                <text:p>95960616</text:p>
              </table:table-cell>
              <table:table-cell office:value-type="float" office:value="106279656">
                <text:p>106279656</text:p>
              </table:table-cell>
              <table:table-cell office:value-type="float" office:value="49474664">
                <text:p>49474664</text:p>
              </table:table-cell>
              <table:table-cell office:value-type="float" office:value="78363352">
                <text:p>78363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681224">
                <text:p>88681224</text:p>
              </table:table-cell>
              <table:table-cell office:value-type="float" office:value="108343464">
                <text:p>108343464</text:p>
              </table:table-cell>
              <table:table-cell office:value-type="float" office:value="111439144">
                <text:p>111439144</text:p>
              </table:table-cell>
              <table:table-cell office:value-type="float" office:value="56697992">
                <text:p>56697992</text:p>
              </table:table-cell>
              <table:table-cell office:value-type="float" office:value="78363352">
                <text:p>78363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681224">
                <text:p>88681224</text:p>
              </table:table-cell>
              <table:table-cell office:value-type="float" office:value="120726312">
                <text:p>120726312</text:p>
              </table:table-cell>
              <table:table-cell office:value-type="float" office:value="111439144">
                <text:p>111439144</text:p>
              </table:table-cell>
              <table:table-cell office:value-type="float" office:value="57708152">
                <text:p>57708152</text:p>
              </table:table-cell>
              <table:table-cell office:value-type="float" office:value="78363352">
                <text:p>78363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713128">
                <text:p>89713128</text:p>
              </table:table-cell>
              <table:table-cell office:value-type="float" office:value="121758216">
                <text:p>121758216</text:p>
              </table:table-cell>
              <table:table-cell office:value-type="float" office:value="112471080">
                <text:p>112471080</text:p>
              </table:table-cell>
              <table:table-cell office:value-type="float" office:value="57708152">
                <text:p>57708152</text:p>
              </table:table-cell>
              <table:table-cell office:value-type="float" office:value="78363352">
                <text:p>78363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776936">
                <text:p>91776936</text:p>
              </table:table-cell>
              <table:table-cell office:value-type="float" office:value="128981544">
                <text:p>128981544</text:p>
              </table:table-cell>
              <table:table-cell office:value-type="float" office:value="121758216">
                <text:p>121758216</text:p>
              </table:table-cell>
              <table:table-cell office:value-type="float" office:value="57708152">
                <text:p>57708152</text:p>
              </table:table-cell>
              <table:table-cell office:value-type="float" office:value="80427160">
                <text:p>804271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776936">
                <text:p>91776936</text:p>
              </table:table-cell>
              <table:table-cell office:value-type="float" office:value="136204872">
                <text:p>136204872</text:p>
              </table:table-cell>
              <table:table-cell office:value-type="float" office:value="127949640">
                <text:p>127949640</text:p>
              </table:table-cell>
              <table:table-cell office:value-type="float" office:value="57708152">
                <text:p>57708152</text:p>
              </table:table-cell>
              <table:table-cell office:value-type="float" office:value="80427160">
                <text:p>80427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776936">
                <text:p>91776936</text:p>
              </table:table-cell>
              <table:table-cell office:value-type="float" office:value="137236776">
                <text:p>137236776</text:p>
              </table:table-cell>
              <table:table-cell office:value-type="float" office:value="128981544">
                <text:p>128981544</text:p>
              </table:table-cell>
              <table:table-cell office:value-type="float" office:value="57708152">
                <text:p>57708152</text:p>
              </table:table-cell>
              <table:table-cell office:value-type="float" office:value="80427160">
                <text:p>80427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776936">
                <text:p>91776936</text:p>
              </table:table-cell>
              <table:table-cell office:value-type="float" office:value="144460104">
                <text:p>144460104</text:p>
              </table:table-cell>
              <table:table-cell office:value-type="float" office:value="135172968">
                <text:p>135172968</text:p>
              </table:table-cell>
              <table:table-cell office:value-type="float" office:value="58761800">
                <text:p>58761800</text:p>
              </table:table-cell>
              <table:table-cell office:value-type="float" office:value="80427160">
                <text:p>80427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776936">
                <text:p>91776936</text:p>
              </table:table-cell>
              <table:table-cell office:value-type="float" office:value="148587720">
                <text:p>148587720</text:p>
              </table:table-cell>
              <table:table-cell office:value-type="float" office:value="143428200">
                <text:p>143428200</text:p>
              </table:table-cell>
              <table:table-cell office:value-type="float" office:value="58761800">
                <text:p>58761800</text:p>
              </table:table-cell>
              <table:table-cell office:value-type="float" office:value="80427160">
                <text:p>80427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776936">
                <text:p>91776936</text:p>
              </table:table-cell>
              <table:table-cell office:value-type="float" office:value="153747240">
                <text:p>153747240</text:p>
              </table:table-cell>
              <table:table-cell office:value-type="float" office:value="145492008">
                <text:p>145492008</text:p>
              </table:table-cell>
              <table:table-cell office:value-type="float" office:value="60825608">
                <text:p>60825608</text:p>
              </table:table-cell>
              <table:table-cell office:value-type="float" office:value="80427160">
                <text:p>80427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776936">
                <text:p>91776936</text:p>
              </table:table-cell>
              <table:table-cell office:value-type="float" office:value="155811048">
                <text:p>155811048</text:p>
              </table:table-cell>
              <table:table-cell office:value-type="float" office:value="152715336">
                <text:p>152715336</text:p>
              </table:table-cell>
              <table:table-cell office:value-type="float" office:value="70112744">
                <text:p>70112744</text:p>
              </table:table-cell>
              <table:table-cell office:value-type="float" office:value="83522904">
                <text:p>83522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776936">
                <text:p>91776936</text:p>
              </table:table-cell>
              <table:table-cell office:value-type="float" office:value="166130088">
                <text:p>166130088</text:p>
              </table:table-cell>
              <table:table-cell office:value-type="float" office:value="162002472">
                <text:p>162002472</text:p>
              </table:table-cell>
              <table:table-cell office:value-type="float" office:value="75272264">
                <text:p>75272264</text:p>
              </table:table-cell>
              <table:table-cell office:value-type="float" office:value="86618616">
                <text:p>86618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776936">
                <text:p>91776936</text:p>
              </table:table-cell>
              <table:table-cell office:value-type="float" office:value="170257704">
                <text:p>170257704</text:p>
              </table:table-cell>
              <table:table-cell office:value-type="float" office:value="162002472">
                <text:p>162002472</text:p>
              </table:table-cell>
              <table:table-cell office:value-type="float" office:value="75272264">
                <text:p>75272264</text:p>
              </table:table-cell>
              <table:table-cell office:value-type="float" office:value="94873848">
                <text:p>94873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808840">
                <text:p>92808840</text:p>
              </table:table-cell>
              <table:table-cell office:value-type="float" office:value="175417224">
                <text:p>175417224</text:p>
              </table:table-cell>
              <table:table-cell office:value-type="float" office:value="168193896">
                <text:p>168193896</text:p>
              </table:table-cell>
              <table:table-cell office:value-type="float" office:value="75796792">
                <text:p>75796792</text:p>
              </table:table-cell>
              <table:table-cell office:value-type="float" office:value="100033368">
                <text:p>100033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808840">
                <text:p>92808840</text:p>
              </table:table-cell>
              <table:table-cell office:value-type="float" office:value="185736264">
                <text:p>185736264</text:p>
              </table:table-cell>
              <table:table-cell office:value-type="float" office:value="172321512">
                <text:p>172321512</text:p>
              </table:table-cell>
              <table:table-cell office:value-type="float" office:value="81462216">
                <text:p>81462216</text:p>
              </table:table-cell>
              <table:table-cell office:value-type="float" office:value="100033368">
                <text:p>100033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840744">
                <text:p>93840744</text:p>
              </table:table-cell>
              <table:table-cell office:value-type="float" office:value="188831976">
                <text:p>188831976</text:p>
              </table:table-cell>
              <table:table-cell office:value-type="float" office:value="176449128">
                <text:p>176449128</text:p>
              </table:table-cell>
              <table:table-cell office:value-type="float" office:value="88307896">
                <text:p>88307896</text:p>
              </table:table-cell>
              <table:table-cell office:value-type="float" office:value="100033368">
                <text:p>100033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000264">
                <text:p>99000264</text:p>
              </table:table-cell>
              <table:table-cell office:value-type="float" office:value="188831976">
                <text:p>188831976</text:p>
              </table:table-cell>
              <table:table-cell office:value-type="float" office:value="177481032">
                <text:p>177481032</text:p>
              </table:table-cell>
              <table:table-cell office:value-type="float" office:value="91665160">
                <text:p>91665160</text:p>
              </table:table-cell>
              <table:table-cell office:value-type="float" office:value="100033368">
                <text:p>100033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127880">
                <text:p>103127880</text:p>
              </table:table-cell>
              <table:table-cell office:value-type="float" office:value="188831976">
                <text:p>188831976</text:p>
              </table:table-cell>
              <table:table-cell office:value-type="float" office:value="178512936">
                <text:p>178512936</text:p>
              </table:table-cell>
              <table:table-cell office:value-type="float" office:value="91665160">
                <text:p>91665160</text:p>
              </table:table-cell>
              <table:table-cell office:value-type="float" office:value="103456184">
                <text:p>103456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8287400">
                <text:p>108287400</text:p>
              </table:table-cell>
              <table:table-cell office:value-type="float" office:value="188831976">
                <text:p>188831976</text:p>
              </table:table-cell>
              <table:table-cell office:value-type="float" office:value="190895784">
                <text:p>190895784</text:p>
              </table:table-cell>
              <table:table-cell office:value-type="float" office:value="91665160">
                <text:p>91665160</text:p>
              </table:table-cell>
              <table:table-cell office:value-type="float" office:value="109580600">
                <text:p>109580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383112">
                <text:p>111383112</text:p>
              </table:table-cell>
              <table:table-cell office:value-type="float" office:value="188831976">
                <text:p>188831976</text:p>
              </table:table-cell>
              <table:table-cell office:value-type="float" office:value="195023424">
                <text:p>195023424</text:p>
              </table:table-cell>
              <table:table-cell office:value-type="float" office:value="91665160">
                <text:p>91665160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414984">
                <text:p>112414984</text:p>
              </table:table-cell>
              <table:table-cell office:value-type="float" office:value="193991520">
                <text:p>193991520</text:p>
              </table:table-cell>
              <table:table-cell office:value-type="float" office:value="195023424">
                <text:p>195023424</text:p>
              </table:table-cell>
              <table:table-cell office:value-type="float" office:value="91665160">
                <text:p>91665160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414984">
                <text:p>112414984</text:p>
              </table:table-cell>
              <table:table-cell office:value-type="float" office:value="204310560">
                <text:p>204310560</text:p>
              </table:table-cell>
              <table:table-cell office:value-type="float" office:value="195023424">
                <text:p>195023424</text:p>
              </table:table-cell>
              <table:table-cell office:value-type="float" office:value="91665160">
                <text:p>91665160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414984">
                <text:p>112414984</text:p>
              </table:table-cell>
              <table:table-cell office:value-type="float" office:value="205342464">
                <text:p>205342464</text:p>
              </table:table-cell>
              <table:table-cell office:value-type="float" office:value="202246752">
                <text:p>202246752</text:p>
              </table:table-cell>
              <table:table-cell office:value-type="float" office:value="92696824">
                <text:p>92696824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414984">
                <text:p>112414984</text:p>
              </table:table-cell>
              <table:table-cell office:value-type="float" office:value="208438176">
                <text:p>208438176</text:p>
              </table:table-cell>
              <table:table-cell office:value-type="float" office:value="208438176">
                <text:p>208438176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478824">
                <text:p>114478824</text:p>
              </table:table-cell>
              <table:table-cell office:value-type="float" office:value="213597696">
                <text:p>213597696</text:p>
              </table:table-cell>
              <table:table-cell office:value-type="float" office:value="214629600">
                <text:p>214629600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638344">
                <text:p>119638344</text:p>
              </table:table-cell>
              <table:table-cell office:value-type="float" office:value="218757216">
                <text:p>218757216</text:p>
              </table:table-cell>
              <table:table-cell office:value-type="float" office:value="218757216">
                <text:p>218757216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893576">
                <text:p>127893576</text:p>
              </table:table-cell>
              <table:table-cell office:value-type="float" office:value="221852928">
                <text:p>221852928</text:p>
              </table:table-cell>
              <table:table-cell office:value-type="float" office:value="221852928">
                <text:p>221852928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925480">
                <text:p>128925480</text:p>
              </table:table-cell>
              <table:table-cell office:value-type="float" office:value="223916736">
                <text:p>223916736</text:p>
              </table:table-cell>
              <table:table-cell office:value-type="float" office:value="228044352">
                <text:p>228044352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91032">
                <text:p>128991032</text:p>
              </table:table-cell>
              <table:table-cell office:value-type="float" office:value="228044352">
                <text:p>228044352</text:p>
              </table:table-cell>
              <table:table-cell office:value-type="float" office:value="231140064">
                <text:p>231140064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906744">
                <text:p>131906744</text:p>
              </table:table-cell>
              <table:table-cell office:value-type="float" office:value="233203872">
                <text:p>233203872</text:p>
              </table:table-cell>
              <table:table-cell office:value-type="float" office:value="235267680">
                <text:p>235267680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906744">
                <text:p>131906744</text:p>
              </table:table-cell>
              <table:table-cell office:value-type="float" office:value="238363392">
                <text:p>238363392</text:p>
              </table:table-cell>
              <table:table-cell office:value-type="float" office:value="237331488">
                <text:p>237331488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970072">
                <text:p>133970072</text:p>
              </table:table-cell>
              <table:table-cell office:value-type="float" office:value="240427200">
                <text:p>240427200</text:p>
              </table:table-cell>
              <table:table-cell office:value-type="float" office:value="243522912">
                <text:p>243522912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8866120">
                <text:p>138866120</text:p>
              </table:table-cell>
              <table:table-cell office:value-type="float" office:value="245406224">
                <text:p>245406224</text:p>
              </table:table-cell>
              <table:table-cell office:value-type="float" office:value="248682432">
                <text:p>248682432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497656">
                <text:p>145497656</text:p>
              </table:table-cell>
              <table:table-cell office:value-type="float" office:value="250105568">
                <text:p>250105568</text:p>
              </table:table-cell>
              <table:table-cell office:value-type="float" office:value="253841952">
                <text:p>253841952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497656">
                <text:p>145497656</text:p>
              </table:table-cell>
              <table:table-cell office:value-type="float" office:value="253838880">
                <text:p>253838880</text:p>
              </table:table-cell>
              <table:table-cell office:value-type="float" office:value="261065280">
                <text:p>261065280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5497656">
                <text:p>145497656</text:p>
              </table:table-cell>
              <table:table-cell office:value-type="float" office:value="254232224">
                <text:p>254232224</text:p>
              </table:table-cell>
              <table:table-cell office:value-type="float" office:value="261065280">
                <text:p>261065280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497656">
                <text:p>145497656</text:p>
              </table:table-cell>
              <table:table-cell office:value-type="float" office:value="254232224">
                <text:p>254232224</text:p>
              </table:table-cell>
              <table:table-cell office:value-type="float" office:value="268288608">
                <text:p>268288608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413368">
                <text:p>148413368</text:p>
              </table:table-cell>
              <table:table-cell office:value-type="float" office:value="254232224">
                <text:p>254232224</text:p>
              </table:table-cell>
              <table:table-cell office:value-type="float" office:value="277575744">
                <text:p>277575744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182760">
                <text:p>149182760</text:p>
              </table:table-cell>
              <table:table-cell office:value-type="float" office:value="254232224">
                <text:p>254232224</text:p>
              </table:table-cell>
              <table:table-cell office:value-type="float" office:value="284799072">
                <text:p>284799072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237128">
                <text:p>159237128</text:p>
              </table:table-cell>
              <table:table-cell office:value-type="float" office:value="262043984">
                <text:p>262043984</text:p>
              </table:table-cell>
              <table:table-cell office:value-type="float" office:value="294676360">
                <text:p>294676360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2004280">
                <text:p>162004280</text:p>
              </table:table-cell>
              <table:table-cell office:value-type="float" office:value="270713744">
                <text:p>270713744</text:p>
              </table:table-cell>
              <table:table-cell office:value-type="float" office:value="294676360">
                <text:p>294676360</text:p>
              </table:table-cell>
              <table:table-cell office:value-type="float" office:value="101063832">
                <text:p>10106383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004280">
                <text:p>162004280</text:p>
              </table:table-cell>
              <table:table-cell office:value-type="float" office:value="85585896">
                <text:p>85585896</text:p>
              </table:table-cell>
              <table:table-cell office:value-type="float" office:value="294676360">
                <text:p>294676360</text:p>
              </table:table-cell>
              <table:table-cell office:value-type="float" office:value="108287192">
                <text:p>108287192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004280">
                <text:p>162004280</text:p>
              </table:table-cell>
              <table:table-cell office:value-type="float" office:value="86617800">
                <text:p>86617800</text:p>
              </table:table-cell>
              <table:table-cell office:value-type="float" office:value="294676360">
                <text:p>294676360</text:p>
              </table:table-cell>
              <table:table-cell office:value-type="float" office:value="111382904">
                <text:p>111382904</text:p>
              </table:table-cell>
              <table:table-cell office:value-type="float" office:value="110349976">
                <text:p>110349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004280">
                <text:p>162004280</text:p>
              </table:table-cell>
              <table:table-cell office:value-type="float" office:value="86617800">
                <text:p>86617800</text:p>
              </table:table-cell>
              <table:table-cell office:value-type="float" office:value="294676360">
                <text:p>294676360</text:p>
              </table:table-cell>
              <table:table-cell office:value-type="float" office:value="111382904">
                <text:p>111382904</text:p>
              </table:table-cell>
              <table:table-cell office:value-type="float" office:value="113445720">
                <text:p>1134457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946376">
                <text:p>161946376</text:p>
              </table:table-cell>
              <table:table-cell office:value-type="float" office:value="87649728">
                <text:p>87649728</text:p>
              </table:table-cell>
              <table:table-cell office:value-type="float" office:value="101532904">
                <text:p>101532904</text:p>
              </table:table-cell>
              <table:table-cell office:value-type="float" office:value="119638136">
                <text:p>119638136</text:p>
              </table:table-cell>
              <table:table-cell office:value-type="float" office:value="119637144">
                <text:p>119637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946376">
                <text:p>161946376</text:p>
              </table:table-cell>
              <table:table-cell office:value-type="float" office:value="95904960">
                <text:p>95904960</text:p>
              </table:table-cell>
              <table:table-cell office:value-type="float" office:value="101532904">
                <text:p>101532904</text:p>
              </table:table-cell>
              <table:table-cell office:value-type="float" office:value="126861464">
                <text:p>126861464</text:p>
              </table:table-cell>
              <table:table-cell office:value-type="float" office:value="119637144">
                <text:p>119637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2970632">
                <text:p>162970632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27893368">
                <text:p>127893368</text:p>
              </table:table-cell>
              <table:table-cell office:value-type="float" office:value="126860472">
                <text:p>1268604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30989080">
                <text:p>130989080</text:p>
              </table:table-cell>
              <table:table-cell office:value-type="float" office:value="135115704">
                <text:p>1351157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39244312">
                <text:p>139244312</text:p>
              </table:table-cell>
              <table:table-cell office:value-type="float" office:value="136147608">
                <text:p>136147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44403832">
                <text:p>144403832</text:p>
              </table:table-cell>
              <table:table-cell office:value-type="float" office:value="138211416">
                <text:p>138211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44403832">
                <text:p>144403832</text:p>
              </table:table-cell>
              <table:table-cell office:value-type="float" office:value="146466648">
                <text:p>146466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44403832">
                <text:p>144403832</text:p>
              </table:table-cell>
              <table:table-cell office:value-type="float" office:value="152658072">
                <text:p>152658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45321768">
                <text:p>145321768</text:p>
              </table:table-cell>
              <table:table-cell office:value-type="float" office:value="152658072">
                <text:p>1526580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52853832">
                <text:p>152853832</text:p>
              </table:table-cell>
              <table:table-cell office:value-type="float" office:value="153755288">
                <text:p>153755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58978248">
                <text:p>158978248</text:p>
              </table:table-cell>
              <table:table-cell office:value-type="float" office:value="163040264">
                <text:p>163040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0665592">
                <text:p>160665592</text:p>
              </table:table-cell>
              <table:table-cell office:value-type="float" office:value="168526424">
                <text:p>1685264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0665592">
                <text:p>160665592</text:p>
              </table:table-cell>
              <table:table-cell office:value-type="float" office:value="169116536">
                <text:p>1691165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0665592">
                <text:p>160665592</text:p>
              </table:table-cell>
              <table:table-cell office:value-type="float" office:value="169116536">
                <text:p>169116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0665592">
                <text:p>160665592</text:p>
              </table:table-cell>
              <table:table-cell office:value-type="float" office:value="169116536">
                <text:p>169116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0665592">
                <text:p>160665592</text:p>
              </table:table-cell>
              <table:table-cell office:value-type="float" office:value="169116536">
                <text:p>169116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1303848">
                <text:p>161303848</text:p>
              </table:table-cell>
              <table:table-cell office:value-type="float" office:value="169820360">
                <text:p>169820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7624968">
                <text:p>167624968</text:p>
              </table:table-cell>
              <table:table-cell office:value-type="float" office:value="174388568">
                <text:p>174388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77172216">
                <text:p>177172216</text:p>
              </table:table-cell>
              <table:table-cell office:value-type="float" office:value="182462600">
                <text:p>182462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77172216">
                <text:p>177172216</text:p>
              </table:table-cell>
              <table:table-cell office:value-type="float" office:value="185623160">
                <text:p>1856231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77172216">
                <text:p>177172216</text:p>
              </table:table-cell>
              <table:table-cell office:value-type="float" office:value="185623160">
                <text:p>1856231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77172216">
                <text:p>177172216</text:p>
              </table:table-cell>
              <table:table-cell office:value-type="float" office:value="185623160">
                <text:p>1856231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78335016">
                <text:p>178335016</text:p>
              </table:table-cell>
              <table:table-cell office:value-type="float" office:value="185623160">
                <text:p>1856231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85032120">
                <text:p>185032120</text:p>
              </table:table-cell>
              <table:table-cell office:value-type="float" office:value="186768536">
                <text:p>1867685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90387144">
                <text:p>190387144</text:p>
              </table:table-cell>
              <table:table-cell office:value-type="float" office:value="186768536">
                <text:p>186768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93678840">
                <text:p>193678840</text:p>
              </table:table-cell>
              <table:table-cell office:value-type="float" office:value="186768536">
                <text:p>186768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93678840">
                <text:p>193678840</text:p>
              </table:table-cell>
              <table:table-cell office:value-type="float" office:value="186768536">
                <text:p>186768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93678840">
                <text:p>193678840</text:p>
              </table:table-cell>
              <table:table-cell office:value-type="float" office:value="186768536">
                <text:p>186768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93678840">
                <text:p>193678840</text:p>
              </table:table-cell>
              <table:table-cell office:value-type="float" office:value="186768536">
                <text:p>1867685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45354480">
                <text:p>145354480</text:p>
              </table:table-cell>
              <table:table-cell office:value-type="float" office:value="187849144">
                <text:p>187849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2970600">
                <text:p>16297060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45354480">
                <text:p>145354480</text:p>
              </table:table-cell>
              <table:table-cell office:value-type="float" office:value="154893456">
                <text:p>154893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034440">
                <text:p>16503444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55754384">
                <text:p>155754384</text:p>
              </table:table-cell>
              <table:table-cell office:value-type="float" office:value="168135872">
                <text:p>1681358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1225864">
                <text:p>1712258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65041520">
                <text:p>165041520</text:p>
              </table:table-cell>
              <table:table-cell office:value-type="float" office:value="171231584">
                <text:p>171231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289672">
                <text:p>173289672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78456272">
                <text:p>178456272</text:p>
              </table:table-cell>
              <table:table-cell office:value-type="float" office:value="184646336">
                <text:p>184646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9800136">
                <text:p>18980013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80520080">
                <text:p>180520080</text:p>
              </table:table-cell>
              <table:table-cell office:value-type="float" office:value="187742048">
                <text:p>1877420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9800136">
                <text:p>18980013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88775312">
                <text:p>188775312</text:p>
              </table:table-cell>
              <table:table-cell office:value-type="float" office:value="191869664">
                <text:p>1918696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800136">
                <text:p>18980013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93934832">
                <text:p>193934832</text:p>
              </table:table-cell>
              <table:table-cell office:value-type="float" office:value="199092992">
                <text:p>1990929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1863944">
                <text:p>19186394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94966736">
                <text:p>194966736</text:p>
              </table:table-cell>
              <table:table-cell office:value-type="float" office:value="204252512">
                <text:p>2042525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4959656">
                <text:p>19495965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06317680">
                <text:p>206317680</text:p>
              </table:table-cell>
              <table:table-cell office:value-type="float" office:value="204252512">
                <text:p>204252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278696">
                <text:p>20527869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11477200">
                <text:p>211477200</text:p>
              </table:table-cell>
              <table:table-cell office:value-type="float" office:value="210443936">
                <text:p>210443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9406312">
                <text:p>209406312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11477200">
                <text:p>211477200</text:p>
              </table:table-cell>
              <table:table-cell office:value-type="float" office:value="220762976">
                <text:p>220762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2821064">
                <text:p>2228210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11477200">
                <text:p>211477200</text:p>
              </table:table-cell>
              <table:table-cell office:value-type="float" office:value="220762976">
                <text:p>220762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5916776">
                <text:p>22591677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13933920">
                <text:p>213933920</text:p>
              </table:table-cell>
              <table:table-cell office:value-type="float" office:value="220762976">
                <text:p>2207629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7267720">
                <text:p>23726772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20386176">
                <text:p>220386176</text:p>
              </table:table-cell>
              <table:table-cell office:value-type="float" office:value="223547536">
                <text:p>2235475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9331528">
                <text:p>239331528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27935664">
                <text:p>227935664</text:p>
              </table:table-cell>
              <table:table-cell office:value-type="float" office:value="232832512">
                <text:p>2328325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2378360">
                <text:p>242378360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27935664">
                <text:p>227935664</text:p>
              </table:table-cell>
              <table:table-cell office:value-type="float" office:value="236369056">
                <text:p>236369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3082184">
                <text:p>24308218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27935664">
                <text:p>227935664</text:p>
              </table:table-cell>
              <table:table-cell office:value-type="float" office:value="236369056">
                <text:p>236369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2563864">
                <text:p>2525638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30440544">
                <text:p>230440544</text:p>
              </table:table-cell>
              <table:table-cell office:value-type="float" office:value="236369056">
                <text:p>2363690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5331016">
                <text:p>25533101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32700552">
                <text:p>232700552</text:p>
              </table:table-cell>
              <table:table-cell office:value-type="float" office:value="239529616">
                <text:p>239529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331016">
                <text:p>25533101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39922200">
                <text:p>239922200</text:p>
              </table:table-cell>
              <table:table-cell office:value-type="float" office:value="248307472">
                <text:p>2483074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331016">
                <text:p>25533101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44442264">
                <text:p>244442264</text:p>
              </table:table-cell>
              <table:table-cell office:value-type="float" office:value="252875680">
                <text:p>252875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8753848">
                <text:p>258753848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244442264">
                <text:p>244442264</text:p>
              </table:table-cell>
              <table:table-cell office:value-type="float" office:value="252875680">
                <text:p>2528756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292632">
                <text:p>260292632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1120024">
                <text:p>101120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9643176">
                <text:p>269643176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1783144">
                <text:p>27178314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023408">
                <text:p>85023408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648992">
                <text:p>87648992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712824">
                <text:p>8971282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8999952">
                <text:p>98999952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2904">
                <text:p>10153290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3832">
                <text:p>101533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617168">
                <text:p>10161716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617168">
                <text:p>10161716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6760">
                <text:p>101536760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6760">
                <text:p>101536760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6376">
                <text:p>102096376</text:p>
              </table:table-cell>
              <table:table-cell office:value-type="float" office:value="101536760">
                <text:p>101536760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8200">
                <text:p>101538200</text:p>
              </table:table-cell>
              <table:table-cell office:value-type="float" office:value="101529144">
                <text:p>101529144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8200">
                <text:p>101538200</text:p>
              </table:table-cell>
              <table:table-cell office:value-type="float" office:value="101535288">
                <text:p>10153528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8200">
                <text:p>101538200</text:p>
              </table:table-cell>
              <table:table-cell office:value-type="float" office:value="101535288">
                <text:p>10153528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8200">
                <text:p>101538200</text:p>
              </table:table-cell>
              <table:table-cell office:value-type="float" office:value="101535288">
                <text:p>10153528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5288">
                <text:p>101535288</text:p>
              </table:table-cell>
              <table:table-cell office:value-type="float" office:value="101535288">
                <text:p>10153528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5288">
                <text:p>101535288</text:p>
              </table:table-cell>
              <table:table-cell office:value-type="float" office:value="101533200">
                <text:p>101533200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5288">
                <text:p>101535288</text:p>
              </table:table-cell>
              <table:table-cell office:value-type="float" office:value="101533200">
                <text:p>101533200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5288">
                <text:p>101535288</text:p>
              </table:table-cell>
              <table:table-cell office:value-type="float" office:value="101533200">
                <text:p>101533200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3200">
                <text:p>101533200</text:p>
              </table:table-cell>
              <table:table-cell office:value-type="float" office:value="101533200">
                <text:p>101533200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3200">
                <text:p>101533200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3200">
                <text:p>101533200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3200">
                <text:p>101533200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7992">
                <text:p>10153799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2093408">
                <text:p>102093408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095664">
                <text:p>102095664</text:p>
              </table:table-cell>
              <table:table-cell office:value-type="float" office:value="101531264">
                <text:p>101531264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2095664">
                <text:p>102095664</text:p>
              </table:table-cell>
              <table:table-cell office:value-type="float" office:value="106222912">
                <text:p>106222912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095664">
                <text:p>102095664</text:p>
              </table:table-cell>
              <table:table-cell office:value-type="float" office:value="112414336">
                <text:p>112414336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2095664">
                <text:p>102095664</text:p>
              </table:table-cell>
              <table:table-cell office:value-type="float" office:value="118605760">
                <text:p>118605760</text:p>
              </table:table-cell>
              <table:table-cell office:value-type="float" office:value="101530832">
                <text:p>10153083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2095664">
                <text:p>102095664</text:p>
              </table:table-cell>
              <table:table-cell office:value-type="float" office:value="118605760">
                <text:p>118605760</text:p>
              </table:table-cell>
              <table:table-cell office:value-type="float" office:value="101531328">
                <text:p>10153132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2095664">
                <text:p>102095664</text:p>
              </table:table-cell>
              <table:table-cell office:value-type="float" office:value="118605760">
                <text:p>118605760</text:p>
              </table:table-cell>
              <table:table-cell office:value-type="float" office:value="107261728">
                <text:p>107261728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2095664">
                <text:p>102095664</text:p>
              </table:table-cell>
              <table:table-cell office:value-type="float" office:value="122553120">
                <text:p>122553120</text:p>
              </table:table-cell>
              <table:table-cell office:value-type="float" office:value="118612672">
                <text:p>11861267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2095664">
                <text:p>102095664</text:p>
              </table:table-cell>
              <table:table-cell office:value-type="float" office:value="125958528">
                <text:p>125958528</text:p>
              </table:table-cell>
              <table:table-cell office:value-type="float" office:value="118612672">
                <text:p>11861267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2095184">
                <text:p>1020951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2095664">
                <text:p>102095664</text:p>
              </table:table-cell>
              <table:table-cell office:value-type="float" office:value="125958528">
                <text:p>125958528</text:p>
              </table:table-cell>
              <table:table-cell office:value-type="float" office:value="118612672">
                <text:p>118612672</text:p>
              </table:table-cell>
              <table:table-cell office:value-type="float" office:value="102014528">
                <text:p>102014528</text:p>
              </table:table-cell>
              <table:table-cell office:value-type="float" office:value="105190912">
                <text:p>1051909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2095664">
                <text:p>102095664</text:p>
              </table:table-cell>
              <table:table-cell office:value-type="float" office:value="134605248">
                <text:p>134605248</text:p>
              </table:table-cell>
              <table:table-cell office:value-type="float" office:value="118612672">
                <text:p>118612672</text:p>
              </table:table-cell>
              <table:table-cell office:value-type="float" office:value="102014528">
                <text:p>102014528</text:p>
              </table:table-cell>
              <table:table-cell office:value-type="float" office:value="112414240">
                <text:p>1124142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2095664">
                <text:p>102095664</text:p>
              </table:table-cell>
              <table:table-cell office:value-type="float" office:value="134605248">
                <text:p>134605248</text:p>
              </table:table-cell>
              <table:table-cell office:value-type="float" office:value="120431136">
                <text:p>120431136</text:p>
              </table:table-cell>
              <table:table-cell office:value-type="float" office:value="102014528">
                <text:p>102014528</text:p>
              </table:table-cell>
              <table:table-cell office:value-type="float" office:value="112414240">
                <text:p>11241424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2095664">
                <text:p>102095664</text:p>
              </table:table-cell>
              <table:table-cell office:value-type="float" office:value="134605248">
                <text:p>134605248</text:p>
              </table:table-cell>
              <table:table-cell office:value-type="float" office:value="125899872">
                <text:p>125899872</text:p>
              </table:table-cell>
              <table:table-cell office:value-type="float" office:value="102014528">
                <text:p>102014528</text:p>
              </table:table-cell>
              <table:table-cell office:value-type="float" office:value="117573760">
                <text:p>11757376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2095664">
                <text:p>102095664</text:p>
              </table:table-cell>
              <table:table-cell office:value-type="float" office:value="134605248">
                <text:p>134605248</text:p>
              </table:table-cell>
              <table:table-cell office:value-type="float" office:value="125899872">
                <text:p>125899872</text:p>
              </table:table-cell>
              <table:table-cell office:value-type="float" office:value="102014528">
                <text:p>102014528</text:p>
              </table:table-cell>
              <table:table-cell office:value-type="float" office:value="125828960">
                <text:p>12582896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2095664">
                <text:p>102095664</text:p>
              </table:table-cell>
              <table:table-cell office:value-type="float" office:value="142406912">
                <text:p>142406912</text:p>
              </table:table-cell>
              <table:table-cell office:value-type="float" office:value="134612160">
                <text:p>134612160</text:p>
              </table:table-cell>
              <table:table-cell office:value-type="float" office:value="112414440">
                <text:p>112414440</text:p>
              </table:table-cell>
              <table:table-cell office:value-type="float" office:value="129956608">
                <text:p>1299566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2095664">
                <text:p>102095664</text:p>
              </table:table-cell>
              <table:table-cell office:value-type="float" office:value="130986784">
                <text:p>130986784</text:p>
              </table:table-cell>
              <table:table-cell office:value-type="float" office:value="134612160">
                <text:p>134612160</text:p>
              </table:table-cell>
              <table:table-cell office:value-type="float" office:value="118605864">
                <text:p>118605864</text:p>
              </table:table-cell>
              <table:table-cell office:value-type="float" office:value="145435168">
                <text:p>1454351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2095664">
                <text:p>102095664</text:p>
              </table:table-cell>
              <table:table-cell office:value-type="float" office:value="130986784">
                <text:p>130986784</text:p>
              </table:table-cell>
              <table:table-cell office:value-type="float" office:value="135005568">
                <text:p>135005568</text:p>
              </table:table-cell>
              <table:table-cell office:value-type="float" office:value="126861096">
                <text:p>126861096</text:p>
              </table:table-cell>
              <table:table-cell office:value-type="float" office:value="145435168">
                <text:p>1454351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2095664">
                <text:p>102095664</text:p>
              </table:table-cell>
              <table:table-cell office:value-type="float" office:value="139242016">
                <text:p>139242016</text:p>
              </table:table-cell>
              <table:table-cell office:value-type="float" office:value="142472064">
                <text:p>142472064</text:p>
              </table:table-cell>
              <table:table-cell office:value-type="float" office:value="128924904">
                <text:p>128924904</text:p>
              </table:table-cell>
              <table:table-cell office:value-type="float" office:value="152658496">
                <text:p>1526584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2095664">
                <text:p>102095664</text:p>
              </table:table-cell>
              <table:table-cell office:value-type="float" office:value="147497248">
                <text:p>147497248</text:p>
              </table:table-cell>
              <table:table-cell office:value-type="float" office:value="124196640">
                <text:p>124196640</text:p>
              </table:table-cell>
              <table:table-cell office:value-type="float" office:value="135116328">
                <text:p>135116328</text:p>
              </table:table-cell>
              <table:table-cell office:value-type="float" office:value="158849920">
                <text:p>1588499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2095664">
                <text:p>102095664</text:p>
              </table:table-cell>
              <table:table-cell office:value-type="float" office:value="147497248">
                <text:p>147497248</text:p>
              </table:table-cell>
              <table:table-cell office:value-type="float" office:value="130993696">
                <text:p>130993696</text:p>
              </table:table-cell>
              <table:table-cell office:value-type="float" office:value="145435368">
                <text:p>145435368</text:p>
              </table:table-cell>
              <table:table-cell office:value-type="float" office:value="161945632">
                <text:p>1619456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2095664">
                <text:p>102095664</text:p>
              </table:table-cell>
              <table:table-cell office:value-type="float" office:value="155752480">
                <text:p>155752480</text:p>
              </table:table-cell>
              <table:table-cell office:value-type="float" office:value="130993696">
                <text:p>130993696</text:p>
              </table:table-cell>
              <table:table-cell office:value-type="float" office:value="145435368">
                <text:p>145435368</text:p>
              </table:table-cell>
              <table:table-cell office:value-type="float" office:value="166073248">
                <text:p>1660732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2095664">
                <text:p>102095664</text:p>
              </table:table-cell>
              <table:table-cell office:value-type="float" office:value="161943904">
                <text:p>161943904</text:p>
              </table:table-cell>
              <table:table-cell office:value-type="float" office:value="139248928">
                <text:p>139248928</text:p>
              </table:table-cell>
              <table:table-cell office:value-type="float" office:value="147499176">
                <text:p>147499176</text:p>
              </table:table-cell>
              <table:table-cell office:value-type="float" office:value="171232768">
                <text:p>1712327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2095664">
                <text:p>102095664</text:p>
              </table:table-cell>
              <table:table-cell office:value-type="float" office:value="164007712">
                <text:p>164007712</text:p>
              </table:table-cell>
              <table:table-cell office:value-type="float" office:value="147504160">
                <text:p>147504160</text:p>
              </table:table-cell>
              <table:table-cell office:value-type="float" office:value="150594888">
                <text:p>150594888</text:p>
              </table:table-cell>
              <table:table-cell office:value-type="float" office:value="178456096">
                <text:p>1784560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2095664">
                <text:p>102095664</text:p>
              </table:table-cell>
              <table:table-cell office:value-type="float" office:value="170199136">
                <text:p>170199136</text:p>
              </table:table-cell>
              <table:table-cell office:value-type="float" office:value="147504160">
                <text:p>147504160</text:p>
              </table:table-cell>
              <table:table-cell office:value-type="float" office:value="152658696">
                <text:p>152658696</text:p>
              </table:table-cell>
              <table:table-cell office:value-type="float" office:value="181551808">
                <text:p>1815518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2095664">
                <text:p>102095664</text:p>
              </table:table-cell>
              <table:table-cell office:value-type="float" office:value="179486272">
                <text:p>179486272</text:p>
              </table:table-cell>
              <table:table-cell office:value-type="float" office:value="155759392">
                <text:p>155759392</text:p>
              </table:table-cell>
              <table:table-cell office:value-type="float" office:value="161945832">
                <text:p>161945832</text:p>
              </table:table-cell>
              <table:table-cell office:value-type="float" office:value="185679424">
                <text:p>1856794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2095664">
                <text:p>102095664</text:p>
              </table:table-cell>
              <table:table-cell office:value-type="float" office:value="180518176">
                <text:p>180518176</text:p>
              </table:table-cell>
              <table:table-cell office:value-type="float" office:value="164014624">
                <text:p>164014624</text:p>
              </table:table-cell>
              <table:table-cell office:value-type="float" office:value="165041544">
                <text:p>165041544</text:p>
              </table:table-cell>
              <table:table-cell office:value-type="float" office:value="194966560">
                <text:p>1949665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2095664">
                <text:p>102095664</text:p>
              </table:table-cell>
              <table:table-cell office:value-type="float" office:value="188773408">
                <text:p>188773408</text:p>
              </table:table-cell>
              <table:table-cell office:value-type="float" office:value="164014624">
                <text:p>164014624</text:p>
              </table:table-cell>
              <table:table-cell office:value-type="float" office:value="174328680">
                <text:p>174328680</text:p>
              </table:table-cell>
              <table:table-cell office:value-type="float" office:value="197030368">
                <text:p>1970303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2095664">
                <text:p>102095664</text:p>
              </table:table-cell>
              <table:table-cell office:value-type="float" office:value="197028640">
                <text:p>197028640</text:p>
              </table:table-cell>
              <table:table-cell office:value-type="float" office:value="172269856">
                <text:p>172269856</text:p>
              </table:table-cell>
              <table:table-cell office:value-type="float" office:value="178456296">
                <text:p>178456296</text:p>
              </table:table-cell>
              <table:table-cell office:value-type="float" office:value="202189888">
                <text:p>2021898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2095664">
                <text:p>102095664</text:p>
              </table:table-cell>
              <table:table-cell office:value-type="float" office:value="197028640">
                <text:p>197028640</text:p>
              </table:table-cell>
              <table:table-cell office:value-type="float" office:value="180525088">
                <text:p>180525088</text:p>
              </table:table-cell>
              <table:table-cell office:value-type="float" office:value="185679624">
                <text:p>185679624</text:p>
              </table:table-cell>
              <table:table-cell office:value-type="float" office:value="211477024">
                <text:p>2114770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2095664">
                <text:p>102095664</text:p>
              </table:table-cell>
              <table:table-cell office:value-type="float" office:value="205283872">
                <text:p>205283872</text:p>
              </table:table-cell>
              <table:table-cell office:value-type="float" office:value="180525088">
                <text:p>180525088</text:p>
              </table:table-cell>
              <table:table-cell office:value-type="float" office:value="194966760">
                <text:p>194966760</text:p>
              </table:table-cell>
              <table:table-cell office:value-type="float" office:value="214572736">
                <text:p>2145727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2095664">
                <text:p>102095664</text:p>
              </table:table-cell>
              <table:table-cell office:value-type="float" office:value="213539104">
                <text:p>213539104</text:p>
              </table:table-cell>
              <table:table-cell office:value-type="float" office:value="187748416">
                <text:p>187748416</text:p>
              </table:table-cell>
              <table:table-cell office:value-type="float" office:value="194966760">
                <text:p>194966760</text:p>
              </table:table-cell>
              <table:table-cell office:value-type="float" office:value="220764160">
                <text:p>2207641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2095664">
                <text:p>102095664</text:p>
              </table:table-cell>
              <table:table-cell office:value-type="float" office:value="213539104">
                <text:p>213539104</text:p>
              </table:table-cell>
              <table:table-cell office:value-type="float" office:value="194971744">
                <text:p>194971744</text:p>
              </table:table-cell>
              <table:table-cell office:value-type="float" office:value="202190088">
                <text:p>202190088</text:p>
              </table:table-cell>
              <table:table-cell office:value-type="float" office:value="227987488">
                <text:p>2279874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2095664">
                <text:p>102095664</text:p>
              </table:table-cell>
              <table:table-cell office:value-type="float" office:value="221794336">
                <text:p>221794336</text:p>
              </table:table-cell>
              <table:table-cell office:value-type="float" office:value="197035552">
                <text:p>197035552</text:p>
              </table:table-cell>
              <table:table-cell office:value-type="float" office:value="207349608">
                <text:p>207349608</text:p>
              </table:table-cell>
              <table:table-cell office:value-type="float" office:value="231083200">
                <text:p>2310832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2095664">
                <text:p>102095664</text:p>
              </table:table-cell>
              <table:table-cell office:value-type="float" office:value="230049568">
                <text:p>230049568</text:p>
              </table:table-cell>
              <table:table-cell office:value-type="float" office:value="205290784">
                <text:p>205290784</text:p>
              </table:table-cell>
              <table:table-cell office:value-type="float" office:value="211477224">
                <text:p>211477224</text:p>
              </table:table-cell>
              <table:table-cell office:value-type="float" office:value="244497952">
                <text:p>2444979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4159456">
                <text:p>104159456</text:p>
              </table:table-cell>
              <table:table-cell office:value-type="float" office:value="230049568">
                <text:p>230049568</text:p>
              </table:table-cell>
              <table:table-cell office:value-type="float" office:value="212514112">
                <text:p>212514112</text:p>
              </table:table-cell>
              <table:table-cell office:value-type="float" office:value="211477224">
                <text:p>211477224</text:p>
              </table:table-cell>
              <table:table-cell office:value-type="float" office:value="244497952">
                <text:p>2444979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8287104">
                <text:p>108287104</text:p>
              </table:table-cell>
              <table:table-cell office:value-type="float" office:value="230049568">
                <text:p>230049568</text:p>
              </table:table-cell>
              <table:table-cell office:value-type="float" office:value="213546016">
                <text:p>213546016</text:p>
              </table:table-cell>
              <table:table-cell office:value-type="float" office:value="213541032">
                <text:p>213541032</text:p>
              </table:table-cell>
              <table:table-cell office:value-type="float" office:value="251721280">
                <text:p>2517212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8606144">
                <text:p>118606144</text:p>
              </table:table-cell>
              <table:table-cell office:value-type="float" office:value="235666848">
                <text:p>235666848</text:p>
              </table:table-cell>
              <table:table-cell office:value-type="float" office:value="215609824">
                <text:p>215609824</text:p>
              </table:table-cell>
              <table:table-cell office:value-type="float" office:value="221796264">
                <text:p>221796264</text:p>
              </table:table-cell>
              <table:table-cell office:value-type="float" office:value="252753184">
                <text:p>2527531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8606144">
                <text:p>118606144</text:p>
              </table:table-cell>
              <table:table-cell office:value-type="float" office:value="237599040">
                <text:p>237599040</text:p>
              </table:table-cell>
              <table:table-cell office:value-type="float" office:value="221801248">
                <text:p>221801248</text:p>
              </table:table-cell>
              <table:table-cell office:value-type="float" office:value="227987688">
                <text:p>227987688</text:p>
              </table:table-cell>
              <table:table-cell office:value-type="float" office:value="261008416">
                <text:p>2610084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4797568">
                <text:p>124797568</text:p>
              </table:table-cell>
              <table:table-cell office:value-type="float" office:value="237926880">
                <text:p>237926880</text:p>
              </table:table-cell>
              <table:table-cell office:value-type="float" office:value="223995696">
                <text:p>223995696</text:p>
              </table:table-cell>
              <table:table-cell office:value-type="float" office:value="234179112">
                <text:p>234179112</text:p>
              </table:table-cell>
              <table:table-cell office:value-type="float" office:value="266167936">
                <text:p>2661679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020896">
                <text:p>132020896</text:p>
              </table:table-cell>
              <table:table-cell office:value-type="float" office:value="246245760">
                <text:p>246245760</text:p>
              </table:table-cell>
              <table:table-cell office:value-type="float" office:value="229744128">
                <text:p>229744128</text:p>
              </table:table-cell>
              <table:table-cell office:value-type="float" office:value="235211016">
                <text:p>235211016</text:p>
              </table:table-cell>
              <table:table-cell office:value-type="float" office:value="268231744">
                <text:p>2682317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3052768">
                <text:p>133052768</text:p>
              </table:table-cell>
              <table:table-cell office:value-type="float" office:value="246245760">
                <text:p>246245760</text:p>
              </table:table-cell>
              <table:table-cell office:value-type="float" office:value="229744128">
                <text:p>229744128</text:p>
              </table:table-cell>
              <table:table-cell office:value-type="float" office:value="243857720">
                <text:p>243857720</text:p>
              </table:table-cell>
              <table:table-cell office:value-type="float" office:value="276486976">
                <text:p>2764869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5116608">
                <text:p>135116608</text:p>
              </table:table-cell>
              <table:table-cell office:value-type="float" office:value="246245760">
                <text:p>246245760</text:p>
              </table:table-cell>
              <table:table-cell office:value-type="float" office:value="229744128">
                <text:p>229744128</text:p>
              </table:table-cell>
              <table:table-cell office:value-type="float" office:value="243857720">
                <text:p>243857720</text:p>
              </table:table-cell>
              <table:table-cell office:value-type="float" office:value="277518880">
                <text:p>2775188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0276128">
                <text:p>140276128</text:p>
              </table:table-cell>
              <table:table-cell office:value-type="float" office:value="246245760">
                <text:p>246245760</text:p>
              </table:table-cell>
              <table:table-cell office:value-type="float" office:value="229744128">
                <text:p>229744128</text:p>
              </table:table-cell>
              <table:table-cell office:value-type="float" office:value="243857720">
                <text:p>243857720</text:p>
              </table:table-cell>
              <table:table-cell office:value-type="float" office:value="277518880">
                <text:p>2775188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8531328">
                <text:p>148531328</text:p>
              </table:table-cell>
              <table:table-cell office:value-type="float" office:value="251714480">
                <text:p>251714480</text:p>
              </table:table-cell>
              <table:table-cell office:value-type="float" office:value="234133056">
                <text:p>234133056</text:p>
              </table:table-cell>
              <table:table-cell office:value-type="float" office:value="243857720">
                <text:p>243857720</text:p>
              </table:table-cell>
              <table:table-cell office:value-type="float" office:value="277518880">
                <text:p>27751888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595168">
                <text:p>150595168</text:p>
              </table:table-cell>
              <table:table-cell office:value-type="float" office:value="251714480">
                <text:p>251714480</text:p>
              </table:table-cell>
              <table:table-cell office:value-type="float" office:value="237604032">
                <text:p>237604032</text:p>
              </table:table-cell>
              <table:table-cell office:value-type="float" office:value="251717640">
                <text:p>251717640</text:p>
              </table:table-cell>
              <table:table-cell office:value-type="float" office:value="284740528">
                <text:p>2847405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5754688">
                <text:p>155754688</text:p>
              </table:table-cell>
              <table:table-cell office:value-type="float" office:value="126303808">
                <text:p>126303808</text:p>
              </table:table-cell>
              <table:table-cell office:value-type="float" office:value="237604032">
                <text:p>237604032</text:p>
              </table:table-cell>
              <table:table-cell office:value-type="float" office:value="251717640">
                <text:p>251717640</text:p>
              </table:table-cell>
              <table:table-cell office:value-type="float" office:value="284740528">
                <text:p>2847405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6073728">
                <text:p>166073728</text:p>
              </table:table-cell>
              <table:table-cell office:value-type="float" office:value="130987312">
                <text:p>130987312</text:p>
              </table:table-cell>
              <table:table-cell office:value-type="float" office:value="244056288">
                <text:p>244056288</text:p>
              </table:table-cell>
              <table:table-cell office:value-type="float" office:value="256875928">
                <text:p>256875928</text:p>
              </table:table-cell>
              <table:table-cell office:value-type="float" office:value="290620080">
                <text:p>29062008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7105632">
                <text:p>167105632</text:p>
              </table:table-cell>
              <table:table-cell office:value-type="float" office:value="132019216">
                <text:p>132019216</text:p>
              </table:table-cell>
              <table:table-cell office:value-type="float" office:value="246250752">
                <text:p>246250752</text:p>
              </table:table-cell>
              <table:table-cell office:value-type="float" office:value="256875928">
                <text:p>256875928</text:p>
              </table:table-cell>
              <table:table-cell office:value-type="float" office:value="293387232">
                <text:p>2933872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4328960">
                <text:p>174328960</text:p>
              </table:table-cell>
              <table:table-cell office:value-type="float" office:value="142338256">
                <text:p>142338256</text:p>
              </table:table-cell>
              <table:table-cell office:value-type="float" office:value="246250752">
                <text:p>246250752</text:p>
              </table:table-cell>
              <table:table-cell office:value-type="float" office:value="256875928">
                <text:p>256875928</text:p>
              </table:table-cell>
              <table:table-cell office:value-type="float" office:value="293387232">
                <text:p>2933872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8456576">
                <text:p>178456576</text:p>
              </table:table-cell>
              <table:table-cell office:value-type="float" office:value="147497776">
                <text:p>147497776</text:p>
              </table:table-cell>
              <table:table-cell office:value-type="float" office:value="246250752">
                <text:p>246250752</text:p>
              </table:table-cell>
              <table:table-cell office:value-type="float" office:value="117259096">
                <text:p>117259096</text:p>
              </table:table-cell>
              <table:table-cell office:value-type="float" office:value="293387232">
                <text:p>2933872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2584192">
                <text:p>182584192</text:p>
              </table:table-cell>
              <table:table-cell office:value-type="float" office:value="155753008">
                <text:p>155753008</text:p>
              </table:table-cell>
              <table:table-cell office:value-type="float" office:value="122738512">
                <text:p>122738512</text:p>
              </table:table-cell>
              <table:table-cell office:value-type="float" office:value="129953856">
                <text:p>129953856</text:p>
              </table:table-cell>
              <table:table-cell office:value-type="float" office:value="296088832">
                <text:p>2960888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0839424">
                <text:p>190839424</text:p>
              </table:table-cell>
              <table:table-cell office:value-type="float" office:value="164008240">
                <text:p>164008240</text:p>
              </table:table-cell>
              <table:table-cell office:value-type="float" office:value="132025648">
                <text:p>132025648</text:p>
              </table:table-cell>
              <table:table-cell office:value-type="float" office:value="135113376">
                <text:p>135113376</text:p>
              </table:table-cell>
              <table:table-cell office:value-type="float" office:value="125264792">
                <text:p>1252647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0126560">
                <text:p>200126560</text:p>
              </table:table-cell>
              <table:table-cell office:value-type="float" office:value="172263472">
                <text:p>172263472</text:p>
              </table:table-cell>
              <table:table-cell office:value-type="float" office:value="132025648">
                <text:p>132025648</text:p>
              </table:table-cell>
              <table:table-cell office:value-type="float" office:value="142336704">
                <text:p>142336704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6317984">
                <text:p>206317984</text:p>
              </table:table-cell>
              <table:table-cell office:value-type="float" office:value="180518704">
                <text:p>180518704</text:p>
              </table:table-cell>
              <table:table-cell office:value-type="float" office:value="139248976">
                <text:p>139248976</text:p>
              </table:table-cell>
              <table:table-cell office:value-type="float" office:value="150591936">
                <text:p>150591936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8381792">
                <text:p>208381792</text:p>
              </table:table-cell>
              <table:table-cell office:value-type="float" office:value="180518704">
                <text:p>180518704</text:p>
              </table:table-cell>
              <table:table-cell office:value-type="float" office:value="148536112">
                <text:p>148536112</text:p>
              </table:table-cell>
              <table:table-cell office:value-type="float" office:value="150591936">
                <text:p>150591936</text:p>
              </table:table-cell>
              <table:table-cell office:value-type="float" office:value="136145080">
                <text:p>13614508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5605120">
                <text:p>215605120</text:p>
              </table:table-cell>
              <table:table-cell office:value-type="float" office:value="180518704">
                <text:p>180518704</text:p>
              </table:table-cell>
              <table:table-cell office:value-type="float" office:value="148536112">
                <text:p>148536112</text:p>
              </table:table-cell>
              <table:table-cell office:value-type="float" office:value="153687648">
                <text:p>153687648</text:p>
              </table:table-cell>
              <table:table-cell office:value-type="float" office:value="140272696">
                <text:p>1402726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6637024">
                <text:p>216637024</text:p>
              </table:table-cell>
              <table:table-cell office:value-type="float" office:value="180518704">
                <text:p>180518704</text:p>
              </table:table-cell>
              <table:table-cell office:value-type="float" office:value="155759440">
                <text:p>155759440</text:p>
              </table:table-cell>
              <table:table-cell office:value-type="float" office:value="158847168">
                <text:p>158847168</text:p>
              </table:table-cell>
              <table:table-cell office:value-type="float" office:value="147496024">
                <text:p>1474960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6637024">
                <text:p>216637024</text:p>
              </table:table-cell>
              <table:table-cell office:value-type="float" office:value="188068176">
                <text:p>188068176</text:p>
              </table:table-cell>
              <table:table-cell office:value-type="float" office:value="162982768">
                <text:p>162982768</text:p>
              </table:table-cell>
              <table:table-cell office:value-type="float" office:value="165038592">
                <text:p>165038592</text:p>
              </table:table-cell>
              <table:table-cell office:value-type="float" office:value="147496024">
                <text:p>1474960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3860352">
                <text:p>223860352</text:p>
              </table:table-cell>
              <table:table-cell office:value-type="float" office:value="188068176">
                <text:p>188068176</text:p>
              </table:table-cell>
              <table:table-cell office:value-type="float" office:value="165046576">
                <text:p>165046576</text:p>
              </table:table-cell>
              <table:table-cell office:value-type="float" office:value="167102400">
                <text:p>167102400</text:p>
              </table:table-cell>
              <table:table-cell office:value-type="float" office:value="151623640">
                <text:p>15162364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32115584">
                <text:p>232115584</text:p>
              </table:table-cell>
              <table:table-cell office:value-type="float" office:value="196714896">
                <text:p>196714896</text:p>
              </table:table-cell>
              <table:table-cell office:value-type="float" office:value="168142288">
                <text:p>168142288</text:p>
              </table:table-cell>
              <table:table-cell office:value-type="float" office:value="175357632">
                <text:p>175357632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33147488">
                <text:p>233147488</text:p>
              </table:table-cell>
              <table:table-cell office:value-type="float" office:value="196714896">
                <text:p>196714896</text:p>
              </table:table-cell>
              <table:table-cell office:value-type="float" office:value="176397520">
                <text:p>176397520</text:p>
              </table:table-cell>
              <table:table-cell office:value-type="float" office:value="175619888">
                <text:p>175619888</text:p>
              </table:table-cell>
              <table:table-cell office:value-type="float" office:value="164006488">
                <text:p>1640064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0370816">
                <text:p>240370816</text:p>
              </table:table-cell>
              <table:table-cell office:value-type="float" office:value="196714896">
                <text:p>196714896</text:p>
              </table:table-cell>
              <table:table-cell office:value-type="float" office:value="181557040">
                <text:p>181557040</text:p>
              </table:table-cell>
              <table:table-cell office:value-type="float" office:value="183300512">
                <text:p>183300512</text:p>
              </table:table-cell>
              <table:table-cell office:value-type="float" office:value="164006488">
                <text:p>1640064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6381504">
                <text:p>246381504</text:p>
              </table:table-cell>
              <table:table-cell office:value-type="float" office:value="196714896">
                <text:p>196714896</text:p>
              </table:table-cell>
              <table:table-cell office:value-type="float" office:value="181557040">
                <text:p>181557040</text:p>
              </table:table-cell>
              <table:table-cell office:value-type="float" office:value="183300512">
                <text:p>183300512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8689680">
                <text:p>248689680</text:p>
              </table:table-cell>
              <table:table-cell office:value-type="float" office:value="196714896">
                <text:p>196714896</text:p>
              </table:table-cell>
              <table:table-cell office:value-type="float" office:value="188780368">
                <text:p>188780368</text:p>
              </table:table-cell>
              <table:table-cell office:value-type="float" office:value="183300512">
                <text:p>183300512</text:p>
              </table:table-cell>
              <table:table-cell office:value-type="float" office:value="180516952">
                <text:p>1805169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8689680">
                <text:p>248689680</text:p>
              </table:table-cell>
              <table:table-cell office:value-type="float" office:value="200317008">
                <text:p>200317008</text:p>
              </table:table-cell>
              <table:table-cell office:value-type="float" office:value="194135376">
                <text:p>194135376</text:p>
              </table:table-cell>
              <table:table-cell office:value-type="float" office:value="183300512">
                <text:p>183300512</text:p>
              </table:table-cell>
              <table:table-cell office:value-type="float" office:value="180516920">
                <text:p>1805169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8689680">
                <text:p>248689680</text:p>
              </table:table-cell>
              <table:table-cell office:value-type="float" office:value="204574800">
                <text:p>204574800</text:p>
              </table:table-cell>
              <table:table-cell office:value-type="float" office:value="197427072">
                <text:p>197427072</text:p>
              </table:table-cell>
              <table:table-cell office:value-type="float" office:value="190325456">
                <text:p>190325456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6501440">
                <text:p>256501440</text:p>
              </table:table-cell>
              <table:table-cell office:value-type="float" office:value="204574800">
                <text:p>204574800</text:p>
              </table:table-cell>
              <table:table-cell office:value-type="float" office:value="197427072">
                <text:p>197427072</text:p>
              </table:table-cell>
              <table:table-cell office:value-type="float" office:value="191160416">
                <text:p>191160416</text:p>
              </table:table-cell>
              <table:table-cell office:value-type="float" office:value="197027416">
                <text:p>1970274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6501440">
                <text:p>256501440</text:p>
              </table:table-cell>
              <table:table-cell office:value-type="float" office:value="204521168">
                <text:p>204521168</text:p>
              </table:table-cell>
              <table:table-cell office:value-type="float" office:value="197427072">
                <text:p>197427072</text:p>
              </table:table-cell>
              <table:table-cell office:value-type="float" office:value="191160416">
                <text:p>191160416</text:p>
              </table:table-cell>
              <table:table-cell office:value-type="float" office:value="197027416">
                <text:p>1970274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3198544">
                <text:p>263198544</text:p>
              </table:table-cell>
              <table:table-cell office:value-type="float" office:value="123202064">
                <text:p>123202064</text:p>
              </table:table-cell>
              <table:table-cell office:value-type="float" office:value="197623776">
                <text:p>197623776</text:p>
              </table:table-cell>
              <table:table-cell office:value-type="float" office:value="191225984">
                <text:p>191225984</text:p>
              </table:table-cell>
              <table:table-cell office:value-type="float" office:value="197027416">
                <text:p>1970274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5196304">
                <text:p>265196304</text:p>
              </table:table-cell>
              <table:table-cell office:value-type="float" office:value="128405440">
                <text:p>128405440</text:p>
              </table:table-cell>
              <table:table-cell office:value-type="float" office:value="205286992">
                <text:p>205286992</text:p>
              </table:table-cell>
              <table:table-cell office:value-type="float" office:value="196646576">
                <text:p>196646576</text:p>
              </table:table-cell>
              <table:table-cell office:value-type="float" office:value="205282648">
                <text:p>2052826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5196304">
                <text:p>265196304</text:p>
              </table:table-cell>
              <table:table-cell office:value-type="float" office:value="130986784">
                <text:p>130986784</text:p>
              </table:table-cell>
              <table:table-cell office:value-type="float" office:value="205286992">
                <text:p>205286992</text:p>
              </table:table-cell>
              <table:table-cell office:value-type="float" office:value="199807136">
                <text:p>199807136</text:p>
              </table:table-cell>
              <table:table-cell office:value-type="float" office:value="209410264">
                <text:p>2094102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5196304">
                <text:p>265196304</text:p>
              </table:table-cell>
              <table:table-cell office:value-type="float" office:value="130986784">
                <text:p>130986784</text:p>
              </table:table-cell>
              <table:table-cell office:value-type="float" office:value="205286992">
                <text:p>205286992</text:p>
              </table:table-cell>
              <table:table-cell office:value-type="float" office:value="199807136">
                <text:p>199807136</text:p>
              </table:table-cell>
              <table:table-cell office:value-type="float" office:value="213537880">
                <text:p>2135378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5196304">
                <text:p>265196304</text:p>
              </table:table-cell>
              <table:table-cell office:value-type="float" office:value="139242016">
                <text:p>139242016</text:p>
              </table:table-cell>
              <table:table-cell office:value-type="float" office:value="213933696">
                <text:p>213933696</text:p>
              </table:table-cell>
              <table:table-cell office:value-type="float" office:value="199807136">
                <text:p>199807136</text:p>
              </table:table-cell>
              <table:table-cell office:value-type="float" office:value="213537880">
                <text:p>2135378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1698856">
                <text:p>121698856</text:p>
              </table:table-cell>
              <table:table-cell office:value-type="float" office:value="146465344">
                <text:p>146465344</text:p>
              </table:table-cell>
              <table:table-cell office:value-type="float" office:value="213933696">
                <text:p>213933696</text:p>
              </table:table-cell>
              <table:table-cell office:value-type="float" office:value="120666784">
                <text:p>120666784</text:p>
              </table:table-cell>
              <table:table-cell office:value-type="float" office:value="221793112">
                <text:p>2217931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6858376">
                <text:p>126858376</text:p>
              </table:table-cell>
              <table:table-cell office:value-type="float" office:value="147497248">
                <text:p>147497248</text:p>
              </table:table-cell>
              <table:table-cell office:value-type="float" office:value="213933696">
                <text:p>213933696</text:p>
              </table:table-cell>
              <table:table-cell office:value-type="float" office:value="125826336">
                <text:p>125826336</text:p>
              </table:table-cell>
              <table:table-cell office:value-type="float" office:value="230048344">
                <text:p>2300483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2017896">
                <text:p>132017896</text:p>
              </table:table-cell>
              <table:table-cell office:value-type="float" office:value="155752480">
                <text:p>155752480</text:p>
              </table:table-cell>
              <table:table-cell office:value-type="float" office:value="120674616">
                <text:p>120674616</text:p>
              </table:table-cell>
              <table:table-cell office:value-type="float" office:value="129953952">
                <text:p>129953952</text:p>
              </table:table-cell>
              <table:table-cell office:value-type="float" office:value="230048344">
                <text:p>2300483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3049800">
                <text:p>133049800</text:p>
              </table:table-cell>
              <table:table-cell office:value-type="float" office:value="164007712">
                <text:p>164007712</text:p>
              </table:table-cell>
              <table:table-cell office:value-type="float" office:value="125834128">
                <text:p>125834128</text:p>
              </table:table-cell>
              <table:table-cell office:value-type="float" office:value="132017760">
                <text:p>132017760</text:p>
              </table:table-cell>
              <table:table-cell office:value-type="float" office:value="230048344">
                <text:p>2300483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0273128">
                <text:p>140273128</text:p>
              </table:table-cell>
              <table:table-cell office:value-type="float" office:value="164007712">
                <text:p>164007712</text:p>
              </table:table-cell>
              <table:table-cell office:value-type="float" office:value="126866032">
                <text:p>126866032</text:p>
              </table:table-cell>
              <table:table-cell office:value-type="float" office:value="137177280">
                <text:p>137177280</text:p>
              </table:table-cell>
              <table:table-cell office:value-type="float" office:value="230048344">
                <text:p>2300483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9560264">
                <text:p>149560264</text:p>
              </table:table-cell>
              <table:table-cell office:value-type="float" office:value="164007712">
                <text:p>164007712</text:p>
              </table:table-cell>
              <table:table-cell office:value-type="float" office:value="132025552">
                <text:p>132025552</text:p>
              </table:table-cell>
              <table:table-cell office:value-type="float" office:value="145432512">
                <text:p>145432512</text:p>
              </table:table-cell>
              <table:table-cell office:value-type="float" office:value="235403352">
                <text:p>2354033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0592168">
                <text:p>150592168</text:p>
              </table:table-cell>
              <table:table-cell office:value-type="float" office:value="165891744">
                <text:p>165891744</text:p>
              </table:table-cell>
              <table:table-cell office:value-type="float" office:value="132025552">
                <text:p>132025552</text:p>
              </table:table-cell>
              <table:table-cell office:value-type="float" office:value="148528224">
                <text:p>148528224</text:p>
              </table:table-cell>
              <table:table-cell office:value-type="float" office:value="237597816">
                <text:p>2375978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6783592">
                <text:p>156783592</text:p>
              </table:table-cell>
              <table:table-cell office:value-type="float" office:value="171557184">
                <text:p>171557184</text:p>
              </table:table-cell>
              <table:table-cell office:value-type="float" office:value="134089360">
                <text:p>134089360</text:p>
              </table:table-cell>
              <table:table-cell office:value-type="float" office:value="152655840">
                <text:p>152655840</text:p>
              </table:table-cell>
              <table:table-cell office:value-type="float" office:value="237597816">
                <text:p>2375978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4006920">
                <text:p>164006920</text:p>
              </table:table-cell>
              <table:table-cell office:value-type="float" office:value="171557184">
                <text:p>171557184</text:p>
              </table:table-cell>
              <table:table-cell office:value-type="float" office:value="143376496">
                <text:p>143376496</text:p>
              </table:table-cell>
              <table:table-cell office:value-type="float" office:value="159879168">
                <text:p>159879168</text:p>
              </table:table-cell>
              <table:table-cell office:value-type="float" office:value="244557192">
                <text:p>2445571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6070728">
                <text:p>166070728</text:p>
              </table:table-cell>
              <table:table-cell office:value-type="float" office:value="171557184">
                <text:p>171557184</text:p>
              </table:table-cell>
              <table:table-cell office:value-type="float" office:value="148536016">
                <text:p>148536016</text:p>
              </table:table-cell>
              <table:table-cell office:value-type="float" office:value="165038688">
                <text:p>165038688</text:p>
              </table:table-cell>
              <table:table-cell office:value-type="float" office:value="246244536">
                <text:p>2462445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6070728">
                <text:p>166070728</text:p>
              </table:table-cell>
              <table:table-cell office:value-type="float" office:value="176011680">
                <text:p>176011680</text:p>
              </table:table-cell>
              <table:table-cell office:value-type="float" office:value="148536016">
                <text:p>148536016</text:p>
              </table:table-cell>
              <table:table-cell office:value-type="float" office:value="165038688">
                <text:p>165038688</text:p>
              </table:table-cell>
              <table:table-cell office:value-type="float" office:value="246244536">
                <text:p>2462445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3294056">
                <text:p>173294056</text:p>
              </table:table-cell>
              <table:table-cell office:value-type="float" office:value="180203904">
                <text:p>180203904</text:p>
              </table:table-cell>
              <table:table-cell office:value-type="float" office:value="158855056">
                <text:p>158855056</text:p>
              </table:table-cell>
              <table:table-cell office:value-type="float" office:value="170198208">
                <text:p>170198208</text:p>
              </table:table-cell>
              <table:table-cell office:value-type="float" office:value="246244536">
                <text:p>2462445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1549288">
                <text:p>181549288</text:p>
              </table:table-cell>
              <table:table-cell office:value-type="float" office:value="180203904">
                <text:p>180203904</text:p>
              </table:table-cell>
              <table:table-cell office:value-type="float" office:value="165046480">
                <text:p>165046480</text:p>
              </table:table-cell>
              <table:table-cell office:value-type="float" office:value="173293920">
                <text:p>173293920</text:p>
              </table:table-cell>
              <table:table-cell office:value-type="float" office:value="246244536">
                <text:p>2462445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2581192">
                <text:p>182581192</text:p>
              </table:table-cell>
              <table:table-cell office:value-type="float" office:value="180203904">
                <text:p>180203904</text:p>
              </table:table-cell>
              <table:table-cell office:value-type="float" office:value="165046480">
                <text:p>165046480</text:p>
              </table:table-cell>
              <table:table-cell office:value-type="float" office:value="181549152">
                <text:p>181549152</text:p>
              </table:table-cell>
              <table:table-cell office:value-type="float" office:value="253662888">
                <text:p>2536628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8772616">
                <text:p>188772616</text:p>
              </table:table-cell>
              <table:table-cell office:value-type="float" office:value="180203904">
                <text:p>180203904</text:p>
              </table:table-cell>
              <table:table-cell office:value-type="float" office:value="172269808">
                <text:p>172269808</text:p>
              </table:table-cell>
              <table:table-cell office:value-type="float" office:value="181549152">
                <text:p>181549152</text:p>
              </table:table-cell>
              <table:table-cell office:value-type="float" office:value="254104440">
                <text:p>25410444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5995944">
                <text:p>195995944</text:p>
              </table:table-cell>
              <table:table-cell office:value-type="float" office:value="186704320">
                <text:p>186704320</text:p>
              </table:table-cell>
              <table:table-cell office:value-type="float" office:value="181556944">
                <text:p>181556944</text:p>
              </table:table-cell>
              <table:table-cell office:value-type="float" office:value="181549152">
                <text:p>181549152</text:p>
              </table:table-cell>
              <table:table-cell office:value-type="float" office:value="123783768">
                <text:p>12378376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9091656">
                <text:p>199091656</text:p>
              </table:table-cell>
              <table:table-cell office:value-type="float" office:value="121969280">
                <text:p>121969280</text:p>
              </table:table-cell>
              <table:table-cell office:value-type="float" office:value="191236992">
                <text:p>191236992</text:p>
              </table:table-cell>
              <table:table-cell office:value-type="float" office:value="188770800">
                <text:p>188770800</text:p>
              </table:table-cell>
              <table:table-cell office:value-type="float" office:value="130985608">
                <text:p>1309856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6314984">
                <text:p>206314984</text:p>
              </table:table-cell>
              <table:table-cell office:value-type="float" office:value="130986784">
                <text:p>130986784</text:p>
              </table:table-cell>
              <table:table-cell office:value-type="float" office:value="197426976">
                <text:p>197426976</text:p>
              </table:table-cell>
              <table:table-cell office:value-type="float" office:value="196058000">
                <text:p>196058000</text:p>
              </table:table-cell>
              <table:table-cell office:value-type="float" office:value="141304648">
                <text:p>1413046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5027256">
                <text:p>215027256</text:p>
              </table:table-cell>
              <table:table-cell office:value-type="float" office:value="132018688">
                <text:p>132018688</text:p>
              </table:table-cell>
              <table:table-cell office:value-type="float" office:value="197426976">
                <text:p>197426976</text:p>
              </table:table-cell>
              <table:table-cell office:value-type="float" office:value="197417504">
                <text:p>197417504</text:p>
              </table:table-cell>
              <table:table-cell office:value-type="float" office:value="147496072">
                <text:p>1474960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5027256">
                <text:p>215027256</text:p>
              </table:table-cell>
              <table:table-cell office:value-type="float" office:value="139242016">
                <text:p>139242016</text:p>
              </table:table-cell>
              <table:table-cell office:value-type="float" office:value="197426976">
                <text:p>197426976</text:p>
              </table:table-cell>
              <table:table-cell office:value-type="float" office:value="197417504">
                <text:p>197417504</text:p>
              </table:table-cell>
              <table:table-cell office:value-type="float" office:value="151623688">
                <text:p>1516236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5027256">
                <text:p>215027256</text:p>
              </table:table-cell>
              <table:table-cell office:value-type="float" office:value="146465344">
                <text:p>146465344</text:p>
              </table:table-cell>
              <table:table-cell office:value-type="float" office:value="199096880">
                <text:p>199096880</text:p>
              </table:table-cell>
              <table:table-cell office:value-type="float" office:value="197417504">
                <text:p>197417504</text:p>
              </table:table-cell>
              <table:table-cell office:value-type="float" office:value="155751304">
                <text:p>1557513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5027256">
                <text:p>215027256</text:p>
              </table:table-cell>
              <table:table-cell office:value-type="float" office:value="147497248">
                <text:p>147497248</text:p>
              </table:table-cell>
              <table:table-cell office:value-type="float" office:value="205286896">
                <text:p>205286896</text:p>
              </table:table-cell>
              <table:table-cell office:value-type="float" office:value="197417504">
                <text:p>197417504</text:p>
              </table:table-cell>
              <table:table-cell office:value-type="float" office:value="164006536">
                <text:p>1640065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5027256">
                <text:p>215027256</text:p>
              </table:table-cell>
              <table:table-cell office:value-type="float" office:value="154720576">
                <text:p>154720576</text:p>
              </table:table-cell>
              <table:table-cell office:value-type="float" office:value="205286896">
                <text:p>205286896</text:p>
              </table:table-cell>
              <table:table-cell office:value-type="float" office:value="205277424">
                <text:p>205277424</text:p>
              </table:table-cell>
              <table:table-cell office:value-type="float" office:value="167102248">
                <text:p>1671022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5027256">
                <text:p>215027256</text:p>
              </table:table-cell>
              <table:table-cell office:value-type="float" office:value="160912000">
                <text:p>160912000</text:p>
              </table:table-cell>
              <table:table-cell office:value-type="float" office:value="213605760">
                <text:p>213605760</text:p>
              </table:table-cell>
              <table:table-cell office:value-type="float" office:value="205277424">
                <text:p>205277424</text:p>
              </table:table-cell>
              <table:table-cell office:value-type="float" office:value="172261768">
                <text:p>1722617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0316712">
                <text:p>220316712</text:p>
              </table:table-cell>
              <table:table-cell office:value-type="float" office:value="164007712">
                <text:p>164007712</text:p>
              </table:table-cell>
              <table:table-cell office:value-type="float" office:value="213933600">
                <text:p>213933600</text:p>
              </table:table-cell>
              <table:table-cell office:value-type="float" office:value="122451424">
                <text:p>122451424</text:p>
              </table:table-cell>
              <table:table-cell office:value-type="float" office:value="180517000">
                <text:p>180517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2821608">
                <text:p>222821608</text:p>
              </table:table-cell>
              <table:table-cell office:value-type="float" office:value="164007712">
                <text:p>164007712</text:p>
              </table:table-cell>
              <table:table-cell office:value-type="float" office:value="213933600">
                <text:p>213933600</text:p>
              </table:table-cell>
              <table:table-cell office:value-type="float" office:value="130985760">
                <text:p>130985760</text:p>
              </table:table-cell>
              <table:table-cell office:value-type="float" office:value="180517000">
                <text:p>180517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2821608">
                <text:p>222821608</text:p>
              </table:table-cell>
              <table:table-cell office:value-type="float" office:value="164007712">
                <text:p>164007712</text:p>
              </table:table-cell>
              <table:table-cell office:value-type="float" office:value="213933600">
                <text:p>213933600</text:p>
              </table:table-cell>
              <table:table-cell office:value-type="float" office:value="130985760">
                <text:p>130985760</text:p>
              </table:table-cell>
              <table:table-cell office:value-type="float" office:value="188772232">
                <text:p>1887722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1533880">
                <text:p>231533880</text:p>
              </table:table-cell>
              <table:table-cell office:value-type="float" office:value="166530000">
                <text:p>166530000</text:p>
              </table:table-cell>
              <table:table-cell office:value-type="float" office:value="118984096">
                <text:p>118984096</text:p>
              </table:table-cell>
              <table:table-cell office:value-type="float" office:value="137177184">
                <text:p>137177184</text:p>
              </table:table-cell>
              <table:table-cell office:value-type="float" office:value="197027464">
                <text:p>1970274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31533880">
                <text:p>231533880</text:p>
              </table:table-cell>
              <table:table-cell office:value-type="float" office:value="171557184">
                <text:p>171557184</text:p>
              </table:table-cell>
              <table:table-cell office:value-type="float" office:value="125834128">
                <text:p>125834128</text:p>
              </table:table-cell>
              <table:table-cell office:value-type="float" office:value="144400512">
                <text:p>144400512</text:p>
              </table:table-cell>
              <table:table-cell office:value-type="float" office:value="199091272">
                <text:p>1990912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31533880">
                <text:p>231533880</text:p>
              </table:table-cell>
              <table:table-cell office:value-type="float" office:value="171557184">
                <text:p>171557184</text:p>
              </table:table-cell>
              <table:table-cell office:value-type="float" office:value="125834128">
                <text:p>125834128</text:p>
              </table:table-cell>
              <table:table-cell office:value-type="float" office:value="147496224">
                <text:p>147496224</text:p>
              </table:table-cell>
              <table:table-cell office:value-type="float" office:value="205282696">
                <text:p>2052826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7259976">
                <text:p>117259976</text:p>
              </table:table-cell>
              <table:table-cell office:value-type="float" office:value="172982256">
                <text:p>172982256</text:p>
              </table:table-cell>
              <table:table-cell office:value-type="float" office:value="132025552">
                <text:p>132025552</text:p>
              </table:table-cell>
              <table:table-cell office:value-type="float" office:value="153687648">
                <text:p>153687648</text:p>
              </table:table-cell>
              <table:table-cell office:value-type="float" office:value="209361192">
                <text:p>2093611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4794568">
                <text:p>124794568</text:p>
              </table:table-cell>
              <table:table-cell office:value-type="float" office:value="179941632">
                <text:p>179941632</text:p>
              </table:table-cell>
              <table:table-cell office:value-type="float" office:value="132025552">
                <text:p>132025552</text:p>
              </table:table-cell>
              <table:table-cell office:value-type="float" office:value="160910976">
                <text:p>160910976</text:p>
              </table:table-cell>
              <table:table-cell office:value-type="float" office:value="213225576">
                <text:p>2132255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5826472">
                <text:p>125826472</text:p>
              </table:table-cell>
              <table:table-cell office:value-type="float" office:value="180203904">
                <text:p>180203904</text:p>
              </table:table-cell>
              <table:table-cell office:value-type="float" office:value="133057456">
                <text:p>133057456</text:p>
              </table:table-cell>
              <table:table-cell office:value-type="float" office:value="164006688">
                <text:p>164006688</text:p>
              </table:table-cell>
              <table:table-cell office:value-type="float" office:value="213225576">
                <text:p>2132255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6858376">
                <text:p>126858376</text:p>
              </table:table-cell>
              <table:table-cell office:value-type="float" office:value="180203904">
                <text:p>180203904</text:p>
              </table:table-cell>
              <table:table-cell office:value-type="float" office:value="139248880">
                <text:p>139248880</text:p>
              </table:table-cell>
              <table:table-cell office:value-type="float" office:value="171230016">
                <text:p>171230016</text:p>
              </table:table-cell>
              <table:table-cell office:value-type="float" office:value="213225576">
                <text:p>2132255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2017896">
                <text:p>132017896</text:p>
              </table:table-cell>
              <table:table-cell office:value-type="float" office:value="180203904">
                <text:p>180203904</text:p>
              </table:table-cell>
              <table:table-cell office:value-type="float" office:value="147504112">
                <text:p>147504112</text:p>
              </table:table-cell>
              <table:table-cell office:value-type="float" office:value="179485248">
                <text:p>179485248</text:p>
              </table:table-cell>
              <table:table-cell office:value-type="float" office:value="213225576">
                <text:p>2132255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6145512">
                <text:p>136145512</text:p>
              </table:table-cell>
              <table:table-cell office:value-type="float" office:value="180203904">
                <text:p>180203904</text:p>
              </table:table-cell>
              <table:table-cell office:value-type="float" office:value="148536016">
                <text:p>148536016</text:p>
              </table:table-cell>
              <table:table-cell office:value-type="float" office:value="180517152">
                <text:p>180517152</text:p>
              </table:table-cell>
              <table:table-cell office:value-type="float" office:value="214257240">
                <text:p>2142572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5432648">
                <text:p>145432648</text:p>
              </table:table-cell>
              <table:table-cell office:value-type="float" office:value="186197184">
                <text:p>186197184</text:p>
              </table:table-cell>
              <table:table-cell office:value-type="float" office:value="155759344">
                <text:p>155759344</text:p>
              </table:table-cell>
              <table:table-cell office:value-type="float" office:value="180517152">
                <text:p>180517152</text:p>
              </table:table-cell>
              <table:table-cell office:value-type="float" office:value="221085480">
                <text:p>22108548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8528360">
                <text:p>148528360</text:p>
              </table:table-cell>
              <table:table-cell office:value-type="float" office:value="188063808">
                <text:p>188063808</text:p>
              </table:table-cell>
              <table:table-cell office:value-type="float" office:value="165046480">
                <text:p>165046480</text:p>
              </table:table-cell>
              <table:table-cell office:value-type="float" office:value="182711600">
                <text:p>182711600</text:p>
              </table:table-cell>
              <table:table-cell office:value-type="float" office:value="226112664">
                <text:p>2261126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5751688">
                <text:p>155751688</text:p>
              </table:table-cell>
              <table:table-cell office:value-type="float" office:value="188063808">
                <text:p>188063808</text:p>
              </table:table-cell>
              <table:table-cell office:value-type="float" office:value="165046480">
                <text:p>165046480</text:p>
              </table:table-cell>
              <table:table-cell office:value-type="float" office:value="188066624">
                <text:p>188066624</text:p>
              </table:table-cell>
              <table:table-cell office:value-type="float" office:value="229732200">
                <text:p>2297322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2975016">
                <text:p>162975016</text:p>
              </table:table-cell>
              <table:table-cell office:value-type="float" office:value="121969280">
                <text:p>121969280</text:p>
              </table:table-cell>
              <table:table-cell office:value-type="float" office:value="170206000">
                <text:p>170206000</text:p>
              </table:table-cell>
              <table:table-cell office:value-type="float" office:value="188066624">
                <text:p>188066624</text:p>
              </table:table-cell>
              <table:table-cell office:value-type="float" office:value="229732200">
                <text:p>2297322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5038824">
                <text:p>165038824</text:p>
              </table:table-cell>
              <table:table-cell office:value-type="float" office:value="130986784">
                <text:p>130986784</text:p>
              </table:table-cell>
              <table:table-cell office:value-type="float" office:value="174333616">
                <text:p>174333616</text:p>
              </table:table-cell>
              <table:table-cell office:value-type="float" office:value="194846720">
                <text:p>194846720</text:p>
              </table:table-cell>
              <table:table-cell office:value-type="float" office:value="229732200">
                <text:p>2297322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9166440">
                <text:p>169166440</text:p>
              </table:table-cell>
              <table:table-cell office:value-type="float" office:value="130986784">
                <text:p>130986784</text:p>
              </table:table-cell>
              <table:table-cell office:value-type="float" office:value="181556944">
                <text:p>181556944</text:p>
              </table:table-cell>
              <table:table-cell office:value-type="float" office:value="196713344">
                <text:p>196713344</text:p>
              </table:table-cell>
              <table:table-cell office:value-type="float" office:value="229732200">
                <text:p>2297322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4325928">
                <text:p>174325928</text:p>
              </table:table-cell>
              <table:table-cell office:value-type="float" office:value="130986784">
                <text:p>130986784</text:p>
              </table:table-cell>
              <table:table-cell office:value-type="float" office:value="181556944">
                <text:p>181556944</text:p>
              </table:table-cell>
              <table:table-cell office:value-type="float" office:value="196713344">
                <text:p>196713344</text:p>
              </table:table-cell>
              <table:table-cell office:value-type="float" office:value="122730424">
                <text:p>1227304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1549288">
                <text:p>181549288</text:p>
              </table:table-cell>
              <table:table-cell office:value-type="float" office:value="140273920">
                <text:p>140273920</text:p>
              </table:table-cell>
              <table:table-cell office:value-type="float" office:value="188780272">
                <text:p>188780272</text:p>
              </table:table-cell>
              <table:table-cell office:value-type="float" office:value="196713344">
                <text:p>196713344</text:p>
              </table:table-cell>
              <table:table-cell office:value-type="float" office:value="125826136">
                <text:p>1258261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6708808">
                <text:p>186708808</text:p>
              </table:table-cell>
              <table:table-cell office:value-type="float" office:value="147497248">
                <text:p>147497248</text:p>
              </table:table-cell>
              <table:table-cell office:value-type="float" office:value="195691488">
                <text:p>195691488</text:p>
              </table:table-cell>
              <table:table-cell office:value-type="float" office:value="196713344">
                <text:p>196713344</text:p>
              </table:table-cell>
              <table:table-cell office:value-type="float" office:value="129953752">
                <text:p>1299537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5995944">
                <text:p>195995944</text:p>
              </table:table-cell>
              <table:table-cell office:value-type="float" office:value="155752480">
                <text:p>155752480</text:p>
              </table:table-cell>
              <table:table-cell office:value-type="float" office:value="197426976">
                <text:p>197426976</text:p>
              </table:table-cell>
              <table:table-cell office:value-type="float" office:value="196713344">
                <text:p>196713344</text:p>
              </table:table-cell>
              <table:table-cell office:value-type="float" office:value="132017560">
                <text:p>1320175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8059752">
                <text:p>198059752</text:p>
              </table:table-cell>
              <table:table-cell office:value-type="float" office:value="164007712">
                <text:p>164007712</text:p>
              </table:table-cell>
              <table:table-cell office:value-type="float" office:value="197426976">
                <text:p>197426976</text:p>
              </table:table-cell>
              <table:table-cell office:value-type="float" office:value="196713344">
                <text:p>196713344</text:p>
              </table:table-cell>
              <table:table-cell office:value-type="float" office:value="139240888">
                <text:p>1392408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5283080">
                <text:p>205283080</text:p>
              </table:table-cell>
              <table:table-cell office:value-type="float" office:value="164007712">
                <text:p>164007712</text:p>
              </table:table-cell>
              <table:table-cell office:value-type="float" office:value="197426976">
                <text:p>197426976</text:p>
              </table:table-cell>
              <table:table-cell office:value-type="float" office:value="204000560">
                <text:p>204000560</text:p>
              </table:table-cell>
              <table:table-cell office:value-type="float" office:value="143368504">
                <text:p>1433685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8771464">
                <text:p>208771464</text:p>
              </table:table-cell>
              <table:table-cell office:value-type="float" office:value="164007712">
                <text:p>164007712</text:p>
              </table:table-cell>
              <table:table-cell office:value-type="float" office:value="198655344">
                <text:p>198655344</text:p>
              </table:table-cell>
              <table:table-cell office:value-type="float" office:value="204573248">
                <text:p>204573248</text:p>
              </table:table-cell>
              <table:table-cell office:value-type="float" office:value="148528024">
                <text:p>1485280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3929784">
                <text:p>213929784</text:p>
              </table:table-cell>
              <table:table-cell office:value-type="float" office:value="164007712">
                <text:p>164007712</text:p>
              </table:table-cell>
              <table:table-cell office:value-type="float" office:value="205286896">
                <text:p>205286896</text:p>
              </table:table-cell>
              <table:table-cell office:value-type="float" office:value="122451424">
                <text:p>122451424</text:p>
              </table:table-cell>
              <table:table-cell office:value-type="float" office:value="148528024">
                <text:p>1485280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3929784">
                <text:p>213929784</text:p>
              </table:table-cell>
              <table:table-cell office:value-type="float" office:value="169559424">
                <text:p>169559424</text:p>
              </table:table-cell>
              <table:table-cell office:value-type="float" office:value="205286896">
                <text:p>205286896</text:p>
              </table:table-cell>
              <table:table-cell office:value-type="float" office:value="130985808">
                <text:p>130985808</text:p>
              </table:table-cell>
              <table:table-cell office:value-type="float" office:value="155751352">
                <text:p>1557513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3929784">
                <text:p>213929784</text:p>
              </table:table-cell>
              <table:table-cell office:value-type="float" office:value="171557184">
                <text:p>171557184</text:p>
              </table:table-cell>
              <table:table-cell office:value-type="float" office:value="212967504">
                <text:p>212967504</text:p>
              </table:table-cell>
              <table:table-cell office:value-type="float" office:value="130985808">
                <text:p>130985808</text:p>
              </table:table-cell>
              <table:table-cell office:value-type="float" office:value="165038488">
                <text:p>1650384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3929784">
                <text:p>213929784</text:p>
              </table:table-cell>
              <table:table-cell office:value-type="float" office:value="175683840">
                <text:p>175683840</text:p>
              </table:table-cell>
              <table:table-cell office:value-type="float" office:value="213933600">
                <text:p>213933600</text:p>
              </table:table-cell>
              <table:table-cell office:value-type="float" office:value="138209136">
                <text:p>138209136</text:p>
              </table:table-cell>
              <table:table-cell office:value-type="float" office:value="165038488">
                <text:p>1650384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0823592">
                <text:p>220823592</text:p>
              </table:table-cell>
              <table:table-cell office:value-type="float" office:value="180203904">
                <text:p>180203904</text:p>
              </table:table-cell>
              <table:table-cell office:value-type="float" office:value="213933600">
                <text:p>213933600</text:p>
              </table:table-cell>
              <table:table-cell office:value-type="float" office:value="147496272">
                <text:p>147496272</text:p>
              </table:table-cell>
              <table:table-cell office:value-type="float" office:value="172261816">
                <text:p>1722618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1789704">
                <text:p>221789704</text:p>
              </table:table-cell>
              <table:table-cell office:value-type="float" office:value="180203904">
                <text:p>180203904</text:p>
              </table:table-cell>
              <table:table-cell office:value-type="float" office:value="125834128">
                <text:p>125834128</text:p>
              </table:table-cell>
              <table:table-cell office:value-type="float" office:value="159879120">
                <text:p>159879120</text:p>
              </table:table-cell>
              <table:table-cell office:value-type="float" office:value="182580856">
                <text:p>1825808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30436408">
                <text:p>230436408</text:p>
              </table:table-cell>
              <table:table-cell office:value-type="float" office:value="188063808">
                <text:p>188063808</text:p>
              </table:table-cell>
              <table:table-cell office:value-type="float" office:value="126866032">
                <text:p>126866032</text:p>
              </table:table-cell>
              <table:table-cell office:value-type="float" office:value="164006736">
                <text:p>164006736</text:p>
              </table:table-cell>
              <table:table-cell office:value-type="float" office:value="194963704">
                <text:p>1949637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0436408">
                <text:p>230436408</text:p>
              </table:table-cell>
              <table:table-cell office:value-type="float" office:value="121968848">
                <text:p>121968848</text:p>
              </table:table-cell>
              <table:table-cell office:value-type="float" office:value="132025552">
                <text:p>132025552</text:p>
              </table:table-cell>
              <table:table-cell office:value-type="float" office:value="165038640">
                <text:p>165038640</text:p>
              </table:table-cell>
              <table:table-cell office:value-type="float" office:value="198059416">
                <text:p>1980594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30436408">
                <text:p>230436408</text:p>
              </table:table-cell>
              <table:table-cell office:value-type="float" office:value="126237696">
                <text:p>126237696</text:p>
              </table:table-cell>
              <table:table-cell office:value-type="float" office:value="135121264">
                <text:p>135121264</text:p>
              </table:table-cell>
              <table:table-cell office:value-type="float" office:value="168134352">
                <text:p>168134352</text:p>
              </table:table-cell>
              <table:table-cell office:value-type="float" office:value="202187032">
                <text:p>2021870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7262088">
                <text:p>117262088</text:p>
              </table:table-cell>
              <table:table-cell office:value-type="float" office:value="130986784">
                <text:p>130986784</text:p>
              </table:table-cell>
              <table:table-cell office:value-type="float" office:value="143376496">
                <text:p>143376496</text:p>
              </table:table-cell>
              <table:table-cell office:value-type="float" office:value="175357680">
                <text:p>175357680</text:p>
              </table:table-cell>
              <table:table-cell office:value-type="float" office:value="205282744">
                <text:p>2052827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1698872">
                <text:p>121698872</text:p>
              </table:table-cell>
              <table:table-cell office:value-type="float" office:value="130986784">
                <text:p>130986784</text:p>
              </table:table-cell>
              <table:table-cell office:value-type="float" office:value="148536016">
                <text:p>148536016</text:p>
              </table:table-cell>
              <table:table-cell office:value-type="float" office:value="180517200">
                <text:p>180517200</text:p>
              </table:table-cell>
              <table:table-cell office:value-type="float" office:value="211227864">
                <text:p>2112278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5826520">
                <text:p>125826520</text:p>
              </table:table-cell>
              <table:table-cell office:value-type="float" office:value="139242016">
                <text:p>139242016</text:p>
              </table:table-cell>
              <table:table-cell office:value-type="float" office:value="149567920">
                <text:p>149567920</text:p>
              </table:table-cell>
              <table:table-cell office:value-type="float" office:value="180517200">
                <text:p>180517200</text:p>
              </table:table-cell>
              <table:table-cell office:value-type="float" office:value="213929448">
                <text:p>2139294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5826520">
                <text:p>125826520</text:p>
              </table:table-cell>
              <table:table-cell office:value-type="float" office:value="147497248">
                <text:p>147497248</text:p>
              </table:table-cell>
              <table:table-cell office:value-type="float" office:value="155759344">
                <text:p>155759344</text:p>
              </table:table-cell>
              <table:table-cell office:value-type="float" office:value="180517200">
                <text:p>180517200</text:p>
              </table:table-cell>
              <table:table-cell office:value-type="float" office:value="213929448">
                <text:p>2139294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2017944">
                <text:p>132017944</text:p>
              </table:table-cell>
              <table:table-cell office:value-type="float" office:value="148529152">
                <text:p>148529152</text:p>
              </table:table-cell>
              <table:table-cell office:value-type="float" office:value="165046480">
                <text:p>165046480</text:p>
              </table:table-cell>
              <table:table-cell office:value-type="float" office:value="186200048">
                <text:p>186200048</text:p>
              </table:table-cell>
              <table:table-cell office:value-type="float" office:value="213929448">
                <text:p>2139294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5113656">
                <text:p>135113656</text:p>
              </table:table-cell>
              <table:table-cell office:value-type="float" office:value="155752480">
                <text:p>155752480</text:p>
              </table:table-cell>
              <table:table-cell office:value-type="float" office:value="165046480">
                <text:p>165046480</text:p>
              </table:table-cell>
              <table:table-cell office:value-type="float" office:value="188066672">
                <text:p>188066672</text:p>
              </table:table-cell>
              <table:table-cell office:value-type="float" office:value="215485656">
                <text:p>2154856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7496504">
                <text:p>147496504</text:p>
              </table:table-cell>
              <table:table-cell office:value-type="float" office:value="164007712">
                <text:p>164007712</text:p>
              </table:table-cell>
              <table:table-cell office:value-type="float" office:value="172269808">
                <text:p>172269808</text:p>
              </table:table-cell>
              <table:table-cell office:value-type="float" office:value="191996624">
                <text:p>191996624</text:p>
              </table:table-cell>
              <table:table-cell office:value-type="float" office:value="221789368">
                <text:p>2217893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8528408">
                <text:p>148528408</text:p>
              </table:table-cell>
              <table:table-cell office:value-type="float" office:value="164007712">
                <text:p>164007712</text:p>
              </table:table-cell>
              <table:table-cell office:value-type="float" office:value="181556944">
                <text:p>181556944</text:p>
              </table:table-cell>
              <table:table-cell office:value-type="float" office:value="196713392">
                <text:p>196713392</text:p>
              </table:table-cell>
              <table:table-cell office:value-type="float" office:value="221789368">
                <text:p>2217893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5751736">
                <text:p>155751736</text:p>
              </table:table-cell>
              <table:table-cell office:value-type="float" office:value="164007712">
                <text:p>164007712</text:p>
              </table:table-cell>
              <table:table-cell office:value-type="float" office:value="181556944">
                <text:p>181556944</text:p>
              </table:table-cell>
              <table:table-cell office:value-type="float" office:value="196713392">
                <text:p>196713392</text:p>
              </table:table-cell>
              <table:table-cell office:value-type="float" office:value="226947864">
                <text:p>2269478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911256">
                <text:p>160911256</text:p>
              </table:table-cell>
              <table:table-cell office:value-type="float" office:value="165170496">
                <text:p>165170496</text:p>
              </table:table-cell>
              <table:table-cell office:value-type="float" office:value="188780272">
                <text:p>188780272</text:p>
              </table:table-cell>
              <table:table-cell office:value-type="float" office:value="196713392">
                <text:p>196713392</text:p>
              </table:table-cell>
              <table:table-cell office:value-type="float" office:value="230436072">
                <text:p>2304360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5038872">
                <text:p>165038872</text:p>
              </table:table-cell>
              <table:table-cell office:value-type="float" office:value="171557184">
                <text:p>171557184</text:p>
              </table:table-cell>
              <table:table-cell office:value-type="float" office:value="188780272">
                <text:p>188780272</text:p>
              </table:table-cell>
              <table:table-cell office:value-type="float" office:value="196713392">
                <text:p>196713392</text:p>
              </table:table-cell>
              <table:table-cell office:value-type="float" office:value="230436072">
                <text:p>2304360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5038872">
                <text:p>165038872</text:p>
              </table:table-cell>
              <table:table-cell office:value-type="float" office:value="171557184">
                <text:p>171557184</text:p>
              </table:table-cell>
              <table:table-cell office:value-type="float" office:value="192793200">
                <text:p>192793200</text:p>
              </table:table-cell>
              <table:table-cell office:value-type="float" office:value="197548352">
                <text:p>197548352</text:p>
              </table:table-cell>
              <table:table-cell office:value-type="float" office:value="230436072">
                <text:p>2304360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2262200">
                <text:p>172262200</text:p>
              </table:table-cell>
              <table:table-cell office:value-type="float" office:value="171557184">
                <text:p>171557184</text:p>
              </table:table-cell>
              <table:table-cell office:value-type="float" office:value="197426976">
                <text:p>197426976</text:p>
              </table:table-cell>
              <table:table-cell office:value-type="float" office:value="202968944">
                <text:p>202968944</text:p>
              </table:table-cell>
              <table:table-cell office:value-type="float" office:value="117268664">
                <text:p>1172686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9485528">
                <text:p>179485528</text:p>
              </table:table-cell>
              <table:table-cell office:value-type="float" office:value="180203904">
                <text:p>180203904</text:p>
              </table:table-cell>
              <table:table-cell office:value-type="float" office:value="197426976">
                <text:p>197426976</text:p>
              </table:table-cell>
              <table:table-cell office:value-type="float" office:value="204573296">
                <text:p>204573296</text:p>
              </table:table-cell>
              <table:table-cell office:value-type="float" office:value="125825992">
                <text:p>1258259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81549336">
                <text:p>181549336</text:p>
              </table:table-cell>
              <table:table-cell office:value-type="float" office:value="180203904">
                <text:p>180203904</text:p>
              </table:table-cell>
              <table:table-cell office:value-type="float" office:value="197426976">
                <text:p>197426976</text:p>
              </table:table-cell>
              <table:table-cell office:value-type="float" office:value="204573296">
                <text:p>204573296</text:p>
              </table:table-cell>
              <table:table-cell office:value-type="float" office:value="125825992">
                <text:p>1258259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8772664">
                <text:p>188772664</text:p>
              </table:table-cell>
              <table:table-cell office:value-type="float" office:value="180203904">
                <text:p>180203904</text:p>
              </table:table-cell>
              <table:table-cell office:value-type="float" office:value="197426976">
                <text:p>197426976</text:p>
              </table:table-cell>
              <table:table-cell office:value-type="float" office:value="121970656">
                <text:p>121970656</text:p>
              </table:table-cell>
              <table:table-cell office:value-type="float" office:value="130985512">
                <text:p>1309855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95995992">
                <text:p>195995992</text:p>
              </table:table-cell>
              <table:table-cell office:value-type="float" office:value="180203904">
                <text:p>180203904</text:p>
              </table:table-cell>
              <table:table-cell office:value-type="float" office:value="197689248">
                <text:p>197689248</text:p>
              </table:table-cell>
              <table:table-cell office:value-type="float" office:value="130985808">
                <text:p>130985808</text:p>
              </table:table-cell>
              <table:table-cell office:value-type="float" office:value="132017416">
                <text:p>1320174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8059800">
                <text:p>198059800</text:p>
              </table:table-cell>
              <table:table-cell office:value-type="float" office:value="180203904">
                <text:p>180203904</text:p>
              </table:table-cell>
              <table:table-cell office:value-type="float" office:value="205286896">
                <text:p>205286896</text:p>
              </table:table-cell>
              <table:table-cell office:value-type="float" office:value="130985808">
                <text:p>130985808</text:p>
              </table:table-cell>
              <table:table-cell office:value-type="float" office:value="132017416">
                <text:p>1320174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8059800">
                <text:p>198059800</text:p>
              </table:table-cell>
              <table:table-cell office:value-type="float" office:value="181742688">
                <text:p>181742688</text:p>
              </table:table-cell>
              <table:table-cell office:value-type="float" office:value="205286896">
                <text:p>205286896</text:p>
              </table:table-cell>
              <table:table-cell office:value-type="float" office:value="130985808">
                <text:p>130985808</text:p>
              </table:table-cell>
              <table:table-cell office:value-type="float" office:value="137176936">
                <text:p>1371769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5283128">
                <text:p>205283128</text:p>
              </table:table-cell>
              <table:table-cell office:value-type="float" office:value="188063808">
                <text:p>188063808</text:p>
              </table:table-cell>
              <table:table-cell office:value-type="float" office:value="211870272">
                <text:p>211870272</text:p>
              </table:table-cell>
              <table:table-cell office:value-type="float" office:value="136145328">
                <text:p>136145328</text:p>
              </table:table-cell>
              <table:table-cell office:value-type="float" office:value="148527880">
                <text:p>1485278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8264392">
                <text:p>208264392</text:p>
              </table:table-cell>
              <table:table-cell office:value-type="float" office:value="121968848">
                <text:p>121968848</text:p>
              </table:table-cell>
              <table:table-cell office:value-type="float" office:value="213933600">
                <text:p>213933600</text:p>
              </table:table-cell>
              <table:table-cell office:value-type="float" office:value="144400560">
                <text:p>144400560</text:p>
              </table:table-cell>
              <table:table-cell office:value-type="float" office:value="148527880">
                <text:p>1485278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13929832">
                <text:p>213929832</text:p>
              </table:table-cell>
              <table:table-cell office:value-type="float" office:value="126828112">
                <text:p>126828112</text:p>
              </table:table-cell>
              <table:table-cell office:value-type="float" office:value="213933600">
                <text:p>213933600</text:p>
              </table:table-cell>
              <table:table-cell office:value-type="float" office:value="147496272">
                <text:p>147496272</text:p>
              </table:table-cell>
              <table:table-cell office:value-type="float" office:value="155751208">
                <text:p>1557512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3929832">
                <text:p>213929832</text:p>
              </table:table-cell>
              <table:table-cell office:value-type="float" office:value="130986784">
                <text:p>130986784</text:p>
              </table:table-cell>
              <table:table-cell office:value-type="float" office:value="213933600">
                <text:p>213933600</text:p>
              </table:table-cell>
              <table:table-cell office:value-type="float" office:value="155751504">
                <text:p>155751504</text:p>
              </table:table-cell>
              <table:table-cell office:value-type="float" office:value="165038344">
                <text:p>1650383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13929832">
                <text:p>213929832</text:p>
              </table:table-cell>
              <table:table-cell office:value-type="float" office:value="130986784">
                <text:p>130986784</text:p>
              </table:table-cell>
              <table:table-cell office:value-type="float" office:value="213920576">
                <text:p>213920576</text:p>
              </table:table-cell>
              <table:table-cell office:value-type="float" office:value="164006736">
                <text:p>164006736</text:p>
              </table:table-cell>
              <table:table-cell office:value-type="float" office:value="165038344">
                <text:p>1650383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3929832">
                <text:p>213929832</text:p>
              </table:table-cell>
              <table:table-cell office:value-type="float" office:value="135114368">
                <text:p>135114368</text:p>
              </table:table-cell>
              <table:table-cell office:value-type="float" office:value="123770320">
                <text:p>123770320</text:p>
              </table:table-cell>
              <table:table-cell office:value-type="float" office:value="164006736">
                <text:p>164006736</text:p>
              </table:table-cell>
              <table:table-cell office:value-type="float" office:value="171229768">
                <text:p>1712297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3929832">
                <text:p>213929832</text:p>
              </table:table-cell>
              <table:table-cell office:value-type="float" office:value="139242016">
                <text:p>139242016</text:p>
              </table:table-cell>
              <table:table-cell office:value-type="float" office:value="125834128">
                <text:p>125834128</text:p>
              </table:table-cell>
              <table:table-cell office:value-type="float" office:value="172261968">
                <text:p>172261968</text:p>
              </table:table-cell>
              <table:table-cell office:value-type="float" office:value="176389288">
                <text:p>1763892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3929832">
                <text:p>213929832</text:p>
              </table:table-cell>
              <table:table-cell office:value-type="float" office:value="141305792">
                <text:p>141305792</text:p>
              </table:table-cell>
              <table:table-cell office:value-type="float" office:value="132025552">
                <text:p>132025552</text:p>
              </table:table-cell>
              <table:table-cell office:value-type="float" office:value="180517200">
                <text:p>180517200</text:p>
              </table:table-cell>
              <table:table-cell office:value-type="float" office:value="181548808">
                <text:p>1815488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9153720">
                <text:p>219153720</text:p>
              </table:table-cell>
              <table:table-cell office:value-type="float" office:value="147497248">
                <text:p>147497248</text:p>
              </table:table-cell>
              <table:table-cell office:value-type="float" office:value="132025552">
                <text:p>132025552</text:p>
              </table:table-cell>
              <table:table-cell office:value-type="float" office:value="180517200">
                <text:p>180517200</text:p>
              </table:table-cell>
              <table:table-cell office:value-type="float" office:value="181548808">
                <text:p>1815488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1789752">
                <text:p>221789752</text:p>
              </table:table-cell>
              <table:table-cell office:value-type="float" office:value="147497248">
                <text:p>147497248</text:p>
              </table:table-cell>
              <table:table-cell office:value-type="float" office:value="141312688">
                <text:p>141312688</text:p>
              </table:table-cell>
              <table:table-cell office:value-type="float" office:value="188772432">
                <text:p>188772432</text:p>
              </table:table-cell>
              <table:table-cell office:value-type="float" office:value="188772136">
                <text:p>1887721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3345944">
                <text:p>223345944</text:p>
              </table:table-cell>
              <table:table-cell office:value-type="float" office:value="155752480">
                <text:p>155752480</text:p>
              </table:table-cell>
              <table:table-cell office:value-type="float" office:value="148536016">
                <text:p>148536016</text:p>
              </table:table-cell>
              <table:table-cell office:value-type="float" office:value="192064112">
                <text:p>192064112</text:p>
              </table:table-cell>
              <table:table-cell office:value-type="float" office:value="197027368">
                <text:p>1970273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0436456">
                <text:p>230436456</text:p>
              </table:table-cell>
              <table:table-cell office:value-type="float" office:value="162975808">
                <text:p>162975808</text:p>
              </table:table-cell>
              <table:table-cell office:value-type="float" office:value="153695536">
                <text:p>153695536</text:p>
              </table:table-cell>
              <table:table-cell office:value-type="float" office:value="196715312">
                <text:p>196715312</text:p>
              </table:table-cell>
              <table:table-cell office:value-type="float" office:value="198059272">
                <text:p>1980592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0436456">
                <text:p>230436456</text:p>
              </table:table-cell>
              <table:table-cell office:value-type="float" office:value="164007712">
                <text:p>164007712</text:p>
              </table:table-cell>
              <table:table-cell office:value-type="float" office:value="160918864">
                <text:p>160918864</text:p>
              </table:table-cell>
              <table:table-cell office:value-type="float" office:value="196715312">
                <text:p>196715312</text:p>
              </table:table-cell>
              <table:table-cell office:value-type="float" office:value="205282600">
                <text:p>2052826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0436456">
                <text:p>230436456</text:p>
              </table:table-cell>
              <table:table-cell office:value-type="float" office:value="164007712">
                <text:p>164007712</text:p>
              </table:table-cell>
              <table:table-cell office:value-type="float" office:value="165046480">
                <text:p>165046480</text:p>
              </table:table-cell>
              <table:table-cell office:value-type="float" office:value="196715312">
                <text:p>196715312</text:p>
              </table:table-cell>
              <table:table-cell office:value-type="float" office:value="206576520">
                <text:p>2065765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7259544">
                <text:p>117259544</text:p>
              </table:table-cell>
              <table:table-cell office:value-type="float" office:value="164007712">
                <text:p>164007712</text:p>
              </table:table-cell>
              <table:table-cell office:value-type="float" office:value="165046480">
                <text:p>165046480</text:p>
              </table:table-cell>
              <table:table-cell office:value-type="float" office:value="196715312">
                <text:p>196715312</text:p>
              </table:table-cell>
              <table:table-cell office:value-type="float" office:value="213929304">
                <text:p>2139293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2730808">
                <text:p>122730808</text:p>
              </table:table-cell>
              <table:table-cell office:value-type="float" office:value="171557184">
                <text:p>171557184</text:p>
              </table:table-cell>
              <table:table-cell office:value-type="float" office:value="172269808">
                <text:p>172269808</text:p>
              </table:table-cell>
              <table:table-cell office:value-type="float" office:value="204575216">
                <text:p>204575216</text:p>
              </table:table-cell>
              <table:table-cell office:value-type="float" office:value="213929304">
                <text:p>2139293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5826520">
                <text:p>125826520</text:p>
              </table:table-cell>
              <table:table-cell office:value-type="float" office:value="174652176">
                <text:p>174652176</text:p>
              </table:table-cell>
              <table:table-cell office:value-type="float" office:value="181556944">
                <text:p>181556944</text:p>
              </table:table-cell>
              <table:table-cell office:value-type="float" office:value="213221936">
                <text:p>213221936</text:p>
              </table:table-cell>
              <table:table-cell office:value-type="float" office:value="221019816">
                <text:p>2210198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2017944">
                <text:p>132017944</text:p>
              </table:table-cell>
              <table:table-cell office:value-type="float" office:value="180203904">
                <text:p>180203904</text:p>
              </table:table-cell>
              <table:table-cell office:value-type="float" office:value="184652656">
                <text:p>184652656</text:p>
              </table:table-cell>
              <table:table-cell office:value-type="float" office:value="213221936">
                <text:p>213221936</text:p>
              </table:table-cell>
              <table:table-cell office:value-type="float" office:value="221789224">
                <text:p>2217892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7177464">
                <text:p>137177464</text:p>
              </table:table-cell>
              <table:table-cell office:value-type="float" office:value="180203904">
                <text:p>180203904</text:p>
              </table:table-cell>
              <table:table-cell office:value-type="float" office:value="188780272">
                <text:p>188780272</text:p>
              </table:table-cell>
              <table:table-cell office:value-type="float" office:value="213221936">
                <text:p>213221936</text:p>
              </table:table-cell>
              <table:table-cell office:value-type="float" office:value="227472072">
                <text:p>2274720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7496504">
                <text:p>147496504</text:p>
              </table:table-cell>
              <table:table-cell office:value-type="float" office:value="180203904">
                <text:p>180203904</text:p>
              </table:table-cell>
              <table:table-cell office:value-type="float" office:value="194069712">
                <text:p>194069712</text:p>
              </table:table-cell>
              <table:table-cell office:value-type="float" office:value="117261184">
                <text:p>117261184</text:p>
              </table:table-cell>
              <table:table-cell office:value-type="float" office:value="230435928">
                <text:p>2304359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8528408">
                <text:p>148528408</text:p>
              </table:table-cell>
              <table:table-cell office:value-type="float" office:value="180203904">
                <text:p>180203904</text:p>
              </table:table-cell>
              <table:table-cell office:value-type="float" office:value="197426976">
                <text:p>197426976</text:p>
              </table:table-cell>
              <table:table-cell office:value-type="float" office:value="125826336">
                <text:p>125826336</text:p>
              </table:table-cell>
              <table:table-cell office:value-type="float" office:value="230435928">
                <text:p>23043592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4719832">
                <text:p>154719832</text:p>
              </table:table-cell>
              <table:table-cell office:value-type="float" office:value="188063808">
                <text:p>188063808</text:p>
              </table:table-cell>
              <table:table-cell office:value-type="float" office:value="197426976">
                <text:p>197426976</text:p>
              </table:table-cell>
              <table:table-cell office:value-type="float" office:value="125826336">
                <text:p>125826336</text:p>
              </table:table-cell>
              <table:table-cell office:value-type="float" office:value="230435928">
                <text:p>2304359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0911256">
                <text:p>160911256</text:p>
              </table:table-cell>
              <table:table-cell office:value-type="float" office:value="188063808">
                <text:p>188063808</text:p>
              </table:table-cell>
              <table:table-cell office:value-type="float" office:value="197426976">
                <text:p>197426976</text:p>
              </table:table-cell>
              <table:table-cell office:value-type="float" office:value="130985856">
                <text:p>130985856</text:p>
              </table:table-cell>
              <table:table-cell office:value-type="float" office:value="118205576">
                <text:p>1182055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5038872">
                <text:p>165038872</text:p>
              </table:table-cell>
              <table:table-cell office:value-type="float" office:value="122533304">
                <text:p>122533304</text:p>
              </table:table-cell>
              <table:table-cell office:value-type="float" office:value="197426976">
                <text:p>197426976</text:p>
              </table:table-cell>
              <table:table-cell office:value-type="float" office:value="132017760">
                <text:p>132017760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5038872">
                <text:p>165038872</text:p>
              </table:table-cell>
              <table:table-cell office:value-type="float" office:value="127138768">
                <text:p>127138768</text:p>
              </table:table-cell>
              <table:table-cell office:value-type="float" office:value="197426976">
                <text:p>197426976</text:p>
              </table:table-cell>
              <table:table-cell office:value-type="float" office:value="137177280">
                <text:p>137177280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9166488">
                <text:p>169166488</text:p>
              </table:table-cell>
              <table:table-cell office:value-type="float" office:value="130986784">
                <text:p>130986784</text:p>
              </table:table-cell>
              <table:table-cell office:value-type="float" office:value="197426976">
                <text:p>197426976</text:p>
              </table:table-cell>
              <table:table-cell office:value-type="float" office:value="140272992">
                <text:p>140272992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2262200">
                <text:p>172262200</text:p>
              </table:table-cell>
              <table:table-cell office:value-type="float" office:value="130986784">
                <text:p>130986784</text:p>
              </table:table-cell>
              <table:table-cell office:value-type="float" office:value="197426976">
                <text:p>197426976</text:p>
              </table:table-cell>
              <table:table-cell office:value-type="float" office:value="146464416">
                <text:p>146464416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5357912">
                <text:p>175357912</text:p>
              </table:table-cell>
              <table:table-cell office:value-type="float" office:value="137178208">
                <text:p>137178208</text:p>
              </table:table-cell>
              <table:table-cell office:value-type="float" office:value="205286896">
                <text:p>205286896</text:p>
              </table:table-cell>
              <table:table-cell office:value-type="float" office:value="148528224">
                <text:p>148528224</text:p>
              </table:table-cell>
              <table:table-cell office:value-type="float" office:value="137176984">
                <text:p>1371769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1549336">
                <text:p>181549336</text:p>
              </table:table-cell>
              <table:table-cell office:value-type="float" office:value="142337728">
                <text:p>142337728</text:p>
              </table:table-cell>
              <table:table-cell office:value-type="float" office:value="205286896">
                <text:p>205286896</text:p>
              </table:table-cell>
              <table:table-cell office:value-type="float" office:value="155751552">
                <text:p>155751552</text:p>
              </table:table-cell>
              <table:table-cell office:value-type="float" office:value="146464120">
                <text:p>1464641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7740760">
                <text:p>187740760</text:p>
              </table:table-cell>
              <table:table-cell office:value-type="float" office:value="147497248">
                <text:p>147497248</text:p>
              </table:table-cell>
              <table:table-cell office:value-type="float" office:value="205286896">
                <text:p>205286896</text:p>
              </table:table-cell>
              <table:table-cell office:value-type="float" office:value="162974880">
                <text:p>162974880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2900280">
                <text:p>192900280</text:p>
              </table:table-cell>
              <table:table-cell office:value-type="float" office:value="150592960">
                <text:p>150592960</text:p>
              </table:table-cell>
              <table:table-cell office:value-type="float" office:value="213933600">
                <text:p>213933600</text:p>
              </table:table-cell>
              <table:table-cell office:value-type="float" office:value="165038688">
                <text:p>165038688</text:p>
              </table:table-cell>
              <table:table-cell office:value-type="float" office:value="150591736">
                <text:p>1505917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8059800">
                <text:p>198059800</text:p>
              </table:table-cell>
              <table:table-cell office:value-type="float" office:value="156784384">
                <text:p>156784384</text:p>
              </table:table-cell>
              <table:table-cell office:value-type="float" office:value="213933600">
                <text:p>213933600</text:p>
              </table:table-cell>
              <table:table-cell office:value-type="float" office:value="165038688">
                <text:p>165038688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5283128">
                <text:p>205283128</text:p>
              </table:table-cell>
              <table:table-cell office:value-type="float" office:value="164007712">
                <text:p>164007712</text:p>
              </table:table-cell>
              <table:table-cell office:value-type="float" office:value="213933600">
                <text:p>213933600</text:p>
              </table:table-cell>
              <table:table-cell office:value-type="float" office:value="172262016">
                <text:p>172262016</text:p>
              </table:table-cell>
              <table:table-cell office:value-type="float" office:value="162974584">
                <text:p>162974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10703704">
                <text:p>210703704</text:p>
              </table:table-cell>
              <table:table-cell office:value-type="float" office:value="164007712">
                <text:p>164007712</text:p>
              </table:table-cell>
              <table:table-cell office:value-type="float" office:value="213921056">
                <text:p>213921056</text:p>
              </table:table-cell>
              <table:table-cell office:value-type="float" office:value="179485344">
                <text:p>179485344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13929832">
                <text:p>213929832</text:p>
              </table:table-cell>
              <table:table-cell office:value-type="float" office:value="164007712">
                <text:p>164007712</text:p>
              </table:table-cell>
              <table:table-cell office:value-type="float" office:value="123770320">
                <text:p>123770320</text:p>
              </table:table-cell>
              <table:table-cell office:value-type="float" office:value="181549152">
                <text:p>181549152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13929832">
                <text:p>213929832</text:p>
              </table:table-cell>
              <table:table-cell office:value-type="float" office:value="171557184">
                <text:p>171557184</text:p>
              </table:table-cell>
              <table:table-cell office:value-type="float" office:value="125834128">
                <text:p>125834128</text:p>
              </table:table-cell>
              <table:table-cell office:value-type="float" office:value="181549152">
                <text:p>181549152</text:p>
              </table:table-cell>
              <table:table-cell office:value-type="float" office:value="171229816">
                <text:p>1712298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3929832">
                <text:p>213929832</text:p>
              </table:table-cell>
              <table:table-cell office:value-type="float" office:value="171557184">
                <text:p>171557184</text:p>
              </table:table-cell>
              <table:table-cell office:value-type="float" office:value="132025552">
                <text:p>132025552</text:p>
              </table:table-cell>
              <table:table-cell office:value-type="float" office:value="181549152">
                <text:p>181549152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13929832">
                <text:p>213929832</text:p>
              </table:table-cell>
              <table:table-cell office:value-type="float" office:value="171557184">
                <text:p>171557184</text:p>
              </table:table-cell>
              <table:table-cell office:value-type="float" office:value="132025552">
                <text:p>132025552</text:p>
              </table:table-cell>
              <table:table-cell office:value-type="float" office:value="186528176">
                <text:p>186528176</text:p>
              </table:table-cell>
              <table:table-cell office:value-type="float" office:value="180516952">
                <text:p>1805169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3929832">
                <text:p>213929832</text:p>
              </table:table-cell>
              <table:table-cell office:value-type="float" office:value="174717744">
                <text:p>174717744</text:p>
              </table:table-cell>
              <table:table-cell office:value-type="float" office:value="137185072">
                <text:p>137185072</text:p>
              </table:table-cell>
              <table:table-cell office:value-type="float" office:value="188770800">
                <text:p>188770800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13929832">
                <text:p>213929832</text:p>
              </table:table-cell>
              <table:table-cell office:value-type="float" office:value="180203904">
                <text:p>180203904</text:p>
              </table:table-cell>
              <table:table-cell office:value-type="float" office:value="148536016">
                <text:p>148536016</text:p>
              </table:table-cell>
              <table:table-cell office:value-type="float" office:value="188770800">
                <text:p>188770800</text:p>
              </table:table-cell>
              <table:table-cell office:value-type="float" office:value="184644568">
                <text:p>1846445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17925352">
                <text:p>217925352</text:p>
              </table:table-cell>
              <table:table-cell office:value-type="float" office:value="180203904">
                <text:p>180203904</text:p>
              </table:table-cell>
              <table:table-cell office:value-type="float" office:value="148536016">
                <text:p>148536016</text:p>
              </table:table-cell>
              <table:table-cell office:value-type="float" office:value="197220800">
                <text:p>197220800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1610456">
                <text:p>221610456</text:p>
              </table:table-cell>
              <table:table-cell office:value-type="float" office:value="180203904">
                <text:p>180203904</text:p>
              </table:table-cell>
              <table:table-cell office:value-type="float" office:value="155759344">
                <text:p>155759344</text:p>
              </table:table-cell>
              <table:table-cell office:value-type="float" office:value="197417504">
                <text:p>197417504</text:p>
              </table:table-cell>
              <table:table-cell office:value-type="float" office:value="194963608">
                <text:p>1949636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1789752">
                <text:p>221789752</text:p>
              </table:table-cell>
              <table:table-cell office:value-type="float" office:value="180203904">
                <text:p>180203904</text:p>
              </table:table-cell>
              <table:table-cell office:value-type="float" office:value="160918864">
                <text:p>160918864</text:p>
              </table:table-cell>
              <table:table-cell office:value-type="float" office:value="197417504">
                <text:p>197417504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8504264">
                <text:p>228504264</text:p>
              </table:table-cell>
              <table:table-cell office:value-type="float" office:value="181432272">
                <text:p>181432272</text:p>
              </table:table-cell>
              <table:table-cell office:value-type="float" office:value="165046480">
                <text:p>165046480</text:p>
              </table:table-cell>
              <table:table-cell office:value-type="float" office:value="197417504">
                <text:p>197417504</text:p>
              </table:table-cell>
              <table:table-cell office:value-type="float" office:value="205282648">
                <text:p>2052826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0436456">
                <text:p>230436456</text:p>
              </table:table-cell>
              <table:table-cell office:value-type="float" office:value="188063808">
                <text:p>188063808</text:p>
              </table:table-cell>
              <table:table-cell office:value-type="float" office:value="168142192">
                <text:p>168142192</text:p>
              </table:table-cell>
              <table:table-cell office:value-type="float" office:value="197417504">
                <text:p>197417504</text:p>
              </table:table-cell>
              <table:table-cell office:value-type="float" office:value="208508760">
                <text:p>20850876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0436456">
                <text:p>230436456</text:p>
              </table:table-cell>
              <table:table-cell office:value-type="float" office:value="121968848">
                <text:p>121968848</text:p>
              </table:table-cell>
              <table:table-cell office:value-type="float" office:value="175365520">
                <text:p>175365520</text:p>
              </table:table-cell>
              <table:table-cell office:value-type="float" office:value="205277424">
                <text:p>2052774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0436456">
                <text:p>230436456</text:p>
              </table:table-cell>
              <table:table-cell office:value-type="float" office:value="127346352">
                <text:p>127346352</text:p>
              </table:table-cell>
              <table:table-cell office:value-type="float" office:value="181556944">
                <text:p>181556944</text:p>
              </table:table-cell>
              <table:table-cell office:value-type="float" office:value="205277424">
                <text:p>2052774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0436456">
                <text:p>230436456</text:p>
              </table:table-cell>
              <table:table-cell office:value-type="float" office:value="130986784">
                <text:p>130986784</text:p>
              </table:table-cell>
              <table:table-cell office:value-type="float" office:value="181556944">
                <text:p>181556944</text:p>
              </table:table-cell>
              <table:table-cell office:value-type="float" office:value="205264624">
                <text:p>2052646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0137096">
                <text:p>120137096</text:p>
              </table:table-cell>
              <table:table-cell office:value-type="float" office:value="130986784">
                <text:p>130986784</text:p>
              </table:table-cell>
              <table:table-cell office:value-type="float" office:value="188780272">
                <text:p>188780272</text:p>
              </table:table-cell>
              <table:table-cell office:value-type="float" office:value="126724368">
                <text:p>126724368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5826520">
                <text:p>125826520</text:p>
              </table:table-cell>
              <table:table-cell office:value-type="float" office:value="135114400">
                <text:p>135114400</text:p>
              </table:table-cell>
              <table:table-cell office:value-type="float" office:value="193038048">
                <text:p>193038048</text:p>
              </table:table-cell>
              <table:table-cell office:value-type="float" office:value="130985760">
                <text:p>130985760</text:p>
              </table:table-cell>
              <table:table-cell office:value-type="float" office:value="216958776">
                <text:p>2169587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8922232">
                <text:p>128922232</text:p>
              </table:table-cell>
              <table:table-cell office:value-type="float" office:value="143369632">
                <text:p>143369632</text:p>
              </table:table-cell>
              <table:table-cell office:value-type="float" office:value="197426976">
                <text:p>197426976</text:p>
              </table:table-cell>
              <table:table-cell office:value-type="float" office:value="130985760">
                <text:p>130985760</text:p>
              </table:table-cell>
              <table:table-cell office:value-type="float" office:value="221789272">
                <text:p>2217892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2017944">
                <text:p>132017944</text:p>
              </table:table-cell>
              <table:table-cell office:value-type="float" office:value="147497248">
                <text:p>147497248</text:p>
              </table:table-cell>
              <table:table-cell office:value-type="float" office:value="197426976">
                <text:p>197426976</text:p>
              </table:table-cell>
              <table:table-cell office:value-type="float" office:value="138209088">
                <text:p>138209088</text:p>
              </table:table-cell>
              <table:table-cell office:value-type="float" office:value="222379368">
                <text:p>2223793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2017944">
                <text:p>132017944</text:p>
              </table:table-cell>
              <table:table-cell office:value-type="float" office:value="160912000">
                <text:p>160912000</text:p>
              </table:table-cell>
              <table:table-cell office:value-type="float" office:value="199293600">
                <text:p>199293600</text:p>
              </table:table-cell>
              <table:table-cell office:value-type="float" office:value="147496224">
                <text:p>147496224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6464600">
                <text:p>146464600</text:p>
              </table:table-cell>
              <table:table-cell office:value-type="float" office:value="164007712">
                <text:p>164007712</text:p>
              </table:table-cell>
              <table:table-cell office:value-type="float" office:value="206139264">
                <text:p>206139264</text:p>
              </table:table-cell>
              <table:table-cell office:value-type="float" office:value="156783360">
                <text:p>156783360</text:p>
              </table:table-cell>
              <table:table-cell office:value-type="float" office:value="119742344">
                <text:p>1197423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0592216">
                <text:p>150592216</text:p>
              </table:table-cell>
              <table:table-cell office:value-type="float" office:value="164007712">
                <text:p>164007712</text:p>
              </table:table-cell>
              <table:table-cell office:value-type="float" office:value="213933600">
                <text:p>213933600</text:p>
              </table:table-cell>
              <table:table-cell office:value-type="float" office:value="164006688">
                <text:p>16400668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5751736">
                <text:p>155751736</text:p>
              </table:table-cell>
              <table:table-cell office:value-type="float" office:value="171557184">
                <text:p>171557184</text:p>
              </table:table-cell>
              <table:table-cell office:value-type="float" office:value="213933600">
                <text:p>213933600</text:p>
              </table:table-cell>
              <table:table-cell office:value-type="float" office:value="164006688">
                <text:p>16400668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8847448">
                <text:p>158847448</text:p>
              </table:table-cell>
              <table:table-cell office:value-type="float" office:value="171557184">
                <text:p>171557184</text:p>
              </table:table-cell>
              <table:table-cell office:value-type="float" office:value="213933600">
                <text:p>213933600</text:p>
              </table:table-cell>
              <table:table-cell office:value-type="float" office:value="169166208">
                <text:p>16916620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2975064">
                <text:p>162975064</text:p>
              </table:table-cell>
              <table:table-cell office:value-type="float" office:value="171557184">
                <text:p>171557184</text:p>
              </table:table-cell>
              <table:table-cell office:value-type="float" office:value="213933600">
                <text:p>213933600</text:p>
              </table:table-cell>
              <table:table-cell office:value-type="float" office:value="174325728">
                <text:p>174325728</text:p>
              </table:table-cell>
              <table:table-cell office:value-type="float" office:value="137176984">
                <text:p>1371769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5038872">
                <text:p>165038872</text:p>
              </table:table-cell>
              <table:table-cell office:value-type="float" office:value="177305616">
                <text:p>177305616</text:p>
              </table:table-cell>
              <table:table-cell office:value-type="float" office:value="213933600">
                <text:p>213933600</text:p>
              </table:table-cell>
              <table:table-cell office:value-type="float" office:value="180517152">
                <text:p>180517152</text:p>
              </table:table-cell>
              <table:table-cell office:value-type="float" office:value="147496024">
                <text:p>1474960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5038872">
                <text:p>165038872</text:p>
              </table:table-cell>
              <table:table-cell office:value-type="float" office:value="180203904">
                <text:p>180203904</text:p>
              </table:table-cell>
              <table:table-cell office:value-type="float" office:value="119237296">
                <text:p>119237296</text:p>
              </table:table-cell>
              <table:table-cell office:value-type="float" office:value="180517152">
                <text:p>180517152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5038872">
                <text:p>165038872</text:p>
              </table:table-cell>
              <table:table-cell office:value-type="float" office:value="180203904">
                <text:p>180203904</text:p>
              </table:table-cell>
              <table:table-cell office:value-type="float" office:value="125834128">
                <text:p>125834128</text:p>
              </table:table-cell>
              <table:table-cell office:value-type="float" office:value="186708576">
                <text:p>186708576</text:p>
              </table:table-cell>
              <table:table-cell office:value-type="float" office:value="153687448">
                <text:p>1536874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2262200">
                <text:p>172262200</text:p>
              </table:table-cell>
              <table:table-cell office:value-type="float" office:value="180203904">
                <text:p>180203904</text:p>
              </table:table-cell>
              <table:table-cell office:value-type="float" office:value="128929840">
                <text:p>128929840</text:p>
              </table:table-cell>
              <table:table-cell office:value-type="float" office:value="188772384">
                <text:p>188772384</text:p>
              </table:table-cell>
              <table:table-cell office:value-type="float" office:value="160910776">
                <text:p>1609107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549336">
                <text:p>181549336</text:p>
              </table:table-cell>
              <table:table-cell office:value-type="float" office:value="180203904">
                <text:p>180203904</text:p>
              </table:table-cell>
              <table:table-cell office:value-type="float" office:value="132025552">
                <text:p>132025552</text:p>
              </table:table-cell>
              <table:table-cell office:value-type="float" office:value="196715264">
                <text:p>196715264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549336">
                <text:p>181549336</text:p>
              </table:table-cell>
              <table:table-cell office:value-type="float" office:value="180203904">
                <text:p>180203904</text:p>
              </table:table-cell>
              <table:table-cell office:value-type="float" office:value="137185072">
                <text:p>137185072</text:p>
              </table:table-cell>
              <table:table-cell office:value-type="float" office:value="196715264">
                <text:p>196715264</text:p>
              </table:table-cell>
              <table:table-cell office:value-type="float" office:value="170197912">
                <text:p>1701979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8772664">
                <text:p>188772664</text:p>
              </table:table-cell>
              <table:table-cell office:value-type="float" office:value="188063808">
                <text:p>188063808</text:p>
              </table:table-cell>
              <table:table-cell office:value-type="float" office:value="146472208">
                <text:p>146472208</text:p>
              </table:table-cell>
              <table:table-cell office:value-type="float" office:value="196715264">
                <text:p>196715264</text:p>
              </table:table-cell>
              <table:table-cell office:value-type="float" office:value="176389336">
                <text:p>1763893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8059800">
                <text:p>198059800</text:p>
              </table:table-cell>
              <table:table-cell office:value-type="float" office:value="188063808">
                <text:p>188063808</text:p>
              </table:table-cell>
              <table:table-cell office:value-type="float" office:value="148536016">
                <text:p>148536016</text:p>
              </table:table-cell>
              <table:table-cell office:value-type="float" office:value="196715264">
                <text:p>196715264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8059800">
                <text:p>198059800</text:p>
              </table:table-cell>
              <table:table-cell office:value-type="float" office:value="121969280">
                <text:p>121969280</text:p>
              </table:table-cell>
              <table:table-cell office:value-type="float" office:value="153695536">
                <text:p>153695536</text:p>
              </table:table-cell>
              <table:table-cell office:value-type="float" office:value="199482416">
                <text:p>199482416</text:p>
              </table:table-cell>
              <table:table-cell office:value-type="float" office:value="185676472">
                <text:p>1856764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5283128">
                <text:p>205283128</text:p>
              </table:table-cell>
              <table:table-cell office:value-type="float" office:value="127346352">
                <text:p>127346352</text:p>
              </table:table-cell>
              <table:table-cell office:value-type="float" office:value="160918864">
                <text:p>160918864</text:p>
              </table:table-cell>
              <table:table-cell office:value-type="float" office:value="204575168">
                <text:p>204575168</text:p>
              </table:table-cell>
              <table:table-cell office:value-type="float" office:value="187740280">
                <text:p>18774028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5283128">
                <text:p>205283128</text:p>
              </table:table-cell>
              <table:table-cell office:value-type="float" office:value="130986784">
                <text:p>130986784</text:p>
              </table:table-cell>
              <table:table-cell office:value-type="float" office:value="165046480">
                <text:p>165046480</text:p>
              </table:table-cell>
              <table:table-cell office:value-type="float" office:value="204575168">
                <text:p>204575168</text:p>
              </table:table-cell>
              <table:table-cell office:value-type="float" office:value="189804088">
                <text:p>18980408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0703704">
                <text:p>210703704</text:p>
              </table:table-cell>
              <table:table-cell office:value-type="float" office:value="130986784">
                <text:p>130986784</text:p>
              </table:table-cell>
              <table:table-cell office:value-type="float" office:value="170206000">
                <text:p>170206000</text:p>
              </table:table-cell>
              <table:table-cell office:value-type="float" office:value="204575168">
                <text:p>204575168</text:p>
              </table:table-cell>
              <table:table-cell office:value-type="float" office:value="194963608">
                <text:p>1949636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13929832">
                <text:p>213929832</text:p>
              </table:table-cell>
              <table:table-cell office:value-type="float" office:value="133050592">
                <text:p>133050592</text:p>
              </table:table-cell>
              <table:table-cell office:value-type="float" office:value="178461232">
                <text:p>178461232</text:p>
              </table:table-cell>
              <table:table-cell office:value-type="float" office:value="213221888">
                <text:p>213221888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3929832">
                <text:p>213929832</text:p>
              </table:table-cell>
              <table:table-cell office:value-type="float" office:value="139242016">
                <text:p>139242016</text:p>
              </table:table-cell>
              <table:table-cell office:value-type="float" office:value="181556944">
                <text:p>181556944</text:p>
              </table:table-cell>
              <table:table-cell office:value-type="float" office:value="213221888">
                <text:p>213221888</text:p>
              </table:table-cell>
              <table:table-cell office:value-type="float" office:value="201155032">
                <text:p>2011550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3929832">
                <text:p>213929832</text:p>
              </table:table-cell>
              <table:table-cell office:value-type="float" office:value="147497248">
                <text:p>147497248</text:p>
              </table:table-cell>
              <table:table-cell office:value-type="float" office:value="186716464">
                <text:p>186716464</text:p>
              </table:table-cell>
              <table:table-cell office:value-type="float" office:value="213221888">
                <text:p>213221888</text:p>
              </table:table-cell>
              <table:table-cell office:value-type="float" office:value="205282648">
                <text:p>2052826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3929832">
                <text:p>213929832</text:p>
              </table:table-cell>
              <table:table-cell office:value-type="float" office:value="149561056">
                <text:p>149561056</text:p>
              </table:table-cell>
              <table:table-cell office:value-type="float" office:value="188780272">
                <text:p>188780272</text:p>
              </table:table-cell>
              <table:table-cell office:value-type="float" office:value="213221888">
                <text:p>213221888</text:p>
              </table:table-cell>
              <table:table-cell office:value-type="float" office:value="212259432">
                <text:p>2122594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21789752">
                <text:p>221789752</text:p>
              </table:table-cell>
              <table:table-cell office:value-type="float" office:value="155752480">
                <text:p>155752480</text:p>
              </table:table-cell>
              <table:table-cell office:value-type="float" office:value="197426976">
                <text:p>197426976</text:p>
              </table:table-cell>
              <table:table-cell office:value-type="float" office:value="120322688">
                <text:p>120322688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21789752">
                <text:p>221789752</text:p>
              </table:table-cell>
              <table:table-cell office:value-type="float" office:value="164007712">
                <text:p>164007712</text:p>
              </table:table-cell>
              <table:table-cell office:value-type="float" office:value="197426976">
                <text:p>197426976</text:p>
              </table:table-cell>
              <table:table-cell office:value-type="float" office:value="125826336">
                <text:p>125826336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29535928">
                <text:p>229535928</text:p>
              </table:table-cell>
              <table:table-cell office:value-type="float" office:value="164007712">
                <text:p>164007712</text:p>
              </table:table-cell>
              <table:table-cell office:value-type="float" office:value="197426976">
                <text:p>197426976</text:p>
              </table:table-cell>
              <table:table-cell office:value-type="float" office:value="127890144">
                <text:p>12789014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0436456">
                <text:p>230436456</text:p>
              </table:table-cell>
              <table:table-cell office:value-type="float" office:value="164007712">
                <text:p>164007712</text:p>
              </table:table-cell>
              <table:table-cell office:value-type="float" office:value="197426976">
                <text:p>197426976</text:p>
              </table:table-cell>
              <table:table-cell office:value-type="float" office:value="132017760">
                <text:p>132017760</text:p>
              </table:table-cell>
              <table:table-cell office:value-type="float" office:value="216254952">
                <text:p>2162549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0436456">
                <text:p>230436456</text:p>
              </table:table-cell>
              <table:table-cell office:value-type="float" office:value="164007712">
                <text:p>164007712</text:p>
              </table:table-cell>
              <table:table-cell office:value-type="float" office:value="205286896">
                <text:p>205286896</text:p>
              </table:table-cell>
              <table:table-cell office:value-type="float" office:value="132017760">
                <text:p>132017760</text:p>
              </table:table-cell>
              <table:table-cell office:value-type="float" office:value="221019864">
                <text:p>2210198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0436456">
                <text:p>230436456</text:p>
              </table:table-cell>
              <table:table-cell office:value-type="float" office:value="164007712">
                <text:p>164007712</text:p>
              </table:table-cell>
              <table:table-cell office:value-type="float" office:value="205286896">
                <text:p>205286896</text:p>
              </table:table-cell>
              <table:table-cell office:value-type="float" office:value="135113472">
                <text:p>135113472</text:p>
              </table:table-cell>
              <table:table-cell office:value-type="float" office:value="221789272">
                <text:p>2217892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0431688">
                <text:p>230431688</text:p>
              </table:table-cell>
              <table:table-cell office:value-type="float" office:value="168331056">
                <text:p>168331056</text:p>
              </table:table-cell>
              <table:table-cell office:value-type="float" office:value="205286896">
                <text:p>205286896</text:p>
              </table:table-cell>
              <table:table-cell office:value-type="float" office:value="141304896">
                <text:p>141304896</text:p>
              </table:table-cell>
              <table:table-cell office:value-type="float" office:value="223017624">
                <text:p>2230176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2730808">
                <text:p>122730808</text:p>
              </table:table-cell>
              <table:table-cell office:value-type="float" office:value="171557184">
                <text:p>171557184</text:p>
              </table:table-cell>
              <table:table-cell office:value-type="float" office:value="207481344">
                <text:p>207481344</text:p>
              </table:table-cell>
              <table:table-cell office:value-type="float" office:value="148528224">
                <text:p>148528224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5826520">
                <text:p>125826520</text:p>
              </table:table-cell>
              <table:table-cell office:value-type="float" office:value="171557184">
                <text:p>171557184</text:p>
              </table:table-cell>
              <table:table-cell office:value-type="float" office:value="213164208">
                <text:p>213164208</text:p>
              </table:table-cell>
              <table:table-cell office:value-type="float" office:value="151623936">
                <text:p>151623936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5826520">
                <text:p>125826520</text:p>
              </table:table-cell>
              <table:table-cell office:value-type="float" office:value="180203904">
                <text:p>180203904</text:p>
              </table:table-cell>
              <table:table-cell office:value-type="float" office:value="213933600">
                <text:p>213933600</text:p>
              </table:table-cell>
              <table:table-cell office:value-type="float" office:value="159879168">
                <text:p>159879168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2017944">
                <text:p>132017944</text:p>
              </table:table-cell>
              <table:table-cell office:value-type="float" office:value="180203904">
                <text:p>180203904</text:p>
              </table:table-cell>
              <table:table-cell office:value-type="float" office:value="213933600">
                <text:p>213933600</text:p>
              </table:table-cell>
              <table:table-cell office:value-type="float" office:value="165038688">
                <text:p>165038688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3049848">
                <text:p>133049848</text:p>
              </table:table-cell>
              <table:table-cell office:value-type="float" office:value="180203904">
                <text:p>180203904</text:p>
              </table:table-cell>
              <table:table-cell office:value-type="float" office:value="213933600">
                <text:p>213933600</text:p>
              </table:table-cell>
              <table:table-cell office:value-type="float" office:value="167102496">
                <text:p>167102496</text:p>
              </table:table-cell>
              <table:table-cell office:value-type="float" office:value="118300600">
                <text:p>1183006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5432696">
                <text:p>145432696</text:p>
              </table:table-cell>
              <table:table-cell office:value-type="float" office:value="180203904">
                <text:p>180203904</text:p>
              </table:table-cell>
              <table:table-cell office:value-type="float" office:value="119237776">
                <text:p>119237776</text:p>
              </table:table-cell>
              <table:table-cell office:value-type="float" office:value="172262016">
                <text:p>172262016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8528408">
                <text:p>148528408</text:p>
              </table:table-cell>
              <table:table-cell office:value-type="float" office:value="181939392">
                <text:p>181939392</text:p>
              </table:table-cell>
              <table:table-cell office:value-type="float" office:value="125834128">
                <text:p>125834128</text:p>
              </table:table-cell>
              <table:table-cell office:value-type="float" office:value="180517248">
                <text:p>18051724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8528408">
                <text:p>148528408</text:p>
              </table:table-cell>
              <table:table-cell office:value-type="float" office:value="188063808">
                <text:p>188063808</text:p>
              </table:table-cell>
              <table:table-cell office:value-type="float" office:value="125834128">
                <text:p>125834128</text:p>
              </table:table-cell>
              <table:table-cell office:value-type="float" office:value="181549152">
                <text:p>181549152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1624120">
                <text:p>151624120</text:p>
              </table:table-cell>
              <table:table-cell office:value-type="float" office:value="121969280">
                <text:p>121969280</text:p>
              </table:table-cell>
              <table:table-cell office:value-type="float" office:value="132025552">
                <text:p>132025552</text:p>
              </table:table-cell>
              <table:table-cell office:value-type="float" office:value="188772480">
                <text:p>188772480</text:p>
              </table:table-cell>
              <table:table-cell office:value-type="float" office:value="137176984">
                <text:p>13717698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5751736">
                <text:p>155751736</text:p>
              </table:table-cell>
              <table:table-cell office:value-type="float" office:value="130986784">
                <text:p>130986784</text:p>
              </table:table-cell>
              <table:table-cell office:value-type="float" office:value="138216976">
                <text:p>138216976</text:p>
              </table:table-cell>
              <table:table-cell office:value-type="float" office:value="197419184">
                <text:p>197419184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5038872">
                <text:p>165038872</text:p>
              </table:table-cell>
              <table:table-cell office:value-type="float" office:value="130986784">
                <text:p>130986784</text:p>
              </table:table-cell>
              <table:table-cell office:value-type="float" office:value="147504112">
                <text:p>147504112</text:p>
              </table:table-cell>
              <table:table-cell office:value-type="float" office:value="197419184">
                <text:p>197419184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2262200">
                <text:p>172262200</text:p>
              </table:table-cell>
              <table:table-cell office:value-type="float" office:value="139242016">
                <text:p>139242016</text:p>
              </table:table-cell>
              <table:table-cell office:value-type="float" office:value="148536016">
                <text:p>148536016</text:p>
              </table:table-cell>
              <table:table-cell office:value-type="float" office:value="197419184">
                <text:p>197419184</text:p>
              </table:table-cell>
              <table:table-cell office:value-type="float" office:value="158846936">
                <text:p>1588469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0517432">
                <text:p>180517432</text:p>
              </table:table-cell>
              <table:table-cell office:value-type="float" office:value="141305824">
                <text:p>141305824</text:p>
              </table:table-cell>
              <table:table-cell office:value-type="float" office:value="152663632">
                <text:p>152663632</text:p>
              </table:table-cell>
              <table:table-cell office:value-type="float" office:value="199548080">
                <text:p>199548080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1549336">
                <text:p>181549336</text:p>
              </table:table-cell>
              <table:table-cell office:value-type="float" office:value="147497248">
                <text:p>147497248</text:p>
              </table:table-cell>
              <table:table-cell office:value-type="float" office:value="158855056">
                <text:p>158855056</text:p>
              </table:table-cell>
              <table:table-cell office:value-type="float" office:value="205279104">
                <text:p>205279104</text:p>
              </table:table-cell>
              <table:table-cell office:value-type="float" office:value="168134104">
                <text:p>1681341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5676952">
                <text:p>185676952</text:p>
              </table:table-cell>
              <table:table-cell office:value-type="float" office:value="147497248">
                <text:p>147497248</text:p>
              </table:table-cell>
              <table:table-cell office:value-type="float" office:value="165046480">
                <text:p>165046480</text:p>
              </table:table-cell>
              <table:table-cell office:value-type="float" office:value="205279104">
                <text:p>205279104</text:p>
              </table:table-cell>
              <table:table-cell office:value-type="float" office:value="177421240">
                <text:p>1774212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8772664">
                <text:p>188772664</text:p>
              </table:table-cell>
              <table:table-cell office:value-type="float" office:value="151624864">
                <text:p>151624864</text:p>
              </table:table-cell>
              <table:table-cell office:value-type="float" office:value="171237904">
                <text:p>171237904</text:p>
              </table:table-cell>
              <table:table-cell office:value-type="float" office:value="211993616">
                <text:p>211993616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836472">
                <text:p>190836472</text:p>
              </table:table-cell>
              <table:table-cell office:value-type="float" office:value="155752480">
                <text:p>155752480</text:p>
              </table:table-cell>
              <table:table-cell office:value-type="float" office:value="175365520">
                <text:p>175365520</text:p>
              </table:table-cell>
              <table:table-cell office:value-type="float" office:value="213925808">
                <text:p>213925808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5995992">
                <text:p>195995992</text:p>
              </table:table-cell>
              <table:table-cell office:value-type="float" office:value="161943904">
                <text:p>161943904</text:p>
              </table:table-cell>
              <table:table-cell office:value-type="float" office:value="181556944">
                <text:p>181556944</text:p>
              </table:table-cell>
              <table:table-cell office:value-type="float" office:value="213925808">
                <text:p>213925808</text:p>
              </table:table-cell>
              <table:table-cell office:value-type="float" office:value="186708376">
                <text:p>1867083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8059800">
                <text:p>198059800</text:p>
              </table:table-cell>
              <table:table-cell office:value-type="float" office:value="164007712">
                <text:p>164007712</text:p>
              </table:table-cell>
              <table:table-cell office:value-type="float" office:value="182588848">
                <text:p>182588848</text:p>
              </table:table-cell>
              <table:table-cell office:value-type="float" office:value="213925808">
                <text:p>213925808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9091704">
                <text:p>199091704</text:p>
              </table:table-cell>
              <table:table-cell office:value-type="float" office:value="164007712">
                <text:p>164007712</text:p>
              </table:table-cell>
              <table:table-cell office:value-type="float" office:value="188780272">
                <text:p>188780272</text:p>
              </table:table-cell>
              <table:table-cell office:value-type="float" office:value="213925808">
                <text:p>213925808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5283128">
                <text:p>205283128</text:p>
              </table:table-cell>
              <table:table-cell office:value-type="float" office:value="164007712">
                <text:p>164007712</text:p>
              </table:table-cell>
              <table:table-cell office:value-type="float" office:value="192334224">
                <text:p>192334224</text:p>
              </table:table-cell>
              <table:table-cell office:value-type="float" office:value="117258736">
                <text:p>117258736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9999880">
                <text:p>209999880</text:p>
              </table:table-cell>
              <table:table-cell office:value-type="float" office:value="164007712">
                <text:p>164007712</text:p>
              </table:table-cell>
              <table:table-cell office:value-type="float" office:value="197426976">
                <text:p>197426976</text:p>
              </table:table-cell>
              <table:table-cell office:value-type="float" office:value="121698624">
                <text:p>121698624</text:p>
              </table:table-cell>
              <table:table-cell office:value-type="float" office:value="202186904">
                <text:p>2021869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3929832">
                <text:p>213929832</text:p>
              </table:table-cell>
              <table:table-cell office:value-type="float" office:value="164007712">
                <text:p>164007712</text:p>
              </table:table-cell>
              <table:table-cell office:value-type="float" office:value="197426976">
                <text:p>197426976</text:p>
              </table:table-cell>
              <table:table-cell office:value-type="float" office:value="125826240">
                <text:p>125826240</text:p>
              </table:table-cell>
              <table:table-cell office:value-type="float" office:value="206445432">
                <text:p>2064454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3929832">
                <text:p>213929832</text:p>
              </table:table-cell>
              <table:table-cell office:value-type="float" office:value="171557184">
                <text:p>171557184</text:p>
              </table:table-cell>
              <table:table-cell office:value-type="float" office:value="197426976">
                <text:p>197426976</text:p>
              </table:table-cell>
              <table:table-cell office:value-type="float" office:value="128921952">
                <text:p>128921952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3929832">
                <text:p>213929832</text:p>
              </table:table-cell>
              <table:table-cell office:value-type="float" office:value="171557184">
                <text:p>171557184</text:p>
              </table:table-cell>
              <table:table-cell office:value-type="float" office:value="200521968">
                <text:p>200521968</text:p>
              </table:table-cell>
              <table:table-cell office:value-type="float" office:value="132017664">
                <text:p>13201766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4454376">
                <text:p>214454376</text:p>
              </table:table-cell>
              <table:table-cell office:value-type="float" office:value="180203904">
                <text:p>180203904</text:p>
              </table:table-cell>
              <table:table-cell office:value-type="float" office:value="205286896">
                <text:p>205286896</text:p>
              </table:table-cell>
              <table:table-cell office:value-type="float" office:value="136145280">
                <text:p>136145280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1789752">
                <text:p>221789752</text:p>
              </table:table-cell>
              <table:table-cell office:value-type="float" office:value="180203904">
                <text:p>180203904</text:p>
              </table:table-cell>
              <table:table-cell office:value-type="float" office:value="207170928">
                <text:p>207170928</text:p>
              </table:table-cell>
              <table:table-cell office:value-type="float" office:value="142336704">
                <text:p>142336704</text:p>
              </table:table-cell>
              <table:table-cell office:value-type="float" office:value="217662584">
                <text:p>2176625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1789752">
                <text:p>221789752</text:p>
              </table:table-cell>
              <table:table-cell office:value-type="float" office:value="180203904">
                <text:p>180203904</text:p>
              </table:table-cell>
              <table:table-cell office:value-type="float" office:value="213933600">
                <text:p>213933600</text:p>
              </table:table-cell>
              <table:table-cell office:value-type="float" office:value="148528128">
                <text:p>148528128</text:p>
              </table:table-cell>
              <table:table-cell office:value-type="float" office:value="221789272">
                <text:p>2217892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0436456">
                <text:p>230436456</text:p>
              </table:table-cell>
              <table:table-cell office:value-type="float" office:value="180203904">
                <text:p>180203904</text:p>
              </table:table-cell>
              <table:table-cell office:value-type="float" office:value="213933600">
                <text:p>213933600</text:p>
              </table:table-cell>
              <table:table-cell office:value-type="float" office:value="152655744">
                <text:p>152655744</text:p>
              </table:table-cell>
              <table:table-cell office:value-type="float" office:value="224311560">
                <text:p>22431156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0436456">
                <text:p>230436456</text:p>
              </table:table-cell>
              <table:table-cell office:value-type="float" office:value="180203904">
                <text:p>180203904</text:p>
              </table:table-cell>
              <table:table-cell office:value-type="float" office:value="213933600">
                <text:p>213933600</text:p>
              </table:table-cell>
              <table:table-cell office:value-type="float" office:value="155751456">
                <text:p>155751456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0436456">
                <text:p>230436456</text:p>
              </table:table-cell>
              <table:table-cell office:value-type="float" office:value="182529504">
                <text:p>182529504</text:p>
              </table:table-cell>
              <table:table-cell office:value-type="float" office:value="117378032">
                <text:p>117378032</text:p>
              </table:table-cell>
              <table:table-cell office:value-type="float" office:value="165038592">
                <text:p>165038592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7259544">
                <text:p>117259544</text:p>
              </table:table-cell>
              <table:table-cell office:value-type="float" office:value="188063808">
                <text:p>188063808</text:p>
              </table:table-cell>
              <table:table-cell office:value-type="float" office:value="124802224">
                <text:p>124802224</text:p>
              </table:table-cell>
              <table:table-cell office:value-type="float" office:value="165038592">
                <text:p>165038592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3762712">
                <text:p>123762712</text:p>
              </table:table-cell>
              <table:table-cell office:value-type="float" office:value="188063808">
                <text:p>188063808</text:p>
              </table:table-cell>
              <table:table-cell office:value-type="float" office:value="125834128">
                <text:p>125834128</text:p>
              </table:table-cell>
              <table:table-cell office:value-type="float" office:value="171230016">
                <text:p>171230016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5826520">
                <text:p>125826520</text:p>
              </table:table-cell>
              <table:table-cell office:value-type="float" office:value="122533304">
                <text:p>122533304</text:p>
              </table:table-cell>
              <table:table-cell office:value-type="float" office:value="128929840">
                <text:p>128929840</text:p>
              </table:table-cell>
              <table:table-cell office:value-type="float" office:value="172261920">
                <text:p>172261920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8922232">
                <text:p>128922232</text:p>
              </table:table-cell>
              <table:table-cell office:value-type="float" office:value="130986784">
                <text:p>130986784</text:p>
              </table:table-cell>
              <table:table-cell office:value-type="float" office:value="132025552">
                <text:p>132025552</text:p>
              </table:table-cell>
              <table:table-cell office:value-type="float" office:value="180908624">
                <text:p>180908624</text:p>
              </table:table-cell>
              <table:table-cell office:value-type="float" office:value="230431688">
                <text:p>2304316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2017944">
                <text:p>132017944</text:p>
              </table:table-cell>
              <table:table-cell office:value-type="float" office:value="130986784">
                <text:p>130986784</text:p>
              </table:table-cell>
              <table:table-cell office:value-type="float" office:value="137185072">
                <text:p>137185072</text:p>
              </table:table-cell>
              <table:table-cell office:value-type="float" office:value="180908624">
                <text:p>180908624</text:p>
              </table:table-cell>
              <table:table-cell office:value-type="float" office:value="120125720">
                <text:p>1201257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7177464">
                <text:p>137177464</text:p>
              </table:table-cell>
              <table:table-cell office:value-type="float" office:value="138210112">
                <text:p>138210112</text:p>
              </table:table-cell>
              <table:table-cell office:value-type="float" office:value="147504112">
                <text:p>147504112</text:p>
              </table:table-cell>
              <table:table-cell office:value-type="float" office:value="180908624">
                <text:p>180908624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6464600">
                <text:p>146464600</text:p>
              </table:table-cell>
              <table:table-cell office:value-type="float" office:value="147497248">
                <text:p>147497248</text:p>
              </table:table-cell>
              <table:table-cell office:value-type="float" office:value="148536016">
                <text:p>148536016</text:p>
              </table:table-cell>
              <table:table-cell office:value-type="float" office:value="180908624">
                <text:p>180908624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8528408">
                <text:p>148528408</text:p>
              </table:table-cell>
              <table:table-cell office:value-type="float" office:value="147497248">
                <text:p>147497248</text:p>
              </table:table-cell>
              <table:table-cell office:value-type="float" office:value="153695536">
                <text:p>153695536</text:p>
              </table:table-cell>
              <table:table-cell office:value-type="float" office:value="182775248">
                <text:p>18277524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5751736">
                <text:p>155751736</text:p>
              </table:table-cell>
              <table:table-cell office:value-type="float" office:value="153688672">
                <text:p>153688672</text:p>
              </table:table-cell>
              <table:table-cell office:value-type="float" office:value="160918864">
                <text:p>160918864</text:p>
              </table:table-cell>
              <table:table-cell office:value-type="float" office:value="188768544">
                <text:p>188768544</text:p>
              </table:table-cell>
              <table:table-cell office:value-type="float" office:value="137176984">
                <text:p>1371769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1943160">
                <text:p>161943160</text:p>
              </table:table-cell>
              <table:table-cell office:value-type="float" office:value="157816288">
                <text:p>157816288</text:p>
              </table:table-cell>
              <table:table-cell office:value-type="float" office:value="165046480">
                <text:p>165046480</text:p>
              </table:table-cell>
              <table:table-cell office:value-type="float" office:value="188768544">
                <text:p>188768544</text:p>
              </table:table-cell>
              <table:table-cell office:value-type="float" office:value="143368408">
                <text:p>1433684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5038872">
                <text:p>165038872</text:p>
              </table:table-cell>
              <table:table-cell office:value-type="float" office:value="164007712">
                <text:p>164007712</text:p>
              </table:table-cell>
              <table:table-cell office:value-type="float" office:value="167110288">
                <text:p>167110288</text:p>
              </table:table-cell>
              <table:table-cell office:value-type="float" office:value="197415248">
                <text:p>197415248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8134552">
                <text:p>168134552</text:p>
              </table:table-cell>
              <table:table-cell office:value-type="float" office:value="164007712">
                <text:p>164007712</text:p>
              </table:table-cell>
              <table:table-cell office:value-type="float" office:value="172269808">
                <text:p>172269808</text:p>
              </table:table-cell>
              <table:table-cell office:value-type="float" office:value="197415248">
                <text:p>197415248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2262200">
                <text:p>172262200</text:p>
              </table:table-cell>
              <table:table-cell office:value-type="float" office:value="164007712">
                <text:p>164007712</text:p>
              </table:table-cell>
              <table:table-cell office:value-type="float" office:value="181556944">
                <text:p>181556944</text:p>
              </table:table-cell>
              <table:table-cell office:value-type="float" office:value="197415248">
                <text:p>197415248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6389816">
                <text:p>176389816</text:p>
              </table:table-cell>
              <table:table-cell office:value-type="float" office:value="164007712">
                <text:p>164007712</text:p>
              </table:table-cell>
              <table:table-cell office:value-type="float" office:value="181556944">
                <text:p>181556944</text:p>
              </table:table-cell>
              <table:table-cell office:value-type="float" office:value="117258736">
                <text:p>117258736</text:p>
              </table:table-cell>
              <table:table-cell office:value-type="float" office:value="159878872">
                <text:p>1598788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1549336">
                <text:p>181549336</text:p>
              </table:table-cell>
              <table:table-cell office:value-type="float" office:value="167364960">
                <text:p>167364960</text:p>
              </table:table-cell>
              <table:table-cell office:value-type="float" office:value="188780272">
                <text:p>188780272</text:p>
              </table:table-cell>
              <table:table-cell office:value-type="float" office:value="124794336">
                <text:p>124794336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81549336">
                <text:p>181549336</text:p>
              </table:table-cell>
              <table:table-cell office:value-type="float" office:value="176387648">
                <text:p>176387648</text:p>
              </table:table-cell>
              <table:table-cell office:value-type="float" office:value="198067408">
                <text:p>198067408</text:p>
              </table:table-cell>
              <table:table-cell office:value-type="float" office:value="132017664">
                <text:p>132017664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8059800">
                <text:p>198059800</text:p>
              </table:table-cell>
              <table:table-cell office:value-type="float" office:value="180203904">
                <text:p>180203904</text:p>
              </table:table-cell>
              <table:table-cell office:value-type="float" office:value="199099072">
                <text:p>199099072</text:p>
              </table:table-cell>
              <table:table-cell office:value-type="float" office:value="137177184">
                <text:p>137177184</text:p>
              </table:table-cell>
              <table:table-cell office:value-type="float" office:value="182580760">
                <text:p>18258076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5283128">
                <text:p>205283128</text:p>
              </table:table-cell>
              <table:table-cell office:value-type="float" office:value="180203904">
                <text:p>180203904</text:p>
              </table:table-cell>
              <table:table-cell office:value-type="float" office:value="205289056">
                <text:p>205289056</text:p>
              </table:table-cell>
              <table:table-cell office:value-type="float" office:value="148528128">
                <text:p>148528128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5938792">
                <text:p>205938792</text:p>
              </table:table-cell>
              <table:table-cell office:value-type="float" office:value="180203904">
                <text:p>180203904</text:p>
              </table:table-cell>
              <table:table-cell office:value-type="float" office:value="205289056">
                <text:p>205289056</text:p>
              </table:table-cell>
              <table:table-cell office:value-type="float" office:value="148528128">
                <text:p>148528128</text:p>
              </table:table-cell>
              <table:table-cell office:value-type="float" office:value="189804088">
                <text:p>1898040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3929832">
                <text:p>213929832</text:p>
              </table:table-cell>
              <table:table-cell office:value-type="float" office:value="180579888">
                <text:p>180579888</text:p>
              </table:table-cell>
              <table:table-cell office:value-type="float" office:value="213100800">
                <text:p>213100800</text:p>
              </table:table-cell>
              <table:table-cell office:value-type="float" office:value="155751456">
                <text:p>155751456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3929832">
                <text:p>213929832</text:p>
              </table:table-cell>
              <table:table-cell office:value-type="float" office:value="187687824">
                <text:p>187687824</text:p>
              </table:table-cell>
              <table:table-cell office:value-type="float" office:value="213935760">
                <text:p>213935760</text:p>
              </table:table-cell>
              <table:table-cell office:value-type="float" office:value="165038592">
                <text:p>165038592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3929832">
                <text:p>213929832</text:p>
              </table:table-cell>
              <table:table-cell office:value-type="float" office:value="188063808">
                <text:p>188063808</text:p>
              </table:table-cell>
              <table:table-cell office:value-type="float" office:value="213935760">
                <text:p>213935760</text:p>
              </table:table-cell>
              <table:table-cell office:value-type="float" office:value="165038592">
                <text:p>165038592</text:p>
              </table:table-cell>
              <table:table-cell office:value-type="float" office:value="205282648">
                <text:p>20528264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3929832">
                <text:p>213929832</text:p>
              </table:table-cell>
              <table:table-cell office:value-type="float" office:value="121969280">
                <text:p>121969280</text:p>
              </table:table-cell>
              <table:table-cell office:value-type="float" office:value="213935760">
                <text:p>213935760</text:p>
              </table:table-cell>
              <table:table-cell office:value-type="float" office:value="172261920">
                <text:p>172261920</text:p>
              </table:table-cell>
              <table:table-cell office:value-type="float" office:value="208443192">
                <text:p>2084431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4568104">
                <text:p>214568104</text:p>
              </table:table-cell>
              <table:table-cell office:value-type="float" office:value="126906496">
                <text:p>126906496</text:p>
              </table:table-cell>
              <table:table-cell office:value-type="float" office:value="216834048">
                <text:p>216834048</text:p>
              </table:table-cell>
              <table:table-cell office:value-type="float" office:value="177240944">
                <text:p>17724094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1282600">
                <text:p>221282600</text:p>
              </table:table-cell>
              <table:table-cell office:value-type="float" office:value="130986784">
                <text:p>130986784</text:p>
              </table:table-cell>
              <table:table-cell office:value-type="float" office:value="221795680">
                <text:p>221795680</text:p>
              </table:table-cell>
              <table:table-cell office:value-type="float" office:value="180908624">
                <text:p>1809086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21789752">
                <text:p>221789752</text:p>
              </table:table-cell>
              <table:table-cell office:value-type="float" office:value="130986784">
                <text:p>130986784</text:p>
              </table:table-cell>
              <table:table-cell office:value-type="float" office:value="121968848">
                <text:p>121968848</text:p>
              </table:table-cell>
              <table:table-cell office:value-type="float" office:value="180908624">
                <text:p>1809086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21789752">
                <text:p>221789752</text:p>
              </table:table-cell>
              <table:table-cell office:value-type="float" office:value="130986784">
                <text:p>130986784</text:p>
              </table:table-cell>
              <table:table-cell office:value-type="float" office:value="124106624">
                <text:p>124106624</text:p>
              </table:table-cell>
              <table:table-cell office:value-type="float" office:value="180908624">
                <text:p>1809086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1789752">
                <text:p>221789752</text:p>
              </table:table-cell>
              <table:table-cell office:value-type="float" office:value="137178208">
                <text:p>137178208</text:p>
              </table:table-cell>
              <table:table-cell office:value-type="float" office:value="130993648">
                <text:p>130993648</text:p>
              </table:table-cell>
              <table:table-cell office:value-type="float" office:value="180908624">
                <text:p>1809086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29404792">
                <text:p>229404792</text:p>
              </table:table-cell>
              <table:table-cell office:value-type="float" office:value="143369600">
                <text:p>143369600</text:p>
              </table:table-cell>
              <table:table-cell office:value-type="float" office:value="130993648">
                <text:p>130993648</text:p>
              </table:table-cell>
              <table:table-cell office:value-type="float" office:value="188768544">
                <text:p>188768544</text:p>
              </table:table-cell>
              <table:table-cell office:value-type="float" office:value="220954296">
                <text:p>2209542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0436456">
                <text:p>230436456</text:p>
              </table:table-cell>
              <table:table-cell office:value-type="float" office:value="147497248">
                <text:p>147497248</text:p>
              </table:table-cell>
              <table:table-cell office:value-type="float" office:value="136153168">
                <text:p>136153168</text:p>
              </table:table-cell>
              <table:table-cell office:value-type="float" office:value="188768544">
                <text:p>188768544</text:p>
              </table:table-cell>
              <table:table-cell office:value-type="float" office:value="221789272">
                <text:p>2217892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0436456">
                <text:p>230436456</text:p>
              </table:table-cell>
              <table:table-cell office:value-type="float" office:value="152656768">
                <text:p>152656768</text:p>
              </table:table-cell>
              <table:table-cell office:value-type="float" office:value="143376496">
                <text:p>143376496</text:p>
              </table:table-cell>
              <table:table-cell office:value-type="float" office:value="188768544">
                <text:p>188768544</text:p>
              </table:table-cell>
              <table:table-cell office:value-type="float" office:value="225277656">
                <text:p>2252776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0436456">
                <text:p>230436456</text:p>
              </table:table-cell>
              <table:table-cell office:value-type="float" office:value="160912000">
                <text:p>160912000</text:p>
              </table:table-cell>
              <table:table-cell office:value-type="float" office:value="147504112">
                <text:p>147504112</text:p>
              </table:table-cell>
              <table:table-cell office:value-type="float" office:value="195614192">
                <text:p>195614192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0436456">
                <text:p>230436456</text:p>
              </table:table-cell>
              <table:table-cell office:value-type="float" office:value="164007712">
                <text:p>164007712</text:p>
              </table:table-cell>
              <table:table-cell office:value-type="float" office:value="154727440">
                <text:p>154727440</text:p>
              </table:table-cell>
              <table:table-cell office:value-type="float" office:value="197415248">
                <text:p>197415248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1698904">
                <text:p>121698904</text:p>
              </table:table-cell>
              <table:table-cell office:value-type="float" office:value="164007712">
                <text:p>164007712</text:p>
              </table:table-cell>
              <table:table-cell office:value-type="float" office:value="162982672">
                <text:p>162982672</text:p>
              </table:table-cell>
              <table:table-cell office:value-type="float" office:value="197415248">
                <text:p>197415248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5826520">
                <text:p>125826520</text:p>
              </table:table-cell>
              <table:table-cell office:value-type="float" office:value="164007712">
                <text:p>164007712</text:p>
              </table:table-cell>
              <table:table-cell office:value-type="float" office:value="164014576">
                <text:p>164014576</text:p>
              </table:table-cell>
              <table:table-cell office:value-type="float" office:value="197415248">
                <text:p>197415248</text:p>
              </table:table-cell>
              <table:table-cell office:value-type="float" office:value="118300600">
                <text:p>1183006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7890328">
                <text:p>127890328</text:p>
              </table:table-cell>
              <table:table-cell office:value-type="float" office:value="164007712">
                <text:p>164007712</text:p>
              </table:table-cell>
              <table:table-cell office:value-type="float" office:value="172269808">
                <text:p>172269808</text:p>
              </table:table-cell>
              <table:table-cell office:value-type="float" office:value="197415248">
                <text:p>19741524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2017944">
                <text:p>132017944</text:p>
              </table:table-cell>
              <table:table-cell office:value-type="float" office:value="171557184">
                <text:p>171557184</text:p>
              </table:table-cell>
              <table:table-cell office:value-type="float" office:value="177429328">
                <text:p>177429328</text:p>
              </table:table-cell>
              <table:table-cell office:value-type="float" office:value="197415248">
                <text:p>19741524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36145560">
                <text:p>136145560</text:p>
              </table:table-cell>
              <table:table-cell office:value-type="float" office:value="171557184">
                <text:p>171557184</text:p>
              </table:table-cell>
              <table:table-cell office:value-type="float" office:value="180525040">
                <text:p>180525040</text:p>
              </table:table-cell>
              <table:table-cell office:value-type="float" office:value="117822832">
                <text:p>117822832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3368888">
                <text:p>143368888</text:p>
              </table:table-cell>
              <table:table-cell office:value-type="float" office:value="177550464">
                <text:p>177550464</text:p>
              </table:table-cell>
              <table:table-cell office:value-type="float" office:value="180525040">
                <text:p>180525040</text:p>
              </table:table-cell>
              <table:table-cell office:value-type="float" office:value="125826240">
                <text:p>125826240</text:p>
              </table:table-cell>
              <table:table-cell office:value-type="float" office:value="134081272">
                <text:p>1340812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8528408">
                <text:p>148528408</text:p>
              </table:table-cell>
              <table:table-cell office:value-type="float" office:value="180203904">
                <text:p>180203904</text:p>
              </table:table-cell>
              <table:table-cell office:value-type="float" office:value="180525040">
                <text:p>180525040</text:p>
              </table:table-cell>
              <table:table-cell office:value-type="float" office:value="125826240">
                <text:p>125826240</text:p>
              </table:table-cell>
              <table:table-cell office:value-type="float" office:value="141304600">
                <text:p>1413046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1624120">
                <text:p>151624120</text:p>
              </table:table-cell>
              <table:table-cell office:value-type="float" office:value="180203904">
                <text:p>180203904</text:p>
              </table:table-cell>
              <table:table-cell office:value-type="float" office:value="184652656">
                <text:p>184652656</text:p>
              </table:table-cell>
              <table:table-cell office:value-type="float" office:value="132017664">
                <text:p>132017664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8847448">
                <text:p>158847448</text:p>
              </table:table-cell>
              <table:table-cell office:value-type="float" office:value="180203904">
                <text:p>180203904</text:p>
              </table:table-cell>
              <table:table-cell office:value-type="float" office:value="188780272">
                <text:p>188780272</text:p>
              </table:table-cell>
              <table:table-cell office:value-type="float" office:value="132017664">
                <text:p>132017664</text:p>
              </table:table-cell>
              <table:table-cell office:value-type="float" office:value="149559832">
                <text:p>1495598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5038872">
                <text:p>165038872</text:p>
              </table:table-cell>
              <table:table-cell office:value-type="float" office:value="180203904">
                <text:p>180203904</text:p>
              </table:table-cell>
              <table:table-cell office:value-type="float" office:value="196003600">
                <text:p>196003600</text:p>
              </table:table-cell>
              <table:table-cell office:value-type="float" office:value="137177184">
                <text:p>137177184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7102680">
                <text:p>167102680</text:p>
              </table:table-cell>
              <table:table-cell office:value-type="float" office:value="188063808">
                <text:p>188063808</text:p>
              </table:table-cell>
              <table:table-cell office:value-type="float" office:value="197035504">
                <text:p>197035504</text:p>
              </table:table-cell>
              <table:table-cell office:value-type="float" office:value="144400512">
                <text:p>144400512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3294104">
                <text:p>173294104</text:p>
              </table:table-cell>
              <table:table-cell office:value-type="float" office:value="188063808">
                <text:p>188063808</text:p>
              </table:table-cell>
              <table:table-cell office:value-type="float" office:value="197035504">
                <text:p>197035504</text:p>
              </table:table-cell>
              <table:table-cell office:value-type="float" office:value="148528128">
                <text:p>148528128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1549336">
                <text:p>181549336</text:p>
              </table:table-cell>
              <table:table-cell office:value-type="float" office:value="121968848">
                <text:p>121968848</text:p>
              </table:table-cell>
              <table:table-cell office:value-type="float" office:value="198198288">
                <text:p>198198288</text:p>
              </table:table-cell>
              <table:table-cell office:value-type="float" office:value="148528128">
                <text:p>148528128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82581240">
                <text:p>182581240</text:p>
              </table:table-cell>
              <table:table-cell office:value-type="float" office:value="121969280">
                <text:p>121969280</text:p>
              </table:table-cell>
              <table:table-cell office:value-type="float" office:value="204584976">
                <text:p>204584976</text:p>
              </table:table-cell>
              <table:table-cell office:value-type="float" office:value="153687648">
                <text:p>153687648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0836472">
                <text:p>190836472</text:p>
              </table:table-cell>
              <table:table-cell office:value-type="float" office:value="129954880">
                <text:p>129954880</text:p>
              </table:table-cell>
              <table:table-cell office:value-type="float" office:value="204584976">
                <text:p>204584976</text:p>
              </table:table-cell>
              <table:table-cell office:value-type="float" office:value="158847168">
                <text:p>158847168</text:p>
              </table:table-cell>
              <table:table-cell office:value-type="float" office:value="182580760">
                <text:p>18258076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8059800">
                <text:p>198059800</text:p>
              </table:table-cell>
              <table:table-cell office:value-type="float" office:value="130986784">
                <text:p>130986784</text:p>
              </table:table-cell>
              <table:table-cell office:value-type="float" office:value="204584976">
                <text:p>204584976</text:p>
              </table:table-cell>
              <table:table-cell office:value-type="float" office:value="165038592">
                <text:p>165038592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123608">
                <text:p>200123608</text:p>
              </table:table-cell>
              <table:table-cell office:value-type="float" office:value="130986784">
                <text:p>130986784</text:p>
              </table:table-cell>
              <table:table-cell office:value-type="float" office:value="205682208">
                <text:p>205682208</text:p>
              </table:table-cell>
              <table:table-cell office:value-type="float" office:value="165038592">
                <text:p>165038592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5283128">
                <text:p>205283128</text:p>
              </table:table-cell>
              <table:table-cell office:value-type="float" office:value="135114400">
                <text:p>135114400</text:p>
              </table:table-cell>
              <table:table-cell office:value-type="float" office:value="213231696">
                <text:p>213231696</text:p>
              </table:table-cell>
              <table:table-cell office:value-type="float" office:value="172261920">
                <text:p>172261920</text:p>
              </table:table-cell>
              <table:table-cell office:value-type="float" office:value="198059320">
                <text:p>19805932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1932072">
                <text:p>211932072</text:p>
              </table:table-cell>
              <table:table-cell office:value-type="float" office:value="138210112">
                <text:p>138210112</text:p>
              </table:table-cell>
              <table:table-cell office:value-type="float" office:value="213231696">
                <text:p>213231696</text:p>
              </table:table-cell>
              <table:table-cell office:value-type="float" office:value="173245424">
                <text:p>173245424</text:p>
              </table:table-cell>
              <table:table-cell office:value-type="float" office:value="202186936">
                <text:p>2021869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3929832">
                <text:p>213929832</text:p>
              </table:table-cell>
              <table:table-cell office:value-type="float" office:value="147497248">
                <text:p>147497248</text:p>
              </table:table-cell>
              <table:table-cell office:value-type="float" office:value="213231696">
                <text:p>213231696</text:p>
              </table:table-cell>
              <table:table-cell office:value-type="float" office:value="180908624">
                <text:p>1809086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3929832">
                <text:p>213929832</text:p>
              </table:table-cell>
              <table:table-cell office:value-type="float" office:value="161943904">
                <text:p>161943904</text:p>
              </table:table-cell>
              <table:table-cell office:value-type="float" office:value="221091600">
                <text:p>221091600</text:p>
              </table:table-cell>
              <table:table-cell office:value-type="float" office:value="180908624">
                <text:p>180908624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21789752">
                <text:p>221789752</text:p>
              </table:table-cell>
              <table:table-cell office:value-type="float" office:value="164007712">
                <text:p>164007712</text:p>
              </table:table-cell>
              <table:table-cell office:value-type="float" office:value="122087504">
                <text:p>122087504</text:p>
              </table:table-cell>
              <table:table-cell office:value-type="float" office:value="183430928">
                <text:p>183430928</text:p>
              </table:table-cell>
              <table:table-cell office:value-type="float" office:value="213929352">
                <text:p>21392935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21789752">
                <text:p>221789752</text:p>
              </table:table-cell>
              <table:table-cell office:value-type="float" office:value="164007712">
                <text:p>164007712</text:p>
              </table:table-cell>
              <table:table-cell office:value-type="float" office:value="128751088">
                <text:p>128751088</text:p>
              </table:table-cell>
              <table:table-cell office:value-type="float" office:value="188261408">
                <text:p>188261408</text:p>
              </table:table-cell>
              <table:table-cell office:value-type="float" office:value="218056008">
                <text:p>21805600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30108616">
                <text:p>230108616</text:p>
              </table:table-cell>
              <table:table-cell office:value-type="float" office:value="164007712">
                <text:p>164007712</text:p>
              </table:table-cell>
              <table:table-cell office:value-type="float" office:value="130993696">
                <text:p>130993696</text:p>
              </table:table-cell>
              <table:table-cell office:value-type="float" office:value="188768544">
                <text:p>188768544</text:p>
              </table:table-cell>
              <table:table-cell office:value-type="float" office:value="221789272">
                <text:p>2217892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30436456">
                <text:p>230436456</text:p>
              </table:table-cell>
              <table:table-cell office:value-type="float" office:value="164007712">
                <text:p>164007712</text:p>
              </table:table-cell>
              <table:table-cell office:value-type="float" office:value="130993696">
                <text:p>130993696</text:p>
              </table:table-cell>
              <table:table-cell office:value-type="float" office:value="191290832">
                <text:p>191290832</text:p>
              </table:table-cell>
              <table:table-cell office:value-type="float" office:value="222248232">
                <text:p>2222482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30436456">
                <text:p>230436456</text:p>
              </table:table-cell>
              <table:table-cell office:value-type="float" office:value="171557184">
                <text:p>171557184</text:p>
              </table:table-cell>
              <table:table-cell office:value-type="float" office:value="130993696">
                <text:p>130993696</text:p>
              </table:table-cell>
              <table:table-cell office:value-type="float" office:value="197415248">
                <text:p>197415248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7259976">
                <text:p>117259976</text:p>
              </table:table-cell>
              <table:table-cell office:value-type="float" office:value="171557184">
                <text:p>171557184</text:p>
              </table:table-cell>
              <table:table-cell office:value-type="float" office:value="139248928">
                <text:p>139248928</text:p>
              </table:table-cell>
              <table:table-cell office:value-type="float" office:value="197415248">
                <text:p>197415248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5826520">
                <text:p>125826520</text:p>
              </table:table-cell>
              <table:table-cell office:value-type="float" office:value="179368944">
                <text:p>179368944</text:p>
              </table:table-cell>
              <table:table-cell office:value-type="float" office:value="144408448">
                <text:p>144408448</text:p>
              </table:table-cell>
              <table:table-cell office:value-type="float" office:value="197415248">
                <text:p>197415248</text:p>
              </table:table-cell>
              <table:table-cell office:value-type="float" office:value="230435976">
                <text:p>2304359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27890328">
                <text:p>127890328</text:p>
              </table:table-cell>
              <table:table-cell office:value-type="float" office:value="180203904">
                <text:p>180203904</text:p>
              </table:table-cell>
              <table:table-cell office:value-type="float" office:value="147504160">
                <text:p>147504160</text:p>
              </table:table-cell>
              <table:table-cell office:value-type="float" office:value="197415248">
                <text:p>197415248</text:p>
              </table:table-cell>
              <table:table-cell office:value-type="float" office:value="120112552">
                <text:p>12011255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2017944">
                <text:p>132017944</text:p>
              </table:table-cell>
              <table:table-cell office:value-type="float" office:value="180203904">
                <text:p>180203904</text:p>
              </table:table-cell>
              <table:table-cell office:value-type="float" office:value="153695552">
                <text:p>153695552</text:p>
              </table:table-cell>
              <table:table-cell office:value-type="float" office:value="197415248">
                <text:p>19741524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4081752">
                <text:p>134081752</text:p>
              </table:table-cell>
              <table:table-cell office:value-type="float" office:value="180203904">
                <text:p>180203904</text:p>
              </table:table-cell>
              <table:table-cell office:value-type="float" office:value="156791296">
                <text:p>156791296</text:p>
              </table:table-cell>
              <table:table-cell office:value-type="float" office:value="121698624">
                <text:p>121698624</text:p>
              </table:table-cell>
              <table:table-cell office:value-type="float" office:value="127889848">
                <text:p>12788984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9241272">
                <text:p>139241272</text:p>
              </table:table-cell>
              <table:table-cell office:value-type="float" office:value="182971056">
                <text:p>182971056</text:p>
              </table:table-cell>
              <table:table-cell office:value-type="float" office:value="164014624">
                <text:p>164014624</text:p>
              </table:table-cell>
              <table:table-cell office:value-type="float" office:value="125826240">
                <text:p>125826240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8528408">
                <text:p>148528408</text:p>
              </table:table-cell>
              <table:table-cell office:value-type="float" office:value="188063808">
                <text:p>188063808</text:p>
              </table:table-cell>
              <table:table-cell office:value-type="float" office:value="166078432">
                <text:p>166078432</text:p>
              </table:table-cell>
              <table:table-cell office:value-type="float" office:value="128921952">
                <text:p>128921952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8528408">
                <text:p>148528408</text:p>
              </table:table-cell>
              <table:table-cell office:value-type="float" office:value="121969280">
                <text:p>121969280</text:p>
              </table:table-cell>
              <table:table-cell office:value-type="float" office:value="174333664">
                <text:p>174333664</text:p>
              </table:table-cell>
              <table:table-cell office:value-type="float" office:value="132017664">
                <text:p>132017664</text:p>
              </table:table-cell>
              <table:table-cell office:value-type="float" office:value="141304600">
                <text:p>1413046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5751736">
                <text:p>155751736</text:p>
              </table:table-cell>
              <table:table-cell office:value-type="float" office:value="129398992">
                <text:p>129398992</text:p>
              </table:table-cell>
              <table:table-cell office:value-type="float" office:value="180525088">
                <text:p>180525088</text:p>
              </table:table-cell>
              <table:table-cell office:value-type="float" office:value="136145280">
                <text:p>136145280</text:p>
              </table:table-cell>
              <table:table-cell office:value-type="float" office:value="147496024">
                <text:p>14749602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1943160">
                <text:p>161943160</text:p>
              </table:table-cell>
              <table:table-cell office:value-type="float" office:value="130986784">
                <text:p>130986784</text:p>
              </table:table-cell>
              <table:table-cell office:value-type="float" office:value="181556992">
                <text:p>181556992</text:p>
              </table:table-cell>
              <table:table-cell office:value-type="float" office:value="144400512">
                <text:p>144400512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5038872">
                <text:p>165038872</text:p>
              </table:table-cell>
              <table:table-cell office:value-type="float" office:value="130986784">
                <text:p>130986784</text:p>
              </table:table-cell>
              <table:table-cell office:value-type="float" office:value="188780320">
                <text:p>188780320</text:p>
              </table:table-cell>
              <table:table-cell office:value-type="float" office:value="148528128">
                <text:p>148528128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6070776">
                <text:p>166070776</text:p>
              </table:table-cell>
              <table:table-cell office:value-type="float" office:value="139242016">
                <text:p>139242016</text:p>
              </table:table-cell>
              <table:table-cell office:value-type="float" office:value="193038096">
                <text:p>193038096</text:p>
              </table:table-cell>
              <table:table-cell office:value-type="float" office:value="148528128">
                <text:p>148528128</text:p>
              </table:table-cell>
              <table:table-cell office:value-type="float" office:value="151623640">
                <text:p>15162364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0198392">
                <text:p>170198392</text:p>
              </table:table-cell>
              <table:table-cell office:value-type="float" office:value="147497248">
                <text:p>147497248</text:p>
              </table:table-cell>
              <table:table-cell office:value-type="float" office:value="196723200">
                <text:p>196723200</text:p>
              </table:table-cell>
              <table:table-cell office:value-type="float" office:value="155751456">
                <text:p>155751456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2262200">
                <text:p>172262200</text:p>
              </table:table-cell>
              <table:table-cell office:value-type="float" office:value="147497248">
                <text:p>147497248</text:p>
              </table:table-cell>
              <table:table-cell office:value-type="float" office:value="196723200">
                <text:p>196723200</text:p>
              </table:table-cell>
              <table:table-cell office:value-type="float" office:value="165038592">
                <text:p>165038592</text:p>
              </table:table-cell>
              <table:table-cell office:value-type="float" office:value="160910776">
                <text:p>16091077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8453624">
                <text:p>178453624</text:p>
              </table:table-cell>
              <table:table-cell office:value-type="float" office:value="147497248">
                <text:p>147497248</text:p>
              </table:table-cell>
              <table:table-cell office:value-type="float" office:value="196723200">
                <text:p>196723200</text:p>
              </table:table-cell>
              <table:table-cell office:value-type="float" office:value="165038592">
                <text:p>165038592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1549336">
                <text:p>181549336</text:p>
              </table:table-cell>
              <table:table-cell office:value-type="float" office:value="153688672">
                <text:p>153688672</text:p>
              </table:table-cell>
              <table:table-cell office:value-type="float" office:value="196723200">
                <text:p>196723200</text:p>
              </table:table-cell>
              <table:table-cell office:value-type="float" office:value="165038592">
                <text:p>165038592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1549336">
                <text:p>181549336</text:p>
              </table:table-cell>
              <table:table-cell office:value-type="float" office:value="155752480">
                <text:p>155752480</text:p>
              </table:table-cell>
              <table:table-cell office:value-type="float" office:value="196723200">
                <text:p>196723200</text:p>
              </table:table-cell>
              <table:table-cell office:value-type="float" office:value="165038592">
                <text:p>165038592</text:p>
              </table:table-cell>
              <table:table-cell office:value-type="float" office:value="166070296">
                <text:p>16607029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88772664">
                <text:p>188772664</text:p>
              </table:table-cell>
              <table:table-cell office:value-type="float" office:value="158848192">
                <text:p>158848192</text:p>
              </table:table-cell>
              <table:table-cell office:value-type="float" office:value="196788768">
                <text:p>196788768</text:p>
              </table:table-cell>
              <table:table-cell office:value-type="float" office:value="165038592">
                <text:p>165038592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89804568">
                <text:p>189804568</text:p>
              </table:table-cell>
              <table:table-cell office:value-type="float" office:value="164007712">
                <text:p>164007712</text:p>
              </table:table-cell>
              <table:table-cell office:value-type="float" office:value="204583104">
                <text:p>204583104</text:p>
              </table:table-cell>
              <table:table-cell office:value-type="float" office:value="170590304">
                <text:p>170590304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95995992">
                <text:p>195995992</text:p>
              </table:table-cell>
              <table:table-cell office:value-type="float" office:value="164007712">
                <text:p>164007712</text:p>
              </table:table-cell>
              <table:table-cell office:value-type="float" office:value="204583104">
                <text:p>204583104</text:p>
              </table:table-cell>
              <table:table-cell office:value-type="float" office:value="172260240">
                <text:p>172260240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8059800">
                <text:p>198059800</text:p>
              </table:table-cell>
              <table:table-cell office:value-type="float" office:value="164007712">
                <text:p>164007712</text:p>
              </table:table-cell>
              <table:table-cell office:value-type="float" office:value="205680336">
                <text:p>205680336</text:p>
              </table:table-cell>
              <table:table-cell office:value-type="float" office:value="172260240">
                <text:p>172260240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98059800">
                <text:p>198059800</text:p>
              </table:table-cell>
              <table:table-cell office:value-type="float" office:value="166071520">
                <text:p>166071520</text:p>
              </table:table-cell>
              <table:table-cell office:value-type="float" office:value="209365440">
                <text:p>209365440</text:p>
              </table:table-cell>
              <table:table-cell office:value-type="float" office:value="176780288">
                <text:p>176780288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99091704">
                <text:p>199091704</text:p>
              </table:table-cell>
              <table:table-cell office:value-type="float" office:value="172262944">
                <text:p>172262944</text:p>
              </table:table-cell>
              <table:table-cell office:value-type="float" office:value="213229824">
                <text:p>213229824</text:p>
              </table:table-cell>
              <table:table-cell office:value-type="float" office:value="180906944">
                <text:p>180906944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5283128">
                <text:p>205283128</text:p>
              </table:table-cell>
              <table:table-cell office:value-type="float" office:value="176390560">
                <text:p>176390560</text:p>
              </table:table-cell>
              <table:table-cell office:value-type="float" office:value="213229824">
                <text:p>213229824</text:p>
              </table:table-cell>
              <table:table-cell office:value-type="float" office:value="180906944">
                <text:p>180906944</text:p>
              </table:table-cell>
              <table:table-cell office:value-type="float" office:value="192195000">
                <text:p>1921950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5283128">
                <text:p>205283128</text:p>
              </table:table-cell>
              <table:table-cell office:value-type="float" office:value="180518176">
                <text:p>180518176</text:p>
              </table:table-cell>
              <table:table-cell office:value-type="float" office:value="213229824">
                <text:p>213229824</text:p>
              </table:table-cell>
              <table:table-cell office:value-type="float" office:value="180906944">
                <text:p>180906944</text:p>
              </table:table-cell>
              <table:table-cell office:value-type="float" office:value="196059384">
                <text:p>19605938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3929832">
                <text:p>213929832</text:p>
              </table:table-cell>
              <table:table-cell office:value-type="float" office:value="180518176">
                <text:p>180518176</text:p>
              </table:table-cell>
              <table:table-cell office:value-type="float" office:value="213229824">
                <text:p>213229824</text:p>
              </table:table-cell>
              <table:table-cell office:value-type="float" office:value="180906944">
                <text:p>180906944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3929832">
                <text:p>213929832</text:p>
              </table:table-cell>
              <table:table-cell office:value-type="float" office:value="180518176">
                <text:p>180518176</text:p>
              </table:table-cell>
              <table:table-cell office:value-type="float" office:value="213229824">
                <text:p>213229824</text:p>
              </table:table-cell>
              <table:table-cell office:value-type="float" office:value="180906944">
                <text:p>180906944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3929832">
                <text:p>213929832</text:p>
              </table:table-cell>
              <table:table-cell office:value-type="float" office:value="183613888">
                <text:p>183613888</text:p>
              </table:table-cell>
              <table:table-cell office:value-type="float" office:value="117378032">
                <text:p>117378032</text:p>
              </table:table-cell>
              <table:table-cell office:value-type="float" office:value="180906944">
                <text:p>180906944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3929832">
                <text:p>213929832</text:p>
              </table:table-cell>
              <table:table-cell office:value-type="float" office:value="191869120">
                <text:p>191869120</text:p>
              </table:table-cell>
              <table:table-cell office:value-type="float" office:value="125834224">
                <text:p>125834224</text:p>
              </table:table-cell>
              <table:table-cell office:value-type="float" office:value="187931888">
                <text:p>18793188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3929832">
                <text:p>213929832</text:p>
              </table:table-cell>
              <table:table-cell office:value-type="float" office:value="197028640">
                <text:p>197028640</text:p>
              </table:table-cell>
              <table:table-cell office:value-type="float" office:value="125834224">
                <text:p>125834224</text:p>
              </table:table-cell>
              <table:table-cell office:value-type="float" office:value="188766864">
                <text:p>188766864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3929832">
                <text:p>213929832</text:p>
              </table:table-cell>
              <table:table-cell office:value-type="float" office:value="205283872">
                <text:p>205283872</text:p>
              </table:table-cell>
              <table:table-cell office:value-type="float" office:value="132025648">
                <text:p>132025648</text:p>
              </table:table-cell>
              <table:table-cell office:value-type="float" office:value="126719488">
                <text:p>126719488</text:p>
              </table:table-cell>
              <table:table-cell office:value-type="float" office:value="202970616">
                <text:p>20297061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1789752">
                <text:p>221789752</text:p>
              </table:table-cell>
              <table:table-cell office:value-type="float" office:value="213226752">
                <text:p>213226752</text:p>
              </table:table-cell>
              <table:table-cell office:value-type="float" office:value="148536112">
                <text:p>148536112</text:p>
              </table:table-cell>
              <table:table-cell office:value-type="float" office:value="134081472">
                <text:p>134081472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30436456">
                <text:p>230436456</text:p>
              </table:table-cell>
              <table:table-cell office:value-type="float" office:value="213226752">
                <text:p>213226752</text:p>
              </table:table-cell>
              <table:table-cell office:value-type="float" office:value="153695632">
                <text:p>153695632</text:p>
              </table:table-cell>
              <table:table-cell office:value-type="float" office:value="142336704">
                <text:p>142336704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0436456">
                <text:p>230436456</text:p>
              </table:table-cell>
              <table:table-cell office:value-type="float" office:value="215928336">
                <text:p>215928336</text:p>
              </table:table-cell>
              <table:table-cell office:value-type="float" office:value="162982768">
                <text:p>162982768</text:p>
              </table:table-cell>
              <table:table-cell office:value-type="float" office:value="147496224">
                <text:p>147496224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7259976">
                <text:p>117259976</text:p>
              </table:table-cell>
              <table:table-cell office:value-type="float" office:value="221086656">
                <text:p>221086656</text:p>
              </table:table-cell>
              <table:table-cell office:value-type="float" office:value="165046576">
                <text:p>165046576</text:p>
              </table:table-cell>
              <table:table-cell office:value-type="float" office:value="149560032">
                <text:p>149560032</text:p>
              </table:table-cell>
              <table:table-cell office:value-type="float" office:value="117268664">
                <text:p>1172686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4794616">
                <text:p>124794616</text:p>
              </table:table-cell>
              <table:table-cell office:value-type="float" office:value="221086656">
                <text:p>221086656</text:p>
              </table:table-cell>
              <table:table-cell office:value-type="float" office:value="169174192">
                <text:p>169174192</text:p>
              </table:table-cell>
              <table:table-cell office:value-type="float" office:value="155751456">
                <text:p>155751456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5826520">
                <text:p>125826520</text:p>
              </table:table-cell>
              <table:table-cell office:value-type="float" office:value="227473344">
                <text:p>227473344</text:p>
              </table:table-cell>
              <table:table-cell office:value-type="float" office:value="174333712">
                <text:p>174333712</text:p>
              </table:table-cell>
              <table:table-cell office:value-type="float" office:value="164006688">
                <text:p>16400668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2017944">
                <text:p>132017944</text:p>
              </table:table-cell>
              <table:table-cell office:value-type="float" office:value="229733376">
                <text:p>229733376</text:p>
              </table:table-cell>
              <table:table-cell office:value-type="float" office:value="181557040">
                <text:p>181557040</text:p>
              </table:table-cell>
              <table:table-cell office:value-type="float" office:value="164006688">
                <text:p>164006688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2017944">
                <text:p>132017944</text:p>
              </table:table-cell>
              <table:table-cell office:value-type="float" office:value="229733376">
                <text:p>229733376</text:p>
              </table:table-cell>
              <table:table-cell office:value-type="float" office:value="181557040">
                <text:p>181557040</text:p>
              </table:table-cell>
              <table:table-cell office:value-type="float" office:value="164006688">
                <text:p>16400668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7177464">
                <text:p>137177464</text:p>
              </table:table-cell>
              <table:table-cell office:value-type="float" office:value="229733376">
                <text:p>229733376</text:p>
              </table:table-cell>
              <table:table-cell office:value-type="float" office:value="181557040">
                <text:p>181557040</text:p>
              </table:table-cell>
              <table:table-cell office:value-type="float" office:value="168985712">
                <text:p>168985712</text:p>
              </table:table-cell>
              <table:table-cell office:value-type="float" office:value="137176984">
                <text:p>1371769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7496504">
                <text:p>147496504</text:p>
              </table:table-cell>
              <table:table-cell office:value-type="float" office:value="121699696">
                <text:p>121699696</text:p>
              </table:table-cell>
              <table:table-cell office:value-type="float" office:value="185814816">
                <text:p>185814816</text:p>
              </table:table-cell>
              <table:table-cell office:value-type="float" office:value="171556160">
                <text:p>171556160</text:p>
              </table:table-cell>
              <table:table-cell office:value-type="float" office:value="146464120">
                <text:p>14646412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8528408">
                <text:p>148528408</text:p>
              </table:table-cell>
              <table:table-cell office:value-type="float" office:value="125827312">
                <text:p>125827312</text:p>
              </table:table-cell>
              <table:table-cell office:value-type="float" office:value="188778688">
                <text:p>188778688</text:p>
              </table:table-cell>
              <table:table-cell office:value-type="float" office:value="172080704">
                <text:p>172080704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0592216">
                <text:p>150592216</text:p>
              </table:table-cell>
              <table:table-cell office:value-type="float" office:value="129954928">
                <text:p>129954928</text:p>
              </table:table-cell>
              <table:table-cell office:value-type="float" office:value="189499920">
                <text:p>189499920</text:p>
              </table:table-cell>
              <table:table-cell office:value-type="float" office:value="180202880">
                <text:p>180202880</text:p>
              </table:table-cell>
              <table:table-cell office:value-type="float" office:value="151623640">
                <text:p>15162364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5751736">
                <text:p>155751736</text:p>
              </table:table-cell>
              <table:table-cell office:value-type="float" office:value="132018736">
                <text:p>132018736</text:p>
              </table:table-cell>
              <table:table-cell office:value-type="float" office:value="197425392">
                <text:p>197425392</text:p>
              </table:table-cell>
              <table:table-cell office:value-type="float" office:value="180202880">
                <text:p>180202880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5038872">
                <text:p>165038872</text:p>
              </table:table-cell>
              <table:table-cell office:value-type="float" office:value="137178256">
                <text:p>137178256</text:p>
              </table:table-cell>
              <table:table-cell office:value-type="float" office:value="197425392">
                <text:p>197425392</text:p>
              </table:table-cell>
              <table:table-cell office:value-type="float" office:value="180202880">
                <text:p>180202880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6070776">
                <text:p>166070776</text:p>
              </table:table-cell>
              <table:table-cell office:value-type="float" office:value="145433488">
                <text:p>145433488</text:p>
              </table:table-cell>
              <table:table-cell office:value-type="float" office:value="197425392">
                <text:p>197425392</text:p>
              </table:table-cell>
              <table:table-cell office:value-type="float" office:value="180202880">
                <text:p>180202880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2262200">
                <text:p>172262200</text:p>
              </table:table-cell>
              <table:table-cell office:value-type="float" office:value="148529200">
                <text:p>148529200</text:p>
              </table:table-cell>
              <table:table-cell office:value-type="float" office:value="197425392">
                <text:p>197425392</text:p>
              </table:table-cell>
              <table:table-cell office:value-type="float" office:value="186965552">
                <text:p>186965552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81549336">
                <text:p>181549336</text:p>
              </table:table-cell>
              <table:table-cell office:value-type="float" office:value="154720624">
                <text:p>154720624</text:p>
              </table:table-cell>
              <table:table-cell office:value-type="float" office:value="197949936">
                <text:p>197949936</text:p>
              </table:table-cell>
              <table:table-cell office:value-type="float" office:value="188062784">
                <text:p>188062784</text:p>
              </table:table-cell>
              <table:table-cell office:value-type="float" office:value="179485048">
                <text:p>17948504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81549336">
                <text:p>181549336</text:p>
              </table:table-cell>
              <table:table-cell office:value-type="float" office:value="161943952">
                <text:p>161943952</text:p>
              </table:table-cell>
              <table:table-cell office:value-type="float" office:value="205285312">
                <text:p>205285312</text:p>
              </table:table-cell>
              <table:table-cell office:value-type="float" office:value="123483360">
                <text:p>123483360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88772664">
                <text:p>188772664</text:p>
              </table:table-cell>
              <table:table-cell office:value-type="float" office:value="165039664">
                <text:p>165039664</text:p>
              </table:table-cell>
              <table:table-cell office:value-type="float" office:value="205265264">
                <text:p>205265264</text:p>
              </table:table-cell>
              <table:table-cell office:value-type="float" office:value="130985808">
                <text:p>130985808</text:p>
              </table:table-cell>
              <table:table-cell office:value-type="float" office:value="185676472">
                <text:p>1856764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98059800">
                <text:p>198059800</text:p>
              </table:table-cell>
              <table:table-cell office:value-type="float" office:value="171231088">
                <text:p>171231088</text:p>
              </table:table-cell>
              <table:table-cell office:value-type="float" office:value="129961744">
                <text:p>129961744</text:p>
              </table:table-cell>
              <table:table-cell office:value-type="float" office:value="130985808">
                <text:p>130985808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8059800">
                <text:p>198059800</text:p>
              </table:table-cell>
              <table:table-cell office:value-type="float" office:value="176390608">
                <text:p>176390608</text:p>
              </table:table-cell>
              <table:table-cell office:value-type="float" office:value="130993648">
                <text:p>130993648</text:p>
              </table:table-cell>
              <table:table-cell office:value-type="float" office:value="134081520">
                <text:p>134081520</text:p>
              </table:table-cell>
              <table:table-cell office:value-type="float" office:value="195880104">
                <text:p>1958801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05283128">
                <text:p>205283128</text:p>
              </table:table-cell>
              <table:table-cell office:value-type="float" office:value="181550128">
                <text:p>181550128</text:p>
              </table:table-cell>
              <table:table-cell office:value-type="float" office:value="130993648">
                <text:p>130993648</text:p>
              </table:table-cell>
              <table:table-cell office:value-type="float" office:value="142336752">
                <text:p>142336752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08378120">
                <text:p>208378120</text:p>
              </table:table-cell>
              <table:table-cell office:value-type="float" office:value="188773456">
                <text:p>188773456</text:p>
              </table:table-cell>
              <table:table-cell office:value-type="float" office:value="139248880">
                <text:p>139248880</text:p>
              </table:table-cell>
              <table:table-cell office:value-type="float" office:value="147496272">
                <text:p>147496272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929832">
                <text:p>213929832</text:p>
              </table:table-cell>
              <table:table-cell office:value-type="float" office:value="192901072">
                <text:p>192901072</text:p>
              </table:table-cell>
              <table:table-cell office:value-type="float" office:value="145440272">
                <text:p>145440272</text:p>
              </table:table-cell>
              <table:table-cell office:value-type="float" office:value="151623888">
                <text:p>15162388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3929832">
                <text:p>213929832</text:p>
              </table:table-cell>
              <table:table-cell office:value-type="float" office:value="198060592">
                <text:p>198060592</text:p>
              </table:table-cell>
              <table:table-cell office:value-type="float" office:value="147504112">
                <text:p>147504112</text:p>
              </table:table-cell>
              <table:table-cell office:value-type="float" office:value="156783408">
                <text:p>15678340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3929832">
                <text:p>213929832</text:p>
              </table:table-cell>
              <table:table-cell office:value-type="float" office:value="202188208">
                <text:p>202188208</text:p>
              </table:table-cell>
              <table:table-cell office:value-type="float" office:value="154727440">
                <text:p>154727440</text:p>
              </table:table-cell>
              <table:table-cell office:value-type="float" office:value="164006736">
                <text:p>164006736</text:p>
              </table:table-cell>
              <table:table-cell office:value-type="float" office:value="199810056">
                <text:p>1998100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3929832">
                <text:p>213929832</text:p>
              </table:table-cell>
              <table:table-cell office:value-type="float" office:value="205283920">
                <text:p>205283920</text:p>
              </table:table-cell>
              <table:table-cell office:value-type="float" office:value="160918864">
                <text:p>160918864</text:p>
              </table:table-cell>
              <table:table-cell office:value-type="float" office:value="164006736">
                <text:p>164006736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764792">
                <text:p>214764792</text:p>
              </table:table-cell>
              <table:table-cell office:value-type="float" office:value="213668352">
                <text:p>213668352</text:p>
              </table:table-cell>
              <table:table-cell office:value-type="float" office:value="164014576">
                <text:p>164014576</text:p>
              </table:table-cell>
              <table:table-cell office:value-type="float" office:value="164006736">
                <text:p>164006736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1789752">
                <text:p>221789752</text:p>
              </table:table-cell>
              <table:table-cell office:value-type="float" office:value="213930624">
                <text:p>213930624</text:p>
              </table:table-cell>
              <table:table-cell office:value-type="float" office:value="172269808">
                <text:p>172269808</text:p>
              </table:table-cell>
              <table:table-cell office:value-type="float" office:value="169051328">
                <text:p>169051328</text:p>
              </table:table-cell>
              <table:table-cell office:value-type="float" office:value="210961656">
                <text:p>21096165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1789752">
                <text:p>221789752</text:p>
              </table:table-cell>
              <table:table-cell office:value-type="float" office:value="213930624">
                <text:p>213930624</text:p>
              </table:table-cell>
              <table:table-cell office:value-type="float" office:value="177429328">
                <text:p>177429328</text:p>
              </table:table-cell>
              <table:table-cell office:value-type="float" office:value="171556208">
                <text:p>17155620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8504264">
                <text:p>228504264</text:p>
              </table:table-cell>
              <table:table-cell office:value-type="float" office:value="213930624">
                <text:p>213930624</text:p>
              </table:table-cell>
              <table:table-cell office:value-type="float" office:value="180525040">
                <text:p>180525040</text:p>
              </table:table-cell>
              <table:table-cell office:value-type="float" office:value="171556208">
                <text:p>17155620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30436456">
                <text:p>230436456</text:p>
              </table:table-cell>
              <table:table-cell office:value-type="float" office:value="216518496">
                <text:p>216518496</text:p>
              </table:table-cell>
              <table:table-cell office:value-type="float" office:value="184652656">
                <text:p>184652656</text:p>
              </table:table-cell>
              <table:table-cell office:value-type="float" office:value="178270736">
                <text:p>178270736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30436456">
                <text:p>230436456</text:p>
              </table:table-cell>
              <table:table-cell office:value-type="float" office:value="221790544">
                <text:p>221790544</text:p>
              </table:table-cell>
              <table:table-cell office:value-type="float" office:value="188780272">
                <text:p>188780272</text:p>
              </table:table-cell>
              <table:table-cell office:value-type="float" office:value="180202928">
                <text:p>180202928</text:p>
              </table:table-cell>
              <table:table-cell office:value-type="float" office:value="117268664">
                <text:p>11726866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30436456">
                <text:p>230436456</text:p>
              </table:table-cell>
              <table:table-cell office:value-type="float" office:value="221790544">
                <text:p>221790544</text:p>
              </table:table-cell>
              <table:table-cell office:value-type="float" office:value="195560352">
                <text:p>195560352</text:p>
              </table:table-cell>
              <table:table-cell office:value-type="float" office:value="180202928">
                <text:p>18020292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9743784">
                <text:p>119743784</text:p>
              </table:table-cell>
              <table:table-cell office:value-type="float" office:value="230437248">
                <text:p>230437248</text:p>
              </table:table-cell>
              <table:table-cell office:value-type="float" office:value="196723152">
                <text:p>196723152</text:p>
              </table:table-cell>
              <table:table-cell office:value-type="float" office:value="180202928">
                <text:p>18020292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5826520">
                <text:p>125826520</text:p>
              </table:table-cell>
              <table:table-cell office:value-type="float" office:value="230437248">
                <text:p>230437248</text:p>
              </table:table-cell>
              <table:table-cell office:value-type="float" office:value="196723152">
                <text:p>196723152</text:p>
              </table:table-cell>
              <table:table-cell office:value-type="float" office:value="180202928">
                <text:p>18020292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5826520">
                <text:p>125826520</text:p>
              </table:table-cell>
              <table:table-cell office:value-type="float" office:value="230437248">
                <text:p>230437248</text:p>
              </table:table-cell>
              <table:table-cell office:value-type="float" office:value="196723152">
                <text:p>196723152</text:p>
              </table:table-cell>
              <table:table-cell office:value-type="float" office:value="185671680">
                <text:p>185671680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30986008">
                <text:p>130986008</text:p>
              </table:table-cell>
              <table:table-cell office:value-type="float" office:value="117259808">
                <text:p>117259808</text:p>
              </table:table-cell>
              <table:table-cell office:value-type="float" office:value="197623680">
                <text:p>197623680</text:p>
              </table:table-cell>
              <table:table-cell office:value-type="float" office:value="188062832">
                <text:p>188062832</text:p>
              </table:table-cell>
              <table:table-cell office:value-type="float" office:value="141304600">
                <text:p>1413046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32017944">
                <text:p>132017944</text:p>
              </table:table-cell>
              <table:table-cell office:value-type="float" office:value="125827216">
                <text:p>125827216</text:p>
              </table:table-cell>
              <table:table-cell office:value-type="float" office:value="204583056">
                <text:p>204583056</text:p>
              </table:table-cell>
              <table:table-cell office:value-type="float" office:value="128082912">
                <text:p>128082912</text:p>
              </table:table-cell>
              <table:table-cell office:value-type="float" office:value="150591736">
                <text:p>15059173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40273176">
                <text:p>140273176</text:p>
              </table:table-cell>
              <table:table-cell office:value-type="float" office:value="132018640">
                <text:p>132018640</text:p>
              </table:table-cell>
              <table:table-cell office:value-type="float" office:value="213229776">
                <text:p>213229776</text:p>
              </table:table-cell>
              <table:table-cell office:value-type="float" office:value="130985808">
                <text:p>130985808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0592216">
                <text:p>150592216</text:p>
              </table:table-cell>
              <table:table-cell office:value-type="float" office:value="137178160">
                <text:p>137178160</text:p>
              </table:table-cell>
              <table:table-cell office:value-type="float" office:value="213229776">
                <text:p>213229776</text:p>
              </table:table-cell>
              <table:table-cell office:value-type="float" office:value="130985808">
                <text:p>130985808</text:p>
              </table:table-cell>
              <table:table-cell office:value-type="float" office:value="168134104">
                <text:p>1681341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8847448">
                <text:p>158847448</text:p>
              </table:table-cell>
              <table:table-cell office:value-type="float" office:value="148529104">
                <text:p>148529104</text:p>
              </table:table-cell>
              <table:table-cell office:value-type="float" office:value="213229776">
                <text:p>213229776</text:p>
              </table:table-cell>
              <table:table-cell office:value-type="float" office:value="136145328">
                <text:p>136145328</text:p>
              </table:table-cell>
              <table:table-cell office:value-type="float" office:value="177421240">
                <text:p>17742124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5038872">
                <text:p>165038872</text:p>
              </table:table-cell>
              <table:table-cell office:value-type="float" office:value="148529104">
                <text:p>148529104</text:p>
              </table:table-cell>
              <table:table-cell office:value-type="float" office:value="120307072">
                <text:p>120307072</text:p>
              </table:table-cell>
              <table:table-cell office:value-type="float" office:value="139241040">
                <text:p>139241040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2262200">
                <text:p>172262200</text:p>
              </table:table-cell>
              <table:table-cell office:value-type="float" office:value="149561008">
                <text:p>149561008</text:p>
              </table:table-cell>
              <table:table-cell office:value-type="float" office:value="125834224">
                <text:p>125834224</text:p>
              </table:table-cell>
              <table:table-cell office:value-type="float" office:value="147496272">
                <text:p>147496272</text:p>
              </table:table-cell>
              <table:table-cell office:value-type="float" office:value="186708376">
                <text:p>18670837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8453624">
                <text:p>178453624</text:p>
              </table:table-cell>
              <table:table-cell office:value-type="float" office:value="155752432">
                <text:p>155752432</text:p>
              </table:table-cell>
              <table:table-cell office:value-type="float" office:value="125834224">
                <text:p>125834224</text:p>
              </table:table-cell>
              <table:table-cell office:value-type="float" office:value="147496272">
                <text:p>147496272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1549336">
                <text:p>181549336</text:p>
              </table:table-cell>
              <table:table-cell office:value-type="float" office:value="165039568">
                <text:p>165039568</text:p>
              </table:table-cell>
              <table:table-cell office:value-type="float" office:value="128929936">
                <text:p>128929936</text:p>
              </table:table-cell>
              <table:table-cell office:value-type="float" office:value="155751504">
                <text:p>155751504</text:p>
              </table:table-cell>
              <table:table-cell office:value-type="float" office:value="191753448">
                <text:p>19175344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5676952">
                <text:p>185676952</text:p>
              </table:table-cell>
              <table:table-cell office:value-type="float" office:value="165039568">
                <text:p>165039568</text:p>
              </table:table-cell>
              <table:table-cell office:value-type="float" office:value="132025648">
                <text:p>132025648</text:p>
              </table:table-cell>
              <table:table-cell office:value-type="float" office:value="164006736">
                <text:p>164006736</text:p>
              </table:table-cell>
              <table:table-cell office:value-type="float" office:value="196583928">
                <text:p>1965839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8772664">
                <text:p>188772664</text:p>
              </table:table-cell>
              <table:table-cell office:value-type="float" office:value="165039568">
                <text:p>165039568</text:p>
              </table:table-cell>
              <table:table-cell office:value-type="float" office:value="132025648">
                <text:p>132025648</text:p>
              </table:table-cell>
              <table:table-cell office:value-type="float" office:value="164006736">
                <text:p>164006736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91868376">
                <text:p>191868376</text:p>
              </table:table-cell>
              <table:table-cell office:value-type="float" office:value="169167184">
                <text:p>169167184</text:p>
              </table:table-cell>
              <table:table-cell office:value-type="float" office:value="136153264">
                <text:p>136153264</text:p>
              </table:table-cell>
              <table:table-cell office:value-type="float" office:value="164006736">
                <text:p>164006736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95995992">
                <text:p>195995992</text:p>
              </table:table-cell>
              <table:table-cell office:value-type="float" office:value="174326704">
                <text:p>174326704</text:p>
              </table:table-cell>
              <table:table-cell office:value-type="float" office:value="140280880">
                <text:p>140280880</text:p>
              </table:table-cell>
              <table:table-cell office:value-type="float" office:value="165759632">
                <text:p>165759632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98059800">
                <text:p>198059800</text:p>
              </table:table-cell>
              <table:table-cell office:value-type="float" office:value="181550032">
                <text:p>181550032</text:p>
              </table:table-cell>
              <table:table-cell office:value-type="float" office:value="148536112">
                <text:p>148536112</text:p>
              </table:table-cell>
              <table:table-cell office:value-type="float" office:value="171556208">
                <text:p>17155620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98059800">
                <text:p>198059800</text:p>
              </table:table-cell>
              <table:table-cell office:value-type="float" office:value="183613840">
                <text:p>183613840</text:p>
              </table:table-cell>
              <table:table-cell office:value-type="float" office:value="149568016">
                <text:p>149568016</text:p>
              </table:table-cell>
              <table:table-cell office:value-type="float" office:value="171556208">
                <text:p>171556208</text:p>
              </table:table-cell>
              <table:table-cell office:value-type="float" office:value="204968376">
                <text:p>20496837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05283128">
                <text:p>205283128</text:p>
              </table:table-cell>
              <table:table-cell office:value-type="float" office:value="188773360">
                <text:p>188773360</text:p>
              </table:table-cell>
              <table:table-cell office:value-type="float" office:value="155759440">
                <text:p>155759440</text:p>
              </table:table-cell>
              <table:table-cell office:value-type="float" office:value="180202928">
                <text:p>180202928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5283128">
                <text:p>205283128</text:p>
              </table:table-cell>
              <table:table-cell office:value-type="float" office:value="198060496">
                <text:p>198060496</text:p>
              </table:table-cell>
              <table:table-cell office:value-type="float" office:value="165046576">
                <text:p>165046576</text:p>
              </table:table-cell>
              <table:table-cell office:value-type="float" office:value="180202928">
                <text:p>180202928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0703704">
                <text:p>210703704</text:p>
              </table:table-cell>
              <table:table-cell office:value-type="float" office:value="198060496">
                <text:p>198060496</text:p>
              </table:table-cell>
              <table:table-cell office:value-type="float" office:value="165046576">
                <text:p>165046576</text:p>
              </table:table-cell>
              <table:table-cell office:value-type="float" office:value="180202928">
                <text:p>180202928</text:p>
              </table:table-cell>
              <table:table-cell office:value-type="float" office:value="208373800">
                <text:p>2083738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13929832">
                <text:p>213929832</text:p>
              </table:table-cell>
              <table:table-cell office:value-type="float" office:value="202188112">
                <text:p>202188112</text:p>
              </table:table-cell>
              <table:table-cell office:value-type="float" office:value="172269904">
                <text:p>172269904</text:p>
              </table:table-cell>
              <table:table-cell office:value-type="float" office:value="180202928">
                <text:p>18020292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3929832">
                <text:p>213929832</text:p>
              </table:table-cell>
              <table:table-cell office:value-type="float" office:value="205283824">
                <text:p>205283824</text:p>
              </table:table-cell>
              <table:table-cell office:value-type="float" office:value="179493232">
                <text:p>179493232</text:p>
              </table:table-cell>
              <table:table-cell office:value-type="float" office:value="180202928">
                <text:p>18020292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13929832">
                <text:p>213929832</text:p>
              </table:table-cell>
              <table:table-cell office:value-type="float" office:value="205283824">
                <text:p>205283824</text:p>
              </table:table-cell>
              <table:table-cell office:value-type="float" office:value="181557040">
                <text:p>181557040</text:p>
              </table:table-cell>
              <table:table-cell office:value-type="float" office:value="180202928">
                <text:p>18020292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13929832">
                <text:p>213929832</text:p>
              </table:table-cell>
              <table:table-cell office:value-type="float" office:value="208575504">
                <text:p>208575504</text:p>
              </table:table-cell>
              <table:table-cell office:value-type="float" office:value="181557040">
                <text:p>181557040</text:p>
              </table:table-cell>
              <table:table-cell office:value-type="float" office:value="187359008">
                <text:p>18735900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13929832">
                <text:p>213929832</text:p>
              </table:table-cell>
              <table:table-cell office:value-type="float" office:value="213930528">
                <text:p>213930528</text:p>
              </table:table-cell>
              <table:table-cell office:value-type="float" office:value="181557040">
                <text:p>181557040</text:p>
              </table:table-cell>
              <table:table-cell office:value-type="float" office:value="188062832">
                <text:p>188062832</text:p>
              </table:table-cell>
              <table:table-cell office:value-type="float" office:value="117259544">
                <text:p>1172595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1610456">
                <text:p>221610456</text:p>
              </table:table-cell>
              <table:table-cell office:value-type="float" office:value="213930528">
                <text:p>213930528</text:p>
              </table:table-cell>
              <table:table-cell office:value-type="float" office:value="181557040">
                <text:p>181557040</text:p>
              </table:table-cell>
              <table:table-cell office:value-type="float" office:value="121970656">
                <text:p>121970656</text:p>
              </table:table-cell>
              <table:table-cell office:value-type="float" office:value="120666504">
                <text:p>12066650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1789752">
                <text:p>221789752</text:p>
              </table:table-cell>
              <table:table-cell office:value-type="float" office:value="213930528">
                <text:p>213930528</text:p>
              </table:table-cell>
              <table:table-cell office:value-type="float" office:value="183882624">
                <text:p>183882624</text:p>
              </table:table-cell>
              <table:table-cell office:value-type="float" office:value="125997408">
                <text:p>12599740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789752">
                <text:p>221789752</text:p>
              </table:table-cell>
              <table:table-cell office:value-type="float" office:value="213930528">
                <text:p>213930528</text:p>
              </table:table-cell>
              <table:table-cell office:value-type="float" office:value="188778688">
                <text:p>188778688</text:p>
              </table:table-cell>
              <table:table-cell office:value-type="float" office:value="130985808">
                <text:p>130985808</text:p>
              </table:table-cell>
              <table:table-cell office:value-type="float" office:value="128921752">
                <text:p>12892175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8504264">
                <text:p>228504264</text:p>
              </table:table-cell>
              <table:table-cell office:value-type="float" office:value="220955472">
                <text:p>220955472</text:p>
              </table:table-cell>
              <table:table-cell office:value-type="float" office:value="188778688">
                <text:p>188778688</text:p>
              </table:table-cell>
              <table:table-cell office:value-type="float" office:value="130985808">
                <text:p>13098580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436456">
                <text:p>230436456</text:p>
              </table:table-cell>
              <table:table-cell office:value-type="float" office:value="221790448">
                <text:p>221790448</text:p>
              </table:table-cell>
              <table:table-cell office:value-type="float" office:value="192267072">
                <text:p>192267072</text:p>
              </table:table-cell>
              <table:table-cell office:value-type="float" office:value="136145328">
                <text:p>136145328</text:p>
              </table:table-cell>
              <table:table-cell office:value-type="float" office:value="137176984">
                <text:p>1371769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436456">
                <text:p>230436456</text:p>
              </table:table-cell>
              <table:table-cell office:value-type="float" office:value="227604432">
                <text:p>227604432</text:p>
              </table:table-cell>
              <table:table-cell office:value-type="float" office:value="196721568">
                <text:p>196721568</text:p>
              </table:table-cell>
              <table:table-cell office:value-type="float" office:value="139241040">
                <text:p>139241040</text:p>
              </table:table-cell>
              <table:table-cell office:value-type="float" office:value="144400312">
                <text:p>14440031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436456">
                <text:p>230436456</text:p>
              </table:table-cell>
              <table:table-cell office:value-type="float" office:value="230437152">
                <text:p>230437152</text:p>
              </table:table-cell>
              <table:table-cell office:value-type="float" office:value="197425392">
                <text:p>197425392</text:p>
              </table:table-cell>
              <table:table-cell office:value-type="float" office:value="147496272">
                <text:p>147496272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436456">
                <text:p>230436456</text:p>
              </table:table-cell>
              <table:table-cell office:value-type="float" office:value="230437152">
                <text:p>230437152</text:p>
              </table:table-cell>
              <table:table-cell office:value-type="float" office:value="197425392">
                <text:p>197425392</text:p>
              </table:table-cell>
              <table:table-cell office:value-type="float" office:value="147496272">
                <text:p>147496272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1698904">
                <text:p>121698904</text:p>
              </table:table-cell>
              <table:table-cell office:value-type="float" office:value="230437152">
                <text:p>230437152</text:p>
              </table:table-cell>
              <table:table-cell office:value-type="float" office:value="197425392">
                <text:p>197425392</text:p>
              </table:table-cell>
              <table:table-cell office:value-type="float" office:value="155751504">
                <text:p>155751504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5826520">
                <text:p>125826520</text:p>
              </table:table-cell>
              <table:table-cell office:value-type="float" office:value="117259808">
                <text:p>117259808</text:p>
              </table:table-cell>
              <table:table-cell office:value-type="float" office:value="197425392">
                <text:p>197425392</text:p>
              </table:table-cell>
              <table:table-cell office:value-type="float" office:value="158847216">
                <text:p>158847216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5826520">
                <text:p>125826520</text:p>
              </table:table-cell>
              <table:table-cell office:value-type="float" office:value="125827216">
                <text:p>125827216</text:p>
              </table:table-cell>
              <table:table-cell office:value-type="float" office:value="197425392">
                <text:p>197425392</text:p>
              </table:table-cell>
              <table:table-cell office:value-type="float" office:value="164006736">
                <text:p>164006736</text:p>
              </table:table-cell>
              <table:table-cell office:value-type="float" office:value="162974584">
                <text:p>16297458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7890328">
                <text:p>127890328</text:p>
              </table:table-cell>
              <table:table-cell office:value-type="float" office:value="127891024">
                <text:p>127891024</text:p>
              </table:table-cell>
              <table:table-cell office:value-type="float" office:value="198063632">
                <text:p>198063632</text:p>
              </table:table-cell>
              <table:table-cell office:value-type="float" office:value="164006736">
                <text:p>164006736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32017944">
                <text:p>132017944</text:p>
              </table:table-cell>
              <table:table-cell office:value-type="float" office:value="132018640">
                <text:p>132018640</text:p>
              </table:table-cell>
              <table:table-cell office:value-type="float" office:value="205285312">
                <text:p>205285312</text:p>
              </table:table-cell>
              <table:table-cell office:value-type="float" office:value="164006736">
                <text:p>164006736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37177464">
                <text:p>137177464</text:p>
              </table:table-cell>
              <table:table-cell office:value-type="float" office:value="136146256">
                <text:p>136146256</text:p>
              </table:table-cell>
              <table:table-cell office:value-type="float" office:value="205265264">
                <text:p>205265264</text:p>
              </table:table-cell>
              <table:table-cell office:value-type="float" office:value="167822960">
                <text:p>167822960</text:p>
              </table:table-cell>
              <table:table-cell office:value-type="float" office:value="179485016">
                <text:p>1794850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3368888">
                <text:p>143368888</text:p>
              </table:table-cell>
              <table:table-cell office:value-type="float" office:value="145433392">
                <text:p>145433392</text:p>
              </table:table-cell>
              <table:table-cell office:value-type="float" office:value="126747392">
                <text:p>126747392</text:p>
              </table:table-cell>
              <table:table-cell office:value-type="float" office:value="171556208">
                <text:p>171556208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8528408">
                <text:p>148528408</text:p>
              </table:table-cell>
              <table:table-cell office:value-type="float" office:value="148529104">
                <text:p>148529104</text:p>
              </table:table-cell>
              <table:table-cell office:value-type="float" office:value="130993648">
                <text:p>130993648</text:p>
              </table:table-cell>
              <table:table-cell office:value-type="float" office:value="171556208">
                <text:p>171556208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5751736">
                <text:p>155751736</text:p>
              </table:table-cell>
              <table:table-cell office:value-type="float" office:value="161943856">
                <text:p>161943856</text:p>
              </table:table-cell>
              <table:table-cell office:value-type="float" office:value="138216976">
                <text:p>138216976</text:p>
              </table:table-cell>
              <table:table-cell office:value-type="float" office:value="180202928">
                <text:p>18020292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5038872">
                <text:p>165038872</text:p>
              </table:table-cell>
              <table:table-cell office:value-type="float" office:value="165039568">
                <text:p>165039568</text:p>
              </table:table-cell>
              <table:table-cell office:value-type="float" office:value="141312688">
                <text:p>141312688</text:p>
              </table:table-cell>
              <table:table-cell office:value-type="float" office:value="180202928">
                <text:p>18020292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5038872">
                <text:p>165038872</text:p>
              </table:table-cell>
              <table:table-cell office:value-type="float" office:value="171230992">
                <text:p>171230992</text:p>
              </table:table-cell>
              <table:table-cell office:value-type="float" office:value="146472208">
                <text:p>146472208</text:p>
              </table:table-cell>
              <table:table-cell office:value-type="float" office:value="180202928">
                <text:p>18020292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9166488">
                <text:p>169166488</text:p>
              </table:table-cell>
              <table:table-cell office:value-type="float" office:value="180518128">
                <text:p>180518128</text:p>
              </table:table-cell>
              <table:table-cell office:value-type="float" office:value="147504112">
                <text:p>147504112</text:p>
              </table:table-cell>
              <table:table-cell office:value-type="float" office:value="181676144">
                <text:p>181676144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2262200">
                <text:p>172262200</text:p>
              </table:table-cell>
              <table:table-cell office:value-type="float" office:value="181550032">
                <text:p>181550032</text:p>
              </table:table-cell>
              <table:table-cell office:value-type="float" office:value="147504112">
                <text:p>147504112</text:p>
              </table:table-cell>
              <table:table-cell office:value-type="float" office:value="185426816">
                <text:p>185426816</text:p>
              </table:table-cell>
              <table:table-cell office:value-type="float" office:value="198712824">
                <text:p>19871282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5357912">
                <text:p>175357912</text:p>
              </table:table-cell>
              <table:table-cell office:value-type="float" office:value="188773360">
                <text:p>188773360</text:p>
              </table:table-cell>
              <table:table-cell office:value-type="float" office:value="150599824">
                <text:p>150599824</text:p>
              </table:table-cell>
              <table:table-cell office:value-type="float" office:value="188062832">
                <text:p>188062832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9485528">
                <text:p>179485528</text:p>
              </table:table-cell>
              <table:table-cell office:value-type="float" office:value="197028592">
                <text:p>197028592</text:p>
              </table:table-cell>
              <table:table-cell office:value-type="float" office:value="156791248">
                <text:p>156791248</text:p>
              </table:table-cell>
              <table:table-cell office:value-type="float" office:value="121968208">
                <text:p>121968208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1549336">
                <text:p>181549336</text:p>
              </table:table-cell>
              <table:table-cell office:value-type="float" office:value="198060496">
                <text:p>198060496</text:p>
              </table:table-cell>
              <table:table-cell office:value-type="float" office:value="164014576">
                <text:p>164014576</text:p>
              </table:table-cell>
              <table:table-cell office:value-type="float" office:value="126600336">
                <text:p>126600336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5676952">
                <text:p>185676952</text:p>
              </table:table-cell>
              <table:table-cell office:value-type="float" office:value="201156208">
                <text:p>201156208</text:p>
              </table:table-cell>
              <table:table-cell office:value-type="float" office:value="164014576">
                <text:p>164014576</text:p>
              </table:table-cell>
              <table:table-cell office:value-type="float" office:value="130985808">
                <text:p>13098580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90836472">
                <text:p>190836472</text:p>
              </table:table-cell>
              <table:table-cell office:value-type="float" office:value="205283824">
                <text:p>205283824</text:p>
              </table:table-cell>
              <table:table-cell office:value-type="float" office:value="168142192">
                <text:p>168142192</text:p>
              </table:table-cell>
              <table:table-cell office:value-type="float" office:value="130985808">
                <text:p>13098580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98059800">
                <text:p>198059800</text:p>
              </table:table-cell>
              <table:table-cell office:value-type="float" office:value="209869440">
                <text:p>209869440</text:p>
              </table:table-cell>
              <table:table-cell office:value-type="float" office:value="175365520">
                <text:p>175365520</text:p>
              </table:table-cell>
              <table:table-cell office:value-type="float" office:value="134081520">
                <text:p>134081520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98059800">
                <text:p>198059800</text:p>
              </table:table-cell>
              <table:table-cell office:value-type="float" office:value="213930528">
                <text:p>213930528</text:p>
              </table:table-cell>
              <table:table-cell office:value-type="float" office:value="180525040">
                <text:p>180525040</text:p>
              </table:table-cell>
              <table:table-cell office:value-type="float" office:value="142336752">
                <text:p>142336752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05283128">
                <text:p>205283128</text:p>
              </table:table-cell>
              <table:table-cell office:value-type="float" office:value="213930528">
                <text:p>213930528</text:p>
              </table:table-cell>
              <table:table-cell office:value-type="float" office:value="183620752">
                <text:p>183620752</text:p>
              </table:table-cell>
              <table:table-cell office:value-type="float" office:value="147496272">
                <text:p>147496272</text:p>
              </table:table-cell>
              <table:table-cell office:value-type="float" office:value="117259544">
                <text:p>11725954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5938792">
                <text:p>205938792</text:p>
              </table:table-cell>
              <table:table-cell office:value-type="float" office:value="213930528">
                <text:p>213930528</text:p>
              </table:table-cell>
              <table:table-cell office:value-type="float" office:value="188780272">
                <text:p>188780272</text:p>
              </table:table-cell>
              <table:table-cell office:value-type="float" office:value="149560080">
                <text:p>149560080</text:p>
              </table:table-cell>
              <table:table-cell office:value-type="float" office:value="119237944">
                <text:p>11923794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13929832">
                <text:p>213929832</text:p>
              </table:table-cell>
              <table:table-cell office:value-type="float" office:value="213930528">
                <text:p>213930528</text:p>
              </table:table-cell>
              <table:table-cell office:value-type="float" office:value="195166944">
                <text:p>195166944</text:p>
              </table:table-cell>
              <table:table-cell office:value-type="float" office:value="155751504">
                <text:p>155751504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13929832">
                <text:p>213929832</text:p>
              </table:table-cell>
              <table:table-cell office:value-type="float" office:value="213930528">
                <text:p>213930528</text:p>
              </table:table-cell>
              <table:table-cell office:value-type="float" office:value="196723152">
                <text:p>196723152</text:p>
              </table:table-cell>
              <table:table-cell office:value-type="float" office:value="164006736">
                <text:p>164006736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13929832">
                <text:p>213929832</text:p>
              </table:table-cell>
              <table:table-cell office:value-type="float" office:value="221283312">
                <text:p>221283312</text:p>
              </table:table-cell>
              <table:table-cell office:value-type="float" office:value="196723152">
                <text:p>196723152</text:p>
              </table:table-cell>
              <table:table-cell office:value-type="float" office:value="164006736">
                <text:p>164006736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13929832">
                <text:p>213929832</text:p>
              </table:table-cell>
              <table:table-cell office:value-type="float" office:value="221790448">
                <text:p>221790448</text:p>
              </table:table-cell>
              <table:table-cell office:value-type="float" office:value="196723152">
                <text:p>196723152</text:p>
              </table:table-cell>
              <table:table-cell office:value-type="float" office:value="164006736">
                <text:p>164006736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13929832">
                <text:p>213929832</text:p>
              </table:table-cell>
              <table:table-cell office:value-type="float" office:value="221790448">
                <text:p>221790448</text:p>
              </table:table-cell>
              <table:table-cell office:value-type="float" office:value="200784240">
                <text:p>200784240</text:p>
              </table:table-cell>
              <table:table-cell office:value-type="float" office:value="164006736">
                <text:p>164006736</text:p>
              </table:table-cell>
              <table:table-cell office:value-type="float" office:value="138208888">
                <text:p>13820888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13929832">
                <text:p>213929832</text:p>
              </table:table-cell>
              <table:table-cell office:value-type="float" office:value="225147696">
                <text:p>225147696</text:p>
              </table:table-cell>
              <table:table-cell office:value-type="float" office:value="204583056">
                <text:p>204583056</text:p>
              </table:table-cell>
              <table:table-cell office:value-type="float" office:value="167888528">
                <text:p>167888528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1789752">
                <text:p>221789752</text:p>
              </table:table-cell>
              <table:table-cell office:value-type="float" office:value="230437152">
                <text:p>230437152</text:p>
              </table:table-cell>
              <table:table-cell office:value-type="float" office:value="205238736">
                <text:p>205238736</text:p>
              </table:table-cell>
              <table:table-cell office:value-type="float" office:value="171556208">
                <text:p>171556208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1789752">
                <text:p>221789752</text:p>
              </table:table-cell>
              <table:table-cell office:value-type="float" office:value="230437152">
                <text:p>230437152</text:p>
              </table:table-cell>
              <table:table-cell office:value-type="float" office:value="213229776">
                <text:p>213229776</text:p>
              </table:table-cell>
              <table:table-cell office:value-type="float" office:value="171556208">
                <text:p>171556208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6113096">
                <text:p>226113096</text:p>
              </table:table-cell>
              <table:table-cell office:value-type="float" office:value="230437152">
                <text:p>230437152</text:p>
              </table:table-cell>
              <table:table-cell office:value-type="float" office:value="213229776">
                <text:p>213229776</text:p>
              </table:table-cell>
              <table:table-cell office:value-type="float" office:value="179302400">
                <text:p>179302400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436456">
                <text:p>230436456</text:p>
              </table:table-cell>
              <table:table-cell office:value-type="float" office:value="230437152">
                <text:p>230437152</text:p>
              </table:table-cell>
              <table:table-cell office:value-type="float" office:value="213229776">
                <text:p>213229776</text:p>
              </table:table-cell>
              <table:table-cell office:value-type="float" office:value="180202928">
                <text:p>180202928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436456">
                <text:p>230436456</text:p>
              </table:table-cell>
              <table:table-cell office:value-type="float" office:value="117259376">
                <text:p>117259376</text:p>
              </table:table-cell>
              <table:table-cell office:value-type="float" office:value="117378032">
                <text:p>117378032</text:p>
              </table:table-cell>
              <table:table-cell office:value-type="float" office:value="180202928">
                <text:p>180202928</text:p>
              </table:table-cell>
              <table:table-cell office:value-type="float" office:value="169166008">
                <text:p>1691660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436456">
                <text:p>230436456</text:p>
              </table:table-cell>
              <table:table-cell office:value-type="float" office:value="118853600">
                <text:p>118853600</text:p>
              </table:table-cell>
              <table:table-cell office:value-type="float" office:value="123770416">
                <text:p>123770416</text:p>
              </table:table-cell>
              <table:table-cell office:value-type="float" office:value="180202928">
                <text:p>180202928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7259976">
                <text:p>117259976</text:p>
              </table:table-cell>
              <table:table-cell office:value-type="float" office:value="125827216">
                <text:p>125827216</text:p>
              </table:table-cell>
              <table:table-cell office:value-type="float" office:value="125834224">
                <text:p>125834224</text:p>
              </table:table-cell>
              <table:table-cell office:value-type="float" office:value="180465200">
                <text:p>180465200</text:p>
              </table:table-cell>
              <table:table-cell office:value-type="float" office:value="174325528">
                <text:p>1743255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1698904">
                <text:p>121698904</text:p>
              </table:table-cell>
              <table:table-cell office:value-type="float" office:value="129954832">
                <text:p>129954832</text:p>
              </table:table-cell>
              <table:table-cell office:value-type="float" office:value="125834224">
                <text:p>125834224</text:p>
              </table:table-cell>
              <table:table-cell office:value-type="float" office:value="188062832">
                <text:p>188062832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5826520">
                <text:p>125826520</text:p>
              </table:table-cell>
              <table:table-cell office:value-type="float" office:value="132018640">
                <text:p>132018640</text:p>
              </table:table-cell>
              <table:table-cell office:value-type="float" office:value="132025648">
                <text:p>132025648</text:p>
              </table:table-cell>
              <table:table-cell office:value-type="float" office:value="188010064">
                <text:p>188010064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5826520">
                <text:p>125826520</text:p>
              </table:table-cell>
              <table:table-cell office:value-type="float" office:value="137178160">
                <text:p>137178160</text:p>
              </table:table-cell>
              <table:table-cell office:value-type="float" office:value="132025648">
                <text:p>132025648</text:p>
              </table:table-cell>
              <table:table-cell office:value-type="float" office:value="127345376">
                <text:p>127345376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2017944">
                <text:p>132017944</text:p>
              </table:table-cell>
              <table:table-cell office:value-type="float" office:value="147497200">
                <text:p>147497200</text:p>
              </table:table-cell>
              <table:table-cell office:value-type="float" office:value="140280848">
                <text:p>140280848</text:p>
              </table:table-cell>
              <table:table-cell office:value-type="float" office:value="130985808">
                <text:p>130985808</text:p>
              </table:table-cell>
              <table:table-cell office:value-type="float" office:value="189869400">
                <text:p>1898694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32017944">
                <text:p>132017944</text:p>
              </table:table-cell>
              <table:table-cell office:value-type="float" office:value="148529104">
                <text:p>148529104</text:p>
              </table:table-cell>
              <table:table-cell office:value-type="float" office:value="148536112">
                <text:p>148536112</text:p>
              </table:table-cell>
              <table:table-cell office:value-type="float" office:value="130985808">
                <text:p>13098580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37177464">
                <text:p>137177464</text:p>
              </table:table-cell>
              <table:table-cell office:value-type="float" office:value="155752432">
                <text:p>155752432</text:p>
              </table:table-cell>
              <table:table-cell office:value-type="float" office:value="148536112">
                <text:p>148536112</text:p>
              </table:table-cell>
              <table:table-cell office:value-type="float" office:value="138209136">
                <text:p>138209136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5432696">
                <text:p>145432696</text:p>
              </table:table-cell>
              <table:table-cell office:value-type="float" office:value="160911952">
                <text:p>160911952</text:p>
              </table:table-cell>
              <table:table-cell office:value-type="float" office:value="155759440">
                <text:p>155759440</text:p>
              </table:table-cell>
              <table:table-cell office:value-type="float" office:value="146464368">
                <text:p>14646436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8528408">
                <text:p>148528408</text:p>
              </table:table-cell>
              <table:table-cell office:value-type="float" office:value="165039568">
                <text:p>165039568</text:p>
              </table:table-cell>
              <table:table-cell office:value-type="float" office:value="156791344">
                <text:p>156791344</text:p>
              </table:table-cell>
              <table:table-cell office:value-type="float" office:value="147496272">
                <text:p>147496272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3687928">
                <text:p>153687928</text:p>
              </table:table-cell>
              <table:table-cell office:value-type="float" office:value="168135280">
                <text:p>168135280</text:p>
              </table:table-cell>
              <table:table-cell office:value-type="float" office:value="165046576">
                <text:p>165046576</text:p>
              </table:table-cell>
              <table:table-cell office:value-type="float" office:value="154719600">
                <text:p>154719600</text:p>
              </table:table-cell>
              <table:table-cell office:value-type="float" office:value="199547784">
                <text:p>1995477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9879352">
                <text:p>159879352</text:p>
              </table:table-cell>
              <table:table-cell office:value-type="float" office:value="172262896">
                <text:p>172262896</text:p>
              </table:table-cell>
              <table:table-cell office:value-type="float" office:value="165046576">
                <text:p>165046576</text:p>
              </table:table-cell>
              <table:table-cell office:value-type="float" office:value="161942928">
                <text:p>161942928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5038872">
                <text:p>165038872</text:p>
              </table:table-cell>
              <table:table-cell office:value-type="float" office:value="179486224">
                <text:p>179486224</text:p>
              </table:table-cell>
              <table:table-cell office:value-type="float" office:value="168142288">
                <text:p>168142288</text:p>
              </table:table-cell>
              <table:table-cell office:value-type="float" office:value="164006736">
                <text:p>164006736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5038872">
                <text:p>165038872</text:p>
              </table:table-cell>
              <table:table-cell office:value-type="float" office:value="181550032">
                <text:p>181550032</text:p>
              </table:table-cell>
              <table:table-cell office:value-type="float" office:value="181557040">
                <text:p>181557040</text:p>
              </table:table-cell>
              <table:table-cell office:value-type="float" office:value="164006736">
                <text:p>164006736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2262200">
                <text:p>172262200</text:p>
              </table:table-cell>
              <table:table-cell office:value-type="float" office:value="202188112">
                <text:p>202188112</text:p>
              </table:table-cell>
              <table:table-cell office:value-type="float" office:value="181557040">
                <text:p>181557040</text:p>
              </table:table-cell>
              <table:table-cell office:value-type="float" office:value="171556208">
                <text:p>171556208</text:p>
              </table:table-cell>
              <table:table-cell office:value-type="float" office:value="213920744">
                <text:p>21392074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1549336">
                <text:p>181549336</text:p>
              </table:table-cell>
              <table:table-cell office:value-type="float" office:value="205283824">
                <text:p>205283824</text:p>
              </table:table-cell>
              <table:table-cell office:value-type="float" office:value="188778688">
                <text:p>188778688</text:p>
              </table:table-cell>
              <table:table-cell office:value-type="float" office:value="178401872">
                <text:p>178401872</text:p>
              </table:table-cell>
              <table:table-cell office:value-type="float" office:value="121698424">
                <text:p>12169842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8772664">
                <text:p>188772664</text:p>
              </table:table-cell>
              <table:table-cell office:value-type="float" office:value="213930528">
                <text:p>213930528</text:p>
              </table:table-cell>
              <table:table-cell office:value-type="float" office:value="188778688">
                <text:p>188778688</text:p>
              </table:table-cell>
              <table:table-cell office:value-type="float" office:value="180202928">
                <text:p>18020292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95995992">
                <text:p>195995992</text:p>
              </table:table-cell>
              <table:table-cell office:value-type="float" office:value="213930528">
                <text:p>213930528</text:p>
              </table:table-cell>
              <table:table-cell office:value-type="float" office:value="193364304">
                <text:p>193364304</text:p>
              </table:table-cell>
              <table:table-cell office:value-type="float" office:value="180202928">
                <text:p>18020292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98059800">
                <text:p>198059800</text:p>
              </table:table-cell>
              <table:table-cell office:value-type="float" office:value="213930528">
                <text:p>213930528</text:p>
              </table:table-cell>
              <table:table-cell office:value-type="float" office:value="197425392">
                <text:p>197425392</text:p>
              </table:table-cell>
              <table:table-cell office:value-type="float" office:value="180202928">
                <text:p>180202928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04251192">
                <text:p>204251192</text:p>
              </table:table-cell>
              <table:table-cell office:value-type="float" office:value="213930528">
                <text:p>213930528</text:p>
              </table:table-cell>
              <table:table-cell office:value-type="float" office:value="197425392">
                <text:p>197425392</text:p>
              </table:table-cell>
              <table:table-cell office:value-type="float" office:value="180202928">
                <text:p>18020292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5283128">
                <text:p>205283128</text:p>
              </table:table-cell>
              <table:table-cell office:value-type="float" office:value="218385024">
                <text:p>218385024</text:p>
              </table:table-cell>
              <table:table-cell office:value-type="float" office:value="197425392">
                <text:p>197425392</text:p>
              </table:table-cell>
              <table:table-cell office:value-type="float" office:value="187031168">
                <text:p>187031168</text:p>
              </table:table-cell>
              <table:table-cell office:value-type="float" office:value="133049368">
                <text:p>13304936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3929832">
                <text:p>213929832</text:p>
              </table:table-cell>
              <table:table-cell office:value-type="float" office:value="221790448">
                <text:p>221790448</text:p>
              </table:table-cell>
              <table:table-cell office:value-type="float" office:value="197425392">
                <text:p>197425392</text:p>
              </table:table-cell>
              <table:table-cell office:value-type="float" office:value="188062832">
                <text:p>188062832</text:p>
              </table:table-cell>
              <table:table-cell office:value-type="float" office:value="137176984">
                <text:p>1371769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3929832">
                <text:p>213929832</text:p>
              </table:table-cell>
              <table:table-cell office:value-type="float" office:value="221790448">
                <text:p>221790448</text:p>
              </table:table-cell>
              <table:table-cell office:value-type="float" office:value="203812080">
                <text:p>203812080</text:p>
              </table:table-cell>
              <table:table-cell office:value-type="float" office:value="122451424">
                <text:p>122451424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13929832">
                <text:p>213929832</text:p>
              </table:table-cell>
              <table:table-cell office:value-type="float" office:value="230371584">
                <text:p>230371584</text:p>
              </table:table-cell>
              <table:table-cell office:value-type="float" office:value="205285312">
                <text:p>205285312</text:p>
              </table:table-cell>
              <table:table-cell office:value-type="float" office:value="130985808">
                <text:p>130985808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13929832">
                <text:p>213929832</text:p>
              </table:table-cell>
              <table:table-cell office:value-type="float" office:value="230437152">
                <text:p>230437152</text:p>
              </table:table-cell>
              <table:table-cell office:value-type="float" office:value="123946672">
                <text:p>123946672</text:p>
              </table:table-cell>
              <table:table-cell office:value-type="float" office:value="130985808">
                <text:p>130985808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17614936">
                <text:p>217614936</text:p>
              </table:table-cell>
              <table:table-cell office:value-type="float" office:value="230437152">
                <text:p>230437152</text:p>
              </table:table-cell>
              <table:table-cell office:value-type="float" office:value="130993648">
                <text:p>130993648</text:p>
              </table:table-cell>
              <table:table-cell office:value-type="float" office:value="130985808">
                <text:p>130985808</text:p>
              </table:table-cell>
              <table:table-cell office:value-type="float" office:value="162974584">
                <text:p>16297458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1789752">
                <text:p>221789752</text:p>
              </table:table-cell>
              <table:table-cell office:value-type="float" office:value="230431040">
                <text:p>230431040</text:p>
              </table:table-cell>
              <table:table-cell office:value-type="float" office:value="130993648">
                <text:p>130993648</text:p>
              </table:table-cell>
              <table:table-cell office:value-type="float" office:value="135113424">
                <text:p>135113424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21789752">
                <text:p>221789752</text:p>
              </table:table-cell>
              <table:table-cell office:value-type="float" office:value="121699600">
                <text:p>121699600</text:p>
              </table:table-cell>
              <table:table-cell office:value-type="float" office:value="130993648">
                <text:p>130993648</text:p>
              </table:table-cell>
              <table:table-cell office:value-type="float" office:value="141304848">
                <text:p>141304848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21789752">
                <text:p>221789752</text:p>
              </table:table-cell>
              <table:table-cell office:value-type="float" office:value="125827216">
                <text:p>125827216</text:p>
              </table:table-cell>
              <table:table-cell office:value-type="float" office:value="139248880">
                <text:p>139248880</text:p>
              </table:table-cell>
              <table:table-cell office:value-type="float" office:value="147496272">
                <text:p>147496272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0436456">
                <text:p>230436456</text:p>
              </table:table-cell>
              <table:table-cell office:value-type="float" office:value="125827216">
                <text:p>125827216</text:p>
              </table:table-cell>
              <table:table-cell office:value-type="float" office:value="146472208">
                <text:p>146472208</text:p>
              </table:table-cell>
              <table:table-cell office:value-type="float" office:value="151623888">
                <text:p>151623888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0436456">
                <text:p>230436456</text:p>
              </table:table-cell>
              <table:table-cell office:value-type="float" office:value="130986736">
                <text:p>130986736</text:p>
              </table:table-cell>
              <table:table-cell office:value-type="float" office:value="147504112">
                <text:p>147504112</text:p>
              </table:table-cell>
              <table:table-cell office:value-type="float" office:value="158847216">
                <text:p>158847216</text:p>
              </table:table-cell>
              <table:table-cell office:value-type="float" office:value="184644568">
                <text:p>18464456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0436456">
                <text:p>230436456</text:p>
              </table:table-cell>
              <table:table-cell office:value-type="float" office:value="132018640">
                <text:p>132018640</text:p>
              </table:table-cell>
              <table:table-cell office:value-type="float" office:value="155759344">
                <text:p>155759344</text:p>
              </table:table-cell>
              <table:table-cell office:value-type="float" office:value="164006736">
                <text:p>164006736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259976">
                <text:p>117259976</text:p>
              </table:table-cell>
              <table:table-cell office:value-type="float" office:value="137178160">
                <text:p>137178160</text:p>
              </table:table-cell>
              <table:table-cell office:value-type="float" office:value="161950768">
                <text:p>161950768</text:p>
              </table:table-cell>
              <table:table-cell office:value-type="float" office:value="164006736">
                <text:p>164006736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1698904">
                <text:p>121698904</text:p>
              </table:table-cell>
              <table:table-cell office:value-type="float" office:value="142337680">
                <text:p>142337680</text:p>
              </table:table-cell>
              <table:table-cell office:value-type="float" office:value="164014576">
                <text:p>164014576</text:p>
              </table:table-cell>
              <table:table-cell office:value-type="float" office:value="164006736">
                <text:p>164006736</text:p>
              </table:table-cell>
              <table:table-cell office:value-type="float" office:value="194914008">
                <text:p>1949140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25826520">
                <text:p>125826520</text:p>
              </table:table-cell>
              <table:table-cell office:value-type="float" office:value="148529104">
                <text:p>148529104</text:p>
              </table:table-cell>
              <table:table-cell office:value-type="float" office:value="170206000">
                <text:p>170206000</text:p>
              </table:table-cell>
              <table:table-cell office:value-type="float" office:value="164006736">
                <text:p>164006736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6858424">
                <text:p>126858424</text:p>
              </table:table-cell>
              <table:table-cell office:value-type="float" office:value="149561008">
                <text:p>149561008</text:p>
              </table:table-cell>
              <table:table-cell office:value-type="float" office:value="177429328">
                <text:p>177429328</text:p>
              </table:table-cell>
              <table:table-cell office:value-type="float" office:value="171180224">
                <text:p>171180224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2017944">
                <text:p>132017944</text:p>
              </table:table-cell>
              <table:table-cell office:value-type="float" office:value="155752432">
                <text:p>155752432</text:p>
              </table:table-cell>
              <table:table-cell office:value-type="float" office:value="180525040">
                <text:p>180525040</text:p>
              </table:table-cell>
              <table:table-cell office:value-type="float" office:value="171556208">
                <text:p>171556208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34081752">
                <text:p>134081752</text:p>
              </table:table-cell>
              <table:table-cell office:value-type="float" office:value="165039568">
                <text:p>165039568</text:p>
              </table:table-cell>
              <table:table-cell office:value-type="float" office:value="186716464">
                <text:p>186716464</text:p>
              </table:table-cell>
              <table:table-cell office:value-type="float" office:value="174144080">
                <text:p>174144080</text:p>
              </table:table-cell>
              <table:table-cell office:value-type="float" office:value="197418888">
                <text:p>19741888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1305080">
                <text:p>141305080</text:p>
              </table:table-cell>
              <table:table-cell office:value-type="float" office:value="165039568">
                <text:p>165039568</text:p>
              </table:table-cell>
              <table:table-cell office:value-type="float" office:value="188780272">
                <text:p>188780272</text:p>
              </table:table-cell>
              <table:table-cell office:value-type="float" office:value="180202928">
                <text:p>180202928</text:p>
              </table:table-cell>
              <table:table-cell office:value-type="float" office:value="202511640">
                <text:p>20251164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8528408">
                <text:p>148528408</text:p>
              </table:table-cell>
              <table:table-cell office:value-type="float" office:value="169167152">
                <text:p>169167152</text:p>
              </table:table-cell>
              <table:table-cell office:value-type="float" office:value="196723152">
                <text:p>196723152</text:p>
              </table:table-cell>
              <table:table-cell office:value-type="float" office:value="180202928">
                <text:p>180202928</text:p>
              </table:table-cell>
              <table:table-cell office:value-type="float" office:value="205278808">
                <text:p>20527880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8528408">
                <text:p>148528408</text:p>
              </table:table-cell>
              <table:table-cell office:value-type="float" office:value="174326704">
                <text:p>174326704</text:p>
              </table:table-cell>
              <table:table-cell office:value-type="float" office:value="196723152">
                <text:p>196723152</text:p>
              </table:table-cell>
              <table:table-cell office:value-type="float" office:value="180202928">
                <text:p>180202928</text:p>
              </table:table-cell>
              <table:table-cell office:value-type="float" office:value="206507160">
                <text:p>20650716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5751736">
                <text:p>155751736</text:p>
              </table:table-cell>
              <table:table-cell office:value-type="float" office:value="181550032">
                <text:p>181550032</text:p>
              </table:table-cell>
              <table:table-cell office:value-type="float" office:value="196723152">
                <text:p>196723152</text:p>
              </table:table-cell>
              <table:table-cell office:value-type="float" office:value="180202928">
                <text:p>18020292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1943160">
                <text:p>161943160</text:p>
              </table:table-cell>
              <table:table-cell office:value-type="float" office:value="181550032">
                <text:p>181550032</text:p>
              </table:table-cell>
              <table:table-cell office:value-type="float" office:value="196723152">
                <text:p>196723152</text:p>
              </table:table-cell>
              <table:table-cell office:value-type="float" office:value="180202928">
                <text:p>18020292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5038872">
                <text:p>165038872</text:p>
              </table:table-cell>
              <table:table-cell office:value-type="float" office:value="188773360">
                <text:p>188773360</text:p>
              </table:table-cell>
              <table:table-cell office:value-type="float" office:value="201750336">
                <text:p>201750336</text:p>
              </table:table-cell>
              <table:table-cell office:value-type="float" office:value="180202928">
                <text:p>18020292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8134584">
                <text:p>168134584</text:p>
              </table:table-cell>
              <table:table-cell office:value-type="float" office:value="192900976">
                <text:p>192900976</text:p>
              </table:table-cell>
              <table:table-cell office:value-type="float" office:value="204583056">
                <text:p>204583056</text:p>
              </table:table-cell>
              <table:table-cell office:value-type="float" office:value="180202928">
                <text:p>180202928</text:p>
              </table:table-cell>
              <table:table-cell office:value-type="float" office:value="213925512">
                <text:p>21392551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72262200">
                <text:p>172262200</text:p>
              </table:table-cell>
              <table:table-cell office:value-type="float" office:value="198060496">
                <text:p>198060496</text:p>
              </table:table-cell>
              <table:table-cell office:value-type="float" office:value="205238736">
                <text:p>205238736</text:p>
              </table:table-cell>
              <table:table-cell office:value-type="float" office:value="186524048">
                <text:p>186524048</text:p>
              </table:table-cell>
              <table:table-cell office:value-type="float" office:value="117259976">
                <text:p>1172599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1549336">
                <text:p>181549336</text:p>
              </table:table-cell>
              <table:table-cell office:value-type="float" office:value="198060496">
                <text:p>198060496</text:p>
              </table:table-cell>
              <table:table-cell office:value-type="float" office:value="213229776">
                <text:p>213229776</text:p>
              </table:table-cell>
              <table:table-cell office:value-type="float" office:value="188062832">
                <text:p>188062832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1549336">
                <text:p>181549336</text:p>
              </table:table-cell>
              <table:table-cell office:value-type="float" office:value="198060464">
                <text:p>198060464</text:p>
              </table:table-cell>
              <table:table-cell office:value-type="float" office:value="213229776">
                <text:p>213229776</text:p>
              </table:table-cell>
              <table:table-cell office:value-type="float" office:value="121968208">
                <text:p>121968208</text:p>
              </table:table-cell>
              <table:table-cell office:value-type="float" office:value="125826040">
                <text:p>12582604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6708856">
                <text:p>186708856</text:p>
              </table:table-cell>
              <table:table-cell office:value-type="float" office:value="205283824">
                <text:p>205283824</text:p>
              </table:table-cell>
              <table:table-cell office:value-type="float" office:value="213229776">
                <text:p>213229776</text:p>
              </table:table-cell>
              <table:table-cell office:value-type="float" office:value="128018768">
                <text:p>12801876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92900280">
                <text:p>192900280</text:p>
              </table:table-cell>
              <table:table-cell office:value-type="float" office:value="205283824">
                <text:p>205283824</text:p>
              </table:table-cell>
              <table:table-cell office:value-type="float" office:value="118635664">
                <text:p>118635664</text:p>
              </table:table-cell>
              <table:table-cell office:value-type="float" office:value="130985808">
                <text:p>130985808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98059800">
                <text:p>198059800</text:p>
              </table:table-cell>
              <table:table-cell office:value-type="float" office:value="213930528">
                <text:p>213930528</text:p>
              </table:table-cell>
              <table:table-cell office:value-type="float" office:value="125834224">
                <text:p>125834224</text:p>
              </table:table-cell>
              <table:table-cell office:value-type="float" office:value="130985808">
                <text:p>130985808</text:p>
              </table:table-cell>
              <table:table-cell office:value-type="float" office:value="135113176">
                <text:p>13511317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00123608">
                <text:p>200123608</text:p>
              </table:table-cell>
              <table:table-cell office:value-type="float" office:value="213930528">
                <text:p>213930528</text:p>
              </table:table-cell>
              <table:table-cell office:value-type="float" office:value="125834224">
                <text:p>125834224</text:p>
              </table:table-cell>
              <table:table-cell office:value-type="float" office:value="139241040">
                <text:p>139241040</text:p>
              </table:table-cell>
              <table:table-cell office:value-type="float" office:value="140272696">
                <text:p>14027269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05283128">
                <text:p>205283128</text:p>
              </table:table-cell>
              <table:table-cell office:value-type="float" office:value="213930528">
                <text:p>213930528</text:p>
              </table:table-cell>
              <table:table-cell office:value-type="float" office:value="136153264">
                <text:p>136153264</text:p>
              </table:table-cell>
              <table:table-cell office:value-type="float" office:value="147496272">
                <text:p>147496272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14570264">
                <text:p>214570264</text:p>
              </table:table-cell>
              <table:table-cell office:value-type="float" office:value="221217744">
                <text:p>221217744</text:p>
              </table:table-cell>
              <table:table-cell office:value-type="float" office:value="148536112">
                <text:p>148536112</text:p>
              </table:table-cell>
              <table:table-cell office:value-type="float" office:value="158847216">
                <text:p>158847216</text:p>
              </table:table-cell>
              <table:table-cell office:value-type="float" office:value="158846968">
                <text:p>15884696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14570264">
                <text:p>214570264</text:p>
              </table:table-cell>
              <table:table-cell office:value-type="float" office:value="221790448">
                <text:p>221790448</text:p>
              </table:table-cell>
              <table:table-cell office:value-type="float" office:value="154727536">
                <text:p>154727536</text:p>
              </table:table-cell>
              <table:table-cell office:value-type="float" office:value="164006736">
                <text:p>164006736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18696920">
                <text:p>218696920</text:p>
              </table:table-cell>
              <table:table-cell office:value-type="float" office:value="221987136">
                <text:p>221987136</text:p>
              </table:table-cell>
              <table:table-cell office:value-type="float" office:value="160918960">
                <text:p>160918960</text:p>
              </table:table-cell>
              <table:table-cell office:value-type="float" office:value="164006736">
                <text:p>164006736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21791912">
                <text:p>221791912</text:p>
              </table:table-cell>
              <table:table-cell office:value-type="float" office:value="227407728">
                <text:p>227407728</text:p>
              </table:table-cell>
              <table:table-cell office:value-type="float" office:value="165046576">
                <text:p>165046576</text:p>
              </table:table-cell>
              <table:table-cell office:value-type="float" office:value="164006736">
                <text:p>164006736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21791912">
                <text:p>221791912</text:p>
              </table:table-cell>
              <table:table-cell office:value-type="float" office:value="230437152">
                <text:p>230437152</text:p>
              </table:table-cell>
              <table:table-cell office:value-type="float" office:value="165046576">
                <text:p>165046576</text:p>
              </table:table-cell>
              <table:table-cell office:value-type="float" office:value="167053568">
                <text:p>167053568</text:p>
              </table:table-cell>
              <table:table-cell office:value-type="float" office:value="175357432">
                <text:p>17535743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21791912">
                <text:p>221791912</text:p>
              </table:table-cell>
              <table:table-cell office:value-type="float" office:value="230437152">
                <text:p>230437152</text:p>
              </table:table-cell>
              <table:table-cell office:value-type="float" office:value="172269904">
                <text:p>172269904</text:p>
              </table:table-cell>
              <table:table-cell office:value-type="float" office:value="171556208">
                <text:p>171556208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0045224">
                <text:p>230045224</text:p>
              </table:table-cell>
              <table:table-cell office:value-type="float" office:value="230437152">
                <text:p>230437152</text:p>
              </table:table-cell>
              <table:table-cell office:value-type="float" office:value="178461328">
                <text:p>178461328</text:p>
              </table:table-cell>
              <table:table-cell office:value-type="float" office:value="171556208">
                <text:p>171556208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0438616">
                <text:p>230438616</text:p>
              </table:table-cell>
              <table:table-cell office:value-type="float" office:value="117259376">
                <text:p>117259376</text:p>
              </table:table-cell>
              <table:table-cell office:value-type="float" office:value="181557040">
                <text:p>181557040</text:p>
              </table:table-cell>
              <table:table-cell office:value-type="float" office:value="179743952">
                <text:p>179743952</text:p>
              </table:table-cell>
              <table:table-cell office:value-type="float" office:value="181548856">
                <text:p>18154885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0438616">
                <text:p>230438616</text:p>
              </table:table-cell>
              <table:table-cell office:value-type="float" office:value="122731504">
                <text:p>122731504</text:p>
              </table:table-cell>
              <table:table-cell office:value-type="float" office:value="181557040">
                <text:p>181557040</text:p>
              </table:table-cell>
              <table:table-cell office:value-type="float" office:value="180202928">
                <text:p>180202928</text:p>
              </table:table-cell>
              <table:table-cell office:value-type="float" office:value="183940008">
                <text:p>1839400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0438616">
                <text:p>230438616</text:p>
              </table:table-cell>
              <table:table-cell office:value-type="float" office:value="125827216">
                <text:p>125827216</text:p>
              </table:table-cell>
              <table:table-cell office:value-type="float" office:value="181557040">
                <text:p>181557040</text:p>
              </table:table-cell>
              <table:table-cell office:value-type="float" office:value="180202928">
                <text:p>180202928</text:p>
              </table:table-cell>
              <table:table-cell office:value-type="float" office:value="188770504">
                <text:p>18877050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0438616">
                <text:p>230438616</text:p>
              </table:table-cell>
              <table:table-cell office:value-type="float" office:value="132018640">
                <text:p>132018640</text:p>
              </table:table-cell>
              <table:table-cell office:value-type="float" office:value="186977616">
                <text:p>186977616</text:p>
              </table:table-cell>
              <table:table-cell office:value-type="float" office:value="180202928">
                <text:p>180202928</text:p>
              </table:table-cell>
              <table:table-cell office:value-type="float" office:value="188770504">
                <text:p>1887705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6890872">
                <text:p>236890872</text:p>
              </table:table-cell>
              <table:table-cell office:value-type="float" office:value="137178160">
                <text:p>137178160</text:p>
              </table:table-cell>
              <table:table-cell office:value-type="float" office:value="188778688">
                <text:p>188778688</text:p>
              </table:table-cell>
              <table:table-cell office:value-type="float" office:value="182904512">
                <text:p>182904512</text:p>
              </table:table-cell>
              <table:table-cell office:value-type="float" office:value="194960488">
                <text:p>1949604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8298536">
                <text:p>238298536</text:p>
              </table:table-cell>
              <table:table-cell office:value-type="float" office:value="145433392">
                <text:p>145433392</text:p>
              </table:table-cell>
              <table:table-cell office:value-type="float" office:value="188778688">
                <text:p>188778688</text:p>
              </table:table-cell>
              <table:table-cell office:value-type="float" office:value="188062832">
                <text:p>188062832</text:p>
              </table:table-cell>
              <table:table-cell office:value-type="float" office:value="197417208">
                <text:p>19741720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969448">
                <text:p>121969448</text:p>
              </table:table-cell>
              <table:table-cell office:value-type="float" office:value="148529104">
                <text:p>148529104</text:p>
              </table:table-cell>
              <table:table-cell office:value-type="float" office:value="188778688">
                <text:p>188778688</text:p>
              </table:table-cell>
              <table:table-cell office:value-type="float" office:value="188803176">
                <text:p>188803176</text:p>
              </table:table-cell>
              <table:table-cell office:value-type="float" office:value="197417208">
                <text:p>19741720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8922232">
                <text:p>128922232</text:p>
              </table:table-cell>
              <table:table-cell office:value-type="float" office:value="150592912">
                <text:p>150592912</text:p>
              </table:table-cell>
              <table:table-cell office:value-type="float" office:value="193495440">
                <text:p>193495440</text:p>
              </table:table-cell>
              <table:table-cell office:value-type="float" office:value="125843568">
                <text:p>125843568</text:p>
              </table:table-cell>
              <table:table-cell office:value-type="float" office:value="197417208">
                <text:p>19741720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0986040">
                <text:p>130986040</text:p>
              </table:table-cell>
              <table:table-cell office:value-type="float" office:value="155752432">
                <text:p>155752432</text:p>
              </table:table-cell>
              <table:table-cell office:value-type="float" office:value="197425392">
                <text:p>197425392</text:p>
              </table:table-cell>
              <table:table-cell office:value-type="float" office:value="130985808">
                <text:p>130985808</text:p>
              </table:table-cell>
              <table:table-cell office:value-type="float" office:value="197417208">
                <text:p>19741720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2017944">
                <text:p>132017944</text:p>
              </table:table-cell>
              <table:table-cell office:value-type="float" office:value="165039568">
                <text:p>165039568</text:p>
              </table:table-cell>
              <table:table-cell office:value-type="float" office:value="197425392">
                <text:p>197425392</text:p>
              </table:table-cell>
              <table:table-cell office:value-type="float" office:value="130985808">
                <text:p>130985808</text:p>
              </table:table-cell>
              <table:table-cell office:value-type="float" office:value="200184360">
                <text:p>20018436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9241272">
                <text:p>139241272</text:p>
              </table:table-cell>
              <table:table-cell office:value-type="float" office:value="165039568">
                <text:p>165039568</text:p>
              </table:table-cell>
              <table:table-cell office:value-type="float" office:value="197425392">
                <text:p>197425392</text:p>
              </table:table-cell>
              <table:table-cell office:value-type="float" office:value="139241040">
                <text:p>139241040</text:p>
              </table:table-cell>
              <table:table-cell office:value-type="float" office:value="205277128">
                <text:p>20527712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7496504">
                <text:p>147496504</text:p>
              </table:table-cell>
              <table:table-cell office:value-type="float" office:value="170199088">
                <text:p>170199088</text:p>
              </table:table-cell>
              <table:table-cell office:value-type="float" office:value="197425392">
                <text:p>197425392</text:p>
              </table:table-cell>
              <table:table-cell office:value-type="float" office:value="147496272">
                <text:p>147496272</text:p>
              </table:table-cell>
              <table:table-cell office:value-type="float" office:value="205265432">
                <text:p>2052654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9560312">
                <text:p>149560312</text:p>
              </table:table-cell>
              <table:table-cell office:value-type="float" office:value="177422416">
                <text:p>177422416</text:p>
              </table:table-cell>
              <table:table-cell office:value-type="float" office:value="200848224">
                <text:p>200848224</text:p>
              </table:table-cell>
              <table:table-cell office:value-type="float" office:value="147496272">
                <text:p>147496272</text:p>
              </table:table-cell>
              <table:table-cell office:value-type="float" office:value="126325960">
                <text:p>12632596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5751736">
                <text:p>155751736</text:p>
              </table:table-cell>
              <table:table-cell office:value-type="float" office:value="181550032">
                <text:p>181550032</text:p>
              </table:table-cell>
              <table:table-cell office:value-type="float" office:value="205285312">
                <text:p>205285312</text:p>
              </table:table-cell>
              <table:table-cell office:value-type="float" office:value="155751504">
                <text:p>155751504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4006968">
                <text:p>164006968</text:p>
              </table:table-cell>
              <table:table-cell office:value-type="float" office:value="186709552">
                <text:p>186709552</text:p>
              </table:table-cell>
              <table:table-cell office:value-type="float" office:value="205285312">
                <text:p>205285312</text:p>
              </table:table-cell>
              <table:table-cell office:value-type="float" office:value="164006736">
                <text:p>164006736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64006968">
                <text:p>164006968</text:p>
              </table:table-cell>
              <table:table-cell office:value-type="float" office:value="192900976">
                <text:p>192900976</text:p>
              </table:table-cell>
              <table:table-cell office:value-type="float" office:value="123572128">
                <text:p>123572128</text:p>
              </table:table-cell>
              <table:table-cell office:value-type="float" office:value="164006736">
                <text:p>164006736</text:p>
              </table:table-cell>
              <table:table-cell office:value-type="float" office:value="138208888">
                <text:p>13820888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72262200">
                <text:p>172262200</text:p>
              </table:table-cell>
              <table:table-cell office:value-type="float" office:value="198060496">
                <text:p>198060496</text:p>
              </table:table-cell>
              <table:table-cell office:value-type="float" office:value="129961744">
                <text:p>129961744</text:p>
              </table:table-cell>
              <table:table-cell office:value-type="float" office:value="172261968">
                <text:p>172261968</text:p>
              </table:table-cell>
              <table:table-cell office:value-type="float" office:value="141304600">
                <text:p>1413046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8453624">
                <text:p>178453624</text:p>
              </table:table-cell>
              <table:table-cell office:value-type="float" office:value="201156208">
                <text:p>201156208</text:p>
              </table:table-cell>
              <table:table-cell office:value-type="float" office:value="130993648">
                <text:p>130993648</text:p>
              </table:table-cell>
              <table:table-cell office:value-type="float" office:value="180517200">
                <text:p>180517200</text:p>
              </table:table-cell>
              <table:table-cell office:value-type="float" office:value="147496024">
                <text:p>1474960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80517432">
                <text:p>180517432</text:p>
              </table:table-cell>
              <table:table-cell office:value-type="float" office:value="205283824">
                <text:p>205283824</text:p>
              </table:table-cell>
              <table:table-cell office:value-type="float" office:value="130993648">
                <text:p>130993648</text:p>
              </table:table-cell>
              <table:table-cell office:value-type="float" office:value="180517200">
                <text:p>180517200</text:p>
              </table:table-cell>
              <table:table-cell office:value-type="float" office:value="147496024">
                <text:p>14749602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6708856">
                <text:p>186708856</text:p>
              </table:table-cell>
              <table:table-cell office:value-type="float" office:value="209672736">
                <text:p>209672736</text:p>
              </table:table-cell>
              <table:table-cell office:value-type="float" office:value="133057456">
                <text:p>133057456</text:p>
              </table:table-cell>
              <table:table-cell office:value-type="float" office:value="188772432">
                <text:p>188772432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8969352">
                <text:p>188969352</text:p>
              </table:table-cell>
              <table:table-cell office:value-type="float" office:value="213930528">
                <text:p>213930528</text:p>
              </table:table-cell>
              <table:table-cell office:value-type="float" office:value="139248880">
                <text:p>139248880</text:p>
              </table:table-cell>
              <table:table-cell office:value-type="float" office:value="193358048">
                <text:p>193358048</text:p>
              </table:table-cell>
              <table:table-cell office:value-type="float" office:value="164006488">
                <text:p>1640064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6715544">
                <text:p>196715544</text:p>
              </table:table-cell>
              <table:table-cell office:value-type="float" office:value="213930528">
                <text:p>213930528</text:p>
              </table:table-cell>
              <table:table-cell office:value-type="float" office:value="143376496">
                <text:p>143376496</text:p>
              </table:table-cell>
              <table:table-cell office:value-type="float" office:value="196715312">
                <text:p>196715312</text:p>
              </table:table-cell>
              <table:table-cell office:value-type="float" office:value="165038392">
                <text:p>16503839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96715544">
                <text:p>196715544</text:p>
              </table:table-cell>
              <table:table-cell office:value-type="float" office:value="213930528">
                <text:p>213930528</text:p>
              </table:table-cell>
              <table:table-cell office:value-type="float" office:value="147504112">
                <text:p>147504112</text:p>
              </table:table-cell>
              <table:table-cell office:value-type="float" office:value="196715312">
                <text:p>196715312</text:p>
              </table:table-cell>
              <table:table-cell office:value-type="float" office:value="172261720">
                <text:p>17226172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96715544">
                <text:p>196715544</text:p>
              </table:table-cell>
              <table:table-cell office:value-type="float" office:value="213930528">
                <text:p>213930528</text:p>
              </table:table-cell>
              <table:table-cell office:value-type="float" office:value="147504112">
                <text:p>147504112</text:p>
              </table:table-cell>
              <table:table-cell office:value-type="float" office:value="196715312">
                <text:p>196715312</text:p>
              </table:table-cell>
              <table:table-cell office:value-type="float" office:value="180516952">
                <text:p>1805169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96715544">
                <text:p>196715544</text:p>
              </table:table-cell>
              <table:table-cell office:value-type="float" office:value="213930528">
                <text:p>213930528</text:p>
              </table:table-cell>
              <table:table-cell office:value-type="float" office:value="152663632">
                <text:p>152663632</text:p>
              </table:table-cell>
              <table:table-cell office:value-type="float" office:value="196715312">
                <text:p>196715312</text:p>
              </table:table-cell>
              <table:table-cell office:value-type="float" office:value="180516952">
                <text:p>18051695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3167800">
                <text:p>203167800</text:p>
              </table:table-cell>
              <table:table-cell office:value-type="float" office:value="220054944">
                <text:p>220054944</text:p>
              </table:table-cell>
              <table:table-cell office:value-type="float" office:value="158855056">
                <text:p>158855056</text:p>
              </table:table-cell>
              <table:table-cell office:value-type="float" office:value="204575216">
                <text:p>204575216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4575448">
                <text:p>204575448</text:p>
              </table:table-cell>
              <table:table-cell office:value-type="float" office:value="221790448">
                <text:p>221790448</text:p>
              </table:table-cell>
              <table:table-cell office:value-type="float" office:value="164014576">
                <text:p>164014576</text:p>
              </table:table-cell>
              <table:table-cell office:value-type="float" office:value="204575216">
                <text:p>204575216</text:p>
              </table:table-cell>
              <table:table-cell office:value-type="float" office:value="188772184">
                <text:p>18877218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12321640">
                <text:p>212321640</text:p>
              </table:table-cell>
              <table:table-cell office:value-type="float" office:value="222642816">
                <text:p>222642816</text:p>
              </table:table-cell>
              <table:table-cell office:value-type="float" office:value="168142192">
                <text:p>168142192</text:p>
              </table:table-cell>
              <table:table-cell office:value-type="float" office:value="211862432">
                <text:p>211862432</text:p>
              </table:table-cell>
              <table:table-cell office:value-type="float" office:value="195945672">
                <text:p>1959456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13222168">
                <text:p>213222168</text:p>
              </table:table-cell>
              <table:table-cell office:value-type="float" office:value="230437152">
                <text:p>230437152</text:p>
              </table:table-cell>
              <table:table-cell office:value-type="float" office:value="173301712">
                <text:p>173301712</text:p>
              </table:table-cell>
              <table:table-cell office:value-type="float" office:value="213221936">
                <text:p>213221936</text:p>
              </table:table-cell>
              <table:table-cell office:value-type="float" office:value="196715064">
                <text:p>1967150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13222168">
                <text:p>213222168</text:p>
              </table:table-cell>
              <table:table-cell office:value-type="float" office:value="230437152">
                <text:p>230437152</text:p>
              </table:table-cell>
              <table:table-cell office:value-type="float" office:value="180525040">
                <text:p>180525040</text:p>
              </table:table-cell>
              <table:table-cell office:value-type="float" office:value="213221936">
                <text:p>213221936</text:p>
              </table:table-cell>
              <table:table-cell office:value-type="float" office:value="196715064">
                <text:p>19671506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13222168">
                <text:p>213222168</text:p>
              </table:table-cell>
              <table:table-cell office:value-type="float" office:value="117259808">
                <text:p>117259808</text:p>
              </table:table-cell>
              <table:table-cell office:value-type="float" office:value="188780272">
                <text:p>188780272</text:p>
              </table:table-cell>
              <table:table-cell office:value-type="float" office:value="124794432">
                <text:p>124794432</text:p>
              </table:table-cell>
              <table:table-cell office:value-type="float" office:value="199088792">
                <text:p>19908879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0307224">
                <text:p>120307224</text:p>
              </table:table-cell>
              <table:table-cell office:value-type="float" office:value="125827216">
                <text:p>125827216</text:p>
              </table:table-cell>
              <table:table-cell office:value-type="float" office:value="196723152">
                <text:p>196723152</text:p>
              </table:table-cell>
              <table:table-cell office:value-type="float" office:value="125826336">
                <text:p>125826336</text:p>
              </table:table-cell>
              <table:table-cell office:value-type="float" office:value="204574968">
                <text:p>20457496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5826616">
                <text:p>125826616</text:p>
              </table:table-cell>
              <table:table-cell office:value-type="float" office:value="127891024">
                <text:p>127891024</text:p>
              </table:table-cell>
              <table:table-cell office:value-type="float" office:value="196723152">
                <text:p>196723152</text:p>
              </table:table-cell>
              <table:table-cell office:value-type="float" office:value="128922048">
                <text:p>128922048</text:p>
              </table:table-cell>
              <table:table-cell office:value-type="float" office:value="206000040">
                <text:p>20600004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9954232">
                <text:p>129954232</text:p>
              </table:table-cell>
              <table:table-cell office:value-type="float" office:value="132018640">
                <text:p>132018640</text:p>
              </table:table-cell>
              <table:table-cell office:value-type="float" office:value="196723152">
                <text:p>196723152</text:p>
              </table:table-cell>
              <table:table-cell office:value-type="float" office:value="132017760">
                <text:p>132017760</text:p>
              </table:table-cell>
              <table:table-cell office:value-type="float" office:value="213221688">
                <text:p>21322168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32018040">
                <text:p>132018040</text:p>
              </table:table-cell>
              <table:table-cell office:value-type="float" office:value="137178160">
                <text:p>137178160</text:p>
              </table:table-cell>
              <table:table-cell office:value-type="float" office:value="196723152">
                <text:p>196723152</text:p>
              </table:table-cell>
              <table:table-cell office:value-type="float" office:value="137177280">
                <text:p>137177280</text:p>
              </table:table-cell>
              <table:table-cell office:value-type="float" office:value="213221688">
                <text:p>21322168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32018040">
                <text:p>132018040</text:p>
              </table:table-cell>
              <table:table-cell office:value-type="float" office:value="146465296">
                <text:p>146465296</text:p>
              </table:table-cell>
              <table:table-cell office:value-type="float" office:value="203944800">
                <text:p>203944800</text:p>
              </table:table-cell>
              <table:table-cell office:value-type="float" office:value="144400608">
                <text:p>144400608</text:p>
              </table:table-cell>
              <table:table-cell office:value-type="float" office:value="213221688">
                <text:p>21322168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32018040">
                <text:p>132018040</text:p>
              </table:table-cell>
              <table:table-cell office:value-type="float" office:value="148529104">
                <text:p>148529104</text:p>
              </table:table-cell>
              <table:table-cell office:value-type="float" office:value="204583056">
                <text:p>204583056</text:p>
              </table:table-cell>
              <table:table-cell office:value-type="float" office:value="148528224">
                <text:p>148528224</text:p>
              </table:table-cell>
              <table:table-cell office:value-type="float" office:value="117611672">
                <text:p>11761167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37177560">
                <text:p>137177560</text:p>
              </table:table-cell>
              <table:table-cell office:value-type="float" office:value="153688624">
                <text:p>153688624</text:p>
              </table:table-cell>
              <table:table-cell office:value-type="float" office:value="204714192">
                <text:p>204714192</text:p>
              </table:table-cell>
              <table:table-cell office:value-type="float" office:value="148528224">
                <text:p>148528224</text:p>
              </table:table-cell>
              <table:table-cell office:value-type="float" office:value="125826136">
                <text:p>12582613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4400888">
                <text:p>144400888</text:p>
              </table:table-cell>
              <table:table-cell office:value-type="float" office:value="155752432">
                <text:p>155752432</text:p>
              </table:table-cell>
              <table:table-cell office:value-type="float" office:value="213229776">
                <text:p>213229776</text:p>
              </table:table-cell>
              <table:table-cell office:value-type="float" office:value="150592032">
                <text:p>150592032</text:p>
              </table:table-cell>
              <table:table-cell office:value-type="float" office:value="125826136">
                <text:p>12582613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8528504">
                <text:p>148528504</text:p>
              </table:table-cell>
              <table:table-cell office:value-type="float" office:value="161943856">
                <text:p>161943856</text:p>
              </table:table-cell>
              <table:table-cell office:value-type="float" office:value="213229776">
                <text:p>213229776</text:p>
              </table:table-cell>
              <table:table-cell office:value-type="float" office:value="155751552">
                <text:p>155751552</text:p>
              </table:table-cell>
              <table:table-cell office:value-type="float" office:value="128921848">
                <text:p>12892184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8528504">
                <text:p>148528504</text:p>
              </table:table-cell>
              <table:table-cell office:value-type="float" office:value="165039568">
                <text:p>165039568</text:p>
              </table:table-cell>
              <table:table-cell office:value-type="float" office:value="213229776">
                <text:p>213229776</text:p>
              </table:table-cell>
              <table:table-cell office:value-type="float" office:value="165038688">
                <text:p>165038688</text:p>
              </table:table-cell>
              <table:table-cell office:value-type="float" office:value="132017560">
                <text:p>13201756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2656120">
                <text:p>152656120</text:p>
              </table:table-cell>
              <table:table-cell office:value-type="float" office:value="169167152">
                <text:p>169167152</text:p>
              </table:table-cell>
              <table:table-cell office:value-type="float" office:value="213176480">
                <text:p>213176480</text:p>
              </table:table-cell>
              <table:table-cell office:value-type="float" office:value="165038688">
                <text:p>165038688</text:p>
              </table:table-cell>
              <table:table-cell office:value-type="float" office:value="136145176">
                <text:p>13614517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9879448">
                <text:p>159879448</text:p>
              </table:table-cell>
              <table:table-cell office:value-type="float" office:value="175358608">
                <text:p>175358608</text:p>
              </table:table-cell>
              <table:table-cell office:value-type="float" office:value="123770416">
                <text:p>123770416</text:p>
              </table:table-cell>
              <table:table-cell office:value-type="float" office:value="174325824">
                <text:p>174325824</text:p>
              </table:table-cell>
              <table:table-cell office:value-type="float" office:value="141304696">
                <text:p>14130469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5038968">
                <text:p>165038968</text:p>
              </table:table-cell>
              <table:table-cell office:value-type="float" office:value="181550032">
                <text:p>181550032</text:p>
              </table:table-cell>
              <table:table-cell office:value-type="float" office:value="125834224">
                <text:p>125834224</text:p>
              </table:table-cell>
              <table:table-cell office:value-type="float" office:value="181549152">
                <text:p>181549152</text:p>
              </table:table-cell>
              <table:table-cell office:value-type="float" office:value="148528024">
                <text:p>14852802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5038968">
                <text:p>165038968</text:p>
              </table:table-cell>
              <table:table-cell office:value-type="float" office:value="182581936">
                <text:p>182581936</text:p>
              </table:table-cell>
              <table:table-cell office:value-type="float" office:value="132025648">
                <text:p>132025648</text:p>
              </table:table-cell>
              <table:table-cell office:value-type="float" office:value="182581056">
                <text:p>182581056</text:p>
              </table:table-cell>
              <table:table-cell office:value-type="float" office:value="148528024">
                <text:p>1485280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72262296">
                <text:p>172262296</text:p>
              </table:table-cell>
              <table:table-cell office:value-type="float" office:value="188773360">
                <text:p>188773360</text:p>
              </table:table-cell>
              <table:table-cell office:value-type="float" office:value="135121360">
                <text:p>135121360</text:p>
              </table:table-cell>
              <table:table-cell office:value-type="float" office:value="188772480">
                <text:p>188772480</text:p>
              </table:table-cell>
              <table:table-cell office:value-type="float" office:value="155751352">
                <text:p>15575135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78453720">
                <text:p>178453720</text:p>
              </table:table-cell>
              <table:table-cell office:value-type="float" office:value="194964784">
                <text:p>194964784</text:p>
              </table:table-cell>
              <table:table-cell office:value-type="float" office:value="143376592">
                <text:p>143376592</text:p>
              </table:table-cell>
              <table:table-cell office:value-type="float" office:value="197419184">
                <text:p>197419184</text:p>
              </table:table-cell>
              <table:table-cell office:value-type="float" office:value="165038488">
                <text:p>16503848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81549432">
                <text:p>181549432</text:p>
              </table:table-cell>
              <table:table-cell office:value-type="float" office:value="198060496">
                <text:p>198060496</text:p>
              </table:table-cell>
              <table:table-cell office:value-type="float" office:value="148536112">
                <text:p>148536112</text:p>
              </table:table-cell>
              <table:table-cell office:value-type="float" office:value="197419184">
                <text:p>197419184</text:p>
              </table:table-cell>
              <table:table-cell office:value-type="float" office:value="165038488">
                <text:p>16503848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86708952">
                <text:p>186708952</text:p>
              </table:table-cell>
              <table:table-cell office:value-type="float" office:value="198060496">
                <text:p>198060496</text:p>
              </table:table-cell>
              <table:table-cell office:value-type="float" office:value="150599920">
                <text:p>150599920</text:p>
              </table:table-cell>
              <table:table-cell office:value-type="float" office:value="197419184">
                <text:p>197419184</text:p>
              </table:table-cell>
              <table:table-cell office:value-type="float" office:value="169166104">
                <text:p>16916610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88772760">
                <text:p>188772760</text:p>
              </table:table-cell>
              <table:table-cell office:value-type="float" office:value="202188112">
                <text:p>202188112</text:p>
              </table:table-cell>
              <table:table-cell office:value-type="float" office:value="155759440">
                <text:p>155759440</text:p>
              </table:table-cell>
              <table:table-cell office:value-type="float" office:value="197419184">
                <text:p>197419184</text:p>
              </table:table-cell>
              <table:table-cell office:value-type="float" office:value="172261816">
                <text:p>17226181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90394520">
                <text:p>190394520</text:p>
              </table:table-cell>
              <table:table-cell office:value-type="float" office:value="205283824">
                <text:p>205283824</text:p>
              </table:table-cell>
              <table:table-cell office:value-type="float" office:value="156791344">
                <text:p>156791344</text:p>
              </table:table-cell>
              <table:table-cell office:value-type="float" office:value="201414704">
                <text:p>201414704</text:p>
              </table:table-cell>
              <table:table-cell office:value-type="float" office:value="175357528">
                <text:p>17535752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96191096">
                <text:p>196191096</text:p>
              </table:table-cell>
              <table:table-cell office:value-type="float" office:value="209869440">
                <text:p>209869440</text:p>
              </table:table-cell>
              <table:table-cell office:value-type="float" office:value="165046576">
                <text:p>165046576</text:p>
              </table:table-cell>
              <table:table-cell office:value-type="float" office:value="205279104">
                <text:p>205279104</text:p>
              </table:table-cell>
              <table:table-cell office:value-type="float" office:value="181548952">
                <text:p>18154895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97419464">
                <text:p>197419464</text:p>
              </table:table-cell>
              <table:table-cell office:value-type="float" office:value="213930528">
                <text:p>213930528</text:p>
              </table:table-cell>
              <table:table-cell office:value-type="float" office:value="165046576">
                <text:p>165046576</text:p>
              </table:table-cell>
              <table:table-cell office:value-type="float" office:value="205279104">
                <text:p>205279104</text:p>
              </table:table-cell>
              <table:table-cell office:value-type="float" office:value="181548952">
                <text:p>18154895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97419464">
                <text:p>197419464</text:p>
              </table:table-cell>
              <table:table-cell office:value-type="float" office:value="213930528">
                <text:p>213930528</text:p>
              </table:table-cell>
              <table:table-cell office:value-type="float" office:value="172269904">
                <text:p>172269904</text:p>
              </table:table-cell>
              <table:table-cell office:value-type="float" office:value="208374096">
                <text:p>208374096</text:p>
              </table:table-cell>
              <table:table-cell office:value-type="float" office:value="181548952">
                <text:p>18154895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97419464">
                <text:p>197419464</text:p>
              </table:table-cell>
              <table:table-cell office:value-type="float" office:value="213930528">
                <text:p>213930528</text:p>
              </table:table-cell>
              <table:table-cell office:value-type="float" office:value="181557040">
                <text:p>181557040</text:p>
              </table:table-cell>
              <table:table-cell office:value-type="float" office:value="213925808">
                <text:p>213925808</text:p>
              </table:table-cell>
              <table:table-cell office:value-type="float" office:value="182532456">
                <text:p>18253245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97419464">
                <text:p>197419464</text:p>
              </table:table-cell>
              <table:table-cell office:value-type="float" office:value="213930528">
                <text:p>213930528</text:p>
              </table:table-cell>
              <table:table-cell office:value-type="float" office:value="181557040">
                <text:p>181557040</text:p>
              </table:table-cell>
              <table:table-cell office:value-type="float" office:value="213925808">
                <text:p>213925808</text:p>
              </table:table-cell>
              <table:table-cell office:value-type="float" office:value="188770600">
                <text:p>1887706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04641112">
                <text:p>204641112</text:p>
              </table:table-cell>
              <table:table-cell office:value-type="float" office:value="217615632">
                <text:p>217615632</text:p>
              </table:table-cell>
              <table:table-cell office:value-type="float" office:value="181557040">
                <text:p>181557040</text:p>
              </table:table-cell>
              <table:table-cell office:value-type="float" office:value="213925808">
                <text:p>213925808</text:p>
              </table:table-cell>
              <table:table-cell office:value-type="float" office:value="188770600">
                <text:p>1887706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05279384">
                <text:p>205279384</text:p>
              </table:table-cell>
              <table:table-cell office:value-type="float" office:value="221790448">
                <text:p>221790448</text:p>
              </table:table-cell>
              <table:table-cell office:value-type="float" office:value="181557040">
                <text:p>181557040</text:p>
              </table:table-cell>
              <table:table-cell office:value-type="float" office:value="117258736">
                <text:p>117258736</text:p>
              </table:table-cell>
              <table:table-cell office:value-type="float" office:value="193552920">
                <text:p>19355292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10634392">
                <text:p>210634392</text:p>
              </table:table-cell>
              <table:table-cell office:value-type="float" office:value="221790448">
                <text:p>221790448</text:p>
              </table:table-cell>
              <table:table-cell office:value-type="float" office:value="181557040">
                <text:p>181557040</text:p>
              </table:table-cell>
              <table:table-cell office:value-type="float" office:value="122730528">
                <text:p>122730528</text:p>
              </table:table-cell>
              <table:table-cell office:value-type="float" office:value="197417304">
                <text:p>19741730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13926088">
                <text:p>213926088</text:p>
              </table:table-cell>
              <table:table-cell office:value-type="float" office:value="230437152">
                <text:p>230437152</text:p>
              </table:table-cell>
              <table:table-cell office:value-type="float" office:value="186715424">
                <text:p>186715424</text:p>
              </table:table-cell>
              <table:table-cell office:value-type="float" office:value="125826240">
                <text:p>125826240</text:p>
              </table:table-cell>
              <table:table-cell office:value-type="float" office:value="197417304">
                <text:p>19741730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13926088">
                <text:p>213926088</text:p>
              </table:table-cell>
              <table:table-cell office:value-type="float" office:value="230437152">
                <text:p>230437152</text:p>
              </table:table-cell>
              <table:table-cell office:value-type="float" office:value="188778688">
                <text:p>188778688</text:p>
              </table:table-cell>
              <table:table-cell office:value-type="float" office:value="128921952">
                <text:p>128921952</text:p>
              </table:table-cell>
              <table:table-cell office:value-type="float" office:value="197417304">
                <text:p>19741730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13926088">
                <text:p>213926088</text:p>
              </table:table-cell>
              <table:table-cell office:value-type="float" office:value="230437152">
                <text:p>230437152</text:p>
              </table:table-cell>
              <table:table-cell office:value-type="float" office:value="188778688">
                <text:p>188778688</text:p>
              </table:table-cell>
              <table:table-cell office:value-type="float" office:value="132017664">
                <text:p>132017664</text:p>
              </table:table-cell>
              <table:table-cell office:value-type="float" office:value="197417304">
                <text:p>19741730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7259544">
                <text:p>117259544</text:p>
              </table:table-cell>
              <table:table-cell office:value-type="float" office:value="230431520">
                <text:p>230431520</text:p>
              </table:table-cell>
              <table:table-cell office:value-type="float" office:value="188778688">
                <text:p>188778688</text:p>
              </table:table-cell>
              <table:table-cell office:value-type="float" office:value="135113376">
                <text:p>135113376</text:p>
              </table:table-cell>
              <table:table-cell office:value-type="float" office:value="202378920">
                <text:p>20237892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1698904">
                <text:p>121698904</text:p>
              </table:table-cell>
              <table:table-cell office:value-type="float" office:value="117259808">
                <text:p>117259808</text:p>
              </table:table-cell>
              <table:table-cell office:value-type="float" office:value="194330400">
                <text:p>194330400</text:p>
              </table:table-cell>
              <table:table-cell office:value-type="float" office:value="143368608">
                <text:p>143368608</text:p>
              </table:table-cell>
              <table:table-cell office:value-type="float" office:value="205277224">
                <text:p>20527722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5826520">
                <text:p>125826520</text:p>
              </table:table-cell>
              <table:table-cell office:value-type="float" office:value="122731504">
                <text:p>122731504</text:p>
              </table:table-cell>
              <table:table-cell office:value-type="float" office:value="197425392">
                <text:p>197425392</text:p>
              </table:table-cell>
              <table:table-cell office:value-type="float" office:value="148528128">
                <text:p>148528128</text:p>
              </table:table-cell>
              <table:table-cell office:value-type="float" office:value="205277224">
                <text:p>20527722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32017944">
                <text:p>132017944</text:p>
              </table:table-cell>
              <table:table-cell office:value-type="float" office:value="124795312">
                <text:p>124795312</text:p>
              </table:table-cell>
              <table:table-cell office:value-type="float" office:value="197425392">
                <text:p>197425392</text:p>
              </table:table-cell>
              <table:table-cell office:value-type="float" office:value="148528128">
                <text:p>148528128</text:p>
              </table:table-cell>
              <table:table-cell office:value-type="float" office:value="121978136">
                <text:p>1219781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32017944">
                <text:p>132017944</text:p>
              </table:table-cell>
              <table:table-cell office:value-type="float" office:value="125827216">
                <text:p>125827216</text:p>
              </table:table-cell>
              <table:table-cell office:value-type="float" office:value="197425392">
                <text:p>197425392</text:p>
              </table:table-cell>
              <table:table-cell office:value-type="float" office:value="148528128">
                <text:p>148528128</text:p>
              </table:table-cell>
              <table:table-cell office:value-type="float" office:value="126586840">
                <text:p>12658684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39241272">
                <text:p>139241272</text:p>
              </table:table-cell>
              <table:table-cell office:value-type="float" office:value="125827216">
                <text:p>125827216</text:p>
              </table:table-cell>
              <table:table-cell office:value-type="float" office:value="197425392">
                <text:p>197425392</text:p>
              </table:table-cell>
              <table:table-cell office:value-type="float" office:value="152655744">
                <text:p>152655744</text:p>
              </table:table-cell>
              <table:table-cell office:value-type="float" office:value="130985560">
                <text:p>13098556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48528408">
                <text:p>148528408</text:p>
              </table:table-cell>
              <table:table-cell office:value-type="float" office:value="132018640">
                <text:p>132018640</text:p>
              </table:table-cell>
              <table:table-cell office:value-type="float" office:value="205285312">
                <text:p>205285312</text:p>
              </table:table-cell>
              <table:table-cell office:value-type="float" office:value="161942880">
                <text:p>161942880</text:p>
              </table:table-cell>
              <table:table-cell office:value-type="float" office:value="132017464">
                <text:p>13201746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5751736">
                <text:p>155751736</text:p>
              </table:table-cell>
              <table:table-cell office:value-type="float" office:value="143369584">
                <text:p>143369584</text:p>
              </table:table-cell>
              <table:table-cell office:value-type="float" office:value="127877928">
                <text:p>127877928</text:p>
              </table:table-cell>
              <table:table-cell office:value-type="float" office:value="169166208">
                <text:p>169166208</text:p>
              </table:table-cell>
              <table:table-cell office:value-type="float" office:value="146464120">
                <text:p>14646412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5038872">
                <text:p>165038872</text:p>
              </table:table-cell>
              <table:table-cell office:value-type="float" office:value="148529104">
                <text:p>148529104</text:p>
              </table:table-cell>
              <table:table-cell office:value-type="float" office:value="130993648">
                <text:p>130993648</text:p>
              </table:table-cell>
              <table:table-cell office:value-type="float" office:value="172261920">
                <text:p>172261920</text:p>
              </table:table-cell>
              <table:table-cell office:value-type="float" office:value="148527928">
                <text:p>14852792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72262200">
                <text:p>172262200</text:p>
              </table:table-cell>
              <table:table-cell office:value-type="float" office:value="149561008">
                <text:p>149561008</text:p>
              </table:table-cell>
              <table:table-cell office:value-type="float" office:value="130993648">
                <text:p>130993648</text:p>
              </table:table-cell>
              <table:table-cell office:value-type="float" office:value="180517152">
                <text:p>180517152</text:p>
              </table:table-cell>
              <table:table-cell office:value-type="float" office:value="153687448">
                <text:p>15368744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80517432">
                <text:p>180517432</text:p>
              </table:table-cell>
              <table:table-cell office:value-type="float" office:value="155752432">
                <text:p>155752432</text:p>
              </table:table-cell>
              <table:table-cell office:value-type="float" office:value="135121264">
                <text:p>135121264</text:p>
              </table:table-cell>
              <table:table-cell office:value-type="float" office:value="181549056">
                <text:p>181549056</text:p>
              </table:table-cell>
              <table:table-cell office:value-type="float" office:value="155751256">
                <text:p>15575125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81549336">
                <text:p>181549336</text:p>
              </table:table-cell>
              <table:table-cell office:value-type="float" office:value="159880048">
                <text:p>159880048</text:p>
              </table:table-cell>
              <table:table-cell office:value-type="float" office:value="140280784">
                <text:p>140280784</text:p>
              </table:table-cell>
              <table:table-cell office:value-type="float" office:value="181549056">
                <text:p>181549056</text:p>
              </table:table-cell>
              <table:table-cell office:value-type="float" office:value="164006488">
                <text:p>16400648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87740760">
                <text:p>187740760</text:p>
              </table:table-cell>
              <table:table-cell office:value-type="float" office:value="165039568">
                <text:p>165039568</text:p>
              </table:table-cell>
              <table:table-cell office:value-type="float" office:value="147504112">
                <text:p>147504112</text:p>
              </table:table-cell>
              <table:table-cell office:value-type="float" office:value="181549056">
                <text:p>181549056</text:p>
              </table:table-cell>
              <table:table-cell office:value-type="float" office:value="164006488">
                <text:p>16400648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88772664">
                <text:p>188772664</text:p>
              </table:table-cell>
              <table:table-cell office:value-type="float" office:value="165039568">
                <text:p>165039568</text:p>
              </table:table-cell>
              <table:table-cell office:value-type="float" office:value="147504112">
                <text:p>147504112</text:p>
              </table:table-cell>
              <table:table-cell office:value-type="float" office:value="181549056">
                <text:p>181549056</text:p>
              </table:table-cell>
              <table:table-cell office:value-type="float" office:value="168134104">
                <text:p>16813410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93996536">
                <text:p>193996536</text:p>
              </table:table-cell>
              <table:table-cell office:value-type="float" office:value="168135280">
                <text:p>168135280</text:p>
              </table:table-cell>
              <table:table-cell office:value-type="float" office:value="155759344">
                <text:p>155759344</text:p>
              </table:table-cell>
              <table:table-cell office:value-type="float" office:value="188770704">
                <text:p>188770704</text:p>
              </table:table-cell>
              <table:table-cell office:value-type="float" office:value="171229816">
                <text:p>17122981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97419368">
                <text:p>197419368</text:p>
              </table:table-cell>
              <table:table-cell office:value-type="float" office:value="172262896">
                <text:p>172262896</text:p>
              </table:table-cell>
              <table:table-cell office:value-type="float" office:value="161950768">
                <text:p>161950768</text:p>
              </table:table-cell>
              <table:table-cell office:value-type="float" office:value="188770704">
                <text:p>188770704</text:p>
              </table:table-cell>
              <table:table-cell office:value-type="float" office:value="176389336">
                <text:p>17638933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97419368">
                <text:p>197419368</text:p>
              </table:table-cell>
              <table:table-cell office:value-type="float" office:value="179486224">
                <text:p>179486224</text:p>
              </table:table-cell>
              <table:table-cell office:value-type="float" office:value="164014576">
                <text:p>164014576</text:p>
              </table:table-cell>
              <table:table-cell office:value-type="float" office:value="188967392">
                <text:p>188967392</text:p>
              </table:table-cell>
              <table:table-cell office:value-type="float" office:value="180516952">
                <text:p>18051695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97419368">
                <text:p>197419368</text:p>
              </table:table-cell>
              <table:table-cell office:value-type="float" office:value="181550032">
                <text:p>181550032</text:p>
              </table:table-cell>
              <table:table-cell office:value-type="float" office:value="166078384">
                <text:p>166078384</text:p>
              </table:table-cell>
              <table:table-cell office:value-type="float" office:value="197417408">
                <text:p>197417408</text:p>
              </table:table-cell>
              <table:table-cell office:value-type="float" office:value="186708376">
                <text:p>18670837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7419368">
                <text:p>197419368</text:p>
              </table:table-cell>
              <table:table-cell office:value-type="float" office:value="185677616">
                <text:p>185677616</text:p>
              </table:table-cell>
              <table:table-cell office:value-type="float" office:value="172269808">
                <text:p>172269808</text:p>
              </table:table-cell>
              <table:table-cell office:value-type="float" office:value="197417408">
                <text:p>197417408</text:p>
              </table:table-cell>
              <table:table-cell office:value-type="float" office:value="190835992">
                <text:p>19083599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97616072">
                <text:p>197616072</text:p>
              </table:table-cell>
              <table:table-cell office:value-type="float" office:value="190837168">
                <text:p>190837168</text:p>
              </table:table-cell>
              <table:table-cell office:value-type="float" office:value="176397424">
                <text:p>176397424</text:p>
              </table:table-cell>
              <table:table-cell office:value-type="float" office:value="197417408">
                <text:p>197417408</text:p>
              </table:table-cell>
              <table:table-cell office:value-type="float" office:value="197027416">
                <text:p>1970274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05279288">
                <text:p>205279288</text:p>
              </table:table-cell>
              <table:table-cell office:value-type="float" office:value="198060496">
                <text:p>198060496</text:p>
              </table:table-cell>
              <table:table-cell office:value-type="float" office:value="179493136">
                <text:p>179493136</text:p>
              </table:table-cell>
              <table:table-cell office:value-type="float" office:value="197417408">
                <text:p>197417408</text:p>
              </table:table-cell>
              <table:table-cell office:value-type="float" office:value="199549704">
                <text:p>19954970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05279288">
                <text:p>205279288</text:p>
              </table:table-cell>
              <table:table-cell office:value-type="float" office:value="198060496">
                <text:p>198060496</text:p>
              </table:table-cell>
              <table:table-cell office:value-type="float" office:value="180525040">
                <text:p>180525040</text:p>
              </table:table-cell>
              <table:table-cell office:value-type="float" office:value="197417408">
                <text:p>197417408</text:p>
              </table:table-cell>
              <table:table-cell office:value-type="float" office:value="204069768">
                <text:p>20406976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05279288">
                <text:p>205279288</text:p>
              </table:table-cell>
              <table:table-cell office:value-type="float" office:value="205283824">
                <text:p>205283824</text:p>
              </table:table-cell>
              <table:table-cell office:value-type="float" office:value="181246272">
                <text:p>181246272</text:p>
              </table:table-cell>
              <table:table-cell office:value-type="float" office:value="197417408">
                <text:p>197417408</text:p>
              </table:table-cell>
              <table:table-cell office:value-type="float" office:value="204069768">
                <text:p>20406976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09095512">
                <text:p>209095512</text:p>
              </table:table-cell>
              <table:table-cell office:value-type="float" office:value="205283824">
                <text:p>205283824</text:p>
              </table:table-cell>
              <table:table-cell office:value-type="float" office:value="188074512">
                <text:p>188074512</text:p>
              </table:table-cell>
              <table:table-cell office:value-type="float" office:value="204507920">
                <text:p>204507920</text:p>
              </table:table-cell>
              <table:table-cell office:value-type="float" office:value="204069768">
                <text:p>20406976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13925992">
                <text:p>213925992</text:p>
              </table:table-cell>
              <table:table-cell office:value-type="float" office:value="213930528">
                <text:p>213930528</text:p>
              </table:table-cell>
              <table:table-cell office:value-type="float" office:value="188074512">
                <text:p>188074512</text:p>
              </table:table-cell>
              <table:table-cell office:value-type="float" office:value="205277328">
                <text:p>205277328</text:p>
              </table:table-cell>
              <table:table-cell office:value-type="float" office:value="204069768">
                <text:p>2040697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13925992">
                <text:p>213925992</text:p>
              </table:table-cell>
              <table:table-cell office:value-type="float" office:value="213930528">
                <text:p>213930528</text:p>
              </table:table-cell>
              <table:table-cell office:value-type="float" office:value="192332304">
                <text:p>192332304</text:p>
              </table:table-cell>
              <table:table-cell office:value-type="float" office:value="123009120">
                <text:p>123009120</text:p>
              </table:table-cell>
              <table:table-cell office:value-type="float" office:value="204069768">
                <text:p>20406976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13925992">
                <text:p>213925992</text:p>
              </table:table-cell>
              <table:table-cell office:value-type="float" office:value="213930528">
                <text:p>213930528</text:p>
              </table:table-cell>
              <table:table-cell office:value-type="float" office:value="196721232">
                <text:p>196721232</text:p>
              </table:table-cell>
              <table:table-cell office:value-type="float" office:value="130985760">
                <text:p>130985760</text:p>
              </table:table-cell>
              <table:table-cell office:value-type="float" office:value="204380184">
                <text:p>20438018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13925992">
                <text:p>213925992</text:p>
              </table:table-cell>
              <table:table-cell office:value-type="float" office:value="213930528">
                <text:p>213930528</text:p>
              </table:table-cell>
              <table:table-cell office:value-type="float" office:value="196721232">
                <text:p>196721232</text:p>
              </table:table-cell>
              <table:table-cell office:value-type="float" office:value="130985760">
                <text:p>130985760</text:p>
              </table:table-cell>
              <table:table-cell office:value-type="float" office:value="209800776">
                <text:p>20980077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7259976">
                <text:p>117259976</text:p>
              </table:table-cell>
              <table:table-cell office:value-type="float" office:value="213930528">
                <text:p>213930528</text:p>
              </table:table-cell>
              <table:table-cell office:value-type="float" office:value="204581136">
                <text:p>204581136</text:p>
              </table:table-cell>
              <table:table-cell office:value-type="float" office:value="133049568">
                <text:p>133049568</text:p>
              </table:table-cell>
              <table:table-cell office:value-type="float" office:value="209800776">
                <text:p>20980077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3762712">
                <text:p>123762712</text:p>
              </table:table-cell>
              <table:table-cell office:value-type="float" office:value="220186080">
                <text:p>220186080</text:p>
              </table:table-cell>
              <table:table-cell office:value-type="float" office:value="204581136">
                <text:p>204581136</text:p>
              </table:table-cell>
              <table:table-cell office:value-type="float" office:value="139240992">
                <text:p>139240992</text:p>
              </table:table-cell>
              <table:table-cell office:value-type="float" office:value="210325320">
                <text:p>21032532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5826520">
                <text:p>125826520</text:p>
              </table:table-cell>
              <table:table-cell office:value-type="float" office:value="221790448">
                <text:p>221790448</text:p>
              </table:table-cell>
              <table:table-cell office:value-type="float" office:value="210198432">
                <text:p>210198432</text:p>
              </table:table-cell>
              <table:table-cell office:value-type="float" office:value="142336704">
                <text:p>142336704</text:p>
              </table:table-cell>
              <table:table-cell office:value-type="float" office:value="216449736">
                <text:p>21644973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2017944">
                <text:p>132017944</text:p>
              </table:table-cell>
              <table:table-cell office:value-type="float" office:value="221790448">
                <text:p>221790448</text:p>
              </table:table-cell>
              <table:table-cell office:value-type="float" office:value="213227856">
                <text:p>213227856</text:p>
              </table:table-cell>
              <table:table-cell office:value-type="float" office:value="146464320">
                <text:p>146464320</text:p>
              </table:table-cell>
              <table:table-cell office:value-type="float" office:value="220576392">
                <text:p>22057639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3049848">
                <text:p>133049848</text:p>
              </table:table-cell>
              <table:table-cell office:value-type="float" office:value="227079888">
                <text:p>227079888</text:p>
              </table:table-cell>
              <table:table-cell office:value-type="float" office:value="213227856">
                <text:p>213227856</text:p>
              </table:table-cell>
              <table:table-cell office:value-type="float" office:value="147496224">
                <text:p>147496224</text:p>
              </table:table-cell>
              <table:table-cell office:value-type="float" office:value="220576392">
                <text:p>22057639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1305080">
                <text:p>141305080</text:p>
              </table:table-cell>
              <table:table-cell office:value-type="float" office:value="230437152">
                <text:p>230437152</text:p>
              </table:table-cell>
              <table:table-cell office:value-type="float" office:value="213227856">
                <text:p>213227856</text:p>
              </table:table-cell>
              <table:table-cell office:value-type="float" office:value="151623840">
                <text:p>151623840</text:p>
              </table:table-cell>
              <table:table-cell office:value-type="float" office:value="220576392">
                <text:p>22057639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8528408">
                <text:p>148528408</text:p>
              </table:table-cell>
              <table:table-cell office:value-type="float" office:value="230437152">
                <text:p>230437152</text:p>
              </table:table-cell>
              <table:table-cell office:value-type="float" office:value="217927200">
                <text:p>217927200</text:p>
              </table:table-cell>
              <table:table-cell office:value-type="float" office:value="159879072">
                <text:p>159879072</text:p>
              </table:table-cell>
              <table:table-cell office:value-type="float" office:value="224947896">
                <text:p>22494789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8528408">
                <text:p>148528408</text:p>
              </table:table-cell>
              <table:table-cell office:value-type="float" office:value="230437152">
                <text:p>230437152</text:p>
              </table:table-cell>
              <table:table-cell office:value-type="float" office:value="221087760">
                <text:p>221087760</text:p>
              </table:table-cell>
              <table:table-cell office:value-type="float" office:value="164006688">
                <text:p>164006688</text:p>
              </table:table-cell>
              <table:table-cell office:value-type="float" office:value="226307400">
                <text:p>2263074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4719832">
                <text:p>154719832</text:p>
              </table:table-cell>
              <table:table-cell office:value-type="float" office:value="117823832">
                <text:p>117823832</text:p>
              </table:table-cell>
              <table:table-cell office:value-type="float" office:value="221087760">
                <text:p>221087760</text:p>
              </table:table-cell>
              <table:table-cell office:value-type="float" office:value="164006688">
                <text:p>164006688</text:p>
              </table:table-cell>
              <table:table-cell office:value-type="float" office:value="229467960">
                <text:p>22946796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1943160">
                <text:p>161943160</text:p>
              </table:table-cell>
              <table:table-cell office:value-type="float" office:value="125827216">
                <text:p>125827216</text:p>
              </table:table-cell>
              <table:table-cell office:value-type="float" office:value="226442784">
                <text:p>226442784</text:p>
              </table:table-cell>
              <table:table-cell office:value-type="float" office:value="165038592">
                <text:p>165038592</text:p>
              </table:table-cell>
              <table:table-cell office:value-type="float" office:value="237083016">
                <text:p>23708301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7102680">
                <text:p>167102680</text:p>
              </table:table-cell>
              <table:table-cell office:value-type="float" office:value="125827216">
                <text:p>125827216</text:p>
              </table:table-cell>
              <table:table-cell office:value-type="float" office:value="229734480">
                <text:p>229734480</text:p>
              </table:table-cell>
              <table:table-cell office:value-type="float" office:value="172261920">
                <text:p>172261920</text:p>
              </table:table-cell>
              <table:table-cell office:value-type="float" office:value="237083016">
                <text:p>2370830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73294104">
                <text:p>173294104</text:p>
              </table:table-cell>
              <table:table-cell office:value-type="float" office:value="132018640">
                <text:p>132018640</text:p>
              </table:table-cell>
              <table:table-cell office:value-type="float" office:value="229734480">
                <text:p>229734480</text:p>
              </table:table-cell>
              <table:table-cell office:value-type="float" office:value="179485248">
                <text:p>179485248</text:p>
              </table:table-cell>
              <table:table-cell office:value-type="float" office:value="237083016">
                <text:p>23708301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81549336">
                <text:p>181549336</text:p>
              </table:table-cell>
              <table:table-cell office:value-type="float" office:value="135114352">
                <text:p>135114352</text:p>
              </table:table-cell>
              <table:table-cell office:value-type="float" office:value="237594384">
                <text:p>237594384</text:p>
              </table:table-cell>
              <table:table-cell office:value-type="float" office:value="180517152">
                <text:p>180517152</text:p>
              </table:table-cell>
              <table:table-cell office:value-type="float" office:value="242814024">
                <text:p>24281402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88772664">
                <text:p>188772664</text:p>
              </table:table-cell>
              <table:table-cell office:value-type="float" office:value="137178160">
                <text:p>137178160</text:p>
              </table:table-cell>
              <table:table-cell office:value-type="float" office:value="238307048">
                <text:p>238307048</text:p>
              </table:table-cell>
              <table:table-cell office:value-type="float" office:value="188772384">
                <text:p>188772384</text:p>
              </table:table-cell>
              <table:table-cell office:value-type="float" office:value="242814024">
                <text:p>24281402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88772664">
                <text:p>188772664</text:p>
              </table:table-cell>
              <table:table-cell office:value-type="float" office:value="148529104">
                <text:p>148529104</text:p>
              </table:table-cell>
              <table:table-cell office:value-type="float" office:value="181545568">
                <text:p>181545568</text:p>
              </table:table-cell>
              <table:table-cell office:value-type="float" office:value="188772384">
                <text:p>188772384</text:p>
              </table:table-cell>
              <table:table-cell office:value-type="float" office:value="245777880">
                <text:p>24577788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92064344">
                <text:p>192064344</text:p>
              </table:table-cell>
              <table:table-cell office:value-type="float" office:value="148529104">
                <text:p>148529104</text:p>
              </table:table-cell>
              <table:table-cell office:value-type="float" office:value="184641280">
                <text:p>184641280</text:p>
              </table:table-cell>
              <table:table-cell office:value-type="float" office:value="193930704">
                <text:p>193930704</text:p>
              </table:table-cell>
              <table:table-cell office:value-type="float" office:value="253589640">
                <text:p>25358964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97419368">
                <text:p>197419368</text:p>
              </table:table-cell>
              <table:table-cell office:value-type="float" office:value="159880048">
                <text:p>159880048</text:p>
              </table:table-cell>
              <table:table-cell office:value-type="float" office:value="187736992">
                <text:p>187736992</text:p>
              </table:table-cell>
              <table:table-cell office:value-type="float" office:value="196715264">
                <text:p>196715264</text:p>
              </table:table-cell>
              <table:table-cell office:value-type="float" office:value="253589640">
                <text:p>25358964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97419368">
                <text:p>197419368</text:p>
              </table:table-cell>
              <table:table-cell office:value-type="float" office:value="181550032">
                <text:p>181550032</text:p>
              </table:table-cell>
              <table:table-cell office:value-type="float" office:value="204247456">
                <text:p>204247456</text:p>
              </table:table-cell>
              <table:table-cell office:value-type="float" office:value="196715264">
                <text:p>196715264</text:p>
              </table:table-cell>
              <table:table-cell office:value-type="float" office:value="258616824">
                <text:p>25861682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05279288">
                <text:p>205279288</text:p>
              </table:table-cell>
              <table:table-cell office:value-type="float" office:value="188773360">
                <text:p>188773360</text:p>
              </table:table-cell>
              <table:table-cell office:value-type="float" office:value="204771984">
                <text:p>204771984</text:p>
              </table:table-cell>
              <table:table-cell office:value-type="float" office:value="200841920">
                <text:p>200841920</text:p>
              </table:table-cell>
              <table:table-cell office:value-type="float" office:value="246667064">
                <text:p>24666706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3925992">
                <text:p>213925992</text:p>
              </table:table-cell>
              <table:table-cell office:value-type="float" office:value="192900976">
                <text:p>192900976</text:p>
              </table:table-cell>
              <table:table-cell office:value-type="float" office:value="213484272">
                <text:p>213484272</text:p>
              </table:table-cell>
              <table:table-cell office:value-type="float" office:value="204575168">
                <text:p>204575168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3925992">
                <text:p>213925992</text:p>
              </table:table-cell>
              <table:table-cell office:value-type="float" office:value="198060496">
                <text:p>198060496</text:p>
              </table:table-cell>
              <table:table-cell office:value-type="float" office:value="219984672">
                <text:p>219984672</text:p>
              </table:table-cell>
              <table:table-cell office:value-type="float" office:value="204575168">
                <text:p>204575168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13925992">
                <text:p>213925992</text:p>
              </table:table-cell>
              <table:table-cell office:value-type="float" office:value="198650592">
                <text:p>198650592</text:p>
              </table:table-cell>
              <table:table-cell office:value-type="float" office:value="219984672">
                <text:p>219984672</text:p>
              </table:table-cell>
              <table:table-cell office:value-type="float" office:value="204575168">
                <text:p>204575168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13925992">
                <text:p>213925992</text:p>
              </table:table-cell>
              <table:table-cell office:value-type="float" office:value="205282144">
                <text:p>205282144</text:p>
              </table:table-cell>
              <table:table-cell office:value-type="float" office:value="219984672">
                <text:p>219984672</text:p>
              </table:table-cell>
              <table:table-cell office:value-type="float" office:value="208767392">
                <text:p>208767392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13925992">
                <text:p>213925992</text:p>
              </table:table-cell>
              <table:table-cell office:value-type="float" office:value="205282144">
                <text:p>205282144</text:p>
              </table:table-cell>
              <table:table-cell office:value-type="float" office:value="221278608">
                <text:p>221278608</text:p>
              </table:table-cell>
              <table:table-cell office:value-type="float" office:value="213221888">
                <text:p>213221888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13925992">
                <text:p>213925992</text:p>
              </table:table-cell>
              <table:table-cell office:value-type="float" office:value="205282144">
                <text:p>205282144</text:p>
              </table:table-cell>
              <table:table-cell office:value-type="float" office:value="230694720">
                <text:p>230694720</text:p>
              </table:table-cell>
              <table:table-cell office:value-type="float" office:value="117258736">
                <text:p>117258736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14564232">
                <text:p>214564232</text:p>
              </table:table-cell>
              <table:table-cell office:value-type="float" office:value="206576064">
                <text:p>206576064</text:p>
              </table:table-cell>
              <table:table-cell office:value-type="float" office:value="236491296">
                <text:p>236491296</text:p>
              </table:table-cell>
              <table:table-cell office:value-type="float" office:value="117259096">
                <text:p>117259096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14564232">
                <text:p>214564232</text:p>
              </table:table-cell>
              <table:table-cell office:value-type="float" office:value="212897184">
                <text:p>212897184</text:p>
              </table:table-cell>
              <table:table-cell office:value-type="float" office:value="236491296">
                <text:p>236491296</text:p>
              </table:table-cell>
              <table:table-cell office:value-type="float" office:value="123762528">
                <text:p>123762528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8218888">
                <text:p>168218888</text:p>
              </table:table-cell>
              <table:table-cell office:value-type="float" office:value="213928848">
                <text:p>213928848</text:p>
              </table:table-cell>
              <table:table-cell office:value-type="float" office:value="236491296">
                <text:p>236491296</text:p>
              </table:table-cell>
              <table:table-cell office:value-type="float" office:value="133049664">
                <text:p>133049664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2258072">
                <text:p>172258072</text:p>
              </table:table-cell>
              <table:table-cell office:value-type="float" office:value="213928848">
                <text:p>213928848</text:p>
              </table:table-cell>
              <table:table-cell office:value-type="float" office:value="238620192">
                <text:p>238620192</text:p>
              </table:table-cell>
              <table:table-cell office:value-type="float" office:value="134081568">
                <text:p>134081568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0513304">
                <text:p>180513304</text:p>
              </table:table-cell>
              <table:table-cell office:value-type="float" office:value="213928848">
                <text:p>213928848</text:p>
              </table:table-cell>
              <table:table-cell office:value-type="float" office:value="249199104">
                <text:p>249199104</text:p>
              </table:table-cell>
              <table:table-cell office:value-type="float" office:value="134081568">
                <text:p>134081568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84640920">
                <text:p>184640920</text:p>
              </table:table-cell>
              <table:table-cell office:value-type="float" office:value="217924368">
                <text:p>217924368</text:p>
              </table:table-cell>
              <table:table-cell office:value-type="float" office:value="249640640">
                <text:p>249640640</text:p>
              </table:table-cell>
              <table:table-cell office:value-type="float" office:value="140272992">
                <text:p>140272992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4640920">
                <text:p>184640920</text:p>
              </table:table-cell>
              <table:table-cell office:value-type="float" office:value="221788768">
                <text:p>221788768</text:p>
              </table:table-cell>
              <table:table-cell office:value-type="float" office:value="249640640">
                <text:p>249640640</text:p>
              </table:table-cell>
              <table:table-cell office:value-type="float" office:value="145432512">
                <text:p>145432512</text:p>
              </table:table-cell>
              <table:table-cell office:value-type="float" office:value="252735272">
                <text:p>25273527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88194872">
                <text:p>188194872</text:p>
              </table:table-cell>
              <table:table-cell office:value-type="float" office:value="221788768">
                <text:p>221788768</text:p>
              </table:table-cell>
              <table:table-cell office:value-type="float" office:value="249640640">
                <text:p>249640640</text:p>
              </table:table-cell>
              <table:table-cell office:value-type="float" office:value="150592032">
                <text:p>150592032</text:p>
              </table:table-cell>
              <table:table-cell office:value-type="float" office:value="168006680">
                <text:p>16800668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91862536">
                <text:p>191862536</text:p>
              </table:table-cell>
              <table:table-cell office:value-type="float" office:value="224949312">
                <text:p>224949312</text:p>
              </table:table-cell>
              <table:table-cell office:value-type="float" office:value="165622960">
                <text:p>165622960</text:p>
              </table:table-cell>
              <table:table-cell office:value-type="float" office:value="158847264">
                <text:p>158847264</text:p>
              </table:table-cell>
              <table:table-cell office:value-type="float" office:value="169155032">
                <text:p>16915503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91862536">
                <text:p>191862536</text:p>
              </table:table-cell>
              <table:table-cell office:value-type="float" office:value="230435472">
                <text:p>230435472</text:p>
              </table:table-cell>
              <table:table-cell office:value-type="float" office:value="169165408">
                <text:p>169165408</text:p>
              </table:table-cell>
              <table:table-cell office:value-type="float" office:value="163891856">
                <text:p>163891856</text:p>
              </table:table-cell>
              <table:table-cell office:value-type="float" office:value="169155032">
                <text:p>16915503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91862536">
                <text:p>191862536</text:p>
              </table:table-cell>
              <table:table-cell office:value-type="float" office:value="230435472">
                <text:p>230435472</text:p>
              </table:table-cell>
              <table:table-cell office:value-type="float" office:value="169165408">
                <text:p>169165408</text:p>
              </table:table-cell>
              <table:table-cell office:value-type="float" office:value="166790144">
                <text:p>166790144</text:p>
              </table:table-cell>
              <table:table-cell office:value-type="float" office:value="174314584">
                <text:p>17431458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91862536">
                <text:p>191862536</text:p>
              </table:table-cell>
              <table:table-cell office:value-type="float" office:value="230435472">
                <text:p>230435472</text:p>
              </table:table-cell>
              <table:table-cell office:value-type="float" office:value="169165376">
                <text:p>169165376</text:p>
              </table:table-cell>
              <table:table-cell office:value-type="float" office:value="166855712">
                <text:p>166855712</text:p>
              </table:table-cell>
              <table:table-cell office:value-type="float" office:value="185665528">
                <text:p>1856655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91862536">
                <text:p>191862536</text:p>
              </table:table-cell>
              <table:table-cell office:value-type="float" office:value="236363184">
                <text:p>236363184</text:p>
              </table:table-cell>
              <table:table-cell office:value-type="float" office:value="169165376">
                <text:p>169165376</text:p>
              </table:table-cell>
              <table:table-cell office:value-type="float" office:value="172390016">
                <text:p>172390016</text:p>
              </table:table-cell>
              <table:table-cell office:value-type="float" office:value="187729336">
                <text:p>18772933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94712696">
                <text:p>194712696</text:p>
              </table:table-cell>
              <table:table-cell office:value-type="float" office:value="238295392">
                <text:p>238295392</text:p>
              </table:table-cell>
              <table:table-cell office:value-type="float" office:value="169165376">
                <text:p>169165376</text:p>
              </table:table-cell>
              <table:table-cell office:value-type="float" office:value="174650048">
                <text:p>174650048</text:p>
              </table:table-cell>
              <table:table-cell office:value-type="float" office:value="187729336">
                <text:p>18772933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00640408">
                <text:p>200640408</text:p>
              </table:table-cell>
              <table:table-cell office:value-type="float" office:value="238295392">
                <text:p>238295392</text:p>
              </table:table-cell>
              <table:table-cell office:value-type="float" office:value="169165376">
                <text:p>169165376</text:p>
              </table:table-cell>
              <table:table-cell office:value-type="float" office:value="174650048">
                <text:p>174650048</text:p>
              </table:table-cell>
              <table:table-cell office:value-type="float" office:value="187729336">
                <text:p>18772933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00640408">
                <text:p>200640408</text:p>
              </table:table-cell>
              <table:table-cell office:value-type="float" office:value="238295392">
                <text:p>238295392</text:p>
              </table:table-cell>
              <table:table-cell office:value-type="float" office:value="169165376">
                <text:p>169165376</text:p>
              </table:table-cell>
              <table:table-cell office:value-type="float" office:value="175174592">
                <text:p>175174592</text:p>
              </table:table-cell>
              <table:table-cell office:value-type="float" office:value="190825048">
                <text:p>19082504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00640408">
                <text:p>200640408</text:p>
              </table:table-cell>
              <table:table-cell office:value-type="float" office:value="238295392">
                <text:p>238295392</text:p>
              </table:table-cell>
              <table:table-cell office:value-type="float" office:value="169165376">
                <text:p>169165376</text:p>
              </table:table-cell>
              <table:table-cell office:value-type="float" office:value="181102304">
                <text:p>181102304</text:p>
              </table:table-cell>
              <table:table-cell office:value-type="float" office:value="198048376">
                <text:p>19804837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03866536">
                <text:p>203866536</text:p>
              </table:table-cell>
              <table:table-cell office:value-type="float" office:value="238295392">
                <text:p>238295392</text:p>
              </table:table-cell>
              <table:table-cell office:value-type="float" office:value="172916064">
                <text:p>172916064</text:p>
              </table:table-cell>
              <table:table-cell office:value-type="float" office:value="183362336">
                <text:p>183362336</text:p>
              </table:table-cell>
              <table:table-cell office:value-type="float" office:value="204239800">
                <text:p>2042398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06830392">
                <text:p>206830392</text:p>
              </table:table-cell>
              <table:table-cell office:value-type="float" office:value="158983088">
                <text:p>158983088</text:p>
              </table:table-cell>
              <table:table-cell office:value-type="float" office:value="173423184">
                <text:p>173423184</text:p>
              </table:table-cell>
              <table:table-cell office:value-type="float" office:value="183362336">
                <text:p>183362336</text:p>
              </table:table-cell>
              <table:table-cell office:value-type="float" office:value="206303608">
                <text:p>20630360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07862056">
                <text:p>207862056</text:p>
              </table:table-cell>
              <table:table-cell office:value-type="float" office:value="163451648">
                <text:p>163451648</text:p>
              </table:table-cell>
              <table:table-cell office:value-type="float" office:value="173423184">
                <text:p>173423184</text:p>
              </table:table-cell>
              <table:table-cell office:value-type="float" office:value="189486752">
                <text:p>189486752</text:p>
              </table:table-cell>
              <table:table-cell office:value-type="float" office:value="214558840">
                <text:p>21455884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17147032">
                <text:p>217147032</text:p>
              </table:table-cell>
              <table:table-cell office:value-type="float" office:value="165039440">
                <text:p>165039440</text:p>
              </table:table-cell>
              <table:table-cell office:value-type="float" office:value="173423184">
                <text:p>173423184</text:p>
              </table:table-cell>
              <table:table-cell office:value-type="float" office:value="191156672">
                <text:p>191156672</text:p>
              </table:table-cell>
              <table:table-cell office:value-type="float" office:value="220750264">
                <text:p>22075026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17147032">
                <text:p>217147032</text:p>
              </table:table-cell>
              <table:table-cell office:value-type="float" office:value="165039440">
                <text:p>165039440</text:p>
              </table:table-cell>
              <table:table-cell office:value-type="float" office:value="173423184">
                <text:p>173423184</text:p>
              </table:table-cell>
              <table:table-cell office:value-type="float" office:value="192253904">
                <text:p>192253904</text:p>
              </table:table-cell>
              <table:table-cell office:value-type="float" office:value="220750264">
                <text:p>22075026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17147032">
                <text:p>217147032</text:p>
              </table:table-cell>
              <table:table-cell office:value-type="float" office:value="165039440">
                <text:p>165039440</text:p>
              </table:table-cell>
              <table:table-cell office:value-type="float" office:value="173423184">
                <text:p>173423184</text:p>
              </table:table-cell>
              <table:table-cell office:value-type="float" office:value="198378320">
                <text:p>198378320</text:p>
              </table:table-cell>
              <table:table-cell office:value-type="float" office:value="225909784">
                <text:p>22590978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7147032">
                <text:p>217147032</text:p>
              </table:table-cell>
              <table:table-cell office:value-type="float" office:value="165039440">
                <text:p>165039440</text:p>
              </table:table-cell>
              <table:table-cell office:value-type="float" office:value="173423184">
                <text:p>173423184</text:p>
              </table:table-cell>
              <table:table-cell office:value-type="float" office:value="199868960">
                <text:p>199868960</text:p>
              </table:table-cell>
              <table:table-cell office:value-type="float" office:value="237260728">
                <text:p>23726072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17147032">
                <text:p>217147032</text:p>
              </table:table-cell>
              <table:table-cell office:value-type="float" office:value="165039440">
                <text:p>165039440</text:p>
              </table:table-cell>
              <table:table-cell office:value-type="float" office:value="173423184">
                <text:p>173423184</text:p>
              </table:table-cell>
              <table:table-cell office:value-type="float" office:value="199868960">
                <text:p>199868960</text:p>
              </table:table-cell>
              <table:table-cell office:value-type="float" office:value="237260728">
                <text:p>23726072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7147032">
                <text:p>217147032</text:p>
              </table:table-cell>
              <table:table-cell office:value-type="float" office:value="165039440">
                <text:p>165039440</text:p>
              </table:table-cell>
              <table:table-cell office:value-type="float" office:value="173423184">
                <text:p>173423184</text:p>
              </table:table-cell>
              <table:table-cell office:value-type="float" office:value="200179376">
                <text:p>200179376</text:p>
              </table:table-cell>
              <table:table-cell office:value-type="float" office:value="238751352">
                <text:p>23875135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17147032">
                <text:p>217147032</text:p>
              </table:table-cell>
              <table:table-cell office:value-type="float" office:value="165039440">
                <text:p>165039440</text:p>
              </table:table-cell>
              <table:table-cell office:value-type="float" office:value="180513712">
                <text:p>180513712</text:p>
              </table:table-cell>
              <table:table-cell office:value-type="float" office:value="207728864">
                <text:p>207728864</text:p>
              </table:table-cell>
              <table:table-cell office:value-type="float" office:value="245645160">
                <text:p>24564516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01078056">
                <text:p>201078056</text:p>
              </table:table-cell>
              <table:table-cell office:value-type="float" office:value="107587616">
                <text:p>107587616</text:p>
              </table:table-cell>
              <table:table-cell office:value-type="float" office:value="185737584">
                <text:p>185737584</text:p>
              </table:table-cell>
              <table:table-cell office:value-type="float" office:value="207728864">
                <text:p>207728864</text:p>
              </table:table-cell>
              <table:table-cell office:value-type="float" office:value="248936856">
                <text:p>2489368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02770312">
                <text:p>202770312</text:p>
              </table:table-cell>
              <table:table-cell office:value-type="float" office:value="114477520">
                <text:p>114477520</text:p>
              </table:table-cell>
              <table:table-cell office:value-type="float" office:value="185737584">
                <text:p>185737584</text:p>
              </table:table-cell>
              <table:table-cell office:value-type="float" office:value="212952752">
                <text:p>212952752</text:p>
              </table:table-cell>
              <table:table-cell office:value-type="float" office:value="252801240">
                <text:p>25280124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07818472">
                <text:p>207818472</text:p>
              </table:table-cell>
              <table:table-cell office:value-type="float" office:value="114477520">
                <text:p>114477520</text:p>
              </table:table-cell>
              <table:table-cell office:value-type="float" office:value="185675840">
                <text:p>185675840</text:p>
              </table:table-cell>
              <table:table-cell office:value-type="float" office:value="216375584">
                <text:p>216375584</text:p>
              </table:table-cell>
              <table:table-cell office:value-type="float" office:value="252801240">
                <text:p>25280124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07818472">
                <text:p>207818472</text:p>
              </table:table-cell>
              <table:table-cell office:value-type="float" office:value="124483728">
                <text:p>124483728</text:p>
              </table:table-cell>
              <table:table-cell office:value-type="float" office:value="190831552">
                <text:p>190831552</text:p>
              </table:table-cell>
              <table:table-cell office:value-type="float" office:value="224235488">
                <text:p>224235488</text:p>
              </table:table-cell>
              <table:table-cell office:value-type="float" office:value="260154024">
                <text:p>26015402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07818472">
                <text:p>207818472</text:p>
              </table:table-cell>
              <table:table-cell office:value-type="float" office:value="129952480">
                <text:p>129952480</text:p>
              </table:table-cell>
              <table:table-cell office:value-type="float" office:value="200118688">
                <text:p>200118688</text:p>
              </table:table-cell>
              <table:table-cell office:value-type="float" office:value="201141936">
                <text:p>201141936</text:p>
              </table:table-cell>
              <table:table-cell office:value-type="float" office:value="269307864">
                <text:p>26930786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07818472">
                <text:p>207818472</text:p>
              </table:table-cell>
              <table:table-cell office:value-type="float" office:value="130411440">
                <text:p>130411440</text:p>
              </table:table-cell>
              <table:table-cell office:value-type="float" office:value="207342016">
                <text:p>207342016</text:p>
              </table:table-cell>
              <table:table-cell office:value-type="float" office:value="201141936">
                <text:p>201141936</text:p>
              </table:table-cell>
              <table:table-cell office:value-type="float" office:value="269307864">
                <text:p>26930786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5410056">
                <text:p>125410056</text:p>
              </table:table-cell>
              <table:table-cell office:value-type="float" office:value="130542576">
                <text:p>130542576</text:p>
              </table:table-cell>
              <table:table-cell office:value-type="float" office:value="211469632">
                <text:p>211469632</text:p>
              </table:table-cell>
              <table:table-cell office:value-type="float" office:value="205269552">
                <text:p>205269552</text:p>
              </table:table-cell>
              <table:table-cell office:value-type="float" office:value="270601800">
                <text:p>2706018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25410056">
                <text:p>125410056</text:p>
              </table:table-cell>
              <table:table-cell office:value-type="float" office:value="134734800">
                <text:p>134734800</text:p>
              </table:table-cell>
              <table:table-cell office:value-type="float" office:value="221788672">
                <text:p>221788672</text:p>
              </table:table-cell>
              <table:table-cell office:value-type="float" office:value="215588592">
                <text:p>215588592</text:p>
              </table:table-cell>
              <table:table-cell office:value-type="float" office:value="279379656">
                <text:p>27937965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5410056">
                <text:p>125410056</text:p>
              </table:table-cell>
              <table:table-cell office:value-type="float" office:value="142332416">
                <text:p>142332416</text:p>
              </table:table-cell>
              <table:table-cell office:value-type="float" office:value="223852480">
                <text:p>223852480</text:p>
              </table:table-cell>
              <table:table-cell office:value-type="float" office:value="218684304">
                <text:p>218684304</text:p>
              </table:table-cell>
              <table:table-cell office:value-type="float" office:value="285880056">
                <text:p>28588005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5410056">
                <text:p>125410056</text:p>
              </table:table-cell>
              <table:table-cell office:value-type="float" office:value="142332416">
                <text:p>142332416</text:p>
              </table:table-cell>
              <table:table-cell office:value-type="float" office:value="232107712">
                <text:p>232107712</text:p>
              </table:table-cell>
              <table:table-cell office:value-type="float" office:value="232099056">
                <text:p>232099056</text:p>
              </table:table-cell>
              <table:table-cell office:value-type="float" office:value="285880056">
                <text:p>28588005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5410056">
                <text:p>125410056</text:p>
              </table:table-cell>
              <table:table-cell office:value-type="float" office:value="142332416">
                <text:p>142332416</text:p>
              </table:table-cell>
              <table:table-cell office:value-type="float" office:value="237267232">
                <text:p>237267232</text:p>
              </table:table-cell>
              <table:table-cell office:value-type="float" office:value="232099056">
                <text:p>232099056</text:p>
              </table:table-cell>
              <table:table-cell office:value-type="float" office:value="285880056">
                <text:p>28588005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5410056">
                <text:p>125410056</text:p>
              </table:table-cell>
              <table:table-cell office:value-type="float" office:value="142332416">
                <text:p>142332416</text:p>
              </table:table-cell>
              <table:table-cell office:value-type="float" office:value="240362944">
                <text:p>240362944</text:p>
              </table:table-cell>
              <table:table-cell office:value-type="float" office:value="233655248">
                <text:p>233655248</text:p>
              </table:table-cell>
              <table:table-cell office:value-type="float" office:value="285880056">
                <text:p>28588005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8367080">
                <text:p>128367080</text:p>
              </table:table-cell>
              <table:table-cell office:value-type="float" office:value="142332416">
                <text:p>142332416</text:p>
              </table:table-cell>
              <table:table-cell office:value-type="float" office:value="240362944">
                <text:p>240362944</text:p>
              </table:table-cell>
              <table:table-cell office:value-type="float" office:value="240549056">
                <text:p>240549056</text:p>
              </table:table-cell>
              <table:table-cell office:value-type="float" office:value="152198360">
                <text:p>15219836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6856344">
                <text:p>126856344</text:p>
              </table:table-cell>
              <table:table-cell office:value-type="float" office:value="142332416">
                <text:p>142332416</text:p>
              </table:table-cell>
              <table:table-cell office:value-type="float" office:value="243458656">
                <text:p>243458656</text:p>
              </table:table-cell>
              <table:table-cell office:value-type="float" office:value="247836272">
                <text:p>247836272</text:p>
              </table:table-cell>
              <table:table-cell office:value-type="float" office:value="152198792">
                <text:p>15219879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6856344">
                <text:p>126856344</text:p>
              </table:table-cell>
              <table:table-cell office:value-type="float" office:value="142332416">
                <text:p>142332416</text:p>
              </table:table-cell>
              <table:table-cell office:value-type="float" office:value="251713888">
                <text:p>251713888</text:p>
              </table:table-cell>
              <table:table-cell office:value-type="float" office:value="248557520">
                <text:p>248557520</text:p>
              </table:table-cell>
              <table:table-cell office:value-type="float" office:value="161944216">
                <text:p>16194421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5111592">
                <text:p>135111592</text:p>
              </table:table-cell>
              <table:table-cell office:value-type="float" office:value="142332416">
                <text:p>142332416</text:p>
              </table:table-cell>
              <table:table-cell office:value-type="float" office:value="256873408">
                <text:p>256873408</text:p>
              </table:table-cell>
              <table:table-cell office:value-type="float" office:value="248557520">
                <text:p>248557520</text:p>
              </table:table-cell>
              <table:table-cell office:value-type="float" office:value="169167544">
                <text:p>16916754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3366824">
                <text:p>143366824</text:p>
              </table:table-cell>
              <table:table-cell office:value-type="float" office:value="142332416">
                <text:p>142332416</text:p>
              </table:table-cell>
              <table:table-cell office:value-type="float" office:value="262032928">
                <text:p>262032928</text:p>
              </table:table-cell>
              <table:table-cell office:value-type="float" office:value="250161872">
                <text:p>250161872</text:p>
              </table:table-cell>
              <table:table-cell office:value-type="float" office:value="172263256">
                <text:p>1722632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43366824">
                <text:p>143366824</text:p>
              </table:table-cell>
              <table:table-cell office:value-type="float" office:value="142332416">
                <text:p>142332416</text:p>
              </table:table-cell>
              <table:table-cell office:value-type="float" office:value="272351968">
                <text:p>272351968</text:p>
              </table:table-cell>
              <table:table-cell office:value-type="float" office:value="258087344">
                <text:p>258087344</text:p>
              </table:table-cell>
              <table:table-cell office:value-type="float" office:value="180518488">
                <text:p>18051848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44923016">
                <text:p>144923016</text:p>
              </table:table-cell>
              <table:table-cell office:value-type="float" office:value="142332416">
                <text:p>142332416</text:p>
              </table:table-cell>
              <table:table-cell office:value-type="float" office:value="274415776">
                <text:p>274415776</text:p>
              </table:table-cell>
              <table:table-cell office:value-type="float" office:value="265064144">
                <text:p>265064144</text:p>
              </table:table-cell>
              <table:table-cell office:value-type="float" office:value="185678008">
                <text:p>18567800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2848488">
                <text:p>152848488</text:p>
              </table:table-cell>
              <table:table-cell office:value-type="float" office:value="142332416">
                <text:p>142332416</text:p>
              </table:table-cell>
              <table:table-cell office:value-type="float" office:value="277511488">
                <text:p>277511488</text:p>
              </table:table-cell>
              <table:table-cell office:value-type="float" office:value="265064144">
                <text:p>265064144</text:p>
              </table:table-cell>
              <table:table-cell office:value-type="float" office:value="189805624">
                <text:p>18980562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9563016">
                <text:p>159563016</text:p>
              </table:table-cell>
              <table:table-cell office:value-type="float" office:value="142332416">
                <text:p>142332416</text:p>
              </table:table-cell>
              <table:table-cell office:value-type="float" office:value="277511488">
                <text:p>277511488</text:p>
              </table:table-cell>
              <table:table-cell office:value-type="float" office:value="265064144">
                <text:p>265064144</text:p>
              </table:table-cell>
              <table:table-cell office:value-type="float" office:value="201156568">
                <text:p>2011565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9563016">
                <text:p>159563016</text:p>
              </table:table-cell>
              <table:table-cell office:value-type="float" office:value="142332416">
                <text:p>142332416</text:p>
              </table:table-cell>
              <table:table-cell office:value-type="float" office:value="286798624">
                <text:p>286798624</text:p>
              </table:table-cell>
              <table:table-cell office:value-type="float" office:value="266668496">
                <text:p>266668496</text:p>
              </table:table-cell>
              <table:table-cell office:value-type="float" office:value="205284184">
                <text:p>2052841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9563016">
                <text:p>159563016</text:p>
              </table:table-cell>
              <table:table-cell office:value-type="float" office:value="142332416">
                <text:p>142332416</text:p>
              </table:table-cell>
              <table:table-cell office:value-type="float" office:value="294021952">
                <text:p>294021952</text:p>
              </table:table-cell>
              <table:table-cell office:value-type="float" office:value="277951232">
                <text:p>277951232</text:p>
              </table:table-cell>
              <table:table-cell office:value-type="float" office:value="215603224">
                <text:p>21560322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0725816">
                <text:p>160725816</text:p>
              </table:table-cell>
              <table:table-cell office:value-type="float" office:value="142332416">
                <text:p>142332416</text:p>
              </table:table-cell>
              <table:table-cell office:value-type="float" office:value="296085760">
                <text:p>296085760</text:p>
              </table:table-cell>
              <table:table-cell office:value-type="float" office:value="281570768">
                <text:p>281570768</text:p>
              </table:table-cell>
              <table:table-cell office:value-type="float" office:value="218698936">
                <text:p>21869893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70190088">
                <text:p>170190088</text:p>
              </table:table-cell>
              <table:table-cell office:value-type="float" office:value="142332416">
                <text:p>142332416</text:p>
              </table:table-cell>
              <table:table-cell office:value-type="float" office:value="305372896">
                <text:p>305372896</text:p>
              </table:table-cell>
              <table:table-cell office:value-type="float" office:value="281570768">
                <text:p>281570768</text:p>
              </table:table-cell>
              <table:table-cell office:value-type="float" office:value="223858456">
                <text:p>22385845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76069640">
                <text:p>176069640</text:p>
              </table:table-cell>
              <table:table-cell office:value-type="float" office:value="142332416">
                <text:p>142332416</text:p>
              </table:table-cell>
              <table:table-cell office:value-type="float" office:value="310532416">
                <text:p>310532416</text:p>
              </table:table-cell>
              <table:table-cell office:value-type="float" office:value="281570768">
                <text:p>281570768</text:p>
              </table:table-cell>
              <table:table-cell office:value-type="float" office:value="231081784">
                <text:p>23108178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76069640">
                <text:p>176069640</text:p>
              </table:table-cell>
              <table:table-cell office:value-type="float" office:value="142332416">
                <text:p>142332416</text:p>
              </table:table-cell>
              <table:table-cell office:value-type="float" office:value="310532416">
                <text:p>310532416</text:p>
              </table:table-cell>
              <table:table-cell office:value-type="float" office:value="281618896">
                <text:p>281618896</text:p>
              </table:table-cell>
              <table:table-cell office:value-type="float" office:value="235209400">
                <text:p>2352094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76069640">
                <text:p>176069640</text:p>
              </table:table-cell>
              <table:table-cell office:value-type="float" office:value="142332416">
                <text:p>142332416</text:p>
              </table:table-cell>
              <table:table-cell office:value-type="float" office:value="312596224">
                <text:p>312596224</text:p>
              </table:table-cell>
              <table:table-cell office:value-type="float" office:value="281618896">
                <text:p>281618896</text:p>
              </table:table-cell>
              <table:table-cell office:value-type="float" office:value="239337016">
                <text:p>23933701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76069640">
                <text:p>176069640</text:p>
              </table:table-cell>
              <table:table-cell office:value-type="float" office:value="142332416">
                <text:p>142332416</text:p>
              </table:table-cell>
              <table:table-cell office:value-type="float" office:value="324979072">
                <text:p>324979072</text:p>
              </table:table-cell>
              <table:table-cell office:value-type="float" office:value="281618896">
                <text:p>281618896</text:p>
              </table:table-cell>
              <table:table-cell office:value-type="float" office:value="239337016">
                <text:p>23933701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1603944">
                <text:p>181603944</text:p>
              </table:table-cell>
              <table:table-cell office:value-type="float" office:value="142332416">
                <text:p>142332416</text:p>
              </table:table-cell>
              <table:table-cell office:value-type="float" office:value="327042880">
                <text:p>327042880</text:p>
              </table:table-cell>
              <table:table-cell office:value-type="float" office:value="281815616">
                <text:p>281815616</text:p>
              </table:table-cell>
              <table:table-cell office:value-type="float" office:value="239337016">
                <text:p>2393370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92379560">
                <text:p>192379560</text:p>
              </table:table-cell>
              <table:table-cell office:value-type="float" office:value="142332416">
                <text:p>142332416</text:p>
              </table:table-cell>
              <table:table-cell office:value-type="float" office:value="334266176">
                <text:p>334266176</text:p>
              </table:table-cell>
              <table:table-cell office:value-type="float" office:value="291035024">
                <text:p>291035024</text:p>
              </table:table-cell>
              <table:table-cell office:value-type="float" office:value="239337016">
                <text:p>23933701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92576264">
                <text:p>192576264</text:p>
              </table:table-cell>
              <table:table-cell office:value-type="float" office:value="142332416">
                <text:p>142332416</text:p>
              </table:table-cell>
              <table:table-cell office:value-type="float" office:value="343553344">
                <text:p>343553344</text:p>
              </table:table-cell>
              <table:table-cell office:value-type="float" office:value="291035024">
                <text:p>291035024</text:p>
              </table:table-cell>
              <table:table-cell office:value-type="float" office:value="240696504">
                <text:p>24069650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92576264">
                <text:p>192576264</text:p>
              </table:table-cell>
              <table:table-cell office:value-type="float" office:value="142332416">
                <text:p>142332416</text:p>
              </table:table-cell>
              <table:table-cell office:value-type="float" office:value="345617152">
                <text:p>345617152</text:p>
              </table:table-cell>
              <table:table-cell office:value-type="float" office:value="187236640">
                <text:p>187236640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92576264">
                <text:p>192576264</text:p>
              </table:table-cell>
              <table:table-cell office:value-type="float" office:value="142332416">
                <text:p>142332416</text:p>
              </table:table-cell>
              <table:table-cell office:value-type="float" office:value="350776672">
                <text:p>350776672</text:p>
              </table:table-cell>
              <table:table-cell office:value-type="float" office:value="189678688">
                <text:p>189678688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2886760">
                <text:p>192886760</text:p>
              </table:table-cell>
              <table:table-cell office:value-type="float" office:value="147491968">
                <text:p>147491968</text:p>
              </table:table-cell>
              <table:table-cell office:value-type="float" office:value="360063808">
                <text:p>360063808</text:p>
              </table:table-cell>
              <table:table-cell office:value-type="float" office:value="193920960">
                <text:p>193920960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92886760">
                <text:p>192886760</text:p>
              </table:table-cell>
              <table:table-cell office:value-type="float" office:value="150587680">
                <text:p>150587680</text:p>
              </table:table-cell>
              <table:table-cell office:value-type="float" office:value="360063808">
                <text:p>360063808</text:p>
              </table:table-cell>
              <table:table-cell office:value-type="float" office:value="206303808">
                <text:p>206303808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92886760">
                <text:p>192886760</text:p>
              </table:table-cell>
              <table:table-cell office:value-type="float" office:value="152651488">
                <text:p>152651488</text:p>
              </table:table-cell>
              <table:table-cell office:value-type="float" office:value="362127616">
                <text:p>362127616</text:p>
              </table:table-cell>
              <table:table-cell office:value-type="float" office:value="207335680">
                <text:p>207335680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92886760">
                <text:p>192886760</text:p>
              </table:table-cell>
              <table:table-cell office:value-type="float" office:value="159874816">
                <text:p>159874816</text:p>
              </table:table-cell>
              <table:table-cell office:value-type="float" office:value="362127616">
                <text:p>362127616</text:p>
              </table:table-cell>
              <table:table-cell office:value-type="float" office:value="220750464">
                <text:p>220750464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92886760">
                <text:p>192886760</text:p>
              </table:table-cell>
              <table:table-cell office:value-type="float" office:value="167098144">
                <text:p>167098144</text:p>
              </table:table-cell>
              <table:table-cell office:value-type="float" office:value="363159520">
                <text:p>363159520</text:p>
              </table:table-cell>
              <table:table-cell office:value-type="float" office:value="222814272">
                <text:p>222814272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92886760">
                <text:p>192886760</text:p>
              </table:table-cell>
              <table:table-cell office:value-type="float" office:value="167098144">
                <text:p>167098144</text:p>
              </table:table-cell>
              <table:table-cell office:value-type="float" office:value="371414752">
                <text:p>371414752</text:p>
              </table:table-cell>
              <table:table-cell office:value-type="float" office:value="223846176">
                <text:p>223846176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92886760">
                <text:p>192886760</text:p>
              </table:table-cell>
              <table:table-cell office:value-type="float" office:value="177417184">
                <text:p>177417184</text:p>
              </table:table-cell>
              <table:table-cell office:value-type="float" office:value="378638080">
                <text:p>378638080</text:p>
              </table:table-cell>
              <table:table-cell office:value-type="float" office:value="234165216">
                <text:p>234165216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92886760">
                <text:p>192886760</text:p>
              </table:table-cell>
              <table:table-cell office:value-type="float" office:value="183608608">
                <text:p>183608608</text:p>
              </table:table-cell>
              <table:table-cell office:value-type="float" office:value="378638080">
                <text:p>378638080</text:p>
              </table:table-cell>
              <table:table-cell office:value-type="float" office:value="239324736">
                <text:p>239324736</text:p>
              </table:table-cell>
              <table:table-cell office:value-type="float" office:value="241400312">
                <text:p>2414003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92886760">
                <text:p>192886760</text:p>
              </table:table-cell>
              <table:table-cell office:value-type="float" office:value="198642480">
                <text:p>198642480</text:p>
              </table:table-cell>
              <table:table-cell office:value-type="float" office:value="395148544">
                <text:p>395148544</text:p>
              </table:table-cell>
              <table:table-cell office:value-type="float" office:value="255835200">
                <text:p>255835200</text:p>
              </table:table-cell>
              <table:table-cell office:value-type="float" office:value="188773048">
                <text:p>18877304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92886760">
                <text:p>192886760</text:p>
              </table:table-cell>
              <table:table-cell office:value-type="float" office:value="200115712">
                <text:p>200115712</text:p>
              </table:table-cell>
              <table:table-cell office:value-type="float" office:value="406499488">
                <text:p>406499488</text:p>
              </table:table-cell>
              <table:table-cell office:value-type="float" office:value="272345664">
                <text:p>272345664</text:p>
              </table:table-cell>
              <table:table-cell office:value-type="float" office:value="194964440">
                <text:p>19496444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92886760">
                <text:p>192886760</text:p>
              </table:table-cell>
              <table:table-cell office:value-type="float" office:value="200115712">
                <text:p>200115712</text:p>
              </table:table-cell>
              <table:table-cell office:value-type="float" office:value="411659008">
                <text:p>411659008</text:p>
              </table:table-cell>
              <table:table-cell office:value-type="float" office:value="283696608">
                <text:p>283696608</text:p>
              </table:table-cell>
              <table:table-cell office:value-type="float" office:value="194964440">
                <text:p>19496444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92886760">
                <text:p>192886760</text:p>
              </table:table-cell>
              <table:table-cell office:value-type="float" office:value="200115712">
                <text:p>200115712</text:p>
              </table:table-cell>
              <table:table-cell office:value-type="float" office:value="411659008">
                <text:p>411659008</text:p>
              </table:table-cell>
              <table:table-cell office:value-type="float" office:value="288856128">
                <text:p>288856128</text:p>
              </table:table-cell>
              <table:table-cell office:value-type="float" office:value="194964440">
                <text:p>19496444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257536">
                <text:p>206257536</text:p>
              </table:table-cell>
              <table:table-cell office:value-type="float" office:value="415475232">
                <text:p>415475232</text:p>
              </table:table-cell>
              <table:table-cell office:value-type="float" office:value="288856128">
                <text:p>288856128</text:p>
              </table:table-cell>
              <table:table-cell office:value-type="float" office:value="194964440">
                <text:p>19496444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25660736">
                <text:p>425660736</text:p>
              </table:table-cell>
              <table:table-cell office:value-type="float" office:value="299175168">
                <text:p>299175168</text:p>
              </table:table-cell>
              <table:table-cell office:value-type="float" office:value="194964440">
                <text:p>19496444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27855200">
                <text:p>427855200</text:p>
              </table:table-cell>
              <table:table-cell office:value-type="float" office:value="303302752">
                <text:p>303302752</text:p>
              </table:table-cell>
              <table:table-cell office:value-type="float" office:value="121062088">
                <text:p>12106208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27855200">
                <text:p>427855200</text:p>
              </table:table-cell>
              <table:table-cell office:value-type="float" office:value="304334688">
                <text:p>304334688</text:p>
              </table:table-cell>
              <table:table-cell office:value-type="float" office:value="121062088">
                <text:p>12106208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27855200">
                <text:p>427855200</text:p>
              </table:table-cell>
              <table:table-cell office:value-type="float" office:value="312589920">
                <text:p>312589920</text:p>
              </table:table-cell>
              <table:table-cell office:value-type="float" office:value="134082280">
                <text:p>13408228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27855200">
                <text:p>427855200</text:p>
              </table:table-cell>
              <table:table-cell office:value-type="float" office:value="320845152">
                <text:p>320845152</text:p>
              </table:table-cell>
              <table:table-cell office:value-type="float" office:value="138209896">
                <text:p>13820989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33210224">
                <text:p>433210224</text:p>
              </table:table-cell>
              <table:table-cell office:value-type="float" office:value="322908960">
                <text:p>322908960</text:p>
              </table:table-cell>
              <table:table-cell office:value-type="float" office:value="138406584">
                <text:p>13840658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42167360">
                <text:p>442167360</text:p>
              </table:table-cell>
              <table:table-cell office:value-type="float" office:value="334259904">
                <text:p>334259904</text:p>
              </table:table-cell>
              <table:table-cell office:value-type="float" office:value="145759368">
                <text:p>14575936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92886760">
                <text:p>192886760</text:p>
              </table:table-cell>
              <table:table-cell office:value-type="float" office:value="206305664">
                <text:p>206305664</text:p>
              </table:table-cell>
              <table:table-cell office:value-type="float" office:value="444361824">
                <text:p>444361824</text:p>
              </table:table-cell>
              <table:table-cell office:value-type="float" office:value="337355616">
                <text:p>337355616</text:p>
              </table:table-cell>
              <table:table-cell office:value-type="float" office:value="153750408">
                <text:p>15375040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97014408">
                <text:p>197014408</text:p>
              </table:table-cell>
              <table:table-cell office:value-type="float" office:value="206305664">
                <text:p>206305664</text:p>
              </table:table-cell>
              <table:table-cell office:value-type="float" office:value="444361824">
                <text:p>444361824</text:p>
              </table:table-cell>
              <table:table-cell office:value-type="float" office:value="340451296">
                <text:p>340451296</text:p>
              </table:table-cell>
              <table:table-cell office:value-type="float" office:value="153750408">
                <text:p>15375040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97014408">
                <text:p>197014408</text:p>
              </table:table-cell>
              <table:table-cell office:value-type="float" office:value="206305664">
                <text:p>206305664</text:p>
              </table:table-cell>
              <table:table-cell office:value-type="float" office:value="444361824">
                <text:p>444361824</text:p>
              </table:table-cell>
              <table:table-cell office:value-type="float" office:value="348706560">
                <text:p>348706560</text:p>
              </table:table-cell>
              <table:table-cell office:value-type="float" office:value="153750408">
                <text:p>15375040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98046312">
                <text:p>198046312</text:p>
              </table:table-cell>
              <table:table-cell office:value-type="float" office:value="206305664">
                <text:p>206305664</text:p>
              </table:table-cell>
              <table:table-cell office:value-type="float" office:value="447128976">
                <text:p>447128976</text:p>
              </table:table-cell>
              <table:table-cell office:value-type="float" office:value="353866080">
                <text:p>353866080</text:p>
              </table:table-cell>
              <table:table-cell office:value-type="float" office:value="153750408">
                <text:p>15375040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07333448">
                <text:p>207333448</text:p>
              </table:table-cell>
              <table:table-cell office:value-type="float" office:value="206305664">
                <text:p>206305664</text:p>
              </table:table-cell>
              <table:table-cell office:value-type="float" office:value="457511184">
                <text:p>457511184</text:p>
              </table:table-cell>
              <table:table-cell office:value-type="float" office:value="356961792">
                <text:p>356961792</text:p>
              </table:table-cell>
              <table:table-cell office:value-type="float" office:value="160661640">
                <text:p>16066164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12492968">
                <text:p>212492968</text:p>
              </table:table-cell>
              <table:table-cell office:value-type="float" office:value="206305664">
                <text:p>206305664</text:p>
              </table:table-cell>
              <table:table-cell office:value-type="float" office:value="460868448">
                <text:p>460868448</text:p>
              </table:table-cell>
              <table:table-cell office:value-type="float" office:value="364185120">
                <text:p>364185120</text:p>
              </table:table-cell>
              <table:table-cell office:value-type="float" office:value="170257032">
                <text:p>17025703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0748200">
                <text:p>220748200</text:p>
              </table:table-cell>
              <table:table-cell office:value-type="float" office:value="206305664">
                <text:p>206305664</text:p>
              </table:table-cell>
              <table:table-cell office:value-type="float" office:value="460868448">
                <text:p>460868448</text:p>
              </table:table-cell>
              <table:table-cell office:value-type="float" office:value="370376544">
                <text:p>370376544</text:p>
              </table:table-cell>
              <table:table-cell office:value-type="float" office:value="170257032">
                <text:p>1702570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26939624">
                <text:p>226939624</text:p>
              </table:table-cell>
              <table:table-cell office:value-type="float" office:value="206305664">
                <text:p>206305664</text:p>
              </table:table-cell>
              <table:table-cell office:value-type="float" office:value="460868448">
                <text:p>460868448</text:p>
              </table:table-cell>
              <table:table-cell office:value-type="float" office:value="371408448">
                <text:p>371408448</text:p>
              </table:table-cell>
              <table:table-cell office:value-type="float" office:value="170257032">
                <text:p>1702570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32099144">
                <text:p>232099144</text:p>
              </table:table-cell>
              <table:table-cell office:value-type="float" office:value="206305664">
                <text:p>206305664</text:p>
              </table:table-cell>
              <table:table-cell office:value-type="float" office:value="460868448">
                <text:p>460868448</text:p>
              </table:table-cell>
              <table:table-cell office:value-type="float" office:value="379663680">
                <text:p>379663680</text:p>
              </table:table-cell>
              <table:table-cell office:value-type="float" office:value="170257032">
                <text:p>1702570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40354376">
                <text:p>240354376</text:p>
              </table:table-cell>
              <table:table-cell office:value-type="float" office:value="206305664">
                <text:p>206305664</text:p>
              </table:table-cell>
              <table:table-cell office:value-type="float" office:value="460868448">
                <text:p>460868448</text:p>
              </table:table-cell>
              <table:table-cell office:value-type="float" office:value="386887008">
                <text:p>386887008</text:p>
              </table:table-cell>
              <table:table-cell office:value-type="float" office:value="176071032">
                <text:p>17607103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46545800">
                <text:p>246545800</text:p>
              </table:table-cell>
              <table:table-cell office:value-type="float" office:value="206305664">
                <text:p>206305664</text:p>
              </table:table-cell>
              <table:table-cell office:value-type="float" office:value="152125856">
                <text:p>152125856</text:p>
              </table:table-cell>
              <table:table-cell office:value-type="float" office:value="386887008">
                <text:p>386887008</text:p>
              </table:table-cell>
              <table:table-cell office:value-type="float" office:value="184586616">
                <text:p>18458661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50673416">
                <text:p>250673416</text:p>
              </table:table-cell>
              <table:table-cell office:value-type="float" office:value="206305664">
                <text:p>206305664</text:p>
              </table:table-cell>
              <table:table-cell office:value-type="float" office:value="155599248">
                <text:p>155599248</text:p>
              </table:table-cell>
              <table:table-cell office:value-type="float" office:value="386887008">
                <text:p>386887008</text:p>
              </table:table-cell>
              <table:table-cell office:value-type="float" office:value="186763656">
                <text:p>18676365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56864840">
                <text:p>256864840</text:p>
              </table:table-cell>
              <table:table-cell office:value-type="float" office:value="111380984">
                <text:p>111380984</text:p>
              </table:table-cell>
              <table:table-cell office:value-type="float" office:value="167111920">
                <text:p>167111920</text:p>
              </table:table-cell>
              <table:table-cell office:value-type="float" office:value="398237952">
                <text:p>398237952</text:p>
              </table:table-cell>
              <table:table-cell office:value-type="float" office:value="186763656">
                <text:p>18676365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60992456">
                <text:p>260992456</text:p>
              </table:table-cell>
              <table:table-cell office:value-type="float" office:value="118604320">
                <text:p>118604320</text:p>
              </table:table-cell>
              <table:table-cell office:value-type="float" office:value="169175728">
                <text:p>169175728</text:p>
              </table:table-cell>
              <table:table-cell office:value-type="float" office:value="402365568">
                <text:p>402365568</text:p>
              </table:table-cell>
              <table:table-cell office:value-type="float" office:value="186763656">
                <text:p>18676365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1311496">
                <text:p>271311496</text:p>
              </table:table-cell>
              <table:table-cell office:value-type="float" office:value="119636224">
                <text:p>119636224</text:p>
              </table:table-cell>
              <table:table-cell office:value-type="float" office:value="180526672">
                <text:p>180526672</text:p>
              </table:table-cell>
              <table:table-cell office:value-type="float" office:value="414748416">
                <text:p>414748416</text:p>
              </table:table-cell>
              <table:table-cell office:value-type="float" office:value="186763656">
                <text:p>18676365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73375304">
                <text:p>273375304</text:p>
              </table:table-cell>
              <table:table-cell office:value-type="float" office:value="124795744">
                <text:p>124795744</text:p>
              </table:table-cell>
              <table:table-cell office:value-type="float" office:value="183622384">
                <text:p>183622384</text:p>
              </table:table-cell>
              <table:table-cell office:value-type="float" office:value="415780320">
                <text:p>415780320</text:p>
              </table:table-cell>
              <table:table-cell office:value-type="float" office:value="177028376">
                <text:p>17702837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78533624">
                <text:p>278533624</text:p>
              </table:table-cell>
              <table:table-cell office:value-type="float" office:value="136146688">
                <text:p>136146688</text:p>
              </table:table-cell>
              <table:table-cell office:value-type="float" office:value="191877616">
                <text:p>191877616</text:p>
              </table:table-cell>
              <table:table-cell office:value-type="float" office:value="420939840">
                <text:p>420939840</text:p>
              </table:table-cell>
              <table:table-cell office:value-type="float" office:value="178861672">
                <text:p>17886167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78599176">
                <text:p>278599176</text:p>
              </table:table-cell>
              <table:table-cell office:value-type="float" office:value="136146688">
                <text:p>136146688</text:p>
              </table:table-cell>
              <table:table-cell office:value-type="float" office:value="200132848">
                <text:p>200132848</text:p>
              </table:table-cell>
              <table:table-cell office:value-type="float" office:value="427131232">
                <text:p>427131232</text:p>
              </table:table-cell>
              <table:table-cell office:value-type="float" office:value="181540648">
                <text:p>18154064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6607640">
                <text:p>286607640</text:p>
              </table:table-cell>
              <table:table-cell office:value-type="float" office:value="142338112">
                <text:p>142338112</text:p>
              </table:table-cell>
              <table:table-cell office:value-type="float" office:value="205292368">
                <text:p>205292368</text:p>
              </table:table-cell>
              <table:table-cell office:value-type="float" office:value="432290784">
                <text:p>432290784</text:p>
              </table:table-cell>
              <table:table-cell office:value-type="float" office:value="192891592">
                <text:p>19289159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8915816">
                <text:p>288915816</text:p>
              </table:table-cell>
              <table:table-cell office:value-type="float" office:value="149561440">
                <text:p>149561440</text:p>
              </table:table-cell>
              <table:table-cell office:value-type="float" office:value="216643312">
                <text:p>216643312</text:p>
              </table:table-cell>
              <table:table-cell office:value-type="float" office:value="432290784">
                <text:p>432290784</text:p>
              </table:table-cell>
              <table:table-cell office:value-type="float" office:value="194955400">
                <text:p>1949554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8915816">
                <text:p>288915816</text:p>
              </table:table-cell>
              <table:table-cell office:value-type="float" office:value="152657152">
                <text:p>152657152</text:p>
              </table:table-cell>
              <table:table-cell office:value-type="float" office:value="218707120">
                <text:p>218707120</text:p>
              </table:table-cell>
              <table:table-cell office:value-type="float" office:value="438482208">
                <text:p>438482208</text:p>
              </table:table-cell>
              <table:table-cell office:value-type="float" office:value="198510072">
                <text:p>19851007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8915816">
                <text:p>288915816</text:p>
              </table:table-cell>
              <table:table-cell office:value-type="float" office:value="153378384">
                <text:p>153378384</text:p>
              </table:table-cell>
              <table:table-cell office:value-type="float" office:value="233153776">
                <text:p>233153776</text:p>
              </table:table-cell>
              <table:table-cell office:value-type="float" office:value="448801248">
                <text:p>448801248</text:p>
              </table:table-cell>
              <table:table-cell office:value-type="float" office:value="209858376">
                <text:p>20985837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8915816">
                <text:p>288915816</text:p>
              </table:table-cell>
              <table:table-cell office:value-type="float" office:value="161893968">
                <text:p>161893968</text:p>
              </table:table-cell>
              <table:table-cell office:value-type="float" office:value="238313296">
                <text:p>238313296</text:p>
              </table:table-cell>
              <table:table-cell office:value-type="float" office:value="459120288">
                <text:p>459120288</text:p>
              </table:table-cell>
              <table:table-cell office:value-type="float" office:value="211152312">
                <text:p>21115231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8915816">
                <text:p>288915816</text:p>
              </table:table-cell>
              <table:table-cell office:value-type="float" office:value="168722208">
                <text:p>168722208</text:p>
              </table:table-cell>
              <table:table-cell office:value-type="float" office:value="249664240">
                <text:p>249664240</text:p>
              </table:table-cell>
              <table:table-cell office:value-type="float" office:value="465311712">
                <text:p>465311712</text:p>
              </table:table-cell>
              <table:table-cell office:value-type="float" office:value="211152312">
                <text:p>2111523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94205272">
                <text:p>294205272</text:p>
              </table:table-cell>
              <table:table-cell office:value-type="float" office:value="168722208">
                <text:p>168722208</text:p>
              </table:table-cell>
              <table:table-cell office:value-type="float" office:value="249664240">
                <text:p>249664240</text:p>
              </table:table-cell>
              <table:table-cell office:value-type="float" office:value="469439328">
                <text:p>469439328</text:p>
              </table:table-cell>
              <table:table-cell office:value-type="float" office:value="211856136">
                <text:p>21185613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97628104">
                <text:p>297628104</text:p>
              </table:table-cell>
              <table:table-cell office:value-type="float" office:value="168722208">
                <text:p>168722208</text:p>
              </table:table-cell>
              <table:table-cell office:value-type="float" office:value="253791856">
                <text:p>253791856</text:p>
              </table:table-cell>
              <table:table-cell office:value-type="float" office:value="481822176">
                <text:p>481822176</text:p>
              </table:table-cell>
              <table:table-cell office:value-type="float" office:value="215917224">
                <text:p>21591722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97628104">
                <text:p>297628104</text:p>
              </table:table-cell>
              <table:table-cell office:value-type="float" office:value="169885008">
                <text:p>169885008</text:p>
              </table:table-cell>
              <table:table-cell office:value-type="float" office:value="263078992">
                <text:p>263078992</text:p>
              </table:table-cell>
              <table:table-cell office:value-type="float" office:value="481822176">
                <text:p>481822176</text:p>
              </table:table-cell>
              <table:table-cell office:value-type="float" office:value="227658936">
                <text:p>22765893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02655288">
                <text:p>302655288</text:p>
              </table:table-cell>
              <table:table-cell office:value-type="float" office:value="185228832">
                <text:p>185228832</text:p>
              </table:table-cell>
              <table:table-cell office:value-type="float" office:value="279589456">
                <text:p>279589456</text:p>
              </table:table-cell>
              <table:table-cell office:value-type="float" office:value="501428352">
                <text:p>501428352</text:p>
              </table:table-cell>
              <table:table-cell office:value-type="float" office:value="227658936">
                <text:p>22765893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11498712">
                <text:p>311498712</text:p>
              </table:table-cell>
              <table:table-cell office:value-type="float" office:value="185228832">
                <text:p>185228832</text:p>
              </table:table-cell>
              <table:table-cell office:value-type="float" office:value="286812784">
                <text:p>286812784</text:p>
              </table:table-cell>
              <table:table-cell office:value-type="float" office:value="510715488">
                <text:p>510715488</text:p>
              </table:table-cell>
              <table:table-cell office:value-type="float" office:value="231016200">
                <text:p>2310162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14134728">
                <text:p>314134728</text:p>
              </table:table-cell>
              <table:table-cell office:value-type="float" office:value="185228832">
                <text:p>185228832</text:p>
              </table:table-cell>
              <table:table-cell office:value-type="float" office:value="296099920">
                <text:p>296099920</text:p>
              </table:table-cell>
              <table:table-cell office:value-type="float" office:value="515875008">
                <text:p>515875008</text:p>
              </table:table-cell>
              <table:table-cell office:value-type="float" office:value="233127656">
                <text:p>23312765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14134728">
                <text:p>314134728</text:p>
              </table:table-cell>
              <table:table-cell office:value-type="float" office:value="186457200">
                <text:p>186457200</text:p>
              </table:table-cell>
              <table:table-cell office:value-type="float" office:value="304355152">
                <text:p>304355152</text:p>
              </table:table-cell>
              <table:table-cell office:value-type="float" office:value="527225952">
                <text:p>527225952</text:p>
              </table:table-cell>
              <table:table-cell office:value-type="float" office:value="233127656">
                <text:p>23312765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17736824">
                <text:p>317736824</text:p>
              </table:table-cell>
              <table:table-cell office:value-type="float" office:value="186457200">
                <text:p>186457200</text:p>
              </table:table-cell>
              <table:table-cell office:value-type="float" office:value="312610384">
                <text:p>312610384</text:p>
              </table:table-cell>
              <table:table-cell office:value-type="float" office:value="530321664">
                <text:p>530321664</text:p>
              </table:table-cell>
              <table:table-cell office:value-type="float" office:value="233127656">
                <text:p>23312765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21929064">
                <text:p>321929064</text:p>
              </table:table-cell>
              <table:table-cell office:value-type="float" office:value="186457200">
                <text:p>186457200</text:p>
              </table:table-cell>
              <table:table-cell office:value-type="float" office:value="316738000">
                <text:p>316738000</text:p>
              </table:table-cell>
              <table:table-cell office:value-type="float" office:value="537544992">
                <text:p>537544992</text:p>
              </table:table-cell>
              <table:table-cell office:value-type="float" office:value="233127656">
                <text:p>23312765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21929064">
                <text:p>321929064</text:p>
              </table:table-cell>
              <table:table-cell office:value-type="float" office:value="186457200">
                <text:p>186457200</text:p>
              </table:table-cell>
              <table:table-cell office:value-type="float" office:value="329120848">
                <text:p>329120848</text:p>
              </table:table-cell>
              <table:table-cell office:value-type="float" office:value="543736416">
                <text:p>543736416</text:p>
              </table:table-cell>
              <table:table-cell office:value-type="float" office:value="233127656">
                <text:p>23312765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29544120">
                <text:p>329544120</text:p>
              </table:table-cell>
              <table:table-cell office:value-type="float" office:value="186457200">
                <text:p>186457200</text:p>
              </table:table-cell>
              <table:table-cell office:value-type="float" office:value="334280368">
                <text:p>334280368</text:p>
              </table:table-cell>
              <table:table-cell office:value-type="float" office:value="553023552">
                <text:p>553023552</text:p>
              </table:table-cell>
              <table:table-cell office:value-type="float" office:value="157639400">
                <text:p>1576394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30641352">
                <text:p>330641352</text:p>
              </table:table-cell>
              <table:table-cell office:value-type="float" office:value="157170800">
                <text:p>157170800</text:p>
              </table:table-cell>
              <table:table-cell office:value-type="float" office:value="345631312">
                <text:p>345631312</text:p>
              </table:table-cell>
              <table:table-cell office:value-type="float" office:value="560246880">
                <text:p>560246880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30641352">
                <text:p>330641352</text:p>
              </table:table-cell>
              <table:table-cell office:value-type="float" office:value="167103088">
                <text:p>167103088</text:p>
              </table:table-cell>
              <table:table-cell office:value-type="float" office:value="345631312">
                <text:p>345631312</text:p>
              </table:table-cell>
              <table:table-cell office:value-type="float" office:value="564374496">
                <text:p>56437449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30629864">
                <text:p>330629864</text:p>
              </table:table-cell>
              <table:table-cell office:value-type="float" office:value="170198800">
                <text:p>170198800</text:p>
              </table:table-cell>
              <table:table-cell office:value-type="float" office:value="348727024">
                <text:p>348727024</text:p>
              </table:table-cell>
              <table:table-cell office:value-type="float" office:value="568387424">
                <text:p>568387424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27844888">
                <text:p>227844888</text:p>
              </table:table-cell>
              <table:table-cell office:value-type="float" office:value="175358320">
                <text:p>175358320</text:p>
              </table:table-cell>
              <table:table-cell office:value-type="float" office:value="356982256">
                <text:p>356982256</text:p>
              </table:table-cell>
              <table:table-cell office:value-type="float" office:value="576116192">
                <text:p>576116192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34167368">
                <text:p>234167368</text:p>
              </table:table-cell>
              <table:table-cell office:value-type="float" office:value="180517840">
                <text:p>180517840</text:p>
              </table:table-cell>
              <table:table-cell office:value-type="float" office:value="362141776">
                <text:p>362141776</text:p>
              </table:table-cell>
              <table:table-cell office:value-type="float" office:value="576116192">
                <text:p>576116192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38294984">
                <text:p>238294984</text:p>
              </table:table-cell>
              <table:table-cell office:value-type="float" office:value="186709264">
                <text:p>186709264</text:p>
              </table:table-cell>
              <table:table-cell office:value-type="float" office:value="364205584">
                <text:p>364205584</text:p>
              </table:table-cell>
              <table:table-cell office:value-type="float" office:value="576116192">
                <text:p>576116192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42422600">
                <text:p>242422600</text:p>
              </table:table-cell>
              <table:table-cell office:value-type="float" office:value="186709264">
                <text:p>186709264</text:p>
              </table:table-cell>
              <table:table-cell office:value-type="float" office:value="373492720">
                <text:p>373492720</text:p>
              </table:table-cell>
              <table:table-cell office:value-type="float" office:value="576116192">
                <text:p>576116192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50677832">
                <text:p>250677832</text:p>
              </table:table-cell>
              <table:table-cell office:value-type="float" office:value="186709264">
                <text:p>186709264</text:p>
              </table:table-cell>
              <table:table-cell office:value-type="float" office:value="375556528">
                <text:p>375556528</text:p>
              </table:table-cell>
              <table:table-cell office:value-type="float" office:value="576312896">
                <text:p>57631289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56869256">
                <text:p>256869256</text:p>
              </table:table-cell>
              <table:table-cell office:value-type="float" office:value="192260976">
                <text:p>192260976</text:p>
              </table:table-cell>
              <table:table-cell office:value-type="float" office:value="385875568">
                <text:p>385875568</text:p>
              </table:table-cell>
              <table:table-cell office:value-type="float" office:value="585729008">
                <text:p>585729008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64092584">
                <text:p>264092584</text:p>
              </table:table-cell>
              <table:table-cell office:value-type="float" office:value="200579856">
                <text:p>200579856</text:p>
              </table:table-cell>
              <table:table-cell office:value-type="float" office:value="390003184">
                <text:p>390003184</text:p>
              </table:table-cell>
              <table:table-cell office:value-type="float" office:value="586236128">
                <text:p>586236128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70284008">
                <text:p>270284008</text:p>
              </table:table-cell>
              <table:table-cell office:value-type="float" office:value="202971024">
                <text:p>202971024</text:p>
              </table:table-cell>
              <table:table-cell office:value-type="float" office:value="396194608">
                <text:p>396194608</text:p>
              </table:table-cell>
              <table:table-cell office:value-type="float" office:value="586236128">
                <text:p>586236128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75443528">
                <text:p>275443528</text:p>
              </table:table-cell>
              <table:table-cell office:value-type="float" office:value="202971024">
                <text:p>202971024</text:p>
              </table:table-cell>
              <table:table-cell office:value-type="float" office:value="406513648">
                <text:p>406513648</text:p>
              </table:table-cell>
              <table:table-cell office:value-type="float" office:value="592622816">
                <text:p>59262281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75443528">
                <text:p>275443528</text:p>
              </table:table-cell>
              <table:table-cell office:value-type="float" office:value="202971024">
                <text:p>202971024</text:p>
              </table:table-cell>
              <table:table-cell office:value-type="float" office:value="409609360">
                <text:p>409609360</text:p>
              </table:table-cell>
              <table:table-cell office:value-type="float" office:value="593326640">
                <text:p>593326640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83698760">
                <text:p>283698760</text:p>
              </table:table-cell>
              <table:table-cell office:value-type="float" office:value="205803744">
                <text:p>205803744</text:p>
              </table:table-cell>
              <table:table-cell office:value-type="float" office:value="418896496">
                <text:p>418896496</text:p>
              </table:table-cell>
              <table:table-cell office:value-type="float" office:value="602611616">
                <text:p>60261161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1953992">
                <text:p>291953992</text:p>
              </table:table-cell>
              <table:table-cell office:value-type="float" office:value="215661408">
                <text:p>215661408</text:p>
              </table:table-cell>
              <table:table-cell office:value-type="float" office:value="423024112">
                <text:p>423024112</text:p>
              </table:table-cell>
              <table:table-cell office:value-type="float" office:value="602742752">
                <text:p>602742752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9177320">
                <text:p>299177320</text:p>
              </table:table-cell>
              <table:table-cell office:value-type="float" office:value="219477648">
                <text:p>219477648</text:p>
              </table:table-cell>
              <table:table-cell office:value-type="float" office:value="428183632">
                <text:p>428183632</text:p>
              </table:table-cell>
              <table:table-cell office:value-type="float" office:value="603774416">
                <text:p>60377441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08464456">
                <text:p>308464456</text:p>
              </table:table-cell>
              <table:table-cell office:value-type="float" office:value="219477648">
                <text:p>219477648</text:p>
              </table:table-cell>
              <table:table-cell office:value-type="float" office:value="436438864">
                <text:p>436438864</text:p>
              </table:table-cell>
              <table:table-cell office:value-type="float" office:value="609129440">
                <text:p>609129440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9823944">
                <text:p>309823944</text:p>
              </table:table-cell>
              <table:table-cell office:value-type="float" office:value="219477648">
                <text:p>219477648</text:p>
              </table:table-cell>
              <table:table-cell office:value-type="float" office:value="439534576">
                <text:p>439534576</text:p>
              </table:table-cell>
              <table:table-cell office:value-type="float" office:value="611896592">
                <text:p>611896592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14982264">
                <text:p>314982264</text:p>
              </table:table-cell>
              <table:table-cell office:value-type="float" office:value="219477648">
                <text:p>219477648</text:p>
              </table:table-cell>
              <table:table-cell office:value-type="float" office:value="439534576">
                <text:p>439534576</text:p>
              </table:table-cell>
              <table:table-cell office:value-type="float" office:value="619249376">
                <text:p>61924937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14982264">
                <text:p>314982264</text:p>
              </table:table-cell>
              <table:table-cell office:value-type="float" office:value="219477648">
                <text:p>219477648</text:p>
              </table:table-cell>
              <table:table-cell office:value-type="float" office:value="439534576">
                <text:p>439534576</text:p>
              </table:table-cell>
              <table:table-cell office:value-type="float" office:value="619249376">
                <text:p>61924937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19371192">
                <text:p>319371192</text:p>
              </table:table-cell>
              <table:table-cell office:value-type="float" office:value="219853632">
                <text:p>219853632</text:p>
              </table:table-cell>
              <table:table-cell office:value-type="float" office:value="448821712">
                <text:p>448821712</text:p>
              </table:table-cell>
              <table:table-cell office:value-type="float" office:value="619249376">
                <text:p>61924937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4660648">
                <text:p>324660648</text:p>
              </table:table-cell>
              <table:table-cell office:value-type="float" office:value="230432544">
                <text:p>230432544</text:p>
              </table:table-cell>
              <table:table-cell office:value-type="float" office:value="455013136">
                <text:p>455013136</text:p>
              </table:table-cell>
              <table:table-cell office:value-type="float" office:value="619249376">
                <text:p>61924937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24660648">
                <text:p>324660648</text:p>
              </table:table-cell>
              <table:table-cell office:value-type="float" office:value="236049840">
                <text:p>236049840</text:p>
              </table:table-cell>
              <table:table-cell office:value-type="float" office:value="462236464">
                <text:p>462236464</text:p>
              </table:table-cell>
              <table:table-cell office:value-type="float" office:value="625636064">
                <text:p>625636064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31488888">
                <text:p>331488888</text:p>
              </table:table-cell>
              <table:table-cell office:value-type="float" office:value="236049840">
                <text:p>236049840</text:p>
              </table:table-cell>
              <table:table-cell office:value-type="float" office:value="465332176">
                <text:p>465332176</text:p>
              </table:table-cell>
              <table:table-cell office:value-type="float" office:value="625636064">
                <text:p>625636064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37040616">
                <text:p>337040616</text:p>
              </table:table-cell>
              <table:table-cell office:value-type="float" office:value="236049840">
                <text:p>236049840</text:p>
              </table:table-cell>
              <table:table-cell office:value-type="float" office:value="472555504">
                <text:p>472555504</text:p>
              </table:table-cell>
              <table:table-cell office:value-type="float" office:value="247859536">
                <text:p>247859536</text:p>
              </table:table-cell>
              <table:table-cell office:value-type="float" office:value="160903976">
                <text:p>16090397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41167272">
                <text:p>341167272</text:p>
              </table:table-cell>
              <table:table-cell office:value-type="float" office:value="236049840">
                <text:p>236049840</text:p>
              </table:table-cell>
              <table:table-cell office:value-type="float" office:value="479778832">
                <text:p>479778832</text:p>
              </table:table-cell>
              <table:table-cell office:value-type="float" office:value="254801664">
                <text:p>254801664</text:p>
              </table:table-cell>
              <table:table-cell office:value-type="float" office:value="161935912">
                <text:p>16193591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1167272">
                <text:p>341167272</text:p>
              </table:table-cell>
              <table:table-cell office:value-type="float" office:value="247267008">
                <text:p>247267008</text:p>
              </table:table-cell>
              <table:table-cell office:value-type="float" office:value="484938352">
                <text:p>484938352</text:p>
              </table:table-cell>
              <table:table-cell office:value-type="float" office:value="255833568">
                <text:p>255833568</text:p>
              </table:table-cell>
              <table:table-cell office:value-type="float" office:value="174318760">
                <text:p>17431876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45228360">
                <text:p>345228360</text:p>
              </table:table-cell>
              <table:table-cell office:value-type="float" office:value="252556464">
                <text:p>252556464</text:p>
              </table:table-cell>
              <table:table-cell office:value-type="float" office:value="493193584">
                <text:p>493193584</text:p>
              </table:table-cell>
              <table:table-cell office:value-type="float" office:value="267184512">
                <text:p>267184512</text:p>
              </table:table-cell>
              <table:table-cell office:value-type="float" office:value="174318760">
                <text:p>17431876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47995512">
                <text:p>347995512</text:p>
              </table:table-cell>
              <table:table-cell office:value-type="float" office:value="252556464">
                <text:p>252556464</text:p>
              </table:table-cell>
              <table:table-cell office:value-type="float" office:value="498353104">
                <text:p>498353104</text:p>
              </table:table-cell>
              <table:table-cell office:value-type="float" office:value="272344032">
                <text:p>272344032</text:p>
              </table:table-cell>
              <table:table-cell office:value-type="float" office:value="178446376">
                <text:p>17844637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51615048">
                <text:p>351615048</text:p>
              </table:table-cell>
              <table:table-cell office:value-type="float" office:value="252497456">
                <text:p>252497456</text:p>
              </table:table-cell>
              <table:table-cell office:value-type="float" office:value="514863568">
                <text:p>514863568</text:p>
              </table:table-cell>
              <table:table-cell office:value-type="float" office:value="288854496">
                <text:p>288854496</text:p>
              </table:table-cell>
              <table:table-cell office:value-type="float" office:value="190829224">
                <text:p>1908292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57673896">
                <text:p>357673896</text:p>
              </table:table-cell>
              <table:table-cell office:value-type="float" office:value="193096760">
                <text:p>193096760</text:p>
              </table:table-cell>
              <table:table-cell office:value-type="float" office:value="525182608">
                <text:p>525182608</text:p>
              </table:table-cell>
              <table:table-cell office:value-type="float" office:value="288854496">
                <text:p>288854496</text:p>
              </table:table-cell>
              <table:table-cell office:value-type="float" office:value="190829224">
                <text:p>19082922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62963352">
                <text:p>362963352</text:p>
              </table:table-cell>
              <table:table-cell office:value-type="float" office:value="203207776">
                <text:p>203207776</text:p>
              </table:table-cell>
              <table:table-cell office:value-type="float" office:value="531374032">
                <text:p>531374032</text:p>
              </table:table-cell>
              <table:table-cell office:value-type="float" office:value="296077824">
                <text:p>296077824</text:p>
              </table:table-cell>
              <table:table-cell office:value-type="float" office:value="195988744">
                <text:p>19598874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64502136">
                <text:p>364502136</text:p>
              </table:table-cell>
              <table:table-cell office:value-type="float" office:value="207335392">
                <text:p>207335392</text:p>
              </table:table-cell>
              <table:table-cell office:value-type="float" office:value="531374032">
                <text:p>531374032</text:p>
              </table:table-cell>
              <table:table-cell office:value-type="float" office:value="302269248">
                <text:p>302269248</text:p>
              </table:table-cell>
              <table:table-cell office:value-type="float" office:value="207339688">
                <text:p>20733968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64502136">
                <text:p>364502136</text:p>
              </table:table-cell>
              <table:table-cell office:value-type="float" office:value="212494912">
                <text:p>212494912</text:p>
              </table:table-cell>
              <table:table-cell office:value-type="float" office:value="539629264">
                <text:p>539629264</text:p>
              </table:table-cell>
              <table:table-cell office:value-type="float" office:value="308460672">
                <text:p>308460672</text:p>
              </table:table-cell>
              <table:table-cell office:value-type="float" office:value="214563016">
                <text:p>21456301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64486136">
                <text:p>364486136</text:p>
              </table:table-cell>
              <table:table-cell office:value-type="float" office:value="222813952">
                <text:p>222813952</text:p>
              </table:table-cell>
              <table:table-cell office:value-type="float" office:value="547884496">
                <text:p>547884496</text:p>
              </table:table-cell>
              <table:table-cell office:value-type="float" office:value="315684000">
                <text:p>315684000</text:p>
              </table:table-cell>
              <table:table-cell office:value-type="float" office:value="223850152">
                <text:p>22385015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91912840">
                <text:p>191912840</text:p>
              </table:table-cell>
              <table:table-cell office:value-type="float" office:value="223845856">
                <text:p>223845856</text:p>
              </table:table-cell>
              <table:table-cell office:value-type="float" office:value="547884496">
                <text:p>547884496</text:p>
              </table:table-cell>
              <table:table-cell office:value-type="float" office:value="321875424">
                <text:p>321875424</text:p>
              </table:table-cell>
              <table:table-cell office:value-type="float" office:value="227977768">
                <text:p>22797776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94953240">
                <text:p>194953240</text:p>
              </table:table-cell>
              <table:table-cell office:value-type="float" office:value="227973472">
                <text:p>227973472</text:p>
              </table:table-cell>
              <table:table-cell office:value-type="float" office:value="547884496">
                <text:p>547884496</text:p>
              </table:table-cell>
              <table:table-cell office:value-type="float" office:value="330130656">
                <text:p>330130656</text:p>
              </table:table-cell>
              <table:table-cell office:value-type="float" office:value="229009672">
                <text:p>22900967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98048952">
                <text:p>198048952</text:p>
              </table:table-cell>
              <table:table-cell office:value-type="float" office:value="235196800">
                <text:p>235196800</text:p>
              </table:table-cell>
              <table:table-cell office:value-type="float" office:value="551569584">
                <text:p>551569584</text:p>
              </table:table-cell>
              <table:table-cell office:value-type="float" office:value="338385888">
                <text:p>338385888</text:p>
              </table:table-cell>
              <table:table-cell office:value-type="float" office:value="235201096">
                <text:p>23520109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04240376">
                <text:p>204240376</text:p>
              </table:table-cell>
              <table:table-cell office:value-type="float" office:value="240356320">
                <text:p>240356320</text:p>
              </table:table-cell>
              <table:table-cell office:value-type="float" office:value="556089648">
                <text:p>556089648</text:p>
              </table:table-cell>
              <table:table-cell office:value-type="float" office:value="346641120">
                <text:p>346641120</text:p>
              </table:table-cell>
              <table:table-cell office:value-type="float" office:value="240360616">
                <text:p>24036061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11463704">
                <text:p>211463704</text:p>
              </table:table-cell>
              <table:table-cell office:value-type="float" office:value="244483936">
                <text:p>244483936</text:p>
              </table:table-cell>
              <table:table-cell office:value-type="float" office:value="556089648">
                <text:p>556089648</text:p>
              </table:table-cell>
              <table:table-cell office:value-type="float" office:value="353864448">
                <text:p>353864448</text:p>
              </table:table-cell>
              <table:table-cell office:value-type="float" office:value="240360616">
                <text:p>24036061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18687032">
                <text:p>218687032</text:p>
              </table:table-cell>
              <table:table-cell office:value-type="float" office:value="255834880">
                <text:p>255834880</text:p>
              </table:table-cell>
              <table:table-cell office:value-type="float" office:value="559232800">
                <text:p>559232800</text:p>
              </table:table-cell>
              <table:table-cell office:value-type="float" office:value="359023968">
                <text:p>359023968</text:p>
              </table:table-cell>
              <table:table-cell office:value-type="float" office:value="245077368">
                <text:p>24507736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27974168">
                <text:p>227974168</text:p>
              </table:table-cell>
              <table:table-cell office:value-type="float" office:value="258930592">
                <text:p>258930592</text:p>
              </table:table-cell>
              <table:table-cell office:value-type="float" office:value="564391120">
                <text:p>564391120</text:p>
              </table:table-cell>
              <table:table-cell office:value-type="float" office:value="365215392">
                <text:p>365215392</text:p>
              </table:table-cell>
              <table:table-cell office:value-type="float" office:value="249072888">
                <text:p>24907288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31069880">
                <text:p>231069880</text:p>
              </table:table-cell>
              <table:table-cell office:value-type="float" office:value="270281536">
                <text:p>270281536</text:p>
              </table:table-cell>
              <table:table-cell office:value-type="float" office:value="564391120">
                <text:p>564391120</text:p>
              </table:table-cell>
              <table:table-cell office:value-type="float" office:value="371406816">
                <text:p>371406816</text:p>
              </table:table-cell>
              <table:table-cell office:value-type="float" office:value="256687944">
                <text:p>25668794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40357016">
                <text:p>240357016</text:p>
              </table:table-cell>
              <table:table-cell office:value-type="float" office:value="273377248">
                <text:p>273377248</text:p>
              </table:table-cell>
              <table:table-cell office:value-type="float" office:value="571433472">
                <text:p>571433472</text:p>
              </table:table-cell>
              <table:table-cell office:value-type="float" office:value="379662048">
                <text:p>379662048</text:p>
              </table:table-cell>
              <table:table-cell office:value-type="float" office:value="256687944">
                <text:p>25668794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44484632">
                <text:p>244484632</text:p>
              </table:table-cell>
              <table:table-cell office:value-type="float" office:value="277504864">
                <text:p>277504864</text:p>
              </table:table-cell>
              <table:table-cell office:value-type="float" office:value="572596272">
                <text:p>572596272</text:p>
              </table:table-cell>
              <table:table-cell office:value-type="float" office:value="379662048">
                <text:p>379662048</text:p>
              </table:table-cell>
              <table:table-cell office:value-type="float" office:value="256687944">
                <text:p>25668794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51707960">
                <text:p>251707960</text:p>
              </table:table-cell>
              <table:table-cell office:value-type="float" office:value="278536768">
                <text:p>278536768</text:p>
              </table:table-cell>
              <table:table-cell office:value-type="float" office:value="574773312">
                <text:p>574773312</text:p>
              </table:table-cell>
              <table:table-cell office:value-type="float" office:value="384821568">
                <text:p>384821568</text:p>
              </table:table-cell>
              <table:table-cell office:value-type="float" office:value="261583992">
                <text:p>26158399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60995096">
                <text:p>260995096</text:p>
              </table:table-cell>
              <table:table-cell office:value-type="float" office:value="289887712">
                <text:p>289887712</text:p>
              </table:table-cell>
              <table:table-cell office:value-type="float" office:value="580897744">
                <text:p>580897744</text:p>
              </table:table-cell>
              <table:table-cell office:value-type="float" office:value="391012992">
                <text:p>391012992</text:p>
              </table:table-cell>
              <table:table-cell office:value-type="float" office:value="263647320">
                <text:p>26364732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64090808">
                <text:p>264090808</text:p>
              </table:table-cell>
              <table:table-cell office:value-type="float" office:value="294015328">
                <text:p>294015328</text:p>
              </table:table-cell>
              <table:table-cell office:value-type="float" office:value="580897744">
                <text:p>580897744</text:p>
              </table:table-cell>
              <table:table-cell office:value-type="float" office:value="396172512">
                <text:p>396172512</text:p>
              </table:table-cell>
              <table:table-cell office:value-type="float" office:value="273194568">
                <text:p>27319456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75441752">
                <text:p>275441752</text:p>
              </table:table-cell>
              <table:table-cell office:value-type="float" office:value="304334368">
                <text:p>304334368</text:p>
              </table:table-cell>
              <table:table-cell office:value-type="float" office:value="589102896">
                <text:p>589102896</text:p>
              </table:table-cell>
              <table:table-cell office:value-type="float" office:value="403395840">
                <text:p>403395840</text:p>
              </table:table-cell>
              <table:table-cell office:value-type="float" office:value="273194568">
                <text:p>27319456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77505560">
                <text:p>277505560</text:p>
              </table:table-cell>
              <table:table-cell office:value-type="float" office:value="310525792">
                <text:p>310525792</text:p>
              </table:table-cell>
              <table:table-cell office:value-type="float" office:value="589102896">
                <text:p>589102896</text:p>
              </table:table-cell>
              <table:table-cell office:value-type="float" office:value="412682976">
                <text:p>412682976</text:p>
              </table:table-cell>
              <table:table-cell office:value-type="float" office:value="273194568">
                <text:p>27319456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79569368">
                <text:p>279569368</text:p>
              </table:table-cell>
              <table:table-cell office:value-type="float" office:value="312589600">
                <text:p>312589600</text:p>
              </table:table-cell>
              <table:table-cell office:value-type="float" office:value="589102896">
                <text:p>589102896</text:p>
              </table:table-cell>
              <table:table-cell office:value-type="float" office:value="419906304">
                <text:p>419906304</text:p>
              </table:table-cell>
              <table:table-cell office:value-type="float" office:value="278090616">
                <text:p>27809061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86153224">
                <text:p>286153224</text:p>
              </table:table-cell>
              <table:table-cell office:value-type="float" office:value="317749120">
                <text:p>317749120</text:p>
              </table:table-cell>
              <table:table-cell office:value-type="float" office:value="597404368">
                <text:p>597404368</text:p>
              </table:table-cell>
              <table:table-cell office:value-type="float" office:value="429193440">
                <text:p>429193440</text:p>
              </table:table-cell>
              <table:table-cell office:value-type="float" office:value="278090616">
                <text:p>27809061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3506008">
                <text:p>293506008</text:p>
              </table:table-cell>
              <table:table-cell office:value-type="float" office:value="322908640">
                <text:p>322908640</text:p>
              </table:table-cell>
              <table:table-cell office:value-type="float" office:value="597404368">
                <text:p>597404368</text:p>
              </table:table-cell>
              <table:table-cell office:value-type="float" office:value="436416768">
                <text:p>436416768</text:p>
              </table:table-cell>
              <table:table-cell office:value-type="float" office:value="278090616">
                <text:p>27809061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3899416">
                <text:p>293899416</text:p>
              </table:table-cell>
              <table:table-cell office:value-type="float" office:value="327036256">
                <text:p>327036256</text:p>
              </table:table-cell>
              <table:table-cell office:value-type="float" office:value="602186688">
                <text:p>602186688</text:p>
              </table:table-cell>
              <table:table-cell office:value-type="float" office:value="445703904">
                <text:p>445703904</text:p>
              </table:table-cell>
              <table:table-cell office:value-type="float" office:value="278090616">
                <text:p>27809061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3899416">
                <text:p>293899416</text:p>
              </table:table-cell>
              <table:table-cell office:value-type="float" office:value="337355296">
                <text:p>337355296</text:p>
              </table:table-cell>
              <table:table-cell office:value-type="float" office:value="605657680">
                <text:p>605657680</text:p>
              </table:table-cell>
              <table:table-cell office:value-type="float" office:value="452927232">
                <text:p>452927232</text:p>
              </table:table-cell>
              <table:table-cell office:value-type="float" office:value="281382312">
                <text:p>28138231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3964984">
                <text:p>293964984</text:p>
              </table:table-cell>
              <table:table-cell office:value-type="float" office:value="343546720">
                <text:p>343546720</text:p>
              </table:table-cell>
              <table:table-cell office:value-type="float" office:value="175936928">
                <text:p>175936928</text:p>
              </table:table-cell>
              <table:table-cell office:value-type="float" office:value="459118656">
                <text:p>459118656</text:p>
              </table:table-cell>
              <table:table-cell office:value-type="float" office:value="160673912">
                <text:p>16067391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7501528">
                <text:p>297501528</text:p>
              </table:table-cell>
              <table:table-cell office:value-type="float" office:value="343546720">
                <text:p>343546720</text:p>
              </table:table-cell>
              <table:table-cell office:value-type="float" office:value="179481568">
                <text:p>179481568</text:p>
              </table:table-cell>
              <table:table-cell office:value-type="float" office:value="462214368">
                <text:p>462214368</text:p>
              </table:table-cell>
              <table:table-cell office:value-type="float" office:value="168133816">
                <text:p>16813381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06213816">
                <text:p>306213816</text:p>
              </table:table-cell>
              <table:table-cell office:value-type="float" office:value="348967296">
                <text:p>348967296</text:p>
              </table:table-cell>
              <table:table-cell office:value-type="float" office:value="184641088">
                <text:p>184641088</text:p>
              </table:table-cell>
              <table:table-cell office:value-type="float" office:value="469437696">
                <text:p>469437696</text:p>
              </table:table-cell>
              <table:table-cell office:value-type="float" office:value="173293336">
                <text:p>17329333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10406040">
                <text:p>310406040</text:p>
              </table:table-cell>
              <table:table-cell office:value-type="float" office:value="357810720">
                <text:p>357810720</text:p>
              </table:table-cell>
              <table:table-cell office:value-type="float" office:value="184641088">
                <text:p>184641088</text:p>
              </table:table-cell>
              <table:table-cell office:value-type="float" office:value="469437696">
                <text:p>469437696</text:p>
              </table:table-cell>
              <table:table-cell office:value-type="float" office:value="174325240">
                <text:p>17432524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10406040">
                <text:p>310406040</text:p>
              </table:table-cell>
              <table:table-cell office:value-type="float" office:value="359480640">
                <text:p>359480640</text:p>
              </table:table-cell>
              <table:table-cell office:value-type="float" office:value="187736800">
                <text:p>187736800</text:p>
              </table:table-cell>
              <table:table-cell office:value-type="float" office:value="473565312">
                <text:p>473565312</text:p>
              </table:table-cell>
              <table:table-cell office:value-type="float" office:value="185676184">
                <text:p>18567618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10406040">
                <text:p>310406040</text:p>
              </table:table-cell>
              <table:table-cell office:value-type="float" office:value="359480640">
                <text:p>359480640</text:p>
              </table:table-cell>
              <table:table-cell office:value-type="float" office:value="190832512">
                <text:p>190832512</text:p>
              </table:table-cell>
              <table:table-cell office:value-type="float" office:value="478413440">
                <text:p>478413440</text:p>
              </table:table-cell>
              <table:table-cell office:value-type="float" office:value="189803800">
                <text:p>1898038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14008152">
                <text:p>314008152</text:p>
              </table:table-cell>
              <table:table-cell office:value-type="float" office:value="361412832">
                <text:p>361412832</text:p>
              </table:table-cell>
              <table:table-cell office:value-type="float" office:value="190832512">
                <text:p>190832512</text:p>
              </table:table-cell>
              <table:table-cell office:value-type="float" office:value="485372816">
                <text:p>485372816</text:p>
              </table:table-cell>
              <table:table-cell office:value-type="float" office:value="189803800">
                <text:p>1898038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21868040">
                <text:p>321868040</text:p>
              </table:table-cell>
              <table:table-cell office:value-type="float" office:value="361412832">
                <text:p>361412832</text:p>
              </table:table-cell>
              <table:table-cell office:value-type="float" office:value="202183456">
                <text:p>202183456</text:p>
              </table:table-cell>
              <table:table-cell office:value-type="float" office:value="485372816">
                <text:p>485372816</text:p>
              </table:table-cell>
              <table:table-cell office:value-type="float" office:value="189803800">
                <text:p>1898038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21868040">
                <text:p>321868040</text:p>
              </table:table-cell>
              <table:table-cell office:value-type="float" office:value="361412832">
                <text:p>361412832</text:p>
              </table:table-cell>
              <table:table-cell office:value-type="float" office:value="207342976">
                <text:p>207342976</text:p>
              </table:table-cell>
              <table:table-cell office:value-type="float" office:value="485372816">
                <text:p>485372816</text:p>
              </table:table-cell>
              <table:table-cell office:value-type="float" office:value="189803800">
                <text:p>1898038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21868040">
                <text:p>321868040</text:p>
              </table:table-cell>
              <table:table-cell office:value-type="float" office:value="361412832">
                <text:p>361412832</text:p>
              </table:table-cell>
              <table:table-cell office:value-type="float" office:value="211470592">
                <text:p>211470592</text:p>
              </table:table-cell>
              <table:table-cell office:value-type="float" office:value="488926784">
                <text:p>488926784</text:p>
              </table:table-cell>
              <table:table-cell office:value-type="float" office:value="193423320">
                <text:p>19342332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21868040">
                <text:p>321868040</text:p>
              </table:table-cell>
              <table:table-cell office:value-type="float" office:value="361412832">
                <text:p>361412832</text:p>
              </table:table-cell>
              <table:table-cell office:value-type="float" office:value="223853440">
                <text:p>223853440</text:p>
              </table:table-cell>
              <table:table-cell office:value-type="float" office:value="490662272">
                <text:p>490662272</text:p>
              </table:table-cell>
              <table:table-cell office:value-type="float" office:value="199285464">
                <text:p>1992854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8520888">
                <text:p>148520888</text:p>
              </table:table-cell>
              <table:table-cell office:value-type="float" office:value="366767856">
                <text:p>366767856</text:p>
              </table:table-cell>
              <table:table-cell office:value-type="float" office:value="223853440">
                <text:p>223853440</text:p>
              </table:table-cell>
              <table:table-cell office:value-type="float" office:value="498015056">
                <text:p>498015056</text:p>
              </table:table-cell>
              <table:table-cell office:value-type="float" office:value="205606584">
                <text:p>20560658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4712344">
                <text:p>154712344</text:p>
              </table:table-cell>
              <table:table-cell office:value-type="float" office:value="377919456">
                <text:p>377919456</text:p>
              </table:table-cell>
              <table:table-cell office:value-type="float" office:value="244491520">
                <text:p>244491520</text:p>
              </table:table-cell>
              <table:table-cell office:value-type="float" office:value="501879440">
                <text:p>501879440</text:p>
              </table:table-cell>
              <table:table-cell office:value-type="float" office:value="205606584">
                <text:p>20560658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71222808">
                <text:p>171222808</text:p>
              </table:table-cell>
              <table:table-cell office:value-type="float" office:value="389398896">
                <text:p>389398896</text:p>
              </table:table-cell>
              <table:table-cell office:value-type="float" office:value="261001984">
                <text:p>261001984</text:p>
              </table:table-cell>
              <table:table-cell office:value-type="float" office:value="516781712">
                <text:p>516781712</text:p>
              </table:table-cell>
              <table:table-cell office:value-type="float" office:value="222113208">
                <text:p>22211320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87729672">
                <text:p>187729672</text:p>
              </table:table-cell>
              <table:table-cell office:value-type="float" office:value="394426080">
                <text:p>394426080</text:p>
              </table:table-cell>
              <table:table-cell office:value-type="float" office:value="273384832">
                <text:p>273384832</text:p>
              </table:table-cell>
              <table:table-cell office:value-type="float" office:value="518386064">
                <text:p>518386064</text:p>
              </table:table-cell>
              <table:table-cell office:value-type="float" office:value="222113208">
                <text:p>22211320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7729672">
                <text:p>187729672</text:p>
              </table:table-cell>
              <table:table-cell office:value-type="float" office:value="394426080">
                <text:p>394426080</text:p>
              </table:table-cell>
              <table:table-cell office:value-type="float" office:value="277512448">
                <text:p>277512448</text:p>
              </table:table-cell>
              <table:table-cell office:value-type="float" office:value="518386064">
                <text:p>518386064</text:p>
              </table:table-cell>
              <table:table-cell office:value-type="float" office:value="222113208">
                <text:p>22211320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87729672">
                <text:p>187729672</text:p>
              </table:table-cell>
              <table:table-cell office:value-type="float" office:value="202596416">
                <text:p>202596416</text:p>
              </table:table-cell>
              <table:table-cell office:value-type="float" office:value="277512448">
                <text:p>277512448</text:p>
              </table:table-cell>
              <table:table-cell office:value-type="float" office:value="518386064">
                <text:p>518386064</text:p>
              </table:table-cell>
              <table:table-cell office:value-type="float" office:value="222113208">
                <text:p>22211320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87729672">
                <text:p>187729672</text:p>
              </table:table-cell>
              <table:table-cell office:value-type="float" office:value="202948752">
                <text:p>202948752</text:p>
              </table:table-cell>
              <table:table-cell office:value-type="float" office:value="277512448">
                <text:p>277512448</text:p>
              </table:table-cell>
              <table:table-cell office:value-type="float" office:value="151061584">
                <text:p>151061584</text:p>
              </table:table-cell>
              <table:table-cell office:value-type="float" office:value="227730504">
                <text:p>2277305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87729672">
                <text:p>187729672</text:p>
              </table:table-cell>
              <table:table-cell office:value-type="float" office:value="202948752">
                <text:p>202948752</text:p>
              </table:table-cell>
              <table:table-cell office:value-type="float" office:value="286799584">
                <text:p>286799584</text:p>
              </table:table-cell>
              <table:table-cell office:value-type="float" office:value="153100528">
                <text:p>153100528</text:p>
              </table:table-cell>
              <table:table-cell office:value-type="float" office:value="231988296">
                <text:p>23198829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87729672">
                <text:p>187729672</text:p>
              </table:table-cell>
              <table:table-cell office:value-type="float" office:value="212500912">
                <text:p>212500912</text:p>
              </table:table-cell>
              <table:table-cell office:value-type="float" office:value="294022912">
                <text:p>294022912</text:p>
              </table:table-cell>
              <table:table-cell office:value-type="float" office:value="153679344">
                <text:p>153679344</text:p>
              </table:table-cell>
              <table:table-cell office:value-type="float" office:value="238619832">
                <text:p>23861983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89744840">
                <text:p>189744840</text:p>
              </table:table-cell>
              <table:table-cell office:value-type="float" office:value="219724240">
                <text:p>219724240</text:p>
              </table:table-cell>
              <table:table-cell office:value-type="float" office:value="300214336">
                <text:p>300214336</text:p>
              </table:table-cell>
              <table:table-cell office:value-type="float" office:value="156775056">
                <text:p>156775056</text:p>
              </table:table-cell>
              <table:table-cell office:value-type="float" office:value="238619832">
                <text:p>2386198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96900920">
                <text:p>196900920</text:p>
              </table:table-cell>
              <table:table-cell office:value-type="float" office:value="225915664">
                <text:p>225915664</text:p>
              </table:table-cell>
              <table:table-cell office:value-type="float" office:value="309501472">
                <text:p>309501472</text:p>
              </table:table-cell>
              <table:table-cell office:value-type="float" office:value="156775056">
                <text:p>156775056</text:p>
              </table:table-cell>
              <table:table-cell office:value-type="float" office:value="238619832">
                <text:p>23861983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04236296">
                <text:p>204236296</text:p>
              </table:table-cell>
              <table:table-cell office:value-type="float" office:value="236234704">
                <text:p>236234704</text:p>
              </table:table-cell>
              <table:table-cell office:value-type="float" office:value="310533376">
                <text:p>310533376</text:p>
              </table:table-cell>
              <table:table-cell office:value-type="float" office:value="163998384">
                <text:p>163998384</text:p>
              </table:table-cell>
              <table:table-cell office:value-type="float" office:value="238619832">
                <text:p>23861983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4236296">
                <text:p>204236296</text:p>
              </table:table-cell>
              <table:table-cell office:value-type="float" office:value="240362320">
                <text:p>240362320</text:p>
              </table:table-cell>
              <table:table-cell office:value-type="float" office:value="317756704">
                <text:p>317756704</text:p>
              </table:table-cell>
              <table:table-cell office:value-type="float" office:value="173285520">
                <text:p>173285520</text:p>
              </table:table-cell>
              <table:table-cell office:value-type="float" office:value="238947672">
                <text:p>23894767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4236296">
                <text:p>204236296</text:p>
              </table:table-cell>
              <table:table-cell office:value-type="float" office:value="247585648">
                <text:p>247585648</text:p>
              </table:table-cell>
              <table:table-cell office:value-type="float" office:value="326011936">
                <text:p>326011936</text:p>
              </table:table-cell>
              <table:table-cell office:value-type="float" office:value="178445040">
                <text:p>178445040</text:p>
              </table:table-cell>
              <table:table-cell office:value-type="float" office:value="247642536">
                <text:p>24764253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6251464">
                <text:p>206251464</text:p>
              </table:table-cell>
              <table:table-cell office:value-type="float" office:value="252745168">
                <text:p>252745168</text:p>
              </table:table-cell>
              <table:table-cell office:value-type="float" office:value="328075744">
                <text:p>328075744</text:p>
              </table:table-cell>
              <table:table-cell office:value-type="float" office:value="188764080">
                <text:p>188764080</text:p>
              </table:table-cell>
              <table:table-cell office:value-type="float" office:value="255126456">
                <text:p>25512645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13079704">
                <text:p>213079704</text:p>
              </table:table-cell>
              <table:table-cell office:value-type="float" office:value="258936592">
                <text:p>258936592</text:p>
              </table:table-cell>
              <table:table-cell office:value-type="float" office:value="337362880">
                <text:p>337362880</text:p>
              </table:table-cell>
              <table:table-cell office:value-type="float" office:value="189795984">
                <text:p>189795984</text:p>
              </table:table-cell>
              <table:table-cell office:value-type="float" office:value="255126456">
                <text:p>25512645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20742920">
                <text:p>220742920</text:p>
              </table:table-cell>
              <table:table-cell office:value-type="float" office:value="258936592">
                <text:p>258936592</text:p>
              </table:table-cell>
              <table:table-cell office:value-type="float" office:value="343554304">
                <text:p>343554304</text:p>
              </table:table-cell>
              <table:table-cell office:value-type="float" office:value="189795984">
                <text:p>189795984</text:p>
              </table:table-cell>
              <table:table-cell office:value-type="float" office:value="190683416">
                <text:p>19068341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20742920">
                <text:p>220742920</text:p>
              </table:table-cell>
              <table:table-cell office:value-type="float" office:value="258936592">
                <text:p>258936592</text:p>
              </table:table-cell>
              <table:table-cell office:value-type="float" office:value="343554304">
                <text:p>343554304</text:p>
              </table:table-cell>
              <table:table-cell office:value-type="float" office:value="197019312">
                <text:p>197019312</text:p>
              </table:table-cell>
              <table:table-cell office:value-type="float" office:value="193689096">
                <text:p>19368909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20742920">
                <text:p>220742920</text:p>
              </table:table-cell>
              <table:table-cell office:value-type="float" office:value="264096112">
                <text:p>264096112</text:p>
              </table:table-cell>
              <table:table-cell office:value-type="float" office:value="358000960">
                <text:p>358000960</text:p>
              </table:table-cell>
              <table:table-cell office:value-type="float" office:value="206306448">
                <text:p>206306448</text:p>
              </table:table-cell>
              <table:table-cell office:value-type="float" office:value="207333832">
                <text:p>2073338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22758088">
                <text:p>222758088</text:p>
              </table:table-cell>
              <table:table-cell office:value-type="float" office:value="271319440">
                <text:p>271319440</text:p>
              </table:table-cell>
              <table:table-cell office:value-type="float" office:value="361096672">
                <text:p>361096672</text:p>
              </table:table-cell>
              <table:table-cell office:value-type="float" office:value="210434064">
                <text:p>210434064</text:p>
              </table:table-cell>
              <table:table-cell office:value-type="float" office:value="207333832">
                <text:p>20733383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31321816">
                <text:p>231321816</text:p>
              </table:table-cell>
              <table:table-cell office:value-type="float" office:value="275447056">
                <text:p>275447056</text:p>
              </table:table-cell>
              <table:table-cell office:value-type="float" office:value="362128576">
                <text:p>362128576</text:p>
              </table:table-cell>
              <table:table-cell office:value-type="float" office:value="221785008">
                <text:p>221785008</text:p>
              </table:table-cell>
              <table:table-cell office:value-type="float" office:value="213525256">
                <text:p>21352525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37249544">
                <text:p>237249544</text:p>
              </table:table-cell>
              <table:table-cell office:value-type="float" office:value="280606576">
                <text:p>280606576</text:p>
              </table:table-cell>
              <table:table-cell office:value-type="float" office:value="362128576">
                <text:p>362128576</text:p>
              </table:table-cell>
              <table:table-cell office:value-type="float" office:value="222816912">
                <text:p>222816912</text:p>
              </table:table-cell>
              <table:table-cell office:value-type="float" office:value="223844296">
                <text:p>22384429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37249544">
                <text:p>237249544</text:p>
              </table:table-cell>
              <table:table-cell office:value-type="float" office:value="285766096">
                <text:p>285766096</text:p>
              </table:table-cell>
              <table:table-cell office:value-type="float" office:value="362128576">
                <text:p>362128576</text:p>
              </table:table-cell>
              <table:table-cell office:value-type="float" office:value="230040240">
                <text:p>230040240</text:p>
              </table:table-cell>
              <table:table-cell office:value-type="float" office:value="224876200">
                <text:p>22487620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37176408">
                <text:p>237176408</text:p>
              </table:table-cell>
              <table:table-cell office:value-type="float" office:value="291957520">
                <text:p>291957520</text:p>
              </table:table-cell>
              <table:table-cell office:value-type="float" office:value="372447616">
                <text:p>372447616</text:p>
              </table:table-cell>
              <table:table-cell office:value-type="float" office:value="239327376">
                <text:p>239327376</text:p>
              </table:table-cell>
              <table:table-cell office:value-type="float" office:value="237259048">
                <text:p>23725904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39313112">
                <text:p>239313112</text:p>
              </table:table-cell>
              <table:table-cell office:value-type="float" office:value="297117040">
                <text:p>297117040</text:p>
              </table:table-cell>
              <table:table-cell office:value-type="float" office:value="378639040">
                <text:p>378639040</text:p>
              </table:table-cell>
              <table:table-cell office:value-type="float" office:value="242423088">
                <text:p>242423088</text:p>
              </table:table-cell>
              <table:table-cell office:value-type="float" office:value="240354760">
                <text:p>24035476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40345016">
                <text:p>240345016</text:p>
              </table:table-cell>
              <table:table-cell office:value-type="float" office:value="305372272">
                <text:p>305372272</text:p>
              </table:table-cell>
              <table:table-cell office:value-type="float" office:value="385862368">
                <text:p>385862368</text:p>
              </table:table-cell>
              <table:table-cell office:value-type="float" office:value="253774032">
                <text:p>253774032</text:p>
              </table:table-cell>
              <table:table-cell office:value-type="float" office:value="251705704">
                <text:p>25170570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46536440">
                <text:p>246536440</text:p>
              </table:table-cell>
              <table:table-cell office:value-type="float" office:value="311563696">
                <text:p>311563696</text:p>
              </table:table-cell>
              <table:table-cell office:value-type="float" office:value="395149504">
                <text:p>395149504</text:p>
              </table:table-cell>
              <table:table-cell office:value-type="float" office:value="255837840">
                <text:p>255837840</text:p>
              </table:table-cell>
              <table:table-cell office:value-type="float" office:value="256865224">
                <text:p>25686522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55823576">
                <text:p>255823576</text:p>
              </table:table-cell>
              <table:table-cell office:value-type="float" office:value="318787024">
                <text:p>318787024</text:p>
              </table:table-cell>
              <table:table-cell office:value-type="float" office:value="397213312">
                <text:p>397213312</text:p>
              </table:table-cell>
              <table:table-cell office:value-type="float" office:value="265124976">
                <text:p>265124976</text:p>
              </table:table-cell>
              <table:table-cell office:value-type="float" office:value="268216168">
                <text:p>26821616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60983096">
                <text:p>260983096</text:p>
              </table:table-cell>
              <table:table-cell office:value-type="float" office:value="324978448">
                <text:p>324978448</text:p>
              </table:table-cell>
              <table:table-cell office:value-type="float" office:value="410628064">
                <text:p>410628064</text:p>
              </table:table-cell>
              <table:table-cell office:value-type="float" office:value="272348304">
                <text:p>272348304</text:p>
              </table:table-cell>
              <table:table-cell office:value-type="float" office:value="273375688">
                <text:p>27337568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69238328">
                <text:p>269238328</text:p>
              </table:table-cell>
              <table:table-cell office:value-type="float" office:value="336329392">
                <text:p>336329392</text:p>
              </table:table-cell>
              <table:table-cell office:value-type="float" office:value="412691872">
                <text:p>412691872</text:p>
              </table:table-cell>
              <table:table-cell office:value-type="float" office:value="276475920">
                <text:p>276475920</text:p>
              </table:table-cell>
              <table:table-cell office:value-type="float" office:value="277503304">
                <text:p>27750330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72334040">
                <text:p>272334040</text:p>
              </table:table-cell>
              <table:table-cell office:value-type="float" office:value="341488912">
                <text:p>341488912</text:p>
              </table:table-cell>
              <table:table-cell office:value-type="float" office:value="423010912">
                <text:p>423010912</text:p>
              </table:table-cell>
              <table:table-cell office:value-type="float" office:value="276475920">
                <text:p>276475920</text:p>
              </table:table-cell>
              <table:table-cell office:value-type="float" office:value="277503304">
                <text:p>27750330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72334040">
                <text:p>272334040</text:p>
              </table:table-cell>
              <table:table-cell office:value-type="float" office:value="346648432">
                <text:p>346648432</text:p>
              </table:table-cell>
              <table:table-cell office:value-type="float" office:value="428170432">
                <text:p>428170432</text:p>
              </table:table-cell>
              <table:table-cell office:value-type="float" office:value="280603536">
                <text:p>280603536</text:p>
              </table:table-cell>
              <table:table-cell office:value-type="float" office:value="280599016">
                <text:p>28059901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5429752">
                <text:p>275429752</text:p>
              </table:table-cell>
              <table:table-cell office:value-type="float" office:value="346648432">
                <text:p>346648432</text:p>
              </table:table-cell>
              <table:table-cell office:value-type="float" office:value="435393760">
                <text:p>435393760</text:p>
              </table:table-cell>
              <table:table-cell office:value-type="float" office:value="292986384">
                <text:p>292986384</text:p>
              </table:table-cell>
              <table:table-cell office:value-type="float" office:value="291949960">
                <text:p>29194996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88844504">
                <text:p>288844504</text:p>
              </table:table-cell>
              <table:table-cell office:value-type="float" office:value="349744144">
                <text:p>349744144</text:p>
              </table:table-cell>
              <table:table-cell office:value-type="float" office:value="443648992">
                <text:p>443648992</text:p>
              </table:table-cell>
              <table:table-cell office:value-type="float" office:value="292986384">
                <text:p>292986384</text:p>
              </table:table-cell>
              <table:table-cell office:value-type="float" office:value="294013768">
                <text:p>29401376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88844504">
                <text:p>288844504</text:p>
              </table:table-cell>
              <table:table-cell office:value-type="float" office:value="363158896">
                <text:p>363158896</text:p>
              </table:table-cell>
              <table:table-cell office:value-type="float" office:value="444680896">
                <text:p>444680896</text:p>
              </table:table-cell>
              <table:table-cell office:value-type="float" office:value="297114000">
                <text:p>297114000</text:p>
              </table:table-cell>
              <table:table-cell office:value-type="float" office:value="300205192">
                <text:p>30020519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96067832">
                <text:p>296067832</text:p>
              </table:table-cell>
              <table:table-cell office:value-type="float" office:value="365222704">
                <text:p>365222704</text:p>
              </table:table-cell>
              <table:table-cell office:value-type="float" office:value="444680896">
                <text:p>444680896</text:p>
              </table:table-cell>
              <table:table-cell office:value-type="float" office:value="307433040">
                <text:p>307433040</text:p>
              </table:table-cell>
              <table:table-cell office:value-type="float" office:value="309492328">
                <text:p>30949232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05354968">
                <text:p>305354968</text:p>
              </table:table-cell>
              <table:table-cell office:value-type="float" office:value="373477936">
                <text:p>373477936</text:p>
              </table:table-cell>
              <table:table-cell office:value-type="float" office:value="445664400">
                <text:p>445664400</text:p>
              </table:table-cell>
              <table:table-cell office:value-type="float" office:value="309496848">
                <text:p>309496848</text:p>
              </table:table-cell>
              <table:table-cell office:value-type="float" office:value="312588040">
                <text:p>31258804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05354968">
                <text:p>305354968</text:p>
              </table:table-cell>
              <table:table-cell office:value-type="float" office:value="379669360">
                <text:p>379669360</text:p>
              </table:table-cell>
              <table:table-cell office:value-type="float" office:value="453130896">
                <text:p>453130896</text:p>
              </table:table-cell>
              <table:table-cell office:value-type="float" office:value="321879696">
                <text:p>321879696</text:p>
              </table:table-cell>
              <table:table-cell office:value-type="float" office:value="322907080">
                <text:p>32290708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05354968">
                <text:p>305354968</text:p>
              </table:table-cell>
              <table:table-cell office:value-type="float" office:value="396179824">
                <text:p>396179824</text:p>
              </table:table-cell>
              <table:table-cell office:value-type="float" office:value="453965840">
                <text:p>453965840</text:p>
              </table:table-cell>
              <table:table-cell office:value-type="float" office:value="329103024">
                <text:p>329103024</text:p>
              </table:table-cell>
              <table:table-cell office:value-type="float" office:value="330130408">
                <text:p>33013040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19618968">
                <text:p>319618968</text:p>
              </table:table-cell>
              <table:table-cell office:value-type="float" office:value="409594576">
                <text:p>409594576</text:p>
              </table:table-cell>
              <table:table-cell office:value-type="float" office:value="453965840">
                <text:p>453965840</text:p>
              </table:table-cell>
              <table:table-cell office:value-type="float" office:value="342517776">
                <text:p>342517776</text:p>
              </table:table-cell>
              <table:table-cell office:value-type="float" office:value="343545160">
                <text:p>34354516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21747864">
                <text:p>321747864</text:p>
              </table:table-cell>
              <table:table-cell office:value-type="float" office:value="415786000">
                <text:p>415786000</text:p>
              </table:table-cell>
              <table:table-cell office:value-type="float" office:value="453965840">
                <text:p>453965840</text:p>
              </table:table-cell>
              <table:table-cell office:value-type="float" office:value="344139536">
                <text:p>344139536</text:p>
              </table:table-cell>
              <table:table-cell office:value-type="float" office:value="344707944">
                <text:p>34470794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21747864">
                <text:p>321747864</text:p>
              </table:table-cell>
              <table:table-cell office:value-type="float" office:value="426105040">
                <text:p>426105040</text:p>
              </table:table-cell>
              <table:table-cell office:value-type="float" office:value="453965840">
                <text:p>453965840</text:p>
              </table:table-cell>
              <table:table-cell office:value-type="float" office:value="354193904">
                <text:p>354193904</text:p>
              </table:table-cell>
              <table:table-cell office:value-type="float" office:value="357481320">
                <text:p>35748132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30311592">
                <text:p>330311592</text:p>
              </table:table-cell>
              <table:table-cell office:value-type="float" office:value="431264560">
                <text:p>431264560</text:p>
              </table:table-cell>
              <table:table-cell office:value-type="float" office:value="453965840">
                <text:p>453965840</text:p>
              </table:table-cell>
              <table:table-cell office:value-type="float" office:value="358189424">
                <text:p>358189424</text:p>
              </table:table-cell>
              <table:table-cell office:value-type="float" office:value="359347944">
                <text:p>3593479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38254488">
                <text:p>338254488</text:p>
              </table:table-cell>
              <table:table-cell office:value-type="float" office:value="432296464">
                <text:p>432296464</text:p>
              </table:table-cell>
              <table:table-cell office:value-type="float" office:value="453965840">
                <text:p>453965840</text:p>
              </table:table-cell>
              <table:table-cell office:value-type="float" office:value="358189424">
                <text:p>358189424</text:p>
              </table:table-cell>
              <table:table-cell office:value-type="float" office:value="359347944">
                <text:p>35934794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38254488">
                <text:p>338254488</text:p>
              </table:table-cell>
              <table:table-cell office:value-type="float" office:value="434360272">
                <text:p>434360272</text:p>
              </table:table-cell>
              <table:table-cell office:value-type="float" office:value="453965840">
                <text:p>453965840</text:p>
              </table:table-cell>
              <table:table-cell office:value-type="float" office:value="358189424">
                <text:p>358189424</text:p>
              </table:table-cell>
              <table:table-cell office:value-type="float" office:value="359347944">
                <text:p>35934794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38254488">
                <text:p>338254488</text:p>
              </table:table-cell>
              <table:table-cell office:value-type="float" office:value="440551696">
                <text:p>440551696</text:p>
              </table:table-cell>
              <table:table-cell office:value-type="float" office:value="453965840">
                <text:p>453965840</text:p>
              </table:table-cell>
              <table:table-cell office:value-type="float" office:value="360252752">
                <text:p>360252752</text:p>
              </table:table-cell>
              <table:table-cell office:value-type="float" office:value="361214568">
                <text:p>36121456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38254488">
                <text:p>338254488</text:p>
              </table:table-cell>
              <table:table-cell office:value-type="float" office:value="447775024">
                <text:p>447775024</text:p>
              </table:table-cell>
              <table:table-cell office:value-type="float" office:value="185272480">
                <text:p>185272480</text:p>
              </table:table-cell>
              <table:table-cell office:value-type="float" office:value="360252752">
                <text:p>360252752</text:p>
              </table:table-cell>
              <table:table-cell office:value-type="float" office:value="361214568">
                <text:p>36121456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38630472">
                <text:p>338630472</text:p>
              </table:table-cell>
              <table:table-cell office:value-type="float" office:value="448806928">
                <text:p>448806928</text:p>
              </table:table-cell>
              <table:table-cell office:value-type="float" office:value="185272480">
                <text:p>185272480</text:p>
              </table:table-cell>
              <table:table-cell office:value-type="float" office:value="360252752">
                <text:p>360252752</text:p>
              </table:table-cell>
              <table:table-cell office:value-type="float" office:value="361214568">
                <text:p>36121456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48505560">
                <text:p>348505560</text:p>
              </table:table-cell>
              <table:table-cell office:value-type="float" office:value="459125968">
                <text:p>459125968</text:p>
              </table:table-cell>
              <table:table-cell office:value-type="float" office:value="201164704">
                <text:p>201164704</text:p>
              </table:table-cell>
              <table:table-cell office:value-type="float" office:value="360252752">
                <text:p>360252752</text:p>
              </table:table-cell>
              <table:table-cell office:value-type="float" office:value="361214568">
                <text:p>36121456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54761112">
                <text:p>354761112</text:p>
              </table:table-cell>
              <table:table-cell office:value-type="float" office:value="465317392">
                <text:p>465317392</text:p>
              </table:table-cell>
              <table:table-cell office:value-type="float" office:value="205292288">
                <text:p>205292288</text:p>
              </table:table-cell>
              <table:table-cell office:value-type="float" office:value="360252752">
                <text:p>360252752</text:p>
              </table:table-cell>
              <table:table-cell office:value-type="float" office:value="361214568">
                <text:p>36121456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54761112">
                <text:p>354761112</text:p>
              </table:table-cell>
              <table:table-cell office:value-type="float" office:value="465317392">
                <text:p>465317392</text:p>
              </table:table-cell>
              <table:table-cell office:value-type="float" office:value="218707072">
                <text:p>218707072</text:p>
              </table:table-cell>
              <table:table-cell office:value-type="float" office:value="362775056">
                <text:p>362775056</text:p>
              </table:table-cell>
              <table:table-cell office:value-type="float" office:value="362836344">
                <text:p>36283634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4761112">
                <text:p>354761112</text:p>
              </table:table-cell>
              <table:table-cell office:value-type="float" office:value="471769632">
                <text:p>471769632</text:p>
              </table:table-cell>
              <table:table-cell office:value-type="float" office:value="227994208">
                <text:p>227994208</text:p>
              </table:table-cell>
              <table:table-cell office:value-type="float" office:value="374188928">
                <text:p>374188928</text:p>
              </table:table-cell>
              <table:table-cell office:value-type="float" office:value="363146744">
                <text:p>36314674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61016664">
                <text:p>361016664</text:p>
              </table:table-cell>
              <table:table-cell office:value-type="float" office:value="480989040">
                <text:p>480989040</text:p>
              </table:table-cell>
              <table:table-cell office:value-type="float" office:value="235217536">
                <text:p>235217536</text:p>
              </table:table-cell>
              <table:table-cell office:value-type="float" office:value="376759376">
                <text:p>376759376</text:p>
              </table:table-cell>
              <table:table-cell office:value-type="float" office:value="363146744">
                <text:p>36314674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68876568">
                <text:p>368876568</text:p>
              </table:table-cell>
              <table:table-cell office:value-type="float" office:value="481824016">
                <text:p>481824016</text:p>
              </table:table-cell>
              <table:table-cell office:value-type="float" office:value="243472768">
                <text:p>243472768</text:p>
              </table:table-cell>
              <table:table-cell office:value-type="float" office:value="376759376">
                <text:p>376759376</text:p>
              </table:table-cell>
              <table:table-cell office:value-type="float" office:value="363146744">
                <text:p>36314674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71267736">
                <text:p>371267736</text:p>
              </table:table-cell>
              <table:table-cell office:value-type="float" office:value="481824016">
                <text:p>481824016</text:p>
              </table:table-cell>
              <table:table-cell office:value-type="float" office:value="251728000">
                <text:p>251728000</text:p>
              </table:table-cell>
              <table:table-cell office:value-type="float" office:value="376759376">
                <text:p>376759376</text:p>
              </table:table-cell>
              <table:table-cell office:value-type="float" office:value="368501784">
                <text:p>36850178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90788488">
                <text:p>190788488</text:p>
              </table:table-cell>
              <table:table-cell office:value-type="float" office:value="483642480">
                <text:p>483642480</text:p>
              </table:table-cell>
              <table:table-cell office:value-type="float" office:value="257919424">
                <text:p>257919424</text:p>
              </table:table-cell>
              <table:table-cell office:value-type="float" office:value="376759376">
                <text:p>376759376</text:p>
              </table:table-cell>
              <table:table-cell office:value-type="float" office:value="376051272">
                <text:p>37605127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93252280">
                <text:p>193252280</text:p>
              </table:table-cell>
              <table:table-cell office:value-type="float" office:value="487638000">
                <text:p>487638000</text:p>
              </table:table-cell>
              <table:table-cell office:value-type="float" office:value="266174656">
                <text:p>266174656</text:p>
              </table:table-cell>
              <table:table-cell office:value-type="float" office:value="187343808">
                <text:p>187343808</text:p>
              </table:table-cell>
              <table:table-cell office:value-type="float" office:value="378049032">
                <text:p>37804903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97090120">
                <text:p>197090120</text:p>
              </table:table-cell>
              <table:table-cell office:value-type="float" office:value="496088016">
                <text:p>496088016</text:p>
              </table:table-cell>
              <table:table-cell office:value-type="float" office:value="268238464">
                <text:p>268238464</text:p>
              </table:table-cell>
              <table:table-cell office:value-type="float" office:value="187343808">
                <text:p>187343808</text:p>
              </table:table-cell>
              <table:table-cell office:value-type="float" office:value="186364904">
                <text:p>18636490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03207992">
                <text:p>203207992</text:p>
              </table:table-cell>
              <table:table-cell office:value-type="float" office:value="498330640">
                <text:p>498330640</text:p>
              </table:table-cell>
              <table:table-cell office:value-type="float" office:value="269270368">
                <text:p>269270368</text:p>
              </table:table-cell>
              <table:table-cell office:value-type="float" office:value="188960944">
                <text:p>188960944</text:p>
              </table:table-cell>
              <table:table-cell office:value-type="float" office:value="187284376">
                <text:p>18728437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07335608">
                <text:p>207335608</text:p>
              </table:table-cell>
              <table:table-cell office:value-type="float" office:value="498330640">
                <text:p>498330640</text:p>
              </table:table-cell>
              <table:table-cell office:value-type="float" office:value="284748928">
                <text:p>284748928</text:p>
              </table:table-cell>
              <table:table-cell office:value-type="float" office:value="200121024">
                <text:p>200121024</text:p>
              </table:table-cell>
              <table:table-cell office:value-type="float" office:value="188156424">
                <text:p>18815642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16622744">
                <text:p>216622744</text:p>
              </table:table-cell>
              <table:table-cell office:value-type="float" office:value="498330640">
                <text:p>498330640</text:p>
              </table:table-cell>
              <table:table-cell office:value-type="float" office:value="284748928">
                <text:p>284748928</text:p>
              </table:table-cell>
              <table:table-cell office:value-type="float" office:value="204248640">
                <text:p>204248640</text:p>
              </table:table-cell>
              <table:table-cell office:value-type="float" office:value="198056824">
                <text:p>19805682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23846072">
                <text:p>223846072</text:p>
              </table:table-cell>
              <table:table-cell office:value-type="float" office:value="500459520">
                <text:p>500459520</text:p>
              </table:table-cell>
              <table:table-cell office:value-type="float" office:value="288876544">
                <text:p>288876544</text:p>
              </table:table-cell>
              <table:table-cell office:value-type="float" office:value="216631488">
                <text:p>216631488</text:p>
              </table:table-cell>
              <table:table-cell office:value-type="float" office:value="205280152">
                <text:p>20528015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30037496">
                <text:p>230037496</text:p>
              </table:table-cell>
              <table:table-cell office:value-type="float" office:value="510841728">
                <text:p>510841728</text:p>
              </table:table-cell>
              <table:table-cell office:value-type="float" office:value="299195584">
                <text:p>299195584</text:p>
              </table:table-cell>
              <table:table-cell office:value-type="float" office:value="219727200">
                <text:p>219727200</text:p>
              </table:table-cell>
              <table:table-cell office:value-type="float" office:value="210439672">
                <text:p>21043967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0356536">
                <text:p>240356536</text:p>
              </table:table-cell>
              <table:table-cell office:value-type="float" office:value="514837264">
                <text:p>514837264</text:p>
              </table:table-cell>
              <table:table-cell office:value-type="float" office:value="301259392">
                <text:p>301259392</text:p>
              </table:table-cell>
              <table:table-cell office:value-type="float" office:value="230046240">
                <text:p>230046240</text:p>
              </table:table-cell>
              <table:table-cell office:value-type="float" office:value="221790616">
                <text:p>22179061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49643672">
                <text:p>249643672</text:p>
              </table:table-cell>
              <table:table-cell office:value-type="float" office:value="514837264">
                <text:p>514837264</text:p>
              </table:table-cell>
              <table:table-cell office:value-type="float" office:value="313642240">
                <text:p>313642240</text:p>
              </table:table-cell>
              <table:table-cell office:value-type="float" office:value="233141952">
                <text:p>233141952</text:p>
              </table:table-cell>
              <table:table-cell office:value-type="float" office:value="222822520">
                <text:p>22282252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56867000">
                <text:p>256867000</text:p>
              </table:table-cell>
              <table:table-cell office:value-type="float" office:value="514837264">
                <text:p>514837264</text:p>
              </table:table-cell>
              <table:table-cell office:value-type="float" office:value="315706048">
                <text:p>315706048</text:p>
              </table:table-cell>
              <table:table-cell office:value-type="float" office:value="242429088">
                <text:p>242429088</text:p>
              </table:table-cell>
              <table:table-cell office:value-type="float" office:value="236237272">
                <text:p>23623727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64090328">
                <text:p>264090328</text:p>
              </table:table-cell>
              <table:table-cell office:value-type="float" office:value="516655728">
                <text:p>516655728</text:p>
              </table:table-cell>
              <table:table-cell office:value-type="float" office:value="329120800">
                <text:p>329120800</text:p>
              </table:table-cell>
              <table:table-cell office:value-type="float" office:value="249652416">
                <text:p>249652416</text:p>
              </table:table-cell>
              <table:table-cell office:value-type="float" office:value="238301080">
                <text:p>23830108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73377464">
                <text:p>273377464</text:p>
              </table:table-cell>
              <table:table-cell office:value-type="float" office:value="516655728">
                <text:p>516655728</text:p>
              </table:table-cell>
              <table:table-cell office:value-type="float" office:value="332216512">
                <text:p>332216512</text:p>
              </table:table-cell>
              <table:table-cell office:value-type="float" office:value="252748128">
                <text:p>252748128</text:p>
              </table:table-cell>
              <table:table-cell office:value-type="float" office:value="248620120">
                <text:p>24862012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73377464">
                <text:p>273377464</text:p>
              </table:table-cell>
              <table:table-cell office:value-type="float" office:value="177592664">
                <text:p>177592664</text:p>
              </table:table-cell>
              <table:table-cell office:value-type="float" office:value="343567456">
                <text:p>343567456</text:p>
              </table:table-cell>
              <table:table-cell office:value-type="float" office:value="261003360">
                <text:p>261003360</text:p>
              </table:table-cell>
              <table:table-cell office:value-type="float" office:value="254811544">
                <text:p>25481154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77505080">
                <text:p>277505080</text:p>
              </table:table-cell>
              <table:table-cell office:value-type="float" office:value="177592664">
                <text:p>177592664</text:p>
              </table:table-cell>
              <table:table-cell office:value-type="float" office:value="348726976">
                <text:p>348726976</text:p>
              </table:table-cell>
              <table:table-cell office:value-type="float" office:value="266162880">
                <text:p>266162880</text:p>
              </table:table-cell>
              <table:table-cell office:value-type="float" office:value="254811544">
                <text:p>25481154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77505080">
                <text:p>277505080</text:p>
              </table:table-cell>
              <table:table-cell office:value-type="float" office:value="183605728">
                <text:p>183605728</text:p>
              </table:table-cell>
              <table:table-cell office:value-type="float" office:value="348726976">
                <text:p>348726976</text:p>
              </table:table-cell>
              <table:table-cell office:value-type="float" office:value="266162880">
                <text:p>266162880</text:p>
              </table:table-cell>
              <table:table-cell office:value-type="float" office:value="254811544">
                <text:p>25481154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79568888">
                <text:p>279568888</text:p>
              </table:table-cell>
              <table:table-cell office:value-type="float" office:value="193924768">
                <text:p>193924768</text:p>
              </table:table-cell>
              <table:table-cell office:value-type="float" office:value="351642672">
                <text:p>351642672</text:p>
              </table:table-cell>
              <table:table-cell office:value-type="float" office:value="266162880">
                <text:p>266162880</text:p>
              </table:table-cell>
              <table:table-cell office:value-type="float" office:value="259971064">
                <text:p>25997106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90919832">
                <text:p>290919832</text:p>
              </table:table-cell>
              <table:table-cell office:value-type="float" office:value="195988576">
                <text:p>195988576</text:p>
              </table:table-cell>
              <table:table-cell office:value-type="float" office:value="359305872">
                <text:p>359305872</text:p>
              </table:table-cell>
              <table:table-cell office:value-type="float" office:value="277513824">
                <text:p>277513824</text:p>
              </table:table-cell>
              <table:table-cell office:value-type="float" office:value="271322008">
                <text:p>27132200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94015544">
                <text:p>294015544</text:p>
              </table:table-cell>
              <table:table-cell office:value-type="float" office:value="207339520">
                <text:p>207339520</text:p>
              </table:table-cell>
              <table:table-cell office:value-type="float" office:value="365233600">
                <text:p>365233600</text:p>
              </table:table-cell>
              <table:table-cell office:value-type="float" office:value="282673344">
                <text:p>282673344</text:p>
              </table:table-cell>
              <table:table-cell office:value-type="float" office:value="273385816">
                <text:p>27338581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00206968">
                <text:p>300206968</text:p>
              </table:table-cell>
              <table:table-cell office:value-type="float" office:value="210435232">
                <text:p>210435232</text:p>
              </table:table-cell>
              <table:table-cell office:value-type="float" office:value="365233600">
                <text:p>365233600</text:p>
              </table:table-cell>
              <table:table-cell office:value-type="float" office:value="294024288">
                <text:p>294024288</text:p>
              </table:table-cell>
              <table:table-cell office:value-type="float" office:value="285768664">
                <text:p>28576866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10526008">
                <text:p>310526008</text:p>
              </table:table-cell>
              <table:table-cell office:value-type="float" office:value="226945696">
                <text:p>226945696</text:p>
              </table:table-cell>
              <table:table-cell office:value-type="float" office:value="366855360">
                <text:p>366855360</text:p>
              </table:table-cell>
              <table:table-cell office:value-type="float" office:value="310534752">
                <text:p>310534752</text:p>
              </table:table-cell>
              <table:table-cell office:value-type="float" office:value="301247224">
                <text:p>30124722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22908856">
                <text:p>322908856</text:p>
              </table:table-cell>
              <table:table-cell office:value-type="float" office:value="235200928">
                <text:p>235200928</text:p>
              </table:table-cell>
              <table:table-cell office:value-type="float" office:value="375502080">
                <text:p>375502080</text:p>
              </table:table-cell>
              <table:table-cell office:value-type="float" office:value="322917600">
                <text:p>322917600</text:p>
              </table:table-cell>
              <table:table-cell office:value-type="float" office:value="304342936">
                <text:p>30434293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7036472">
                <text:p>327036472</text:p>
              </table:table-cell>
              <table:table-cell office:value-type="float" office:value="243456160">
                <text:p>243456160</text:p>
              </table:table-cell>
              <table:table-cell office:value-type="float" office:value="381740224">
                <text:p>381740224</text:p>
              </table:table-cell>
              <table:table-cell office:value-type="float" office:value="330140928">
                <text:p>330140928</text:p>
              </table:table-cell>
              <table:table-cell office:value-type="float" office:value="309502456">
                <text:p>30950245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28395960">
                <text:p>328395960</text:p>
              </table:table-cell>
              <table:table-cell office:value-type="float" office:value="247583776">
                <text:p>247583776</text:p>
              </table:table-cell>
              <table:table-cell office:value-type="float" office:value="381740224">
                <text:p>381740224</text:p>
              </table:table-cell>
              <table:table-cell office:value-type="float" office:value="335300448">
                <text:p>335300448</text:p>
              </table:table-cell>
              <table:table-cell office:value-type="float" office:value="316725784">
                <text:p>31672578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33357576">
                <text:p>333357576</text:p>
              </table:table-cell>
              <table:table-cell office:value-type="float" office:value="257902816">
                <text:p>257902816</text:p>
              </table:table-cell>
              <table:table-cell office:value-type="float" office:value="381740224">
                <text:p>381740224</text:p>
              </table:table-cell>
              <table:table-cell office:value-type="float" office:value="343555680">
                <text:p>343555680</text:p>
              </table:table-cell>
              <table:table-cell office:value-type="float" office:value="320853400">
                <text:p>32085340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42970392">
                <text:p>342970392</text:p>
              </table:table-cell>
              <table:table-cell office:value-type="float" office:value="259966624">
                <text:p>259966624</text:p>
              </table:table-cell>
              <table:table-cell office:value-type="float" office:value="381740224">
                <text:p>381740224</text:p>
              </table:table-cell>
              <table:table-cell office:value-type="float" office:value="343555680">
                <text:p>343555680</text:p>
              </table:table-cell>
              <table:table-cell office:value-type="float" office:value="320853400">
                <text:p>3208534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42970392">
                <text:p>342970392</text:p>
              </table:table-cell>
              <table:table-cell office:value-type="float" office:value="262030432">
                <text:p>262030432</text:p>
              </table:table-cell>
              <table:table-cell office:value-type="float" office:value="381740224">
                <text:p>381740224</text:p>
              </table:table-cell>
              <table:table-cell office:value-type="float" office:value="348010160">
                <text:p>348010160</text:p>
              </table:table-cell>
              <table:table-cell office:value-type="float" office:value="325504584">
                <text:p>3255045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42970392">
                <text:p>342970392</text:p>
              </table:table-cell>
              <table:table-cell office:value-type="float" office:value="262030432">
                <text:p>262030432</text:p>
              </table:table-cell>
              <table:table-cell office:value-type="float" office:value="381740224">
                <text:p>381740224</text:p>
              </table:table-cell>
              <table:table-cell office:value-type="float" office:value="348010160">
                <text:p>348010160</text:p>
              </table:table-cell>
              <table:table-cell office:value-type="float" office:value="334085736">
                <text:p>33408573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42970392">
                <text:p>342970392</text:p>
              </table:table-cell>
              <table:table-cell office:value-type="float" office:value="266158048">
                <text:p>266158048</text:p>
              </table:table-cell>
              <table:table-cell office:value-type="float" office:value="167638160">
                <text:p>167638160</text:p>
              </table:table-cell>
              <table:table-cell office:value-type="float" office:value="355362944">
                <text:p>355362944</text:p>
              </table:table-cell>
              <table:table-cell office:value-type="float" office:value="336656184">
                <text:p>33665618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44902584">
                <text:p>344902584</text:p>
              </table:table-cell>
              <table:table-cell office:value-type="float" office:value="276477088">
                <text:p>276477088</text:p>
              </table:table-cell>
              <table:table-cell office:value-type="float" office:value="167638656">
                <text:p>167638656</text:p>
              </table:table-cell>
              <table:table-cell office:value-type="float" office:value="359555168">
                <text:p>359555168</text:p>
              </table:table-cell>
              <table:table-cell office:value-type="float" office:value="336656184">
                <text:p>33665618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51617112">
                <text:p>351617112</text:p>
              </table:table-cell>
              <table:table-cell office:value-type="float" office:value="278540896">
                <text:p>278540896</text:p>
              </table:table-cell>
              <table:table-cell office:value-type="float" office:value="175366816">
                <text:p>175366816</text:p>
              </table:table-cell>
              <table:table-cell office:value-type="float" office:value="359555168">
                <text:p>359555168</text:p>
              </table:table-cell>
              <table:table-cell office:value-type="float" office:value="336656184">
                <text:p>33665618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59477016">
                <text:p>359477016</text:p>
              </table:table-cell>
              <table:table-cell office:value-type="float" office:value="288859936">
                <text:p>288859936</text:p>
              </table:table-cell>
              <table:table-cell office:value-type="float" office:value="184653952">
                <text:p>184653952</text:p>
              </table:table-cell>
              <table:table-cell office:value-type="float" office:value="359555168">
                <text:p>359555168</text:p>
              </table:table-cell>
              <table:table-cell office:value-type="float" office:value="338146824">
                <text:p>33814682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59477016">
                <text:p>359477016</text:p>
              </table:table-cell>
              <table:table-cell office:value-type="float" office:value="295051360">
                <text:p>295051360</text:p>
              </table:table-cell>
              <table:table-cell office:value-type="float" office:value="185685856">
                <text:p>185685856</text:p>
              </table:table-cell>
              <table:table-cell office:value-type="float" office:value="359555168">
                <text:p>359555168</text:p>
              </table:table-cell>
              <table:table-cell office:value-type="float" office:value="348773880">
                <text:p>34877388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59477016">
                <text:p>359477016</text:p>
              </table:table-cell>
              <table:table-cell office:value-type="float" office:value="295051360">
                <text:p>295051360</text:p>
              </table:table-cell>
              <table:table-cell office:value-type="float" office:value="194972992">
                <text:p>194972992</text:p>
              </table:table-cell>
              <table:table-cell office:value-type="float" office:value="360062304">
                <text:p>360062304</text:p>
              </table:table-cell>
              <table:table-cell office:value-type="float" office:value="353162808">
                <text:p>35316280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59477016">
                <text:p>359477016</text:p>
              </table:table-cell>
              <table:table-cell office:value-type="float" office:value="305370400">
                <text:p>305370400</text:p>
              </table:table-cell>
              <table:table-cell office:value-type="float" office:value="201164416">
                <text:p>201164416</text:p>
              </table:table-cell>
              <table:table-cell office:value-type="float" office:value="369543968">
                <text:p>369543968</text:p>
              </table:table-cell>
              <table:table-cell office:value-type="float" office:value="353162808">
                <text:p>35316280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61409208">
                <text:p>361409208</text:p>
              </table:table-cell>
              <table:table-cell office:value-type="float" office:value="311561824">
                <text:p>311561824</text:p>
              </table:table-cell>
              <table:table-cell office:value-type="float" office:value="204260128">
                <text:p>204260128</text:p>
              </table:table-cell>
              <table:table-cell office:value-type="float" office:value="369543968">
                <text:p>369543968</text:p>
              </table:table-cell>
              <table:table-cell office:value-type="float" office:value="353162808">
                <text:p>35316280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61409208">
                <text:p>361409208</text:p>
              </table:table-cell>
              <table:table-cell office:value-type="float" office:value="311561824">
                <text:p>311561824</text:p>
              </table:table-cell>
              <table:table-cell office:value-type="float" office:value="213547264">
                <text:p>213547264</text:p>
              </table:table-cell>
              <table:table-cell office:value-type="float" office:value="369543968">
                <text:p>369543968</text:p>
              </table:table-cell>
              <table:table-cell office:value-type="float" office:value="353162808">
                <text:p>35316280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61409208">
                <text:p>361409208</text:p>
              </table:table-cell>
              <table:table-cell office:value-type="float" office:value="327040384">
                <text:p>327040384</text:p>
              </table:table-cell>
              <table:table-cell office:value-type="float" office:value="217674880">
                <text:p>217674880</text:p>
              </table:table-cell>
              <table:table-cell office:value-type="float" office:value="376061792">
                <text:p>376061792</text:p>
              </table:table-cell>
              <table:table-cell office:value-type="float" office:value="353162808">
                <text:p>35316280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61409208">
                <text:p>361409208</text:p>
              </table:table-cell>
              <table:table-cell office:value-type="float" office:value="329104192">
                <text:p>329104192</text:p>
              </table:table-cell>
              <table:table-cell office:value-type="float" office:value="224898208">
                <text:p>224898208</text:p>
              </table:table-cell>
              <table:table-cell office:value-type="float" office:value="376455200">
                <text:p>376455200</text:p>
              </table:table-cell>
              <table:table-cell office:value-type="float" office:value="363037896">
                <text:p>36303789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3071624">
                <text:p>153071624</text:p>
              </table:table-cell>
              <table:table-cell office:value-type="float" office:value="341487040">
                <text:p>341487040</text:p>
              </table:table-cell>
              <table:table-cell office:value-type="float" office:value="234185344">
                <text:p>234185344</text:p>
              </table:table-cell>
              <table:table-cell office:value-type="float" office:value="385985024">
                <text:p>385985024</text:p>
              </table:table-cell>
              <table:table-cell office:value-type="float" office:value="368065080">
                <text:p>36806508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3634776">
                <text:p>153634776</text:p>
              </table:table-cell>
              <table:table-cell office:value-type="float" office:value="344582752">
                <text:p>344582752</text:p>
              </table:table-cell>
              <table:table-cell office:value-type="float" office:value="237281056">
                <text:p>237281056</text:p>
              </table:table-cell>
              <table:table-cell office:value-type="float" office:value="386050592">
                <text:p>386050592</text:p>
              </table:table-cell>
              <table:table-cell office:value-type="float" office:value="368065080">
                <text:p>36806508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8848952">
                <text:p>158848952</text:p>
              </table:table-cell>
              <table:table-cell office:value-type="float" office:value="345614656">
                <text:p>345614656</text:p>
              </table:table-cell>
              <table:table-cell office:value-type="float" office:value="247600096">
                <text:p>247600096</text:p>
              </table:table-cell>
              <table:table-cell office:value-type="float" office:value="386050592">
                <text:p>386050592</text:p>
              </table:table-cell>
              <table:table-cell office:value-type="float" office:value="368065080">
                <text:p>36806508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7104216">
                <text:p>167104216</text:p>
              </table:table-cell>
              <table:table-cell office:value-type="float" office:value="354901792">
                <text:p>354901792</text:p>
              </table:table-cell>
              <table:table-cell office:value-type="float" office:value="250695808">
                <text:p>250695808</text:p>
              </table:table-cell>
              <table:table-cell office:value-type="float" office:value="392633984">
                <text:p>392633984</text:p>
              </table:table-cell>
              <table:table-cell office:value-type="float" office:value="369669432">
                <text:p>36966943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9168024">
                <text:p>169168024</text:p>
              </table:table-cell>
              <table:table-cell office:value-type="float" office:value="361093216">
                <text:p>361093216</text:p>
              </table:table-cell>
              <table:table-cell office:value-type="float" office:value="261014848">
                <text:p>261014848</text:p>
              </table:table-cell>
              <table:table-cell office:value-type="float" office:value="392633984">
                <text:p>392633984</text:p>
              </table:table-cell>
              <table:table-cell office:value-type="float" office:value="377481192">
                <text:p>37748119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8455160">
                <text:p>178455160</text:p>
              </table:table-cell>
              <table:table-cell office:value-type="float" office:value="361093216">
                <text:p>361093216</text:p>
              </table:table-cell>
              <table:table-cell office:value-type="float" office:value="267206272">
                <text:p>267206272</text:p>
              </table:table-cell>
              <table:table-cell office:value-type="float" office:value="402115664">
                <text:p>402115664</text:p>
              </table:table-cell>
              <table:table-cell office:value-type="float" office:value="384571704">
                <text:p>38457170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84646584">
                <text:p>184646584</text:p>
              </table:table-cell>
              <table:table-cell office:value-type="float" office:value="367284640">
                <text:p>367284640</text:p>
              </table:table-cell>
              <table:table-cell office:value-type="float" office:value="267206272">
                <text:p>267206272</text:p>
              </table:table-cell>
              <table:table-cell office:value-type="float" office:value="402557216">
                <text:p>402557216</text:p>
              </table:table-cell>
              <table:table-cell office:value-type="float" office:value="384571704">
                <text:p>38457170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85678488">
                <text:p>185678488</text:p>
              </table:table-cell>
              <table:table-cell office:value-type="float" office:value="373476064">
                <text:p>373476064</text:p>
              </table:table-cell>
              <table:table-cell office:value-type="float" office:value="267206272">
                <text:p>267206272</text:p>
              </table:table-cell>
              <table:table-cell office:value-type="float" office:value="402557216">
                <text:p>402557216</text:p>
              </table:table-cell>
              <table:table-cell office:value-type="float" office:value="201257288">
                <text:p>20125728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88774200">
                <text:p>188774200</text:p>
              </table:table-cell>
              <table:table-cell office:value-type="float" office:value="376571776">
                <text:p>376571776</text:p>
              </table:table-cell>
              <table:table-cell office:value-type="float" office:value="277525312">
                <text:p>277525312</text:p>
              </table:table-cell>
              <table:table-cell office:value-type="float" office:value="402557216">
                <text:p>402557216</text:p>
              </table:table-cell>
              <table:table-cell office:value-type="float" office:value="201257288">
                <text:p>20125728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00125144">
                <text:p>200125144</text:p>
              </table:table-cell>
              <table:table-cell office:value-type="float" office:value="382763200">
                <text:p>382763200</text:p>
              </table:table-cell>
              <table:table-cell office:value-type="float" office:value="281652928">
                <text:p>281652928</text:p>
              </table:table-cell>
              <table:table-cell office:value-type="float" office:value="227617408">
                <text:p>227617408</text:p>
              </table:table-cell>
              <table:table-cell office:value-type="float" office:value="210436696">
                <text:p>21043669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2188952">
                <text:p>202188952</text:p>
              </table:table-cell>
              <table:table-cell office:value-type="float" office:value="392050336">
                <text:p>392050336</text:p>
              </table:table-cell>
              <table:table-cell office:value-type="float" office:value="289908160">
                <text:p>289908160</text:p>
              </table:table-cell>
              <table:table-cell office:value-type="float" office:value="232277792">
                <text:p>232277792</text:p>
              </table:table-cell>
              <table:table-cell office:value-type="float" office:value="217660024">
                <text:p>21766002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03220856">
                <text:p>203220856</text:p>
              </table:table-cell>
              <table:table-cell office:value-type="float" office:value="393082240">
                <text:p>393082240</text:p>
              </table:table-cell>
              <table:table-cell office:value-type="float" office:value="298163392">
                <text:p>298163392</text:p>
              </table:table-cell>
              <table:table-cell office:value-type="float" office:value="234166864">
                <text:p>234166864</text:p>
              </table:table-cell>
              <table:table-cell office:value-type="float" office:value="222819544">
                <text:p>22281954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11476088">
                <text:p>211476088</text:p>
              </table:table-cell>
              <table:table-cell office:value-type="float" office:value="401337472">
                <text:p>401337472</text:p>
              </table:table-cell>
              <table:table-cell office:value-type="float" office:value="300227200">
                <text:p>300227200</text:p>
              </table:table-cell>
              <table:table-cell office:value-type="float" office:value="236230704">
                <text:p>236230704</text:p>
              </table:table-cell>
              <table:table-cell office:value-type="float" office:value="231074744">
                <text:p>23107474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18699416">
                <text:p>218699416</text:p>
              </table:table-cell>
              <table:table-cell office:value-type="float" office:value="409592704">
                <text:p>409592704</text:p>
              </table:table-cell>
              <table:table-cell office:value-type="float" office:value="309514336">
                <text:p>309514336</text:p>
              </table:table-cell>
              <table:table-cell office:value-type="float" office:value="243454032">
                <text:p>243454032</text:p>
              </table:table-cell>
              <table:table-cell office:value-type="float" office:value="235202392">
                <text:p>23520239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23858936">
                <text:p>223858936</text:p>
              </table:table-cell>
              <table:table-cell office:value-type="float" office:value="410624608">
                <text:p>410624608</text:p>
              </table:table-cell>
              <table:table-cell office:value-type="float" office:value="314673856">
                <text:p>314673856</text:p>
              </table:table-cell>
              <table:table-cell office:value-type="float" office:value="250677360">
                <text:p>250677360</text:p>
              </table:table-cell>
              <table:table-cell office:value-type="float" office:value="243457624">
                <text:p>24345762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34177976">
                <text:p>234177976</text:p>
              </table:table-cell>
              <table:table-cell office:value-type="float" office:value="416816032">
                <text:p>416816032</text:p>
              </table:table-cell>
              <table:table-cell office:value-type="float" office:value="322929088">
                <text:p>322929088</text:p>
              </table:table-cell>
              <table:table-cell office:value-type="float" office:value="259964496">
                <text:p>259964496</text:p>
              </table:table-cell>
              <table:table-cell office:value-type="float" office:value="250680952">
                <text:p>25068095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35209880">
                <text:p>235209880</text:p>
              </table:table-cell>
              <table:table-cell office:value-type="float" office:value="426103168">
                <text:p>426103168</text:p>
              </table:table-cell>
              <table:table-cell office:value-type="float" office:value="331184320">
                <text:p>331184320</text:p>
              </table:table-cell>
              <table:table-cell office:value-type="float" office:value="267187824">
                <text:p>267187824</text:p>
              </table:table-cell>
              <table:table-cell office:value-type="float" office:value="254808568">
                <text:p>25480856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35209880">
                <text:p>235209880</text:p>
              </table:table-cell>
              <table:table-cell office:value-type="float" office:value="428166976">
                <text:p>428166976</text:p>
              </table:table-cell>
              <table:table-cell office:value-type="float" office:value="332740512">
                <text:p>332740512</text:p>
              </table:table-cell>
              <table:table-cell office:value-type="float" office:value="276474960">
                <text:p>276474960</text:p>
              </table:table-cell>
              <table:table-cell office:value-type="float" office:value="255840472">
                <text:p>25584047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42433208">
                <text:p>242433208</text:p>
              </table:table-cell>
              <table:table-cell office:value-type="float" office:value="443645536">
                <text:p>443645536</text:p>
              </table:table-cell>
              <table:table-cell office:value-type="float" office:value="347690944">
                <text:p>347690944</text:p>
              </table:table-cell>
              <table:table-cell office:value-type="float" office:value="280602576">
                <text:p>280602576</text:p>
              </table:table-cell>
              <table:table-cell office:value-type="float" office:value="267191416">
                <text:p>26719141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51720344">
                <text:p>251720344</text:p>
              </table:table-cell>
              <table:table-cell office:value-type="float" office:value="459124096">
                <text:p>459124096</text:p>
              </table:table-cell>
              <table:table-cell office:value-type="float" office:value="347690944">
                <text:p>347690944</text:p>
              </table:table-cell>
              <table:table-cell office:value-type="float" office:value="298144944">
                <text:p>298144944</text:p>
              </table:table-cell>
              <table:table-cell office:value-type="float" office:value="276478552">
                <text:p>2764785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59975576">
                <text:p>259975576</text:p>
              </table:table-cell>
              <table:table-cell office:value-type="float" office:value="459124096">
                <text:p>459124096</text:p>
              </table:table-cell>
              <table:table-cell office:value-type="float" office:value="353308224">
                <text:p>353308224</text:p>
              </table:table-cell>
              <table:table-cell office:value-type="float" office:value="300208752">
                <text:p>300208752</text:p>
              </table:table-cell>
              <table:table-cell office:value-type="float" office:value="284733784">
                <text:p>2847337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66167000">
                <text:p>266167000</text:p>
              </table:table-cell>
              <table:table-cell office:value-type="float" office:value="459124096">
                <text:p>459124096</text:p>
              </table:table-cell>
              <table:table-cell office:value-type="float" office:value="364197568">
                <text:p>364197568</text:p>
              </table:table-cell>
              <table:table-cell office:value-type="float" office:value="308658752">
                <text:p>308658752</text:p>
              </table:table-cell>
              <table:table-cell office:value-type="float" office:value="288861400">
                <text:p>28886140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77517944">
                <text:p>277517944</text:p>
              </table:table-cell>
              <table:table-cell office:value-type="float" office:value="461515248">
                <text:p>461515248</text:p>
              </table:table-cell>
              <table:table-cell office:value-type="float" office:value="364197568">
                <text:p>364197568</text:p>
              </table:table-cell>
              <table:table-cell office:value-type="float" office:value="308724320">
                <text:p>308724320</text:p>
              </table:table-cell>
              <table:table-cell office:value-type="float" office:value="292989016">
                <text:p>29298901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82677464">
                <text:p>282677464</text:p>
              </table:table-cell>
              <table:table-cell office:value-type="float" office:value="471569616">
                <text:p>471569616</text:p>
              </table:table-cell>
              <table:table-cell office:value-type="float" office:value="364197568">
                <text:p>364197568</text:p>
              </table:table-cell>
              <table:table-cell office:value-type="float" office:value="310149392">
                <text:p>310149392</text:p>
              </table:table-cell>
              <table:table-cell office:value-type="float" office:value="305371864">
                <text:p>30537186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95060312">
                <text:p>295060312</text:p>
              </table:table-cell>
              <table:table-cell office:value-type="float" office:value="471700752">
                <text:p>471700752</text:p>
              </table:table-cell>
              <table:table-cell office:value-type="float" office:value="364197568">
                <text:p>364197568</text:p>
              </table:table-cell>
              <table:table-cell office:value-type="float" office:value="315814832">
                <text:p>315814832</text:p>
              </table:table-cell>
              <table:table-cell office:value-type="float" office:value="310531384">
                <text:p>31053138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99187928">
                <text:p>299187928</text:p>
              </table:table-cell>
              <table:table-cell office:value-type="float" office:value="471700752">
                <text:p>471700752</text:p>
              </table:table-cell>
              <table:table-cell office:value-type="float" office:value="372450880">
                <text:p>372450880</text:p>
              </table:table-cell>
              <table:table-cell office:value-type="float" office:value="316715376">
                <text:p>316715376</text:p>
              </table:table-cell>
              <table:table-cell office:value-type="float" office:value="321882328">
                <text:p>3218823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06411256">
                <text:p>306411256</text:p>
              </table:table-cell>
              <table:table-cell office:value-type="float" office:value="474861312">
                <text:p>474861312</text:p>
              </table:table-cell>
              <table:table-cell office:value-type="float" office:value="377495472">
                <text:p>377495472</text:p>
              </table:table-cell>
              <table:table-cell office:value-type="float" office:value="325230944">
                <text:p>325230944</text:p>
              </table:table-cell>
              <table:table-cell office:value-type="float" office:value="326009944">
                <text:p>32600994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13634584">
                <text:p>313634584</text:p>
              </table:table-cell>
              <table:table-cell office:value-type="float" office:value="479446944">
                <text:p>479446944</text:p>
              </table:table-cell>
              <table:table-cell office:value-type="float" office:value="377495472">
                <text:p>377495472</text:p>
              </table:table-cell>
              <table:table-cell office:value-type="float" office:value="325230944">
                <text:p>325230944</text:p>
              </table:table-cell>
              <table:table-cell office:value-type="float" office:value="338392792">
                <text:p>3383927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15698392">
                <text:p>315698392</text:p>
              </table:table-cell>
              <table:table-cell office:value-type="float" office:value="488207376">
                <text:p>488207376</text:p>
              </table:table-cell>
              <table:table-cell office:value-type="float" office:value="377495472">
                <text:p>377495472</text:p>
              </table:table-cell>
              <table:table-cell office:value-type="float" office:value="325230944">
                <text:p>325230944</text:p>
              </table:table-cell>
              <table:table-cell office:value-type="float" office:value="338392760">
                <text:p>33839276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17762200">
                <text:p>317762200</text:p>
              </table:table-cell>
              <table:table-cell office:value-type="float" office:value="488207376">
                <text:p>488207376</text:p>
              </table:table-cell>
              <table:table-cell office:value-type="float" office:value="380704192">
                <text:p>380704192</text:p>
              </table:table-cell>
              <table:table-cell office:value-type="float" office:value="329095344">
                <text:p>329095344</text:p>
              </table:table-cell>
              <table:table-cell office:value-type="float" office:value="342520408">
                <text:p>34252040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27049336">
                <text:p>327049336</text:p>
              </table:table-cell>
              <table:table-cell office:value-type="float" office:value="488207376">
                <text:p>488207376</text:p>
              </table:table-cell>
              <table:table-cell office:value-type="float" office:value="386959728">
                <text:p>386959728</text:p>
              </table:table-cell>
              <table:table-cell office:value-type="float" office:value="332321456">
                <text:p>332321456</text:p>
              </table:table-cell>
              <table:table-cell office:value-type="float" office:value="342520408">
                <text:p>34252040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32208856">
                <text:p>332208856</text:p>
              </table:table-cell>
              <table:table-cell office:value-type="float" office:value="491367936">
                <text:p>491367936</text:p>
              </table:table-cell>
              <table:table-cell office:value-type="float" office:value="394002096">
                <text:p>394002096</text:p>
              </table:table-cell>
              <table:table-cell office:value-type="float" office:value="332649296">
                <text:p>332649296</text:p>
              </table:table-cell>
              <table:table-cell office:value-type="float" office:value="344584216">
                <text:p>34458421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34272664">
                <text:p>334272664</text:p>
              </table:table-cell>
              <table:table-cell office:value-type="float" office:value="498655152">
                <text:p>498655152</text:p>
              </table:table-cell>
              <table:table-cell office:value-type="float" office:value="394002096">
                <text:p>394002096</text:p>
              </table:table-cell>
              <table:table-cell office:value-type="float" office:value="338380288">
                <text:p>338380288</text:p>
              </table:table-cell>
              <table:table-cell office:value-type="float" office:value="354903256">
                <text:p>35490325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44591704">
                <text:p>344591704</text:p>
              </table:table-cell>
              <table:table-cell office:value-type="float" office:value="504714000">
                <text:p>504714000</text:p>
              </table:table-cell>
              <table:table-cell office:value-type="float" office:value="200972144">
                <text:p>200972144</text:p>
              </table:table-cell>
              <table:table-cell office:value-type="float" office:value="338380288">
                <text:p>338380288</text:p>
              </table:table-cell>
              <table:table-cell office:value-type="float" office:value="359030872">
                <text:p>3590308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48719320">
                <text:p>348719320</text:p>
              </table:table-cell>
              <table:table-cell office:value-type="float" office:value="504714000">
                <text:p>504714000</text:p>
              </table:table-cell>
              <table:table-cell office:value-type="float" office:value="200972144">
                <text:p>200972144</text:p>
              </table:table-cell>
              <table:table-cell office:value-type="float" office:value="338380288">
                <text:p>338380288</text:p>
              </table:table-cell>
              <table:table-cell office:value-type="float" office:value="372445624">
                <text:p>37244562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48719320">
                <text:p>348719320</text:p>
              </table:table-cell>
              <table:table-cell office:value-type="float" office:value="504714000">
                <text:p>504714000</text:p>
              </table:table-cell>
              <table:table-cell office:value-type="float" office:value="215604112">
                <text:p>215604112</text:p>
              </table:table-cell>
              <table:table-cell office:value-type="float" office:value="338380288">
                <text:p>338380288</text:p>
              </table:table-cell>
              <table:table-cell office:value-type="float" office:value="375541336">
                <text:p>37554133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55942648">
                <text:p>355942648</text:p>
              </table:table-cell>
              <table:table-cell office:value-type="float" office:value="508005696">
                <text:p>508005696</text:p>
              </table:table-cell>
              <table:table-cell office:value-type="float" office:value="221795536">
                <text:p>221795536</text:p>
              </table:table-cell>
              <table:table-cell office:value-type="float" office:value="338380288">
                <text:p>338380288</text:p>
              </table:table-cell>
              <table:table-cell office:value-type="float" office:value="376835256">
                <text:p>37683525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61102168">
                <text:p>361102168</text:p>
              </table:table-cell>
              <table:table-cell office:value-type="float" office:value="516897248">
                <text:p>516897248</text:p>
              </table:table-cell>
              <table:table-cell office:value-type="float" office:value="230050768">
                <text:p>230050768</text:p>
              </table:table-cell>
              <table:table-cell office:value-type="float" office:value="338380288">
                <text:p>338380288</text:p>
              </table:table-cell>
              <table:table-cell office:value-type="float" office:value="383221944">
                <text:p>38322194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65229784">
                <text:p>365229784</text:p>
              </table:table-cell>
              <table:table-cell office:value-type="float" office:value="516897248">
                <text:p>516897248</text:p>
              </table:table-cell>
              <table:table-cell office:value-type="float" office:value="234178384">
                <text:p>234178384</text:p>
              </table:table-cell>
              <table:table-cell office:value-type="float" office:value="338380288">
                <text:p>338380288</text:p>
              </table:table-cell>
              <table:table-cell office:value-type="float" office:value="391344120">
                <text:p>39134412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1421208">
                <text:p>371421208</text:p>
              </table:table-cell>
              <table:table-cell office:value-type="float" office:value="516897248">
                <text:p>516897248</text:p>
              </table:table-cell>
              <table:table-cell office:value-type="float" office:value="242433616">
                <text:p>242433616</text:p>
              </table:table-cell>
              <table:table-cell office:value-type="float" office:value="338380288">
                <text:p>338380288</text:p>
              </table:table-cell>
              <table:table-cell office:value-type="float" office:value="391344120">
                <text:p>39134412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77612632">
                <text:p>377612632</text:p>
              </table:table-cell>
              <table:table-cell office:value-type="float" office:value="516897248">
                <text:p>516897248</text:p>
              </table:table-cell>
              <table:table-cell office:value-type="float" office:value="250688848">
                <text:p>250688848</text:p>
              </table:table-cell>
              <table:table-cell office:value-type="float" office:value="338380288">
                <text:p>338380288</text:p>
              </table:table-cell>
              <table:table-cell office:value-type="float" office:value="391344120">
                <text:p>39134412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77612632">
                <text:p>377612632</text:p>
              </table:table-cell>
              <table:table-cell office:value-type="float" office:value="516897248">
                <text:p>516897248</text:p>
              </table:table-cell>
              <table:table-cell office:value-type="float" office:value="254816464">
                <text:p>254816464</text:p>
              </table:table-cell>
              <table:table-cell office:value-type="float" office:value="338380288">
                <text:p>338380288</text:p>
              </table:table-cell>
              <table:table-cell office:value-type="float" office:value="393407448">
                <text:p>39340744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77612632">
                <text:p>377612632</text:p>
              </table:table-cell>
              <table:table-cell office:value-type="float" office:value="516897248">
                <text:p>516897248</text:p>
              </table:table-cell>
              <table:table-cell office:value-type="float" office:value="254816464">
                <text:p>254816464</text:p>
              </table:table-cell>
              <table:table-cell office:value-type="float" office:value="338380288">
                <text:p>338380288</text:p>
              </table:table-cell>
              <table:table-cell office:value-type="float" office:value="405656280">
                <text:p>40565628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80838744">
                <text:p>380838744</text:p>
              </table:table-cell>
              <table:table-cell office:value-type="float" office:value="256872464">
                <text:p>256872464</text:p>
              </table:table-cell>
              <table:table-cell office:value-type="float" office:value="262039792">
                <text:p>262039792</text:p>
              </table:table-cell>
              <table:table-cell office:value-type="float" office:value="164271472">
                <text:p>164271472</text:p>
              </table:table-cell>
              <table:table-cell office:value-type="float" office:value="407850744">
                <text:p>40785074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88060392">
                <text:p>388060392</text:p>
              </table:table-cell>
              <table:table-cell office:value-type="float" office:value="262026976">
                <text:p>262026976</text:p>
              </table:table-cell>
              <table:table-cell office:value-type="float" office:value="271326928">
                <text:p>271326928</text:p>
              </table:table-cell>
              <table:table-cell office:value-type="float" office:value="171223008">
                <text:p>171223008</text:p>
              </table:table-cell>
              <table:table-cell office:value-type="float" office:value="407850744">
                <text:p>40785074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93218712">
                <text:p>393218712</text:p>
              </table:table-cell>
              <table:table-cell office:value-type="float" office:value="267186496">
                <text:p>267186496</text:p>
              </table:table-cell>
              <table:table-cell office:value-type="float" office:value="272358832">
                <text:p>272358832</text:p>
              </table:table-cell>
              <table:table-cell office:value-type="float" office:value="179478240">
                <text:p>179478240</text:p>
              </table:table-cell>
              <table:table-cell office:value-type="float" office:value="408309720">
                <text:p>40830972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93218712">
                <text:p>393218712</text:p>
              </table:table-cell>
              <table:table-cell office:value-type="float" office:value="278537440">
                <text:p>278537440</text:p>
              </table:table-cell>
              <table:table-cell office:value-type="float" office:value="281645968">
                <text:p>281645968</text:p>
              </table:table-cell>
              <table:table-cell office:value-type="float" office:value="180779488">
                <text:p>180779488</text:p>
              </table:table-cell>
              <table:table-cell office:value-type="float" office:value="414171864">
                <text:p>41417186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97345368">
                <text:p>397345368</text:p>
              </table:table-cell>
              <table:table-cell office:value-type="float" office:value="281633152">
                <text:p>281633152</text:p>
              </table:table-cell>
              <table:table-cell office:value-type="float" office:value="287837392">
                <text:p>287837392</text:p>
              </table:table-cell>
              <table:table-cell office:value-type="float" office:value="180779488">
                <text:p>180779488</text:p>
              </table:table-cell>
              <table:table-cell office:value-type="float" office:value="424029512">
                <text:p>42402951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97345368">
                <text:p>397345368</text:p>
              </table:table-cell>
              <table:table-cell office:value-type="float" office:value="294016000">
                <text:p>294016000</text:p>
              </table:table-cell>
              <table:table-cell office:value-type="float" office:value="295060720">
                <text:p>295060720</text:p>
              </table:table-cell>
              <table:table-cell office:value-type="float" office:value="180779488">
                <text:p>180779488</text:p>
              </table:table-cell>
              <table:table-cell office:value-type="float" office:value="424357368">
                <text:p>42435736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02372568">
                <text:p>402372568</text:p>
              </table:table-cell>
              <table:table-cell office:value-type="float" office:value="295047904">
                <text:p>295047904</text:p>
              </table:table-cell>
              <table:table-cell office:value-type="float" office:value="304347856">
                <text:p>304347856</text:p>
              </table:table-cell>
              <table:table-cell office:value-type="float" office:value="180779488">
                <text:p>180779488</text:p>
              </table:table-cell>
              <table:table-cell office:value-type="float" office:value="424357368">
                <text:p>42435736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07793144">
                <text:p>407793144</text:p>
              </table:table-cell>
              <table:table-cell office:value-type="float" office:value="295047904">
                <text:p>295047904</text:p>
              </table:table-cell>
              <table:table-cell office:value-type="float" office:value="307443568">
                <text:p>307443568</text:p>
              </table:table-cell>
              <table:table-cell office:value-type="float" office:value="180779488">
                <text:p>180779488</text:p>
              </table:table-cell>
              <table:table-cell office:value-type="float" office:value="424357368">
                <text:p>42435736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09725336">
                <text:p>409725336</text:p>
              </table:table-cell>
              <table:table-cell office:value-type="float" office:value="303303136">
                <text:p>303303136</text:p>
              </table:table-cell>
              <table:table-cell office:value-type="float" office:value="317762608">
                <text:p>317762608</text:p>
              </table:table-cell>
              <table:table-cell office:value-type="float" office:value="180779488">
                <text:p>180779488</text:p>
              </table:table-cell>
              <table:table-cell office:value-type="float" office:value="424357368">
                <text:p>42435736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09725336">
                <text:p>409725336</text:p>
              </table:table-cell>
              <table:table-cell office:value-type="float" office:value="310526464">
                <text:p>310526464</text:p>
              </table:table-cell>
              <table:table-cell office:value-type="float" office:value="320858320">
                <text:p>320858320</text:p>
              </table:table-cell>
              <table:table-cell office:value-type="float" office:value="180779488">
                <text:p>180779488</text:p>
              </table:table-cell>
              <table:table-cell office:value-type="float" office:value="426355128">
                <text:p>42635512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10315448">
                <text:p>410315448</text:p>
              </table:table-cell>
              <table:table-cell office:value-type="float" office:value="317749792">
                <text:p>317749792</text:p>
              </table:table-cell>
              <table:table-cell office:value-type="float" office:value="330145456">
                <text:p>330145456</text:p>
              </table:table-cell>
              <table:table-cell office:value-type="float" office:value="180779488">
                <text:p>180779488</text:p>
              </table:table-cell>
              <table:table-cell office:value-type="float" office:value="426355128">
                <text:p>42635512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13851992">
                <text:p>413851992</text:p>
              </table:table-cell>
              <table:table-cell office:value-type="float" office:value="327036928">
                <text:p>327036928</text:p>
              </table:table-cell>
              <table:table-cell office:value-type="float" office:value="339432592">
                <text:p>339432592</text:p>
              </table:table-cell>
              <table:table-cell office:value-type="float" office:value="188765376">
                <text:p>188765376</text:p>
              </table:table-cell>
              <table:table-cell office:value-type="float" office:value="177591480">
                <text:p>17759148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22302008">
                <text:p>422302008</text:p>
              </table:table-cell>
              <table:table-cell office:value-type="float" office:value="342515456">
                <text:p>342515456</text:p>
              </table:table-cell>
              <table:table-cell office:value-type="float" office:value="341496400">
                <text:p>341496400</text:p>
              </table:table-cell>
              <table:table-cell office:value-type="float" office:value="197020608">
                <text:p>197020608</text:p>
              </table:table-cell>
              <table:table-cell office:value-type="float" office:value="192891832">
                <text:p>19289183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26231960">
                <text:p>426231960</text:p>
              </table:table-cell>
              <table:table-cell office:value-type="float" office:value="343547392">
                <text:p>343547392</text:p>
              </table:table-cell>
              <table:table-cell office:value-type="float" office:value="355943056">
                <text:p>355943056</text:p>
              </table:table-cell>
              <table:table-cell office:value-type="float" office:value="197020608">
                <text:p>197020608</text:p>
              </table:table-cell>
              <table:table-cell office:value-type="float" office:value="207338488">
                <text:p>20733848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30358616">
                <text:p>430358616</text:p>
              </table:table-cell>
              <table:table-cell office:value-type="float" office:value="348133008">
                <text:p>348133008</text:p>
              </table:table-cell>
              <table:table-cell office:value-type="float" office:value="365230192">
                <text:p>365230192</text:p>
              </table:table-cell>
              <table:table-cell office:value-type="float" office:value="200312288">
                <text:p>200312288</text:p>
              </table:table-cell>
              <table:table-cell office:value-type="float" office:value="210434200">
                <text:p>2104342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35779208">
                <text:p>435779208</text:p>
              </table:table-cell>
              <table:table-cell office:value-type="float" office:value="356255184">
                <text:p>356255184</text:p>
              </table:table-cell>
              <table:table-cell office:value-type="float" office:value="372453520">
                <text:p>372453520</text:p>
              </table:table-cell>
              <table:table-cell office:value-type="float" office:value="206895680">
                <text:p>206895680</text:p>
              </table:table-cell>
              <table:table-cell office:value-type="float" office:value="217657528">
                <text:p>21765752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36417448">
                <text:p>436417448</text:p>
              </table:table-cell>
              <table:table-cell office:value-type="float" office:value="359415744">
                <text:p>359415744</text:p>
              </table:table-cell>
              <table:table-cell office:value-type="float" office:value="372453520">
                <text:p>372453520</text:p>
              </table:table-cell>
              <table:table-cell office:value-type="float" office:value="206895680">
                <text:p>206895680</text:p>
              </table:table-cell>
              <table:table-cell office:value-type="float" office:value="224880856">
                <text:p>22488085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90187864">
                <text:p>190187864</text:p>
              </table:table-cell>
              <table:table-cell office:value-type="float" office:value="359415744">
                <text:p>359415744</text:p>
              </table:table-cell>
              <table:table-cell office:value-type="float" office:value="376581136">
                <text:p>376581136</text:p>
              </table:table-cell>
              <table:table-cell office:value-type="float" office:value="211415744">
                <text:p>211415744</text:p>
              </table:table-cell>
              <table:table-cell office:value-type="float" office:value="226944664">
                <text:p>22694466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90190408">
                <text:p>190190408</text:p>
              </table:table-cell>
              <table:table-cell office:value-type="float" office:value="359415744">
                <text:p>359415744</text:p>
              </table:table-cell>
              <table:table-cell office:value-type="float" office:value="382772560">
                <text:p>382772560</text:p>
              </table:table-cell>
              <table:table-cell office:value-type="float" office:value="212823392">
                <text:p>212823392</text:p>
              </table:table-cell>
              <table:table-cell office:value-type="float" office:value="233136056">
                <text:p>23313605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99079896">
                <text:p>199079896</text:p>
              </table:table-cell>
              <table:table-cell office:value-type="float" office:value="361347936">
                <text:p>361347936</text:p>
              </table:table-cell>
              <table:table-cell office:value-type="float" office:value="388963984">
                <text:p>388963984</text:p>
              </table:table-cell>
              <table:table-cell office:value-type="float" office:value="219472352">
                <text:p>219472352</text:p>
              </table:table-cell>
              <table:table-cell office:value-type="float" office:value="242423224">
                <text:p>24242322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01143704">
                <text:p>201143704</text:p>
              </table:table-cell>
              <table:table-cell office:value-type="float" office:value="373662336">
                <text:p>373662336</text:p>
              </table:table-cell>
              <table:table-cell office:value-type="float" office:value="388963984">
                <text:p>388963984</text:p>
              </table:table-cell>
              <table:table-cell office:value-type="float" office:value="223402304">
                <text:p>223402304</text:p>
              </table:table-cell>
              <table:table-cell office:value-type="float" office:value="243455128">
                <text:p>24345512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01143704">
                <text:p>201143704</text:p>
              </table:table-cell>
              <table:table-cell office:value-type="float" office:value="375922368">
                <text:p>375922368</text:p>
              </table:table-cell>
              <table:table-cell office:value-type="float" office:value="389750784">
                <text:p>389750784</text:p>
              </table:table-cell>
              <table:table-cell office:value-type="float" office:value="223402304">
                <text:p>223402304</text:p>
              </table:table-cell>
              <table:table-cell office:value-type="float" office:value="254806072">
                <text:p>25480607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09398936">
                <text:p>209398936</text:p>
              </table:table-cell>
              <table:table-cell office:value-type="float" office:value="375922368">
                <text:p>375922368</text:p>
              </table:table-cell>
              <table:table-cell office:value-type="float" office:value="398904624">
                <text:p>398904624</text:p>
              </table:table-cell>
              <table:table-cell office:value-type="float" office:value="227970528">
                <text:p>227970528</text:p>
              </table:table-cell>
              <table:table-cell office:value-type="float" office:value="259965592">
                <text:p>25996559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15590360">
                <text:p>215590360</text:p>
              </table:table-cell>
              <table:table-cell office:value-type="float" office:value="377544144">
                <text:p>377544144</text:p>
              </table:table-cell>
              <table:table-cell office:value-type="float" office:value="405422448">
                <text:p>405422448</text:p>
              </table:table-cell>
              <table:table-cell office:value-type="float" office:value="229330016">
                <text:p>229330016</text:p>
              </table:table-cell>
              <table:table-cell office:value-type="float" office:value="262029400">
                <text:p>2620294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24877496">
                <text:p>224877496</text:p>
              </table:table-cell>
              <table:table-cell office:value-type="float" office:value="384813952">
                <text:p>384813952</text:p>
              </table:table-cell>
              <table:table-cell office:value-type="float" office:value="405422448">
                <text:p>405422448</text:p>
              </table:table-cell>
              <table:table-cell office:value-type="float" office:value="235651136">
                <text:p>235651136</text:p>
              </table:table-cell>
              <table:table-cell office:value-type="float" office:value="262029400">
                <text:p>2620294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32100824">
                <text:p>232100824</text:p>
              </table:table-cell>
              <table:table-cell office:value-type="float" office:value="392428992">
                <text:p>392428992</text:p>
              </table:table-cell>
              <table:table-cell office:value-type="float" office:value="405422448">
                <text:p>405422448</text:p>
              </table:table-cell>
              <table:table-cell office:value-type="float" office:value="239908928">
                <text:p>239908928</text:p>
              </table:table-cell>
              <table:table-cell office:value-type="float" office:value="265125112">
                <text:p>26512511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33132728">
                <text:p>233132728</text:p>
              </table:table-cell>
              <table:table-cell office:value-type="float" office:value="392428992">
                <text:p>392428992</text:p>
              </table:table-cell>
              <table:table-cell office:value-type="float" office:value="406257408">
                <text:p>406257408</text:p>
              </table:table-cell>
              <table:table-cell office:value-type="float" office:value="239908928">
                <text:p>239908928</text:p>
              </table:table-cell>
              <table:table-cell office:value-type="float" office:value="275444152">
                <text:p>27544415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43451768">
                <text:p>243451768</text:p>
              </table:table-cell>
              <table:table-cell office:value-type="float" office:value="392428992">
                <text:p>392428992</text:p>
              </table:table-cell>
              <table:table-cell office:value-type="float" office:value="416246208">
                <text:p>416246208</text:p>
              </table:table-cell>
              <table:table-cell office:value-type="float" office:value="245705504">
                <text:p>245705504</text:p>
              </table:table-cell>
              <table:table-cell office:value-type="float" office:value="278539864">
                <text:p>27853986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48611288">
                <text:p>248611288</text:p>
              </table:table-cell>
              <table:table-cell office:value-type="float" office:value="151127744">
                <text:p>151127744</text:p>
              </table:table-cell>
              <table:table-cell office:value-type="float" office:value="421929072">
                <text:p>421929072</text:p>
              </table:table-cell>
              <table:table-cell office:value-type="float" office:value="245836640">
                <text:p>245836640</text:p>
              </table:table-cell>
              <table:table-cell office:value-type="float" office:value="278539864">
                <text:p>27853986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49643192">
                <text:p>249643192</text:p>
              </table:table-cell>
              <table:table-cell office:value-type="float" office:value="151127744">
                <text:p>151127744</text:p>
              </table:table-cell>
              <table:table-cell office:value-type="float" office:value="421929072">
                <text:p>421929072</text:p>
              </table:table-cell>
              <table:table-cell office:value-type="float" office:value="245836640">
                <text:p>245836640</text:p>
              </table:table-cell>
              <table:table-cell office:value-type="float" office:value="285763192">
                <text:p>28576319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58930328">
                <text:p>258930328</text:p>
              </table:table-cell>
              <table:table-cell office:value-type="float" office:value="154670656">
                <text:p>154670656</text:p>
              </table:table-cell>
              <table:table-cell office:value-type="float" office:value="421929072">
                <text:p>421929072</text:p>
              </table:table-cell>
              <table:table-cell office:value-type="float" office:value="251191664">
                <text:p>251191664</text:p>
              </table:table-cell>
              <table:table-cell office:value-type="float" office:value="294018424">
                <text:p>29401842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65121752">
                <text:p>265121752</text:p>
              </table:table-cell>
              <table:table-cell office:value-type="float" office:value="164009152">
                <text:p>164009152</text:p>
              </table:table-cell>
              <table:table-cell office:value-type="float" office:value="422764032">
                <text:p>422764032</text:p>
              </table:table-cell>
              <table:table-cell office:value-type="float" office:value="256415552">
                <text:p>256415552</text:p>
              </table:table-cell>
              <table:table-cell office:value-type="float" office:value="295050328">
                <text:p>2950503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67185560">
                <text:p>267185560</text:p>
              </table:table-cell>
              <table:table-cell office:value-type="float" office:value="168136768">
                <text:p>168136768</text:p>
              </table:table-cell>
              <table:table-cell office:value-type="float" office:value="430951776">
                <text:p>430951776</text:p>
              </table:table-cell>
              <table:table-cell office:value-type="float" office:value="256415552">
                <text:p>256415552</text:p>
              </table:table-cell>
              <table:table-cell office:value-type="float" office:value="306401272">
                <text:p>30640127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77504600">
                <text:p>277504600</text:p>
              </table:table-cell>
              <table:table-cell office:value-type="float" office:value="178455808">
                <text:p>178455808</text:p>
              </table:table-cell>
              <table:table-cell office:value-type="float" office:value="438435696">
                <text:p>438435696</text:p>
              </table:table-cell>
              <table:table-cell office:value-type="float" office:value="256415552">
                <text:p>256415552</text:p>
              </table:table-cell>
              <table:table-cell office:value-type="float" office:value="311560792">
                <text:p>31156079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81632216">
                <text:p>281632216</text:p>
              </table:table-cell>
              <table:table-cell office:value-type="float" office:value="182583424">
                <text:p>182583424</text:p>
              </table:table-cell>
              <table:table-cell office:value-type="float" office:value="438435696">
                <text:p>438435696</text:p>
              </table:table-cell>
              <table:table-cell office:value-type="float" office:value="256415552">
                <text:p>256415552</text:p>
              </table:table-cell>
              <table:table-cell office:value-type="float" office:value="321879832">
                <text:p>3218798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89887448">
                <text:p>289887448</text:p>
              </table:table-cell>
              <table:table-cell office:value-type="float" office:value="193934368">
                <text:p>193934368</text:p>
              </table:table-cell>
              <table:table-cell office:value-type="float" office:value="438435696">
                <text:p>438435696</text:p>
              </table:table-cell>
              <table:table-cell office:value-type="float" office:value="256415552">
                <text:p>256415552</text:p>
              </table:table-cell>
              <table:table-cell office:value-type="float" office:value="328071256">
                <text:p>32807125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8142680">
                <text:p>298142680</text:p>
              </table:table-cell>
              <table:table-cell office:value-type="float" office:value="197030080">
                <text:p>197030080</text:p>
              </table:table-cell>
              <table:table-cell office:value-type="float" office:value="438435696">
                <text:p>438435696</text:p>
              </table:table-cell>
              <table:table-cell office:value-type="float" office:value="262343264">
                <text:p>262343264</text:p>
              </table:table-cell>
              <table:table-cell office:value-type="float" office:value="333230776">
                <text:p>33323077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98142680">
                <text:p>298142680</text:p>
              </table:table-cell>
              <table:table-cell office:value-type="float" office:value="201157696">
                <text:p>201157696</text:p>
              </table:table-cell>
              <table:table-cell office:value-type="float" office:value="152015792">
                <text:p>152015792</text:p>
              </table:table-cell>
              <table:table-cell office:value-type="float" office:value="261943696">
                <text:p>261943696</text:p>
              </table:table-cell>
              <table:table-cell office:value-type="float" office:value="343549816">
                <text:p>34354981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02270296">
                <text:p>302270296</text:p>
              </table:table-cell>
              <table:table-cell office:value-type="float" office:value="211476736">
                <text:p>211476736</text:p>
              </table:table-cell>
              <table:table-cell office:value-type="float" office:value="152015792">
                <text:p>152015792</text:p>
              </table:table-cell>
              <table:table-cell office:value-type="float" office:value="266142768">
                <text:p>266142768</text:p>
              </table:table-cell>
              <table:table-cell office:value-type="float" office:value="344581720">
                <text:p>34458172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11557432">
                <text:p>311557432</text:p>
              </table:table-cell>
              <table:table-cell office:value-type="float" office:value="215604352">
                <text:p>215604352</text:p>
              </table:table-cell>
              <table:table-cell office:value-type="float" office:value="152016288">
                <text:p>152016288</text:p>
              </table:table-cell>
              <table:table-cell office:value-type="float" office:value="273366096">
                <text:p>273366096</text:p>
              </table:table-cell>
              <table:table-cell office:value-type="float" office:value="344581720">
                <text:p>34458172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11557432">
                <text:p>311557432</text:p>
              </table:table-cell>
              <table:table-cell office:value-type="float" office:value="220763872">
                <text:p>220763872</text:p>
              </table:table-cell>
              <table:table-cell office:value-type="float" office:value="157378048">
                <text:p>157378048</text:p>
              </table:table-cell>
              <table:table-cell office:value-type="float" office:value="276461808">
                <text:p>276461808</text:p>
              </table:table-cell>
              <table:table-cell office:value-type="float" office:value="348905064">
                <text:p>34890506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11950824">
                <text:p>311950824</text:p>
              </table:table-cell>
              <table:table-cell office:value-type="float" office:value="230051008">
                <text:p>230051008</text:p>
              </table:table-cell>
              <table:table-cell office:value-type="float" office:value="162984304">
                <text:p>162984304</text:p>
              </table:table-cell>
              <table:table-cell office:value-type="float" office:value="287812752">
                <text:p>287812752</text:p>
              </table:table-cell>
              <table:table-cell office:value-type="float" office:value="357945192">
                <text:p>35794519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14604264">
                <text:p>314604264</text:p>
              </table:table-cell>
              <table:table-cell office:value-type="float" office:value="233146720">
                <text:p>233146720</text:p>
              </table:table-cell>
              <table:table-cell office:value-type="float" office:value="167111920">
                <text:p>167111920</text:p>
              </table:table-cell>
              <table:table-cell office:value-type="float" office:value="289876560">
                <text:p>289876560</text:p>
              </table:table-cell>
              <table:table-cell office:value-type="float" office:value="360974616">
                <text:p>36097461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22971288">
                <text:p>322971288</text:p>
              </table:table-cell>
              <table:table-cell office:value-type="float" office:value="240370048">
                <text:p>240370048</text:p>
              </table:table-cell>
              <table:table-cell office:value-type="float" office:value="167111920">
                <text:p>167111920</text:p>
              </table:table-cell>
              <table:table-cell office:value-type="float" office:value="289876560">
                <text:p>289876560</text:p>
              </table:table-cell>
              <table:table-cell office:value-type="float" office:value="360974616">
                <text:p>36097461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7884760">
                <text:p>327884760</text:p>
              </table:table-cell>
              <table:table-cell office:value-type="float" office:value="246561472">
                <text:p>246561472</text:p>
              </table:table-cell>
              <table:table-cell office:value-type="float" office:value="174335248">
                <text:p>174335248</text:p>
              </table:table-cell>
              <table:table-cell office:value-type="float" office:value="298131792">
                <text:p>298131792</text:p>
              </table:table-cell>
              <table:table-cell office:value-type="float" office:value="360974616">
                <text:p>3609746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27884760">
                <text:p>327884760</text:p>
              </table:table-cell>
              <table:table-cell office:value-type="float" office:value="246561472">
                <text:p>246561472</text:p>
              </table:table-cell>
              <table:table-cell office:value-type="float" office:value="183622384">
                <text:p>183622384</text:p>
              </table:table-cell>
              <table:table-cell office:value-type="float" office:value="306387024">
                <text:p>306387024</text:p>
              </table:table-cell>
              <table:table-cell office:value-type="float" office:value="360974616">
                <text:p>36097461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27884760">
                <text:p>327884760</text:p>
              </table:table-cell>
              <table:table-cell office:value-type="float" office:value="255848608">
                <text:p>255848608</text:p>
              </table:table-cell>
              <table:table-cell office:value-type="float" office:value="185686192">
                <text:p>185686192</text:p>
              </table:table-cell>
              <table:table-cell office:value-type="float" office:value="312578448">
                <text:p>312578448</text:p>
              </table:table-cell>
              <table:table-cell office:value-type="float" office:value="360974616">
                <text:p>36097461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29047560">
                <text:p>329047560</text:p>
              </table:table-cell>
              <table:table-cell office:value-type="float" office:value="262040032">
                <text:p>262040032</text:p>
              </table:table-cell>
              <table:table-cell office:value-type="float" office:value="199100944">
                <text:p>199100944</text:p>
              </table:table-cell>
              <table:table-cell office:value-type="float" office:value="318769872">
                <text:p>318769872</text:p>
              </table:table-cell>
              <table:table-cell office:value-type="float" office:value="369800616">
                <text:p>36980061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33222376">
                <text:p>333222376</text:p>
              </table:table-cell>
              <table:table-cell office:value-type="float" office:value="274422880">
                <text:p>274422880</text:p>
              </table:table-cell>
              <table:table-cell office:value-type="float" office:value="200132848">
                <text:p>200132848</text:p>
              </table:table-cell>
              <table:table-cell office:value-type="float" office:value="325993200">
                <text:p>325993200</text:p>
              </table:table-cell>
              <table:table-cell office:value-type="float" office:value="375859464">
                <text:p>37585946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43163016">
                <text:p>343163016</text:p>
              </table:table-cell>
              <table:table-cell office:value-type="float" office:value="283710016">
                <text:p>283710016</text:p>
              </table:table-cell>
              <table:table-cell office:value-type="float" office:value="213547600">
                <text:p>213547600</text:p>
              </table:table-cell>
              <table:table-cell office:value-type="float" office:value="335280336">
                <text:p>335280336</text:p>
              </table:table-cell>
              <table:table-cell office:value-type="float" office:value="375859464">
                <text:p>37585946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44391384">
                <text:p>344391384</text:p>
              </table:table-cell>
              <table:table-cell office:value-type="float" office:value="301252384">
                <text:p>301252384</text:p>
              </table:table-cell>
              <table:table-cell office:value-type="float" office:value="230058064">
                <text:p>230058064</text:p>
              </table:table-cell>
              <table:table-cell office:value-type="float" office:value="350758864">
                <text:p>350758864</text:p>
              </table:table-cell>
              <table:table-cell office:value-type="float" office:value="392431656">
                <text:p>39243165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47617512">
                <text:p>347617512</text:p>
              </table:table-cell>
              <table:table-cell office:value-type="float" office:value="312603328">
                <text:p>312603328</text:p>
              </table:table-cell>
              <table:table-cell office:value-type="float" office:value="234185680">
                <text:p>234185680</text:p>
              </table:table-cell>
              <table:table-cell office:value-type="float" office:value="361077936">
                <text:p>361077936</text:p>
              </table:table-cell>
              <table:table-cell office:value-type="float" office:value="392431656">
                <text:p>39243165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60898008">
                <text:p>360898008</text:p>
              </table:table-cell>
              <table:table-cell office:value-type="float" office:value="317762848">
                <text:p>317762848</text:p>
              </table:table-cell>
              <table:table-cell office:value-type="float" office:value="243472816">
                <text:p>243472816</text:p>
              </table:table-cell>
              <table:table-cell office:value-type="float" office:value="369333168">
                <text:p>369333168</text:p>
              </table:table-cell>
              <table:table-cell office:value-type="float" office:value="392431656">
                <text:p>39243165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60898008">
                <text:p>360898008</text:p>
              </table:table-cell>
              <table:table-cell office:value-type="float" office:value="323954272">
                <text:p>323954272</text:p>
              </table:table-cell>
              <table:table-cell office:value-type="float" office:value="249664240">
                <text:p>249664240</text:p>
              </table:table-cell>
              <table:table-cell office:value-type="float" office:value="375524592">
                <text:p>375524592</text:p>
              </table:table-cell>
              <table:table-cell office:value-type="float" office:value="392431656">
                <text:p>39243165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60898008">
                <text:p>360898008</text:p>
              </table:table-cell>
              <table:table-cell office:value-type="float" office:value="327049984">
                <text:p>327049984</text:p>
              </table:table-cell>
              <table:table-cell office:value-type="float" office:value="249664240">
                <text:p>249664240</text:p>
              </table:table-cell>
              <table:table-cell office:value-type="float" office:value="380684112">
                <text:p>380684112</text:p>
              </table:table-cell>
              <table:table-cell office:value-type="float" office:value="395657784">
                <text:p>39565778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63665160">
                <text:p>363665160</text:p>
              </table:table-cell>
              <table:table-cell office:value-type="float" office:value="332209504">
                <text:p>332209504</text:p>
              </table:table-cell>
              <table:table-cell office:value-type="float" office:value="249664240">
                <text:p>249664240</text:p>
              </table:table-cell>
              <table:table-cell office:value-type="float" office:value="380684112">
                <text:p>380684112</text:p>
              </table:table-cell>
              <table:table-cell office:value-type="float" office:value="405336168">
                <text:p>40533616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64095656">
                <text:p>364095656</text:p>
              </table:table-cell>
              <table:table-cell office:value-type="float" office:value="340464736">
                <text:p>340464736</text:p>
              </table:table-cell>
              <table:table-cell office:value-type="float" office:value="254823760">
                <text:p>254823760</text:p>
              </table:table-cell>
              <table:table-cell office:value-type="float" office:value="382747920">
                <text:p>382747920</text:p>
              </table:table-cell>
              <table:table-cell office:value-type="float" office:value="408938280">
                <text:p>40893828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079480">
                <text:p>169079480</text:p>
              </table:table-cell>
              <table:table-cell office:value-type="float" office:value="340464736">
                <text:p>340464736</text:p>
              </table:table-cell>
              <table:table-cell office:value-type="float" office:value="263078992">
                <text:p>263078992</text:p>
              </table:table-cell>
              <table:table-cell office:value-type="float" office:value="388939344">
                <text:p>388939344</text:p>
              </table:table-cell>
              <table:table-cell office:value-type="float" office:value="408938280">
                <text:p>40893828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78443304">
                <text:p>178443304</text:p>
              </table:table-cell>
              <table:table-cell office:value-type="float" office:value="340464736">
                <text:p>340464736</text:p>
              </table:table-cell>
              <table:table-cell office:value-type="float" office:value="266174704">
                <text:p>266174704</text:p>
              </table:table-cell>
              <table:table-cell office:value-type="float" office:value="397194576">
                <text:p>397194576</text:p>
              </table:table-cell>
              <table:table-cell office:value-type="float" office:value="408938280">
                <text:p>40893828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81539016">
                <text:p>181539016</text:p>
              </table:table-cell>
              <table:table-cell office:value-type="float" office:value="340464736">
                <text:p>340464736</text:p>
              </table:table-cell>
              <table:table-cell office:value-type="float" office:value="276493744">
                <text:p>276493744</text:p>
              </table:table-cell>
              <table:table-cell office:value-type="float" office:value="404417904">
                <text:p>404417904</text:p>
              </table:table-cell>
              <table:table-cell office:value-type="float" office:value="408938280">
                <text:p>40893828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84634728">
                <text:p>184634728</text:p>
              </table:table-cell>
              <table:table-cell office:value-type="float" office:value="348669888">
                <text:p>348669888</text:p>
              </table:table-cell>
              <table:table-cell office:value-type="float" office:value="279589456">
                <text:p>279589456</text:p>
              </table:table-cell>
              <table:table-cell office:value-type="float" office:value="408545520">
                <text:p>408545520</text:p>
              </table:table-cell>
              <table:table-cell office:value-type="float" office:value="233412904">
                <text:p>23341290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97017576">
                <text:p>197017576</text:p>
              </table:table-cell>
              <table:table-cell office:value-type="float" office:value="348669888">
                <text:p>348669888</text:p>
              </table:table-cell>
              <table:table-cell office:value-type="float" office:value="287844688">
                <text:p>287844688</text:p>
              </table:table-cell>
              <table:table-cell office:value-type="float" office:value="413705040">
                <text:p>413705040</text:p>
              </table:table-cell>
              <table:table-cell office:value-type="float" office:value="234713240">
                <text:p>23471324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98049480">
                <text:p>198049480</text:p>
              </table:table-cell>
              <table:table-cell office:value-type="float" office:value="351568176">
                <text:p>351568176</text:p>
              </table:table-cell>
              <table:table-cell office:value-type="float" office:value="296099920">
                <text:p>296099920</text:p>
              </table:table-cell>
              <table:table-cell office:value-type="float" office:value="421960272">
                <text:p>421960272</text:p>
              </table:table-cell>
              <table:table-cell office:value-type="float" office:value="246549112">
                <text:p>24654911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98049480">
                <text:p>198049480</text:p>
              </table:table-cell>
              <table:table-cell office:value-type="float" office:value="356005248">
                <text:p>356005248</text:p>
              </table:table-cell>
              <table:table-cell office:value-type="float" office:value="299195632">
                <text:p>299195632</text:p>
              </table:table-cell>
              <table:table-cell office:value-type="float" office:value="430215504">
                <text:p>430215504</text:p>
              </table:table-cell>
              <table:table-cell office:value-type="float" office:value="253772440">
                <text:p>25377244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08368520">
                <text:p>208368520</text:p>
              </table:table-cell>
              <table:table-cell office:value-type="float" office:value="360131904">
                <text:p>360131904</text:p>
              </table:table-cell>
              <table:table-cell office:value-type="float" office:value="310546576">
                <text:p>310546576</text:p>
              </table:table-cell>
              <table:table-cell office:value-type="float" office:value="434343120">
                <text:p>434343120</text:p>
              </table:table-cell>
              <table:table-cell office:value-type="float" office:value="263059576">
                <text:p>26305957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13528008">
                <text:p>213528008</text:p>
              </table:table-cell>
              <table:table-cell office:value-type="float" office:value="365176512">
                <text:p>365176512</text:p>
              </table:table-cell>
              <table:table-cell office:value-type="float" office:value="315706096">
                <text:p>315706096</text:p>
              </table:table-cell>
              <table:table-cell office:value-type="float" office:value="438470736">
                <text:p>438470736</text:p>
              </table:table-cell>
              <table:table-cell office:value-type="float" office:value="264091480">
                <text:p>26409148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14559944">
                <text:p>214559944</text:p>
              </table:table-cell>
              <table:table-cell office:value-type="float" office:value="365176512">
                <text:p>365176512</text:p>
              </table:table-cell>
              <table:table-cell office:value-type="float" office:value="327057040">
                <text:p>327057040</text:p>
              </table:table-cell>
              <table:table-cell office:value-type="float" office:value="442598352">
                <text:p>442598352</text:p>
              </table:table-cell>
              <table:table-cell office:value-type="float" office:value="268219096">
                <text:p>26821909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20751368">
                <text:p>220751368</text:p>
              </table:table-cell>
              <table:table-cell office:value-type="float" office:value="370514112">
                <text:p>370514112</text:p>
              </table:table-cell>
              <table:table-cell office:value-type="float" office:value="329120848">
                <text:p>329120848</text:p>
              </table:table-cell>
              <table:table-cell office:value-type="float" office:value="446725968">
                <text:p>446725968</text:p>
              </table:table-cell>
              <table:table-cell office:value-type="float" office:value="273378616">
                <text:p>27337861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25910888">
                <text:p>225910888</text:p>
              </table:table-cell>
              <table:table-cell office:value-type="float" office:value="372511872">
                <text:p>372511872</text:p>
              </table:table-cell>
              <table:table-cell office:value-type="float" office:value="335312272">
                <text:p>335312272</text:p>
              </table:table-cell>
              <table:table-cell office:value-type="float" office:value="450853584">
                <text:p>450853584</text:p>
              </table:table-cell>
              <table:table-cell office:value-type="float" office:value="279570040">
                <text:p>27957004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30038504">
                <text:p>230038504</text:p>
              </table:table-cell>
              <table:table-cell office:value-type="float" office:value="375934704">
                <text:p>375934704</text:p>
              </table:table-cell>
              <table:table-cell office:value-type="float" office:value="345631312">
                <text:p>345631312</text:p>
              </table:table-cell>
              <table:table-cell office:value-type="float" office:value="454981200">
                <text:p>454981200</text:p>
              </table:table-cell>
              <table:table-cell office:value-type="float" office:value="279570040">
                <text:p>27957004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36229928">
                <text:p>236229928</text:p>
              </table:table-cell>
              <table:table-cell office:value-type="float" office:value="381683136">
                <text:p>381683136</text:p>
              </table:table-cell>
              <table:table-cell office:value-type="float" office:value="345631312">
                <text:p>345631312</text:p>
              </table:table-cell>
              <table:table-cell office:value-type="float" office:value="461892416">
                <text:p>461892416</text:p>
              </table:table-cell>
              <table:table-cell office:value-type="float" office:value="282665752">
                <text:p>28266575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42421352">
                <text:p>242421352</text:p>
              </table:table-cell>
              <table:table-cell office:value-type="float" office:value="381683136">
                <text:p>381683136</text:p>
              </table:table-cell>
              <table:table-cell office:value-type="float" office:value="348727024">
                <text:p>348727024</text:p>
              </table:table-cell>
              <table:table-cell office:value-type="float" office:value="463120784">
                <text:p>463120784</text:p>
              </table:table-cell>
              <table:table-cell office:value-type="float" office:value="288857176">
                <text:p>28885717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50676584">
                <text:p>250676584</text:p>
              </table:table-cell>
              <table:table-cell office:value-type="float" office:value="387479712">
                <text:p>387479712</text:p>
              </table:table-cell>
              <table:table-cell office:value-type="float" office:value="356982256">
                <text:p>356982256</text:p>
              </table:table-cell>
              <table:table-cell office:value-type="float" office:value="463120784">
                <text:p>463120784</text:p>
              </table:table-cell>
              <table:table-cell office:value-type="float" office:value="301240024">
                <text:p>30124002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58931816">
                <text:p>258931816</text:p>
              </table:table-cell>
              <table:table-cell office:value-type="float" office:value="389018496">
                <text:p>389018496</text:p>
              </table:table-cell>
              <table:table-cell office:value-type="float" office:value="362141776">
                <text:p>362141776</text:p>
              </table:table-cell>
              <table:table-cell office:value-type="float" office:value="470521712">
                <text:p>470521712</text:p>
              </table:table-cell>
              <table:table-cell office:value-type="float" office:value="306399544">
                <text:p>30639954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64091336">
                <text:p>264091336</text:p>
              </table:table-cell>
              <table:table-cell office:value-type="float" office:value="391475232">
                <text:p>391475232</text:p>
              </table:table-cell>
              <table:table-cell office:value-type="float" office:value="373492720">
                <text:p>373492720</text:p>
              </table:table-cell>
              <table:table-cell office:value-type="float" office:value="470521712">
                <text:p>470521712</text:p>
              </table:table-cell>
              <table:table-cell office:value-type="float" office:value="312590968">
                <text:p>31259096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73378472">
                <text:p>273378472</text:p>
              </table:table-cell>
              <table:table-cell office:value-type="float" office:value="398189760">
                <text:p>398189760</text:p>
              </table:table-cell>
              <table:table-cell office:value-type="float" office:value="378652240">
                <text:p>378652240</text:p>
              </table:table-cell>
              <table:table-cell office:value-type="float" office:value="470521712">
                <text:p>470521712</text:p>
              </table:table-cell>
              <table:table-cell office:value-type="float" office:value="321878104">
                <text:p>32187810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78537992">
                <text:p>278537992</text:p>
              </table:table-cell>
              <table:table-cell office:value-type="float" office:value="398189760">
                <text:p>398189760</text:p>
              </table:table-cell>
              <table:table-cell office:value-type="float" office:value="384843664">
                <text:p>384843664</text:p>
              </table:table-cell>
              <table:table-cell office:value-type="float" office:value="470521712">
                <text:p>470521712</text:p>
              </table:table-cell>
              <table:table-cell office:value-type="float" office:value="328069528">
                <text:p>32806952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84729416">
                <text:p>284729416</text:p>
              </table:table-cell>
              <table:table-cell office:value-type="float" office:value="398189760">
                <text:p>398189760</text:p>
              </table:table-cell>
              <table:table-cell office:value-type="float" office:value="392066992">
                <text:p>392066992</text:p>
              </table:table-cell>
              <table:table-cell office:value-type="float" office:value="470521712">
                <text:p>470521712</text:p>
              </table:table-cell>
              <table:table-cell office:value-type="float" office:value="334260952">
                <text:p>33426095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91952744">
                <text:p>291952744</text:p>
              </table:table-cell>
              <table:table-cell office:value-type="float" office:value="405525120">
                <text:p>405525120</text:p>
              </table:table-cell>
              <table:table-cell office:value-type="float" office:value="403417936">
                <text:p>403417936</text:p>
              </table:table-cell>
              <table:table-cell office:value-type="float" office:value="476270144">
                <text:p>476270144</text:p>
              </table:table-cell>
              <table:table-cell office:value-type="float" office:value="341484280">
                <text:p>34148428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91952744">
                <text:p>291952744</text:p>
              </table:table-cell>
              <table:table-cell office:value-type="float" office:value="405480848">
                <text:p>405480848</text:p>
              </table:table-cell>
              <table:table-cell office:value-type="float" office:value="410641264">
                <text:p>410641264</text:p>
              </table:table-cell>
              <table:table-cell office:value-type="float" office:value="485292848">
                <text:p>485292848</text:p>
              </table:table-cell>
              <table:table-cell office:value-type="float" office:value="349739512">
                <text:p>34973951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5048456">
                <text:p>295048456</text:p>
              </table:table-cell>
              <table:table-cell office:value-type="float" office:value="257803328">
                <text:p>257803328</text:p>
              </table:table-cell>
              <table:table-cell office:value-type="float" office:value="419928400">
                <text:p>419928400</text:p>
              </table:table-cell>
              <table:table-cell office:value-type="float" office:value="487028336">
                <text:p>487028336</text:p>
              </table:table-cell>
              <table:table-cell office:value-type="float" office:value="354899032">
                <text:p>35489903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01239880">
                <text:p>301239880</text:p>
              </table:table-cell>
              <table:table-cell office:value-type="float" office:value="265121008">
                <text:p>265121008</text:p>
              </table:table-cell>
              <table:table-cell office:value-type="float" office:value="425087920">
                <text:p>425087920</text:p>
              </table:table-cell>
              <table:table-cell office:value-type="float" office:value="487028336">
                <text:p>487028336</text:p>
              </table:table-cell>
              <table:table-cell office:value-type="float" office:value="354899032">
                <text:p>35489903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05367496">
                <text:p>305367496</text:p>
              </table:table-cell>
              <table:table-cell office:value-type="float" office:value="265121008">
                <text:p>265121008</text:p>
              </table:table-cell>
              <table:table-cell office:value-type="float" office:value="432311248">
                <text:p>432311248</text:p>
              </table:table-cell>
              <table:table-cell office:value-type="float" office:value="492776768">
                <text:p>492776768</text:p>
              </table:table-cell>
              <table:table-cell office:value-type="float" office:value="362122360">
                <text:p>36212236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11558920">
                <text:p>311558920</text:p>
              </table:table-cell>
              <table:table-cell office:value-type="float" office:value="271312432">
                <text:p>271312432</text:p>
              </table:table-cell>
              <table:table-cell office:value-type="float" office:value="439534576">
                <text:p>439534576</text:p>
              </table:table-cell>
              <table:table-cell office:value-type="float" office:value="494708960">
                <text:p>494708960</text:p>
              </table:table-cell>
              <table:table-cell office:value-type="float" office:value="366249976">
                <text:p>36624997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18782248">
                <text:p>318782248</text:p>
              </table:table-cell>
              <table:table-cell office:value-type="float" office:value="281631472">
                <text:p>281631472</text:p>
              </table:table-cell>
              <table:table-cell office:value-type="float" office:value="439534576">
                <text:p>439534576</text:p>
              </table:table-cell>
              <table:table-cell office:value-type="float" office:value="503534960">
                <text:p>503534960</text:p>
              </table:table-cell>
              <table:table-cell office:value-type="float" office:value="371409496">
                <text:p>37140949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26005576">
                <text:p>326005576</text:p>
              </table:table-cell>
              <table:table-cell office:value-type="float" office:value="281631472">
                <text:p>281631472</text:p>
              </table:table-cell>
              <table:table-cell office:value-type="float" office:value="444694096">
                <text:p>444694096</text:p>
              </table:table-cell>
              <table:table-cell office:value-type="float" office:value="503534960">
                <text:p>503534960</text:p>
              </table:table-cell>
              <table:table-cell office:value-type="float" office:value="371409496">
                <text:p>37140949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35292712">
                <text:p>335292712</text:p>
              </table:table-cell>
              <table:table-cell office:value-type="float" office:value="289886704">
                <text:p>289886704</text:p>
              </table:table-cell>
              <table:table-cell office:value-type="float" office:value="456045040">
                <text:p>456045040</text:p>
              </table:table-cell>
              <table:table-cell office:value-type="float" office:value="509283392">
                <text:p>509283392</text:p>
              </table:table-cell>
              <table:table-cell office:value-type="float" office:value="382760440">
                <text:p>38276044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45611752">
                <text:p>345611752</text:p>
              </table:table-cell>
              <table:table-cell office:value-type="float" office:value="308460976">
                <text:p>308460976</text:p>
              </table:table-cell>
              <table:table-cell office:value-type="float" office:value="472555504">
                <text:p>472555504</text:p>
              </table:table-cell>
              <table:table-cell office:value-type="float" office:value="519337760">
                <text:p>519337760</text:p>
              </table:table-cell>
              <table:table-cell office:value-type="float" office:value="401334712">
                <text:p>40133471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65217928">
                <text:p>365217928</text:p>
              </table:table-cell>
              <table:table-cell office:value-type="float" office:value="316716208">
                <text:p>316716208</text:p>
              </table:table-cell>
              <table:table-cell office:value-type="float" office:value="481842640">
                <text:p>481842640</text:p>
              </table:table-cell>
              <table:table-cell office:value-type="float" office:value="240045616">
                <text:p>240045616</text:p>
              </table:table-cell>
              <table:table-cell office:value-type="float" office:value="412685656">
                <text:p>41268565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70704792">
                <text:p>370704792</text:p>
              </table:table-cell>
              <table:table-cell office:value-type="float" office:value="323939536">
                <text:p>323939536</text:p>
              </table:table-cell>
              <table:table-cell office:value-type="float" office:value="488229312">
                <text:p>488229312</text:p>
              </table:table-cell>
              <table:table-cell office:value-type="float" office:value="240045616">
                <text:p>240045616</text:p>
              </table:table-cell>
              <table:table-cell office:value-type="float" office:value="420940888">
                <text:p>42094088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74193192">
                <text:p>374193192</text:p>
              </table:table-cell>
              <table:table-cell office:value-type="float" office:value="331162864">
                <text:p>331162864</text:p>
              </table:table-cell>
              <table:table-cell office:value-type="float" office:value="492946080">
                <text:p>492946080</text:p>
              </table:table-cell>
              <table:table-cell office:value-type="float" office:value="249643008">
                <text:p>249643008</text:p>
              </table:table-cell>
              <table:table-cell office:value-type="float" office:value="427132312">
                <text:p>42713231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5666408">
                <text:p>375666408</text:p>
              </table:table-cell>
              <table:table-cell office:value-type="float" office:value="333226672">
                <text:p>333226672</text:p>
              </table:table-cell>
              <table:table-cell office:value-type="float" office:value="495140544">
                <text:p>495140544</text:p>
              </table:table-cell>
              <table:table-cell office:value-type="float" office:value="256866336">
                <text:p>256866336</text:p>
              </table:table-cell>
              <table:table-cell office:value-type="float" office:value="437451352">
                <text:p>43745135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84313128">
                <text:p>384313128</text:p>
              </table:table-cell>
              <table:table-cell office:value-type="float" office:value="339418096">
                <text:p>339418096</text:p>
              </table:table-cell>
              <table:table-cell office:value-type="float" office:value="498038832">
                <text:p>498038832</text:p>
              </table:table-cell>
              <table:table-cell office:value-type="float" office:value="262025856">
                <text:p>262025856</text:p>
              </table:table-cell>
              <table:table-cell office:value-type="float" office:value="445706584">
                <text:p>44570658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84313128">
                <text:p>384313128</text:p>
              </table:table-cell>
              <table:table-cell office:value-type="float" office:value="346641424">
                <text:p>346641424</text:p>
              </table:table-cell>
              <table:table-cell office:value-type="float" office:value="498038832">
                <text:p>498038832</text:p>
              </table:table-cell>
              <table:table-cell office:value-type="float" office:value="270281088">
                <text:p>270281088</text:p>
              </table:table-cell>
              <table:table-cell office:value-type="float" office:value="447770392">
                <text:p>44777039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84313128">
                <text:p>384313128</text:p>
              </table:table-cell>
              <table:table-cell office:value-type="float" office:value="351800944">
                <text:p>351800944</text:p>
              </table:table-cell>
              <table:table-cell office:value-type="float" office:value="498038832">
                <text:p>498038832</text:p>
              </table:table-cell>
              <table:table-cell office:value-type="float" office:value="273376800">
                <text:p>273376800</text:p>
              </table:table-cell>
              <table:table-cell office:value-type="float" office:value="453961816">
                <text:p>45396181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4313128">
                <text:p>384313128</text:p>
              </table:table-cell>
              <table:table-cell office:value-type="float" office:value="357992336">
                <text:p>357992336</text:p>
              </table:table-cell>
              <table:table-cell office:value-type="float" office:value="501640944">
                <text:p>501640944</text:p>
              </table:table-cell>
              <table:table-cell office:value-type="float" office:value="273376800">
                <text:p>273376800</text:p>
              </table:table-cell>
              <table:table-cell office:value-type="float" office:value="462217048">
                <text:p>46221704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84313128">
                <text:p>384313128</text:p>
              </table:table-cell>
              <table:table-cell office:value-type="float" office:value="364183792">
                <text:p>364183792</text:p>
              </table:table-cell>
              <table:table-cell office:value-type="float" office:value="504735936">
                <text:p>504735936</text:p>
              </table:table-cell>
              <table:table-cell office:value-type="float" office:value="277504416">
                <text:p>277504416</text:p>
              </table:table-cell>
              <table:table-cell office:value-type="float" office:value="462217048">
                <text:p>46221704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86573160">
                <text:p>386573160</text:p>
              </table:table-cell>
              <table:table-cell office:value-type="float" office:value="372439024">
                <text:p>372439024</text:p>
              </table:table-cell>
              <table:table-cell office:value-type="float" office:value="512416560">
                <text:p>512416560</text:p>
              </table:table-cell>
              <table:table-cell office:value-type="float" office:value="289887264">
                <text:p>289887264</text:p>
              </table:table-cell>
              <table:table-cell office:value-type="float" office:value="462217048">
                <text:p>46221704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92828712">
                <text:p>392828712</text:p>
              </table:table-cell>
              <table:table-cell office:value-type="float" office:value="372439024">
                <text:p>372439024</text:p>
              </table:table-cell>
              <table:table-cell office:value-type="float" office:value="514545456">
                <text:p>514545456</text:p>
              </table:table-cell>
              <table:table-cell office:value-type="float" office:value="294014880">
                <text:p>294014880</text:p>
              </table:table-cell>
              <table:table-cell office:value-type="float" office:value="474599896">
                <text:p>47459989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92828712">
                <text:p>392828712</text:p>
              </table:table-cell>
              <table:table-cell office:value-type="float" office:value="377598544">
                <text:p>377598544</text:p>
              </table:table-cell>
              <table:table-cell office:value-type="float" office:value="514545456">
                <text:p>514545456</text:p>
              </table:table-cell>
              <table:table-cell office:value-type="float" office:value="301238208">
                <text:p>301238208</text:p>
              </table:table-cell>
              <table:table-cell office:value-type="float" office:value="481823224">
                <text:p>48182322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94760904">
                <text:p>394760904</text:p>
              </table:table-cell>
              <table:table-cell office:value-type="float" office:value="386885680">
                <text:p>386885680</text:p>
              </table:table-cell>
              <table:table-cell office:value-type="float" office:value="520538736">
                <text:p>520538736</text:p>
              </table:table-cell>
              <table:table-cell office:value-type="float" office:value="306397728">
                <text:p>306397728</text:p>
              </table:table-cell>
              <table:table-cell office:value-type="float" office:value="491110360">
                <text:p>49111036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00819752">
                <text:p>400819752</text:p>
              </table:table-cell>
              <table:table-cell office:value-type="float" office:value="388949488">
                <text:p>388949488</text:p>
              </table:table-cell>
              <table:table-cell office:value-type="float" office:value="521242560">
                <text:p>521242560</text:p>
              </table:table-cell>
              <table:table-cell office:value-type="float" office:value="313621056">
                <text:p>313621056</text:p>
              </table:table-cell>
              <table:table-cell office:value-type="float" office:value="498333688">
                <text:p>49833368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00819752">
                <text:p>400819752</text:p>
              </table:table-cell>
              <table:table-cell office:value-type="float" office:value="393994080">
                <text:p>393994080</text:p>
              </table:table-cell>
              <table:table-cell office:value-type="float" office:value="531052080">
                <text:p>531052080</text:p>
              </table:table-cell>
              <table:table-cell office:value-type="float" office:value="322908192">
                <text:p>322908192</text:p>
              </table:table-cell>
              <table:table-cell office:value-type="float" office:value="507620824">
                <text:p>50762082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00819752">
                <text:p>400819752</text:p>
              </table:table-cell>
              <table:table-cell office:value-type="float" office:value="393994080">
                <text:p>393994080</text:p>
              </table:table-cell>
              <table:table-cell office:value-type="float" office:value="531052080">
                <text:p>531052080</text:p>
              </table:table-cell>
              <table:table-cell office:value-type="float" office:value="327035808">
                <text:p>327035808</text:p>
              </table:table-cell>
              <table:table-cell office:value-type="float" office:value="516907960">
                <text:p>51690796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09335336">
                <text:p>409335336</text:p>
              </table:table-cell>
              <table:table-cell office:value-type="float" office:value="402820080">
                <text:p>402820080</text:p>
              </table:table-cell>
              <table:table-cell office:value-type="float" office:value="531052080">
                <text:p>531052080</text:p>
              </table:table-cell>
              <table:table-cell office:value-type="float" office:value="336322944">
                <text:p>336322944</text:p>
              </table:table-cell>
              <table:table-cell office:value-type="float" office:value="528258904">
                <text:p>52825890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09335336">
                <text:p>409335336</text:p>
              </table:table-cell>
              <table:table-cell office:value-type="float" office:value="404555568">
                <text:p>404555568</text:p>
              </table:table-cell>
              <table:table-cell office:value-type="float" office:value="151127744">
                <text:p>151127744</text:p>
              </table:table-cell>
              <table:table-cell office:value-type="float" office:value="339418656">
                <text:p>339418656</text:p>
              </table:table-cell>
              <table:table-cell office:value-type="float" office:value="528258904">
                <text:p>52825890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12430328">
                <text:p>412430328</text:p>
              </table:table-cell>
              <table:table-cell office:value-type="float" office:value="404555568">
                <text:p>404555568</text:p>
              </table:table-cell>
              <table:table-cell office:value-type="float" office:value="151127744">
                <text:p>151127744</text:p>
              </table:table-cell>
              <table:table-cell office:value-type="float" office:value="344578176">
                <text:p>344578176</text:p>
              </table:table-cell>
              <table:table-cell office:value-type="float" office:value="534580008">
                <text:p>53458000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16032440">
                <text:p>416032440</text:p>
              </table:table-cell>
              <table:table-cell office:value-type="float" office:value="404555568">
                <text:p>404555568</text:p>
              </table:table-cell>
              <table:table-cell office:value-type="float" office:value="151128704">
                <text:p>151128704</text:p>
              </table:table-cell>
              <table:table-cell office:value-type="float" office:value="353865312">
                <text:p>353865312</text:p>
              </table:table-cell>
              <table:table-cell office:value-type="float" office:value="534907848">
                <text:p>53490784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17326376">
                <text:p>417326376</text:p>
              </table:table-cell>
              <table:table-cell office:value-type="float" office:value="404555568">
                <text:p>404555568</text:p>
              </table:table-cell>
              <table:table-cell office:value-type="float" office:value="158855296">
                <text:p>158855296</text:p>
              </table:table-cell>
              <table:table-cell office:value-type="float" office:value="356961024">
                <text:p>356961024</text:p>
              </table:table-cell>
              <table:table-cell office:value-type="float" office:value="534907848">
                <text:p>53490784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17326376">
                <text:p>417326376</text:p>
              </table:table-cell>
              <table:table-cell office:value-type="float" office:value="410566272">
                <text:p>410566272</text:p>
              </table:table-cell>
              <table:table-cell office:value-type="float" office:value="167110528">
                <text:p>167110528</text:p>
              </table:table-cell>
              <table:table-cell office:value-type="float" office:value="360056736">
                <text:p>360056736</text:p>
              </table:table-cell>
              <table:table-cell office:value-type="float" office:value="544520664">
                <text:p>54452066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24285752">
                <text:p>424285752</text:p>
              </table:table-cell>
              <table:table-cell office:value-type="float" office:value="411007824">
                <text:p>411007824</text:p>
              </table:table-cell>
              <table:table-cell office:value-type="float" office:value="171238144">
                <text:p>171238144</text:p>
              </table:table-cell>
              <table:table-cell office:value-type="float" office:value="363152448">
                <text:p>363152448</text:p>
              </table:table-cell>
              <table:table-cell office:value-type="float" office:value="544717368">
                <text:p>54471736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25841960">
                <text:p>425841960</text:p>
              </table:table-cell>
              <table:table-cell office:value-type="float" office:value="419326704">
                <text:p>419326704</text:p>
              </table:table-cell>
              <table:table-cell office:value-type="float" office:value="180525280">
                <text:p>180525280</text:p>
              </table:table-cell>
              <table:table-cell office:value-type="float" office:value="376567200">
                <text:p>376567200</text:p>
              </table:table-cell>
              <table:table-cell office:value-type="float" office:value="544717368">
                <text:p>54471736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25841960">
                <text:p>425841960</text:p>
              </table:table-cell>
              <table:table-cell office:value-type="float" office:value="421062192">
                <text:p>421062192</text:p>
              </table:table-cell>
              <table:table-cell office:value-type="float" office:value="186716704">
                <text:p>186716704</text:p>
              </table:table-cell>
              <table:table-cell office:value-type="float" office:value="384822432">
                <text:p>384822432</text:p>
              </table:table-cell>
              <table:table-cell office:value-type="float" office:value="551414472">
                <text:p>55141447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26947080">
                <text:p>226947080</text:p>
              </table:table-cell>
              <table:table-cell office:value-type="float" office:value="421062192">
                <text:p>421062192</text:p>
              </table:table-cell>
              <table:table-cell office:value-type="float" office:value="192908128">
                <text:p>192908128</text:p>
              </table:table-cell>
              <table:table-cell office:value-type="float" office:value="393077664">
                <text:p>393077664</text:p>
              </table:table-cell>
              <table:table-cell office:value-type="float" office:value="551414472">
                <text:p>55141447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34167176">
                <text:p>234167176</text:p>
              </table:table-cell>
              <table:table-cell office:value-type="float" office:value="424353888">
                <text:p>424353888</text:p>
              </table:table-cell>
              <table:table-cell office:value-type="float" office:value="201163360">
                <text:p>201163360</text:p>
              </table:table-cell>
              <table:table-cell office:value-type="float" office:value="394109568">
                <text:p>394109568</text:p>
              </table:table-cell>
              <table:table-cell office:value-type="float" office:value="551414472">
                <text:p>55141447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34167176">
                <text:p>234167176</text:p>
              </table:table-cell>
              <table:table-cell office:value-type="float" office:value="427072896">
                <text:p>427072896</text:p>
              </table:table-cell>
              <table:table-cell office:value-type="float" office:value="209418592">
                <text:p>209418592</text:p>
              </table:table-cell>
              <table:table-cell office:value-type="float" office:value="404428608">
                <text:p>404428608</text:p>
              </table:table-cell>
              <table:table-cell office:value-type="float" office:value="551414472">
                <text:p>55141447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42422408">
                <text:p>242422408</text:p>
              </table:table-cell>
              <table:table-cell office:value-type="float" office:value="430412736">
                <text:p>430412736</text:p>
              </table:table-cell>
              <table:table-cell office:value-type="float" office:value="213546208">
                <text:p>213546208</text:p>
              </table:table-cell>
              <table:table-cell office:value-type="float" office:value="409588128">
                <text:p>409588128</text:p>
              </table:table-cell>
              <table:table-cell office:value-type="float" office:value="551414472">
                <text:p>55141447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48613832">
                <text:p>248613832</text:p>
              </table:table-cell>
              <table:table-cell office:value-type="float" office:value="437568816">
                <text:p>437568816</text:p>
              </table:table-cell>
              <table:table-cell office:value-type="float" office:value="217673824">
                <text:p>217673824</text:p>
              </table:table-cell>
              <table:table-cell office:value-type="float" office:value="417843360">
                <text:p>417843360</text:p>
              </table:table-cell>
              <table:table-cell office:value-type="float" office:value="556507224">
                <text:p>55650722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54805256">
                <text:p>254805256</text:p>
              </table:table-cell>
              <table:table-cell office:value-type="float" office:value="437568816">
                <text:p>437568816</text:p>
              </table:table-cell>
              <table:table-cell office:value-type="float" office:value="221801440">
                <text:p>221801440</text:p>
              </table:table-cell>
              <table:table-cell office:value-type="float" office:value="426098592">
                <text:p>426098592</text:p>
              </table:table-cell>
              <table:table-cell office:value-type="float" office:value="559798920">
                <text:p>55979892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60996680">
                <text:p>260996680</text:p>
              </table:table-cell>
              <table:table-cell office:value-type="float" office:value="437568816">
                <text:p>437568816</text:p>
              </table:table-cell>
              <table:table-cell office:value-type="float" office:value="226960960">
                <text:p>226960960</text:p>
              </table:table-cell>
              <table:table-cell office:value-type="float" office:value="426098592">
                <text:p>426098592</text:p>
              </table:table-cell>
              <table:table-cell office:value-type="float" office:value="567921096">
                <text:p>56792109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70283816">
                <text:p>270283816</text:p>
              </table:table-cell>
              <table:table-cell office:value-type="float" office:value="437568816">
                <text:p>437568816</text:p>
              </table:table-cell>
              <table:table-cell office:value-type="float" office:value="234184288">
                <text:p>234184288</text:p>
              </table:table-cell>
              <table:table-cell office:value-type="float" office:value="431453600">
                <text:p>431453600</text:p>
              </table:table-cell>
              <table:table-cell office:value-type="float" office:value="567921096">
                <text:p>56792109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75443336">
                <text:p>275443336</text:p>
              </table:table-cell>
              <table:table-cell office:value-type="float" office:value="437568816">
                <text:p>437568816</text:p>
              </table:table-cell>
              <table:table-cell office:value-type="float" office:value="242439520">
                <text:p>242439520</text:p>
              </table:table-cell>
              <table:table-cell office:value-type="float" office:value="441770240">
                <text:p>441770240</text:p>
              </table:table-cell>
              <table:table-cell office:value-type="float" office:value="570622680">
                <text:p>57062268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75443336">
                <text:p>275443336</text:p>
              </table:table-cell>
              <table:table-cell office:value-type="float" office:value="443579520">
                <text:p>443579520</text:p>
              </table:table-cell>
              <table:table-cell office:value-type="float" office:value="242439520">
                <text:p>242439520</text:p>
              </table:table-cell>
              <table:table-cell office:value-type="float" office:value="441770240">
                <text:p>441770240</text:p>
              </table:table-cell>
              <table:table-cell office:value-type="float" office:value="573013848">
                <text:p>57301384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77507112">
                <text:p>277507112</text:p>
              </table:table-cell>
              <table:table-cell office:value-type="float" office:value="443524688">
                <text:p>443524688</text:p>
              </table:table-cell>
              <table:table-cell office:value-type="float" office:value="244503328">
                <text:p>244503328</text:p>
              </table:table-cell>
              <table:table-cell office:value-type="float" office:value="441770240">
                <text:p>441770240</text:p>
              </table:table-cell>
              <table:table-cell office:value-type="float" office:value="579907656">
                <text:p>57990765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83698568">
                <text:p>283698568</text:p>
              </table:table-cell>
              <table:table-cell office:value-type="float" office:value="184634944">
                <text:p>184634944</text:p>
              </table:table-cell>
              <table:table-cell office:value-type="float" office:value="258949984">
                <text:p>258949984</text:p>
              </table:table-cell>
              <table:table-cell office:value-type="float" office:value="444292544">
                <text:p>444292544</text:p>
              </table:table-cell>
              <table:table-cell office:value-type="float" office:value="584427720">
                <text:p>58442772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92985704">
                <text:p>292985704</text:p>
              </table:table-cell>
              <table:table-cell office:value-type="float" office:value="188762560">
                <text:p>188762560</text:p>
              </table:table-cell>
              <table:table-cell office:value-type="float" office:value="268237120">
                <text:p>268237120</text:p>
              </table:table-cell>
              <table:table-cell office:value-type="float" office:value="444292544">
                <text:p>444292544</text:p>
              </table:table-cell>
              <table:table-cell office:value-type="float" office:value="212563448">
                <text:p>21256344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03304744">
                <text:p>303304744</text:p>
              </table:table-cell>
              <table:table-cell office:value-type="float" office:value="188762560">
                <text:p>188762560</text:p>
              </table:table-cell>
              <table:table-cell office:value-type="float" office:value="275460448">
                <text:p>275460448</text:p>
              </table:table-cell>
              <table:table-cell office:value-type="float" office:value="444292544">
                <text:p>444292544</text:p>
              </table:table-cell>
              <table:table-cell office:value-type="float" office:value="212563448">
                <text:p>21256344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08464264">
                <text:p>308464264</text:p>
              </table:table-cell>
              <table:table-cell office:value-type="float" office:value="191858272">
                <text:p>191858272</text:p>
              </table:table-cell>
              <table:table-cell office:value-type="float" office:value="278556160">
                <text:p>278556160</text:p>
              </table:table-cell>
              <table:table-cell office:value-type="float" office:value="445193072">
                <text:p>445193072</text:p>
              </table:table-cell>
              <table:table-cell office:value-type="float" office:value="218689816">
                <text:p>21868981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15687592">
                <text:p>315687592</text:p>
              </table:table-cell>
              <table:table-cell office:value-type="float" office:value="201145408">
                <text:p>201145408</text:p>
              </table:table-cell>
              <table:table-cell office:value-type="float" office:value="283715680">
                <text:p>283715680</text:p>
              </table:table-cell>
              <table:table-cell office:value-type="float" office:value="451842032">
                <text:p>451842032</text:p>
              </table:table-cell>
              <table:table-cell office:value-type="float" office:value="229008856">
                <text:p>22900885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21879016">
                <text:p>321879016</text:p>
              </table:table-cell>
              <table:table-cell office:value-type="float" office:value="205273024">
                <text:p>205273024</text:p>
              </table:table-cell>
              <table:table-cell office:value-type="float" office:value="288875200">
                <text:p>288875200</text:p>
              </table:table-cell>
              <table:table-cell office:value-type="float" office:value="460274624">
                <text:p>460274624</text:p>
              </table:table-cell>
              <table:table-cell office:value-type="float" office:value="235200280">
                <text:p>23520028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26006600">
                <text:p>326006600</text:p>
              </table:table-cell>
              <table:table-cell office:value-type="float" office:value="212496352">
                <text:p>212496352</text:p>
              </table:table-cell>
              <table:table-cell office:value-type="float" office:value="291970912">
                <text:p>291970912</text:p>
              </table:table-cell>
              <table:table-cell office:value-type="float" office:value="460864736">
                <text:p>460864736</text:p>
              </table:table-cell>
              <table:table-cell office:value-type="float" office:value="236232184">
                <text:p>23623218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34261864">
                <text:p>334261864</text:p>
              </table:table-cell>
              <table:table-cell office:value-type="float" office:value="219719680">
                <text:p>219719680</text:p>
              </table:table-cell>
              <table:table-cell office:value-type="float" office:value="298162336">
                <text:p>298162336</text:p>
              </table:table-cell>
              <table:table-cell office:value-type="float" office:value="460864736">
                <text:p>460864736</text:p>
              </table:table-cell>
              <table:table-cell office:value-type="float" office:value="245519320">
                <text:p>24551932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41485192">
                <text:p>341485192</text:p>
              </table:table-cell>
              <table:table-cell office:value-type="float" office:value="223847296">
                <text:p>223847296</text:p>
              </table:table-cell>
              <table:table-cell office:value-type="float" office:value="307449472">
                <text:p>307449472</text:p>
              </table:table-cell>
              <table:table-cell office:value-type="float" office:value="460864736">
                <text:p>460864736</text:p>
              </table:table-cell>
              <table:table-cell office:value-type="float" office:value="251710744">
                <text:p>25171074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48708520">
                <text:p>348708520</text:p>
              </table:table-cell>
              <table:table-cell office:value-type="float" office:value="230038688">
                <text:p>230038688</text:p>
              </table:table-cell>
              <table:table-cell office:value-type="float" office:value="312608992">
                <text:p>312608992</text:p>
              </table:table-cell>
              <table:table-cell office:value-type="float" office:value="463190336">
                <text:p>463190336</text:p>
              </table:table-cell>
              <table:table-cell office:value-type="float" office:value="260997880">
                <text:p>26099788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55931848">
                <text:p>355931848</text:p>
              </table:table-cell>
              <table:table-cell office:value-type="float" office:value="238293952">
                <text:p>238293952</text:p>
              </table:table-cell>
              <table:table-cell office:value-type="float" office:value="320864224">
                <text:p>320864224</text:p>
              </table:table-cell>
              <table:table-cell office:value-type="float" office:value="474980192">
                <text:p>474980192</text:p>
              </table:table-cell>
              <table:table-cell office:value-type="float" office:value="262029784">
                <text:p>26202978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64187080">
                <text:p>364187080</text:p>
              </table:table-cell>
              <table:table-cell office:value-type="float" office:value="247581088">
                <text:p>247581088</text:p>
              </table:table-cell>
              <table:table-cell office:value-type="float" office:value="324991840">
                <text:p>324991840</text:p>
              </table:table-cell>
              <table:table-cell office:value-type="float" office:value="477371360">
                <text:p>477371360</text:p>
              </table:table-cell>
              <table:table-cell office:value-type="float" office:value="262029784">
                <text:p>26202978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65218984">
                <text:p>365218984</text:p>
              </table:table-cell>
              <table:table-cell office:value-type="float" office:value="254804416">
                <text:p>254804416</text:p>
              </table:table-cell>
              <table:table-cell office:value-type="float" office:value="331183264">
                <text:p>331183264</text:p>
              </table:table-cell>
              <table:table-cell office:value-type="float" office:value="477310336">
                <text:p>477310336</text:p>
              </table:table-cell>
              <table:table-cell office:value-type="float" office:value="268221208">
                <text:p>26822120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69346600">
                <text:p>369346600</text:p>
              </table:table-cell>
              <table:table-cell office:value-type="float" office:value="257900128">
                <text:p>257900128</text:p>
              </table:table-cell>
              <table:table-cell office:value-type="float" office:value="331183264">
                <text:p>331183264</text:p>
              </table:table-cell>
              <table:table-cell office:value-type="float" office:value="204734688">
                <text:p>204734688</text:p>
              </table:table-cell>
              <table:table-cell office:value-type="float" office:value="275444536">
                <text:p>27544453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81729448">
                <text:p>381729448</text:p>
              </table:table-cell>
              <table:table-cell office:value-type="float" office:value="263059648">
                <text:p>263059648</text:p>
              </table:table-cell>
              <table:table-cell office:value-type="float" office:value="335310880">
                <text:p>335310880</text:p>
              </table:table-cell>
              <table:table-cell office:value-type="float" office:value="207144592">
                <text:p>207144592</text:p>
              </table:table-cell>
              <table:table-cell office:value-type="float" office:value="278540248">
                <text:p>27854024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85857064">
                <text:p>385857064</text:p>
              </table:table-cell>
              <table:table-cell office:value-type="float" office:value="268219168">
                <text:p>268219168</text:p>
              </table:table-cell>
              <table:table-cell office:value-type="float" office:value="340470400">
                <text:p>340470400</text:p>
              </table:table-cell>
              <table:table-cell office:value-type="float" office:value="214563456">
                <text:p>214563456</text:p>
              </table:table-cell>
              <table:table-cell office:value-type="float" office:value="282667864">
                <text:p>28266786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97208008">
                <text:p>397208008</text:p>
              </table:table-cell>
              <table:table-cell office:value-type="float" office:value="271314880">
                <text:p>271314880</text:p>
              </table:table-cell>
              <table:table-cell office:value-type="float" office:value="347693728">
                <text:p>347693728</text:p>
              </table:table-cell>
              <table:table-cell office:value-type="float" office:value="220754880">
                <text:p>220754880</text:p>
              </table:table-cell>
              <table:table-cell office:value-type="float" office:value="290923096">
                <text:p>29092309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8239912">
                <text:p>398239912</text:p>
              </table:table-cell>
              <table:table-cell office:value-type="float" office:value="271314880">
                <text:p>271314880</text:p>
              </table:table-cell>
              <table:table-cell office:value-type="float" office:value="347693728">
                <text:p>347693728</text:p>
              </table:table-cell>
              <table:table-cell office:value-type="float" office:value="227978208">
                <text:p>227978208</text:p>
              </table:table-cell>
              <table:table-cell office:value-type="float" office:value="295050712">
                <text:p>29505071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01531592">
                <text:p>401531592</text:p>
              </table:table-cell>
              <table:table-cell office:value-type="float" office:value="274410592">
                <text:p>274410592</text:p>
              </table:table-cell>
              <table:table-cell office:value-type="float" office:value="355948960">
                <text:p>355948960</text:p>
              </table:table-cell>
              <table:table-cell office:value-type="float" office:value="237265344">
                <text:p>237265344</text:p>
              </table:table-cell>
              <table:table-cell office:value-type="float" office:value="299178328">
                <text:p>29917832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02366568">
                <text:p>402366568</text:p>
              </table:table-cell>
              <table:table-cell office:value-type="float" office:value="274410592">
                <text:p>274410592</text:p>
              </table:table-cell>
              <table:table-cell office:value-type="float" office:value="364204192">
                <text:p>364204192</text:p>
              </table:table-cell>
              <table:table-cell office:value-type="float" office:value="242424864">
                <text:p>242424864</text:p>
              </table:table-cell>
              <table:table-cell office:value-type="float" office:value="309497368">
                <text:p>30949736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08442824">
                <text:p>408442824</text:p>
              </table:table-cell>
              <table:table-cell office:value-type="float" office:value="280602016">
                <text:p>280602016</text:p>
              </table:table-cell>
              <table:table-cell office:value-type="float" office:value="368331808">
                <text:p>368331808</text:p>
              </table:table-cell>
              <table:table-cell office:value-type="float" office:value="250680096">
                <text:p>250680096</text:p>
              </table:table-cell>
              <table:table-cell office:value-type="float" office:value="312593080">
                <text:p>31259308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13780424">
                <text:p>413780424</text:p>
              </table:table-cell>
              <table:table-cell office:value-type="float" office:value="290921056">
                <text:p>290921056</text:p>
              </table:table-cell>
              <table:table-cell office:value-type="float" office:value="379682752">
                <text:p>379682752</text:p>
              </table:table-cell>
              <table:table-cell office:value-type="float" office:value="256871520">
                <text:p>256871520</text:p>
              </table:table-cell>
              <table:table-cell office:value-type="float" office:value="322912120">
                <text:p>32291212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13780424">
                <text:p>413780424</text:p>
              </table:table-cell>
              <table:table-cell office:value-type="float" office:value="291952960">
                <text:p>291952960</text:p>
              </table:table-cell>
              <table:table-cell office:value-type="float" office:value="382778432">
                <text:p>382778432</text:p>
              </table:table-cell>
              <table:table-cell office:value-type="float" office:value="260999136">
                <text:p>260999136</text:p>
              </table:table-cell>
              <table:table-cell office:value-type="float" office:value="328071640">
                <text:p>32807164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17137688">
                <text:p>417137688</text:p>
              </table:table-cell>
              <table:table-cell office:value-type="float" office:value="304335808">
                <text:p>304335808</text:p>
              </table:table-cell>
              <table:table-cell office:value-type="float" office:value="393097504">
                <text:p>393097504</text:p>
              </table:table-cell>
              <table:table-cell office:value-type="float" office:value="265126752">
                <text:p>265126752</text:p>
              </table:table-cell>
              <table:table-cell office:value-type="float" office:value="337358776">
                <text:p>33735877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22099304">
                <text:p>422099304</text:p>
              </table:table-cell>
              <table:table-cell office:value-type="float" office:value="307431520">
                <text:p>307431520</text:p>
              </table:table-cell>
              <table:table-cell office:value-type="float" office:value="398257024">
                <text:p>398257024</text:p>
              </table:table-cell>
              <table:table-cell office:value-type="float" office:value="271318176">
                <text:p>271318176</text:p>
              </table:table-cell>
              <table:table-cell office:value-type="float" office:value="344582104">
                <text:p>34458210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30287048">
                <text:p>430287048</text:p>
              </table:table-cell>
              <table:table-cell office:value-type="float" office:value="314654848">
                <text:p>314654848</text:p>
              </table:table-cell>
              <table:table-cell office:value-type="float" office:value="404448448">
                <text:p>404448448</text:p>
              </table:table-cell>
              <table:table-cell office:value-type="float" office:value="275445792">
                <text:p>275445792</text:p>
              </table:table-cell>
              <table:table-cell office:value-type="float" office:value="348709720">
                <text:p>3487097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30287048">
                <text:p>430287048</text:p>
              </table:table-cell>
              <table:table-cell office:value-type="float" office:value="323941984">
                <text:p>323941984</text:p>
              </table:table-cell>
              <table:table-cell office:value-type="float" office:value="413735584">
                <text:p>413735584</text:p>
              </table:table-cell>
              <table:table-cell office:value-type="float" office:value="277509600">
                <text:p>277509600</text:p>
              </table:table-cell>
              <table:table-cell office:value-type="float" office:value="348709720">
                <text:p>34870972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30287048">
                <text:p>430287048</text:p>
              </table:table-cell>
              <table:table-cell office:value-type="float" office:value="326005792">
                <text:p>326005792</text:p>
              </table:table-cell>
              <table:table-cell office:value-type="float" office:value="417863200">
                <text:p>417863200</text:p>
              </table:table-cell>
              <table:table-cell office:value-type="float" office:value="282669120">
                <text:p>282669120</text:p>
              </table:table-cell>
              <table:table-cell office:value-type="float" office:value="351805432">
                <text:p>35180543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33972152">
                <text:p>433972152</text:p>
              </table:table-cell>
              <table:table-cell office:value-type="float" office:value="335292928">
                <text:p>335292928</text:p>
              </table:table-cell>
              <table:table-cell office:value-type="float" office:value="417863200">
                <text:p>417863200</text:p>
              </table:table-cell>
              <table:table-cell office:value-type="float" office:value="291956256">
                <text:p>291956256</text:p>
              </table:table-cell>
              <table:table-cell office:value-type="float" office:value="361092568">
                <text:p>36109256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35379816">
                <text:p>435379816</text:p>
              </table:table-cell>
              <table:table-cell office:value-type="float" office:value="340452448">
                <text:p>340452448</text:p>
              </table:table-cell>
              <table:table-cell office:value-type="float" office:value="424054624">
                <text:p>424054624</text:p>
              </table:table-cell>
              <table:table-cell office:value-type="float" office:value="299179584">
                <text:p>299179584</text:p>
              </table:table-cell>
              <table:table-cell office:value-type="float" office:value="365220184">
                <text:p>36522018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37967672">
                <text:p>437967672</text:p>
              </table:table-cell>
              <table:table-cell office:value-type="float" office:value="340452448">
                <text:p>340452448</text:p>
              </table:table-cell>
              <table:table-cell office:value-type="float" office:value="433341760">
                <text:p>433341760</text:p>
              </table:table-cell>
              <table:table-cell office:value-type="float" office:value="302275296">
                <text:p>302275296</text:p>
              </table:table-cell>
              <table:table-cell office:value-type="float" office:value="367283992">
                <text:p>36728399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45696424">
                <text:p>445696424</text:p>
              </table:table-cell>
              <table:table-cell office:value-type="float" office:value="350771488">
                <text:p>350771488</text:p>
              </table:table-cell>
              <table:table-cell office:value-type="float" office:value="435405568">
                <text:p>435405568</text:p>
              </table:table-cell>
              <table:table-cell office:value-type="float" office:value="310530528">
                <text:p>310530528</text:p>
              </table:table-cell>
              <table:table-cell office:value-type="float" office:value="377603032">
                <text:p>37760303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45696424">
                <text:p>445696424</text:p>
              </table:table-cell>
              <table:table-cell office:value-type="float" office:value="356962912">
                <text:p>356962912</text:p>
              </table:table-cell>
              <table:table-cell office:value-type="float" office:value="446756512">
                <text:p>446756512</text:p>
              </table:table-cell>
              <table:table-cell office:value-type="float" office:value="315690048">
                <text:p>315690048</text:p>
              </table:table-cell>
              <table:table-cell office:value-type="float" office:value="381730648">
                <text:p>38173064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45696424">
                <text:p>445696424</text:p>
              </table:table-cell>
              <table:table-cell office:value-type="float" office:value="357618576">
                <text:p>357618576</text:p>
              </table:table-cell>
              <table:table-cell office:value-type="float" office:value="450884128">
                <text:p>450884128</text:p>
              </table:table-cell>
              <table:table-cell office:value-type="float" office:value="322913376">
                <text:p>322913376</text:p>
              </table:table-cell>
              <table:table-cell office:value-type="float" office:value="392049688">
                <text:p>39204968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3004136">
                <text:p>183004136</text:p>
              </table:table-cell>
              <table:table-cell office:value-type="float" office:value="363742992">
                <text:p>363742992</text:p>
              </table:table-cell>
              <table:table-cell office:value-type="float" office:value="453979840">
                <text:p>453979840</text:p>
              </table:table-cell>
              <table:table-cell office:value-type="float" office:value="327040992">
                <text:p>327040992</text:p>
              </table:table-cell>
              <table:table-cell office:value-type="float" office:value="398241112">
                <text:p>39824111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4635848">
                <text:p>184635848</text:p>
              </table:table-cell>
              <table:table-cell office:value-type="float" office:value="371996304">
                <text:p>371996304</text:p>
              </table:table-cell>
              <table:table-cell office:value-type="float" office:value="464298880">
                <text:p>464298880</text:p>
              </table:table-cell>
              <table:table-cell office:value-type="float" office:value="332200512">
                <text:p>332200512</text:p>
              </table:table-cell>
              <table:table-cell office:value-type="float" office:value="404432536">
                <text:p>40443253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9795400">
                <text:p>189795400</text:p>
              </table:table-cell>
              <table:table-cell office:value-type="float" office:value="373355808">
                <text:p>373355808</text:p>
              </table:table-cell>
              <table:table-cell office:value-type="float" office:value="467394592">
                <text:p>467394592</text:p>
              </table:table-cell>
              <table:table-cell office:value-type="float" office:value="339423840">
                <text:p>339423840</text:p>
              </table:table-cell>
              <table:table-cell office:value-type="float" office:value="414751576">
                <text:p>41475157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9795400">
                <text:p>189795400</text:p>
              </table:table-cell>
              <table:table-cell office:value-type="float" office:value="373355808">
                <text:p>373355808</text:p>
              </table:table-cell>
              <table:table-cell office:value-type="float" office:value="467394592">
                <text:p>467394592</text:p>
              </table:table-cell>
              <table:table-cell office:value-type="float" office:value="343551456">
                <text:p>343551456</text:p>
              </table:table-cell>
              <table:table-cell office:value-type="float" office:value="416815384">
                <text:p>41681538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9795400">
                <text:p>189795400</text:p>
              </table:table-cell>
              <table:table-cell office:value-type="float" office:value="373355808">
                <text:p>373355808</text:p>
              </table:table-cell>
              <table:table-cell office:value-type="float" office:value="471276384">
                <text:p>471276384</text:p>
              </table:table-cell>
              <table:table-cell office:value-type="float" office:value="348710976">
                <text:p>348710976</text:p>
              </table:table-cell>
              <table:table-cell office:value-type="float" office:value="429198232">
                <text:p>42919823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99082536">
                <text:p>199082536</text:p>
              </table:table-cell>
              <table:table-cell office:value-type="float" office:value="376385232">
                <text:p>376385232</text:p>
              </table:table-cell>
              <table:table-cell office:value-type="float" office:value="483525216">
                <text:p>483525216</text:p>
              </table:table-cell>
              <table:table-cell office:value-type="float" office:value="350774784">
                <text:p>350774784</text:p>
              </table:table-cell>
              <table:table-cell office:value-type="float" office:value="433325848">
                <text:p>43332584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06305864">
                <text:p>206305864</text:p>
              </table:table-cell>
              <table:table-cell office:value-type="float" office:value="388240656">
                <text:p>388240656</text:p>
              </table:table-cell>
              <table:table-cell office:value-type="float" office:value="484819152">
                <text:p>484819152</text:p>
              </table:table-cell>
              <table:table-cell office:value-type="float" office:value="365221440">
                <text:p>365221440</text:p>
              </table:table-cell>
              <table:table-cell office:value-type="float" office:value="438485368">
                <text:p>43848536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22816328">
                <text:p>222816328</text:p>
              </table:table-cell>
              <table:table-cell office:value-type="float" office:value="388240656">
                <text:p>388240656</text:p>
              </table:table-cell>
              <table:table-cell office:value-type="float" office:value="492416784">
                <text:p>492416784</text:p>
              </table:table-cell>
              <table:table-cell office:value-type="float" office:value="377604288">
                <text:p>377604288</text:p>
              </table:table-cell>
              <table:table-cell office:value-type="float" office:value="449836312">
                <text:p>44983631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25912040">
                <text:p>225912040</text:p>
              </table:table-cell>
              <table:table-cell office:value-type="float" office:value="388944496">
                <text:p>388944496</text:p>
              </table:table-cell>
              <table:table-cell office:value-type="float" office:value="500031840">
                <text:p>500031840</text:p>
              </table:table-cell>
              <table:table-cell office:value-type="float" office:value="381731904">
                <text:p>381731904</text:p>
              </table:table-cell>
              <table:table-cell office:value-type="float" office:value="451900120">
                <text:p>45190012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33135368">
                <text:p>233135368</text:p>
              </table:table-cell>
              <table:table-cell office:value-type="float" office:value="396166112">
                <text:p>396166112</text:p>
              </table:table-cell>
              <table:table-cell office:value-type="float" office:value="500031840">
                <text:p>500031840</text:p>
              </table:table-cell>
              <table:table-cell office:value-type="float" office:value="393082848">
                <text:p>393082848</text:p>
              </table:table-cell>
              <table:table-cell office:value-type="float" office:value="465314872">
                <text:p>46531487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39326792">
                <text:p>239326792</text:p>
              </table:table-cell>
              <table:table-cell office:value-type="float" office:value="404747280">
                <text:p>404747280</text:p>
              </table:table-cell>
              <table:table-cell office:value-type="float" office:value="500031840">
                <text:p>500031840</text:p>
              </table:table-cell>
              <table:table-cell office:value-type="float" office:value="398242368">
                <text:p>398242368</text:p>
              </table:table-cell>
              <table:table-cell office:value-type="float" office:value="466346776">
                <text:p>46634677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39326792">
                <text:p>239326792</text:p>
              </table:table-cell>
              <table:table-cell office:value-type="float" office:value="404747280">
                <text:p>404747280</text:p>
              </table:table-cell>
              <table:table-cell office:value-type="float" office:value="502995696">
                <text:p>502995696</text:p>
              </table:table-cell>
              <table:table-cell office:value-type="float" office:value="402369984">
                <text:p>402369984</text:p>
              </table:table-cell>
              <table:table-cell office:value-type="float" office:value="474602008">
                <text:p>47460200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48613928">
                <text:p>248613928</text:p>
              </table:table-cell>
              <table:table-cell office:value-type="float" office:value="404747280">
                <text:p>404747280</text:p>
              </table:table-cell>
              <table:table-cell office:value-type="float" office:value="502995696">
                <text:p>502995696</text:p>
              </table:table-cell>
              <table:table-cell office:value-type="float" office:value="404433792">
                <text:p>404433792</text:p>
              </table:table-cell>
              <table:table-cell office:value-type="float" office:value="482857240">
                <text:p>48285724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55837256">
                <text:p>255837256</text:p>
              </table:table-cell>
              <table:table-cell office:value-type="float" office:value="406237920">
                <text:p>406237920</text:p>
              </table:table-cell>
              <table:table-cell office:value-type="float" office:value="502995696">
                <text:p>502995696</text:p>
              </table:table-cell>
              <table:table-cell office:value-type="float" office:value="414752832">
                <text:p>414752832</text:p>
              </table:table-cell>
              <table:table-cell office:value-type="float" office:value="482857240">
                <text:p>48285724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58932968">
                <text:p>258932968</text:p>
              </table:table-cell>
              <table:table-cell office:value-type="float" office:value="411837792">
                <text:p>411837792</text:p>
              </table:table-cell>
              <table:table-cell office:value-type="float" office:value="154140128">
                <text:p>154140128</text:p>
              </table:table-cell>
              <table:table-cell office:value-type="float" office:value="414752800">
                <text:p>414752800</text:p>
              </table:table-cell>
              <table:table-cell office:value-type="float" office:value="485707368">
                <text:p>48570736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64484680">
                <text:p>264484680</text:p>
              </table:table-cell>
              <table:table-cell office:value-type="float" office:value="420025536">
                <text:p>420025536</text:p>
              </table:table-cell>
              <table:table-cell office:value-type="float" office:value="156337072">
                <text:p>156337072</text:p>
              </table:table-cell>
              <table:table-cell office:value-type="float" office:value="424039968">
                <text:p>424039968</text:p>
              </table:table-cell>
              <table:table-cell office:value-type="float" office:value="493763976">
                <text:p>49376397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71771896">
                <text:p>271771896</text:p>
              </table:table-cell>
              <table:table-cell office:value-type="float" office:value="421253904">
                <text:p>421253904</text:p>
              </table:table-cell>
              <table:table-cell office:value-type="float" office:value="157371680">
                <text:p>157371680</text:p>
              </table:table-cell>
              <table:table-cell office:value-type="float" office:value="431263296">
                <text:p>431263296</text:p>
              </table:table-cell>
              <table:table-cell office:value-type="float" office:value="498397752">
                <text:p>49839775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71771896">
                <text:p>271771896</text:p>
              </table:table-cell>
              <table:table-cell office:value-type="float" office:value="421253904">
                <text:p>421253904</text:p>
              </table:table-cell>
              <table:table-cell office:value-type="float" office:value="168143248">
                <text:p>168143248</text:p>
              </table:table-cell>
              <table:table-cell office:value-type="float" office:value="435390912">
                <text:p>435390912</text:p>
              </table:table-cell>
              <table:table-cell office:value-type="float" office:value="498397752">
                <text:p>4983977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71771896">
                <text:p>271771896</text:p>
              </table:table-cell>
              <table:table-cell office:value-type="float" office:value="421253904">
                <text:p>421253904</text:p>
              </table:table-cell>
              <table:table-cell office:value-type="float" office:value="174334672">
                <text:p>174334672</text:p>
              </table:table-cell>
              <table:table-cell office:value-type="float" office:value="435390912">
                <text:p>435390912</text:p>
              </table:table-cell>
              <table:table-cell office:value-type="float" office:value="498397752">
                <text:p>49839775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74228632">
                <text:p>274228632</text:p>
              </table:table-cell>
              <table:table-cell office:value-type="float" office:value="421222352">
                <text:p>421222352</text:p>
              </table:table-cell>
              <table:table-cell office:value-type="float" office:value="183621808">
                <text:p>183621808</text:p>
              </table:table-cell>
              <table:table-cell office:value-type="float" office:value="439518528">
                <text:p>439518528</text:p>
              </table:table-cell>
              <table:table-cell office:value-type="float" office:value="503114520">
                <text:p>50311452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75260296">
                <text:p>275260296</text:p>
              </table:table-cell>
              <table:table-cell office:value-type="float" office:value="235921744">
                <text:p>235921744</text:p>
              </table:table-cell>
              <table:table-cell office:value-type="float" office:value="188781328">
                <text:p>188781328</text:p>
              </table:table-cell>
              <table:table-cell office:value-type="float" office:value="448805664">
                <text:p>448805664</text:p>
              </table:table-cell>
              <table:table-cell office:value-type="float" office:value="509435640">
                <text:p>50943564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75260296">
                <text:p>275260296</text:p>
              </table:table-cell>
              <table:table-cell office:value-type="float" office:value="235921744">
                <text:p>235921744</text:p>
              </table:table-cell>
              <table:table-cell office:value-type="float" office:value="194972752">
                <text:p>194972752</text:p>
              </table:table-cell>
              <table:table-cell office:value-type="float" office:value="451901376">
                <text:p>451901376</text:p>
              </table:table-cell>
              <table:table-cell office:value-type="float" office:value="514904376">
                <text:p>51490437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75260296">
                <text:p>275260296</text:p>
              </table:table-cell>
              <table:table-cell office:value-type="float" office:value="243454624">
                <text:p>243454624</text:p>
              </table:table-cell>
              <table:table-cell office:value-type="float" office:value="199100368">
                <text:p>199100368</text:p>
              </table:table-cell>
              <table:table-cell office:value-type="float" office:value="454997088">
                <text:p>454997088</text:p>
              </table:table-cell>
              <table:table-cell office:value-type="float" office:value="514904376">
                <text:p>51490437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75260296">
                <text:p>275260296</text:p>
              </table:table-cell>
              <table:table-cell office:value-type="float" office:value="247582240">
                <text:p>247582240</text:p>
              </table:table-cell>
              <table:table-cell office:value-type="float" office:value="205291792">
                <text:p>205291792</text:p>
              </table:table-cell>
              <table:table-cell office:value-type="float" office:value="464284224">
                <text:p>464284224</text:p>
              </table:table-cell>
              <table:table-cell office:value-type="float" office:value="514904376">
                <text:p>51490437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75260296">
                <text:p>275260296</text:p>
              </table:table-cell>
              <table:table-cell office:value-type="float" office:value="251709856">
                <text:p>251709856</text:p>
              </table:table-cell>
              <table:table-cell office:value-type="float" office:value="211483216">
                <text:p>211483216</text:p>
              </table:table-cell>
              <table:table-cell office:value-type="float" office:value="468411840">
                <text:p>468411840</text:p>
              </table:table-cell>
              <table:table-cell office:value-type="float" office:value="514904376">
                <text:p>51490437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75260296">
                <text:p>275260296</text:p>
              </table:table-cell>
              <table:table-cell office:value-type="float" office:value="263060800">
                <text:p>263060800</text:p>
              </table:table-cell>
              <table:table-cell office:value-type="float" office:value="219738448">
                <text:p>219738448</text:p>
              </table:table-cell>
              <table:table-cell office:value-type="float" office:value="468411840">
                <text:p>468411840</text:p>
              </table:table-cell>
              <table:table-cell office:value-type="float" office:value="514904376">
                <text:p>51490437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77126920">
                <text:p>277126920</text:p>
              </table:table-cell>
              <table:table-cell office:value-type="float" office:value="266156512">
                <text:p>266156512</text:p>
              </table:table-cell>
              <table:table-cell office:value-type="float" office:value="221802256">
                <text:p>221802256</text:p>
              </table:table-cell>
              <table:table-cell office:value-type="float" office:value="473390864">
                <text:p>473390864</text:p>
              </table:table-cell>
              <table:table-cell office:value-type="float" office:value="523419960">
                <text:p>52341996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88344088">
                <text:p>288344088</text:p>
              </table:table-cell>
              <table:table-cell office:value-type="float" office:value="278539360">
                <text:p>278539360</text:p>
              </table:table-cell>
              <table:table-cell office:value-type="float" office:value="232121296">
                <text:p>232121296</text:p>
              </table:table-cell>
              <table:table-cell office:value-type="float" office:value="484345760">
                <text:p>484345760</text:p>
              </table:table-cell>
              <table:table-cell office:value-type="float" office:value="531411000">
                <text:p>53141100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91766920">
                <text:p>291766920</text:p>
              </table:table-cell>
              <table:table-cell office:value-type="float" office:value="280603168">
                <text:p>280603168</text:p>
              </table:table-cell>
              <table:table-cell office:value-type="float" office:value="238312720">
                <text:p>238312720</text:p>
              </table:table-cell>
              <table:table-cell office:value-type="float" office:value="484345760">
                <text:p>484345760</text:p>
              </table:table-cell>
              <table:table-cell office:value-type="float" office:value="531411000">
                <text:p>53141100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91766920">
                <text:p>291766920</text:p>
              </table:table-cell>
              <table:table-cell office:value-type="float" office:value="280603168">
                <text:p>280603168</text:p>
              </table:table-cell>
              <table:table-cell office:value-type="float" office:value="244504144">
                <text:p>244504144</text:p>
              </table:table-cell>
              <table:table-cell office:value-type="float" office:value="484345760">
                <text:p>484345760</text:p>
              </table:table-cell>
              <table:table-cell office:value-type="float" office:value="531411000">
                <text:p>5314110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91766920">
                <text:p>291766920</text:p>
              </table:table-cell>
              <table:table-cell office:value-type="float" office:value="287826496">
                <text:p>287826496</text:p>
              </table:table-cell>
              <table:table-cell office:value-type="float" office:value="244504144">
                <text:p>244504144</text:p>
              </table:table-cell>
              <table:table-cell office:value-type="float" office:value="486802496">
                <text:p>486802496</text:p>
              </table:table-cell>
              <table:table-cell office:value-type="float" office:value="151383656">
                <text:p>15138365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93633544">
                <text:p>293633544</text:p>
              </table:table-cell>
              <table:table-cell office:value-type="float" office:value="290922208">
                <text:p>290922208</text:p>
              </table:table-cell>
              <table:table-cell office:value-type="float" office:value="244504144">
                <text:p>244504144</text:p>
              </table:table-cell>
              <table:table-cell office:value-type="float" office:value="495825200">
                <text:p>495825200</text:p>
              </table:table-cell>
              <table:table-cell office:value-type="float" office:value="151384088">
                <text:p>15138408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98660728">
                <text:p>298660728</text:p>
              </table:table-cell>
              <table:table-cell office:value-type="float" office:value="296081728">
                <text:p>296081728</text:p>
              </table:table-cell>
              <table:table-cell office:value-type="float" office:value="250695568">
                <text:p>250695568</text:p>
              </table:table-cell>
              <table:table-cell office:value-type="float" office:value="500852384">
                <text:p>500852384</text:p>
              </table:table-cell>
              <table:table-cell office:value-type="float" office:value="166072168">
                <text:p>16607216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08273544">
                <text:p>308273544</text:p>
              </table:table-cell>
              <table:table-cell office:value-type="float" office:value="302273152">
                <text:p>302273152</text:p>
              </table:table-cell>
              <table:table-cell office:value-type="float" office:value="259982704">
                <text:p>259982704</text:p>
              </table:table-cell>
              <table:table-cell office:value-type="float" office:value="500852384">
                <text:p>500852384</text:p>
              </table:table-cell>
              <table:table-cell office:value-type="float" office:value="168135976">
                <text:p>16813597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08273544">
                <text:p>308273544</text:p>
              </table:table-cell>
              <table:table-cell office:value-type="float" office:value="307432672">
                <text:p>307432672</text:p>
              </table:table-cell>
              <table:table-cell office:value-type="float" office:value="261014608">
                <text:p>261014608</text:p>
              </table:table-cell>
              <table:table-cell office:value-type="float" office:value="500852384">
                <text:p>500852384</text:p>
              </table:table-cell>
              <table:table-cell office:value-type="float" office:value="179486920">
                <text:p>17948692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08273544">
                <text:p>308273544</text:p>
              </table:table-cell>
              <table:table-cell office:value-type="float" office:value="312592192">
                <text:p>312592192</text:p>
              </table:table-cell>
              <table:table-cell office:value-type="float" office:value="261014608">
                <text:p>261014608</text:p>
              </table:table-cell>
              <table:table-cell office:value-type="float" office:value="503309120">
                <text:p>503309120</text:p>
              </table:table-cell>
              <table:table-cell office:value-type="float" office:value="182582632">
                <text:p>1825826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8273544">
                <text:p>308273544</text:p>
              </table:table-cell>
              <table:table-cell office:value-type="float" office:value="318783616">
                <text:p>318783616</text:p>
              </table:table-cell>
              <table:table-cell office:value-type="float" office:value="266124768">
                <text:p>266124768</text:p>
              </table:table-cell>
              <table:table-cell office:value-type="float" office:value="513035648">
                <text:p>513035648</text:p>
              </table:table-cell>
              <table:table-cell office:value-type="float" office:value="191869768">
                <text:p>19186976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0140168">
                <text:p>310140168</text:p>
              </table:table-cell>
              <table:table-cell office:value-type="float" office:value="323943136">
                <text:p>323943136</text:p>
              </table:table-cell>
              <table:table-cell office:value-type="float" office:value="266369616">
                <text:p>266369616</text:p>
              </table:table-cell>
              <table:table-cell office:value-type="float" office:value="517359008">
                <text:p>517359008</text:p>
              </table:table-cell>
              <table:table-cell office:value-type="float" office:value="199093096">
                <text:p>19909309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15871176">
                <text:p>315871176</text:p>
              </table:table-cell>
              <table:table-cell office:value-type="float" office:value="329102656">
                <text:p>329102656</text:p>
              </table:table-cell>
              <table:table-cell office:value-type="float" office:value="272052480">
                <text:p>272052480</text:p>
              </table:table-cell>
              <table:table-cell office:value-type="float" office:value="517359008">
                <text:p>517359008</text:p>
              </table:table-cell>
              <table:table-cell office:value-type="float" office:value="206316424">
                <text:p>20631642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24780168">
                <text:p>324780168</text:p>
              </table:table-cell>
              <table:table-cell office:value-type="float" office:value="334262176">
                <text:p>334262176</text:p>
              </table:table-cell>
              <table:table-cell office:value-type="float" office:value="277079664">
                <text:p>277079664</text:p>
              </table:table-cell>
              <table:table-cell office:value-type="float" office:value="517359008">
                <text:p>517359008</text:p>
              </table:table-cell>
              <table:table-cell office:value-type="float" office:value="215603560">
                <text:p>21560356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24732968">
                <text:p>324732968</text:p>
              </table:table-cell>
              <table:table-cell office:value-type="float" office:value="340453600">
                <text:p>340453600</text:p>
              </table:table-cell>
              <table:table-cell office:value-type="float" office:value="277079664">
                <text:p>277079664</text:p>
              </table:table-cell>
              <table:table-cell office:value-type="float" office:value="519815744">
                <text:p>519815744</text:p>
              </table:table-cell>
              <table:table-cell office:value-type="float" office:value="222826888">
                <text:p>22282688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5680040">
                <text:p>235680040</text:p>
              </table:table-cell>
              <table:table-cell office:value-type="float" office:value="345613120">
                <text:p>345613120</text:p>
              </table:table-cell>
              <table:table-cell office:value-type="float" office:value="NaN">
                <text:p>NaN</text:p>
              </table:table-cell>
              <table:table-cell office:value-type="float" office:value="519815744">
                <text:p>519815744</text:p>
              </table:table-cell>
              <table:table-cell office:value-type="float" office:value="232114024">
                <text:p>23211402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39323288">
                <text:p>239323288</text:p>
              </table:table-cell>
              <table:table-cell office:value-type="float" office:value="354900256">
                <text:p>354900256</text:p>
              </table:table-cell>
              <table:table-cell office:value-type="float" office:value="NaN">
                <text:p>NaN</text:p>
              </table:table-cell>
              <table:table-cell office:value-type="float" office:value="178149360">
                <text:p>178149360</text:p>
              </table:table-cell>
              <table:table-cell office:value-type="float" office:value="234177832">
                <text:p>23417783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52738040">
                <text:p>252738040</text:p>
              </table:table-cell>
              <table:table-cell office:value-type="float" office:value="373474528">
                <text:p>373474528</text:p>
              </table:table-cell>
              <table:table-cell office:value-type="float" office:value="NaN">
                <text:p>NaN</text:p>
              </table:table-cell>
              <table:table-cell office:value-type="float" office:value="194955840">
                <text:p>194955840</text:p>
              </table:table-cell>
              <table:table-cell office:value-type="float" office:value="248624488">
                <text:p>24862448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69248504">
                <text:p>269248504</text:p>
              </table:table-cell>
              <table:table-cell office:value-type="float" office:value="373474528">
                <text:p>373474528</text:p>
              </table:table-cell>
              <table:table-cell office:value-type="float" office:value="NaN">
                <text:p>NaN</text:p>
              </table:table-cell>
              <table:table-cell office:value-type="float" office:value="205274880">
                <text:p>205274880</text:p>
              </table:table-cell>
              <table:table-cell office:value-type="float" office:value="250688296">
                <text:p>25068829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69248504">
                <text:p>269248504</text:p>
              </table:table-cell>
              <table:table-cell office:value-type="float" office:value="382761664">
                <text:p>382761664</text:p>
              </table:table-cell>
              <table:table-cell office:value-type="float" office:value="NaN">
                <text:p>NaN</text:p>
              </table:table-cell>
              <table:table-cell office:value-type="float" office:value="211466304">
                <text:p>211466304</text:p>
              </table:table-cell>
              <table:table-cell office:value-type="float" office:value="255847816">
                <text:p>25584781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80599448">
                <text:p>280599448</text:p>
              </table:table-cell>
              <table:table-cell office:value-type="float" office:value="382761664">
                <text:p>382761664</text:p>
              </table:table-cell>
              <table:table-cell office:value-type="float" office:value="NaN">
                <text:p>NaN</text:p>
              </table:table-cell>
              <table:table-cell office:value-type="float" office:value="220753440">
                <text:p>220753440</text:p>
              </table:table-cell>
              <table:table-cell office:value-type="float" office:value="261007336">
                <text:p>26100733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85758968">
                <text:p>285758968</text:p>
              </table:table-cell>
              <table:table-cell office:value-type="float" office:value="389984992">
                <text:p>389984992</text:p>
              </table:table-cell>
              <table:table-cell office:value-type="float" office:value="NaN">
                <text:p>NaN</text:p>
              </table:table-cell>
              <table:table-cell office:value-type="float" office:value="227976768">
                <text:p>227976768</text:p>
              </table:table-cell>
              <table:table-cell office:value-type="float" office:value="265134952">
                <text:p>26513495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85758968">
                <text:p>285758968</text:p>
              </table:table-cell>
              <table:table-cell office:value-type="float" office:value="396176416">
                <text:p>396176416</text:p>
              </table:table-cell>
              <table:table-cell office:value-type="float" office:value="NaN">
                <text:p>NaN</text:p>
              </table:table-cell>
              <table:table-cell office:value-type="float" office:value="233136288">
                <text:p>233136288</text:p>
              </table:table-cell>
              <table:table-cell office:value-type="float" office:value="267198760">
                <text:p>26719876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87887848">
                <text:p>287887848</text:p>
              </table:table-cell>
              <table:table-cell office:value-type="float" office:value="403399744">
                <text:p>403399744</text:p>
              </table:table-cell>
              <table:table-cell office:value-type="float" office:value="NaN">
                <text:p>NaN</text:p>
              </table:table-cell>
              <table:table-cell office:value-type="float" office:value="244487232">
                <text:p>244487232</text:p>
              </table:table-cell>
              <table:table-cell office:value-type="float" office:value="273390184">
                <text:p>27339018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95371768">
                <text:p>295371768</text:p>
              </table:table-cell>
              <table:table-cell office:value-type="float" office:value="411654976">
                <text:p>411654976</text:p>
              </table:table-cell>
              <table:table-cell office:value-type="float" office:value="NaN">
                <text:p>NaN</text:p>
              </table:table-cell>
              <table:table-cell office:value-type="float" office:value="246551040">
                <text:p>246551040</text:p>
              </table:table-cell>
              <table:table-cell office:value-type="float" office:value="277517800">
                <text:p>2775178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01627320">
                <text:p>301627320</text:p>
              </table:table-cell>
              <table:table-cell office:value-type="float" office:value="415782592">
                <text:p>415782592</text:p>
              </table:table-cell>
              <table:table-cell office:value-type="float" office:value="NaN">
                <text:p>NaN</text:p>
              </table:table-cell>
              <table:table-cell office:value-type="float" office:value="259965792">
                <text:p>259965792</text:p>
              </table:table-cell>
              <table:table-cell office:value-type="float" office:value="285773032">
                <text:p>28577303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01627320">
                <text:p>301627320</text:p>
              </table:table-cell>
              <table:table-cell office:value-type="float" office:value="426101632">
                <text:p>426101632</text:p>
              </table:table-cell>
              <table:table-cell office:value-type="float" office:value="NaN">
                <text:p>NaN</text:p>
              </table:table-cell>
              <table:table-cell office:value-type="float" office:value="263061504">
                <text:p>263061504</text:p>
              </table:table-cell>
              <table:table-cell office:value-type="float" office:value="294028264">
                <text:p>29402826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01627320">
                <text:p>301627320</text:p>
              </table:table-cell>
              <table:table-cell office:value-type="float" office:value="433324960">
                <text:p>433324960</text:p>
              </table:table-cell>
              <table:table-cell office:value-type="float" office:value="NaN">
                <text:p>NaN</text:p>
              </table:table-cell>
              <table:table-cell office:value-type="float" office:value="263061504">
                <text:p>263061504</text:p>
              </table:table-cell>
              <table:table-cell office:value-type="float" office:value="297123976">
                <text:p>29712397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01627320">
                <text:p>301627320</text:p>
              </table:table-cell>
              <table:table-cell office:value-type="float" office:value="439516384">
                <text:p>439516384</text:p>
              </table:table-cell>
              <table:table-cell office:value-type="float" office:value="NaN">
                <text:p>NaN</text:p>
              </table:table-cell>
              <table:table-cell office:value-type="float" office:value="266157216">
                <text:p>266157216</text:p>
              </table:table-cell>
              <table:table-cell office:value-type="float" office:value="305379208">
                <text:p>30537920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03559512">
                <text:p>303559512</text:p>
              </table:table-cell>
              <table:table-cell office:value-type="float" office:value="448803520">
                <text:p>448803520</text:p>
              </table:table-cell>
              <table:table-cell office:value-type="float" office:value="NaN">
                <text:p>NaN</text:p>
              </table:table-cell>
              <table:table-cell office:value-type="float" office:value="279571968">
                <text:p>279571968</text:p>
              </table:table-cell>
              <table:table-cell office:value-type="float" office:value="310538728">
                <text:p>31053872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10518904">
                <text:p>310518904</text:p>
              </table:table-cell>
              <table:table-cell office:value-type="float" office:value="448803520">
                <text:p>448803520</text:p>
              </table:table-cell>
              <table:table-cell office:value-type="float" office:value="NaN">
                <text:p>NaN</text:p>
              </table:table-cell>
              <table:table-cell office:value-type="float" office:value="279571968">
                <text:p>279571968</text:p>
              </table:table-cell>
              <table:table-cell office:value-type="float" office:value="311570632">
                <text:p>31157063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17626824">
                <text:p>317626824</text:p>
              </table:table-cell>
              <table:table-cell office:value-type="float" office:value="452931136">
                <text:p>452931136</text:p>
              </table:table-cell>
              <table:table-cell office:value-type="float" office:value="NaN">
                <text:p>NaN</text:p>
              </table:table-cell>
              <table:table-cell office:value-type="float" office:value="287827200">
                <text:p>287827200</text:p>
              </table:table-cell>
              <table:table-cell office:value-type="float" office:value="318793960">
                <text:p>31879396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18133944">
                <text:p>318133944</text:p>
              </table:table-cell>
              <table:table-cell office:value-type="float" office:value="456026848">
                <text:p>456026848</text:p>
              </table:table-cell>
              <table:table-cell office:value-type="float" office:value="NaN">
                <text:p>NaN</text:p>
              </table:table-cell>
              <table:table-cell office:value-type="float" office:value="291954816">
                <text:p>291954816</text:p>
              </table:table-cell>
              <table:table-cell office:value-type="float" office:value="326017288">
                <text:p>32601728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18133944">
                <text:p>318133944</text:p>
              </table:table-cell>
              <table:table-cell office:value-type="float" office:value="465313984">
                <text:p>465313984</text:p>
              </table:table-cell>
              <table:table-cell office:value-type="float" office:value="NaN">
                <text:p>NaN</text:p>
              </table:table-cell>
              <table:table-cell office:value-type="float" office:value="296082432">
                <text:p>296082432</text:p>
              </table:table-cell>
              <table:table-cell office:value-type="float" office:value="329113000">
                <text:p>3291130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18133944">
                <text:p>318133944</text:p>
              </table:table-cell>
              <table:table-cell office:value-type="float" office:value="465313984">
                <text:p>465313984</text:p>
              </table:table-cell>
              <table:table-cell office:value-type="float" office:value="NaN">
                <text:p>NaN</text:p>
              </table:table-cell>
              <table:table-cell office:value-type="float" office:value="296082432">
                <text:p>296082432</text:p>
              </table:table-cell>
              <table:table-cell office:value-type="float" office:value="337368232">
                <text:p>33736823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22964424">
                <text:p>322964424</text:p>
              </table:table-cell>
              <table:table-cell office:value-type="float" office:value="465313984">
                <text:p>465313984</text:p>
              </table:table-cell>
              <table:table-cell office:value-type="float" office:value="NaN">
                <text:p>NaN</text:p>
              </table:table-cell>
              <table:table-cell office:value-type="float" office:value="298146240">
                <text:p>298146240</text:p>
              </table:table-cell>
              <table:table-cell office:value-type="float" office:value="343559656">
                <text:p>34355965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32314968">
                <text:p>332314968</text:p>
              </table:table-cell>
              <table:table-cell office:value-type="float" office:value="471505408">
                <text:p>471505408</text:p>
              </table:table-cell>
              <table:table-cell office:value-type="float" office:value="NaN">
                <text:p>NaN</text:p>
              </table:table-cell>
              <table:table-cell office:value-type="float" office:value="309497184">
                <text:p>309497184</text:p>
              </table:table-cell>
              <table:table-cell office:value-type="float" office:value="343559656">
                <text:p>34355965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34640568">
                <text:p>334640568</text:p>
              </table:table-cell>
              <table:table-cell office:value-type="float" office:value="477696832">
                <text:p>477696832</text:p>
              </table:table-cell>
              <table:table-cell office:value-type="float" office:value="NaN">
                <text:p>NaN</text:p>
              </table:table-cell>
              <table:table-cell office:value-type="float" office:value="312592896">
                <text:p>312592896</text:p>
              </table:table-cell>
              <table:table-cell office:value-type="float" office:value="343559656">
                <text:p>34355965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34640568">
                <text:p>334640568</text:p>
              </table:table-cell>
              <table:table-cell office:value-type="float" office:value="481824448">
                <text:p>481824448</text:p>
              </table:table-cell>
              <table:table-cell office:value-type="float" office:value="NaN">
                <text:p>NaN</text:p>
              </table:table-cell>
              <table:table-cell office:value-type="float" office:value="320848128">
                <text:p>320848128</text:p>
              </table:table-cell>
              <table:table-cell office:value-type="float" office:value="343559656">
                <text:p>34355965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34640568">
                <text:p>334640568</text:p>
              </table:table-cell>
              <table:table-cell office:value-type="float" office:value="483118368">
                <text:p>483118368</text:p>
              </table:table-cell>
              <table:table-cell office:value-type="float" office:value="NaN">
                <text:p>NaN</text:p>
              </table:table-cell>
              <table:table-cell office:value-type="float" office:value="329103360">
                <text:p>329103360</text:p>
              </table:table-cell>
              <table:table-cell office:value-type="float" office:value="352846792">
                <text:p>35284679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39095064">
                <text:p>339095064</text:p>
              </table:table-cell>
              <table:table-cell office:value-type="float" office:value="488801232">
                <text:p>488801232</text:p>
              </table:table-cell>
              <table:table-cell office:value-type="float" office:value="NaN">
                <text:p>NaN</text:p>
              </table:table-cell>
              <table:table-cell office:value-type="float" office:value="330135264">
                <text:p>330135264</text:p>
              </table:table-cell>
              <table:table-cell office:value-type="float" office:value="355942504">
                <text:p>35594250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49280568">
                <text:p>349280568</text:p>
              </table:table-cell>
              <table:table-cell office:value-type="float" office:value="488801232">
                <text:p>488801232</text:p>
              </table:table-cell>
              <table:table-cell office:value-type="float" office:value="NaN">
                <text:p>NaN</text:p>
              </table:table-cell>
              <table:table-cell office:value-type="float" office:value="340454304">
                <text:p>340454304</text:p>
              </table:table-cell>
              <table:table-cell office:value-type="float" office:value="362133928">
                <text:p>36213392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51120104">
                <text:p>351120104</text:p>
              </table:table-cell>
              <table:table-cell office:value-type="float" office:value="492796752">
                <text:p>492796752</text:p>
              </table:table-cell>
              <table:table-cell office:value-type="float" office:value="NaN">
                <text:p>NaN</text:p>
              </table:table-cell>
              <table:table-cell office:value-type="float" office:value="345613824">
                <text:p>345613824</text:p>
              </table:table-cell>
              <table:table-cell office:value-type="float" office:value="369357256">
                <text:p>36935725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4083752">
                <text:p>184083752</text:p>
              </table:table-cell>
              <table:table-cell office:value-type="float" office:value="497955072">
                <text:p>497955072</text:p>
              </table:table-cell>
              <table:table-cell office:value-type="float" office:value="NaN">
                <text:p>NaN</text:p>
              </table:table-cell>
              <table:table-cell office:value-type="float" office:value="346645728">
                <text:p>346645728</text:p>
              </table:table-cell>
              <table:table-cell office:value-type="float" office:value="370389160">
                <text:p>37038916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4646904">
                <text:p>184646904</text:p>
              </table:table-cell>
              <table:table-cell office:value-type="float" office:value="497955072">
                <text:p>497955072</text:p>
              </table:table-cell>
              <table:table-cell office:value-type="float" office:value="NaN">
                <text:p>NaN</text:p>
              </table:table-cell>
              <table:table-cell office:value-type="float" office:value="362124288">
                <text:p>362124288</text:p>
              </table:table-cell>
              <table:table-cell office:value-type="float" office:value="376580584">
                <text:p>3765805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9791272">
                <text:p>189791272</text:p>
              </table:table-cell>
              <table:table-cell office:value-type="float" office:value="497955072">
                <text:p>497955072</text:p>
              </table:table-cell>
              <table:table-cell office:value-type="float" office:value="NaN">
                <text:p>NaN</text:p>
              </table:table-cell>
              <table:table-cell office:value-type="float" office:value="362124288">
                <text:p>36212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99078408">
                <text:p>199078408</text:p>
              </table:table-cell>
              <table:table-cell office:value-type="float" office:value="502081728">
                <text:p>502081728</text:p>
              </table:table-cell>
              <table:table-cell office:value-type="float" office:value="NaN">
                <text:p>NaN</text:p>
              </table:table-cell>
              <table:table-cell office:value-type="float" office:value="362124288">
                <text:p>36212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01142216">
                <text:p>201142216</text:p>
              </table:table-cell>
              <table:table-cell office:value-type="float" office:value="504079488">
                <text:p>504079488</text:p>
              </table:table-cell>
              <table:table-cell office:value-type="float" office:value="NaN">
                <text:p>NaN</text:p>
              </table:table-cell>
              <table:table-cell office:value-type="float" office:value="371411424">
                <text:p>37141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01142216">
                <text:p>201142216</text:p>
              </table:table-cell>
              <table:table-cell office:value-type="float" office:value="505373424">
                <text:p>505373424</text:p>
              </table:table-cell>
              <table:table-cell office:value-type="float" office:value="NaN">
                <text:p>NaN</text:p>
              </table:table-cell>
              <table:table-cell office:value-type="float" office:value="376570944">
                <text:p>37657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03206024">
                <text:p>203206024</text:p>
              </table:table-cell>
              <table:table-cell office:value-type="float" office:value="505373424">
                <text:p>505373424</text:p>
              </table:table-cell>
              <table:table-cell office:value-type="float" office:value="NaN">
                <text:p>NaN</text:p>
              </table:table-cell>
              <table:table-cell office:value-type="float" office:value="385858080">
                <text:p>385858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09397448">
                <text:p>209397448</text:p>
              </table:table-cell>
              <table:table-cell office:value-type="float" office:value="514133856">
                <text:p>514133856</text:p>
              </table:table-cell>
              <table:table-cell office:value-type="float" office:value="NaN">
                <text:p>NaN</text:p>
              </table:table-cell>
              <table:table-cell office:value-type="float" office:value="393081408">
                <text:p>39308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16620776">
                <text:p>216620776</text:p>
              </table:table-cell>
              <table:table-cell office:value-type="float" office:value="514461696">
                <text:p>514461696</text:p>
              </table:table-cell>
              <table:table-cell office:value-type="float" office:value="NaN">
                <text:p>NaN</text:p>
              </table:table-cell>
              <table:table-cell office:value-type="float" office:value="401336640">
                <text:p>401336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17652680">
                <text:p>217652680</text:p>
              </table:table-cell>
              <table:table-cell office:value-type="float" office:value="514461696">
                <text:p>514461696</text:p>
              </table:table-cell>
              <table:table-cell office:value-type="float" office:value="NaN">
                <text:p>NaN</text:p>
              </table:table-cell>
              <table:table-cell office:value-type="float" office:value="409591872">
                <text:p>40959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27971720">
                <text:p>227971720</text:p>
              </table:table-cell>
              <table:table-cell office:value-type="float" office:value="514461696">
                <text:p>51446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33131240">
                <text:p>233131240</text:p>
              </table:table-cell>
              <table:table-cell office:value-type="float" office:value="521880048">
                <text:p>52188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44482184">
                <text:p>244482184</text:p>
              </table:table-cell>
              <table:table-cell office:value-type="float" office:value="530968320">
                <text:p>530968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50673608">
                <text:p>250673608</text:p>
              </table:table-cell>
              <table:table-cell office:value-type="float" office:value="530968320">
                <text:p>530968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63056456">
                <text:p>263056456</text:p>
              </table:table-cell>
              <table:table-cell office:value-type="float" office:value="535470976">
                <text:p>53547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66152168">
                <text:p>266152168</text:p>
              </table:table-cell>
              <table:table-cell office:value-type="float" office:value="538386672">
                <text:p>53838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72343592">
                <text:p>272343592</text:p>
              </table:table-cell>
              <table:table-cell office:value-type="float" office:value="538386672">
                <text:p>53838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77503112">
                <text:p>277503112</text:p>
              </table:table-cell>
              <table:table-cell office:value-type="float" office:value="174944576">
                <text:p>17494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80598824">
                <text:p>280598824</text:p>
              </table:table-cell>
              <table:table-cell office:value-type="float" office:value="176145104">
                <text:p>17614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82662632">
                <text:p>282662632</text:p>
              </table:table-cell>
              <table:table-cell office:value-type="float" office:value="177177008">
                <text:p>17717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82662632">
                <text:p>282662632</text:p>
              </table:table-cell>
              <table:table-cell office:value-type="float" office:value="179474944">
                <text:p>17947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86790248">
                <text:p>286790248</text:p>
              </table:table-cell>
              <table:table-cell office:value-type="float" office:value="184634464">
                <text:p>18463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99173096">
                <text:p>299173096</text:p>
              </table:table-cell>
              <table:table-cell office:value-type="float" office:value="185666368">
                <text:p>18566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99173096">
                <text:p>299173096</text:p>
              </table:table-cell>
              <table:table-cell office:value-type="float" office:value="189793984">
                <text:p>18979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03300712">
                <text:p>303300712</text:p>
              </table:table-cell>
              <table:table-cell office:value-type="float" office:value="189793984">
                <text:p>18979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12587848">
                <text:p>312587848</text:p>
              </table:table-cell>
              <table:table-cell office:value-type="float" office:value="195985408">
                <text:p>19598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12587848">
                <text:p>312587848</text:p>
              </table:table-cell>
              <table:table-cell office:value-type="float" office:value="206304448">
                <text:p>20630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15110136">
                <text:p>315110136</text:p>
              </table:table-cell>
              <table:table-cell office:value-type="float" office:value="210432064">
                <text:p>21043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18908952">
                <text:p>318908952</text:p>
              </table:table-cell>
              <table:table-cell office:value-type="float" office:value="219719200">
                <text:p>21971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28521768">
                <text:p>328521768</text:p>
              </table:table-cell>
              <table:table-cell office:value-type="float" office:value="222814912">
                <text:p>22281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28718472">
                <text:p>328718472</text:p>
              </table:table-cell>
              <table:table-cell office:value-type="float" office:value="222814912">
                <text:p>22281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28718472">
                <text:p>328718472</text:p>
              </table:table-cell>
              <table:table-cell office:value-type="float" office:value="226942528">
                <text:p>22694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28718472">
                <text:p>328718472</text:p>
              </table:table-cell>
              <table:table-cell office:value-type="float" office:value="233133952">
                <text:p>233133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28718472">
                <text:p>328718472</text:p>
              </table:table-cell>
              <table:table-cell office:value-type="float" office:value="239325376">
                <text:p>23932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31616760">
                <text:p>331616760</text:p>
              </table:table-cell>
              <table:table-cell office:value-type="float" office:value="239325376">
                <text:p>23932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36447240">
                <text:p>336447240</text:p>
              </table:table-cell>
              <table:table-cell office:value-type="float" office:value="244811520">
                <text:p>24481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45225096">
                <text:p>345225096</text:p>
              </table:table-cell>
              <table:table-cell office:value-type="float" office:value="250428816">
                <text:p>25042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45225096">
                <text:p>345225096</text:p>
              </table:table-cell>
              <table:table-cell office:value-type="float" office:value="255456000">
                <text:p>2554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45225096">
                <text:p>345225096</text:p>
              </table:table-cell>
              <table:table-cell office:value-type="float" office:value="255456000">
                <text:p>2554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48123384">
                <text:p>348123384</text:p>
              </table:table-cell>
              <table:table-cell office:value-type="float" office:value="255456000">
                <text:p>2554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55279464">
                <text:p>355279464</text:p>
              </table:table-cell>
              <table:table-cell office:value-type="float" office:value="259189248">
                <text:p>2591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58833432">
                <text:p>358833432</text:p>
              </table:table-cell>
              <table:table-cell office:value-type="float" office:value="264216432">
                <text:p>264216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61731720">
                <text:p>361731720</text:p>
              </table:table-cell>
              <table:table-cell office:value-type="float" office:value="271962624">
                <text:p>27196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61731720">
                <text:p>361731720</text:p>
              </table:table-cell>
              <table:table-cell office:value-type="float" office:value="271962624">
                <text:p>27196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61731720">
                <text:p>361731720</text:p>
              </table:table-cell>
              <table:table-cell office:value-type="float" office:value="271962624">
                <text:p>27196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64618280">
                <text:p>364618280</text:p>
              </table:table-cell>
              <table:table-cell office:value-type="float" office:value="271962624">
                <text:p>27196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67575400">
                <text:p>167575400</text:p>
              </table:table-cell>
              <table:table-cell office:value-type="float" office:value="274860912">
                <text:p>27486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74315784">
                <text:p>174315784</text:p>
              </table:table-cell>
              <table:table-cell office:value-type="float" office:value="275695872">
                <text:p>27569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81539112">
                <text:p>181539112</text:p>
              </table:table-cell>
              <table:table-cell office:value-type="float" office:value="275695872">
                <text:p>27569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83602920">
                <text:p>183602920</text:p>
              </table:table-cell>
              <table:table-cell office:value-type="float" office:value="171231568">
                <text:p>17123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8049576">
                <text:p>198049576</text:p>
              </table:table-cell>
              <table:table-cell office:value-type="float" office:value="172263472">
                <text:p>17226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09400520">
                <text:p>209400520</text:p>
              </table:table-cell>
              <table:table-cell office:value-type="float" office:value="182582512">
                <text:p>18258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13528136">
                <text:p>213528136</text:p>
              </table:table-cell>
              <table:table-cell office:value-type="float" office:value="188773936">
                <text:p>1887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21783368">
                <text:p>221783368</text:p>
              </table:table-cell>
              <table:table-cell office:value-type="float" office:value="193933456">
                <text:p>19393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26942888">
                <text:p>226942888</text:p>
              </table:table-cell>
              <table:table-cell office:value-type="float" office:value="204252496">
                <text:p>20425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33134312">
                <text:p>233134312</text:p>
              </table:table-cell>
              <table:table-cell office:value-type="float" office:value="205284400">
                <text:p>20528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43453352">
                <text:p>243453352</text:p>
              </table:table-cell>
              <table:table-cell office:value-type="float" office:value="217667248">
                <text:p>21766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47580968">
                <text:p>247580968</text:p>
              </table:table-cell>
              <table:table-cell office:value-type="float" office:value="221794864">
                <text:p>221794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58931912">
                <text:p>258931912</text:p>
              </table:table-cell>
              <table:table-cell office:value-type="float" office:value="234177712">
                <text:p>23417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64091432">
                <text:p>264091432</text:p>
              </table:table-cell>
              <table:table-cell office:value-type="float" office:value="238305328">
                <text:p>23830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73378568">
                <text:p>273378568</text:p>
              </table:table-cell>
              <table:table-cell office:value-type="float" office:value="249656272">
                <text:p>2496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77506184">
                <text:p>277506184</text:p>
              </table:table-cell>
              <table:table-cell office:value-type="float" office:value="254815792">
                <text:p>25481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87825224">
                <text:p>287825224</text:p>
              </table:table-cell>
              <table:table-cell office:value-type="float" office:value="254815792">
                <text:p>25481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92984744">
                <text:p>292984744</text:p>
              </table:table-cell>
              <table:table-cell office:value-type="float" office:value="254815792">
                <text:p>25481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92984744">
                <text:p>292984744</text:p>
              </table:table-cell>
              <table:table-cell office:value-type="float" office:value="258369744">
                <text:p>25836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03303784">
                <text:p>303303784</text:p>
              </table:table-cell>
              <table:table-cell office:value-type="float" office:value="268883088">
                <text:p>26888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09495208">
                <text:p>309495208</text:p>
              </table:table-cell>
              <table:table-cell office:value-type="float" office:value="268883088">
                <text:p>26888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17750440">
                <text:p>317750440</text:p>
              </table:table-cell>
              <table:table-cell office:value-type="float" office:value="268883088">
                <text:p>26888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9814248">
                <text:p>319814248</text:p>
              </table:table-cell>
              <table:table-cell office:value-type="float" office:value="269783616">
                <text:p>269783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26005672">
                <text:p>326005672</text:p>
              </table:table-cell>
              <table:table-cell office:value-type="float" office:value="276677424">
                <text:p>27667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36324712">
                <text:p>336324712</text:p>
              </table:table-cell>
              <table:table-cell office:value-type="float" office:value="285193008">
                <text:p>28519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36324712">
                <text:p>33632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44579944">
                <text:p>34457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52835176">
                <text:p>35283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61090408">
                <text:p>36109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69345640">
                <text:p>369345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75537064">
                <text:p>37553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82760392">
                <text:p>38276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5856104">
                <text:p>38585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85856104">
                <text:p>38585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93079432">
                <text:p>39307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99270856">
                <text:p>399270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06494184">
                <text:p>40649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11653704">
                <text:p>41165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18877032">
                <text:p>41887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27132264">
                <text:p>42713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28557320">
                <text:p>428557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34616168">
                <text:p>43461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51122792">
                <text:p>45112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67629416">
                <text:p>467629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74540648">
                <text:p>47454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76407272">
                <text:p>47640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76407272">
                <text:p>47640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2844904">
                <text:p>19284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00114056">
                <text:p>20011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05273576">
                <text:p>20527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16624520">
                <text:p>21662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26943560">
                <text:p>22694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34166888">
                <text:p>23416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45517832">
                <text:p>24551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49645448">
                <text:p>24964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56868776">
                <text:p>25686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